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nnier_I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Wavenumber (cm^-1)</text:p>
          </table:table-cell>
          <table:table-cell office:value-type="string" calcext:value-type="string">
            <text:p><text:s/>Spectrum (K*cm*km*mol^-1)</text:p>
          </table:table-cell>
          <table:table-cell office:value-type="string" calcext:value-type="string">
            <text:p>Spectrum (normalised)</text:p>
          </table:table-cell>
          <table:table-cell office:value-type="string" calcext:value-type="string">
            <text:p><text:s/>Integral (K*km*mol^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277749" calcext:value-type="float">
            <text:p>47.277749</text:p>
          </table:table-cell>
          <table:table-cell table:formula="of:=[.B2]/33117.295" office:value-type="float" office:value="0.00142758486162593" calcext:value-type="float">
            <text:p>0.001427584861626</text:p>
          </table:table-cell>
          <table:table-cell office:value-type="float" office:value="48.126708744604" calcext:value-type="float">
            <text:p>48.1267087446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8.662334" calcext:value-type="float">
            <text:p>48.662334</text:p>
          </table:table-cell>
          <table:table-cell table:formula="of:=[.B3]/33117.295" office:value-type="float" office:value="0.00146939337889764" calcext:value-type="float">
            <text:p>0.001469393378898</text:p>
          </table:table-cell>
          <table:table-cell office:value-type="float" office:value="97.662864898444" calcext:value-type="float">
            <text:p>97.6628648984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52.649704" calcext:value-type="float">
            <text:p>52.649704</text:p>
          </table:table-cell>
          <table:table-cell table:formula="of:=[.B4]/33117.295" office:value-type="float" office:value="0.00158979481868915" calcext:value-type="float">
            <text:p>0.001589794818689</text:p>
          </table:table-cell>
          <table:table-cell office:value-type="float" office:value="151.25799161379" calcext:value-type="float">
            <text:p>151.2579916137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58.780957" calcext:value-type="float">
            <text:p>58.780957</text:p>
          </table:table-cell>
          <table:table-cell table:formula="of:=[.B5]/33117.295" office:value-type="float" office:value="0.00177493231255753" calcext:value-type="float">
            <text:p>0.001774932312558</text:p>
          </table:table-cell>
          <table:table-cell office:value-type="float" office:value="211.09446967642" calcext:value-type="float">
            <text:p>211.09446967642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66.412396" calcext:value-type="float">
            <text:p>66.412396</text:p>
          </table:table-cell>
          <table:table-cell table:formula="of:=[.B6]/33117.295" office:value-type="float" office:value="0.00200536897714623" calcext:value-type="float">
            <text:p>0.002005368977146</text:p>
          </table:table-cell>
          <table:table-cell office:value-type="float" office:value="278.69942305968" calcext:value-type="float">
            <text:p>278.69942305968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74.85676" calcext:value-type="float">
            <text:p>74.85676</text:p>
          </table:table-cell>
          <table:table-cell table:formula="of:=[.B7]/33117.295" office:value-type="float" office:value="0.00226035248349843" calcext:value-type="float">
            <text:p>0.002260352483498</text:p>
          </table:table-cell>
          <table:table-cell office:value-type="float" office:value="354.90037448984" calcext:value-type="float">
            <text:p>354.90037448984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83.51622" calcext:value-type="float">
            <text:p>83.51622</text:p>
          </table:table-cell>
          <table:table-cell table:formula="of:=[.B8]/33117.295" office:value-type="float" office:value="0.00252183096475724" calcext:value-type="float">
            <text:p>0.002521830964757</text:p>
          </table:table-cell>
          <table:table-cell office:value-type="float" office:value="439.91628298215" calcext:value-type="float">
            <text:p>439.91628298215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91.973072" calcext:value-type="float">
            <text:p>91.973072</text:p>
          </table:table-cell>
          <table:table-cell table:formula="of:=[.B9]/33117.295" office:value-type="float" office:value="0.00277719155504699" calcext:value-type="float">
            <text:p>0.002777191555047</text:p>
          </table:table-cell>
          <table:table-cell office:value-type="float" office:value="533.54090133004" calcext:value-type="float">
            <text:p>533.54090133004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00.02302" calcext:value-type="float">
            <text:p>100.02302</text:p>
          </table:table-cell>
          <table:table-cell table:formula="of:=[.B10]/33117.295" office:value-type="float" office:value="0.00302026539305218" calcext:value-type="float">
            <text:p>0.003020265393052</text:p>
          </table:table-cell>
          <table:table-cell office:value-type="float" office:value="635.36001680527" calcext:value-type="float">
            <text:p>635.36001680527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07.65748" calcext:value-type="float">
            <text:p>107.65748</text:p>
          </table:table-cell>
          <table:table-cell table:formula="of:=[.B11]/33117.295" office:value-type="float" office:value="0.00325079327885928" calcext:value-type="float">
            <text:p>0.003250793278859</text:p>
          </table:table-cell>
          <table:table-cell office:value-type="float" office:value="744.9506810343" calcext:value-type="float">
            <text:p>744.9506810343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15.0163" calcext:value-type="float">
            <text:p>115.0163</text:p>
          </table:table-cell>
          <table:table-cell table:formula="of:=[.B12]/33117.295" office:value-type="float" office:value="0.00347299802112461" calcext:value-type="float">
            <text:p>0.003472998021125</text:p>
          </table:table-cell>
          <table:table-cell office:value-type="float" office:value="862.03231039079" calcext:value-type="float">
            <text:p>862.0323103907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22.33525" calcext:value-type="float">
            <text:p>122.33525</text:p>
          </table:table-cell>
          <table:table-cell table:formula="of:=[.B13]/33117.295" office:value-type="float" office:value="0.00369399886071613" calcext:value-type="float">
            <text:p>0.003693998860716</text:p>
          </table:table-cell>
          <table:table-cell office:value-type="float" office:value="986.56431718854" calcext:value-type="float">
            <text:p>986.5643171885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29.90406" calcext:value-type="float">
            <text:p>129.90406</text:p>
          </table:table-cell>
          <table:table-cell table:formula="of:=[.B14]/33117.295" office:value-type="float" office:value="0.00392254439862918" calcext:value-type="float">
            <text:p>0.003922544398629</text:p>
          </table:table-cell>
          <table:table-cell office:value-type="float" office:value="1118.8010482124" calcext:value-type="float">
            <text:p>1118.8010482124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38.03692" calcext:value-type="float">
            <text:p>138.03692</text:p>
          </table:table-cell>
          <table:table-cell table:formula="of:=[.B15]/33117.295" office:value-type="float" office:value="0.00416812182275153" calcext:value-type="float">
            <text:p>0.004168121822752</text:p>
          </table:table-cell>
          <table:table-cell office:value-type="float" office:value="1259.3166734266" calcext:value-type="float">
            <text:p>1259.3166734266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47.04591" calcext:value-type="float">
            <text:p>147.04591</text:p>
          </table:table-cell>
          <table:table-cell table:formula="of:=[.B16]/33117.295" office:value-type="float" office:value="0.00444015460803788" calcext:value-type="float">
            <text:p>0.004440154608038</text:p>
          </table:table-cell>
          <table:table-cell office:value-type="float" office:value="1409.0030683996" calcext:value-type="float">
            <text:p>1409.0030683996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57.20584" calcext:value-type="float">
            <text:p>157.20584</text:p>
          </table:table-cell>
          <table:table-cell table:formula="of:=[.B17]/33117.295" office:value-type="float" office:value="0.00474694083559663" calcext:value-type="float">
            <text:p>0.004746940835597</text:p>
          </table:table-cell>
          <table:table-cell office:value-type="float" office:value="1569.0318257411" calcext:value-type="float">
            <text:p>1569.0318257411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68.70632" calcext:value-type="float">
            <text:p>168.70632</text:p>
          </table:table-cell>
          <table:table-cell table:formula="of:=[.B18]/33117.295" office:value-type="float" office:value="0.00509420591265078" calcext:value-type="float">
            <text:p>0.005094205912651</text:p>
          </table:table-cell>
          <table:table-cell office:value-type="float" office:value="1740.7675786592" calcext:value-type="float">
            <text:p>1740.7675786592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181.60077" calcext:value-type="float">
            <text:p>181.60077</text:p>
          </table:table-cell>
          <table:table-cell table:formula="of:=[.B19]/33117.295" office:value-type="float" office:value="0.00548356289364817" calcext:value-type="float">
            <text:p>0.005483562893648</text:p>
          </table:table-cell>
          <table:table-cell office:value-type="float" office:value="1925.6293265032" calcext:value-type="float">
            <text:p>1925.6293265032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195.77193" calcext:value-type="float">
            <text:p>195.77193</text:p>
          </table:table-cell>
          <table:table-cell table:formula="of:=[.B20]/33117.295" office:value-type="float" office:value="0.00591147103046913" calcext:value-type="float">
            <text:p>0.005911471030469</text:p>
          </table:table-cell>
          <table:table-cell office:value-type="float" office:value="2124.9167048769" calcext:value-type="float">
            <text:p>2124.9167048769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10.93465" calcext:value-type="float">
            <text:p>210.93465</text:p>
          </table:table-cell>
          <table:table-cell table:formula="of:=[.B21]/33117.295" office:value-type="float" office:value="0.0063693200184375" calcext:value-type="float">
            <text:p>0.006369320018438</text:p>
          </table:table-cell>
          <table:table-cell office:value-type="float" office:value="2339.6390769372" calcext:value-type="float">
            <text:p>2339.6390769372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26.68487" calcext:value-type="float">
            <text:p>226.68487</text:p>
          </table:table-cell>
          <table:table-cell table:formula="of:=[.B22]/33117.295" office:value-type="float" office:value="0.0068449089818477" calcext:value-type="float">
            <text:p>0.006844908981848</text:p>
          </table:table-cell>
          <table:table-cell office:value-type="float" office:value="2570.3944878927" calcext:value-type="float">
            <text:p>2570.3944878927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42.58428" calcext:value-type="float">
            <text:p>242.58428</text:p>
          </table:table-cell>
          <table:table-cell table:formula="of:=[.B23]/33117.295" office:value-type="float" office:value="0.00732500284217053" calcext:value-type="float">
            <text:p>0.007325002842171</text:p>
          </table:table-cell>
          <table:table-cell office:value-type="float" office:value="2817.3348220048" calcext:value-type="float">
            <text:p>2817.334822004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58.25207" calcext:value-type="float">
            <text:p>258.25207</text:p>
          </table:table-cell>
          <table:table-cell table:formula="of:=[.B24]/33117.295" office:value-type="float" office:value="0.00779810277379236" calcext:value-type="float">
            <text:p>0.007798102773792</text:p>
          </table:table-cell>
          <table:table-cell office:value-type="float" office:value="3080.2242852978" calcext:value-type="float">
            <text:p>3080.2242852978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273.42787" calcext:value-type="float">
            <text:p>273.42787</text:p>
          </table:table-cell>
          <table:table-cell table:formula="of:=[.B25]/33117.295" office:value-type="float" office:value="0.0082563467215544" calcext:value-type="float">
            <text:p>0.008256346721554</text:p>
          </table:table-cell>
          <table:table-cell office:value-type="float" office:value="3358.5620594977" calcext:value-type="float">
            <text:p>3358.5620594977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287.9803" calcext:value-type="float">
            <text:p>287.9803</text:p>
          </table:table-cell>
          <table:table-cell table:formula="of:=[.B26]/33117.295" office:value-type="float" office:value="0.00869576757401231" calcext:value-type="float">
            <text:p>0.008695767574012</text:p>
          </table:table-cell>
          <table:table-cell office:value-type="float" office:value="3651.7135761067" calcext:value-type="float">
            <text:p>3651.7135761067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301.85873" calcext:value-type="float">
            <text:p>301.85873</text:p>
          </table:table-cell>
          <table:table-cell table:formula="of:=[.B27]/33117.295" office:value-type="float" office:value="0.00911483652272929" calcext:value-type="float">
            <text:p>0.009114836522729</text:p>
          </table:table-cell>
          <table:table-cell office:value-type="float" office:value="3958.9927360083" calcext:value-type="float">
            <text:p>3958.9927360083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315.01425" calcext:value-type="float">
            <text:p>315.01425</text:p>
          </table:table-cell>
          <table:table-cell table:formula="of:=[.B28]/33117.295" office:value-type="float" office:value="0.00951207669587749" calcext:value-type="float">
            <text:p>0.009512076695877</text:p>
          </table:table-cell>
          <table:table-cell office:value-type="float" office:value="4279.6636462356" calcext:value-type="float">
            <text:p>4279.6636462356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327.33385" calcext:value-type="float">
            <text:p>327.33385</text:p>
          </table:table-cell>
          <table:table-cell table:formula="of:=[.B29]/33117.295" office:value-type="float" office:value="0.00988407567707447" calcext:value-type="float">
            <text:p>0.009884075677074</text:p>
          </table:table-cell>
          <table:table-cell office:value-type="float" office:value="4612.8753760142" calcext:value-type="float">
            <text:p>4612.875376014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38.63029" calcext:value-type="float">
            <text:p>338.63029</text:p>
          </table:table-cell>
          <table:table-cell table:formula="of:=[.B30]/33117.295" office:value-type="float" office:value="0.010225179622913" calcext:value-type="float">
            <text:p>0.010225179622913</text:p>
          </table:table-cell>
          <table:table-cell office:value-type="float" office:value="4957.5863976286" calcext:value-type="float">
            <text:p>4957.5863976286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348.70627" calcext:value-type="float">
            <text:p>348.70627</text:p>
          </table:table-cell>
          <table:table-cell table:formula="of:=[.B31]/33117.295" office:value-type="float" office:value="0.010529430921215" calcext:value-type="float">
            <text:p>0.010529430921215</text:p>
          </table:table-cell>
          <table:table-cell office:value-type="float" office:value="5312.5543315558" calcext:value-type="float">
            <text:p>5312.5543315558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357.47435" calcext:value-type="float">
            <text:p>357.47435</text:p>
          </table:table-cell>
          <table:table-cell table:formula="of:=[.B32]/33117.295" office:value-type="float" office:value="0.0107941892597206" calcext:value-type="float">
            <text:p>0.010794189259721</text:p>
          </table:table-cell>
          <table:table-cell office:value-type="float" office:value="5676.4477973636" calcext:value-type="float">
            <text:p>5676.4477973636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365.0803" calcext:value-type="float">
            <text:p>365.0803</text:p>
          </table:table-cell>
          <table:table-cell table:formula="of:=[.B33]/33117.295" office:value-type="float" office:value="0.0110238562660386" calcext:value-type="float">
            <text:p>0.011023856266039</text:p>
          </table:table-cell>
          <table:table-cell office:value-type="float" office:value="6048.0837898956" calcext:value-type="float">
            <text:p>6048.0837898956</text:p>
          </table:table-cell>
        </table:table-row>
        <table:table-row table:style-name="ro1">
          <table:table-cell office:value-type="float" office:value="32.57" calcext:value-type="float">
            <text:p>32.57</text:p>
          </table:table-cell>
          <table:table-cell office:value-type="float" office:value="371.96368" calcext:value-type="float">
            <text:p>371.96368</text:p>
          </table:table-cell>
          <table:table-cell table:formula="of:=[.B34]/33117.295" office:value-type="float" office:value="0.0112317047633268" calcext:value-type="float">
            <text:p>0.011231704763327</text:p>
          </table:table-cell>
          <table:table-cell office:value-type="float" office:value="6426.7267660006" calcext:value-type="float">
            <text:p>6426.7267660006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378.80623" calcext:value-type="float">
            <text:p>378.80623</text:p>
          </table:table-cell>
          <table:table-cell table:formula="of:=[.B35]/33117.295" office:value-type="float" office:value="0.0114383203700665" calcext:value-type="float">
            <text:p>0.011438320370067</text:p>
          </table:table-cell>
          <table:table-cell office:value-type="float" office:value="6812.3351614053" calcext:value-type="float">
            <text:p>6812.3351614053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386.36165" calcext:value-type="float">
            <text:p>386.36165</text:p>
          </table:table-cell>
          <table:table-cell table:formula="of:=[.B36]/33117.295" office:value-type="float" office:value="0.0116664615875179" calcext:value-type="float">
            <text:p>0.011666461587518</text:p>
          </table:table-cell>
          <table:table-cell office:value-type="float" office:value="7205.6346465102" calcext:value-type="float">
            <text:p>7205.6346465102</text:p>
          </table:table-cell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395.21431" calcext:value-type="float">
            <text:p>395.21431</text:p>
          </table:table-cell>
          <table:table-cell table:formula="of:=[.B37]/33117.295" office:value-type="float" office:value="0.0119337738785731" calcext:value-type="float">
            <text:p>0.011933773878573</text:p>
          </table:table-cell>
          <table:table-cell office:value-type="float" office:value="7607.9457589487" calcext:value-type="float">
            <text:p>7607.9457589487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405.55536" calcext:value-type="float">
            <text:p>405.55536</text:p>
          </table:table-cell>
          <table:table-cell table:formula="of:=[.B38]/33117.295" office:value-type="float" office:value="0.0122460291518374" calcext:value-type="float">
            <text:p>0.012246029151838</text:p>
          </table:table-cell>
          <table:table-cell office:value-type="float" office:value="8020.7836102282" calcext:value-type="float">
            <text:p>8020.7836102282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417.07253" calcext:value-type="float">
            <text:p>417.07253</text:p>
          </table:table-cell>
          <table:table-cell table:formula="of:=[.B39]/33117.295" office:value-type="float" office:value="0.0125937981951726" calcext:value-type="float">
            <text:p>0.012593798195173</text:p>
          </table:table-cell>
          <table:table-cell office:value-type="float" office:value="8445.3454494281" calcext:value-type="float">
            <text:p>8445.3454494281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429.01706" calcext:value-type="float">
            <text:p>429.01706</text:p>
          </table:table-cell>
          <table:table-cell table:formula="of:=[.B40]/33117.295" office:value-type="float" office:value="0.0129544716740905" calcext:value-type="float">
            <text:p>0.012954471674091</text:p>
          </table:table-cell>
          <table:table-cell office:value-type="float" office:value="8882.0663002916" calcext:value-type="float">
            <text:p>8882.0663002916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40.44628" calcext:value-type="float">
            <text:p>440.44628</text:p>
          </table:table-cell>
          <table:table-cell table:formula="of:=[.B41]/33117.295" office:value-type="float" office:value="0.0132995850053575" calcext:value-type="float">
            <text:p>0.013299585005358</text:p>
          </table:table-cell>
          <table:table-cell office:value-type="float" office:value="9330.421609451" calcext:value-type="float">
            <text:p>9330.421609451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450.56901" calcext:value-type="float">
            <text:p>450.56901</text:p>
          </table:table-cell>
          <table:table-cell table:formula="of:=[.B42]/33117.295" office:value-type="float" office:value="0.0136052479527691" calcext:value-type="float">
            <text:p>0.013605247952769</text:p>
          </table:table-cell>
          <table:table-cell office:value-type="float" office:value="9789.0814187424" calcext:value-type="float">
            <text:p>9789.0814187424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459.07085" calcext:value-type="float">
            <text:p>459.07085</text:p>
          </table:table-cell>
          <table:table-cell table:formula="of:=[.B43]/33117.295" office:value-type="float" office:value="0.01386196698734" calcext:value-type="float">
            <text:p>0.01386196698734</text:p>
          </table:table-cell>
          <table:table-cell office:value-type="float" office:value="10256.395737767" calcext:value-type="float">
            <text:p>10256.395737767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466.29249" calcext:value-type="float">
            <text:p>466.29249</text:p>
          </table:table-cell>
          <table:table-cell table:formula="of:=[.B44]/33117.295" office:value-type="float" office:value="0.0140800294830843" calcext:value-type="float">
            <text:p>0.014080029483084</text:p>
          </table:table-cell>
          <table:table-cell office:value-type="float" office:value="10731.061369745" calcext:value-type="float">
            <text:p>10731.061369745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473.17968" calcext:value-type="float">
            <text:p>473.17968</text:p>
          </table:table-cell>
          <table:table-cell table:formula="of:=[.B45]/33117.295" office:value-type="float" office:value="0.0142879930260005" calcext:value-type="float">
            <text:p>0.014287993026001</text:p>
          </table:table-cell>
          <table:table-cell office:value-type="float" office:value="11212.73786786" calcext:value-type="float">
            <text:p>11212.73786786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481.00542" calcext:value-type="float">
            <text:p>481.00542</text:p>
          </table:table-cell>
          <table:table-cell table:formula="of:=[.B46]/33117.295" office:value-type="float" office:value="0.0145242967458544" calcext:value-type="float">
            <text:p>0.014524296745854</text:p>
          </table:table-cell>
          <table:table-cell office:value-type="float" office:value="11702.380628493" calcext:value-type="float">
            <text:p>11702.380628493</text:p>
          </table:table-cell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490.95079" calcext:value-type="float">
            <text:p>490.95079</text:p>
          </table:table-cell>
          <table:table-cell table:formula="of:=[.B47]/33117.295" office:value-type="float" office:value="0.0148246041834033" calcext:value-type="float">
            <text:p>0.014824604183403</text:p>
          </table:table-cell>
          <table:table-cell office:value-type="float" office:value="12202.147352157" calcext:value-type="float">
            <text:p>12202.147352157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503.68863" calcext:value-type="float">
            <text:p>503.68863</text:p>
          </table:table-cell>
          <table:table-cell table:formula="of:=[.B48]/33117.295" office:value-type="float" office:value="0.0152092322153727" calcext:value-type="float">
            <text:p>0.015209232215373</text:p>
          </table:table-cell>
          <table:table-cell office:value-type="float" office:value="12714.880647029" calcext:value-type="float">
            <text:p>12714.880647029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519.11852" calcext:value-type="float">
            <text:p>519.11852</text:p>
          </table:table-cell>
          <table:table-cell table:formula="of:=[.B49]/33117.295" office:value-type="float" office:value="0.0156751485892794" calcext:value-type="float">
            <text:p>0.015675148589279</text:p>
          </table:table-cell>
          <table:table-cell office:value-type="float" office:value="13243.320894624" calcext:value-type="float">
            <text:p>13243.320894624</text:p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office:value-type="float" office:value="536.35082" calcext:value-type="float">
            <text:p>536.35082</text:p>
          </table:table-cell>
          <table:table-cell table:formula="of:=[.B50]/33117.295" office:value-type="float" office:value="0.0161954900000136" calcext:value-type="float">
            <text:p>0.016195490000014</text:p>
          </table:table-cell>
          <table:table-cell office:value-type="float" office:value="13789.302883859" calcext:value-type="float">
            <text:p>13789.302883859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553.94946" calcext:value-type="float">
            <text:p>553.94946</text:p>
          </table:table-cell>
          <table:table-cell table:formula="of:=[.B51]/33117.295" office:value-type="float" office:value="0.0167268933045407" calcext:value-type="float">
            <text:p>0.016726893304541</text:p>
          </table:table-cell>
          <table:table-cell office:value-type="float" office:value="14353.199531934" calcext:value-type="float">
            <text:p>14353.199531934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570.35136" calcext:value-type="float">
            <text:p>570.35136</text:p>
          </table:table-cell>
          <table:table-cell table:formula="of:=[.B52]/33117.295" office:value-type="float" office:value="0.0172221602036036" calcext:value-type="float">
            <text:p>0.017222160203604</text:p>
          </table:table-cell>
          <table:table-cell office:value-type="float" office:value="14933.792608276" calcext:value-type="float">
            <text:p>14933.792608276</text:p>
          </table:table-cell>
        </table:table-row>
        <table:table-row table:style-name="ro1">
          <table:table-cell office:value-type="float" office:value="51.92" calcext:value-type="float">
            <text:p>51.92</text:p>
          </table:table-cell>
          <table:table-cell office:value-type="float" office:value="584.32013" calcext:value-type="float">
            <text:p>584.32013</text:p>
          </table:table-cell>
          <table:table-cell table:formula="of:=[.B53]/33117.295" office:value-type="float" office:value="0.0176439570321187" calcext:value-type="float">
            <text:p>0.017643957032119</text:p>
          </table:table-cell>
          <table:table-cell office:value-type="float" office:value="15528.605285533" calcext:value-type="float">
            <text:p>15528.605285533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595.28372" calcext:value-type="float">
            <text:p>595.28372</text:p>
          </table:table-cell>
          <table:table-cell table:formula="of:=[.B54]/33117.295" office:value-type="float" office:value="0.0179750103382538" calcext:value-type="float">
            <text:p>0.017975010338254</text:p>
          </table:table-cell>
          <table:table-cell office:value-type="float" office:value="16134.578421052" calcext:value-type="float">
            <text:p>16134.578421052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603.45205" calcext:value-type="float">
            <text:p>603.45205</text:p>
          </table:table-cell>
          <table:table-cell table:formula="of:=[.B55]/33117.295" office:value-type="float" office:value="0.0182216588039573" calcext:value-type="float">
            <text:p>0.018221658803957</text:p>
          </table:table-cell>
          <table:table-cell office:value-type="float" office:value="16748.866564654" calcext:value-type="float">
            <text:p>16748.866564654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609.69094" calcext:value-type="float">
            <text:p>609.69094</text:p>
          </table:table-cell>
          <table:table-cell table:formula="of:=[.B56]/33117.295" office:value-type="float" office:value="0.0184100464726965" calcext:value-type="float">
            <text:p>0.018410046472697</text:p>
          </table:table-cell>
          <table:table-cell office:value-type="float" office:value="17369.505635039" calcext:value-type="float">
            <text:p>17369.505635039</text:p>
          </table:table-cell>
        </table:table-row>
        <table:table-row table:style-name="ro1">
          <table:table-cell office:value-type="float" office:value="55.99" calcext:value-type="float">
            <text:p>55.99</text:p>
          </table:table-cell>
          <table:table-cell office:value-type="float" office:value="615.21182" calcext:value-type="float">
            <text:p>615.21182</text:p>
          </table:table-cell>
          <table:table-cell table:formula="of:=[.B57]/33117.295" office:value-type="float" office:value="0.0185767533248111" calcext:value-type="float">
            <text:p>0.018576753324811</text:p>
          </table:table-cell>
          <table:table-cell office:value-type="float" office:value="17995.764722422" calcext:value-type="float">
            <text:p>17995.764722422</text:p>
          </table:table-cell>
        </table:table-row>
        <table:table-row table:style-name="ro1">
          <table:table-cell office:value-type="float" office:value="57.01" calcext:value-type="float">
            <text:p>57.01</text:p>
          </table:table-cell>
          <table:table-cell office:value-type="float" office:value="621.19195" calcext:value-type="float">
            <text:p>621.19195</text:p>
          </table:table-cell>
          <table:table-cell table:formula="of:=[.B58]/33117.295" office:value-type="float" office:value="0.0187573275534732" calcext:value-type="float">
            <text:p>0.018757327553473</text:p>
          </table:table-cell>
          <table:table-cell office:value-type="float" office:value="18628.111326691" calcext:value-type="float">
            <text:p>18628.111326691</text:p>
          </table:table-cell>
        </table:table-row>
        <table:table-row table:style-name="ro1">
          <table:table-cell office:value-type="float" office:value="58.02" calcext:value-type="float">
            <text:p>58.02</text:p>
          </table:table-cell>
          <table:table-cell office:value-type="float" office:value="628.45023" calcext:value-type="float">
            <text:p>628.45023</text:p>
          </table:table-cell>
          <table:table-cell table:formula="of:=[.B59]/33117.295" office:value-type="float" office:value="0.018976496419771" calcext:value-type="float">
            <text:p>0.018976496419771</text:p>
          </table:table-cell>
          <table:table-cell office:value-type="float" office:value="19267.84654324" calcext:value-type="float">
            <text:p>19267.84654324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637.26964" calcext:value-type="float">
            <text:p>637.26964</text:p>
          </table:table-cell>
          <table:table-cell table:formula="of:=[.B60]/33117.295" office:value-type="float" office:value="0.0192428047037054" calcext:value-type="float">
            <text:p>0.019242804703706</text:p>
          </table:table-cell>
          <table:table-cell office:value-type="float" office:value="19916.559533235" calcext:value-type="float">
            <text:p>19916.559533235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647.39748" calcext:value-type="float">
            <text:p>647.39748</text:p>
          </table:table-cell>
          <table:table-cell table:formula="of:=[.B61]/33117.295" office:value-type="float" office:value="0.0195486219511588" calcext:value-type="float">
            <text:p>0.019548621951159</text:p>
          </table:table-cell>
          <table:table-cell office:value-type="float" office:value="20575.582235852" calcext:value-type="float">
            <text:p>20575.582235852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658.19324" calcext:value-type="float">
            <text:p>658.19324</text:p>
          </table:table-cell>
          <table:table-cell table:formula="of:=[.B62]/33117.295" office:value-type="float" office:value="0.0198746075124795" calcext:value-type="float">
            <text:p>0.01987460751248</text:p>
          </table:table-cell>
          <table:table-cell office:value-type="float" office:value="21245.594547338" calcext:value-type="float">
            <text:p>21245.594547338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668.8533" calcext:value-type="float">
            <text:p>668.8533</text:p>
          </table:table-cell>
          <table:table-cell table:formula="of:=[.B63]/33117.295" office:value-type="float" office:value="0.0201964955169195" calcext:value-type="float">
            <text:p>0.02019649551692</text:p>
          </table:table-cell>
          <table:table-cell office:value-type="float" office:value="21926.458342696" calcext:value-type="float">
            <text:p>21926.458342696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678.63328" calcext:value-type="float">
            <text:p>678.63328</text:p>
          </table:table-cell>
          <table:table-cell table:formula="of:=[.B64]/33117.295" office:value-type="float" office:value="0.0204918088871691" calcext:value-type="float">
            <text:p>0.020491808887169</text:p>
          </table:table-cell>
          <table:table-cell office:value-type="float" office:value="22617.277737521" calcext:value-type="float">
            <text:p>22617.277737521</text:p>
          </table:table-cell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687.00736" calcext:value-type="float">
            <text:p>687.00736</text:p>
          </table:table-cell>
          <table:table-cell table:formula="of:=[.B65]/33117.295" office:value-type="float" office:value="0.0207446701187401" calcext:value-type="float">
            <text:p>0.02074467011874</text:p>
          </table:table-cell>
          <table:table-cell office:value-type="float" office:value="23316.621584697" calcext:value-type="float">
            <text:p>23316.621584697</text:p>
          </table:table-cell>
        </table:table-row>
        <table:table-row table:style-name="ro1">
          <table:table-cell office:value-type="float" office:value="65.15" calcext:value-type="float">
            <text:p>65.15</text:p>
          </table:table-cell>
          <table:table-cell office:value-type="float" office:value="693.73864" calcext:value-type="float">
            <text:p>693.73864</text:p>
          </table:table-cell>
          <table:table-cell table:formula="of:=[.B66]/33117.295" office:value-type="float" office:value="0.0209479258496203" calcext:value-type="float">
            <text:p>0.02094792584962</text:p>
          </table:table-cell>
          <table:table-cell office:value-type="float" office:value="24022.817583688" calcext:value-type="float">
            <text:p>24022.817583688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698.86751" calcext:value-type="float">
            <text:p>698.86751</text:p>
          </table:table-cell>
          <table:table-cell table:formula="of:=[.B67]/33117.295" office:value-type="float" office:value="0.021102795684249" calcext:value-type="float">
            <text:p>0.021102795684249</text:p>
          </table:table-cell>
          <table:table-cell office:value-type="float" office:value="24734.234546948" calcext:value-type="float">
            <text:p>24734.234546948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702.64581" calcext:value-type="float">
            <text:p>702.64581</text:p>
          </table:table-cell>
          <table:table-cell table:formula="of:=[.B68]/33117.295" office:value-type="float" office:value="0.0212168841084394" calcext:value-type="float">
            <text:p>0.02121688410844</text:p>
          </table:table-cell>
          <table:table-cell office:value-type="float" office:value="25449.497658254" calcext:value-type="float">
            <text:p>25449.497658254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705.44968" calcext:value-type="float">
            <text:p>705.44968</text:p>
          </table:table-cell>
          <table:table-cell table:formula="of:=[.B69]/33117.295" office:value-type="float" office:value="0.0213015489338728" calcext:value-type="float">
            <text:p>0.021301548933873</text:p>
          </table:table-cell>
          <table:table-cell office:value-type="float" office:value="26167.614988486" calcext:value-type="float">
            <text:p>26167.614988486</text:p>
          </table:table-cell>
        </table:table-row>
        <table:table-row table:style-name="ro1">
          <table:table-cell office:value-type="float" office:value="69.22" calcext:value-type="float">
            <text:p>69.22</text:p>
          </table:table-cell>
          <table:table-cell office:value-type="float" office:value="707.69728" calcext:value-type="float">
            <text:p>707.69728</text:p>
          </table:table-cell>
          <table:table-cell table:formula="of:=[.B70]/33117.295" office:value-type="float" office:value="0.0213694167956652" calcext:value-type="float">
            <text:p>0.021369416795665</text:p>
          </table:table-cell>
          <table:table-cell office:value-type="float" office:value="26888.020280579" calcext:value-type="float">
            <text:p>26888.020280579</text:p>
          </table:table-cell>
        </table:table-row>
        <table:table-row table:style-name="ro1">
          <table:table-cell office:value-type="float" office:value="70.24" calcext:value-type="float">
            <text:p>70.24</text:p>
          </table:table-cell>
          <table:table-cell office:value-type="float" office:value="709.78687" calcext:value-type="float">
            <text:p>709.78687</text:p>
          </table:table-cell>
          <table:table-cell table:formula="of:=[.B71]/33117.295" office:value-type="float" office:value="0.0214325134344457" calcext:value-type="float">
            <text:p>0.021432513434446</text:p>
          </table:table-cell>
          <table:table-cell office:value-type="float" office:value="27610.552687709" calcext:value-type="float">
            <text:p>27610.552687709</text:p>
          </table:table-cell>
        </table:table-row>
        <table:table-row table:style-name="ro1">
          <table:table-cell office:value-type="float" office:value="71.26" calcext:value-type="float">
            <text:p>71.26</text:p>
          </table:table-cell>
          <table:table-cell office:value-type="float" office:value="712.06125" calcext:value-type="float">
            <text:p>712.06125</text:p>
          </table:table-cell>
          <table:table-cell table:formula="of:=[.B72]/33117.295" office:value-type="float" office:value="0.0215011899371612" calcext:value-type="float">
            <text:p>0.021501189937161</text:p>
          </table:table-cell>
          <table:table-cell office:value-type="float" office:value="28335.400312059" calcext:value-type="float">
            <text:p>28335.400312059</text:p>
          </table:table-cell>
        </table:table-row>
        <table:table-row table:style-name="ro1">
          <table:table-cell office:value-type="float" office:value="72.27" calcext:value-type="float">
            <text:p>72.27</text:p>
          </table:table-cell>
          <table:table-cell office:value-type="float" office:value="714.79859" calcext:value-type="float">
            <text:p>714.79859</text:p>
          </table:table-cell>
          <table:table-cell table:formula="of:=[.B73]/33117.295" office:value-type="float" office:value="0.021583845842482" calcext:value-type="float">
            <text:p>0.021583845842482</text:p>
          </table:table-cell>
          <table:table-cell office:value-type="float" office:value="29063.0344326" calcext:value-type="float">
            <text:p>29063.0344326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718.22539" calcext:value-type="float">
            <text:p>718.22539</text:p>
          </table:table-cell>
          <table:table-cell table:formula="of:=[.B74]/33117.295" office:value-type="float" office:value="0.0216873204771102" calcext:value-type="float">
            <text:p>0.02168732047711</text:p>
          </table:table-cell>
          <table:table-cell office:value-type="float" office:value="29794.156890856" calcext:value-type="float">
            <text:p>29794.156890856</text:p>
          </table:table-cell>
        </table:table-row>
        <table:table-row table:style-name="ro1">
          <table:table-cell office:value-type="float" office:value="74.31" calcext:value-type="float">
            <text:p>74.31</text:p>
          </table:table-cell>
          <table:table-cell office:value-type="float" office:value="722.54206" calcext:value-type="float">
            <text:p>722.54206</text:p>
          </table:table-cell>
          <table:table-cell table:formula="of:=[.B75]/33117.295" office:value-type="float" office:value="0.02181766536186" calcext:value-type="float">
            <text:p>0.02181766536186</text:p>
          </table:table-cell>
          <table:table-cell office:value-type="float" office:value="30529.67352766" calcext:value-type="float">
            <text:p>30529.67352766</text:p>
          </table:table-cell>
        </table:table-row>
        <table:table-row table:style-name="ro1">
          <table:table-cell office:value-type="float" office:value="75.33" calcext:value-type="float">
            <text:p>75.33</text:p>
          </table:table-cell>
          <table:table-cell office:value-type="float" office:value="727.94601" calcext:value-type="float">
            <text:p>727.94601</text:p>
          </table:table-cell>
          <table:table-cell table:formula="of:=[.B76]/33117.295" office:value-type="float" office:value="0.0219808414304369" calcext:value-type="float">
            <text:p>0.021980841430437</text:p>
          </table:table-cell>
          <table:table-cell office:value-type="float" office:value="31270.691151272" calcext:value-type="float">
            <text:p>31270.691151272</text:p>
          </table:table-cell>
        </table:table-row>
        <table:table-row table:style-name="ro1">
          <table:table-cell office:value-type="float" office:value="76.35" calcext:value-type="float">
            <text:p>76.35</text:p>
          </table:table-cell>
          <table:table-cell office:value-type="float" office:value="734.63403" calcext:value-type="float">
            <text:p>734.63403</text:p>
          </table:table-cell>
          <table:table-cell table:formula="of:=[.B77]/33117.295" office:value-type="float" office:value="0.0221827908952105" calcext:value-type="float">
            <text:p>0.022182790895211</text:p>
          </table:table-cell>
          <table:table-cell office:value-type="float" office:value="32018.51688867" calcext:value-type="float">
            <text:p>32018.51688867</text:p>
          </table:table-cell>
        </table:table-row>
        <table:table-row table:style-name="ro1">
          <table:table-cell office:value-type="float" office:value="77.36" calcext:value-type="float">
            <text:p>77.36</text:p>
          </table:table-cell>
          <table:table-cell office:value-type="float" office:value="742.7695" calcext:value-type="float">
            <text:p>742.7695</text:p>
          </table:table-cell>
          <table:table-cell table:formula="of:=[.B78]/33117.295" office:value-type="float" office:value="0.0224284471301174" calcext:value-type="float">
            <text:p>0.022428447130117</text:p>
          </table:table-cell>
          <table:table-cell office:value-type="float" office:value="32774.624183236" calcext:value-type="float">
            <text:p>32774.624183236</text:p>
          </table:table-cell>
        </table:table-row>
        <table:table-row table:style-name="ro1">
          <table:table-cell office:value-type="float" office:value="78.38" calcext:value-type="float">
            <text:p>78.38</text:p>
          </table:table-cell>
          <table:table-cell office:value-type="float" office:value="752.41353" calcext:value-type="float">
            <text:p>752.41353</text:p>
          </table:table-cell>
          <table:table-cell table:formula="of:=[.B79]/33117.295" office:value-type="float" office:value="0.0227196553945605" calcext:value-type="float">
            <text:p>0.022719655394561</text:p>
          </table:table-cell>
          <table:table-cell office:value-type="float" office:value="33540.548690525" calcext:value-type="float">
            <text:p>33540.548690525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763.43869" calcext:value-type="float">
            <text:p>763.43869</text:p>
          </table:table-cell>
          <table:table-cell table:formula="of:=[.B80]/33117.295" office:value-type="float" office:value="0.0230525678501218" calcext:value-type="float">
            <text:p>0.023052567850122</text:p>
          </table:table-cell>
          <table:table-cell office:value-type="float" office:value="34317.696337816" calcext:value-type="float">
            <text:p>34317.696337816</text:p>
          </table:table-cell>
        </table:table-row>
        <table:table-row table:style-name="ro1">
          <table:table-cell office:value-type="float" office:value="80.42" calcext:value-type="float">
            <text:p>80.42</text:p>
          </table:table-cell>
          <table:table-cell office:value-type="float" office:value="775.46157" calcext:value-type="float">
            <text:p>775.46157</text:p>
          </table:table-cell>
          <table:table-cell table:formula="of:=[.B81]/33117.295" office:value-type="float" office:value="0.0234156071623603" calcext:value-type="float">
            <text:p>0.02341560716236</text:p>
          </table:table-cell>
          <table:table-cell office:value-type="float" office:value="35107.082754148" calcext:value-type="float">
            <text:p>35107.082754148</text:p>
          </table:table-cell>
        </table:table-row>
        <table:table-row table:style-name="ro1">
          <table:table-cell office:value-type="float" office:value="81.44" calcext:value-type="float">
            <text:p>81.44</text:p>
          </table:table-cell>
          <table:table-cell office:value-type="float" office:value="787.83577" calcext:value-type="float">
            <text:p>787.83577</text:p>
          </table:table-cell>
          <table:table-cell table:formula="of:=[.B82]/33117.295" office:value-type="float" office:value="0.0237892548289346" calcext:value-type="float">
            <text:p>0.023789254828935</text:p>
          </table:table-cell>
          <table:table-cell office:value-type="float" office:value="35909.065569879" calcext:value-type="float">
            <text:p>35909.065569879</text:p>
          </table:table-cell>
        </table:table-row>
        <table:table-row table:style-name="ro1">
          <table:table-cell office:value-type="float" office:value="82.45" calcext:value-type="float">
            <text:p>82.45</text:p>
          </table:table-cell>
          <table:table-cell office:value-type="float" office:value="799.73316" calcext:value-type="float">
            <text:p>799.73316</text:p>
          </table:table-cell>
          <table:table-cell table:formula="of:=[.B83]/33117.295" office:value-type="float" office:value="0.0241485048824187" calcext:value-type="float">
            <text:p>0.024148504882419</text:p>
          </table:table-cell>
          <table:table-cell office:value-type="float" office:value="36723.159416336" calcext:value-type="float">
            <text:p>36723.159416336</text:p>
          </table:table-cell>
        </table:table-row>
        <table:table-row table:style-name="ro1">
          <table:table-cell office:value-type="float" office:value="83.47" calcext:value-type="float">
            <text:p>83.47</text:p>
          </table:table-cell>
          <table:table-cell office:value-type="float" office:value="810.31029" calcext:value-type="float">
            <text:p>810.31029</text:p>
          </table:table-cell>
          <table:table-cell table:formula="of:=[.B84]/33117.295" office:value-type="float" office:value="0.0244678887572188" calcext:value-type="float">
            <text:p>0.024467888757219</text:p>
          </table:table-cell>
          <table:table-cell office:value-type="float" office:value="37548.020320232" calcext:value-type="float">
            <text:p>37548.020320232</text:p>
          </table:table-cell>
        </table:table-row>
        <table:table-row table:style-name="ro1">
          <table:table-cell office:value-type="float" office:value="84.49" calcext:value-type="float">
            <text:p>84.49</text:p>
          </table:table-cell>
          <table:table-cell office:value-type="float" office:value="818.91985" calcext:value-type="float">
            <text:p>818.91985</text:p>
          </table:table-cell>
          <table:table-cell table:formula="of:=[.B85]/33117.295" office:value-type="float" office:value="0.024727860472904" calcext:value-type="float">
            <text:p>0.024727860472904</text:p>
          </table:table-cell>
          <table:table-cell office:value-type="float" office:value="38381.645392147" calcext:value-type="float">
            <text:p>38381.645392147</text:p>
          </table:table-cell>
        </table:table-row>
        <table:table-row table:style-name="ro1">
          <table:table-cell office:value-type="float" office:value="85.51" calcext:value-type="float">
            <text:p>85.51</text:p>
          </table:table-cell>
          <table:table-cell office:value-type="float" office:value="825.30062" calcext:value-type="float">
            <text:p>825.30062</text:p>
          </table:table-cell>
          <table:table-cell table:formula="of:=[.B86]/33117.295" office:value-type="float" office:value="0.0249205323079678" calcext:value-type="float">
            <text:p>0.024920532307968</text:p>
          </table:table-cell>
          <table:table-cell office:value-type="float" office:value="39221.765805899" calcext:value-type="float">
            <text:p>39221.765805899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  <table:table-cell office:value-type="float" office:value="829.67691" calcext:value-type="float">
            <text:p>829.67691</text:p>
          </table:table-cell>
          <table:table-cell table:formula="of:=[.B87]/33117.295" office:value-type="float" office:value="0.0250526774605233" calcext:value-type="float">
            <text:p>0.025052677460523</text:p>
          </table:table-cell>
          <table:table-cell office:value-type="float" office:value="40066.341101813" calcext:value-type="float">
            <text:p>40066.341101813</text:p>
          </table:table-cell>
        </table:table-row>
        <table:table-row table:style-name="ro1">
          <table:table-cell office:value-type="float" office:value="87.54" calcext:value-type="float">
            <text:p>87.54</text:p>
          </table:table-cell>
          <table:table-cell office:value-type="float" office:value="832.72619" calcext:value-type="float">
            <text:p>832.72619</text:p>
          </table:table-cell>
          <table:table-cell table:formula="of:=[.B88]/33117.295" office:value-type="float" office:value="0.0251447526134003" calcext:value-type="float">
            <text:p>0.0251447526134</text:p>
          </table:table-cell>
          <table:table-cell office:value-type="float" office:value="40914.020433295" calcext:value-type="float">
            <text:p>40914.020433295</text:p>
          </table:table-cell>
        </table:table-row>
        <table:table-row table:style-name="ro1">
          <table:table-cell office:value-type="float" office:value="88.56" calcext:value-type="float">
            <text:p>88.56</text:p>
          </table:table-cell>
          <table:table-cell office:value-type="float" office:value="835.4202" calcext:value-type="float">
            <text:p>835.4202</text:p>
          </table:table-cell>
          <table:table-cell table:formula="of:=[.B89]/33117.295" office:value-type="float" office:value="0.0252261001389153" calcext:value-type="float">
            <text:p>0.025226100138915</text:p>
          </table:table-cell>
          <table:table-cell office:value-type="float" office:value="41764.442143365" calcext:value-type="float">
            <text:p>41764.442143365</text:p>
          </table:table-cell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838.79368" calcext:value-type="float">
            <text:p>838.79368</text:p>
          </table:table-cell>
          <table:table-cell table:formula="of:=[.B90]/33117.295" office:value-type="float" office:value="0.025327964738666" calcext:value-type="float">
            <text:p>0.025327964738666</text:p>
          </table:table-cell>
          <table:table-cell office:value-type="float" office:value="42618.297916648" calcext:value-type="float">
            <text:p>42618.297916648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843.72214" calcext:value-type="float">
            <text:p>843.72214</text:p>
          </table:table-cell>
          <table:table-cell table:formula="of:=[.B91]/33117.295" office:value-type="float" office:value="0.0254767830524806" calcext:value-type="float">
            <text:p>0.025476783052481</text:p>
          </table:table-cell>
          <table:table-cell office:value-type="float" office:value="43477.170651256" calcext:value-type="float">
            <text:p>43477.170651256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850.78328" calcext:value-type="float">
            <text:p>850.78328</text:p>
          </table:table-cell>
          <table:table-cell table:formula="of:=[.B92]/33117.295" office:value-type="float" office:value="0.0256899991379127" calcext:value-type="float">
            <text:p>0.025689999137913</text:p>
          </table:table-cell>
          <table:table-cell office:value-type="float" office:value="44343.231314912" calcext:value-type="float">
            <text:p>44343.231314912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860.23782" calcext:value-type="float">
            <text:p>860.23782</text:p>
          </table:table-cell>
          <table:table-cell table:formula="of:=[.B93]/33117.295" office:value-type="float" office:value="0.0259754856186171" calcext:value-type="float">
            <text:p>0.025975485618617</text:p>
          </table:table-cell>
          <table:table-cell office:value-type="float" office:value="45218.916291026" calcext:value-type="float">
            <text:p>45218.916291026</text:p>
          </table:table-cell>
        </table:table-row>
        <table:table-row table:style-name="ro1">
          <table:table-cell office:value-type="float" office:value="93.65" calcext:value-type="float">
            <text:p>93.65</text:p>
          </table:table-cell>
          <table:table-cell office:value-type="float" office:value="872.11078" calcext:value-type="float">
            <text:p>872.11078</text:p>
          </table:table-cell>
          <table:table-cell table:formula="of:=[.B94]/33117.295" office:value-type="float" office:value="0.0263339979910799" calcext:value-type="float">
            <text:p>0.02633399799108</text:p>
          </table:table-cell>
          <table:table-cell office:value-type="float" office:value="46106.687427469" calcext:value-type="float">
            <text:p>46106.687427469</text:p>
          </table:table-cell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886.30947" calcext:value-type="float">
            <text:p>886.30947</text:p>
          </table:table-cell>
          <table:table-cell table:formula="of:=[.B95]/33117.295" office:value-type="float" office:value="0.0267627374156011" calcext:value-type="float">
            <text:p>0.026762737415601</text:p>
          </table:table-cell>
          <table:table-cell office:value-type="float" office:value="47008.912218491" calcext:value-type="float">
            <text:p>47008.912218491</text:p>
          </table:table-cell>
        </table:table-row>
        <table:table-row table:style-name="ro1">
          <table:table-cell office:value-type="float" office:value="95.69" calcext:value-type="float">
            <text:p>95.69</text:p>
          </table:table-cell>
          <table:table-cell office:value-type="float" office:value="902.7014" calcext:value-type="float">
            <text:p>902.7014</text:p>
          </table:table-cell>
          <table:table-cell table:formula="of:=[.B96]/33117.295" office:value-type="float" office:value="0.0272577032635063" calcext:value-type="float">
            <text:p>0.027257703263506</text:p>
          </table:table-cell>
          <table:table-cell office:value-type="float" office:value="47927.823286919" calcext:value-type="float">
            <text:p>47927.823286919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921.10061" calcext:value-type="float">
            <text:p>921.10061</text:p>
          </table:table-cell>
          <table:table-cell table:formula="of:=[.B97]/33117.295" office:value-type="float" office:value="0.0278132803418878" calcext:value-type="float">
            <text:p>0.027813280341888</text:p>
          </table:table-cell>
          <table:table-cell office:value-type="float" office:value="48865.463959054" calcext:value-type="float">
            <text:p>48865.463959054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941.16378" calcext:value-type="float">
            <text:p>941.16378</text:p>
          </table:table-cell>
          <table:table-cell table:formula="of:=[.B98]/33117.295" office:value-type="float" office:value="0.0284191018620331" calcext:value-type="float">
            <text:p>0.028419101862033</text:p>
          </table:table-cell>
          <table:table-cell office:value-type="float" office:value="49823.528075509" calcext:value-type="float">
            <text:p>49823.528075509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962.25233" calcext:value-type="float">
            <text:p>962.25233</text:p>
          </table:table-cell>
          <table:table-cell table:formula="of:=[.B99]/33117.295" office:value-type="float" office:value="0.0290558854519972" calcext:value-type="float">
            <text:p>0.029055885451997</text:p>
          </table:table-cell>
          <table:table-cell office:value-type="float" office:value="50803.059427685" calcext:value-type="float">
            <text:p>50803.059427685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983.34642" calcext:value-type="float">
            <text:p>983.34642</text:p>
          </table:table-cell>
          <table:table-cell table:formula="of:=[.B100]/33117.295" office:value-type="float" office:value="0.0296928363261553" calcext:value-type="float">
            <text:p>0.029692836326155</text:p>
          </table:table-cell>
          <table:table-cell office:value-type="float" office:value="51804.063649172" calcext:value-type="float">
            <text:p>51804.063649172</text:p>
          </table:table-cell>
        </table:table-row>
        <table:table-row table:style-name="ro1">
          <table:table-cell office:value-type="float" office:value="100.78" calcext:value-type="float">
            <text:p>100.78</text:p>
          </table:table-cell>
          <table:table-cell office:value-type="float" office:value="1003.0849" calcext:value-type="float">
            <text:p>1003.0849</text:p>
          </table:table-cell>
          <table:table-cell table:formula="of:=[.B101]/33117.295" office:value-type="float" office:value="0.0302888536035325" calcext:value-type="float">
            <text:p>0.030288853603533</text:p>
          </table:table-cell>
          <table:table-cell office:value-type="float" office:value="52825.160792707" calcext:value-type="float">
            <text:p>52825.160792707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019.9554" calcext:value-type="float">
            <text:p>1019.9554</text:p>
          </table:table-cell>
          <table:table-cell table:formula="of:=[.B102]/33117.295" office:value-type="float" office:value="0.0307982702089648" calcext:value-type="float">
            <text:p>0.030798270208965</text:p>
          </table:table-cell>
          <table:table-cell office:value-type="float" office:value="53863.431332132" calcext:value-type="float">
            <text:p>53863.431332132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1032.5921" calcext:value-type="float">
            <text:p>1032.5921</text:p>
          </table:table-cell>
          <table:table-cell table:formula="of:=[.B103]/33117.295" office:value-type="float" office:value="0.031179844247545" calcext:value-type="float">
            <text:p>0.031179844247545</text:p>
          </table:table-cell>
          <table:table-cell office:value-type="float" office:value="54914.565508378" calcext:value-type="float">
            <text:p>54914.565508378</text:p>
          </table:table-cell>
        </table:table-row>
        <table:table-row table:style-name="ro1">
          <table:table-cell office:value-type="float" office:value="103.83" calcext:value-type="float">
            <text:p>103.83</text:p>
          </table:table-cell>
          <table:table-cell office:value-type="float" office:value="1040.0884" calcext:value-type="float">
            <text:p>1040.0884</text:p>
          </table:table-cell>
          <table:table-cell table:formula="of:=[.B104]/33117.295" office:value-type="float" office:value="0.0314062002950422" calcext:value-type="float">
            <text:p>0.031406200295042</text:p>
          </table:table-cell>
          <table:table-cell office:value-type="float" office:value="55973.330569638" calcext:value-type="float">
            <text:p>55973.330569638</text:p>
          </table:table-cell>
        </table:table-row>
        <table:table-row table:style-name="ro1">
          <table:table-cell office:value-type="float" office:value="104.85" calcext:value-type="float">
            <text:p>104.85</text:p>
          </table:table-cell>
          <table:table-cell office:value-type="float" office:value="1042.2169" calcext:value-type="float">
            <text:p>1042.2169</text:p>
          </table:table-cell>
          <table:table-cell table:formula="of:=[.B105]/33117.295" office:value-type="float" office:value="0.0314704718486217" calcext:value-type="float">
            <text:p>0.031470471848622</text:p>
          </table:table-cell>
          <table:table-cell office:value-type="float" office:value="57034.262421247" calcext:value-type="float">
            <text:p>57034.262421247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1039.4857" calcext:value-type="float">
            <text:p>1039.4857</text:p>
          </table:table-cell>
          <table:table-cell table:formula="of:=[.B106]/33117.295" office:value-type="float" office:value="0.0313880013449166" calcext:value-type="float">
            <text:p>0.031388001344917</text:p>
          </table:table-cell>
          <table:table-cell office:value-type="float" office:value="58092.413991455" calcext:value-type="float">
            <text:p>58092.413991455</text:p>
          </table:table-cell>
        </table:table-row>
        <table:table-row table:style-name="ro1">
          <table:table-cell office:value-type="float" office:value="106.89" calcext:value-type="float">
            <text:p>106.89</text:p>
          </table:table-cell>
          <table:table-cell office:value-type="float" office:value="1033.0194" calcext:value-type="float">
            <text:p>1033.0194</text:p>
          </table:table-cell>
          <table:table-cell table:formula="of:=[.B107]/33117.295" office:value-type="float" office:value="0.0311927468713855" calcext:value-type="float">
            <text:p>0.031192746871386</text:p>
          </table:table-cell>
          <table:table-cell office:value-type="float" office:value="59143.983213479" calcext:value-type="float">
            <text:p>59143.983213479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1024.3227" calcext:value-type="float">
            <text:p>1024.3227</text:p>
          </table:table-cell>
          <table:table-cell table:formula="of:=[.B108]/33117.295" office:value-type="float" office:value="0.0309301439021514" calcext:value-type="float">
            <text:p>0.030930143902152</text:p>
          </table:table-cell>
          <table:table-cell office:value-type="float" office:value="60186.699484966" calcext:value-type="float">
            <text:p>60186.699484966</text:p>
          </table:table-cell>
        </table:table-row>
        <table:table-row table:style-name="ro1">
          <table:table-cell office:value-type="float" office:value="108.92" calcext:value-type="float">
            <text:p>108.92</text:p>
          </table:table-cell>
          <table:table-cell office:value-type="float" office:value="1015.0129" calcext:value-type="float">
            <text:p>1015.0129</text:p>
          </table:table-cell>
          <table:table-cell table:formula="of:=[.B109]/33117.295" office:value-type="float" office:value="0.0306490279474818" calcext:value-type="float">
            <text:p>0.030649027947482</text:p>
          </table:table-cell>
          <table:table-cell office:value-type="float" office:value="61219.938847322" calcext:value-type="float">
            <text:p>61219.938847322</text:p>
          </table:table-cell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1006.6053" calcext:value-type="float">
            <text:p>1006.6053</text:p>
          </table:table-cell>
          <table:table-cell table:formula="of:=[.B110]/33117.295" office:value-type="float" office:value="0.0303951545559503" calcext:value-type="float">
            <text:p>0.03039515455595</text:p>
          </table:table-cell>
          <table:table-cell office:value-type="float" office:value="62244.619616644" calcext:value-type="float">
            <text:p>62244.619616644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1000.381" calcext:value-type="float">
            <text:p>1000.381</text:p>
          </table:table-cell>
          <table:table-cell table:formula="of:=[.B111]/33117.295" office:value-type="float" office:value="0.0302072074425161" calcext:value-type="float">
            <text:p>0.030207207442516</text:p>
          </table:table-cell>
          <table:table-cell office:value-type="float" office:value="63262.964257667" calcext:value-type="float">
            <text:p>63262.964257667</text:p>
          </table:table-cell>
        </table:table-row>
        <table:table-row table:style-name="ro1">
          <table:table-cell office:value-type="float" office:value="111.98" calcext:value-type="float">
            <text:p>111.98</text:p>
          </table:table-cell>
          <table:table-cell office:value-type="float" office:value="997.31682" calcext:value-type="float">
            <text:p>997.31682</text:p>
          </table:table-cell>
          <table:table-cell table:formula="of:=[.B112]/33117.295" office:value-type="float" office:value="0.0301146823736661" calcext:value-type="float">
            <text:p>0.030114682373666</text:p>
          </table:table-cell>
          <table:table-cell office:value-type="float" office:value="64278.18974321" calcext:value-type="float">
            <text:p>64278.18974321</text:p>
          </table:table-cell>
        </table:table-row>
        <table:table-row table:style-name="ro1">
          <table:table-cell office:value-type="float" office:value="112.99" calcext:value-type="float">
            <text:p>112.99</text:p>
          </table:table-cell>
          <table:table-cell office:value-type="float" office:value="998.01943" calcext:value-type="float">
            <text:p>998.01943</text:p>
          </table:table-cell>
          <table:table-cell table:formula="of:=[.B113]/33117.295" office:value-type="float" office:value="0.0301358981764664" calcext:value-type="float">
            <text:p>0.030135898176466</text:p>
          </table:table-cell>
          <table:table-cell office:value-type="float" office:value="65294.130456667" calcext:value-type="float">
            <text:p>65294.130456667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1002.6151" calcext:value-type="float">
            <text:p>1002.6151</text:p>
          </table:table-cell>
          <table:table-cell table:formula="of:=[.B114]/33117.295" office:value-type="float" office:value="0.0302746676623196" calcext:value-type="float">
            <text:p>0.03027466766232</text:p>
          </table:table-cell>
          <table:table-cell office:value-type="float" office:value="66314.749335071" calcext:value-type="float">
            <text:p>66314.749335071</text:p>
          </table:table-cell>
        </table:table-row>
        <table:table-row table:style-name="ro1">
          <table:table-cell office:value-type="float" office:value="115.03" calcext:value-type="float">
            <text:p>115.03</text:p>
          </table:table-cell>
          <table:table-cell office:value-type="float" office:value="1010.5998" calcext:value-type="float">
            <text:p>1010.5998</text:p>
          </table:table-cell>
          <table:table-cell table:formula="of:=[.B115]/33117.295" office:value-type="float" office:value="0.0305157712911033" calcext:value-type="float">
            <text:p>0.030515771291103</text:p>
          </table:table-cell>
          <table:table-cell office:value-type="float" office:value="67343.496341604" calcext:value-type="float">
            <text:p>67343.496341604</text:p>
          </table:table-cell>
        </table:table-row>
        <table:table-row table:style-name="ro1">
          <table:table-cell office:value-type="float" office:value="116.05" calcext:value-type="float">
            <text:p>116.05</text:p>
          </table:table-cell>
          <table:table-cell office:value-type="float" office:value="1020.7181" calcext:value-type="float">
            <text:p>1020.7181</text:p>
          </table:table-cell>
          <table:table-cell table:formula="of:=[.B116]/33117.295" office:value-type="float" office:value="0.0308213004715512" calcext:value-type="float">
            <text:p>0.030821300471551</text:p>
          </table:table-cell>
          <table:table-cell office:value-type="float" office:value="68382.543271675" calcext:value-type="float">
            <text:p>68382.543271675</text:p>
          </table:table-cell>
        </table:table-row>
        <table:table-row table:style-name="ro1">
          <table:table-cell office:value-type="float" office:value="117.07" calcext:value-type="float">
            <text:p>117.07</text:p>
          </table:table-cell>
          <table:table-cell office:value-type="float" office:value="1030.9792" calcext:value-type="float">
            <text:p>1030.9792</text:p>
          </table:table-cell>
          <table:table-cell table:formula="of:=[.B117]/33117.295" office:value-type="float" office:value="0.0311311415983703" calcext:value-type="float">
            <text:p>0.03113114159837</text:p>
          </table:table-cell>
          <table:table-cell office:value-type="float" office:value="69432.035617545" calcext:value-type="float">
            <text:p>69432.035617545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1038.9079" calcext:value-type="float">
            <text:p>1038.9079</text:p>
          </table:table-cell>
          <table:table-cell table:formula="of:=[.B118]/33117.295" office:value-type="float" office:value="0.0313705542677927" calcext:value-type="float">
            <text:p>0.031370554267793</text:p>
          </table:table-cell>
          <table:table-cell office:value-type="float" office:value="70489.599058318" calcext:value-type="float">
            <text:p>70489.599058318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1042.046" calcext:value-type="float">
            <text:p>1042.046</text:p>
          </table:table-cell>
          <table:table-cell table:formula="of:=[.B119]/33117.295" office:value-type="float" office:value="0.0314653114029996" calcext:value-type="float">
            <text:p>0.031465311403</text:p>
          </table:table-cell>
          <table:table-cell office:value-type="float" office:value="71550.356945476" calcext:value-type="float">
            <text:p>71550.356945476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1038.6115" calcext:value-type="float">
            <text:p>1038.6115</text:p>
          </table:table-cell>
          <table:table-cell table:formula="of:=[.B120]/33117.295" office:value-type="float" office:value="0.0313616042614592" calcext:value-type="float">
            <text:p>0.031361604261459</text:p>
          </table:table-cell>
          <table:table-cell office:value-type="float" office:value="72607.618655607" calcext:value-type="float">
            <text:p>72607.618655607</text:p>
          </table:table-cell>
        </table:table-row>
        <table:table-row table:style-name="ro1">
          <table:table-cell office:value-type="float" office:value="121.14" calcext:value-type="float">
            <text:p>121.14</text:p>
          </table:table-cell>
          <table:table-cell office:value-type="float" office:value="1028.1188" calcext:value-type="float">
            <text:p>1028.1188</text:p>
          </table:table-cell>
          <table:table-cell table:formula="of:=[.B121]/33117.295" office:value-type="float" office:value="0.0310447698098531" calcext:value-type="float">
            <text:p>0.031044769809853</text:p>
          </table:table-cell>
          <table:table-cell office:value-type="float" office:value="73654.199274068" calcext:value-type="float">
            <text:p>73654.199274068</text:p>
          </table:table-cell>
        </table:table-row>
        <table:table-row table:style-name="ro1">
          <table:table-cell office:value-type="float" office:value="122.15" calcext:value-type="float">
            <text:p>122.15</text:p>
          </table:table-cell>
          <table:table-cell office:value-type="float" office:value="1011.7266" calcext:value-type="float">
            <text:p>1011.7266</text:p>
          </table:table-cell>
          <table:table-cell table:formula="of:=[.B122]/33117.295" office:value-type="float" office:value="0.0305497958091082" calcext:value-type="float">
            <text:p>0.030549795809108</text:p>
          </table:table-cell>
          <table:table-cell office:value-type="float" office:value="74684.09331784" calcext:value-type="float">
            <text:p>74684.09331784</text:p>
          </table:table-cell>
        </table:table-row>
        <table:table-row table:style-name="ro1">
          <table:table-cell office:value-type="float" office:value="123.17" calcext:value-type="float">
            <text:p>123.17</text:p>
          </table:table-cell>
          <table:table-cell office:value-type="float" office:value="992.1347" calcext:value-type="float">
            <text:p>992.1347</text:p>
          </table:table-cell>
          <table:table-cell table:formula="of:=[.B123]/33117.295" office:value-type="float" office:value="0.029958204617859" calcext:value-type="float">
            <text:p>0.029958204617859</text:p>
          </table:table-cell>
          <table:table-cell office:value-type="float" office:value="75694.043627087" calcext:value-type="float">
            <text:p>75694.043627087</text:p>
          </table:table-cell>
        </table:table-row>
        <table:table-row table:style-name="ro1">
          <table:table-cell office:value-type="float" office:value="124.19" calcext:value-type="float">
            <text:p>124.19</text:p>
          </table:table-cell>
          <table:table-cell office:value-type="float" office:value="972.99123" calcext:value-type="float">
            <text:p>972.99123</text:p>
          </table:table-cell>
          <table:table-cell table:formula="of:=[.B124]/33117.295" office:value-type="float" office:value="0.0293801540856522" calcext:value-type="float">
            <text:p>0.029380154085652</text:p>
          </table:table-cell>
          <table:table-cell office:value-type="float" office:value="76684.506715968" calcext:value-type="float">
            <text:p>76684.506715968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957.94679" calcext:value-type="float">
            <text:p>957.94679</text:p>
          </table:table-cell>
          <table:table-cell table:formula="of:=[.B125]/33117.295" office:value-type="float" office:value="0.0289258766454205" calcext:value-type="float">
            <text:p>0.028925876645421</text:p>
          </table:table-cell>
          <table:table-cell office:value-type="float" office:value="77659.655211082" calcext:value-type="float">
            <text:p>77659.655211082</text:p>
          </table:table-cell>
        </table:table-row>
        <table:table-row table:style-name="ro1">
          <table:table-cell office:value-type="float" office:value="126.23" calcext:value-type="float">
            <text:p>126.23</text:p>
          </table:table-cell>
          <table:table-cell office:value-type="float" office:value="949.63655" calcext:value-type="float">
            <text:p>949.63655</text:p>
          </table:table-cell>
          <table:table-cell table:formula="of:=[.B126]/33117.295" office:value-type="float" office:value="0.0286749431075213" calcext:value-type="float">
            <text:p>0.028674943107521</text:p>
          </table:table-cell>
          <table:table-cell office:value-type="float" office:value="78626.344239717" calcext:value-type="float">
            <text:p>78626.344239717</text:p>
          </table:table-cell>
        </table:table-row>
        <table:table-row table:style-name="ro1">
          <table:table-cell office:value-type="float" office:value="127.24" calcext:value-type="float">
            <text:p>127.24</text:p>
          </table:table-cell>
          <table:table-cell office:value-type="float" office:value="948.92286" calcext:value-type="float">
            <text:p>948.92286</text:p>
          </table:table-cell>
          <table:table-cell table:formula="of:=[.B127]/33117.295" office:value-type="float" office:value="0.0286533927363331" calcext:value-type="float">
            <text:p>0.028653392736333</text:p>
          </table:table-cell>
          <table:table-cell office:value-type="float" office:value="79592.306761823" calcext:value-type="float">
            <text:p>79592.306761823</text:p>
          </table:table-cell>
        </table:table-row>
        <table:table-row table:style-name="ro1">
          <table:table-cell office:value-type="float" office:value="128.26" calcext:value-type="float">
            <text:p>128.26</text:p>
          </table:table-cell>
          <table:table-cell office:value-type="float" office:value="954.66015" calcext:value-type="float">
            <text:p>954.66015</text:p>
          </table:table-cell>
          <table:table-cell table:formula="of:=[.B128]/33117.295" office:value-type="float" office:value="0.0288266342405079" calcext:value-type="float">
            <text:p>0.028826634240508</text:p>
          </table:table-cell>
          <table:table-cell office:value-type="float" office:value="80564.109600354" calcext:value-type="float">
            <text:p>80564.109600354</text:p>
          </table:table-cell>
        </table:table-row>
        <table:table-row table:style-name="ro1">
          <table:table-cell office:value-type="float" office:value="129.28" calcext:value-type="float">
            <text:p>129.28</text:p>
          </table:table-cell>
          <table:table-cell office:value-type="float" office:value="964.07298" calcext:value-type="float">
            <text:p>964.07298</text:p>
          </table:table-cell>
          <table:table-cell table:formula="of:=[.B129]/33117.295" office:value-type="float" office:value="0.0291108612584452" calcext:value-type="float">
            <text:p>0.029110861258445</text:p>
          </table:table-cell>
          <table:table-cell office:value-type="float" office:value="81545.49429368" calcext:value-type="float">
            <text:p>81545.49429368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973.627" calcext:value-type="float">
            <text:p>973.627</text:p>
          </table:table-cell>
          <table:table-cell table:formula="of:=[.B130]/33117.295" office:value-type="float" office:value="0.0293993516076721" calcext:value-type="float">
            <text:p>0.029399351607672</text:p>
          </table:table-cell>
          <table:table-cell office:value-type="float" office:value="82536.604565336" calcext:value-type="float">
            <text:p>82536.604565336</text:p>
          </table:table-cell>
        </table:table-row>
        <table:table-row table:style-name="ro1">
          <table:table-cell office:value-type="float" office:value="131.32" calcext:value-type="float">
            <text:p>131.32</text:p>
          </table:table-cell>
          <table:table-cell office:value-type="float" office:value="980.10168" calcext:value-type="float">
            <text:p>980.10168</text:p>
          </table:table-cell>
          <table:table-cell table:formula="of:=[.B131]/33117.295" office:value-type="float" office:value="0.0295948591211933" calcext:value-type="float">
            <text:p>0.029594859121193</text:p>
          </table:table-cell>
          <table:table-cell office:value-type="float" office:value="83534.305782234" calcext:value-type="float">
            <text:p>83534.305782234</text:p>
          </table:table-cell>
        </table:table-row>
        <table:table-row table:style-name="ro1">
          <table:table-cell office:value-type="float" office:value="132.33" calcext:value-type="float">
            <text:p>132.33</text:p>
          </table:table-cell>
          <table:table-cell office:value-type="float" office:value="981.50782" calcext:value-type="float">
            <text:p>981.50782</text:p>
          </table:table-cell>
          <table:table-cell table:formula="of:=[.B132]/33117.295" office:value-type="float" office:value="0.0296373185068406" calcext:value-type="float">
            <text:p>0.029637318506841</text:p>
          </table:table-cell>
          <table:table-cell office:value-type="float" office:value="84533.43839327" calcext:value-type="float">
            <text:p>84533.43839327</text:p>
          </table:table-cell>
        </table:table-row>
        <table:table-row table:style-name="ro1">
          <table:table-cell office:value-type="float" office:value="133.35" calcext:value-type="float">
            <text:p>133.35</text:p>
          </table:table-cell>
          <table:table-cell office:value-type="float" office:value="977.55695" calcext:value-type="float">
            <text:p>977.55695</text:p>
          </table:table-cell>
          <table:table-cell table:formula="of:=[.B133]/33117.295" office:value-type="float" office:value="0.0295180192102042" calcext:value-type="float">
            <text:p>0.029518019210204</text:p>
          </table:table-cell>
          <table:table-cell office:value-type="float" office:value="85528.549190008" calcext:value-type="float">
            <text:p>85528.549190008</text:p>
          </table:table-cell>
        </table:table-row>
        <table:table-row table:style-name="ro1">
          <table:table-cell office:value-type="float" office:value="134.37" calcext:value-type="float">
            <text:p>134.37</text:p>
          </table:table-cell>
          <table:table-cell office:value-type="float" office:value="969.5575" calcext:value-type="float">
            <text:p>969.5575</text:p>
          </table:table-cell>
          <table:table-cell table:formula="of:=[.B134]/33117.295" office:value-type="float" office:value="0.0292764701948031" calcext:value-type="float">
            <text:p>0.029276470194803</text:p>
          </table:table-cell>
          <table:table-cell office:value-type="float" office:value="86515.516885516" calcext:value-type="float">
            <text:p>86515.516885516</text:p>
          </table:table-cell>
        </table:table-row>
        <table:table-row table:style-name="ro1">
          <table:table-cell office:value-type="float" office:value="135.39" calcext:value-type="float">
            <text:p>135.39</text:p>
          </table:table-cell>
          <table:table-cell office:value-type="float" office:value="959.81821" calcext:value-type="float">
            <text:p>959.81821</text:p>
          </table:table-cell>
          <table:table-cell table:formula="of:=[.B135]/33117.295" office:value-type="float" office:value="0.0289823854877036" calcext:value-type="float">
            <text:p>0.028982385487704</text:p>
          </table:table-cell>
          <table:table-cell office:value-type="float" office:value="87492.57040087" calcext:value-type="float">
            <text:p>87492.57040087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950.8039" calcext:value-type="float">
            <text:p>950.8039</text:p>
          </table:table-cell>
          <table:table-cell table:formula="of:=[.B136]/33117.295" office:value-type="float" office:value="0.028710192061278" calcext:value-type="float">
            <text:p>0.028710192061278</text:p>
          </table:table-cell>
          <table:table-cell office:value-type="float" office:value="88460.447742595" calcext:value-type="float">
            <text:p>88460.447742595</text:p>
          </table:table-cell>
        </table:table-row>
        <table:table-row table:style-name="ro1">
          <table:table-cell office:value-type="float" office:value="137.42" calcext:value-type="float">
            <text:p>137.42</text:p>
          </table:table-cell>
          <table:table-cell office:value-type="float" office:value="944.35278" calcext:value-type="float">
            <text:p>944.35278</text:p>
          </table:table-cell>
          <table:table-cell table:formula="of:=[.B137]/33117.295" office:value-type="float" office:value="0.0285153959585165" calcext:value-type="float">
            <text:p>0.028515395958517</text:p>
          </table:table-cell>
          <table:table-cell office:value-type="float" office:value="89421.758118304" calcext:value-type="float">
            <text:p>89421.758118304</text:p>
          </table:table-cell>
        </table:table-row>
        <table:table-row table:style-name="ro1">
          <table:table-cell office:value-type="float" office:value="138.44" calcext:value-type="float">
            <text:p>138.44</text:p>
          </table:table-cell>
          <table:table-cell office:value-type="float" office:value="941.2105" calcext:value-type="float">
            <text:p>941.2105</text:p>
          </table:table-cell>
          <table:table-cell table:formula="of:=[.B138]/33117.295" office:value-type="float" office:value="0.0284205126052717" calcext:value-type="float">
            <text:p>0.028420512605272</text:p>
          </table:table-cell>
          <table:table-cell office:value-type="float" office:value="90379.869791266" calcext:value-type="float">
            <text:p>90379.869791266</text:p>
          </table:table-cell>
        </table:table-row>
        <table:table-row table:style-name="ro1">
          <table:table-cell office:value-type="float" office:value="139.46" calcext:value-type="float">
            <text:p>139.46</text:p>
          </table:table-cell>
          <table:table-cell office:value-type="float" office:value="940.99394" calcext:value-type="float">
            <text:p>940.99394</text:p>
          </table:table-cell>
          <table:table-cell table:formula="of:=[.B139]/33117.295" office:value-type="float" office:value="0.028413973423856" calcext:value-type="float">
            <text:p>0.028413973423856</text:p>
          </table:table-cell>
          <table:table-cell office:value-type="float" office:value="91337.761011639" calcext:value-type="float">
            <text:p>91337.761011639</text:p>
          </table:table-cell>
        </table:table-row>
        <table:table-row table:style-name="ro1">
          <table:table-cell office:value-type="float" office:value="140.48" calcext:value-type="float">
            <text:p>140.48</text:p>
          </table:table-cell>
          <table:table-cell office:value-type="float" office:value="942.52848" calcext:value-type="float">
            <text:p>942.52848</text:p>
          </table:table-cell>
          <table:table-cell table:formula="of:=[.B140]/33117.295" office:value-type="float" office:value="0.0284603099377531" calcext:value-type="float">
            <text:p>0.028460309937753</text:p>
          </table:table-cell>
          <table:table-cell office:value-type="float" office:value="92297.214333231" calcext:value-type="float">
            <text:p>92297.214333231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944.37539" calcext:value-type="float">
            <text:p>944.37539</text:p>
          </table:table-cell>
          <table:table-cell table:formula="of:=[.B141]/33117.295" office:value-type="float" office:value="0.0285160786833586" calcext:value-type="float">
            <text:p>0.028516078683359</text:p>
          </table:table-cell>
          <table:table-cell office:value-type="float" office:value="93258.547728758" calcext:value-type="float">
            <text:p>93258.547728758</text:p>
          </table:table-cell>
        </table:table-row>
        <table:table-row table:style-name="ro1">
          <table:table-cell office:value-type="float" office:value="142.51" calcext:value-type="float">
            <text:p>142.51</text:p>
          </table:table-cell>
          <table:table-cell office:value-type="float" office:value="945.32453" calcext:value-type="float">
            <text:p>945.32453</text:p>
          </table:table-cell>
          <table:table-cell table:formula="of:=[.B142]/33117.295" office:value-type="float" office:value="0.0285447386327899" calcext:value-type="float">
            <text:p>0.02854473863279</text:p>
          </table:table-cell>
          <table:table-cell office:value-type="float" office:value="94220.847309958" calcext:value-type="float">
            <text:p>94220.847309958</text:p>
          </table:table-cell>
        </table:table-row>
        <table:table-row table:style-name="ro1">
          <table:table-cell office:value-type="float" office:value="143.53" calcext:value-type="float">
            <text:p>143.53</text:p>
          </table:table-cell>
          <table:table-cell office:value-type="float" office:value="944.6799" calcext:value-type="float">
            <text:p>944.6799</text:p>
          </table:table-cell>
          <table:table-cell table:formula="of:=[.B143]/33117.295" office:value-type="float" office:value="0.0285252735768426" calcext:value-type="float">
            <text:p>0.028525273576843</text:p>
          </table:table-cell>
          <table:table-cell office:value-type="float" office:value="95182.490682366" calcext:value-type="float">
            <text:p>95182.490682366</text:p>
          </table:table-cell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942.27781" calcext:value-type="float">
            <text:p>942.27781</text:p>
          </table:table-cell>
          <table:table-cell table:formula="of:=[.B144]/33117.295" office:value-type="float" office:value="0.0284527407809122" calcext:value-type="float">
            <text:p>0.028452740780912</text:p>
          </table:table-cell>
          <table:table-cell office:value-type="float" office:value="96141.688832105" calcext:value-type="float">
            <text:p>96141.688832105</text:p>
          </table:table-cell>
        </table:table-row>
        <table:table-row table:style-name="ro1">
          <table:table-cell office:value-type="float" office:value="145.57" calcext:value-type="float">
            <text:p>145.57</text:p>
          </table:table-cell>
          <table:table-cell office:value-type="float" office:value="938.29725" calcext:value-type="float">
            <text:p>938.29725</text:p>
          </table:table-cell>
          <table:table-cell table:formula="of:=[.B145]/33117.295" office:value-type="float" office:value="0.0283325449738573" calcext:value-type="float">
            <text:p>0.028332544973857</text:p>
          </table:table-cell>
          <table:table-cell office:value-type="float" office:value="97096.834947601" calcext:value-type="float">
            <text:p>97096.834947601</text:p>
          </table:table-cell>
        </table:table-row>
        <table:table-row table:style-name="ro1">
          <table:table-cell office:value-type="float" office:value="146.59" calcext:value-type="float">
            <text:p>146.59</text:p>
          </table:table-cell>
          <table:table-cell office:value-type="float" office:value="932.99723" calcext:value-type="float">
            <text:p>932.99723</text:p>
          </table:table-cell>
          <table:table-cell table:formula="of:=[.B146]/33117.295" office:value-type="float" office:value="0.0281725071446807" calcext:value-type="float">
            <text:p>0.028172507144681</text:p>
          </table:table-cell>
          <table:table-cell office:value-type="float" office:value="98046.585862107" calcext:value-type="float">
            <text:p>98046.585862107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926.52068" calcext:value-type="float">
            <text:p>926.52068</text:p>
          </table:table-cell>
          <table:table-cell table:formula="of:=[.B147]/33117.295" office:value-type="float" office:value="0.0279769431651951" calcext:value-type="float">
            <text:p>0.027976943165195</text:p>
          </table:table-cell>
          <table:table-cell office:value-type="float" office:value="98989.74393271" calcext:value-type="float">
            <text:p>98989.74393271</text:p>
          </table:table-cell>
        </table:table-row>
        <table:table-row table:style-name="ro1">
          <table:table-cell office:value-type="float" office:value="148.62" calcext:value-type="float">
            <text:p>148.62</text:p>
          </table:table-cell>
          <table:table-cell office:value-type="float" office:value="918.84582" calcext:value-type="float">
            <text:p>918.84582</text:p>
          </table:table-cell>
          <table:table-cell table:formula="of:=[.B148]/33117.295" office:value-type="float" office:value="0.0277451953729917" calcext:value-type="float">
            <text:p>0.027745195372992</text:p>
          </table:table-cell>
          <table:table-cell office:value-type="float" office:value="99925.089328503" calcext:value-type="float">
            <text:p>99925.089328503</text:p>
          </table:table-cell>
        </table:table-row>
        <table:table-row table:style-name="ro1">
          <table:table-cell office:value-type="float" office:value="149.64" calcext:value-type="float">
            <text:p>149.64</text:p>
          </table:table-cell>
          <table:table-cell office:value-type="float" office:value="909.87728" calcext:value-type="float">
            <text:p>909.87728</text:p>
          </table:table-cell>
          <table:table-cell table:formula="of:=[.B149]/33117.295" office:value-type="float" office:value="0.0274743840038868" calcext:value-type="float">
            <text:p>0.027474384003887</text:p>
          </table:table-cell>
          <table:table-cell office:value-type="float" office:value="100851.3051336" calcext:value-type="float">
            <text:p>100851.3051336</text:p>
          </table:table-cell>
        </table:table-row>
        <table:table-row table:style-name="ro1">
          <table:table-cell office:value-type="float" office:value="150.66" calcext:value-type="float">
            <text:p>150.66</text:p>
          </table:table-cell>
          <table:table-cell office:value-type="float" office:value="899.59659" calcext:value-type="float">
            <text:p>899.59659</text:p>
          </table:table-cell>
          <table:table-cell table:formula="of:=[.B150]/33117.295" office:value-type="float" office:value="0.0271639513432483" calcext:value-type="float">
            <text:p>0.027163951343248</text:p>
          </table:table-cell>
          <table:table-cell office:value-type="float" office:value="101767.05563891" calcext:value-type="float">
            <text:p>101767.05563891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888.16656" calcext:value-type="float">
            <text:p>888.16656</text:p>
          </table:table-cell>
          <table:table-cell table:formula="of:=[.B151]/33117.295" office:value-type="float" office:value="0.026818813553462" calcext:value-type="float">
            <text:p>0.026818813553462</text:p>
          </table:table-cell>
          <table:table-cell office:value-type="float" office:value="102671.17086954" calcext:value-type="float">
            <text:p>102671.17086954</text:p>
          </table:table-cell>
        </table:table-row>
        <table:table-row table:style-name="ro1">
          <table:table-cell office:value-type="float" office:value="152.69" calcext:value-type="float">
            <text:p>152.69</text:p>
          </table:table-cell>
          <table:table-cell office:value-type="float" office:value="875.91566" calcext:value-type="float">
            <text:p>875.91566</text:p>
          </table:table-cell>
          <table:table-cell table:formula="of:=[.B152]/33117.295" office:value-type="float" office:value="0.0264488890170529" calcext:value-type="float">
            <text:p>0.026448889017053</text:p>
          </table:table-cell>
          <table:table-cell office:value-type="float" office:value="103562.81521453" calcext:value-type="float">
            <text:p>103562.81521453</text:p>
          </table:table-cell>
        </table:table-row>
        <table:table-row table:style-name="ro1">
          <table:table-cell office:value-type="float" office:value="153.71" calcext:value-type="float">
            <text:p>153.71</text:p>
          </table:table-cell>
          <table:table-cell office:value-type="float" office:value="863.19757" calcext:value-type="float">
            <text:p>863.19757</text:p>
          </table:table-cell>
          <table:table-cell table:formula="of:=[.B153]/33117.295" office:value-type="float" office:value="0.0260648573502153" calcext:value-type="float">
            <text:p>0.026064857350215</text:p>
          </table:table-cell>
          <table:table-cell office:value-type="float" office:value="104441.51308961" calcext:value-type="float">
            <text:p>104441.51308961</text:p>
          </table:table-cell>
        </table:table-row>
        <table:table-row table:style-name="ro1">
          <table:table-cell office:value-type="float" office:value="154.73" calcext:value-type="float">
            <text:p>154.73</text:p>
          </table:table-cell>
          <table:table-cell office:value-type="float" office:value="850.19181" calcext:value-type="float">
            <text:p>850.19181</text:p>
          </table:table-cell>
          <table:table-cell table:formula="of:=[.B154]/33117.295" office:value-type="float" office:value="0.0256721392855304" calcext:value-type="float">
            <text:p>0.025672139285531</text:p>
          </table:table-cell>
          <table:table-cell office:value-type="float" office:value="105306.97166379" calcext:value-type="float">
            <text:p>105306.97166379</text:p>
          </table:table-cell>
        </table:table-row>
        <table:table-row table:style-name="ro1">
          <table:table-cell office:value-type="float" office:value="155.75" calcext:value-type="float">
            <text:p>155.75</text:p>
          </table:table-cell>
          <table:table-cell office:value-type="float" office:value="836.74905" calcext:value-type="float">
            <text:p>836.74905</text:p>
          </table:table-cell>
          <table:table-cell table:formula="of:=[.B155]/33117.295" office:value-type="float" office:value="0.025266225698687" calcext:value-type="float">
            <text:p>0.025266225698687</text:p>
          </table:table-cell>
          <table:table-cell office:value-type="float" office:value="106158.74608492" calcext:value-type="float">
            <text:p>106158.74608492</text:p>
          </table:table-cell>
        </table:table-row>
        <table:table-row table:style-name="ro1">
          <table:table-cell office:value-type="float" office:value="156.77" calcext:value-type="float">
            <text:p>156.77</text:p>
          </table:table-cell>
          <table:table-cell office:value-type="float" office:value="822.37101" calcext:value-type="float">
            <text:p>822.37101</text:p>
          </table:table-cell>
          <table:table-cell table:formula="of:=[.B156]/33117.295" office:value-type="float" office:value="0.0248320706748543" calcext:value-type="float">
            <text:p>0.024832070674854</text:p>
          </table:table-cell>
          <table:table-cell office:value-type="float" office:value="106995.88428929" calcext:value-type="float">
            <text:p>106995.88428929</text:p>
          </table:table-cell>
        </table:table-row>
        <table:table-row table:style-name="ro1">
          <table:table-cell office:value-type="float" office:value="157.78" calcext:value-type="float">
            <text:p>157.78</text:p>
          </table:table-cell>
          <table:table-cell office:value-type="float" office:value="806.35703" calcext:value-type="float">
            <text:p>806.35703</text:p>
          </table:table-cell>
          <table:table-cell table:formula="of:=[.B157]/33117.295" office:value-type="float" office:value="0.0243485172928526" calcext:value-type="float">
            <text:p>0.024348517292853</text:p>
          </table:table-cell>
          <table:table-cell office:value-type="float" office:value="107816.72094751" calcext:value-type="float">
            <text:p>107816.72094751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788.07334" calcext:value-type="float">
            <text:p>788.07334</text:p>
          </table:table-cell>
          <table:table-cell table:formula="of:=[.B158]/33117.295" office:value-type="float" office:value="0.0237964284220677" calcext:value-type="float">
            <text:p>0.023796428422068</text:p>
          </table:table-cell>
          <table:table-cell office:value-type="float" office:value="108618.94559705" calcext:value-type="float">
            <text:p>108618.94559705</text:p>
          </table:table-cell>
        </table:table-row>
        <table:table-row table:style-name="ro1">
          <table:table-cell office:value-type="float" office:value="159.82" calcext:value-type="float">
            <text:p>159.82</text:p>
          </table:table-cell>
          <table:table-cell office:value-type="float" office:value="767.24324" calcext:value-type="float">
            <text:p>767.24324</text:p>
          </table:table-cell>
          <table:table-cell table:formula="of:=[.B159]/33117.295" office:value-type="float" office:value="0.0231674489115129" calcext:value-type="float">
            <text:p>0.023167448911513</text:p>
          </table:table-cell>
          <table:table-cell office:value-type="float" office:value="109399.96610769" calcext:value-type="float">
            <text:p>109399.96610769</text:p>
          </table:table-cell>
        </table:table-row>
        <table:table-row table:style-name="ro1">
          <table:table-cell office:value-type="float" office:value="160.84" calcext:value-type="float">
            <text:p>160.84</text:p>
          </table:table-cell>
          <table:table-cell office:value-type="float" office:value="744.14118" calcext:value-type="float">
            <text:p>744.14118</text:p>
          </table:table-cell>
          <table:table-cell table:formula="of:=[.B160]/33117.295" office:value-type="float" office:value="0.0224698659718434" calcext:value-type="float">
            <text:p>0.022469865971844</text:p>
          </table:table-cell>
          <table:table-cell office:value-type="float" office:value="110157.46971561" calcext:value-type="float">
            <text:p>110157.46971561</text:p>
          </table:table-cell>
        </table:table-row>
        <table:table-row table:style-name="ro1">
          <table:table-cell office:value-type="float" office:value="161.86" calcext:value-type="float">
            <text:p>161.86</text:p>
          </table:table-cell>
          <table:table-cell office:value-type="float" office:value="719.60925" calcext:value-type="float">
            <text:p>719.60925</text:p>
          </table:table-cell>
          <table:table-cell table:formula="of:=[.B161]/33117.295" office:value-type="float" office:value="0.0217291071024973" calcext:value-type="float">
            <text:p>0.021729107102497</text:p>
          </table:table-cell>
          <table:table-cell office:value-type="float" office:value="110890.00088279" calcext:value-type="float">
            <text:p>110890.00088279</text:p>
          </table:table-cell>
        </table:table-row>
        <table:table-row table:style-name="ro1">
          <table:table-cell office:value-type="float" office:value="162.87" calcext:value-type="float">
            <text:p>162.87</text:p>
          </table:table-cell>
          <table:table-cell office:value-type="float" office:value="694.8843" calcext:value-type="float">
            <text:p>694.8843</text:p>
          </table:table-cell>
          <table:table-cell table:formula="of:=[.B162]/33117.295" office:value-type="float" office:value="0.0209825198585814" calcext:value-type="float">
            <text:p>0.020982519858582</text:p>
          </table:table-cell>
          <table:table-cell office:value-type="float" office:value="111597.3631153" calcext:value-type="float">
            <text:p>111597.3631153</text:p>
          </table:table-cell>
        </table:table-row>
        <table:table-row table:style-name="ro1">
          <table:table-cell office:value-type="float" office:value="163.89" calcext:value-type="float">
            <text:p>163.89</text:p>
          </table:table-cell>
          <table:table-cell office:value-type="float" office:value="671.29728" calcext:value-type="float">
            <text:p>671.29728</text:p>
          </table:table-cell>
          <table:table-cell table:formula="of:=[.B163]/33117.295" office:value-type="float" office:value="0.0202702932108435" calcext:value-type="float">
            <text:p>0.020270293210844</text:p>
          </table:table-cell>
          <table:table-cell office:value-type="float" office:value="112280.71477839" calcext:value-type="float">
            <text:p>112280.71477839</text:p>
          </table:table-cell>
        </table:table-row>
        <table:table-row table:style-name="ro1">
          <table:table-cell office:value-type="float" office:value="164.91" calcext:value-type="float">
            <text:p>164.91</text:p>
          </table:table-cell>
          <table:table-cell office:value-type="float" office:value="649.95361" calcext:value-type="float">
            <text:p>649.95361</text:p>
          </table:table-cell>
          <table:table-cell table:formula="of:=[.B164]/33117.295" office:value-type="float" office:value="0.0196258060931607" calcext:value-type="float">
            <text:p>0.019625806093161</text:p>
          </table:table-cell>
          <table:table-cell office:value-type="float" office:value="112942.33950436" calcext:value-type="float">
            <text:p>112942.33950436</text:p>
          </table:table-cell>
        </table:table-row>
        <table:table-row table:style-name="ro1">
          <table:table-cell office:value-type="float" office:value="165.93" calcext:value-type="float">
            <text:p>165.93</text:p>
          </table:table-cell>
          <table:table-cell office:value-type="float" office:value="631.50464" calcext:value-type="float">
            <text:p>631.50464</text:p>
          </table:table-cell>
          <table:table-cell table:formula="of:=[.B165]/33117.295" office:value-type="float" office:value="0.0190687264766038" calcext:value-type="float">
            <text:p>0.019068726476604</text:p>
          </table:table-cell>
          <table:table-cell office:value-type="float" office:value="113585.18397875" calcext:value-type="float">
            <text:p>113585.18397875</text:p>
          </table:table-cell>
        </table:table-row>
        <table:table-row table:style-name="ro1">
          <table:table-cell office:value-type="float" office:value="166.94" calcext:value-type="float">
            <text:p>166.94</text:p>
          </table:table-cell>
          <table:table-cell office:value-type="float" office:value="616.07853" calcext:value-type="float">
            <text:p>616.07853</text:p>
          </table:table-cell>
          <table:table-cell table:formula="of:=[.B166]/33117.295" office:value-type="float" office:value="0.018602924242454" calcext:value-type="float">
            <text:p>0.018602924242454</text:p>
          </table:table-cell>
          <table:table-cell office:value-type="float" office:value="114212.32533726" calcext:value-type="float">
            <text:p>114212.32533726</text:p>
          </table:table-cell>
        </table:table-row>
        <table:table-row table:style-name="ro1">
          <table:table-cell office:value-type="float" office:value="167.96" calcext:value-type="float">
            <text:p>167.96</text:p>
          </table:table-cell>
          <table:table-cell office:value-type="float" office:value="603.37294" calcext:value-type="float">
            <text:p>603.37294</text:p>
          </table:table-cell>
          <table:table-cell table:formula="of:=[.B167]/33117.295" office:value-type="float" office:value="0.0182192700219025" calcext:value-type="float">
            <text:p>0.018219270021903</text:p>
          </table:table-cell>
          <table:table-cell office:value-type="float" office:value="114826.53295568" calcext:value-type="float">
            <text:p>114826.53295568</text:p>
          </table:table-cell>
        </table:table-row>
        <table:table-row table:style-name="ro1">
          <table:table-cell office:value-type="float" office:value="168.98" calcext:value-type="float">
            <text:p>168.98</text:p>
          </table:table-cell>
          <table:table-cell office:value-type="float" office:value="592.85132" calcext:value-type="float">
            <text:p>592.85132</text:p>
          </table:table-cell>
          <table:table-cell table:formula="of:=[.B168]/33117.295" office:value-type="float" office:value="0.0179015623105691" calcext:value-type="float">
            <text:p>0.017901562310569</text:p>
          </table:table-cell>
          <table:table-cell office:value-type="float" office:value="115430.03002004" calcext:value-type="float">
            <text:p>115430.030020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83.95298" calcext:value-type="float">
            <text:p>583.95298</text:p>
          </table:table-cell>
          <table:table-cell table:formula="of:=[.B169]/33117.295" office:value-type="float" office:value="0.0176328706798064" calcext:value-type="float">
            <text:p>0.017632870679807</text:p>
          </table:table-cell>
          <table:table-cell office:value-type="float" office:value="116024.46895445" calcext:value-type="float">
            <text:p>116024.46895445</text:p>
          </table:table-cell>
        </table:table-row>
        <table:table-row table:style-name="ro1">
          <table:table-cell office:value-type="float" office:value="171.02" calcext:value-type="float">
            <text:p>171.02</text:p>
          </table:table-cell>
          <table:table-cell office:value-type="float" office:value="576.23586" calcext:value-type="float">
            <text:p>576.23586</text:p>
          </table:table-cell>
          <table:table-cell table:formula="of:=[.B170]/33117.295" office:value-type="float" office:value="0.0173998468171993" calcext:value-type="float">
            <text:p>0.017399846817199</text:p>
          </table:table-cell>
          <table:table-cell office:value-type="float" office:value="116611.05219348" calcext:value-type="float">
            <text:p>116611.05219348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569.4121" calcext:value-type="float">
            <text:p>569.4121</text:p>
          </table:table-cell>
          <table:table-cell table:formula="of:=[.B171]/33117.295" office:value-type="float" office:value="0.0171937985877168" calcext:value-type="float">
            <text:p>0.017193798587717</text:p>
          </table:table-cell>
          <table:table-cell office:value-type="float" office:value="117190.68914118" calcext:value-type="float">
            <text:p>117190.68914118</text:p>
          </table:table-cell>
        </table:table-row>
        <table:table-row table:style-name="ro1">
          <table:table-cell office:value-type="float" office:value="173.05" calcext:value-type="float">
            <text:p>173.05</text:p>
          </table:table-cell>
          <table:table-cell office:value-type="float" office:value="563.28964" calcext:value-type="float">
            <text:p>563.28964</text:p>
          </table:table-cell>
          <table:table-cell table:formula="of:=[.B172]/33117.295" office:value-type="float" office:value="0.0170089266046638" calcext:value-type="float">
            <text:p>0.017008926604664</text:p>
          </table:table-cell>
          <table:table-cell office:value-type="float" office:value="117764.09368839" calcext:value-type="float">
            <text:p>117764.09368839</text:p>
          </table:table-cell>
        </table:table-row>
        <table:table-row table:style-name="ro1">
          <table:table-cell office:value-type="float" office:value="174.07" calcext:value-type="float">
            <text:p>174.07</text:p>
          </table:table-cell>
          <table:table-cell office:value-type="float" office:value="557.67424" calcext:value-type="float">
            <text:p>557.67424</text:p>
          </table:table-cell>
          <table:table-cell table:formula="of:=[.B173]/33117.295" office:value-type="float" office:value="0.016839365654713" calcext:value-type="float">
            <text:p>0.016839365654713</text:p>
          </table:table-cell>
          <table:table-cell office:value-type="float" office:value="118331.78200118" calcext:value-type="float">
            <text:p>118331.78200118</text:p>
          </table:table-cell>
        </table:table-row>
        <table:table-row table:style-name="ro1">
          <table:table-cell office:value-type="float" office:value="175.09" calcext:value-type="float">
            <text:p>175.09</text:p>
          </table:table-cell>
          <table:table-cell office:value-type="float" office:value="552.29825" calcext:value-type="float">
            <text:p>552.29825</text:p>
          </table:table-cell>
          <table:table-cell table:formula="of:=[.B174]/33117.295" office:value-type="float" office:value="0.0166770338579887" calcext:value-type="float">
            <text:p>0.016677033857989</text:p>
          </table:table-cell>
          <table:table-cell office:value-type="float" office:value="118893.99778401" calcext:value-type="float">
            <text:p>118893.99778401</text:p>
          </table:table-cell>
        </table:table-row>
        <table:table-row table:style-name="ro1">
          <table:table-cell office:value-type="float" office:value="176.11" calcext:value-type="float">
            <text:p>176.11</text:p>
          </table:table-cell>
          <table:table-cell office:value-type="float" office:value="546.8222" calcext:value-type="float">
            <text:p>546.8222</text:p>
          </table:table-cell>
          <table:table-cell table:formula="of:=[.B175]/33117.295" office:value-type="float" office:value="0.0165116806792342" calcext:value-type="float">
            <text:p>0.016511680679234</text:p>
          </table:table-cell>
          <table:table-cell office:value-type="float" office:value="119450.6391878" calcext:value-type="float">
            <text:p>119450.6391878</text:p>
          </table:table-cell>
        </table:table-row>
        <table:table-row table:style-name="ro1">
          <table:table-cell office:value-type="float" office:value="177.12" calcext:value-type="float">
            <text:p>177.12</text:p>
          </table:table-cell>
          <table:table-cell office:value-type="float" office:value="540.91462" calcext:value-type="float">
            <text:p>540.91462</text:p>
          </table:table-cell>
          <table:table-cell table:formula="of:=[.B176]/33117.295" office:value-type="float" office:value="0.0163332971488161" calcext:value-type="float">
            <text:p>0.016333297148816</text:p>
          </table:table-cell>
          <table:table-cell office:value-type="float" office:value="120001.26692714" calcext:value-type="float">
            <text:p>120001.26692714</text:p>
          </table:table-cell>
        </table:table-row>
        <table:table-row table:style-name="ro1">
          <table:table-cell office:value-type="float" office:value="178.14" calcext:value-type="float">
            <text:p>178.14</text:p>
          </table:table-cell>
          <table:table-cell office:value-type="float" office:value="534.37357" calcext:value-type="float">
            <text:p>534.37357</text:p>
          </table:table-cell>
          <table:table-cell table:formula="of:=[.B177]/33117.295" office:value-type="float" office:value="0.0161357855464947" calcext:value-type="float">
            <text:p>0.016135785546495</text:p>
          </table:table-cell>
          <table:table-cell office:value-type="float" office:value="120545.23616154" calcext:value-type="float">
            <text:p>120545.23616154</text:p>
          </table:table-cell>
        </table:table-row>
        <table:table-row table:style-name="ro1">
          <table:table-cell office:value-type="float" office:value="179.16" calcext:value-type="float">
            <text:p>179.16</text:p>
          </table:table-cell>
          <table:table-cell office:value-type="float" office:value="527.23032" calcext:value-type="float">
            <text:p>527.23032</text:p>
          </table:table-cell>
          <table:table-cell table:formula="of:=[.B178]/33117.295" office:value-type="float" office:value="0.0159200900918991" calcext:value-type="float">
            <text:p>0.015920090091899</text:p>
          </table:table-cell>
          <table:table-cell office:value-type="float" office:value="121081.93387263" calcext:value-type="float">
            <text:p>121081.93387263</text:p>
          </table:table-cell>
        </table:table-row>
        <table:table-row table:style-name="ro1">
          <table:table-cell office:value-type="float" office:value="180.18" calcext:value-type="float">
            <text:p>180.18</text:p>
          </table:table-cell>
          <table:table-cell office:value-type="float" office:value="519.7801" calcext:value-type="float">
            <text:p>519.7801</text:p>
          </table:table-cell>
          <table:table-cell table:formula="of:=[.B179]/33117.295" office:value-type="float" office:value="0.0156951254623906" calcext:value-type="float">
            <text:p>0.015695125462391</text:p>
          </table:table-cell>
          <table:table-cell office:value-type="float" office:value="121611.04758525" calcext:value-type="float">
            <text:p>121611.04758525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512.51531" calcext:value-type="float">
            <text:p>512.51531</text:p>
          </table:table-cell>
          <table:table-cell table:formula="of:=[.B180]/33117.295" office:value-type="float" office:value="0.015475760022067" calcext:value-type="float">
            <text:p>0.015475760022067</text:p>
          </table:table-cell>
          <table:table-cell office:value-type="float" office:value="122132.76605839" calcext:value-type="float">
            <text:p>122132.76605839</text:p>
          </table:table-cell>
        </table:table-row>
        <table:table-row table:style-name="ro1">
          <table:table-cell office:value-type="float" office:value="182.21" calcext:value-type="float">
            <text:p>182.21</text:p>
          </table:table-cell>
          <table:table-cell office:value-type="float" office:value="505.97773" calcext:value-type="float">
            <text:p>505.97773</text:p>
          </table:table-cell>
          <table:table-cell table:formula="of:=[.B181]/33117.295" office:value-type="float" office:value="0.0152783531988346" calcext:value-type="float">
            <text:p>0.015278353198835</text:p>
          </table:table-cell>
          <table:table-cell office:value-type="float" office:value="122647.82955172" calcext:value-type="float">
            <text:p>122647.82955172</text:p>
          </table:table-cell>
        </table:table-row>
        <table:table-row table:style-name="ro1">
          <table:table-cell office:value-type="float" office:value="183.23" calcext:value-type="float">
            <text:p>183.23</text:p>
          </table:table-cell>
          <table:table-cell office:value-type="float" office:value="500.58097" calcext:value-type="float">
            <text:p>500.58097</text:p>
          </table:table-cell>
          <table:table-cell table:formula="of:=[.B182]/33117.295" office:value-type="float" office:value="0.0151153942373615" calcext:value-type="float">
            <text:p>0.015115394237362</text:p>
          </table:table-cell>
          <table:table-cell office:value-type="float" office:value="123157.39937652" calcext:value-type="float">
            <text:p>123157.39937652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496.46743" calcext:value-type="float">
            <text:p>496.46743</text:p>
          </table:table-cell>
          <table:table-cell table:formula="of:=[.B183]/33117.295" office:value-type="float" office:value="0.0149911830057376" calcext:value-type="float">
            <text:p>0.014991183005738</text:p>
          </table:table-cell>
          <table:table-cell office:value-type="float" office:value="123662.78179901" calcext:value-type="float">
            <text:p>123662.78179901</text:p>
          </table:table-cell>
        </table:table-row>
        <table:table-row table:style-name="ro1">
          <table:table-cell office:value-type="float" office:value="185.27" calcext:value-type="float">
            <text:p>185.27</text:p>
          </table:table-cell>
          <table:table-cell office:value-type="float" office:value="493.45064" calcext:value-type="float">
            <text:p>493.45064</text:p>
          </table:table-cell>
          <table:table-cell table:formula="of:=[.B184]/33117.295" office:value-type="float" office:value="0.0149000889112471" calcext:value-type="float">
            <text:p>0.014900088911247</text:p>
          </table:table-cell>
          <table:table-cell office:value-type="float" office:value="124165.09325928" calcext:value-type="float">
            <text:p>124165.09325928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491.06101" calcext:value-type="float">
            <text:p>491.06101</text:p>
          </table:table-cell>
          <table:table-cell table:formula="of:=[.B185]/33117.295" office:value-type="float" office:value="0.0148279323537747" calcext:value-type="float">
            <text:p>0.014827932353775</text:p>
          </table:table-cell>
          <table:table-cell office:value-type="float" office:value="124664.97217817" calcext:value-type="float">
            <text:p>124664.97217817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488.67458" calcext:value-type="float">
            <text:p>488.67458</text:p>
          </table:table-cell>
          <table:table-cell table:formula="of:=[.B186]/33117.295" office:value-type="float" office:value="0.0147558724225514" calcext:value-type="float">
            <text:p>0.014755872422552</text:p>
          </table:table-cell>
          <table:table-cell office:value-type="float" office:value="125162.42181579" calcext:value-type="float">
            <text:p>125162.42181579</text:p>
          </table:table-cell>
        </table:table-row>
        <table:table-row table:style-name="ro1">
          <table:table-cell office:value-type="float" office:value="188.32" calcext:value-type="float">
            <text:p>188.32</text:p>
          </table:table-cell>
          <table:table-cell office:value-type="float" office:value="485.67613" calcext:value-type="float">
            <text:p>485.67613</text:p>
          </table:table-cell>
          <table:table-cell table:formula="of:=[.B187]/33117.295" office:value-type="float" office:value="0.0146653321172517" calcext:value-type="float">
            <text:p>0.014665332117252</text:p>
          </table:table-cell>
          <table:table-cell office:value-type="float" office:value="125656.81915391" calcext:value-type="float">
            <text:p>125656.81915391</text:p>
          </table:table-cell>
        </table:table-row>
        <table:table-row table:style-name="ro1">
          <table:table-cell office:value-type="float" office:value="189.34" calcext:value-type="float">
            <text:p>189.34</text:p>
          </table:table-cell>
          <table:table-cell office:value-type="float" office:value="481.60046" calcext:value-type="float">
            <text:p>481.60046</text:p>
          </table:table-cell>
          <table:table-cell table:formula="of:=[.B188]/33117.295" office:value-type="float" office:value="0.0145422643968959" calcext:value-type="float">
            <text:p>0.014542264396896</text:p>
          </table:table-cell>
          <table:table-cell office:value-type="float" office:value="126147.06764018" calcext:value-type="float">
            <text:p>126147.06764018</text:p>
          </table:table-cell>
        </table:table-row>
        <table:table-row table:style-name="ro1">
          <table:table-cell office:value-type="float" office:value="190.36" calcext:value-type="float">
            <text:p>190.36</text:p>
          </table:table-cell>
          <table:table-cell office:value-type="float" office:value="476.21027" calcext:value-type="float">
            <text:p>476.21027</text:p>
          </table:table-cell>
          <table:table-cell table:formula="of:=[.B189]/33117.295" office:value-type="float" office:value="0.0143795038211907" calcext:value-type="float">
            <text:p>0.014379503821191</text:p>
          </table:table-cell>
          <table:table-cell office:value-type="float" office:value="126631.82914289" calcext:value-type="float">
            <text:p>126631.82914289</text:p>
          </table:table-cell>
        </table:table-row>
        <table:table-row table:style-name="ro1">
          <table:table-cell office:value-type="float" office:value="191.38" calcext:value-type="float">
            <text:p>191.38</text:p>
          </table:table-cell>
          <table:table-cell office:value-type="float" office:value="469.49719" calcext:value-type="float">
            <text:p>469.49719</text:p>
          </table:table-cell>
          <table:table-cell table:formula="of:=[.B190]/33117.295" office:value-type="float" office:value="0.0141767976521029" calcext:value-type="float">
            <text:p>0.014176797652103</text:p>
          </table:table-cell>
          <table:table-cell office:value-type="float" office:value="127109.75702241" calcext:value-type="float">
            <text:p>127109.75702241</text:p>
          </table:table-cell>
        </table:table-row>
        <table:table-row table:style-name="ro1">
          <table:table-cell office:value-type="float" office:value="192.39" calcext:value-type="float">
            <text:p>192.39</text:p>
          </table:table-cell>
          <table:table-cell office:value-type="float" office:value="461.62295" calcext:value-type="float">
            <text:p>461.62295</text:p>
          </table:table-cell>
          <table:table-cell table:formula="of:=[.B191]/33117.295" office:value-type="float" office:value="0.0139390294406593" calcext:value-type="float">
            <text:p>0.013939029440659</text:p>
          </table:table-cell>
          <table:table-cell office:value-type="float" office:value="127579.66926186" calcext:value-type="float">
            <text:p>127579.66926186</text:p>
          </table:table-cell>
        </table:table-row>
        <table:table-row table:style-name="ro1">
          <table:table-cell office:value-type="float" office:value="193.41" calcext:value-type="float">
            <text:p>193.41</text:p>
          </table:table-cell>
          <table:table-cell office:value-type="float" office:value="452.83652" calcext:value-type="float">
            <text:p>452.83652</text:p>
          </table:table-cell>
          <table:table-cell table:formula="of:=[.B192]/33117.295" office:value-type="float" office:value="0.0136737170110059" calcext:value-type="float">
            <text:p>0.013673717011006</text:p>
          </table:table-cell>
          <table:table-cell office:value-type="float" office:value="128040.63729545" calcext:value-type="float">
            <text:p>128040.63729545</text:p>
          </table:table-cell>
        </table:table-row>
        <table:table-row table:style-name="ro1">
          <table:table-cell office:value-type="float" office:value="194.43" calcext:value-type="float">
            <text:p>194.43</text:p>
          </table:table-cell>
          <table:table-cell office:value-type="float" office:value="443.4057" calcext:value-type="float">
            <text:p>443.4057</text:p>
          </table:table-cell>
          <table:table-cell table:formula="of:=[.B193]/33117.295" office:value-type="float" office:value="0.0133889467723738" calcext:value-type="float">
            <text:p>0.013388946772374</text:p>
          </table:table-cell>
          <table:table-cell office:value-type="float" office:value="128492.00516812" calcext:value-type="float">
            <text:p>128492.00516812</text:p>
          </table:table-cell>
        </table:table-row>
        <table:table-row table:style-name="ro1">
          <table:table-cell office:value-type="float" office:value="195.45" calcext:value-type="float">
            <text:p>195.45</text:p>
          </table:table-cell>
          <table:table-cell office:value-type="float" office:value="433.58782" calcext:value-type="float">
            <text:p>433.58782</text:p>
          </table:table-cell>
          <table:table-cell table:formula="of:=[.B194]/33117.295" office:value-type="float" office:value="0.013092488984985" calcext:value-type="float">
            <text:p>0.013092488984985</text:p>
          </table:table-cell>
          <table:table-cell office:value-type="float" office:value="128933.37886125" calcext:value-type="float">
            <text:p>128933.37886125</text:p>
          </table:table-cell>
        </table:table-row>
        <table:table-row table:style-name="ro1">
          <table:table-cell office:value-type="float" office:value="196.47" calcext:value-type="float">
            <text:p>196.47</text:p>
          </table:table-cell>
          <table:table-cell office:value-type="float" office:value="423.64248" calcext:value-type="float">
            <text:p>423.64248</text:p>
          </table:table-cell>
          <table:table-cell table:formula="of:=[.B195]/33117.295" office:value-type="float" office:value="0.0127921824533073" calcext:value-type="float">
            <text:p>0.012792182453307</text:p>
          </table:table-cell>
          <table:table-cell office:value-type="float" office:value="129364.62862057" calcext:value-type="float">
            <text:p>129364.62862057</text:p>
          </table:table-cell>
        </table:table-row>
        <table:table-row table:style-name="ro1">
          <table:table-cell office:value-type="float" office:value="197.48" calcext:value-type="float">
            <text:p>197.48</text:p>
          </table:table-cell>
          <table:table-cell office:value-type="float" office:value="413.86928" calcext:value-type="float">
            <text:p>413.86928</text:p>
          </table:table-cell>
          <table:table-cell table:formula="of:=[.B196]/33117.295" office:value-type="float" office:value="0.0124970738099232" calcext:value-type="float">
            <text:p>0.012497073809923</text:p>
          </table:table-cell>
          <table:table-cell office:value-type="float" office:value="129785.92968381" calcext:value-type="float">
            <text:p>129785.92968381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404.643" calcext:value-type="float">
            <text:p>404.643</text:p>
          </table:table-cell>
          <table:table-cell table:formula="of:=[.B197]/33117.295" office:value-type="float" office:value="0.0122184798003581" calcext:value-type="float">
            <text:p>0.012218479800358</text:p>
          </table:table-cell>
          <table:table-cell office:value-type="float" office:value="130197.83879724" calcext:value-type="float">
            <text:p>130197.83879724</text:p>
          </table:table-cell>
        </table:table-row>
        <table:table-row table:style-name="ro1">
          <table:table-cell office:value-type="float" office:value="199.52" calcext:value-type="float">
            <text:p>199.52</text:p>
          </table:table-cell>
          <table:table-cell office:value-type="float" office:value="396.4209" calcext:value-type="float">
            <text:p>396.4209</text:p>
          </table:table-cell>
          <table:table-cell table:formula="of:=[.B198]/33117.295" office:value-type="float" office:value="0.0119702077117108" calcext:value-type="float">
            <text:p>0.011970207711711</text:p>
          </table:table-cell>
          <table:table-cell office:value-type="float" office:value="130601.37816606" calcext:value-type="float">
            <text:p>130601.37816606</text:p>
          </table:table-cell>
        </table:table-row>
        <table:table-row table:style-name="ro1">
          <table:table-cell office:value-type="float" office:value="200.54" calcext:value-type="float">
            <text:p>200.54</text:p>
          </table:table-cell>
          <table:table-cell office:value-type="float" office:value="389.70906" calcext:value-type="float">
            <text:p>389.70906</text:p>
          </table:table-cell>
          <table:table-cell table:formula="of:=[.B199]/33117.295" office:value-type="float" office:value="0.0117675389852945" calcext:value-type="float">
            <text:p>0.011767538985295</text:p>
          </table:table-cell>
          <table:table-cell office:value-type="float" office:value="130998.08516949" calcext:value-type="float">
            <text:p>130998.08516949</text:p>
          </table:table-cell>
        </table:table-row>
        <table:table-row table:style-name="ro1">
          <table:table-cell office:value-type="float" office:value="201.56" calcext:value-type="float">
            <text:p>201.56</text:p>
          </table:table-cell>
          <table:table-cell office:value-type="float" office:value="384.99078" calcext:value-type="float">
            <text:p>384.99078</text:p>
          </table:table-cell>
          <table:table-cell table:formula="of:=[.B200]/33117.295" office:value-type="float" office:value="0.0116250672043112" calcext:value-type="float">
            <text:p>0.011625067204311</text:p>
          </table:table-cell>
          <table:table-cell office:value-type="float" office:value="131389.9891689" calcext:value-type="float">
            <text:p>131389.9891689</text:p>
          </table:table-cell>
        </table:table-row>
        <table:table-row table:style-name="ro1">
          <table:table-cell office:value-type="float" office:value="202.57" calcext:value-type="float">
            <text:p>202.57</text:p>
          </table:table-cell>
          <table:table-cell office:value-type="float" office:value="382.63324" calcext:value-type="float">
            <text:p>382.63324</text:p>
          </table:table-cell>
          <table:table-cell table:formula="of:=[.B201]/33117.295" office:value-type="float" office:value="0.0115538796269442" calcext:value-type="float">
            <text:p>0.011553879626944</text:p>
          </table:table-cell>
          <table:table-cell office:value-type="float" office:value="131779.49329574" calcext:value-type="float">
            <text:p>131779.49329574</text:p>
          </table:table-cell>
        </table:table-row>
        <table:table-row table:style-name="ro1">
          <table:table-cell office:value-type="float" office:value="203.59" calcext:value-type="float">
            <text:p>203.59</text:p>
          </table:table-cell>
          <table:table-cell office:value-type="float" office:value="382.79527" calcext:value-type="float">
            <text:p>382.79527</text:p>
          </table:table-cell>
          <table:table-cell table:formula="of:=[.B202]/33117.295" office:value-type="float" office:value="0.0115587722366818" calcext:value-type="float">
            <text:p>0.011558772236682</text:p>
          </table:table-cell>
          <table:table-cell office:value-type="float" office:value="132169.16235819" calcext:value-type="float">
            <text:p>132169.16235819</text:p>
          </table:table-cell>
        </table:table-row>
        <table:table-row table:style-name="ro1">
          <table:table-cell office:value-type="float" office:value="204.61" calcext:value-type="float">
            <text:p>204.61</text:p>
          </table:table-cell>
          <table:table-cell office:value-type="float" office:value="385.35846" calcext:value-type="float">
            <text:p>385.35846</text:p>
          </table:table-cell>
          <table:table-cell table:formula="of:=[.B203]/33117.295" office:value-type="float" office:value="0.011636169560346" calcext:value-type="float">
            <text:p>0.011636169560346</text:p>
          </table:table-cell>
          <table:table-cell office:value-type="float" office:value="132561.44063846" calcext:value-type="float">
            <text:p>132561.44063846</text:p>
          </table:table-cell>
        </table:table-row>
        <table:table-row table:style-name="ro1">
          <table:table-cell office:value-type="float" office:value="205.63" calcext:value-type="float">
            <text:p>205.63</text:p>
          </table:table-cell>
          <table:table-cell office:value-type="float" office:value="389.89848" calcext:value-type="float">
            <text:p>389.89848</text:p>
          </table:table-cell>
          <table:table-cell table:formula="of:=[.B204]/33117.295" office:value-type="float" office:value="0.011773258655334" calcext:value-type="float">
            <text:p>0.011773258655334</text:p>
          </table:table-cell>
          <table:table-cell office:value-type="float" office:value="132958.34046654" calcext:value-type="float">
            <text:p>132958.34046654</text:p>
          </table:table-cell>
        </table:table-row>
        <table:table-row table:style-name="ro1">
          <table:table-cell office:value-type="float" office:value="206.65" calcext:value-type="float">
            <text:p>206.65</text:p>
          </table:table-cell>
          <table:table-cell office:value-type="float" office:value="395.70622" calcext:value-type="float">
            <text:p>395.70622</text:p>
          </table:table-cell>
          <table:table-cell table:formula="of:=[.B205]/33117.295" office:value-type="float" office:value="0.0119486274467767" calcext:value-type="float">
            <text:p>0.011948627446777</text:p>
          </table:table-cell>
          <table:table-cell office:value-type="float" office:value="133361.15232462" calcext:value-type="float">
            <text:p>133361.15232462</text:p>
          </table:table-cell>
        </table:table-row>
        <table:table-row table:style-name="ro1">
          <table:table-cell office:value-type="float" office:value="207.66" calcext:value-type="float">
            <text:p>207.66</text:p>
          </table:table-cell>
          <table:table-cell office:value-type="float" office:value="401.86157" calcext:value-type="float">
            <text:p>401.86157</text:p>
          </table:table-cell>
          <table:table-cell table:formula="of:=[.B206]/33117.295" office:value-type="float" office:value="0.0121344925664974" calcext:value-type="float">
            <text:p>0.012134492566497</text:p>
          </table:table-cell>
          <table:table-cell office:value-type="float" office:value="133770.23006455" calcext:value-type="float">
            <text:p>133770.23006455</text:p>
          </table:table-cell>
        </table:table-row>
        <table:table-row table:style-name="ro1">
          <table:table-cell office:value-type="float" office:value="208.68" calcext:value-type="float">
            <text:p>208.68</text:p>
          </table:table-cell>
          <table:table-cell office:value-type="float" office:value="407.35582" calcext:value-type="float">
            <text:p>407.35582</text:p>
          </table:table-cell>
          <table:table-cell table:formula="of:=[.B207]/33117.295" office:value-type="float" office:value="0.0123003953070443" calcext:value-type="float">
            <text:p>0.012300395307044</text:p>
          </table:table-cell>
          <table:table-cell office:value-type="float" office:value="134184.90071597" calcext:value-type="float">
            <text:p>134184.90071597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411.25065" calcext:value-type="float">
            <text:p>411.25065</text:p>
          </table:table-cell>
          <table:table-cell table:formula="of:=[.B208]/33117.295" office:value-type="float" office:value="0.0124180024364913" calcext:value-type="float">
            <text:p>0.012418002436491</text:p>
          </table:table-cell>
          <table:table-cell office:value-type="float" office:value="134603.53613576" calcext:value-type="float">
            <text:p>134603.53613576</text:p>
          </table:table-cell>
        </table:table-row>
        <table:table-row table:style-name="ro1">
          <table:table-cell office:value-type="float" office:value="210.72" calcext:value-type="float">
            <text:p>210.72</text:p>
          </table:table-cell>
          <table:table-cell office:value-type="float" office:value="412.85194" calcext:value-type="float">
            <text:p>412.85194</text:p>
          </table:table-cell>
          <table:table-cell table:formula="of:=[.B209]/33117.295" office:value-type="float" office:value="0.0124663545135555" calcext:value-type="float">
            <text:p>0.012466354513556</text:p>
          </table:table-cell>
          <table:table-cell office:value-type="float" office:value="135023.80159872" calcext:value-type="float">
            <text:p>135023.80159872</text:p>
          </table:table-cell>
        </table:table-row>
        <table:table-row table:style-name="ro1">
          <table:table-cell office:value-type="float" office:value="211.74" calcext:value-type="float">
            <text:p>211.74</text:p>
          </table:table-cell>
          <table:table-cell office:value-type="float" office:value="411.86683" calcext:value-type="float">
            <text:p>411.86683</text:p>
          </table:table-cell>
          <table:table-cell table:formula="of:=[.B210]/33117.295" office:value-type="float" office:value="0.0124366084246917" calcext:value-type="float">
            <text:p>0.012436608424692</text:p>
          </table:table-cell>
          <table:table-cell office:value-type="float" office:value="135443.0642558" calcext:value-type="float">
            <text:p>135443.0642558</text:p>
          </table:table-cell>
        </table:table-row>
        <table:table-row table:style-name="ro1">
          <table:table-cell office:value-type="float" office:value="212.75" calcext:value-type="float">
            <text:p>212.75</text:p>
          </table:table-cell>
          <table:table-cell office:value-type="float" office:value="408.50661" calcext:value-type="float">
            <text:p>408.50661</text:p>
          </table:table-cell>
          <table:table-cell table:formula="of:=[.B211]/33117.295" office:value-type="float" office:value="0.0123351442199612" calcext:value-type="float">
            <text:p>0.012335144219961</text:p>
          </table:table-cell>
          <table:table-cell office:value-type="float" office:value="135858.90635407" calcext:value-type="float">
            <text:p>135858.90635407</text:p>
          </table:table-cell>
        </table:table-row>
        <table:table-row table:style-name="ro1">
          <table:table-cell office:value-type="float" office:value="213.77" calcext:value-type="float">
            <text:p>213.77</text:p>
          </table:table-cell>
          <table:table-cell office:value-type="float" office:value="403.50156" calcext:value-type="float">
            <text:p>403.50156</text:p>
          </table:table-cell>
          <table:table-cell table:formula="of:=[.B212]/33117.295" office:value-type="float" office:value="0.0121840132172631" calcext:value-type="float">
            <text:p>0.012184013217263</text:p>
          </table:table-cell>
          <table:table-cell office:value-type="float" office:value="136269.65353321" calcext:value-type="float">
            <text:p>136269.65353321</text:p>
          </table:table-cell>
        </table:table-row>
        <table:table-row table:style-name="ro1">
          <table:table-cell office:value-type="float" office:value="214.79" calcext:value-type="float">
            <text:p>214.79</text:p>
          </table:table-cell>
          <table:table-cell office:value-type="float" office:value="398.0093" calcext:value-type="float">
            <text:p>398.0093</text:p>
          </table:table-cell>
          <table:table-cell table:formula="of:=[.B213]/33117.295" office:value-type="float" office:value="0.0120181705661649" calcext:value-type="float">
            <text:p>0.012018170566165</text:p>
          </table:table-cell>
          <table:table-cell office:value-type="float" office:value="136674.80982145" calcext:value-type="float">
            <text:p>136674.80982145</text:p>
          </table:table-cell>
        </table:table-row>
        <table:table-row table:style-name="ro1">
          <table:table-cell office:value-type="float" office:value="215.81" calcext:value-type="float">
            <text:p>215.81</text:p>
          </table:table-cell>
          <table:table-cell office:value-type="float" office:value="393.42448" calcext:value-type="float">
            <text:p>393.42448</text:p>
          </table:table-cell>
          <table:table-cell table:formula="of:=[.B214]/33117.295" office:value-type="float" office:value="0.0118797287036879" calcext:value-type="float">
            <text:p>0.011879728703688</text:p>
          </table:table-cell>
          <table:table-cell office:value-type="float" office:value="137075.2989623" calcext:value-type="float">
            <text:p>137075.2989623</text:p>
          </table:table-cell>
        </table:table-row>
        <table:table-row table:style-name="ro1">
          <table:table-cell office:value-type="float" office:value="216.82" calcext:value-type="float">
            <text:p>216.82</text:p>
          </table:table-cell>
          <table:table-cell office:value-type="float" office:value="391.12763" calcext:value-type="float">
            <text:p>391.12763</text:p>
          </table:table-cell>
          <table:table-cell table:formula="of:=[.B215]/33117.295" office:value-type="float" office:value="0.0118103737035286" calcext:value-type="float">
            <text:p>0.011810373703529</text:p>
          </table:table-cell>
          <table:table-cell office:value-type="float" office:value="137473.45001152" calcext:value-type="float">
            <text:p>137473.45001152</text:p>
          </table:table-cell>
        </table:table-row>
        <table:table-row table:style-name="ro1">
          <table:table-cell office:value-type="float" office:value="217.84" calcext:value-type="float">
            <text:p>217.84</text:p>
          </table:table-cell>
          <table:table-cell office:value-type="float" office:value="392.23315" calcext:value-type="float">
            <text:p>392.23315</text:p>
          </table:table-cell>
          <table:table-cell table:formula="of:=[.B216]/33117.295" office:value-type="float" office:value="0.0118437556569762" calcext:value-type="float">
            <text:p>0.011843755656976</text:p>
          </table:table-cell>
          <table:table-cell office:value-type="float" office:value="137872.72643692" calcext:value-type="float">
            <text:p>137872.72643692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  <table:table-cell office:value-type="float" office:value="397.40202" calcext:value-type="float">
            <text:p>397.40202</text:p>
          </table:table-cell>
          <table:table-cell table:formula="of:=[.B217]/33117.295" office:value-type="float" office:value="0.0119998333197201" calcext:value-type="float">
            <text:p>0.01199983331972</text:p>
          </table:table-cell>
          <table:table-cell office:value-type="float" office:value="138277.26454598" calcext:value-type="float">
            <text:p>138277.26454598</text:p>
          </table:table-cell>
        </table:table-row>
        <table:table-row table:style-name="ro1">
          <table:table-cell office:value-type="float" office:value="219.88" calcext:value-type="float">
            <text:p>219.88</text:p>
          </table:table-cell>
          <table:table-cell office:value-type="float" office:value="406.76755" calcext:value-type="float">
            <text:p>406.76755</text:p>
          </table:table-cell>
          <table:table-cell table:formula="of:=[.B218]/33117.295" office:value-type="float" office:value="0.0122826320809112" calcext:value-type="float">
            <text:p>0.012282632080911</text:p>
          </table:table-cell>
          <table:table-cell office:value-type="float" office:value="138691.33635416" calcext:value-type="float">
            <text:p>138691.33635416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419.98715" calcext:value-type="float">
            <text:p>419.98715</text:p>
          </table:table-cell>
          <table:table-cell table:formula="of:=[.B219]/33117.295" office:value-type="float" office:value="0.0126818071946999" calcext:value-type="float">
            <text:p>0.0126818071947</text:p>
          </table:table-cell>
          <table:table-cell office:value-type="float" office:value="139118.86515198" calcext:value-type="float">
            <text:p>139118.86515198</text:p>
          </table:table-cell>
        </table:table-row>
        <table:table-row table:style-name="ro1">
          <table:table-cell office:value-type="float" office:value="221.91" calcext:value-type="float">
            <text:p>221.91</text:p>
          </table:table-cell>
          <table:table-cell office:value-type="float" office:value="436.39105" calcext:value-type="float">
            <text:p>436.39105</text:p>
          </table:table-cell>
          <table:table-cell table:formula="of:=[.B220]/33117.295" office:value-type="float" office:value="0.0131771344851686" calcext:value-type="float">
            <text:p>0.013177134485169</text:p>
          </table:table-cell>
          <table:table-cell office:value-type="float" office:value="139563.092408" calcext:value-type="float">
            <text:p>139563.092408</text:p>
          </table:table-cell>
        </table:table-row>
        <table:table-row table:style-name="ro1">
          <table:table-cell office:value-type="float" office:value="222.93" calcext:value-type="float">
            <text:p>222.93</text:p>
          </table:table-cell>
          <table:table-cell office:value-type="float" office:value="455.16635" calcext:value-type="float">
            <text:p>455.16635</text:p>
          </table:table-cell>
          <table:table-cell table:formula="of:=[.B221]/33117.295" office:value-type="float" office:value="0.0137440678654461" calcext:value-type="float">
            <text:p>0.013744067865446</text:p>
          </table:table-cell>
          <table:table-cell office:value-type="float" office:value="140026.43211467" calcext:value-type="float">
            <text:p>140026.43211467</text:p>
          </table:table-cell>
        </table:table-row>
        <table:table-row table:style-name="ro1">
          <table:table-cell office:value-type="float" office:value="223.95" calcext:value-type="float">
            <text:p>223.95</text:p>
          </table:table-cell>
          <table:table-cell office:value-type="float" office:value="475.50647" calcext:value-type="float">
            <text:p>475.50647</text:p>
          </table:table-cell>
          <table:table-cell table:formula="of:=[.B222]/33117.295" office:value-type="float" office:value="0.014358252085504" calcext:value-type="float">
            <text:p>0.014358252085504</text:p>
          </table:table-cell>
          <table:table-cell office:value-type="float" office:value="140510.47717844" calcext:value-type="float">
            <text:p>140510.47717844</text:p>
          </table:table-cell>
        </table:table-row>
        <table:table-row table:style-name="ro1">
          <table:table-cell office:value-type="float" office:value="224.97" calcext:value-type="float">
            <text:p>224.97</text:p>
          </table:table-cell>
          <table:table-cell office:value-type="float" office:value="496.67522" calcext:value-type="float">
            <text:p>496.67522</text:p>
          </table:table-cell>
          <table:table-cell table:formula="of:=[.B223]/33117.295" office:value-type="float" office:value="0.014997457370839" calcext:value-type="float">
            <text:p>0.014997457370839</text:p>
          </table:table-cell>
          <table:table-cell office:value-type="float" office:value="141016.07111901" calcext:value-type="float">
            <text:p>141016.07111901</text:p>
          </table:table-cell>
        </table:table-row>
        <table:table-row table:style-name="ro1">
          <table:table-cell office:value-type="float" office:value="225.99" calcext:value-type="float">
            <text:p>225.99</text:p>
          </table:table-cell>
          <table:table-cell office:value-type="float" office:value="517.97709" calcext:value-type="float">
            <text:p>517.97709</text:p>
          </table:table-cell>
          <table:table-cell table:formula="of:=[.B224]/33117.295" office:value-type="float" office:value="0.0156406823081414" calcext:value-type="float">
            <text:p>0.015640682308142</text:p>
          </table:table-cell>
          <table:table-cell office:value-type="float" office:value="141543.34944642" calcext:value-type="float">
            <text:p>141543.349446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38.67145" calcext:value-type="float">
            <text:p>538.67145</text:p>
          </table:table-cell>
          <table:table-cell table:formula="of:=[.B225]/33117.295" office:value-type="float" office:value="0.0162655630539874" calcext:value-type="float">
            <text:p>0.016265563053987</text:p>
          </table:table-cell>
          <table:table-cell office:value-type="float" office:value="142091.69373793" calcext:value-type="float">
            <text:p>142091.69373793</text:p>
          </table:table-cell>
        </table:table-row>
        <table:table-row table:style-name="ro1">
          <table:table-cell office:value-type="float" office:value="228.02" calcext:value-type="float">
            <text:p>228.02</text:p>
          </table:table-cell>
          <table:table-cell office:value-type="float" office:value="557.90002" calcext:value-type="float">
            <text:p>557.90002</text:p>
          </table:table-cell>
          <table:table-cell table:formula="of:=[.B226]/33117.295" office:value-type="float" office:value="0.0168461832405092" calcext:value-type="float">
            <text:p>0.016846183240509</text:p>
          </table:table-cell>
          <table:table-cell office:value-type="float" office:value="142659.61188355" calcext:value-type="float">
            <text:p>142659.61188355</text:p>
          </table:table-cell>
        </table:table-row>
        <table:table-row table:style-name="ro1">
          <table:table-cell office:value-type="float" office:value="229.04" calcext:value-type="float">
            <text:p>229.04</text:p>
          </table:table-cell>
          <table:table-cell office:value-type="float" office:value="574.6971" calcext:value-type="float">
            <text:p>574.6971</text:p>
          </table:table-cell>
          <table:table-cell table:formula="of:=[.B227]/33117.295" office:value-type="float" office:value="0.0173533828774361" calcext:value-type="float">
            <text:p>0.017353382877436</text:p>
          </table:table-cell>
          <table:table-cell office:value-type="float" office:value="143244.62873708" calcext:value-type="float">
            <text:p>143244.62873708</text:p>
          </table:table-cell>
        </table:table-row>
        <table:table-row table:style-name="ro1">
          <table:table-cell office:value-type="float" office:value="230.06" calcext:value-type="float">
            <text:p>230.06</text:p>
          </table:table-cell>
          <table:table-cell office:value-type="float" office:value="588.11841" calcext:value-type="float">
            <text:p>588.11841</text:p>
          </table:table-cell>
          <table:table-cell table:formula="of:=[.B228]/33117.295" office:value-type="float" office:value="0.0177586487664527" calcext:value-type="float">
            <text:p>0.017758648766453</text:p>
          </table:table-cell>
          <table:table-cell office:value-type="float" office:value="143843.30789516" calcext:value-type="float">
            <text:p>143843.30789516</text:p>
          </table:table-cell>
        </table:table-row>
        <table:table-row table:style-name="ro1">
          <table:table-cell office:value-type="float" office:value="231.08" calcext:value-type="float">
            <text:p>231.08</text:p>
          </table:table-cell>
          <table:table-cell office:value-type="float" office:value="597.46838" calcext:value-type="float">
            <text:p>597.46838</text:p>
          </table:table-cell>
          <table:table-cell table:formula="of:=[.B229]/33117.295" office:value-type="float" office:value="0.018040977682507" calcext:value-type="float">
            <text:p>0.018040977682507</text:p>
          </table:table-cell>
          <table:table-cell office:value-type="float" office:value="144451.50492215" calcext:value-type="float">
            <text:p>144451.50492215</text:p>
          </table:table-cell>
        </table:table-row>
        <table:table-row table:style-name="ro1">
          <table:table-cell office:value-type="float" office:value="232.09" calcext:value-type="float">
            <text:p>232.09</text:p>
          </table:table-cell>
          <table:table-cell office:value-type="float" office:value="602.55086" calcext:value-type="float">
            <text:p>602.55086</text:p>
          </table:table-cell>
          <table:table-cell table:formula="of:=[.B230]/33117.295" office:value-type="float" office:value="0.0181944467384791" calcext:value-type="float">
            <text:p>0.018194446738479</text:p>
          </table:table-cell>
          <table:table-cell office:value-type="float" office:value="145064.87569604" calcext:value-type="float">
            <text:p>145064.87569604</text:p>
          </table:table-cell>
        </table:table-row>
        <table:table-row table:style-name="ro1">
          <table:table-cell office:value-type="float" office:value="233.11" calcext:value-type="float">
            <text:p>233.11</text:p>
          </table:table-cell>
          <table:table-cell office:value-type="float" office:value="603.83798" calcext:value-type="float">
            <text:p>603.83798</text:p>
          </table:table-cell>
          <table:table-cell table:formula="of:=[.B231]/33117.295" office:value-type="float" office:value="0.0182333122315696" calcext:value-type="float">
            <text:p>0.01823331223157</text:p>
          </table:table-cell>
          <table:table-cell office:value-type="float" office:value="145679.55670293" calcext:value-type="float">
            <text:p>145679.55670293</text:p>
          </table:table-cell>
        </table:table-row>
        <table:table-row table:style-name="ro1">
          <table:table-cell office:value-type="float" office:value="234.13" calcext:value-type="float">
            <text:p>234.13</text:p>
          </table:table-cell>
          <table:table-cell office:value-type="float" office:value="602.46467" calcext:value-type="float">
            <text:p>602.46467</text:p>
          </table:table-cell>
          <table:table-cell table:formula="of:=[.B232]/33117.295" office:value-type="float" office:value="0.0181918441708479" calcext:value-type="float">
            <text:p>0.018191844170848</text:p>
          </table:table-cell>
          <table:table-cell office:value-type="float" office:value="146292.83974396" calcext:value-type="float">
            <text:p>146292.83974396</text:p>
          </table:table-cell>
        </table:table-row>
        <table:table-row table:style-name="ro1">
          <table:table-cell office:value-type="float" office:value="235.15" calcext:value-type="float">
            <text:p>235.15</text:p>
          </table:table-cell>
          <table:table-cell office:value-type="float" office:value="600.01025" calcext:value-type="float">
            <text:p>600.01025</text:p>
          </table:table-cell>
          <table:table-cell table:formula="of:=[.B233]/33117.295" office:value-type="float" office:value="0.0181177312337859" calcext:value-type="float">
            <text:p>0.018117731233786</text:p>
          </table:table-cell>
          <table:table-cell office:value-type="float" office:value="146903.62428817" calcext:value-type="float">
            <text:p>146903.62428817</text:p>
          </table:table-cell>
        </table:table-row>
        <table:table-row table:style-name="ro1">
          <table:table-cell office:value-type="float" office:value="236.17" calcext:value-type="float">
            <text:p>236.17</text:p>
          </table:table-cell>
          <table:table-cell office:value-type="float" office:value="598.10666" calcext:value-type="float">
            <text:p>598.10666</text:p>
          </table:table-cell>
          <table:table-cell table:formula="of:=[.B234]/33117.295" office:value-type="float" office:value="0.018060250995741" calcext:value-type="float">
            <text:p>0.018060250995741</text:p>
          </table:table-cell>
          <table:table-cell office:value-type="float" office:value="147512.47106113" calcext:value-type="float">
            <text:p>147512.47106113</text:p>
          </table:table-cell>
        </table:table-row>
        <table:table-row table:style-name="ro1">
          <table:table-cell office:value-type="float" office:value="237.18" calcext:value-type="float">
            <text:p>237.18</text:p>
          </table:table-cell>
          <table:table-cell office:value-type="float" office:value="597.98565" calcext:value-type="float">
            <text:p>597.98565</text:p>
          </table:table-cell>
          <table:table-cell table:formula="of:=[.B235]/33117.295" office:value-type="float" office:value="0.0180565970137356" calcext:value-type="float">
            <text:p>0.018056597013736</text:p>
          </table:table-cell>
          <table:table-cell office:value-type="float" office:value="148121.19465065" calcext:value-type="float">
            <text:p>148121.19465065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600.11382" calcext:value-type="float">
            <text:p>600.11382</text:p>
          </table:table-cell>
          <table:table-cell table:formula="of:=[.B236]/33117.295" office:value-type="float" office:value="0.0181208586027331" calcext:value-type="float">
            <text:p>0.018120858602733</text:p>
          </table:table-cell>
          <table:table-cell office:value-type="float" office:value="148732.08461863" calcext:value-type="float">
            <text:p>148732.08461863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604.04775" calcext:value-type="float">
            <text:p>604.04775</text:p>
          </table:table-cell>
          <table:table-cell table:formula="of:=[.B237]/33117.295" office:value-type="float" office:value="0.0182396463841627" calcext:value-type="float">
            <text:p>0.018239646384163</text:p>
          </table:table-cell>
          <table:table-cell office:value-type="float" office:value="149346.97915773" calcext:value-type="float">
            <text:p>149346.97915773</text:p>
          </table:table-cell>
        </table:table-row>
        <table:table-row table:style-name="ro1">
          <table:table-cell office:value-type="float" office:value="240.24" calcext:value-type="float">
            <text:p>240.24</text:p>
          </table:table-cell>
          <table:table-cell office:value-type="float" office:value="608.57302" calcext:value-type="float">
            <text:p>608.57302</text:p>
          </table:table-cell>
          <table:table-cell table:formula="of:=[.B238]/33117.295" office:value-type="float" office:value="0.0183762900925332" calcext:value-type="float">
            <text:p>0.018376290092533</text:p>
          </table:table-cell>
          <table:table-cell office:value-type="float" office:value="149966.48023477" calcext:value-type="float">
            <text:p>149966.48023477</text:p>
          </table:table-cell>
        </table:table-row>
        <table:table-row table:style-name="ro1">
          <table:table-cell office:value-type="float" office:value="241.26" calcext:value-type="float">
            <text:p>241.26</text:p>
          </table:table-cell>
          <table:table-cell office:value-type="float" office:value="612.09354" calcext:value-type="float">
            <text:p>612.09354</text:p>
          </table:table-cell>
          <table:table-cell table:formula="of:=[.B239]/33117.295" office:value-type="float" office:value="0.0184825946684353" calcext:value-type="float">
            <text:p>0.018482594668435</text:p>
          </table:table-cell>
          <table:table-cell office:value-type="float" office:value="150589.56504598" calcext:value-type="float">
            <text:p>150589.56504598</text:p>
          </table:table-cell>
        </table:table-row>
        <table:table-row table:style-name="ro1">
          <table:table-cell office:value-type="float" office:value="242.27" calcext:value-type="float">
            <text:p>242.27</text:p>
          </table:table-cell>
          <table:table-cell office:value-type="float" office:value="613.14685" calcext:value-type="float">
            <text:p>613.14685</text:p>
          </table:table-cell>
          <table:table-cell table:formula="of:=[.B240]/33117.295" office:value-type="float" office:value="0.0185144001042356" calcext:value-type="float">
            <text:p>0.018514400104236</text:p>
          </table:table-cell>
          <table:table-cell office:value-type="float" office:value="151213.72208015" calcext:value-type="float">
            <text:p>151213.72208015</text:p>
          </table:table-cell>
        </table:table-row>
        <table:table-row table:style-name="ro1">
          <table:table-cell office:value-type="float" office:value="243.29" calcext:value-type="float">
            <text:p>243.29</text:p>
          </table:table-cell>
          <table:table-cell office:value-type="float" office:value="610.87162" calcext:value-type="float">
            <text:p>610.87162</text:p>
          </table:table-cell>
          <table:table-cell table:formula="of:=[.B241]/33117.295" office:value-type="float" office:value="0.0184456979351725" calcext:value-type="float">
            <text:p>0.018445697935173</text:p>
          </table:table-cell>
          <table:table-cell office:value-type="float" office:value="151835.56302579" calcext:value-type="float">
            <text:p>151835.56302579</text:p>
          </table:table-cell>
        </table:table-row>
        <table:table-row table:style-name="ro1">
          <table:table-cell office:value-type="float" office:value="244.31" calcext:value-type="float">
            <text:p>244.31</text:p>
          </table:table-cell>
          <table:table-cell office:value-type="float" office:value="605.26511" calcext:value-type="float">
            <text:p>605.26511</text:p>
          </table:table-cell>
          <table:table-cell table:formula="of:=[.B242]/33117.295" office:value-type="float" office:value="0.0182764054250204" calcext:value-type="float">
            <text:p>0.01827640542502</text:p>
          </table:table-cell>
          <table:table-cell office:value-type="float" office:value="152451.69678659" calcext:value-type="float">
            <text:p>152451.69678659</text:p>
          </table:table-cell>
        </table:table-row>
        <table:table-row table:style-name="ro1">
          <table:table-cell office:value-type="float" office:value="245.33" calcext:value-type="float">
            <text:p>245.33</text:p>
          </table:table-cell>
          <table:table-cell office:value-type="float" office:value="597.13976" calcext:value-type="float">
            <text:p>597.13976</text:p>
          </table:table-cell>
          <table:table-cell table:formula="of:=[.B243]/33117.295" office:value-type="float" office:value="0.0180310547706266" calcext:value-type="float">
            <text:p>0.018031054770627</text:p>
          </table:table-cell>
          <table:table-cell office:value-type="float" office:value="153059.55929549" calcext:value-type="float">
            <text:p>153059.55929549</text:p>
          </table:table-cell>
        </table:table-row>
        <table:table-row table:style-name="ro1">
          <table:table-cell office:value-type="float" office:value="246.35" calcext:value-type="float">
            <text:p>246.35</text:p>
          </table:table-cell>
          <table:table-cell office:value-type="float" office:value="587.79363" calcext:value-type="float">
            <text:p>587.79363</text:p>
          </table:table-cell>
          <table:table-cell table:formula="of:=[.B244]/33117.295" office:value-type="float" office:value="0.0177488418060714" calcext:value-type="float">
            <text:p>0.017748841806072</text:p>
          </table:table-cell>
          <table:table-cell office:value-type="float" office:value="153657.90784466" calcext:value-type="float">
            <text:p>153657.90784466</text:p>
          </table:table-cell>
        </table:table-row>
        <table:table-row table:style-name="ro1">
          <table:table-cell office:value-type="float" office:value="247.36" calcext:value-type="float">
            <text:p>247.36</text:p>
          </table:table-cell>
          <table:table-cell office:value-type="float" office:value="578.51159" calcext:value-type="float">
            <text:p>578.51159</text:p>
          </table:table-cell>
          <table:table-cell table:formula="of:=[.B245]/33117.295" office:value-type="float" office:value="0.0174685640841138" calcext:value-type="float">
            <text:p>0.017468564084114</text:p>
          </table:table-cell>
          <table:table-cell office:value-type="float" office:value="154246.80768374" calcext:value-type="float">
            <text:p>154246.80768374</text:p>
          </table:table-cell>
        </table:table-row>
        <table:table-row table:style-name="ro1">
          <table:table-cell office:value-type="float" office:value="248.38" calcext:value-type="float">
            <text:p>248.38</text:p>
          </table:table-cell>
          <table:table-cell office:value-type="float" office:value="570.07561" calcext:value-type="float">
            <text:p>570.07561</text:p>
          </table:table-cell>
          <table:table-cell table:formula="of:=[.B246]/33117.295" office:value-type="float" office:value="0.0172138337385345" calcext:value-type="float">
            <text:p>0.017213833738535</text:p>
          </table:table-cell>
          <table:table-cell office:value-type="float" office:value="154827.12005585" calcext:value-type="float">
            <text:p>154827.12005585</text:p>
          </table:table-cell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562.45994" calcext:value-type="float">
            <text:p>562.45994</text:p>
          </table:table-cell>
          <table:table-cell table:formula="of:=[.B247]/33117.295" office:value-type="float" office:value="0.0169838732299845" calcext:value-type="float">
            <text:p>0.016983873229985</text:p>
          </table:table-cell>
          <table:table-cell office:value-type="float" office:value="155399.68000195" calcext:value-type="float">
            <text:p>155399.68000195</text:p>
          </table:table-cell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554.82225" calcext:value-type="float">
            <text:p>554.82225</text:p>
          </table:table-cell>
          <table:table-cell table:formula="of:=[.B248]/33117.295" office:value-type="float" office:value="0.0167532478120571" calcext:value-type="float">
            <text:p>0.016753247812057</text:p>
          </table:table-cell>
          <table:table-cell office:value-type="float" office:value="155964.46510591" calcext:value-type="float">
            <text:p>155964.46510591</text:p>
          </table:table-cell>
        </table:table-row>
        <table:table-row table:style-name="ro1">
          <table:table-cell office:value-type="float" office:value="251.44" calcext:value-type="float">
            <text:p>251.44</text:p>
          </table:table-cell>
          <table:table-cell office:value-type="float" office:value="545.79676" calcext:value-type="float">
            <text:p>545.79676</text:p>
          </table:table-cell>
          <table:table-cell table:formula="of:=[.B249]/33117.295" office:value-type="float" office:value="0.0164807167976732" calcext:value-type="float">
            <text:p>0.016480716797673</text:p>
          </table:table-cell>
          <table:table-cell office:value-type="float" office:value="156520.06265521" calcext:value-type="float">
            <text:p>156520.06265521</text:p>
          </table:table-cell>
        </table:table-row>
        <table:table-row table:style-name="ro1">
          <table:table-cell office:value-type="float" office:value="252.45" calcext:value-type="float">
            <text:p>252.45</text:p>
          </table:table-cell>
          <table:table-cell office:value-type="float" office:value="533.98898" calcext:value-type="float">
            <text:p>533.98898</text:p>
          </table:table-cell>
          <table:table-cell table:formula="of:=[.B250]/33117.295" office:value-type="float" office:value="0.0161241725811242" calcext:value-type="float">
            <text:p>0.016124172581124</text:p>
          </table:table-cell>
          <table:table-cell office:value-type="float" office:value="157063.64039664" calcext:value-type="float">
            <text:p>157063.64039664</text:p>
          </table:table-cell>
        </table:table-row>
        <table:table-row table:style-name="ro1">
          <table:table-cell office:value-type="float" office:value="253.47" calcext:value-type="float">
            <text:p>253.47</text:p>
          </table:table-cell>
          <table:table-cell office:value-type="float" office:value="518.50052" calcext:value-type="float">
            <text:p>518.50052</text:p>
          </table:table-cell>
          <table:table-cell table:formula="of:=[.B251]/33117.295" office:value-type="float" office:value="0.0156564876448997" calcext:value-type="float">
            <text:p>0.0156564876449</text:p>
          </table:table-cell>
          <table:table-cell office:value-type="float" office:value="157591.45155034" calcext:value-type="float">
            <text:p>157591.45155034</text:p>
          </table:table-cell>
        </table:table-row>
        <table:table-row table:style-name="ro1">
          <table:table-cell office:value-type="float" office:value="254.49" calcext:value-type="float">
            <text:p>254.49</text:p>
          </table:table-cell>
          <table:table-cell office:value-type="float" office:value="499.30187" calcext:value-type="float">
            <text:p>499.30187</text:p>
          </table:table-cell>
          <table:table-cell table:formula="of:=[.B252]/33117.295" office:value-type="float" office:value="0.015076770913808" calcext:value-type="float">
            <text:p>0.015076770913808</text:p>
          </table:table-cell>
          <table:table-cell office:value-type="float" office:value="158099.7193065" calcext:value-type="float">
            <text:p>158099.7193065</text:p>
          </table:table-cell>
        </table:table-row>
        <table:table-row table:style-name="ro1">
          <table:table-cell office:value-type="float" office:value="255.51" calcext:value-type="float">
            <text:p>255.51</text:p>
          </table:table-cell>
          <table:table-cell office:value-type="float" office:value="477.32333" calcext:value-type="float">
            <text:p>477.32333</text:p>
          </table:table-cell>
          <table:table-cell table:formula="of:=[.B253]/33117.295" office:value-type="float" office:value="0.014413113450238" calcext:value-type="float">
            <text:p>0.014413113450238</text:p>
          </table:table-cell>
          <table:table-cell office:value-type="float" office:value="158585.6138611" calcext:value-type="float">
            <text:p>158585.6138611</text:p>
          </table:table-cell>
        </table:table-row>
        <table:table-row table:style-name="ro1">
          <table:table-cell office:value-type="float" office:value="256.53" calcext:value-type="float">
            <text:p>256.53</text:p>
          </table:table-cell>
          <table:table-cell office:value-type="float" office:value="454.23047" calcext:value-type="float">
            <text:p>454.23047</text:p>
          </table:table-cell>
          <table:table-cell table:formula="of:=[.B254]/33117.295" office:value-type="float" office:value="0.0137158083110351" calcext:value-type="float">
            <text:p>0.013715808311035</text:p>
          </table:table-cell>
          <table:table-cell office:value-type="float" office:value="159048.00088217" calcext:value-type="float">
            <text:p>159048.00088217</text:p>
          </table:table-cell>
        </table:table-row>
        <table:table-row table:style-name="ro1">
          <table:table-cell office:value-type="float" office:value="257.54" calcext:value-type="float">
            <text:p>257.54</text:p>
          </table:table-cell>
          <table:table-cell office:value-type="float" office:value="431.9571" calcext:value-type="float">
            <text:p>431.9571</text:p>
          </table:table-cell>
          <table:table-cell table:formula="of:=[.B255]/33117.295" office:value-type="float" office:value="0.013043248248385" calcext:value-type="float">
            <text:p>0.013043248248385</text:p>
          </table:table-cell>
          <table:table-cell office:value-type="float" office:value="159487.71457008" calcext:value-type="float">
            <text:p>159487.71457008</text:p>
          </table:table-cell>
        </table:table-row>
        <table:table-row table:style-name="ro1">
          <table:table-cell office:value-type="float" office:value="258.56" calcext:value-type="float">
            <text:p>258.56</text:p>
          </table:table-cell>
          <table:table-cell office:value-type="float" office:value="412.14936" calcext:value-type="float">
            <text:p>412.14936</text:p>
          </table:table-cell>
          <table:table-cell table:formula="of:=[.B256]/33117.295" office:value-type="float" office:value="0.0124451396166263" calcext:value-type="float">
            <text:p>0.012445139616626</text:p>
          </table:table-cell>
          <table:table-cell office:value-type="float" office:value="159907.26483656" calcext:value-type="float">
            <text:p>159907.26483656</text:p>
          </table:table-cell>
        </table:table-row>
        <table:table-row table:style-name="ro1">
          <table:table-cell office:value-type="float" office:value="259.58" calcext:value-type="float">
            <text:p>259.58</text:p>
          </table:table-cell>
          <table:table-cell office:value-type="float" office:value="395.70309" calcext:value-type="float">
            <text:p>395.70309</text:p>
          </table:table-cell>
          <table:table-cell table:formula="of:=[.B257]/33117.295" office:value-type="float" office:value="0.0119485329342267" calcext:value-type="float">
            <text:p>0.011948532934227</text:p>
          </table:table-cell>
          <table:table-cell office:value-type="float" office:value="160310.07350483" calcext:value-type="float">
            <text:p>160310.07350483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382.54474" calcext:value-type="float">
            <text:p>382.54474</text:p>
          </table:table-cell>
          <table:table-cell table:formula="of:=[.B258]/33117.295" office:value-type="float" office:value="0.0115512073072393" calcext:value-type="float">
            <text:p>0.011551207307239</text:p>
          </table:table-cell>
          <table:table-cell office:value-type="float" office:value="160699.48753811" calcext:value-type="float">
            <text:p>160699.48753811</text:p>
          </table:table-cell>
        </table:table-row>
        <table:table-row table:style-name="ro1">
          <table:table-cell office:value-type="float" office:value="261.61" calcext:value-type="float">
            <text:p>261.61</text:p>
          </table:table-cell>
          <table:table-cell office:value-type="float" office:value="371.72636" calcext:value-type="float">
            <text:p>371.72636</text:p>
          </table:table-cell>
          <table:table-cell table:formula="of:=[.B259]/33117.295" office:value-type="float" office:value="0.0112245387191194" calcext:value-type="float">
            <text:p>0.01122453871912</text:p>
          </table:table-cell>
          <table:table-cell office:value-type="float" office:value="161077.88893267" calcext:value-type="float">
            <text:p>161077.88893267</text:p>
          </table:table-cell>
        </table:table-row>
        <table:table-row table:style-name="ro1">
          <table:table-cell office:value-type="float" office:value="262.63" calcext:value-type="float">
            <text:p>262.63</text:p>
          </table:table-cell>
          <table:table-cell office:value-type="float" office:value="361.80353" calcext:value-type="float">
            <text:p>361.80353</text:p>
          </table:table-cell>
          <table:table-cell table:formula="of:=[.B260]/33117.295" office:value-type="float" office:value="0.0109249118927135" calcext:value-type="float">
            <text:p>0.010924911892714</text:p>
          </table:table-cell>
          <table:table-cell office:value-type="float" office:value="161446.18931098" calcext:value-type="float">
            <text:p>161446.18931098</text:p>
          </table:table-cell>
        </table:table-row>
        <table:table-row table:style-name="ro1">
          <table:table-cell office:value-type="float" office:value="263.65" calcext:value-type="float">
            <text:p>263.65</text:p>
          </table:table-cell>
          <table:table-cell office:value-type="float" office:value="351.37505" calcext:value-type="float">
            <text:p>351.37505</text:p>
          </table:table-cell>
          <table:table-cell table:formula="of:=[.B261]/33117.295" office:value-type="float" office:value="0.0106100166091464" calcext:value-type="float">
            <text:p>0.010610016609146</text:p>
          </table:table-cell>
          <table:table-cell office:value-type="float" office:value="161803.87395321" calcext:value-type="float">
            <text:p>161803.87395321</text:p>
          </table:table-cell>
        </table:table-row>
        <table:table-row table:style-name="ro1">
          <table:table-cell office:value-type="float" office:value="264.67" calcext:value-type="float">
            <text:p>264.67</text:p>
          </table:table-cell>
          <table:table-cell office:value-type="float" office:value="339.61263" calcext:value-type="float">
            <text:p>339.61263</text:p>
          </table:table-cell>
          <table:table-cell table:formula="of:=[.B262]/33117.295" office:value-type="float" office:value="0.0102548420696799" calcext:value-type="float">
            <text:p>0.01025484206968</text:p>
          </table:table-cell>
          <table:table-cell office:value-type="float" office:value="162149.5849601" calcext:value-type="float">
            <text:p>162149.5849601</text:p>
          </table:table-cell>
        </table:table-row>
        <table:table-row table:style-name="ro1">
          <table:table-cell office:value-type="float" office:value="265.69" calcext:value-type="float">
            <text:p>265.69</text:p>
          </table:table-cell>
          <table:table-cell office:value-type="float" office:value="326.61159" calcext:value-type="float">
            <text:p>326.61159</text:p>
          </table:table-cell>
          <table:table-cell table:formula="of:=[.B263]/33117.295" office:value-type="float" office:value="0.00986226652871257" calcext:value-type="float">
            <text:p>0.009862266528713</text:p>
          </table:table-cell>
          <table:table-cell office:value-type="float" office:value="162482.06146436" calcext:value-type="float">
            <text:p>162482.06146436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313.44912" calcext:value-type="float">
            <text:p>313.44912</text:p>
          </table:table-cell>
          <table:table-cell table:formula="of:=[.B264]/33117.295" office:value-type="float" office:value="0.00946481649542935" calcext:value-type="float">
            <text:p>0.009464816495429</text:p>
          </table:table-cell>
          <table:table-cell office:value-type="float" office:value="162801.13914537" calcext:value-type="float">
            <text:p>162801.13914537</text:p>
          </table:table-cell>
        </table:table-row>
        <table:table-row table:style-name="ro1">
          <table:table-cell office:value-type="float" office:value="267.72" calcext:value-type="float">
            <text:p>267.72</text:p>
          </table:table-cell>
          <table:table-cell office:value-type="float" office:value="301.92584" calcext:value-type="float">
            <text:p>301.92584</text:p>
          </table:table-cell>
          <table:table-cell table:formula="of:=[.B265]/33117.295" office:value-type="float" office:value="0.00911686295634955" calcext:value-type="float">
            <text:p>0.00911686295635</text:p>
          </table:table-cell>
          <table:table-cell office:value-type="float" office:value="163108.4866226" calcext:value-type="float">
            <text:p>163108.4866226</text:p>
          </table:table-cell>
        </table:table-row>
        <table:table-row table:style-name="ro1">
          <table:table-cell office:value-type="float" office:value="268.74" calcext:value-type="float">
            <text:p>268.74</text:p>
          </table:table-cell>
          <table:table-cell office:value-type="float" office:value="294.06258" calcext:value-type="float">
            <text:p>294.06258</text:p>
          </table:table-cell>
          <table:table-cell table:formula="of:=[.B266]/33117.295" office:value-type="float" office:value="0.00887942629372357" calcext:value-type="float">
            <text:p>0.008879426293724</text:p>
          </table:table-cell>
          <table:table-cell office:value-type="float" office:value="163407.82963981" calcext:value-type="float">
            <text:p>163407.82963981</text:p>
          </table:table-cell>
        </table:table-row>
        <table:table-row table:style-name="ro1">
          <table:table-cell office:value-type="float" office:value="269.76" calcext:value-type="float">
            <text:p>269.76</text:p>
          </table:table-cell>
          <table:table-cell office:value-type="float" office:value="291.49902" calcext:value-type="float">
            <text:p>291.49902</text:p>
          </table:table-cell>
          <table:table-cell table:formula="of:=[.B267]/33117.295" office:value-type="float" office:value="0.00880201779764923" calcext:value-type="float">
            <text:p>0.008802017797649</text:p>
          </table:table-cell>
          <table:table-cell office:value-type="float" office:value="163704.56306459" calcext:value-type="float">
            <text:p>163704.56306459</text:p>
          </table:table-cell>
        </table:table-row>
        <table:table-row table:style-name="ro1">
          <table:table-cell office:value-type="float" office:value="270.78" calcext:value-type="float">
            <text:p>270.78</text:p>
          </table:table-cell>
          <table:table-cell office:value-type="float" office:value="294.97134" calcext:value-type="float">
            <text:p>294.97134</text:p>
          </table:table-cell>
          <table:table-cell table:formula="of:=[.B268]/33117.295" office:value-type="float" office:value="0.00890686694067254" calcext:value-type="float">
            <text:p>0.008906866940673</text:p>
          </table:table-cell>
          <table:table-cell office:value-type="float" office:value="164004.83116323" calcext:value-type="float">
            <text:p>164004.83116323</text:p>
          </table:table-cell>
        </table:table-row>
        <table:table-row table:style-name="ro1">
          <table:table-cell office:value-type="float" office:value="271.79" calcext:value-type="float">
            <text:p>271.79</text:p>
          </table:table-cell>
          <table:table-cell office:value-type="float" office:value="304.02449" calcext:value-type="float">
            <text:p>304.02449</text:p>
          </table:table-cell>
          <table:table-cell table:formula="of:=[.B269]/33117.295" office:value-type="float" office:value="0.00918023316819807" calcext:value-type="float">
            <text:p>0.009180233168198</text:p>
          </table:table-cell>
          <table:table-cell office:value-type="float" office:value="164314.31497812" calcext:value-type="float">
            <text:p>164314.31497812</text:p>
          </table:table-cell>
        </table:table-row>
        <table:table-row table:style-name="ro1">
          <table:table-cell office:value-type="float" office:value="272.81" calcext:value-type="float">
            <text:p>272.81</text:p>
          </table:table-cell>
          <table:table-cell office:value-type="float" office:value="317.04713" calcext:value-type="float">
            <text:p>317.04713</text:p>
          </table:table-cell>
          <table:table-cell table:formula="of:=[.B270]/33117.295" office:value-type="float" office:value="0.00957346093634761" calcext:value-type="float">
            <text:p>0.009573460936348</text:p>
          </table:table-cell>
          <table:table-cell office:value-type="float" office:value="164637.0552764" calcext:value-type="float">
            <text:p>164637.0552764</text:p>
          </table:table-cell>
        </table:table-row>
        <table:table-row table:style-name="ro1">
          <table:table-cell office:value-type="float" office:value="273.83" calcext:value-type="float">
            <text:p>273.83</text:p>
          </table:table-cell>
          <table:table-cell office:value-type="float" office:value="331.62394" calcext:value-type="float">
            <text:p>331.62394</text:p>
          </table:table-cell>
          <table:table-cell table:formula="of:=[.B271]/33117.295" office:value-type="float" office:value="0.0100136179600417" calcext:value-type="float">
            <text:p>0.010013617960042</text:p>
          </table:table-cell>
          <table:table-cell office:value-type="float" office:value="164974.63413496" calcext:value-type="float">
            <text:p>164974.63413496</text:p>
          </table:table-cell>
        </table:table-row>
        <table:table-row table:style-name="ro1">
          <table:table-cell office:value-type="float" office:value="274.85" calcext:value-type="float">
            <text:p>274.85</text:p>
          </table:table-cell>
          <table:table-cell office:value-type="float" office:value="345.1083" calcext:value-type="float">
            <text:p>345.1083</text:p>
          </table:table-cell>
          <table:table-cell table:formula="of:=[.B272]/33117.295" office:value-type="float" office:value="0.0104207876881249" calcext:value-type="float">
            <text:p>0.010420787688125</text:p>
          </table:table-cell>
          <table:table-cell office:value-type="float" office:value="165325.93948886" calcext:value-type="float">
            <text:p>165325.93948886</text:p>
          </table:table-cell>
        </table:table-row>
        <table:table-row table:style-name="ro1">
          <table:table-cell office:value-type="float" office:value="275.87" calcext:value-type="float">
            <text:p>275.87</text:p>
          </table:table-cell>
          <table:table-cell office:value-type="float" office:value="355.25536" calcext:value-type="float">
            <text:p>355.25536</text:p>
          </table:table-cell>
          <table:table-cell table:formula="of:=[.B273]/33117.295" office:value-type="float" office:value="0.0107271852969876" calcext:value-type="float">
            <text:p>0.010727185296988</text:p>
          </table:table-cell>
          <table:table-cell office:value-type="float" office:value="165687.57411862" calcext:value-type="float">
            <text:p>165687.57411862</text:p>
          </table:table-cell>
        </table:table-row>
        <table:table-row table:style-name="ro1">
          <table:table-cell office:value-type="float" office:value="276.88" calcext:value-type="float">
            <text:p>276.88</text:p>
          </table:table-cell>
          <table:table-cell office:value-type="float" office:value="360.73977" calcext:value-type="float">
            <text:p>360.73977</text:p>
          </table:table-cell>
          <table:table-cell table:formula="of:=[.B274]/33117.295" office:value-type="float" office:value="0.0108927909118181" calcext:value-type="float">
            <text:p>0.010892790911818</text:p>
          </table:table-cell>
          <table:table-cell office:value-type="float" office:value="166054.79163918" calcext:value-type="float">
            <text:p>166054.79163918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361.41798" calcext:value-type="float">
            <text:p>361.41798</text:p>
          </table:table-cell>
          <table:table-cell table:formula="of:=[.B275]/33117.295" office:value-type="float" office:value="0.0109132699394682" calcext:value-type="float">
            <text:p>0.010913269939468</text:p>
          </table:table-cell>
          <table:table-cell office:value-type="float" office:value="166422.6995496" calcext:value-type="float">
            <text:p>166422.6995496</text:p>
          </table:table-cell>
        </table:table-row>
        <table:table-row table:style-name="ro1">
          <table:table-cell office:value-type="float" office:value="278.92" calcext:value-type="float">
            <text:p>278.92</text:p>
          </table:table-cell>
          <table:table-cell office:value-type="float" office:value="358.27137" calcext:value-type="float">
            <text:p>358.27137</text:p>
          </table:table-cell>
          <table:table-cell table:formula="of:=[.B276]/33117.295" office:value-type="float" office:value="0.0108182558388298" calcext:value-type="float">
            <text:p>0.01081825583883</text:p>
          </table:table-cell>
          <table:table-cell office:value-type="float" office:value="166787.40434227" calcext:value-type="float">
            <text:p>166787.40434227</text:p>
          </table:table-cell>
        </table:table-row>
        <table:table-row table:style-name="ro1">
          <table:table-cell office:value-type="float" office:value="279.94" calcext:value-type="float">
            <text:p>279.94</text:p>
          </table:table-cell>
          <table:table-cell office:value-type="float" office:value="353.05908" calcext:value-type="float">
            <text:p>353.05908</text:p>
          </table:table-cell>
          <table:table-cell table:formula="of:=[.B277]/33117.295" office:value-type="float" office:value="0.0106608670786669" calcext:value-type="float">
            <text:p>0.010660867078667</text:p>
          </table:table-cell>
          <table:table-cell office:value-type="float" office:value="167146.80324873" calcext:value-type="float">
            <text:p>167146.80324873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office:value-type="float" office:value="347.7913" calcext:value-type="float">
            <text:p>347.7913</text:p>
          </table:table-cell>
          <table:table-cell table:formula="of:=[.B278]/33117.295" office:value-type="float" office:value="0.0105018027589512" calcext:value-type="float">
            <text:p>0.010501802758951</text:p>
          </table:table-cell>
          <table:table-cell office:value-type="float" office:value="167500.83978126" calcext:value-type="float">
            <text:p>167500.83978126</text:p>
          </table:table-cell>
        </table:table-row>
        <table:table-row table:style-name="ro1">
          <table:table-cell office:value-type="float" office:value="281.97" calcext:value-type="float">
            <text:p>281.97</text:p>
          </table:table-cell>
          <table:table-cell office:value-type="float" office:value="344.1793" calcext:value-type="float">
            <text:p>344.1793</text:p>
          </table:table-cell>
          <table:table-cell table:formula="of:=[.B279]/33117.295" office:value-type="float" office:value="0.0103927358801496" calcext:value-type="float">
            <text:p>0.01039273588015</text:p>
          </table:table-cell>
          <table:table-cell office:value-type="float" office:value="167851.1994571" calcext:value-type="float">
            <text:p>167851.1994571</text:p>
          </table:table-cell>
        </table:table-row>
        <table:table-row table:style-name="ro1">
          <table:table-cell office:value-type="float" office:value="282.99" calcext:value-type="float">
            <text:p>282.99</text:p>
          </table:table-cell>
          <table:table-cell office:value-type="float" office:value="343.21625" calcext:value-type="float">
            <text:p>343.21625</text:p>
          </table:table-cell>
          <table:table-cell table:formula="of:=[.B280]/33117.295" office:value-type="float" office:value="0.0103636559084913" calcext:value-type="float">
            <text:p>0.010363655908491</text:p>
          </table:table-cell>
          <table:table-cell office:value-type="float" office:value="168200.57878572" calcext:value-type="float">
            <text:p>168200.57878572</text:p>
          </table:table-cell>
        </table:table-row>
        <table:table-row table:style-name="ro1">
          <table:table-cell office:value-type="float" office:value="284.01" calcext:value-type="float">
            <text:p>284.01</text:p>
          </table:table-cell>
          <table:table-cell office:value-type="float" office:value="344.99472" calcext:value-type="float">
            <text:p>344.99472</text:p>
          </table:table-cell>
          <table:table-cell table:formula="of:=[.B281]/33117.295" office:value-type="float" office:value="0.0104173580601918" calcext:value-type="float">
            <text:p>0.010417358060192</text:p>
          </table:table-cell>
          <table:table-cell office:value-type="float" office:value="168551.76852583" calcext:value-type="float">
            <text:p>168551.76852583</text:p>
          </table:table-cell>
        </table:table-row>
        <table:table-row table:style-name="ro1">
          <table:table-cell office:value-type="float" office:value="285.03" calcext:value-type="float">
            <text:p>285.03</text:p>
          </table:table-cell>
          <table:table-cell office:value-type="float" office:value="348.79077" calcext:value-type="float">
            <text:p>348.79077</text:p>
          </table:table-cell>
          <table:table-cell table:formula="of:=[.B282]/33117.295" office:value-type="float" office:value="0.0105319824581084" calcext:value-type="float">
            <text:p>0.010531982458108</text:p>
          </table:table-cell>
          <table:table-cell office:value-type="float" office:value="168906.8224769" calcext:value-type="float">
            <text:p>168906.8224769</text:p>
          </table:table-cell>
        </table:table-row>
        <table:table-row table:style-name="ro1">
          <table:table-cell office:value-type="float" office:value="286.05" calcext:value-type="float">
            <text:p>286.05</text:p>
          </table:table-cell>
          <table:table-cell office:value-type="float" office:value="353.36453" calcext:value-type="float">
            <text:p>353.36453</text:p>
          </table:table-cell>
          <table:table-cell table:formula="of:=[.B283]/33117.295" office:value-type="float" office:value="0.0106700903561115" calcext:value-type="float">
            <text:p>0.010670090356112</text:p>
          </table:table-cell>
          <table:table-cell office:value-type="float" office:value="169266.53231646" calcext:value-type="float">
            <text:p>169266.53231646</text:p>
          </table:table-cell>
        </table:table-row>
        <table:table-row table:style-name="ro1">
          <table:table-cell office:value-type="float" office:value="287.06" calcext:value-type="float">
            <text:p>287.06</text:p>
          </table:table-cell>
          <table:table-cell office:value-type="float" office:value="357.36943" calcext:value-type="float">
            <text:p>357.36943</text:p>
          </table:table-cell>
          <table:table-cell table:formula="of:=[.B284]/33117.295" office:value-type="float" office:value="0.0107910211265745" calcext:value-type="float">
            <text:p>0.010791021126575</text:p>
          </table:table-cell>
          <table:table-cell office:value-type="float" office:value="169630.3189793" calcext:value-type="float">
            <text:p>169630.3189793</text:p>
          </table:table-cell>
        </table:table-row>
        <table:table-row table:style-name="ro1">
          <table:table-cell office:value-type="float" office:value="288.08" calcext:value-type="float">
            <text:p>288.08</text:p>
          </table:table-cell>
          <table:table-cell office:value-type="float" office:value="359.7412" calcext:value-type="float">
            <text:p>359.7412</text:p>
          </table:table-cell>
          <table:table-cell table:formula="of:=[.B285]/33117.295" office:value-type="float" office:value="0.0108626383887935" calcext:value-type="float">
            <text:p>0.010862638388794</text:p>
          </table:table-cell>
          <table:table-cell office:value-type="float" office:value="169996.51999474" calcext:value-type="float">
            <text:p>169996.51999474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359.95757" calcext:value-type="float">
            <text:p>359.95757</text:p>
          </table:table-cell>
          <table:table-cell table:formula="of:=[.B286]/33117.295" office:value-type="float" office:value="0.0108691718330256" calcext:value-type="float">
            <text:p>0.010869171833026</text:p>
          </table:table-cell>
          <table:table-cell office:value-type="float" office:value="170362.94126649" calcext:value-type="float">
            <text:p>170362.94126649</text:p>
          </table:table-cell>
        </table:table-row>
        <table:table-row table:style-name="ro1">
          <table:table-cell office:value-type="float" office:value="290.12" calcext:value-type="float">
            <text:p>290.12</text:p>
          </table:table-cell>
          <table:table-cell office:value-type="float" office:value="358.11007" calcext:value-type="float">
            <text:p>358.11007</text:p>
          </table:table-cell>
          <table:table-cell table:formula="of:=[.B287]/33117.295" office:value-type="float" office:value="0.0108133852719553" calcext:value-type="float">
            <text:p>0.010813385271955</text:p>
          </table:table-cell>
          <table:table-cell office:value-type="float" office:value="170727.48186707" calcext:value-type="float">
            <text:p>170727.48186707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office:value-type="float" office:value="354.79053" calcext:value-type="float">
            <text:p>354.79053</text:p>
          </table:table-cell>
          <table:table-cell table:formula="of:=[.B288]/33117.295" office:value-type="float" office:value="0.010713149428418" calcext:value-type="float">
            <text:p>0.010713149428418</text:p>
          </table:table-cell>
          <table:table-cell office:value-type="float" office:value="171088.64332062" calcext:value-type="float">
            <text:p>171088.64332062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350.84828" calcext:value-type="float">
            <text:p>350.84828</text:p>
          </table:table-cell>
          <table:table-cell table:formula="of:=[.B289]/33117.295" office:value-type="float" office:value="0.0105941104187404" calcext:value-type="float">
            <text:p>0.010594110418741</text:p>
          </table:table-cell>
          <table:table-cell office:value-type="float" office:value="171445.79173161" calcext:value-type="float">
            <text:p>171445.79173161</text:p>
          </table:table-cell>
        </table:table-row>
        <table:table-row table:style-name="ro1">
          <table:table-cell office:value-type="float" office:value="293.17" calcext:value-type="float">
            <text:p>293.17</text:p>
          </table:table-cell>
          <table:table-cell office:value-type="float" office:value="347.10332" calcext:value-type="float">
            <text:p>347.10332</text:p>
          </table:table-cell>
          <table:table-cell table:formula="of:=[.B290]/33117.295" office:value-type="float" office:value="0.010481028719284" calcext:value-type="float">
            <text:p>0.010481028719284</text:p>
          </table:table-cell>
          <table:table-cell office:value-type="float" office:value="171799.12792976" calcext:value-type="float">
            <text:p>171799.12792976</text:p>
          </table:table-cell>
        </table:table-row>
        <table:table-row table:style-name="ro1">
          <table:table-cell office:value-type="float" office:value="294.19" calcext:value-type="float">
            <text:p>294.19</text:p>
          </table:table-cell>
          <table:table-cell office:value-type="float" office:value="344.10108" calcext:value-type="float">
            <text:p>344.10108</text:p>
          </table:table-cell>
          <table:table-cell table:formula="of:=[.B291]/33117.295" office:value-type="float" office:value="0.0103903739722704" calcext:value-type="float">
            <text:p>0.01039037397227</text:p>
          </table:table-cell>
          <table:table-cell office:value-type="float" office:value="172149.40797575" calcext:value-type="float">
            <text:p>172149.40797575</text:p>
          </table:table-cell>
        </table:table-row>
        <table:table-row table:style-name="ro1">
          <table:table-cell office:value-type="float" office:value="295.21" calcext:value-type="float">
            <text:p>295.21</text:p>
          </table:table-cell>
          <table:table-cell office:value-type="float" office:value="341.97024" calcext:value-type="float">
            <text:p>341.97024</text:p>
          </table:table-cell>
          <table:table-cell table:formula="of:=[.B292]/33117.295" office:value-type="float" office:value="0.0103260317607462" calcext:value-type="float">
            <text:p>0.010326031760746</text:p>
          </table:table-cell>
          <table:table-cell office:value-type="float" office:value="172497.51892682" calcext:value-type="float">
            <text:p>172497.51892682</text:p>
          </table:table-cell>
        </table:table-row>
        <table:table-row table:style-name="ro1">
          <table:table-cell office:value-type="float" office:value="296.23" calcext:value-type="float">
            <text:p>296.23</text:p>
          </table:table-cell>
          <table:table-cell office:value-type="float" office:value="340.4077" calcext:value-type="float">
            <text:p>340.4077</text:p>
          </table:table-cell>
          <table:table-cell table:formula="of:=[.B293]/33117.295" office:value-type="float" office:value="0.0102788497671685" calcext:value-type="float">
            <text:p>0.010278849767169</text:p>
          </table:table-cell>
          <table:table-cell office:value-type="float" office:value="172844.03928125" calcext:value-type="float">
            <text:p>172844.03928125</text:p>
          </table:table-cell>
        </table:table-row>
        <table:table-row table:style-name="ro1">
          <table:table-cell office:value-type="float" office:value="297.24" calcext:value-type="float">
            <text:p>297.24</text:p>
          </table:table-cell>
          <table:table-cell office:value-type="float" office:value="338.77747" calcext:value-type="float">
            <text:p>338.77747</text:p>
          </table:table-cell>
          <table:table-cell table:formula="of:=[.B294]/33117.295" office:value-type="float" office:value="0.0102296238264629" calcext:value-type="float">
            <text:p>0.010229623826463</text:p>
          </table:table-cell>
          <table:table-cell office:value-type="float" office:value="173188.90012269" calcext:value-type="float">
            <text:p>173188.90012269</text:p>
          </table:table-cell>
        </table:table-row>
        <table:table-row table:style-name="ro1">
          <table:table-cell office:value-type="float" office:value="298.26" calcext:value-type="float">
            <text:p>298.26</text:p>
          </table:table-cell>
          <table:table-cell office:value-type="float" office:value="336.28379" calcext:value-type="float">
            <text:p>336.28379</text:p>
          </table:table-cell>
          <table:table-cell table:formula="of:=[.B295]/33117.295" office:value-type="float" office:value="0.0101543254061058" calcext:value-type="float">
            <text:p>0.010154325406106</text:p>
          </table:table-cell>
          <table:table-cell office:value-type="float" office:value="173531.22251029" calcext:value-type="float">
            <text:p>173531.22251029</text:p>
          </table:table-cell>
        </table:table-row>
        <table:table-row table:style-name="ro1">
          <table:table-cell office:value-type="float" office:value="299.28" calcext:value-type="float">
            <text:p>299.28</text:p>
          </table:table-cell>
          <table:table-cell office:value-type="float" office:value="332.16781" calcext:value-type="float">
            <text:p>332.16781</text:p>
          </table:table-cell>
          <table:table-cell table:formula="of:=[.B296]/33117.295" office:value-type="float" office:value="0.0100300404969669" calcext:value-type="float">
            <text:p>0.010030040496967</text:p>
          </table:table-cell>
          <table:table-cell office:value-type="float" office:value="173869.35500508" calcext:value-type="float">
            <text:p>173869.35500508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325.88063" calcext:value-type="float">
            <text:p>325.88063</text:p>
          </table:table-cell>
          <table:table-cell table:formula="of:=[.B297]/33117.295" office:value-type="float" office:value="0.00984019467773561" calcext:value-type="float">
            <text:p>0.009840194677736</text:p>
          </table:table-cell>
          <table:table-cell office:value-type="float" office:value="174201.08742161" calcext:value-type="float">
            <text:p>174201.08742161</text:p>
          </table:table-cell>
        </table:table-row>
        <table:table-row table:style-name="ro1">
          <table:table-cell office:value-type="float" office:value="301.32" calcext:value-type="float">
            <text:p>301.32</text:p>
          </table:table-cell>
          <table:table-cell office:value-type="float" office:value="317.19973" calcext:value-type="float">
            <text:p>317.19973</text:p>
          </table:table-cell>
          <table:table-cell table:formula="of:=[.B298]/33117.295" office:value-type="float" office:value="0.00957806880060705" calcext:value-type="float">
            <text:p>0.009578068800607</text:p>
          </table:table-cell>
          <table:table-cell office:value-type="float" office:value="174523.98305557" calcext:value-type="float">
            <text:p>174523.98305557</text:p>
          </table:table-cell>
        </table:table-row>
        <table:table-row table:style-name="ro1">
          <table:table-cell office:value-type="float" office:value="302.33" calcext:value-type="float">
            <text:p>302.33</text:p>
          </table:table-cell>
          <table:table-cell office:value-type="float" office:value="306.27292" calcext:value-type="float">
            <text:p>306.27292</text:p>
          </table:table-cell>
          <table:table-cell table:formula="of:=[.B299]/33117.295" office:value-type="float" office:value="0.00924812609242391" calcext:value-type="float">
            <text:p>0.009248126092424</text:p>
          </table:table-cell>
          <table:table-cell office:value-type="float" office:value="174835.7556679" calcext:value-type="float">
            <text:p>174835.7556679</text:p>
          </table:table-cell>
        </table:table-row>
        <table:table-row table:style-name="ro1">
          <table:table-cell office:value-type="float" office:value="303.35" calcext:value-type="float">
            <text:p>303.35</text:p>
          </table:table-cell>
          <table:table-cell office:value-type="float" office:value="293.59057" calcext:value-type="float">
            <text:p>293.59057</text:p>
          </table:table-cell>
          <table:table-cell table:formula="of:=[.B300]/33117.295" office:value-type="float" office:value="0.00886517362000731" calcext:value-type="float">
            <text:p>0.008865173620007</text:p>
          </table:table-cell>
          <table:table-cell office:value-type="float" office:value="175134.6182014" calcext:value-type="float">
            <text:p>175134.6182014</text:p>
          </table:table-cell>
        </table:table-row>
        <table:table-row table:style-name="ro1">
          <table:table-cell office:value-type="float" office:value="304.37" calcext:value-type="float">
            <text:p>304.37</text:p>
          </table:table-cell>
          <table:table-cell office:value-type="float" office:value="279.89921" calcext:value-type="float">
            <text:p>279.89921</text:p>
          </table:table-cell>
          <table:table-cell table:formula="of:=[.B301]/33117.295" office:value-type="float" office:value="0.00845175338142804" calcext:value-type="float">
            <text:p>0.008451753381428</text:p>
          </table:table-cell>
          <table:table-cell office:value-type="float" office:value="175419.54351766" calcext:value-type="float">
            <text:p>175419.54351766</text:p>
          </table:table-cell>
        </table:table-row>
        <table:table-row table:style-name="ro1">
          <table:table-cell office:value-type="float" office:value="305.39" calcext:value-type="float">
            <text:p>305.39</text:p>
          </table:table-cell>
          <table:table-cell office:value-type="float" office:value="266.07716" calcext:value-type="float">
            <text:p>266.07716</text:p>
          </table:table-cell>
          <table:table-cell table:formula="of:=[.B302]/33117.295" office:value-type="float" office:value="0.00803438686643943" calcext:value-type="float">
            <text:p>0.008034386866439</text:p>
          </table:table-cell>
          <table:table-cell office:value-type="float" office:value="175690.39858046" calcext:value-type="float">
            <text:p>175690.39858046</text:p>
          </table:table-cell>
        </table:table-row>
        <table:table-row table:style-name="ro1">
          <table:table-cell office:value-type="float" office:value="306.41" calcext:value-type="float">
            <text:p>306.41</text:p>
          </table:table-cell>
          <table:table-cell office:value-type="float" office:value="252.99652" calcext:value-type="float">
            <text:p>252.99652</text:p>
          </table:table-cell>
          <table:table-cell table:formula="of:=[.B303]/33117.295" office:value-type="float" office:value="0.00763940774752286" calcext:value-type="float">
            <text:p>0.007639407747523</text:p>
          </table:table-cell>
          <table:table-cell office:value-type="float" office:value="175947.93812073" calcext:value-type="float">
            <text:p>175947.93812073</text:p>
          </table:table-cell>
        </table:table-row>
        <table:table-row table:style-name="ro1">
          <table:table-cell office:value-type="float" office:value="307.42" calcext:value-type="float">
            <text:p>307.42</text:p>
          </table:table-cell>
          <table:table-cell office:value-type="float" office:value="241.39536" calcext:value-type="float">
            <text:p>241.39536</text:p>
          </table:table-cell>
          <table:table-cell table:formula="of:=[.B304]/33117.295" office:value-type="float" office:value="0.00728910256710278" calcext:value-type="float">
            <text:p>0.007289102567103</text:p>
          </table:table-cell>
          <table:table-cell office:value-type="float" office:value="176193.66817945" calcext:value-type="float">
            <text:p>176193.66817945</text:p>
          </table:table-cell>
        </table:table-row>
        <table:table-row table:style-name="ro1">
          <table:table-cell office:value-type="float" office:value="308.44" calcext:value-type="float">
            <text:p>308.44</text:p>
          </table:table-cell>
          <table:table-cell office:value-type="float" office:value="231.78049" calcext:value-type="float">
            <text:p>231.78049</text:p>
          </table:table-cell>
          <table:table-cell table:formula="of:=[.B305]/33117.295" office:value-type="float" office:value="0.00699877480935566" calcext:value-type="float">
            <text:p>0.006998774809356</text:p>
          </table:table-cell>
          <table:table-cell office:value-type="float" office:value="176429.6107156" calcext:value-type="float">
            <text:p>176429.6107156</text:p>
          </table:table-cell>
        </table:table-row>
        <table:table-row table:style-name="ro1">
          <table:table-cell office:value-type="float" office:value="309.46" calcext:value-type="float">
            <text:p>309.46</text:p>
          </table:table-cell>
          <table:table-cell office:value-type="float" office:value="224.37491" calcext:value-type="float">
            <text:p>224.37491</text:p>
          </table:table-cell>
          <table:table-cell table:formula="of:=[.B306]/33117.295" office:value-type="float" office:value="0.00677515811602367" calcext:value-type="float">
            <text:p>0.006775158116024</text:p>
          </table:table-cell>
          <table:table-cell office:value-type="float" office:value="176658.0146877" calcext:value-type="float">
            <text:p>176658.0146877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219.1151" calcext:value-type="float">
            <text:p>219.1151</text:p>
          </table:table-cell>
          <table:table-cell table:formula="of:=[.B307]/33117.295" office:value-type="float" office:value="0.00661633445605989" calcext:value-type="float">
            <text:p>0.00661633445606</text:p>
          </table:table-cell>
          <table:table-cell office:value-type="float" office:value="176881.06440177" calcext:value-type="float">
            <text:p>176881.06440177</text:p>
          </table:table-cell>
        </table:table-row>
        <table:table-row table:style-name="ro1">
          <table:table-cell office:value-type="float" office:value="311.49" calcext:value-type="float">
            <text:p>311.49</text:p>
          </table:table-cell>
          <table:table-cell office:value-type="float" office:value="215.69409" calcext:value-type="float">
            <text:p>215.69409</text:p>
          </table:table-cell>
          <table:table-cell table:formula="of:=[.B308]/33117.295" office:value-type="float" office:value="0.00651303465455135" calcext:value-type="float">
            <text:p>0.006513034654551</text:p>
          </table:table-cell>
          <table:table-cell office:value-type="float" office:value="177100.63167576" calcext:value-type="float">
            <text:p>177100.63167576</text:p>
          </table:table-cell>
        </table:table-row>
        <table:table-row table:style-name="ro1">
          <table:table-cell office:value-type="float" office:value="312.51" calcext:value-type="float">
            <text:p>312.51</text:p>
          </table:table-cell>
          <table:table-cell office:value-type="float" office:value="213.63782" calcext:value-type="float">
            <text:p>213.63782</text:p>
          </table:table-cell>
          <table:table-cell table:formula="of:=[.B309]/33117.295" office:value-type="float" office:value="0.00645094413659087" calcext:value-type="float">
            <text:p>0.006450944136591</text:p>
          </table:table-cell>
          <table:table-cell office:value-type="float" office:value="177318.10575766" calcext:value-type="float">
            <text:p>177318.10575766</text:p>
          </table:table-cell>
        </table:table-row>
        <table:table-row table:style-name="ro1">
          <table:table-cell office:value-type="float" office:value="313.53" calcext:value-type="float">
            <text:p>313.53</text:p>
          </table:table-cell>
          <table:table-cell office:value-type="float" office:value="212.39746" calcext:value-type="float">
            <text:p>212.39746</text:p>
          </table:table-cell>
          <table:table-cell table:formula="of:=[.B310]/33117.295" office:value-type="float" office:value="0.00641349059456698" calcext:value-type="float">
            <text:p>0.006413490594567</text:p>
          </table:table-cell>
          <table:table-cell office:value-type="float" office:value="177534.31720748" calcext:value-type="float">
            <text:p>177534.31720748</text:p>
          </table:table-cell>
        </table:table-row>
        <table:table-row table:style-name="ro1">
          <table:table-cell office:value-type="float" office:value="314.55" calcext:value-type="float">
            <text:p>314.55</text:p>
          </table:table-cell>
          <table:table-cell office:value-type="float" office:value="211.43951" calcext:value-type="float">
            <text:p>211.43951</text:p>
          </table:table-cell>
          <table:table-cell table:formula="of:=[.B311]/33117.295" office:value-type="float" office:value="0.00638456462099335" calcext:value-type="float">
            <text:p>0.006384564620993</text:p>
          </table:table-cell>
          <table:table-cell office:value-type="float" office:value="177749.55350716" calcext:value-type="float">
            <text:p>177749.55350716</text:p>
          </table:table-cell>
        </table:table-row>
        <table:table-row table:style-name="ro1">
          <table:table-cell office:value-type="float" office:value="315.57" calcext:value-type="float">
            <text:p>315.57</text:p>
          </table:table-cell>
          <table:table-cell office:value-type="float" office:value="210.319" calcext:value-type="float">
            <text:p>210.319</text:p>
          </table:table-cell>
          <table:table-cell table:formula="of:=[.B312]/33117.295" office:value-type="float" office:value="0.0063507300339596" calcext:value-type="float">
            <text:p>0.00635073003396</text:p>
          </table:table-cell>
          <table:table-cell office:value-type="float" office:value="177963.64916874" calcext:value-type="float">
            <text:p>177963.64916874</text:p>
          </table:table-cell>
        </table:table-row>
        <table:table-row table:style-name="ro1">
          <table:table-cell office:value-type="float" office:value="316.58" calcext:value-type="float">
            <text:p>316.58</text:p>
          </table:table-cell>
          <table:table-cell office:value-type="float" office:value="208.72697" calcext:value-type="float">
            <text:p>208.72697</text:p>
          </table:table-cell>
          <table:table-cell table:formula="of:=[.B313]/33117.295" office:value-type="float" office:value="0.006302657569104" calcext:value-type="float">
            <text:p>0.006302657569104</text:p>
          </table:table-cell>
          <table:table-cell office:value-type="float" office:value="178176.12421724" calcext:value-type="float">
            <text:p>178176.12421724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206.51011" calcext:value-type="float">
            <text:p>206.51011</text:p>
          </table:table-cell>
          <table:table-cell table:formula="of:=[.B314]/33117.295" office:value-type="float" office:value="0.00623571792321807" calcext:value-type="float">
            <text:p>0.006235717923218</text:p>
          </table:table-cell>
          <table:table-cell office:value-type="float" office:value="178386.34259673" calcext:value-type="float">
            <text:p>178386.34259673</text:p>
          </table:table-cell>
        </table:table-row>
        <table:table-row table:style-name="ro1">
          <table:table-cell office:value-type="float" office:value="318.62" calcext:value-type="float">
            <text:p>318.62</text:p>
          </table:table-cell>
          <table:table-cell office:value-type="float" office:value="203.66504" calcext:value-type="float">
            <text:p>203.66504</text:p>
          </table:table-cell>
          <table:table-cell table:formula="of:=[.B315]/33117.295" office:value-type="float" office:value="0.00614980903482606" calcext:value-type="float">
            <text:p>0.006149809034826</text:p>
          </table:table-cell>
          <table:table-cell office:value-type="float" office:value="178593.66482146" calcext:value-type="float">
            <text:p>178593.66482146</text:p>
          </table:table-cell>
        </table:table-row>
        <table:table-row table:style-name="ro1">
          <table:table-cell office:value-type="float" office:value="319.64" calcext:value-type="float">
            <text:p>319.64</text:p>
          </table:table-cell>
          <table:table-cell office:value-type="float" office:value="200.31287" calcext:value-type="float">
            <text:p>200.31287</text:p>
          </table:table-cell>
          <table:table-cell table:formula="of:=[.B316]/33117.295" office:value-type="float" office:value="0.00604858790550376" calcext:value-type="float">
            <text:p>0.006048587905504</text:p>
          </table:table-cell>
          <table:table-cell office:value-type="float" office:value="178797.57467593" calcext:value-type="float">
            <text:p>178797.57467593</text:p>
          </table:table-cell>
        </table:table-row>
        <table:table-row table:style-name="ro1">
          <table:table-cell office:value-type="float" office:value="320.66" calcext:value-type="float">
            <text:p>320.66</text:p>
          </table:table-cell>
          <table:table-cell office:value-type="float" office:value="196.65978" calcext:value-type="float">
            <text:p>196.65978</text:p>
          </table:table-cell>
          <table:table-cell table:formula="of:=[.B317]/33117.295" office:value-type="float" office:value="0.00593828028527088" calcext:value-type="float">
            <text:p>0.005938280285271</text:p>
          </table:table-cell>
          <table:table-cell office:value-type="float" office:value="178997.76584769" calcext:value-type="float">
            <text:p>178997.76584769</text:p>
          </table:table-cell>
        </table:table-row>
        <table:table-row table:style-name="ro1">
          <table:table-cell office:value-type="float" office:value="321.67" calcext:value-type="float">
            <text:p>321.67</text:p>
          </table:table-cell>
          <table:table-cell office:value-type="float" office:value="192.94947" calcext:value-type="float">
            <text:p>192.94947</text:p>
          </table:table-cell>
          <table:table-cell table:formula="of:=[.B318]/33117.295" office:value-type="float" office:value="0.00582624486691923" calcext:value-type="float">
            <text:p>0.005826244866919</text:p>
          </table:table-cell>
          <table:table-cell office:value-type="float" office:value="179194.18008501" calcext:value-type="float">
            <text:p>179194.18008501</text:p>
          </table:table-cell>
        </table:table-row>
        <table:table-row table:style-name="ro1">
          <table:table-cell office:value-type="float" office:value="322.69" calcext:value-type="float">
            <text:p>322.69</text:p>
          </table:table-cell>
          <table:table-cell office:value-type="float" office:value="189.41273" calcext:value-type="float">
            <text:p>189.41273</text:p>
          </table:table-cell>
          <table:table-cell table:formula="of:=[.B319]/33117.295" office:value-type="float" office:value="0.00571945051671642" calcext:value-type="float">
            <text:p>0.005719450516716</text:p>
          </table:table-cell>
          <table:table-cell office:value-type="float" office:value="179386.99407181" calcext:value-type="float">
            <text:p>179386.99407181</text:p>
          </table:table-cell>
        </table:table-row>
        <table:table-row table:style-name="ro1">
          <table:table-cell office:value-type="float" office:value="323.71" calcext:value-type="float">
            <text:p>323.71</text:p>
          </table:table-cell>
          <table:table-cell office:value-type="float" office:value="186.22056" calcext:value-type="float">
            <text:p>186.22056</text:p>
          </table:table-cell>
          <table:table-cell table:formula="of:=[.B320]/33117.295" office:value-type="float" office:value="0.00562306069985487" calcext:value-type="float">
            <text:p>0.005623060699855</text:p>
          </table:table-cell>
          <table:table-cell office:value-type="float" office:value="179576.55856236" calcext:value-type="float">
            <text:p>179576.55856236</text:p>
          </table:table-cell>
        </table:table-row>
        <table:table-row table:style-name="ro1">
          <table:table-cell office:value-type="float" office:value="324.73" calcext:value-type="float">
            <text:p>324.73</text:p>
          </table:table-cell>
          <table:table-cell office:value-type="float" office:value="183.44816" calcext:value-type="float">
            <text:p>183.44816</text:p>
          </table:table-cell>
          <table:table-cell table:formula="of:=[.B321]/33117.295" office:value-type="float" office:value="0.00553934613319113" calcext:value-type="float">
            <text:p>0.005539346133191</text:p>
          </table:table-cell>
          <table:table-cell office:value-type="float" office:value="179763.30087233" calcext:value-type="float">
            <text:p>179763.30087233</text:p>
          </table:table-cell>
        </table:table-row>
        <table:table-row table:style-name="ro1">
          <table:table-cell office:value-type="float" office:value="325.75" calcext:value-type="float">
            <text:p>325.75</text:p>
          </table:table-cell>
          <table:table-cell office:value-type="float" office:value="181.05773" calcext:value-type="float">
            <text:p>181.05773</text:p>
          </table:table-cell>
          <table:table-cell table:formula="of:=[.B322]/33117.295" office:value-type="float" office:value="0.00546716541915637" calcext:value-type="float">
            <text:p>0.005467165419156</text:p>
          </table:table-cell>
          <table:table-cell office:value-type="float" office:value="179947.60982379" calcext:value-type="float">
            <text:p>179947.60982379</text:p>
          </table:table-cell>
        </table:table-row>
        <table:table-row table:style-name="ro1">
          <table:table-cell office:value-type="float" office:value="326.76" calcext:value-type="float">
            <text:p>326.76</text:p>
          </table:table-cell>
          <table:table-cell office:value-type="float" office:value="178.90616" calcext:value-type="float">
            <text:p>178.90616</text:p>
          </table:table-cell>
          <table:table-cell table:formula="of:=[.B323]/33117.295" office:value-type="float" office:value="0.00540219725071145" calcext:value-type="float">
            <text:p>0.005402197250711</text:p>
          </table:table-cell>
          <table:table-cell office:value-type="float" office:value="180129.72857788" calcext:value-type="float">
            <text:p>180129.72857788</text:p>
          </table:table-cell>
        </table:table-row>
        <table:table-row table:style-name="ro1">
          <table:table-cell office:value-type="float" office:value="327.78" calcext:value-type="float">
            <text:p>327.78</text:p>
          </table:table-cell>
          <table:table-cell office:value-type="float" office:value="176.77966" calcext:value-type="float">
            <text:p>176.77966</text:p>
          </table:table-cell>
          <table:table-cell table:formula="of:=[.B324]/33117.295" office:value-type="float" office:value="0.00533798608853773" calcext:value-type="float">
            <text:p>0.005337986088538</text:p>
          </table:table-cell>
          <table:table-cell office:value-type="float" office:value="180309.68263839" calcext:value-type="float">
            <text:p>180309.68263839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74.45016" calcext:value-type="float">
            <text:p>174.45016</text:p>
          </table:table-cell>
          <table:table-cell table:formula="of:=[.B325]/33117.295" office:value-type="float" office:value="0.00526764519867942" calcext:value-type="float">
            <text:p>0.005267645198679</text:p>
          </table:table-cell>
          <table:table-cell office:value-type="float" office:value="180487.26537573" calcext:value-type="float">
            <text:p>180487.26537573</text:p>
          </table:table-cell>
        </table:table-row>
        <table:table-row table:style-name="ro1">
          <table:table-cell office:value-type="float" office:value="329.82" calcext:value-type="float">
            <text:p>329.82</text:p>
          </table:table-cell>
          <table:table-cell office:value-type="float" office:value="171.7419" calcext:value-type="float">
            <text:p>171.7419</text:p>
          </table:table-cell>
          <table:table-cell table:formula="of:=[.B326]/33117.295" office:value-type="float" office:value="0.00518586738439839" calcext:value-type="float">
            <text:p>0.005185867384398</text:p>
          </table:table-cell>
          <table:table-cell office:value-type="float" office:value="180662.09121572" calcext:value-type="float">
            <text:p>180662.09121572</text:p>
          </table:table-cell>
        </table:table-row>
        <table:table-row table:style-name="ro1">
          <table:table-cell office:value-type="float" office:value="330.84" calcext:value-type="float">
            <text:p>330.84</text:p>
          </table:table-cell>
          <table:table-cell office:value-type="float" office:value="168.59069" calcext:value-type="float">
            <text:p>168.59069</text:p>
          </table:table-cell>
          <table:table-cell table:formula="of:=[.B327]/33117.295" office:value-type="float" office:value="0.00509071438352679" calcext:value-type="float">
            <text:p>0.005090714383527</text:p>
          </table:table-cell>
          <table:table-cell office:value-type="float" office:value="180833.70925875" calcext:value-type="float">
            <text:p>180833.70925875</text:p>
          </table:table-cell>
        </table:table-row>
        <table:table-row table:style-name="ro1">
          <table:table-cell office:value-type="float" office:value="331.85" calcext:value-type="float">
            <text:p>331.85</text:p>
          </table:table-cell>
          <table:table-cell office:value-type="float" office:value="165.07851" calcext:value-type="float">
            <text:p>165.07851</text:p>
          </table:table-cell>
          <table:table-cell table:formula="of:=[.B328]/33117.295" office:value-type="float" office:value="0.0049846616397867" calcext:value-type="float">
            <text:p>0.004984661639787</text:p>
          </table:table-cell>
          <table:table-cell office:value-type="float" office:value="181001.75205707" calcext:value-type="float">
            <text:p>181001.75205707</text:p>
          </table:table-cell>
        </table:table-row>
        <table:table-row table:style-name="ro1">
          <table:table-cell office:value-type="float" office:value="332.87" calcext:value-type="float">
            <text:p>332.87</text:p>
          </table:table-cell>
          <table:table-cell office:value-type="float" office:value="161.43048" calcext:value-type="float">
            <text:p>161.43048</text:p>
          </table:table-cell>
          <table:table-cell table:formula="of:=[.B329]/33117.295" office:value-type="float" office:value="0.0048745068098104" calcext:value-type="float">
            <text:p>0.00487450680981</text:p>
          </table:table-cell>
          <table:table-cell office:value-type="float" office:value="181166.08132022" calcext:value-type="float">
            <text:p>181166.08132022</text:p>
          </table:table-cell>
        </table:table-row>
        <table:table-row table:style-name="ro1">
          <table:table-cell office:value-type="float" office:value="333.89" calcext:value-type="float">
            <text:p>333.89</text:p>
          </table:table-cell>
          <table:table-cell office:value-type="float" office:value="157.9715" calcext:value-type="float">
            <text:p>157.9715</text:p>
          </table:table-cell>
          <table:table-cell table:formula="of:=[.B330]/33117.295" office:value-type="float" office:value="0.00477006047746351" calcext:value-type="float">
            <text:p>0.004770060477464</text:p>
          </table:table-cell>
          <table:table-cell office:value-type="float" office:value="181326.88949487" calcext:value-type="float">
            <text:p>181326.88949487</text:p>
          </table:table-cell>
        </table:table-row>
        <table:table-row table:style-name="ro1">
          <table:table-cell office:value-type="float" office:value="334.91" calcext:value-type="float">
            <text:p>334.91</text:p>
          </table:table-cell>
          <table:table-cell office:value-type="float" office:value="155.0521" calcext:value-type="float">
            <text:p>155.0521</text:p>
          </table:table-cell>
          <table:table-cell table:formula="of:=[.B331]/33117.295" office:value-type="float" office:value="0.00468190714247646" calcext:value-type="float">
            <text:p>0.004681907142476</text:p>
          </table:table-cell>
          <table:table-cell office:value-type="float" office:value="181484.72584416" calcext:value-type="float">
            <text:p>181484.72584416</text:p>
          </table:table-cell>
        </table:table-row>
        <table:table-row table:style-name="ro1">
          <table:table-cell office:value-type="float" office:value="335.93" calcext:value-type="float">
            <text:p>335.93</text:p>
          </table:table-cell>
          <table:table-cell office:value-type="float" office:value="152.96359" calcext:value-type="float">
            <text:p>152.96359</text:p>
          </table:table-cell>
          <table:table-cell table:formula="of:=[.B332]/33117.295" office:value-type="float" office:value="0.00461884311505514" calcext:value-type="float">
            <text:p>0.004618843115055</text:p>
          </table:table-cell>
          <table:table-cell office:value-type="float" office:value="181640.43617402" calcext:value-type="float">
            <text:p>181640.43617402</text:p>
          </table:table-cell>
        </table:table-row>
        <table:table-row table:style-name="ro1">
          <table:table-cell office:value-type="float" office:value="336.94" calcext:value-type="float">
            <text:p>336.94</text:p>
          </table:table-cell>
          <table:table-cell office:value-type="float" office:value="151.86776" calcext:value-type="float">
            <text:p>151.86776</text:p>
          </table:table-cell>
          <table:table-cell table:formula="of:=[.B333]/33117.295" office:value-type="float" office:value="0.00458575375796846" calcext:value-type="float">
            <text:p>0.004585753757968</text:p>
          </table:table-cell>
          <table:table-cell office:value-type="float" office:value="181795.03099764" calcext:value-type="float">
            <text:p>181795.03099764</text:p>
          </table:table-cell>
        </table:table-row>
        <table:table-row table:style-name="ro1">
          <table:table-cell office:value-type="float" office:value="337.96" calcext:value-type="float">
            <text:p>337.96</text:p>
          </table:table-cell>
          <table:table-cell office:value-type="float" office:value="151.76321" calcext:value-type="float">
            <text:p>151.76321</text:p>
          </table:table-cell>
          <table:table-cell table:formula="of:=[.B334]/33117.295" office:value-type="float" office:value="0.00458259679723238" calcext:value-type="float">
            <text:p>0.004582596797232</text:p>
          </table:table-cell>
          <table:table-cell office:value-type="float" office:value="181949.51939751" calcext:value-type="float">
            <text:p>181949.51939751</text:p>
          </table:table-cell>
        </table:table-row>
        <table:table-row table:style-name="ro1">
          <table:table-cell office:value-type="float" office:value="338.98" calcext:value-type="float">
            <text:p>338.98</text:p>
          </table:table-cell>
          <table:table-cell office:value-type="float" office:value="152.4992" calcext:value-type="float">
            <text:p>152.4992</text:p>
          </table:table-cell>
          <table:table-cell table:formula="of:=[.B335]/33117.295" office:value-type="float" office:value="0.00460482053259483" calcext:value-type="float">
            <text:p>0.004604820532595</text:p>
          </table:table-cell>
          <table:table-cell office:value-type="float" office:value="182104.75700073" calcext:value-type="float">
            <text:p>182104.757000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3.83212" calcext:value-type="float">
            <text:p>153.83212</text:p>
          </table:table-cell>
          <table:table-cell table:formula="of:=[.B336]/33117.295" office:value-type="float" office:value="0.00464506898887726" calcext:value-type="float">
            <text:p>0.004645068988877</text:p>
          </table:table-cell>
          <table:table-cell office:value-type="float" office:value="182261.35146016" calcext:value-type="float">
            <text:p>182261.35146016</text:p>
          </table:table-cell>
        </table:table-row>
        <table:table-row table:style-name="ro1">
          <table:table-cell office:value-type="float" office:value="341.02" calcext:value-type="float">
            <text:p>341.02</text:p>
          </table:table-cell>
          <table:table-cell office:value-type="float" office:value="155.50452" calcext:value-type="float">
            <text:p>155.50452</text:p>
          </table:table-cell>
          <table:table-cell table:formula="of:=[.B337]/33117.295" office:value-type="float" office:value="0.0046955682823733" calcext:value-type="float">
            <text:p>0.004695568282373</text:p>
          </table:table-cell>
          <table:table-cell office:value-type="float" office:value="182419.64835616" calcext:value-type="float">
            <text:p>182419.64835616</text:p>
          </table:table-cell>
        </table:table-row>
        <table:table-row table:style-name="ro1">
          <table:table-cell office:value-type="float" office:value="342.03" calcext:value-type="float">
            <text:p>342.03</text:p>
          </table:table-cell>
          <table:table-cell office:value-type="float" office:value="157.31797" calcext:value-type="float">
            <text:p>157.31797</text:p>
          </table:table-cell>
          <table:table-cell table:formula="of:=[.B338]/33117.295" office:value-type="float" office:value="0.00475032667976053" calcext:value-type="float">
            <text:p>0.004750326679761</text:p>
          </table:table-cell>
          <table:table-cell office:value-type="float" office:value="182579.79126365" calcext:value-type="float">
            <text:p>182579.79126365</text:p>
          </table:table-cell>
        </table:table-row>
        <table:table-row table:style-name="ro1">
          <table:table-cell office:value-type="float" office:value="343.05" calcext:value-type="float">
            <text:p>343.05</text:p>
          </table:table-cell>
          <table:table-cell office:value-type="float" office:value="159.17321" calcext:value-type="float">
            <text:p>159.17321</text:p>
          </table:table-cell>
          <table:table-cell table:formula="of:=[.B339]/33117.295" office:value-type="float" office:value="0.0048063469555711" calcext:value-type="float">
            <text:p>0.004806346955571</text:p>
          </table:table-cell>
          <table:table-cell office:value-type="float" office:value="182741.82272661" calcext:value-type="float">
            <text:p>182741.82272661</text:p>
          </table:table-cell>
        </table:table-row>
        <table:table-row table:style-name="ro1">
          <table:table-cell office:value-type="float" office:value="344.07" calcext:value-type="float">
            <text:p>344.07</text:p>
          </table:table-cell>
          <table:table-cell office:value-type="float" office:value="161.06414" calcext:value-type="float">
            <text:p>161.06414</text:p>
          </table:table-cell>
          <table:table-cell table:formula="of:=[.B340]/33117.295" office:value-type="float" office:value="0.00486344491601745" calcext:value-type="float">
            <text:p>0.004863444916017</text:p>
          </table:table-cell>
          <table:table-cell office:value-type="float" office:value="182905.77907406" calcext:value-type="float">
            <text:p>182905.77907406</text:p>
          </table:table-cell>
        </table:table-row>
        <table:table-row table:style-name="ro1">
          <table:table-cell office:value-type="float" office:value="345.09" calcext:value-type="float">
            <text:p>345.09</text:p>
          </table:table-cell>
          <table:table-cell office:value-type="float" office:value="163.0314" calcext:value-type="float">
            <text:p>163.0314</text:p>
          </table:table-cell>
          <table:table-cell table:formula="of:=[.B341]/33117.295" office:value-type="float" office:value="0.0049228477144646" calcext:value-type="float">
            <text:p>0.004922847714465</text:p>
          </table:table-cell>
          <table:table-cell office:value-type="float" office:value="183071.73800017" calcext:value-type="float">
            <text:p>183071.73800017</text:p>
          </table:table-cell>
        </table:table-row>
        <table:table-row table:style-name="ro1">
          <table:table-cell office:value-type="float" office:value="346.11" calcext:value-type="float">
            <text:p>346.11</text:p>
          </table:table-cell>
          <table:table-cell office:value-type="float" office:value="165.09974" calcext:value-type="float">
            <text:p>165.09974</text:p>
          </table:table-cell>
          <table:table-cell table:formula="of:=[.B342]/33117.295" office:value-type="float" office:value="0.00498530269455884" calcext:value-type="float">
            <text:p>0.004985302694559</text:p>
          </table:table-cell>
          <table:table-cell office:value-type="float" office:value="183239.80241508" calcext:value-type="float">
            <text:p>183239.80241508</text:p>
          </table:table-cell>
        </table:table-row>
        <table:table-row table:style-name="ro1">
          <table:table-cell office:value-type="float" office:value="347.12" calcext:value-type="float">
            <text:p>347.12</text:p>
          </table:table-cell>
          <table:table-cell office:value-type="float" office:value="167.23237" calcext:value-type="float">
            <text:p>167.23237</text:p>
          </table:table-cell>
          <table:table-cell table:formula="of:=[.B343]/33117.295" office:value-type="float" office:value="0.00504969895639122" calcext:value-type="float">
            <text:p>0.005049698956391</text:p>
          </table:table-cell>
          <table:table-cell office:value-type="float" office:value="183410.03775074" calcext:value-type="float">
            <text:p>183410.03775074</text:p>
          </table:table-cell>
        </table:table-row>
        <table:table-row table:style-name="ro1">
          <table:table-cell office:value-type="float" office:value="348.14" calcext:value-type="float">
            <text:p>348.14</text:p>
          </table:table-cell>
          <table:table-cell office:value-type="float" office:value="169.32958" calcext:value-type="float">
            <text:p>169.32958</text:p>
          </table:table-cell>
          <table:table-cell table:formula="of:=[.B344]/33117.295" office:value-type="float" office:value="0.00511302568642759" calcext:value-type="float">
            <text:p>0.005113025686428</text:p>
          </table:table-cell>
          <table:table-cell office:value-type="float" office:value="183582.40795592" calcext:value-type="float">
            <text:p>183582.40795592</text:p>
          </table:table-cell>
        </table:table-row>
        <table:table-row table:style-name="ro1">
          <table:table-cell office:value-type="float" office:value="349.16" calcext:value-type="float">
            <text:p>349.16</text:p>
          </table:table-cell>
          <table:table-cell office:value-type="float" office:value="171.28015" calcext:value-type="float">
            <text:p>171.28015</text:p>
          </table:table-cell>
          <table:table-cell table:formula="of:=[.B345]/33117.295" office:value-type="float" office:value="0.00517192451859368" calcext:value-type="float">
            <text:p>0.005171924518594</text:p>
          </table:table-cell>
          <table:table-cell office:value-type="float" office:value="183756.76376099" calcext:value-type="float">
            <text:p>183756.76376099</text:p>
          </table:table-cell>
        </table:table-row>
        <table:table-row table:style-name="ro1">
          <table:table-cell office:value-type="float" office:value="350.18" calcext:value-type="float">
            <text:p>350.18</text:p>
          </table:table-cell>
          <table:table-cell office:value-type="float" office:value="173.04733" calcext:value-type="float">
            <text:p>173.04733</text:p>
          </table:table-cell>
          <table:table-cell table:formula="of:=[.B346]/33117.295" office:value-type="float" office:value="0.00522528576080866" calcext:value-type="float">
            <text:p>0.005225285760809</text:p>
          </table:table-cell>
          <table:table-cell office:value-type="float" office:value="183932.91847544" calcext:value-type="float">
            <text:p>183932.91847544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174.74959" calcext:value-type="float">
            <text:p>174.74959</text:p>
          </table:table-cell>
          <table:table-cell table:formula="of:=[.B347]/33117.295" office:value-type="float" office:value="0.0052766866979927" calcext:value-type="float">
            <text:p>0.005276686697993</text:p>
          </table:table-cell>
          <table:table-cell office:value-type="float" office:value="184110.80601223" calcext:value-type="float">
            <text:p>184110.80601223</text:p>
          </table:table-cell>
        </table:table-row>
        <table:table-row table:style-name="ro1">
          <table:table-cell office:value-type="float" office:value="352.21" calcext:value-type="float">
            <text:p>352.21</text:p>
          </table:table-cell>
          <table:table-cell office:value-type="float" office:value="176.68977" calcext:value-type="float">
            <text:p>176.68977</text:p>
          </table:table-cell>
          <table:table-cell table:formula="of:=[.B348]/33117.295" office:value-type="float" office:value="0.00533527179680587" calcext:value-type="float">
            <text:p>0.005335271796806</text:p>
          </table:table-cell>
          <table:table-cell office:value-type="float" office:value="184290.66857509" calcext:value-type="float">
            <text:p>184290.66857509</text:p>
          </table:table-cell>
        </table:table-row>
        <table:table-row table:style-name="ro1">
          <table:table-cell office:value-type="float" office:value="353.23" calcext:value-type="float">
            <text:p>353.23</text:p>
          </table:table-cell>
          <table:table-cell office:value-type="float" office:value="179.30066" calcext:value-type="float">
            <text:p>179.30066</text:p>
          </table:table-cell>
          <table:table-cell table:formula="of:=[.B349]/33117.295" office:value-type="float" office:value="0.0054141094554975" calcext:value-type="float">
            <text:p>0.005414109455498</text:p>
          </table:table-cell>
          <table:table-cell office:value-type="float" office:value="184473.18890495" calcext:value-type="float">
            <text:p>184473.18890495</text:p>
          </table:table-cell>
        </table:table-row>
        <table:table-row table:style-name="ro1">
          <table:table-cell office:value-type="float" office:value="354.25" calcext:value-type="float">
            <text:p>354.25</text:p>
          </table:table-cell>
          <table:table-cell office:value-type="float" office:value="183.00749" calcext:value-type="float">
            <text:p>183.00749</text:p>
          </table:table-cell>
          <table:table-cell table:formula="of:=[.B350]/33117.295" office:value-type="float" office:value="0.00552603979280313" calcext:value-type="float">
            <text:p>0.005526039792803</text:p>
          </table:table-cell>
          <table:table-cell office:value-type="float" office:value="184659.48262828" calcext:value-type="float">
            <text:p>184659.48262828</text:p>
          </table:table-cell>
        </table:table-row>
        <table:table-row table:style-name="ro1">
          <table:table-cell office:value-type="float" office:value="355.27" calcext:value-type="float">
            <text:p>355.27</text:p>
          </table:table-cell>
          <table:table-cell office:value-type="float" office:value="188.04741" calcext:value-type="float">
            <text:p>188.04741</text:p>
          </table:table-cell>
          <table:table-cell table:formula="of:=[.B351]/33117.295" office:value-type="float" office:value="0.00567822371966068" calcext:value-type="float">
            <text:p>0.005678223719661</text:p>
          </table:table-cell>
          <table:table-cell office:value-type="float" office:value="184850.90677628" calcext:value-type="float">
            <text:p>184850.90677628</text:p>
          </table:table-cell>
        </table:table-row>
        <table:table-row table:style-name="ro1">
          <table:table-cell office:value-type="float" office:value="356.28" calcext:value-type="float">
            <text:p>356.28</text:p>
          </table:table-cell>
          <table:table-cell office:value-type="float" office:value="194.31484" calcext:value-type="float">
            <text:p>194.31484</text:p>
          </table:table-cell>
          <table:table-cell table:formula="of:=[.B352]/33117.295" office:value-type="float" office:value="0.00586747317376012" calcext:value-type="float">
            <text:p>0.00586747317376</text:p>
          </table:table-cell>
          <table:table-cell office:value-type="float" office:value="185048.71090313" calcext:value-type="float">
            <text:p>185048.71090313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201.3066" calcext:value-type="float">
            <text:p>201.3066</text:p>
          </table:table-cell>
          <table:table-cell table:formula="of:=[.B353]/33117.295" office:value-type="float" office:value="0.00607859428132642" calcext:value-type="float">
            <text:p>0.006078594281326</text:p>
          </table:table-cell>
          <table:table-cell office:value-type="float" office:value="185253.63233147" calcext:value-type="float">
            <text:p>185253.63233147</text:p>
          </table:table-cell>
        </table:table-row>
        <table:table-row table:style-name="ro1">
          <table:table-cell office:value-type="float" office:value="358.32" calcext:value-type="float">
            <text:p>358.32</text:p>
          </table:table-cell>
          <table:table-cell office:value-type="float" office:value="208.21409" calcext:value-type="float">
            <text:p>208.21409</text:p>
          </table:table-cell>
          <table:table-cell table:formula="of:=[.B354]/33117.295" office:value-type="float" office:value="0.00628717079701105" calcext:value-type="float">
            <text:p>0.006287170797011</text:p>
          </table:table-cell>
          <table:table-cell office:value-type="float" office:value="185465.58528556" calcext:value-type="float">
            <text:p>185465.58528556</text:p>
          </table:table-cell>
        </table:table-row>
        <table:table-row table:style-name="ro1">
          <table:table-cell office:value-type="float" office:value="359.34" calcext:value-type="float">
            <text:p>359.34</text:p>
          </table:table-cell>
          <table:table-cell office:value-type="float" office:value="214.15861" calcext:value-type="float">
            <text:p>214.15861</text:p>
          </table:table-cell>
          <table:table-cell table:formula="of:=[.B355]/33117.295" office:value-type="float" office:value="0.0064666697566936" calcext:value-type="float">
            <text:p>0.006466669756694</text:p>
          </table:table-cell>
          <table:table-cell office:value-type="float" office:value="185683.589508" calcext:value-type="float">
            <text:p>185683.589508</text:p>
          </table:table-cell>
        </table:table-row>
        <table:table-row table:style-name="ro1">
          <table:table-cell office:value-type="float" office:value="360.36" calcext:value-type="float">
            <text:p>360.36</text:p>
          </table:table-cell>
          <table:table-cell office:value-type="float" office:value="218.50648" calcext:value-type="float">
            <text:p>218.50648</text:p>
          </table:table-cell>
          <table:table-cell table:formula="of:=[.B356]/33117.295" office:value-type="float" office:value="0.00659795674737324" calcext:value-type="float">
            <text:p>0.006597956747373</text:p>
          </table:table-cell>
          <table:table-cell office:value-type="float" office:value="185906.01967842" calcext:value-type="float">
            <text:p>185906.01967842</text:p>
          </table:table-cell>
        </table:table-row>
        <table:table-row table:style-name="ro1">
          <table:table-cell office:value-type="float" office:value="361.37" calcext:value-type="float">
            <text:p>361.37</text:p>
          </table:table-cell>
          <table:table-cell office:value-type="float" office:value="221.15746" calcext:value-type="float">
            <text:p>221.15746</text:p>
          </table:table-cell>
          <table:table-cell table:formula="of:=[.B357]/33117.295" office:value-type="float" office:value="0.00667800495179332" calcext:value-type="float">
            <text:p>0.006678004951793</text:p>
          </table:table-cell>
          <table:table-cell office:value-type="float" office:value="186131.14842664" calcext:value-type="float">
            <text:p>186131.14842664</text:p>
          </table:table-cell>
        </table:table-row>
        <table:table-row table:style-name="ro1">
          <table:table-cell office:value-type="float" office:value="362.39" calcext:value-type="float">
            <text:p>362.39</text:p>
          </table:table-cell>
          <table:table-cell office:value-type="float" office:value="222.69178" calcext:value-type="float">
            <text:p>222.69178</text:p>
          </table:table-cell>
          <table:table-cell table:formula="of:=[.B358]/33117.295" office:value-type="float" office:value="0.00672433482263573" calcext:value-type="float">
            <text:p>0.006724334822636</text:p>
          </table:table-cell>
          <table:table-cell office:value-type="float" office:value="186357.83904902" calcext:value-type="float">
            <text:p>186357.83904902</text:p>
          </table:table-cell>
        </table:table-row>
        <table:table-row table:style-name="ro1">
          <table:table-cell office:value-type="float" office:value="363.41" calcext:value-type="float">
            <text:p>363.41</text:p>
          </table:table-cell>
          <table:table-cell office:value-type="float" office:value="224.29673" calcext:value-type="float">
            <text:p>224.29673</text:p>
          </table:table-cell>
          <table:table-cell table:formula="of:=[.B359]/33117.295" office:value-type="float" office:value="0.00677279741597253" calcext:value-type="float">
            <text:p>0.006772797415973</text:p>
          </table:table-cell>
          <table:table-cell office:value-type="float" office:value="186586.16343922" calcext:value-type="float">
            <text:p>186586.16343922</text:p>
          </table:table-cell>
        </table:table-row>
        <table:table-row table:style-name="ro1">
          <table:table-cell office:value-type="float" office:value="364.43" calcext:value-type="float">
            <text:p>364.43</text:p>
          </table:table-cell>
          <table:table-cell office:value-type="float" office:value="227.46395" calcext:value-type="float">
            <text:p>227.46395</text:p>
          </table:table-cell>
          <table:table-cell table:formula="of:=[.B360]/33117.295" office:value-type="float" office:value="0.00686843385004723" calcext:value-type="float">
            <text:p>0.006868433850047</text:p>
          </table:table-cell>
          <table:table-cell office:value-type="float" office:value="186817.7119229" calcext:value-type="float">
            <text:p>186817.7119229</text:p>
          </table:table-cell>
        </table:table-row>
        <table:table-row table:style-name="ro1">
          <table:table-cell office:value-type="float" office:value="365.45" calcext:value-type="float">
            <text:p>365.45</text:p>
          </table:table-cell>
          <table:table-cell office:value-type="float" office:value="233.53142" calcext:value-type="float">
            <text:p>233.53142</text:p>
          </table:table-cell>
          <table:table-cell table:formula="of:=[.B361]/33117.295" office:value-type="float" office:value="0.00705164537139884" calcext:value-type="float">
            <text:p>0.007051645371399</text:p>
          </table:table-cell>
          <table:table-cell office:value-type="float" office:value="187055.43682776" calcext:value-type="float">
            <text:p>187055.43682776</text:p>
          </table:table-cell>
        </table:table-row>
        <table:table-row table:style-name="ro1">
          <table:table-cell office:value-type="float" office:value="366.46" calcext:value-type="float">
            <text:p>366.46</text:p>
          </table:table-cell>
          <table:table-cell office:value-type="float" office:value="243.20831" calcext:value-type="float">
            <text:p>243.20831</text:p>
          </table:table-cell>
          <table:table-cell table:formula="of:=[.B362]/33117.295" office:value-type="float" office:value="0.00734384586663857" calcext:value-type="float">
            <text:p>0.007343845866639</text:p>
          </table:table-cell>
          <table:table-cell office:value-type="float" office:value="187303.01239633" calcext:value-type="float">
            <text:p>187303.01239633</text:p>
          </table:table-cell>
        </table:table-row>
        <table:table-row table:style-name="ro1">
          <table:table-cell office:value-type="float" office:value="367.48" calcext:value-type="float">
            <text:p>367.48</text:p>
          </table:table-cell>
          <table:table-cell office:value-type="float" office:value="256.24188" calcext:value-type="float">
            <text:p>256.24188</text:p>
          </table:table-cell>
          <table:table-cell table:formula="of:=[.B363]/33117.295" office:value-type="float" office:value="0.00773740367382058" calcext:value-type="float">
            <text:p>0.007737403673821</text:p>
          </table:table-cell>
          <table:table-cell office:value-type="float" office:value="187563.85557123" calcext:value-type="float">
            <text:p>187563.85557123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71.3512" calcext:value-type="float">
            <text:p>271.3512</text:p>
          </table:table-cell>
          <table:table-cell table:formula="of:=[.B364]/33117.295" office:value-type="float" office:value="0.00819364021125518" calcext:value-type="float">
            <text:p>0.008193640211255</text:p>
          </table:table-cell>
          <table:table-cell office:value-type="float" office:value="187840.07937989" calcext:value-type="float">
            <text:p>187840.07937989</text:p>
          </table:table-cell>
        </table:table-row>
        <table:table-row table:style-name="ro1">
          <table:table-cell office:value-type="float" office:value="369.52" calcext:value-type="float">
            <text:p>369.52</text:p>
          </table:table-cell>
          <table:table-cell office:value-type="float" office:value="286.4724" calcext:value-type="float">
            <text:p>286.4724</text:p>
          </table:table-cell>
          <table:table-cell table:formula="of:=[.B365]/33117.295" office:value-type="float" office:value="0.00865023547363998" calcext:value-type="float">
            <text:p>0.00865023547364</text:p>
          </table:table-cell>
          <table:table-cell office:value-type="float" office:value="188131.69592567" calcext:value-type="float">
            <text:p>188131.69592567</text:p>
          </table:table-cell>
        </table:table-row>
        <table:table-row table:style-name="ro1">
          <table:table-cell office:value-type="float" office:value="370.54" calcext:value-type="float">
            <text:p>370.54</text:p>
          </table:table-cell>
          <table:table-cell office:value-type="float" office:value="299.25902" calcext:value-type="float">
            <text:p>299.25902</text:p>
          </table:table-cell>
          <table:table-cell table:formula="of:=[.B366]/33117.295" office:value-type="float" office:value="0.00903633645199585" calcext:value-type="float">
            <text:p>0.009036336451996</text:p>
          </table:table-cell>
          <table:table-cell office:value-type="float" office:value="188436.32869402" calcext:value-type="float">
            <text:p>188436.32869402</text:p>
          </table:table-cell>
        </table:table-row>
        <table:table-row table:style-name="ro1">
          <table:table-cell office:value-type="float" office:value="371.55" calcext:value-type="float">
            <text:p>371.55</text:p>
          </table:table-cell>
          <table:table-cell office:value-type="float" office:value="307.69467" calcext:value-type="float">
            <text:p>307.69467</text:p>
          </table:table-cell>
          <table:table-cell table:formula="of:=[.B367]/33117.295" office:value-type="float" office:value="0.00929105683299315" calcext:value-type="float">
            <text:p>0.009291056832993</text:p>
          </table:table-cell>
          <table:table-cell office:value-type="float" office:value="188749.54859024" calcext:value-type="float">
            <text:p>188749.54859024</text:p>
          </table:table-cell>
        </table:table-row>
        <table:table-row table:style-name="ro1">
          <table:table-cell office:value-type="float" office:value="372.57" calcext:value-type="float">
            <text:p>372.57</text:p>
          </table:table-cell>
          <table:table-cell office:value-type="float" office:value="310.63404" calcext:value-type="float">
            <text:p>310.63404</text:p>
          </table:table-cell>
          <table:table-cell table:formula="of:=[.B368]/33117.295" office:value-type="float" office:value="0.00937981317616671" calcext:value-type="float">
            <text:p>0.009379813176167</text:p>
          </table:table-cell>
          <table:table-cell office:value-type="float" office:value="189065.76063462" calcext:value-type="float">
            <text:p>189065.76063462</text:p>
          </table:table-cell>
        </table:table-row>
        <table:table-row table:style-name="ro1">
          <table:table-cell office:value-type="float" office:value="373.59" calcext:value-type="float">
            <text:p>373.59</text:p>
          </table:table-cell>
          <table:table-cell office:value-type="float" office:value="308.10672" calcext:value-type="float">
            <text:p>308.10672</text:p>
          </table:table-cell>
          <table:table-cell table:formula="of:=[.B369]/33117.295" office:value-type="float" office:value="0.00930349897236474" calcext:value-type="float">
            <text:p>0.009303498972365</text:p>
          </table:table-cell>
          <table:table-cell office:value-type="float" office:value="189379.39998456" calcext:value-type="float">
            <text:p>189379.39998456</text:p>
          </table:table-cell>
        </table:table-row>
        <table:table-row table:style-name="ro1">
          <table:table-cell office:value-type="float" office:value="374.61" calcext:value-type="float">
            <text:p>374.61</text:p>
          </table:table-cell>
          <table:table-cell office:value-type="float" office:value="301.29227" calcext:value-type="float">
            <text:p>301.29227</text:p>
          </table:table-cell>
          <table:table-cell table:formula="of:=[.B370]/33117.295" office:value-type="float" office:value="0.00909773186487604" calcext:value-type="float">
            <text:p>0.009097731864876</text:p>
          </table:table-cell>
          <table:table-cell office:value-type="float" office:value="189686.10251829" calcext:value-type="float">
            <text:p>189686.10251829</text:p>
          </table:table-cell>
        </table:table-row>
        <table:table-row table:style-name="ro1">
          <table:table-cell office:value-type="float" office:value="375.63" calcext:value-type="float">
            <text:p>375.63</text:p>
          </table:table-cell>
          <table:table-cell office:value-type="float" office:value="292.17775" calcext:value-type="float">
            <text:p>292.17775</text:p>
          </table:table-cell>
          <table:table-cell table:formula="of:=[.B371]/33117.295" office:value-type="float" office:value="0.00882251252706479" calcext:value-type="float">
            <text:p>0.008822512527065</text:p>
          </table:table-cell>
          <table:table-cell office:value-type="float" office:value="189983.52686443" calcext:value-type="float">
            <text:p>189983.52686443</text:p>
          </table:table-cell>
        </table:table-row>
        <table:table-row table:style-name="ro1">
          <table:table-cell office:value-type="float" office:value="376.64" calcext:value-type="float">
            <text:p>376.64</text:p>
          </table:table-cell>
          <table:table-cell office:value-type="float" office:value="283.00732" calcext:value-type="float">
            <text:p>283.00732</text:p>
          </table:table-cell>
          <table:table-cell table:formula="of:=[.B372]/33117.295" office:value-type="float" office:value="0.00854560494750553" calcext:value-type="float">
            <text:p>0.008545604947506</text:p>
          </table:table-cell>
          <table:table-cell office:value-type="float" office:value="190271.61610244" calcext:value-type="float">
            <text:p>190271.61610244</text:p>
          </table:table-cell>
        </table:table-row>
        <table:table-row table:style-name="ro1">
          <table:table-cell office:value-type="float" office:value="377.66" calcext:value-type="float">
            <text:p>377.66</text:p>
          </table:table-cell>
          <table:table-cell office:value-type="float" office:value="275.69315" calcext:value-type="float">
            <text:p>275.69315</text:p>
          </table:table-cell>
          <table:table-cell table:formula="of:=[.B373]/33117.295" office:value-type="float" office:value="0.00832474844337377" calcext:value-type="float">
            <text:p>0.008324748443374</text:p>
          </table:table-cell>
          <table:table-cell office:value-type="float" office:value="190552.25983399" calcext:value-type="float">
            <text:p>190552.25983399</text:p>
          </table:table-cell>
        </table:table-row>
        <table:table-row table:style-name="ro1">
          <table:table-cell office:value-type="float" office:value="378.68" calcext:value-type="float">
            <text:p>378.68</text:p>
          </table:table-cell>
          <table:table-cell office:value-type="float" office:value="271.36074" calcext:value-type="float">
            <text:p>271.36074</text:p>
          </table:table-cell>
          <table:table-cell table:formula="of:=[.B374]/33117.295" office:value-type="float" office:value="0.00819392827826065" calcext:value-type="float">
            <text:p>0.008193928278261</text:p>
          </table:table-cell>
          <table:table-cell office:value-type="float" office:value="190828.49335788" calcext:value-type="float">
            <text:p>190828.49335788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270.14967" calcext:value-type="float">
            <text:p>270.14967</text:p>
          </table:table-cell>
          <table:table-cell table:formula="of:=[.B375]/33117.295" office:value-type="float" office:value="0.00815735916837411" calcext:value-type="float">
            <text:p>0.008157359168374</text:p>
          </table:table-cell>
          <table:table-cell office:value-type="float" office:value="191103.49406307" calcext:value-type="float">
            <text:p>191103.49406307</text:p>
          </table:table-cell>
        </table:table-row>
        <table:table-row table:style-name="ro1">
          <table:table-cell office:value-type="float" office:value="380.72" calcext:value-type="float">
            <text:p>380.72</text:p>
          </table:table-cell>
          <table:table-cell office:value-type="float" office:value="271.30428" calcext:value-type="float">
            <text:p>271.30428</text:p>
          </table:table-cell>
          <table:table-cell table:formula="of:=[.B376]/33117.295" office:value-type="float" office:value="0.00819222342887606" calcext:value-type="float">
            <text:p>0.008192223428876</text:p>
          </table:table-cell>
          <table:table-cell office:value-type="float" office:value="191379.67011442" calcext:value-type="float">
            <text:p>191379.67011442</text:p>
          </table:table-cell>
        </table:table-row>
        <table:table-row table:style-name="ro1">
          <table:table-cell office:value-type="float" office:value="381.73" calcext:value-type="float">
            <text:p>381.73</text:p>
          </table:table-cell>
          <table:table-cell office:value-type="float" office:value="273.49744" calcext:value-type="float">
            <text:p>273.49744</text:p>
          </table:table-cell>
          <table:table-cell table:formula="of:=[.B377]/33117.295" office:value-type="float" office:value="0.00825844743660375" calcext:value-type="float">
            <text:p>0.008258447436604</text:p>
          </table:table-cell>
          <table:table-cell office:value-type="float" office:value="191658.07871004" calcext:value-type="float">
            <text:p>191658.07871004</text:p>
          </table:table-cell>
        </table:table-row>
        <table:table-row table:style-name="ro1">
          <table:table-cell office:value-type="float" office:value="382.75" calcext:value-type="float">
            <text:p>382.75</text:p>
          </table:table-cell>
          <table:table-cell office:value-type="float" office:value="275.26556" calcext:value-type="float">
            <text:p>275.26556</text:p>
          </table:table-cell>
          <table:table-cell table:formula="of:=[.B378]/33117.295" office:value-type="float" office:value="0.00831183706277943" calcext:value-type="float">
            <text:p>0.008311837062779</text:p>
          </table:table-cell>
          <table:table-cell office:value-type="float" office:value="191938.28716991" calcext:value-type="float">
            <text:p>191938.28716991</text:p>
          </table:table-cell>
        </table:table-row>
        <table:table-row table:style-name="ro1">
          <table:table-cell office:value-type="float" office:value="383.77" calcext:value-type="float">
            <text:p>383.77</text:p>
          </table:table-cell>
          <table:table-cell office:value-type="float" office:value="275.41326" calcext:value-type="float">
            <text:p>275.41326</text:p>
          </table:table-cell>
          <table:table-cell table:formula="of:=[.B379]/33117.295" office:value-type="float" office:value="0.00831629696809477" calcext:value-type="float">
            <text:p>0.008316296968095</text:p>
          </table:table-cell>
          <table:table-cell office:value-type="float" office:value="192218.64598838" calcext:value-type="float">
            <text:p>192218.64598838</text:p>
          </table:table-cell>
        </table:table-row>
        <table:table-row table:style-name="ro1">
          <table:table-cell office:value-type="float" office:value="384.79" calcext:value-type="float">
            <text:p>384.79</text:p>
          </table:table-cell>
          <table:table-cell office:value-type="float" office:value="273.27406" calcext:value-type="float">
            <text:p>273.27406</text:p>
          </table:table-cell>
          <table:table-cell table:formula="of:=[.B380]/33117.295" office:value-type="float" office:value="0.00825170232049447" calcext:value-type="float">
            <text:p>0.008251702320494</text:p>
          </table:table-cell>
          <table:table-cell office:value-type="float" office:value="192496.82718602" calcext:value-type="float">
            <text:p>192496.82718602</text:p>
          </table:table-cell>
        </table:table-row>
        <table:table-row table:style-name="ro1">
          <table:table-cell office:value-type="float" office:value="385.81" calcext:value-type="float">
            <text:p>385.81</text:p>
          </table:table-cell>
          <table:table-cell office:value-type="float" office:value="268.77433" calcext:value-type="float">
            <text:p>268.77433</text:p>
          </table:table-cell>
          <table:table-cell table:formula="of:=[.B381]/33117.295" office:value-type="float" office:value="0.00811582981037552" calcext:value-type="float">
            <text:p>0.008115829810376</text:p>
          </table:table-cell>
          <table:table-cell office:value-type="float" office:value="192770.42786073" calcext:value-type="float">
            <text:p>192770.42786073</text:p>
          </table:table-cell>
        </table:table-row>
        <table:table-row table:style-name="ro1">
          <table:table-cell office:value-type="float" office:value="386.82" calcext:value-type="float">
            <text:p>386.82</text:p>
          </table:table-cell>
          <table:table-cell office:value-type="float" office:value="262.31883" calcext:value-type="float">
            <text:p>262.31883</text:p>
          </table:table-cell>
          <table:table-cell table:formula="of:=[.B382]/33117.295" office:value-type="float" office:value="0.00792090145043549" calcext:value-type="float">
            <text:p>0.007920901450435</text:p>
          </table:table-cell>
          <table:table-cell office:value-type="float" office:value="193037.45711308" calcext:value-type="float">
            <text:p>193037.45711308</text:p>
          </table:table-cell>
        </table:table-row>
        <table:table-row table:style-name="ro1">
          <table:table-cell office:value-type="float" office:value="387.84" calcext:value-type="float">
            <text:p>387.84</text:p>
          </table:table-cell>
          <table:table-cell office:value-type="float" office:value="254.57006" calcext:value-type="float">
            <text:p>254.57006</text:p>
          </table:table-cell>
          <table:table-cell table:formula="of:=[.B383]/33117.295" office:value-type="float" office:value="0.00768692189383221" calcext:value-type="float">
            <text:p>0.007686921893832</text:p>
          </table:table-cell>
          <table:table-cell office:value-type="float" office:value="193296.59844511" calcext:value-type="float">
            <text:p>193296.59844511</text:p>
          </table:table-cell>
        </table:table-row>
        <table:table-row table:style-name="ro1">
          <table:table-cell office:value-type="float" office:value="388.86" calcext:value-type="float">
            <text:p>388.86</text:p>
          </table:table-cell>
          <table:table-cell office:value-type="float" office:value="246.21638" calcext:value-type="float">
            <text:p>246.21638</text:p>
          </table:table-cell>
          <table:table-cell table:formula="of:=[.B384]/33117.295" office:value-type="float" office:value="0.00743467665459996" calcext:value-type="float">
            <text:p>0.0074346766546</text:p>
          </table:table-cell>
          <table:table-cell office:value-type="float" office:value="193547.23609775" calcext:value-type="float">
            <text:p>193547.23609775</text:p>
          </table:table-cell>
        </table:table-row>
        <table:table-row table:style-name="ro1">
          <table:table-cell office:value-type="float" office:value="389.88" calcext:value-type="float">
            <text:p>389.88</text:p>
          </table:table-cell>
          <table:table-cell office:value-type="float" office:value="237.80935" calcext:value-type="float">
            <text:p>237.80935</text:p>
          </table:table-cell>
          <table:table-cell table:formula="of:=[.B385]/33117.295" office:value-type="float" office:value="0.00718082047461908" calcext:value-type="float">
            <text:p>0.007180820474619</text:p>
          </table:table-cell>
          <table:table-cell office:value-type="float" office:value="193789.31575206" calcext:value-type="float">
            <text:p>193789.31575206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229.70992" calcext:value-type="float">
            <text:p>229.70992</text:p>
          </table:table-cell>
          <table:table-cell table:formula="of:=[.B386]/33117.295" office:value-type="float" office:value="0.006936252492844" calcext:value-type="float">
            <text:p>0.006936252492844</text:p>
          </table:table-cell>
          <table:table-cell office:value-type="float" office:value="194023.15053458" calcext:value-type="float">
            <text:p>194023.15053458</text:p>
          </table:table-cell>
        </table:table-row>
        <table:table-row table:style-name="ro1">
          <table:table-cell office:value-type="float" office:value="391.91" calcext:value-type="float">
            <text:p>391.91</text:p>
          </table:table-cell>
          <table:table-cell office:value-type="float" office:value="222.13433" calcext:value-type="float">
            <text:p>222.13433</text:p>
          </table:table-cell>
          <table:table-cell table:formula="of:=[.B387]/33117.295" office:value-type="float" office:value="0.00670750222806543" calcext:value-type="float">
            <text:p>0.006707502228065</text:p>
          </table:table-cell>
          <table:table-cell office:value-type="float" office:value="194249.27369275" calcext:value-type="float">
            <text:p>194249.27369275</text:p>
          </table:table-cell>
        </table:table-row>
        <table:table-row table:style-name="ro1">
          <table:table-cell office:value-type="float" office:value="392.93" calcext:value-type="float">
            <text:p>392.93</text:p>
          </table:table-cell>
          <table:table-cell office:value-type="float" office:value="215.25157" calcext:value-type="float">
            <text:p>215.25157</text:p>
          </table:table-cell>
          <table:table-cell table:formula="of:=[.B388]/33117.295" office:value-type="float" office:value="0.00649967245211301" calcext:value-type="float">
            <text:p>0.006499672452113</text:p>
          </table:table-cell>
          <table:table-cell office:value-type="float" office:value="194468.39050685" calcext:value-type="float">
            <text:p>194468.39050685</text:p>
          </table:table-cell>
        </table:table-row>
        <table:table-row table:style-name="ro1">
          <table:table-cell office:value-type="float" office:value="393.95" calcext:value-type="float">
            <text:p>393.95</text:p>
          </table:table-cell>
          <table:table-cell office:value-type="float" office:value="209.26997" calcext:value-type="float">
            <text:p>209.26997</text:p>
          </table:table-cell>
          <table:table-cell table:formula="of:=[.B389]/33117.295" office:value-type="float" office:value="0.00631905383576769" calcext:value-type="float">
            <text:p>0.006319053835768</text:p>
          </table:table-cell>
          <table:table-cell office:value-type="float" office:value="194681.4183097" calcext:value-type="float">
            <text:p>194681.4183097</text:p>
          </table:table-cell>
        </table:table-row>
        <table:table-row table:style-name="ro1">
          <table:table-cell office:value-type="float" office:value="394.97" calcext:value-type="float">
            <text:p>394.97</text:p>
          </table:table-cell>
          <table:table-cell office:value-type="float" office:value="204.46253" calcext:value-type="float">
            <text:p>204.46253</text:p>
          </table:table-cell>
          <table:table-cell table:formula="of:=[.B390]/33117.295" office:value-type="float" office:value="0.00617388980591561" calcext:value-type="float">
            <text:p>0.006173889805916</text:p>
          </table:table-cell>
          <table:table-cell office:value-type="float" office:value="194889.55234294" calcext:value-type="float">
            <text:p>194889.55234294</text:p>
          </table:table-cell>
        </table:table-row>
        <table:table-row table:style-name="ro1">
          <table:table-cell office:value-type="float" office:value="395.99" calcext:value-type="float">
            <text:p>395.99</text:p>
          </table:table-cell>
          <table:table-cell office:value-type="float" office:value="201.11295" calcext:value-type="float">
            <text:p>201.11295</text:p>
          </table:table-cell>
          <table:table-cell table:formula="of:=[.B391]/33117.295" office:value-type="float" office:value="0.00607274688346376" calcext:value-type="float">
            <text:p>0.006072746883464</text:p>
          </table:table-cell>
          <table:table-cell office:value-type="float" office:value="195094.2766446" calcext:value-type="float">
            <text:p>195094.27664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9.40177" calcext:value-type="float">
            <text:p>199.40177</text:p>
          </table:table-cell>
          <table:table-cell table:formula="of:=[.B392]/33117.295" office:value-type="float" office:value="0.00602107660061004" calcext:value-type="float">
            <text:p>0.00602107660061</text:p>
          </table:table-cell>
          <table:table-cell office:value-type="float" office:value="195297.25903818" calcext:value-type="float">
            <text:p>195297.25903818</text:p>
          </table:table-cell>
        </table:table-row>
        <table:table-row table:style-name="ro1">
          <table:table-cell office:value-type="float" office:value="398.02" calcext:value-type="float">
            <text:p>398.02</text:p>
          </table:table-cell>
          <table:table-cell office:value-type="float" office:value="199.28056" calcext:value-type="float">
            <text:p>199.28056</text:p>
          </table:table-cell>
          <table:table-cell table:formula="of:=[.B393]/33117.295" office:value-type="float" office:value="0.00601741657946399" calcext:value-type="float">
            <text:p>0.006017416579464</text:p>
          </table:table-cell>
          <table:table-cell office:value-type="float" office:value="195500.11805394" calcext:value-type="float">
            <text:p>195500.11805394</text:p>
          </table:table-cell>
        </table:table-row>
        <table:table-row table:style-name="ro1">
          <table:table-cell office:value-type="float" office:value="399.04" calcext:value-type="float">
            <text:p>399.04</text:p>
          </table:table-cell>
          <table:table-cell office:value-type="float" office:value="200.3906" calcext:value-type="float">
            <text:p>200.3906</text:p>
          </table:table-cell>
          <table:table-cell table:formula="of:=[.B394]/33117.295" office:value-type="float" office:value="0.0060509350174886" calcext:value-type="float">
            <text:p>0.006050935017489</text:p>
          </table:table-cell>
          <table:table-cell office:value-type="float" office:value="195704.10703766" calcext:value-type="float">
            <text:p>195704.10703766</text:p>
          </table:table-cell>
        </table:table-row>
        <table:table-row table:style-name="ro1">
          <table:table-cell office:value-type="float" office:value="400.06" calcext:value-type="float">
            <text:p>400.06</text:p>
          </table:table-cell>
          <table:table-cell office:value-type="float" office:value="202.06849" calcext:value-type="float">
            <text:p>202.06849</text:p>
          </table:table-cell>
          <table:table-cell table:formula="of:=[.B395]/33117.295" office:value-type="float" office:value="0.00610160008539345" calcext:value-type="float">
            <text:p>0.006101600085393</text:p>
          </table:table-cell>
          <table:table-cell office:value-type="float" office:value="195909.80403716" calcext:value-type="float">
            <text:p>195909.80403716</text:p>
          </table:table-cell>
        </table:table-row>
        <table:table-row table:style-name="ro1">
          <table:table-cell office:value-type="float" office:value="401.07" calcext:value-type="float">
            <text:p>401.07</text:p>
          </table:table-cell>
          <table:table-cell office:value-type="float" office:value="203.45115" calcext:value-type="float">
            <text:p>203.45115</text:p>
          </table:table-cell>
          <table:table-cell table:formula="of:=[.B396]/33117.295" office:value-type="float" office:value="0.00614335047593712" calcext:value-type="float">
            <text:p>0.006143350475937</text:p>
          </table:table-cell>
          <table:table-cell office:value-type="float" office:value="196116.90853154" calcext:value-type="float">
            <text:p>196116.90853154</text:p>
          </table:table-cell>
        </table:table-row>
        <table:table-row table:style-name="ro1">
          <table:table-cell office:value-type="float" office:value="402.09" calcext:value-type="float">
            <text:p>402.09</text:p>
          </table:table-cell>
          <table:table-cell office:value-type="float" office:value="203.65711" calcext:value-type="float">
            <text:p>203.65711</text:p>
          </table:table-cell>
          <table:table-cell table:formula="of:=[.B397]/33117.295" office:value-type="float" office:value="0.00614956958290223" calcext:value-type="float">
            <text:p>0.006149569582902</text:p>
          </table:table-cell>
          <table:table-cell office:value-type="float" office:value="196324.22267689" calcext:value-type="float">
            <text:p>196324.22267689</text:p>
          </table:table-cell>
        </table:table-row>
        <table:table-row table:style-name="ro1">
          <table:table-cell office:value-type="float" office:value="403.11" calcext:value-type="float">
            <text:p>403.11</text:p>
          </table:table-cell>
          <table:table-cell office:value-type="float" office:value="201.99362" calcext:value-type="float">
            <text:p>201.99362</text:p>
          </table:table-cell>
          <table:table-cell table:formula="of:=[.B398]/33117.295" office:value-type="float" office:value="0.00609933933311884" calcext:value-type="float">
            <text:p>0.006099339333119</text:p>
          </table:table-cell>
          <table:table-cell office:value-type="float" office:value="196529.84346971" calcext:value-type="float">
            <text:p>196529.84346971</text:p>
          </table:table-cell>
        </table:table-row>
        <table:table-row table:style-name="ro1">
          <table:table-cell office:value-type="float" office:value="404.13" calcext:value-type="float">
            <text:p>404.13</text:p>
          </table:table-cell>
          <table:table-cell office:value-type="float" office:value="198.12937" calcext:value-type="float">
            <text:p>198.12937</text:p>
          </table:table-cell>
          <table:table-cell table:formula="of:=[.B399]/33117.295" office:value-type="float" office:value="0.00598265558826589" calcext:value-type="float">
            <text:p>0.005982655588266</text:p>
          </table:table-cell>
          <table:table-cell office:value-type="float" office:value="196731.53061423" calcext:value-type="float">
            <text:p>196731.53061423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192.18188" calcext:value-type="float">
            <text:p>192.18188</text:p>
          </table:table-cell>
          <table:table-cell table:formula="of:=[.B400]/33117.295" office:value-type="float" office:value="0.00580306694734579" calcext:value-type="float">
            <text:p>0.005803066947346</text:p>
          </table:table-cell>
          <table:table-cell office:value-type="float" office:value="196927.16347182" calcext:value-type="float">
            <text:p>196927.16347182</text:p>
          </table:table-cell>
        </table:table-row>
        <table:table-row table:style-name="ro1">
          <table:table-cell office:value-type="float" office:value="406.16" calcext:value-type="float">
            <text:p>406.16</text:p>
          </table:table-cell>
          <table:table-cell office:value-type="float" office:value="184.69565" calcext:value-type="float">
            <text:p>184.69565</text:p>
          </table:table-cell>
          <table:table-cell table:formula="of:=[.B401]/33117.295" office:value-type="float" office:value="0.00557701497057655" calcext:value-type="float">
            <text:p>0.005577014970577</text:p>
          </table:table-cell>
          <table:table-cell office:value-type="float" office:value="197115.17566936" calcext:value-type="float">
            <text:p>197115.17566936</text:p>
          </table:table-cell>
        </table:table-row>
        <table:table-row table:style-name="ro1">
          <table:table-cell office:value-type="float" office:value="407.18" calcext:value-type="float">
            <text:p>407.18</text:p>
          </table:table-cell>
          <table:table-cell office:value-type="float" office:value="176.51932" calcext:value-type="float">
            <text:p>176.51932</text:p>
          </table:table-cell>
          <table:table-cell table:formula="of:=[.B402]/33117.295" office:value-type="float" office:value="0.00533012493925002" calcext:value-type="float">
            <text:p>0.00533012493925</text:p>
          </table:table-cell>
          <table:table-cell office:value-type="float" office:value="197294.86471624" calcext:value-type="float">
            <text:p>197294.86471624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168.61953" calcext:value-type="float">
            <text:p>168.61953</text:p>
          </table:table-cell>
          <table:table-cell table:formula="of:=[.B403]/33117.295" office:value-type="float" office:value="0.00509158522759785" calcext:value-type="float">
            <text:p>0.005091585227598</text:p>
          </table:table-cell>
          <table:table-cell office:value-type="float" office:value="197466.5121179" calcext:value-type="float">
            <text:p>197466.5121179</text:p>
          </table:table-cell>
        </table:table-row>
        <table:table-row table:style-name="ro1">
          <table:table-cell office:value-type="float" office:value="409.22" calcext:value-type="float">
            <text:p>409.22</text:p>
          </table:table-cell>
          <table:table-cell office:value-type="float" office:value="161.88462" calcext:value-type="float">
            <text:p>161.88462</text:p>
          </table:table-cell>
          <table:table-cell table:formula="of:=[.B404]/33117.295" office:value-type="float" office:value="0.0048882198863162" calcext:value-type="float">
            <text:p>0.004888219886316</text:p>
          </table:table-cell>
          <table:table-cell office:value-type="float" office:value="197631.30367839" calcext:value-type="float">
            <text:p>197631.30367839</text:p>
          </table:table-cell>
        </table:table-row>
        <table:table-row table:style-name="ro1">
          <table:table-cell office:value-type="float" office:value="410.24" calcext:value-type="float">
            <text:p>410.24</text:p>
          </table:table-cell>
          <table:table-cell office:value-type="float" office:value="156.97012" calcext:value-type="float">
            <text:p>156.97012</text:p>
          </table:table-cell>
          <table:table-cell table:formula="of:=[.B405]/33117.295" office:value-type="float" office:value="0.00473982310451382" calcext:value-type="float">
            <text:p>0.004739823104514</text:p>
          </table:table-cell>
          <table:table-cell office:value-type="float" office:value="197791.09248841" calcext:value-type="float">
            <text:p>197791.09248841</text:p>
          </table:table-cell>
        </table:table-row>
        <table:table-row table:style-name="ro1">
          <table:table-cell office:value-type="float" office:value="411.25" calcext:value-type="float">
            <text:p>411.25</text:p>
          </table:table-cell>
          <table:table-cell office:value-type="float" office:value="154.22094" calcext:value-type="float">
            <text:p>154.22094</text:p>
          </table:table-cell>
          <table:table-cell table:formula="of:=[.B406]/33117.295" office:value-type="float" office:value="0.00465680968207095" calcext:value-type="float">
            <text:p>0.004656809682071</text:p>
          </table:table-cell>
          <table:table-cell office:value-type="float" office:value="197948.08275081" calcext:value-type="float">
            <text:p>197948.08275081</text:p>
          </table:table-cell>
        </table:table-row>
        <table:table-row table:style-name="ro1">
          <table:table-cell office:value-type="float" office:value="412.27" calcext:value-type="float">
            <text:p>412.27</text:p>
          </table:table-cell>
          <table:table-cell office:value-type="float" office:value="153.67958" calcext:value-type="float">
            <text:p>153.67958</text:p>
          </table:table-cell>
          <table:table-cell table:formula="of:=[.B407]/33117.295" office:value-type="float" office:value="0.00464046293635999" calcext:value-type="float">
            <text:p>0.00464046293636</text:p>
          </table:table-cell>
          <table:table-cell office:value-type="float" office:value="198104.52193031" calcext:value-type="float">
            <text:p>198104.52193031</text:p>
          </table:table-cell>
        </table:table-row>
        <table:table-row table:style-name="ro1">
          <table:table-cell office:value-type="float" office:value="413.29" calcext:value-type="float">
            <text:p>413.29</text:p>
          </table:table-cell>
          <table:table-cell office:value-type="float" office:value="155.16331" calcext:value-type="float">
            <text:p>155.16331</text:p>
          </table:table-cell>
          <table:table-cell table:formula="of:=[.B408]/33117.295" office:value-type="float" office:value="0.00468526520659372" calcext:value-type="float">
            <text:p>0.004685265206594</text:p>
          </table:table-cell>
          <table:table-cell office:value-type="float" office:value="198262.47148543" calcext:value-type="float">
            <text:p>198262.47148543</text:p>
          </table:table-cell>
        </table:table-row>
        <table:table-row table:style-name="ro1">
          <table:table-cell office:value-type="float" office:value="414.31" calcext:value-type="float">
            <text:p>414.31</text:p>
          </table:table-cell>
          <table:table-cell office:value-type="float" office:value="158.37527" calcext:value-type="float">
            <text:p>158.37527</text:p>
          </table:table-cell>
          <table:table-cell table:formula="of:=[.B409]/33117.295" office:value-type="float" office:value="0.00478225259641526" calcext:value-type="float">
            <text:p>0.004782252596415</text:p>
          </table:table-cell>
          <table:table-cell office:value-type="float" office:value="198423.69067199" calcext:value-type="float">
            <text:p>198423.69067199</text:p>
          </table:table-cell>
        </table:table-row>
        <table:table-row table:style-name="ro1">
          <table:table-cell office:value-type="float" office:value="415.33" calcext:value-type="float">
            <text:p>415.33</text:p>
          </table:table-cell>
          <table:table-cell office:value-type="float" office:value="163.0089" calcext:value-type="float">
            <text:p>163.0089</text:p>
          </table:table-cell>
          <table:table-cell table:formula="of:=[.B410]/33117.295" office:value-type="float" office:value="0.00492216831114981" calcext:value-type="float">
            <text:p>0.00492216831115</text:p>
          </table:table-cell>
          <table:table-cell office:value-type="float" office:value="198589.62670231" calcext:value-type="float">
            <text:p>198589.62670231</text:p>
          </table:table-cell>
        </table:table-row>
        <table:table-row table:style-name="ro1">
          <table:table-cell office:value-type="float" office:value="416.34" calcext:value-type="float">
            <text:p>416.34</text:p>
          </table:table-cell>
          <table:table-cell office:value-type="float" office:value="168.81355" calcext:value-type="float">
            <text:p>168.81355</text:p>
          </table:table-cell>
          <table:table-cell table:formula="of:=[.B411]/33117.295" office:value-type="float" office:value="0.00509744379787057" calcext:value-type="float">
            <text:p>0.005097443797871</text:p>
          </table:table-cell>
          <table:table-cell office:value-type="float" office:value="198761.47160912" calcext:value-type="float">
            <text:p>198761.47160912</text:p>
          </table:table-cell>
        </table:table-row>
        <table:table-row table:style-name="ro1">
          <table:table-cell office:value-type="float" office:value="417.36" calcext:value-type="float">
            <text:p>417.36</text:p>
          </table:table-cell>
          <table:table-cell office:value-type="float" office:value="175.60655" calcext:value-type="float">
            <text:p>175.60655</text:p>
          </table:table-cell>
          <table:table-cell table:formula="of:=[.B412]/33117.295" office:value-type="float" office:value="0.0053025632075325" calcext:value-type="float">
            <text:p>0.005302563207533</text:p>
          </table:table-cell>
          <table:table-cell office:value-type="float" office:value="198940.23150183" calcext:value-type="float">
            <text:p>198940.23150183</text:p>
          </table:table-cell>
        </table:table-row>
        <table:table-row table:style-name="ro1">
          <table:table-cell office:value-type="float" office:value="418.38" calcext:value-type="float">
            <text:p>418.38</text:p>
          </table:table-cell>
          <table:table-cell office:value-type="float" office:value="183.23907" calcext:value-type="float">
            <text:p>183.23907</text:p>
          </table:table-cell>
          <table:table-cell table:formula="of:=[.B413]/33117.295" office:value-type="float" office:value="0.00553303251367601" calcext:value-type="float">
            <text:p>0.005533032513676</text:p>
          </table:table-cell>
          <table:table-cell office:value-type="float" office:value="199126.76096819" calcext:value-type="float">
            <text:p>199126.76096819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191.53993" calcext:value-type="float">
            <text:p>191.53993</text:p>
          </table:table-cell>
          <table:table-cell table:formula="of:=[.B414]/33117.295" office:value-type="float" office:value="0.00578368281588216" calcext:value-type="float">
            <text:p>0.005783682815882</text:p>
          </table:table-cell>
          <table:table-cell office:value-type="float" office:value="199321.74035515" calcext:value-type="float">
            <text:p>199321.74035515</text:p>
          </table:table-cell>
        </table:table-row>
        <table:table-row table:style-name="ro1">
          <table:table-cell office:value-type="float" office:value="420.42" calcext:value-type="float">
            <text:p>420.42</text:p>
          </table:table-cell>
          <table:table-cell office:value-type="float" office:value="200.27038" calcext:value-type="float">
            <text:p>200.27038</text:p>
          </table:table-cell>
          <table:table-cell table:formula="of:=[.B415]/33117.295" office:value-type="float" office:value="0.0060473048900884" calcext:value-type="float">
            <text:p>0.006047304890088</text:p>
          </table:table-cell>
          <table:table-cell office:value-type="float" office:value="199525.60695968" calcext:value-type="float">
            <text:p>199525.60695968</text:p>
          </table:table-cell>
        </table:table-row>
        <table:table-row table:style-name="ro1">
          <table:table-cell office:value-type="float" office:value="421.43" calcext:value-type="float">
            <text:p>421.43</text:p>
          </table:table-cell>
          <table:table-cell office:value-type="float" office:value="209.11843" calcext:value-type="float">
            <text:p>209.11843</text:p>
          </table:table-cell>
          <table:table-cell table:formula="of:=[.B416]/33117.295" office:value-type="float" office:value="0.00631447797895329" calcext:value-type="float">
            <text:p>0.006314477978953</text:p>
          </table:table-cell>
          <table:table-cell office:value-type="float" office:value="199738.48049331" calcext:value-type="float">
            <text:p>199738.48049331</text:p>
          </table:table-cell>
        </table:table-row>
        <table:table-row table:style-name="ro1">
          <table:table-cell office:value-type="float" office:value="422.45" calcext:value-type="float">
            <text:p>422.45</text:p>
          </table:table-cell>
          <table:table-cell office:value-type="float" office:value="217.74687" calcext:value-type="float">
            <text:p>217.74687</text:p>
          </table:table-cell>
          <table:table-cell table:formula="of:=[.B417]/33117.295" office:value-type="float" office:value="0.00657501978950878" calcext:value-type="float">
            <text:p>0.006575019789509</text:p>
          </table:table-cell>
          <table:table-cell office:value-type="float" office:value="199960.1374158" calcext:value-type="float">
            <text:p>199960.1374158</text:p>
          </table:table-cell>
        </table:table-row>
        <table:table-row table:style-name="ro1">
          <table:table-cell office:value-type="float" office:value="423.47" calcext:value-type="float">
            <text:p>423.47</text:p>
          </table:table-cell>
          <table:table-cell office:value-type="float" office:value="225.88772" calcext:value-type="float">
            <text:p>225.88772</text:p>
          </table:table-cell>
          <table:table-cell table:formula="of:=[.B418]/33117.295" office:value-type="float" office:value="0.00682083847729714" calcext:value-type="float">
            <text:p>0.006820838477297</text:p>
          </table:table-cell>
          <table:table-cell office:value-type="float" office:value="200190.08136703" calcext:value-type="float">
            <text:p>200190.08136703</text:p>
          </table:table-cell>
        </table:table-row>
        <table:table-row table:style-name="ro1">
          <table:table-cell office:value-type="float" office:value="424.49" calcext:value-type="float">
            <text:p>424.49</text:p>
          </table:table-cell>
          <table:table-cell office:value-type="float" office:value="233.45487" calcext:value-type="float">
            <text:p>233.45487</text:p>
          </table:table-cell>
          <table:table-cell table:formula="of:=[.B419]/33117.295" office:value-type="float" office:value="0.0070493338903434" calcext:value-type="float">
            <text:p>0.007049333890343</text:p>
          </table:table-cell>
          <table:table-cell office:value-type="float" office:value="200427.72835187" calcext:value-type="float">
            <text:p>200427.72835187</text:p>
          </table:table-cell>
        </table:table-row>
        <table:table-row table:style-name="ro1">
          <table:table-cell office:value-type="float" office:value="425.51" calcext:value-type="float">
            <text:p>425.51</text:p>
          </table:table-cell>
          <table:table-cell office:value-type="float" office:value="240.6338" calcext:value-type="float">
            <text:p>240.6338</text:p>
          </table:table-cell>
          <table:table-cell table:formula="of:=[.B420]/33117.295" office:value-type="float" office:value="0.0072661067276177" calcext:value-type="float">
            <text:p>0.007266106727618</text:p>
          </table:table-cell>
          <table:table-cell office:value-type="float" office:value="200672.68317351" calcext:value-type="float">
            <text:p>200672.68317351</text:p>
          </table:table-cell>
        </table:table-row>
        <table:table-row table:style-name="ro1">
          <table:table-cell office:value-type="float" office:value="426.52" calcext:value-type="float">
            <text:p>426.52</text:p>
          </table:table-cell>
          <table:table-cell office:value-type="float" office:value="247.90617" calcext:value-type="float">
            <text:p>247.90617</text:p>
          </table:table-cell>
          <table:table-cell table:formula="of:=[.B421]/33117.295" office:value-type="float" office:value="0.00748570105136908" calcext:value-type="float">
            <text:p>0.007485701051369</text:p>
          </table:table-cell>
          <table:table-cell office:value-type="float" office:value="200925.0409584" calcext:value-type="float">
            <text:p>200925.0409584</text:p>
          </table:table-cell>
        </table:table-row>
        <table:table-row table:style-name="ro1">
          <table:table-cell office:value-type="float" office:value="427.54" calcext:value-type="float">
            <text:p>427.54</text:p>
          </table:table-cell>
          <table:table-cell office:value-type="float" office:value="255.98187" calcext:value-type="float">
            <text:p>255.98187</text:p>
          </table:table-cell>
          <table:table-cell table:formula="of:=[.B422]/33117.295" office:value-type="float" office:value="0.00772955248911483" calcext:value-type="float">
            <text:p>0.007729552489115</text:p>
          </table:table-cell>
          <table:table-cell office:value-type="float" office:value="201185.61945664" calcext:value-type="float">
            <text:p>201185.61945664</text:p>
          </table:table-cell>
        </table:table-row>
        <table:table-row table:style-name="ro1">
          <table:table-cell office:value-type="float" office:value="428.56" calcext:value-type="float">
            <text:p>428.56</text:p>
          </table:table-cell>
          <table:table-cell office:value-type="float" office:value="265.63698" calcext:value-type="float">
            <text:p>265.63698</text:p>
          </table:table-cell>
          <table:table-cell table:formula="of:=[.B423]/33117.295" office:value-type="float" office:value="0.00802109532194583" calcext:value-type="float">
            <text:p>0.008021095321946</text:p>
          </table:table-cell>
          <table:table-cell office:value-type="float" office:value="201456.02644308" calcext:value-type="float">
            <text:p>201456.02644308</text:p>
          </table:table-cell>
        </table:table-row>
        <table:table-row table:style-name="ro1">
          <table:table-cell office:value-type="float" office:value="429.58" calcext:value-type="float">
            <text:p>429.58</text:p>
          </table:table-cell>
          <table:table-cell office:value-type="float" office:value="277.48803" calcext:value-type="float">
            <text:p>277.48803</text:p>
          </table:table-cell>
          <table:table-cell table:formula="of:=[.B424]/33117.295" office:value-type="float" office:value="0.00837894610655852" calcext:value-type="float">
            <text:p>0.008378946106559</text:p>
          </table:table-cell>
          <table:table-cell office:value-type="float" office:value="201738.49728375" calcext:value-type="float">
            <text:p>201738.49728375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291.75975" calcext:value-type="float">
            <text:p>291.75975</text:p>
          </table:table-cell>
          <table:table-cell table:formula="of:=[.B425]/33117.295" office:value-type="float" office:value="0.00880989072326106" calcext:value-type="float">
            <text:p>0.008809890723261</text:p>
          </table:table-cell>
          <table:table-cell office:value-type="float" office:value="202035.49612108" calcext:value-type="float">
            <text:p>202035.49612108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308.11703" calcext:value-type="float">
            <text:p>308.11703</text:p>
          </table:table-cell>
          <table:table-cell table:formula="of:=[.B426]/33117.295" office:value-type="float" office:value="0.00930381029006143" calcext:value-type="float">
            <text:p>0.009303810290061</text:p>
          </table:table-cell>
          <table:table-cell office:value-type="float" office:value="202349.14596282" calcext:value-type="float">
            <text:p>202349.14596282</text:p>
          </table:table-cell>
        </table:table-row>
        <table:table-row table:style-name="ro1">
          <table:table-cell office:value-type="float" office:value="432.63" calcext:value-type="float">
            <text:p>432.63</text:p>
          </table:table-cell>
          <table:table-cell office:value-type="float" office:value="325.62427" calcext:value-type="float">
            <text:p>325.62427</text:p>
          </table:table-cell>
          <table:table-cell table:formula="of:=[.B427]/33117.295" office:value-type="float" office:value="0.00983245370734536" calcext:value-type="float">
            <text:p>0.009832453707345</text:p>
          </table:table-cell>
          <table:table-cell office:value-type="float" office:value="202680.61741342" calcext:value-type="float">
            <text:p>202680.61741342</text:p>
          </table:table-cell>
        </table:table-row>
        <table:table-row table:style-name="ro1">
          <table:table-cell office:value-type="float" office:value="433.65" calcext:value-type="float">
            <text:p>433.65</text:p>
          </table:table-cell>
          <table:table-cell office:value-type="float" office:value="342.86699" calcext:value-type="float">
            <text:p>342.86699</text:p>
          </table:table-cell>
          <table:table-cell table:formula="of:=[.B428]/33117.295" office:value-type="float" office:value="0.0103531097573035" calcext:value-type="float">
            <text:p>0.010353109757304</text:p>
          </table:table-cell>
          <table:table-cell office:value-type="float" office:value="203029.64121587" calcext:value-type="float">
            <text:p>203029.64121587</text:p>
          </table:table-cell>
        </table:table-row>
        <table:table-row table:style-name="ro1">
          <table:table-cell office:value-type="float" office:value="434.67" calcext:value-type="float">
            <text:p>434.67</text:p>
          </table:table-cell>
          <table:table-cell office:value-type="float" office:value="358.22677" calcext:value-type="float">
            <text:p>358.22677</text:p>
          </table:table-cell>
          <table:table-cell table:formula="of:=[.B429]/33117.295" office:value-type="float" office:value="0.0108169091104814" calcext:value-type="float">
            <text:p>0.010816909110481</text:p>
          </table:table-cell>
          <table:table-cell office:value-type="float" office:value="203394.30061397" calcext:value-type="float">
            <text:p>203394.30061397</text:p>
          </table:table-cell>
        </table:table-row>
        <table:table-row table:style-name="ro1">
          <table:table-cell office:value-type="float" office:value="435.69" calcext:value-type="float">
            <text:p>435.69</text:p>
          </table:table-cell>
          <table:table-cell office:value-type="float" office:value="370.25304" calcext:value-type="float">
            <text:p>370.25304</text:p>
          </table:table-cell>
          <table:table-cell table:formula="of:=[.B430]/33117.295" office:value-type="float" office:value="0.0111800507861527" calcext:value-type="float">
            <text:p>0.011180050786153</text:p>
          </table:table-cell>
          <table:table-cell office:value-type="float" office:value="203771.2022272" calcext:value-type="float">
            <text:p>203771.2022272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378.0392" calcext:value-type="float">
            <text:p>378.0392</text:p>
          </table:table-cell>
          <table:table-cell table:formula="of:=[.B431]/33117.295" office:value-type="float" office:value="0.0114151593600866" calcext:value-type="float">
            <text:p>0.011415159360087</text:p>
          </table:table-cell>
          <table:table-cell office:value-type="float" office:value="204156.02982093" calcext:value-type="float">
            <text:p>204156.02982093</text:p>
          </table:table-cell>
        </table:table-row>
        <table:table-row table:style-name="ro1">
          <table:table-cell office:value-type="float" office:value="437.72" calcext:value-type="float">
            <text:p>437.72</text:p>
          </table:table-cell>
          <table:table-cell office:value-type="float" office:value="381.49789" calcext:value-type="float">
            <text:p>381.49789</text:p>
          </table:table-cell>
          <table:table-cell table:formula="of:=[.B432]/33117.295" office:value-type="float" office:value="0.0115195969356797" calcext:value-type="float">
            <text:p>0.01151959693568</text:p>
          </table:table-cell>
          <table:table-cell office:value-type="float" office:value="204544.37821429" calcext:value-type="float">
            <text:p>204544.37821429</text:p>
          </table:table-cell>
        </table:table-row>
        <table:table-row table:style-name="ro1">
          <table:table-cell office:value-type="float" office:value="438.74" calcext:value-type="float">
            <text:p>438.74</text:p>
          </table:table-cell>
          <table:table-cell office:value-type="float" office:value="381.4477" calcext:value-type="float">
            <text:p>381.4477</text:p>
          </table:table-cell>
          <table:table-cell table:formula="of:=[.B433]/33117.295" office:value-type="float" office:value="0.0115180814133521" calcext:value-type="float">
            <text:p>0.011518081413352</text:p>
          </table:table-cell>
          <table:table-cell office:value-type="float" office:value="204932.67551221" calcext:value-type="float">
            <text:p>204932.67551221</text:p>
          </table:table-cell>
        </table:table-row>
        <table:table-row table:style-name="ro1">
          <table:table-cell office:value-type="float" office:value="439.76" calcext:value-type="float">
            <text:p>439.76</text:p>
          </table:table-cell>
          <table:table-cell office:value-type="float" office:value="379.4698" calcext:value-type="float">
            <text:p>379.4698</text:p>
          </table:table-cell>
          <table:table-cell table:formula="of:=[.B434]/33117.295" office:value-type="float" office:value="0.0114583573326264" calcext:value-type="float">
            <text:p>0.011458357332626</text:p>
          </table:table-cell>
          <table:table-cell office:value-type="float" office:value="205318.95939191" calcext:value-type="float">
            <text:p>205318.95939191</text:p>
          </table:table-cell>
        </table:table-row>
        <table:table-row table:style-name="ro1">
          <table:table-cell office:value-type="float" office:value="440.78" calcext:value-type="float">
            <text:p>440.78</text:p>
          </table:table-cell>
          <table:table-cell office:value-type="float" office:value="377.55504" calcext:value-type="float">
            <text:p>377.55504</text:p>
          </table:table-cell>
          <table:table-cell table:formula="of:=[.B435]/33117.295" office:value-type="float" office:value="0.0114005398085804" calcext:value-type="float">
            <text:p>0.01140053980858</text:p>
          </table:table-cell>
          <table:table-cell office:value-type="float" office:value="205703.29413294" calcext:value-type="float">
            <text:p>205703.29413294</text:p>
          </table:table-cell>
        </table:table-row>
        <table:table-row table:style-name="ro1">
          <table:table-cell office:value-type="float" office:value="441.79" calcext:value-type="float">
            <text:p>441.79</text:p>
          </table:table-cell>
          <table:table-cell office:value-type="float" office:value="377.62316" calcext:value-type="float">
            <text:p>377.62316</text:p>
          </table:table-cell>
          <table:table-cell table:formula="of:=[.B436]/33117.295" office:value-type="float" office:value="0.0114025967398605" calcext:value-type="float">
            <text:p>0.011402596739861</text:p>
          </table:table-cell>
          <table:table-cell office:value-type="float" office:value="206087.69821516" calcext:value-type="float">
            <text:p>206087.69821516</text:p>
          </table:table-cell>
        </table:table-row>
        <table:table-row table:style-name="ro1">
          <table:table-cell office:value-type="float" office:value="442.81" calcext:value-type="float">
            <text:p>442.81</text:p>
          </table:table-cell>
          <table:table-cell office:value-type="float" office:value="381.03689" calcext:value-type="float">
            <text:p>381.03689</text:p>
          </table:table-cell>
          <table:table-cell table:formula="of:=[.B437]/33117.295" office:value-type="float" office:value="0.0115056767166521" calcext:value-type="float">
            <text:p>0.011505676716652</text:p>
          </table:table-cell>
          <table:table-cell office:value-type="float" office:value="206475.57732268" calcext:value-type="float">
            <text:p>206475.57732268</text:p>
          </table:table-cell>
        </table:table-row>
        <table:table-row table:style-name="ro1">
          <table:table-cell office:value-type="float" office:value="443.83" calcext:value-type="float">
            <text:p>443.83</text:p>
          </table:table-cell>
          <table:table-cell office:value-type="float" office:value="388.24129" calcext:value-type="float">
            <text:p>388.24129</text:p>
          </table:table-cell>
          <table:table-cell table:formula="of:=[.B438]/33117.295" office:value-type="float" office:value="0.0117232186384788" calcext:value-type="float">
            <text:p>0.011723218638479</text:p>
          </table:table-cell>
          <table:table-cell office:value-type="float" office:value="206870.79020497" calcext:value-type="float">
            <text:p>206870.79020497</text:p>
          </table:table-cell>
        </table:table-row>
        <table:table-row table:style-name="ro1">
          <table:table-cell office:value-type="float" office:value="444.85" calcext:value-type="float">
            <text:p>444.85</text:p>
          </table:table-cell>
          <table:table-cell office:value-type="float" office:value="398.62841" calcext:value-type="float">
            <text:p>398.62841</text:p>
          </table:table-cell>
          <table:table-cell table:formula="of:=[.B439]/33117.295" office:value-type="float" office:value="0.0120368650277748" calcext:value-type="float">
            <text:p>0.012036865027775</text:p>
          </table:table-cell>
          <table:table-cell office:value-type="float" office:value="207276.57672292" calcext:value-type="float">
            <text:p>207276.57672292</text:p>
          </table:table-cell>
        </table:table-row>
        <table:table-row table:style-name="ro1">
          <table:table-cell office:value-type="float" office:value="445.87" calcext:value-type="float">
            <text:p>445.87</text:p>
          </table:table-cell>
          <table:table-cell office:value-type="float" office:value="410.66691" calcext:value-type="float">
            <text:p>410.66691</text:p>
          </table:table-cell>
          <table:table-cell table:formula="of:=[.B440]/33117.295" office:value-type="float" office:value="0.0124003759968923" calcext:value-type="float">
            <text:p>0.012400375996892</text:p>
          </table:table-cell>
          <table:table-cell office:value-type="float" office:value="207694.61791286" calcext:value-type="float">
            <text:p>207694.61791286</text:p>
          </table:table-cell>
        </table:table-row>
        <table:table-row table:style-name="ro1">
          <table:table-cell office:value-type="float" office:value="446.88" calcext:value-type="float">
            <text:p>446.88</text:p>
          </table:table-cell>
          <table:table-cell office:value-type="float" office:value="422.26349" calcext:value-type="float">
            <text:p>422.26349</text:p>
          </table:table-cell>
          <table:table-cell table:formula="of:=[.B441]/33117.295" office:value-type="float" office:value="0.0127505428809931" calcext:value-type="float">
            <text:p>0.012750542880993</text:p>
          </table:table-cell>
          <table:table-cell office:value-type="float" office:value="208124.46392798" calcext:value-type="float">
            <text:p>208124.46392798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431.25829" calcext:value-type="float">
            <text:p>431.25829</text:p>
          </table:table-cell>
          <table:table-cell table:formula="of:=[.B442]/33117.295" office:value-type="float" office:value="0.0130221471892556" calcext:value-type="float">
            <text:p>0.013022147189256</text:p>
          </table:table-cell>
          <table:table-cell office:value-type="float" office:value="208563.46625449" calcext:value-type="float">
            <text:p>208563.46625449</text:p>
          </table:table-cell>
        </table:table-row>
        <table:table-row table:style-name="ro1">
          <table:table-cell office:value-type="float" office:value="448.92" calcext:value-type="float">
            <text:p>448.92</text:p>
          </table:table-cell>
          <table:table-cell office:value-type="float" office:value="435.92037" calcext:value-type="float">
            <text:p>435.92037</text:p>
          </table:table-cell>
          <table:table-cell table:formula="of:=[.B443]/33117.295" office:value-type="float" office:value="0.0131629219717371" calcext:value-type="float">
            <text:p>0.013162921971737</text:p>
          </table:table-cell>
          <table:table-cell office:value-type="float" office:value="209007.21438227" calcext:value-type="float">
            <text:p>209007.21438227</text:p>
          </table:table-cell>
        </table:table-row>
        <table:table-row table:style-name="ro1">
          <table:table-cell office:value-type="float" office:value="449.94" calcext:value-type="float">
            <text:p>449.94</text:p>
          </table:table-cell>
          <table:table-cell office:value-type="float" office:value="435.31269" calcext:value-type="float">
            <text:p>435.31269</text:p>
          </table:table-cell>
          <table:table-cell table:formula="of:=[.B444]/33117.295" office:value-type="float" office:value="0.0131445726470112" calcext:value-type="float">
            <text:p>0.013144572647011</text:p>
          </table:table-cell>
          <table:table-cell office:value-type="float" office:value="209450.34391322" calcext:value-type="float">
            <text:p>209450.34391322</text:p>
          </table:table-cell>
        </table:table-row>
        <table:table-row table:style-name="ro1">
          <table:table-cell office:value-type="float" office:value="450.95" calcext:value-type="float">
            <text:p>450.95</text:p>
          </table:table-cell>
          <table:table-cell office:value-type="float" office:value="429.4362" calcext:value-type="float">
            <text:p>429.4362</text:p>
          </table:table-cell>
          <table:table-cell table:formula="of:=[.B445]/33117.295" office:value-type="float" office:value="0.0129671279009955" calcext:value-type="float">
            <text:p>0.012967127900996</text:p>
          </table:table-cell>
          <table:table-cell office:value-type="float" office:value="209887.49143622" calcext:value-type="float">
            <text:p>209887.49143622</text:p>
          </table:table-cell>
        </table:table-row>
        <table:table-row table:style-name="ro1">
          <table:table-cell office:value-type="float" office:value="451.97" calcext:value-type="float">
            <text:p>451.97</text:p>
          </table:table-cell>
          <table:table-cell office:value-type="float" office:value="419.12905" calcext:value-type="float">
            <text:p>419.12905</text:p>
          </table:table-cell>
          <table:table-cell table:formula="of:=[.B446]/33117.295" office:value-type="float" office:value="0.0126558962620588" calcext:value-type="float">
            <text:p>0.012655896262059</text:p>
          </table:table-cell>
          <table:table-cell office:value-type="float" office:value="210314.14672038" calcext:value-type="float">
            <text:p>210314.14672038</text:p>
          </table:table-cell>
        </table:table-row>
        <table:table-row table:style-name="ro1">
          <table:table-cell office:value-type="float" office:value="452.99" calcext:value-type="float">
            <text:p>452.99</text:p>
          </table:table-cell>
          <table:table-cell office:value-type="float" office:value="405.76637" calcext:value-type="float">
            <text:p>405.76637</text:p>
          </table:table-cell>
          <table:table-cell table:formula="of:=[.B447]/33117.295" office:value-type="float" office:value="0.0122524007471021" calcext:value-type="float">
            <text:p>0.012252400747102</text:p>
          </table:table-cell>
          <table:table-cell office:value-type="float" office:value="210727.19937657" calcext:value-type="float">
            <text:p>210727.19937657</text:p>
          </table:table-cell>
        </table:table-row>
        <table:table-row table:style-name="ro1">
          <table:table-cell office:value-type="float" office:value="454.01" calcext:value-type="float">
            <text:p>454.01</text:p>
          </table:table-cell>
          <table:table-cell office:value-type="float" office:value="390.85989" calcext:value-type="float">
            <text:p>390.85989</text:p>
          </table:table-cell>
          <table:table-cell table:formula="of:=[.B448]/33117.295" office:value-type="float" office:value="0.0118022891060396" calcext:value-type="float">
            <text:p>0.01180228910604</text:p>
          </table:table-cell>
          <table:table-cell office:value-type="float" office:value="211125.07787828" calcext:value-type="float">
            <text:p>211125.07787828</text:p>
          </table:table-cell>
        </table:table-row>
        <table:table-row table:style-name="ro1">
          <table:table-cell office:value-type="float" office:value="455.03" calcext:value-type="float">
            <text:p>455.03</text:p>
          </table:table-cell>
          <table:table-cell office:value-type="float" office:value="375.67697" calcext:value-type="float">
            <text:p>375.67697</text:p>
          </table:table-cell>
          <table:table-cell table:formula="of:=[.B449]/33117.295" office:value-type="float" office:value="0.0113438301648731" calcext:value-type="float">
            <text:p>0.011343830164873</text:p>
          </table:table-cell>
          <table:table-cell office:value-type="float" office:value="211507.50082687" calcext:value-type="float">
            <text:p>211507.50082687</text:p>
          </table:table-cell>
        </table:table-row>
        <table:table-row table:style-name="ro1">
          <table:table-cell office:value-type="float" office:value="456.04" calcext:value-type="float">
            <text:p>456.04</text:p>
          </table:table-cell>
          <table:table-cell office:value-type="float" office:value="360.98303" calcext:value-type="float">
            <text:p>360.98303</text:p>
          </table:table-cell>
          <table:table-cell table:formula="of:=[.B450]/33117.295" office:value-type="float" office:value="0.0109001363185007" calcext:value-type="float">
            <text:p>0.010900136318501</text:p>
          </table:table-cell>
          <table:table-cell office:value-type="float" office:value="211874.96597125" calcext:value-type="float">
            <text:p>211874.96597125</text:p>
          </table:table-cell>
        </table:table-row>
        <table:table-row table:style-name="ro1">
          <table:table-cell office:value-type="float" office:value="457.06" calcext:value-type="float">
            <text:p>457.06</text:p>
          </table:table-cell>
          <table:table-cell office:value-type="float" office:value="346.96508" calcext:value-type="float">
            <text:p>346.96508</text:p>
          </table:table-cell>
          <table:table-cell table:formula="of:=[.B451]/33117.295" office:value-type="float" office:value="0.0104768544653179" calcext:value-type="float">
            <text:p>0.010476854465318</text:p>
          </table:table-cell>
          <table:table-cell office:value-type="float" office:value="212228.16144724" calcext:value-type="float">
            <text:p>212228.16144724</text:p>
          </table:table-cell>
        </table:table-row>
        <table:table-row table:style-name="ro1">
          <table:table-cell office:value-type="float" office:value="458.08" calcext:value-type="float">
            <text:p>458.08</text:p>
          </table:table-cell>
          <table:table-cell office:value-type="float" office:value="333.33509" calcext:value-type="float">
            <text:p>333.33509</text:p>
          </table:table-cell>
          <table:table-cell table:formula="of:=[.B452]/33117.295" office:value-type="float" office:value="0.0100652873370244" calcext:value-type="float">
            <text:p>0.010065287337024</text:p>
          </table:table-cell>
          <table:table-cell office:value-type="float" office:value="212567.4821826" calcext:value-type="float">
            <text:p>212567.4821826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319.55804" calcext:value-type="float">
            <text:p>319.55804</text:p>
          </table:table-cell>
          <table:table-cell table:formula="of:=[.B453]/33117.295" office:value-type="float" office:value="0.00964927962866532" calcext:value-type="float">
            <text:p>0.009649279628665</text:p>
          </table:table-cell>
          <table:table-cell office:value-type="float" office:value="212892.77847272" calcext:value-type="float">
            <text:p>212892.77847272</text:p>
          </table:table-cell>
        </table:table-row>
        <table:table-row table:style-name="ro1">
          <table:table-cell office:value-type="float" office:value="460.12" calcext:value-type="float">
            <text:p>460.12</text:p>
          </table:table-cell>
          <table:table-cell office:value-type="float" office:value="305.11854" calcext:value-type="float">
            <text:p>305.11854</text:p>
          </table:table-cell>
          <table:table-cell table:formula="of:=[.B454]/33117.295" office:value-type="float" office:value="0.00921326877693362" calcext:value-type="float">
            <text:p>0.009213268776934</text:p>
          </table:table-cell>
          <table:table-cell office:value-type="float" office:value="213203.37597939" calcext:value-type="float">
            <text:p>213203.37597939</text:p>
          </table:table-cell>
        </table:table-row>
        <table:table-row table:style-name="ro1">
          <table:table-cell office:value-type="float" office:value="461.13" calcext:value-type="float">
            <text:p>461.13</text:p>
          </table:table-cell>
          <table:table-cell office:value-type="float" office:value="289.7387" calcext:value-type="float">
            <text:p>289.7387</text:p>
          </table:table-cell>
          <table:table-cell table:formula="of:=[.B455]/33117.295" office:value-type="float" office:value="0.00874886369795601" calcext:value-type="float">
            <text:p>0.008748863697956</text:p>
          </table:table-cell>
          <table:table-cell office:value-type="float" office:value="213498.3174773" calcext:value-type="float">
            <text:p>213498.3174773</text:p>
          </table:table-cell>
        </table:table-row>
        <table:table-row table:style-name="ro1">
          <table:table-cell office:value-type="float" office:value="462.15" calcext:value-type="float">
            <text:p>462.15</text:p>
          </table:table-cell>
          <table:table-cell office:value-type="float" office:value="273.48621" calcext:value-type="float">
            <text:p>273.48621</text:p>
          </table:table-cell>
          <table:table-cell table:formula="of:=[.B456]/33117.295" office:value-type="float" office:value="0.00825810833886041" calcext:value-type="float">
            <text:p>0.00825810833886</text:p>
          </table:table-cell>
          <table:table-cell office:value-type="float" office:value="213776.71463778" calcext:value-type="float">
            <text:p>213776.71463778</text:p>
          </table:table-cell>
        </table:table-row>
        <table:table-row table:style-name="ro1">
          <table:table-cell office:value-type="float" office:value="463.17" calcext:value-type="float">
            <text:p>463.17</text:p>
          </table:table-cell>
          <table:table-cell office:value-type="float" office:value="256.75441" calcext:value-type="float">
            <text:p>256.75441</text:p>
          </table:table-cell>
          <table:table-cell table:formula="of:=[.B457]/33117.295" office:value-type="float" office:value="0.00775287987741753" calcext:value-type="float">
            <text:p>0.007752879877418</text:p>
          </table:table-cell>
          <table:table-cell office:value-type="float" office:value="214038.07954751" calcext:value-type="float">
            <text:p>214038.07954751</text:p>
          </table:table-cell>
        </table:table-row>
        <table:table-row table:style-name="ro1">
          <table:table-cell office:value-type="float" office:value="464.19" calcext:value-type="float">
            <text:p>464.19</text:p>
          </table:table-cell>
          <table:table-cell office:value-type="float" office:value="240.13946" calcext:value-type="float">
            <text:p>240.13946</text:p>
          </table:table-cell>
          <table:table-cell table:formula="of:=[.B458]/33117.295" office:value-type="float" office:value="0.00725117978385614" calcext:value-type="float">
            <text:p>0.007251179783856</text:p>
          </table:table-cell>
          <table:table-cell office:value-type="float" office:value="214282.53115781" calcext:value-type="float">
            <text:p>214282.53115781</text:p>
          </table:table-cell>
        </table:table-row>
        <table:table-row table:style-name="ro1">
          <table:table-cell office:value-type="float" office:value="465.21" calcext:value-type="float">
            <text:p>465.21</text:p>
          </table:table-cell>
          <table:table-cell office:value-type="float" office:value="224.26922" calcext:value-type="float">
            <text:p>224.26922</text:p>
          </table:table-cell>
          <table:table-cell table:formula="of:=[.B459]/33117.295" office:value-type="float" office:value="0.00677196673218631" calcext:value-type="float">
            <text:p>0.006771966732186</text:p>
          </table:table-cell>
          <table:table-cell office:value-type="float" office:value="214510.8275429" calcext:value-type="float">
            <text:p>214510.8275429</text:p>
          </table:table-cell>
        </table:table-row>
        <table:table-row table:style-name="ro1">
          <table:table-cell office:value-type="float" office:value="466.22" calcext:value-type="float">
            <text:p>466.22</text:p>
          </table:table-cell>
          <table:table-cell office:value-type="float" office:value="209.64629" calcext:value-type="float">
            <text:p>209.64629</text:p>
          </table:table-cell>
          <table:table-cell table:formula="of:=[.B460]/33117.295" office:value-type="float" office:value="0.00633041708267538" calcext:value-type="float">
            <text:p>0.006330417082675</text:p>
          </table:table-cell>
          <table:table-cell office:value-type="float" office:value="214724.23841909" calcext:value-type="float">
            <text:p>214724.23841909</text:p>
          </table:table-cell>
        </table:table-row>
        <table:table-row table:style-name="ro1">
          <table:table-cell office:value-type="float" office:value="467.24" calcext:value-type="float">
            <text:p>467.24</text:p>
          </table:table-cell>
          <table:table-cell office:value-type="float" office:value="196.5537" calcext:value-type="float">
            <text:p>196.5537</text:p>
          </table:table-cell>
          <table:table-cell table:formula="of:=[.B461]/33117.295" office:value-type="float" office:value="0.0059350771251094" calcext:value-type="float">
            <text:p>0.005935077125109</text:p>
          </table:table-cell>
          <table:table-cell office:value-type="float" office:value="214924.32160211" calcext:value-type="float">
            <text:p>214924.32160211</text:p>
          </table:table-cell>
        </table:table-row>
        <table:table-row table:style-name="ro1">
          <table:table-cell office:value-type="float" office:value="468.26" calcext:value-type="float">
            <text:p>468.26</text:p>
          </table:table-cell>
          <table:table-cell office:value-type="float" office:value="185.04297" calcext:value-type="float">
            <text:p>185.04297</text:p>
          </table:table-cell>
          <table:table-cell table:formula="of:=[.B462]/33117.295" office:value-type="float" office:value="0.00558750254210074" calcext:value-type="float">
            <text:p>0.005587502542101</text:p>
          </table:table-cell>
          <table:table-cell office:value-type="float" office:value="215112.68735765" calcext:value-type="float">
            <text:p>215112.68735765</text:p>
          </table:table-cell>
        </table:table-row>
        <table:table-row table:style-name="ro1">
          <table:table-cell office:value-type="float" office:value="469.28" calcext:value-type="float">
            <text:p>469.28</text:p>
          </table:table-cell>
          <table:table-cell office:value-type="float" office:value="174.99344" calcext:value-type="float">
            <text:p>174.99344</text:p>
          </table:table-cell>
          <table:table-cell table:formula="of:=[.B463]/33117.295" office:value-type="float" office:value="0.00528404992013992" calcext:value-type="float">
            <text:p>0.00528404992014</text:p>
          </table:table-cell>
          <table:table-cell office:value-type="float" office:value="215290.82312352" calcext:value-type="float">
            <text:p>215290.82312352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166.20871" calcext:value-type="float">
            <text:p>166.20871</text:p>
          </table:table-cell>
          <table:table-cell table:formula="of:=[.B464]/33117.295" office:value-type="float" office:value="0.00501878882318136" calcext:value-type="float">
            <text:p>0.005018788823181</text:p>
          </table:table-cell>
          <table:table-cell office:value-type="float" office:value="215460.01642314" calcext:value-type="float">
            <text:p>215460.01642314</text:p>
          </table:table-cell>
        </table:table-row>
        <table:table-row table:style-name="ro1">
          <table:table-cell office:value-type="float" office:value="471.31" calcext:value-type="float">
            <text:p>471.31</text:p>
          </table:table-cell>
          <table:table-cell office:value-type="float" office:value="158.50881" calcext:value-type="float">
            <text:p>158.50881</text:p>
          </table:table-cell>
          <table:table-cell table:formula="of:=[.B465]/33117.295" office:value-type="float" office:value="0.00478628493057782" calcext:value-type="float">
            <text:p>0.004786284930578</text:p>
          </table:table-cell>
          <table:table-cell office:value-type="float" office:value="215621.37154711" calcext:value-type="float">
            <text:p>215621.37154711</text:p>
          </table:table-cell>
        </table:table-row>
        <table:table-row table:style-name="ro1">
          <table:table-cell office:value-type="float" office:value="472.33" calcext:value-type="float">
            <text:p>472.33</text:p>
          </table:table-cell>
          <table:table-cell office:value-type="float" office:value="151.78489" calcext:value-type="float">
            <text:p>151.78489</text:p>
          </table:table-cell>
          <table:table-cell table:formula="of:=[.B466]/33117.295" office:value-type="float" office:value="0.00458325144007082" calcext:value-type="float">
            <text:p>0.004583251440071</text:p>
          </table:table-cell>
          <table:table-cell office:value-type="float" office:value="215775.88201636" calcext:value-type="float">
            <text:p>215775.88201636</text:p>
          </table:table-cell>
        </table:table-row>
        <table:table-row table:style-name="ro1">
          <table:table-cell office:value-type="float" office:value="473.35" calcext:value-type="float">
            <text:p>473.35</text:p>
          </table:table-cell>
          <table:table-cell office:value-type="float" office:value="146.00325" calcext:value-type="float">
            <text:p>146.00325</text:p>
          </table:table-cell>
          <table:table-cell table:formula="of:=[.B467]/33117.295" office:value-type="float" office:value="0.00440867075647332" calcext:value-type="float">
            <text:p>0.004408670756473</text:p>
          </table:table-cell>
          <table:table-cell office:value-type="float" office:value="215924.50702621" calcext:value-type="float">
            <text:p>215924.50702621</text:p>
          </table:table-cell>
        </table:table-row>
        <table:table-row table:style-name="ro1">
          <table:table-cell office:value-type="float" office:value="474.37" calcext:value-type="float">
            <text:p>474.37</text:p>
          </table:table-cell>
          <table:table-cell office:value-type="float" office:value="141.1666" calcext:value-type="float">
            <text:p>141.1666</text:p>
          </table:table-cell>
          <table:table-cell table:formula="of:=[.B468]/33117.295" office:value-type="float" office:value="0.00426262471014012" calcext:value-type="float">
            <text:p>0.00426262471014</text:p>
          </table:table-cell>
          <table:table-cell office:value-type="float" office:value="216068.20852956" calcext:value-type="float">
            <text:p>216068.20852956</text:p>
          </table:table-cell>
        </table:table-row>
        <table:table-row table:style-name="ro1">
          <table:table-cell office:value-type="float" office:value="475.39" calcext:value-type="float">
            <text:p>475.39</text:p>
          </table:table-cell>
          <table:table-cell office:value-type="float" office:value="137.25718" calcext:value-type="float">
            <text:p>137.25718</text:p>
          </table:table-cell>
          <table:table-cell table:formula="of:=[.B469]/33117.295" office:value-type="float" office:value="0.00414457702538809" calcext:value-type="float">
            <text:p>0.004144577025388</text:p>
          </table:table-cell>
          <table:table-cell office:value-type="float" office:value="216207.9304132" calcext:value-type="float">
            <text:p>216207.9304132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134.19098" calcext:value-type="float">
            <text:p>134.19098</text:p>
          </table:table-cell>
          <table:table-cell table:formula="of:=[.B470]/33117.295" office:value-type="float" office:value="0.0040519909612183" calcext:value-type="float">
            <text:p>0.004051990961218</text:p>
          </table:table-cell>
          <table:table-cell office:value-type="float" office:value="216344.53104283" calcext:value-type="float">
            <text:p>216344.53104283</text:p>
          </table:table-cell>
        </table:table-row>
        <table:table-row table:style-name="ro1">
          <table:table-cell office:value-type="float" office:value="477.42" calcext:value-type="float">
            <text:p>477.42</text:p>
          </table:table-cell>
          <table:table-cell office:value-type="float" office:value="131.80541" calcext:value-type="float">
            <text:p>131.80541</text:p>
          </table:table-cell>
          <table:table-cell table:formula="of:=[.B471]/33117.295" office:value-type="float" office:value="0.00397995699829953" calcext:value-type="float">
            <text:p>0.0039799569983</text:p>
          </table:table-cell>
          <table:table-cell office:value-type="float" office:value="216478.70325866" calcext:value-type="float">
            <text:p>216478.70325866</text:p>
          </table:table-cell>
        </table:table-row>
        <table:table-row table:style-name="ro1">
          <table:table-cell office:value-type="float" office:value="478.44" calcext:value-type="float">
            <text:p>478.44</text:p>
          </table:table-cell>
          <table:table-cell office:value-type="float" office:value="129.88768" calcext:value-type="float">
            <text:p>129.88768</text:p>
          </table:table-cell>
          <table:table-cell table:formula="of:=[.B472]/33117.295" office:value-type="float" office:value="0.00392204979301601" calcext:value-type="float">
            <text:p>0.003922049793016</text:p>
          </table:table-cell>
          <table:table-cell office:value-type="float" office:value="216610.92331648" calcext:value-type="float">
            <text:p>216610.92331648</text:p>
          </table:table-cell>
        </table:table-row>
        <table:table-row table:style-name="ro1">
          <table:table-cell office:value-type="float" office:value="479.46" calcext:value-type="float">
            <text:p>479.46</text:p>
          </table:table-cell>
          <table:table-cell office:value-type="float" office:value="128.23421" calcext:value-type="float">
            <text:p>128.23421</text:p>
          </table:table-cell>
          <table:table-cell table:formula="of:=[.B473]/33117.295" office:value-type="float" office:value="0.00387212210417548" calcext:value-type="float">
            <text:p>0.003872122104175</text:p>
          </table:table-cell>
          <table:table-cell office:value-type="float" office:value="216741.46021347" calcext:value-type="float">
            <text:p>216741.46021347</text:p>
          </table:table-cell>
        </table:table-row>
        <table:table-row table:style-name="ro1">
          <table:table-cell office:value-type="float" office:value="480.48" calcext:value-type="float">
            <text:p>480.48</text:p>
          </table:table-cell>
          <table:table-cell office:value-type="float" office:value="126.71806" calcext:value-type="float">
            <text:p>126.71806</text:p>
          </table:table-cell>
          <table:table-cell table:formula="of:=[.B474]/33117.295" office:value-type="float" office:value="0.00382634088925439" calcext:value-type="float">
            <text:p>0.003826340889254</text:p>
          </table:table-cell>
          <table:table-cell office:value-type="float" office:value="216870.45373283" calcext:value-type="float">
            <text:p>216870.45373283</text:p>
          </table:table-cell>
        </table:table-row>
        <table:table-row table:style-name="ro1">
          <table:table-cell office:value-type="float" office:value="481.49" calcext:value-type="float">
            <text:p>481.49</text:p>
          </table:table-cell>
          <table:table-cell office:value-type="float" office:value="125.33786" calcext:value-type="float">
            <text:p>125.33786</text:p>
          </table:table-cell>
          <table:table-cell table:formula="of:=[.B475]/33117.295" office:value-type="float" office:value="0.0037846647801398" calcext:value-type="float">
            <text:p>0.00378466478014</text:p>
          </table:table-cell>
          <table:table-cell office:value-type="float" office:value="216998.04226702" calcext:value-type="float">
            <text:p>216998.04226702</text:p>
          </table:table-cell>
        </table:table-row>
        <table:table-row table:style-name="ro1">
          <table:table-cell office:value-type="float" office:value="482.51" calcext:value-type="float">
            <text:p>482.51</text:p>
          </table:table-cell>
          <table:table-cell office:value-type="float" office:value="124.22705" calcext:value-type="float">
            <text:p>124.22705</text:p>
          </table:table-cell>
          <table:table-cell table:formula="of:=[.B476]/33117.295" office:value-type="float" office:value="0.00375112309142398" calcext:value-type="float">
            <text:p>0.003751123091424</text:p>
          </table:table-cell>
          <table:table-cell office:value-type="float" office:value="217124.5000424" calcext:value-type="float">
            <text:p>217124.5000424</text:p>
          </table:table-cell>
        </table:table-row>
        <table:table-row table:style-name="ro1">
          <table:table-cell office:value-type="float" office:value="483.53" calcext:value-type="float">
            <text:p>483.53</text:p>
          </table:table-cell>
          <table:table-cell office:value-type="float" office:value="123.61569" calcext:value-type="float">
            <text:p>123.61569</text:p>
          </table:table-cell>
          <table:table-cell table:formula="of:=[.B477]/33117.295" office:value-type="float" office:value="0.00373266264651144" calcext:value-type="float">
            <text:p>0.003732662646511</text:p>
          </table:table-cell>
          <table:table-cell office:value-type="float" office:value="217250.33547995" calcext:value-type="float">
            <text:p>217250.33547995</text:p>
          </table:table-cell>
        </table:table-row>
        <table:table-row table:style-name="ro1">
          <table:table-cell office:value-type="float" office:value="484.55" calcext:value-type="float">
            <text:p>484.55</text:p>
          </table:table-cell>
          <table:table-cell office:value-type="float" office:value="123.75337" calcext:value-type="float">
            <text:p>123.75337</text:p>
          </table:table-cell>
          <table:table-cell table:formula="of:=[.B478]/33117.295" office:value-type="float" office:value="0.00373681999088392" calcext:value-type="float">
            <text:p>0.003736819990884</text:p>
          </table:table-cell>
          <table:table-cell office:value-type="float" office:value="217376.31107439" calcext:value-type="float">
            <text:p>217376.31107439</text:p>
          </table:table-cell>
        </table:table-row>
        <table:table-row table:style-name="ro1">
          <table:table-cell office:value-type="float" office:value="485.57" calcext:value-type="float">
            <text:p>485.57</text:p>
          </table:table-cell>
          <table:table-cell office:value-type="float" office:value="124.81546" calcext:value-type="float">
            <text:p>124.81546</text:p>
          </table:table-cell>
          <table:table-cell table:formula="of:=[.B479]/33117.295" office:value-type="float" office:value="0.00376889054495544" calcext:value-type="float">
            <text:p>0.003768890544955</text:p>
          </table:table-cell>
          <table:table-cell office:value-type="float" office:value="217503.36782694" calcext:value-type="float">
            <text:p>217503.36782694</text:p>
          </table:table-cell>
        </table:table-row>
        <table:table-row table:style-name="ro1">
          <table:table-cell office:value-type="float" office:value="486.58" calcext:value-type="float">
            <text:p>486.58</text:p>
          </table:table-cell>
          <table:table-cell office:value-type="float" office:value="126.82168" calcext:value-type="float">
            <text:p>126.82168</text:p>
          </table:table-cell>
          <table:table-cell table:formula="of:=[.B480]/33117.295" office:value-type="float" office:value="0.00382946976798679" calcext:value-type="float">
            <text:p>0.003829469767987</text:p>
          </table:table-cell>
          <table:table-cell office:value-type="float" office:value="217632.46682169" calcext:value-type="float">
            <text:p>217632.46682169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129.59369" calcext:value-type="float">
            <text:p>129.59369</text:p>
          </table:table-cell>
          <table:table-cell table:formula="of:=[.B481]/33117.295" office:value-type="float" office:value="0.0039131725583264" calcext:value-type="float">
            <text:p>0.003913172558326</text:p>
          </table:table-cell>
          <table:table-cell office:value-type="float" office:value="217764.38761001" calcext:value-type="float">
            <text:p>217764.38761001</text:p>
          </table:table-cell>
        </table:table-row>
        <table:table-row table:style-name="ro1">
          <table:table-cell office:value-type="float" office:value="488.62" calcext:value-type="float">
            <text:p>488.62</text:p>
          </table:table-cell>
          <table:table-cell office:value-type="float" office:value="132.76725" calcext:value-type="float">
            <text:p>132.76725</text:p>
          </table:table-cell>
          <table:table-cell table:formula="of:=[.B482]/33117.295" office:value-type="float" office:value="0.00400900043315736" calcext:value-type="float">
            <text:p>0.004009000433157</text:p>
          </table:table-cell>
          <table:table-cell office:value-type="float" office:value="217899.53894587" calcext:value-type="float">
            <text:p>217899.53894587</text:p>
          </table:table-cell>
        </table:table-row>
        <table:table-row table:style-name="ro1">
          <table:table-cell office:value-type="float" office:value="489.64" calcext:value-type="float">
            <text:p>489.64</text:p>
          </table:table-cell>
          <table:table-cell office:value-type="float" office:value="135.85823" calcext:value-type="float">
            <text:p>135.85823</text:p>
          </table:table-cell>
          <table:table-cell table:formula="of:=[.B483]/33117.295" office:value-type="float" office:value="0.00410233474684451" calcext:value-type="float">
            <text:p>0.004102334746845</text:p>
          </table:table-cell>
          <table:table-cell office:value-type="float" office:value="218037.83676387" calcext:value-type="float">
            <text:p>218037.83676387</text:p>
          </table:table-cell>
        </table:table-row>
        <table:table-row table:style-name="ro1">
          <table:table-cell office:value-type="float" office:value="490.66" calcext:value-type="float">
            <text:p>490.66</text:p>
          </table:table-cell>
          <table:table-cell office:value-type="float" office:value="138.36552" calcext:value-type="float">
            <text:p>138.36552</text:p>
          </table:table-cell>
          <table:table-cell table:formula="of:=[.B484]/33117.295" office:value-type="float" office:value="0.0041780441307178" calcext:value-type="float">
            <text:p>0.004178044130718</text:p>
          </table:table-cell>
          <table:table-cell office:value-type="float" office:value="218178.68689527" calcext:value-type="float">
            <text:p>218178.68689527</text:p>
          </table:table-cell>
        </table:table-row>
        <table:table-row table:style-name="ro1">
          <table:table-cell office:value-type="float" office:value="491.67" calcext:value-type="float">
            <text:p>491.67</text:p>
          </table:table-cell>
          <table:table-cell office:value-type="float" office:value="139.88221" calcext:value-type="float">
            <text:p>139.88221</text:p>
          </table:table-cell>
          <table:table-cell table:formula="of:=[.B485]/33117.295" office:value-type="float" office:value="0.00422384165131844" calcext:value-type="float">
            <text:p>0.004223841651318</text:p>
          </table:table-cell>
          <table:table-cell office:value-type="float" office:value="218321.08095259" calcext:value-type="float">
            <text:p>218321.08095259</text:p>
          </table:table-cell>
        </table:table-row>
        <table:table-row table:style-name="ro1">
          <table:table-cell office:value-type="float" office:value="492.69" calcext:value-type="float">
            <text:p>492.69</text:p>
          </table:table-cell>
          <table:table-cell office:value-type="float" office:value="140.18376" calcext:value-type="float">
            <text:p>140.18376</text:p>
          </table:table-cell>
          <table:table-cell table:formula="of:=[.B486]/33117.295" office:value-type="float" office:value="0.00423294716552182" calcext:value-type="float">
            <text:p>0.004232947165522</text:p>
          </table:table-cell>
          <table:table-cell office:value-type="float" office:value="218463.78197411" calcext:value-type="float">
            <text:p>218463.78197411</text:p>
          </table:table-cell>
        </table:table-row>
        <table:table-row table:style-name="ro1">
          <table:table-cell office:value-type="float" office:value="493.71" calcext:value-type="float">
            <text:p>493.71</text:p>
          </table:table-cell>
          <table:table-cell office:value-type="float" office:value="139.26892" calcext:value-type="float">
            <text:p>139.26892</text:p>
          </table:table-cell>
          <table:table-cell table:formula="of:=[.B487]/33117.295" office:value-type="float" office:value="0.00420532292869934" calcext:value-type="float">
            <text:p>0.004205322928699</text:p>
          </table:table-cell>
          <table:table-cell office:value-type="float" office:value="218605.55172851" calcext:value-type="float">
            <text:p>218605.55172851</text:p>
          </table:table-cell>
        </table:table-row>
        <table:table-row table:style-name="ro1">
          <table:table-cell office:value-type="float" office:value="494.73" calcext:value-type="float">
            <text:p>494.73</text:p>
          </table:table-cell>
          <table:table-cell office:value-type="float" office:value="137.34375" calcext:value-type="float">
            <text:p>137.34375</text:p>
          </table:table-cell>
          <table:table-cell table:formula="of:=[.B488]/33117.295" office:value-type="float" office:value="0.00414719106738639" calcext:value-type="float">
            <text:p>0.004147191067386</text:p>
          </table:table-cell>
          <table:table-cell office:value-type="float" office:value="218745.36174411" calcext:value-type="float">
            <text:p>218745.36174411</text:p>
          </table:table-cell>
        </table:table-row>
        <table:table-row table:style-name="ro1">
          <table:table-cell office:value-type="float" office:value="495.74" calcext:value-type="float">
            <text:p>495.74</text:p>
          </table:table-cell>
          <table:table-cell office:value-type="float" office:value="134.75645" calcext:value-type="float">
            <text:p>134.75645</text:p>
          </table:table-cell>
          <table:table-cell table:formula="of:=[.B489]/33117.295" office:value-type="float" office:value="0.0040690657253257" calcext:value-type="float">
            <text:p>0.004069065725326</text:p>
          </table:table-cell>
          <table:table-cell office:value-type="float" office:value="218882.53799361" calcext:value-type="float">
            <text:p>218882.53799361</text:p>
          </table:table-cell>
        </table:table-row>
        <table:table-row table:style-name="ro1">
          <table:table-cell office:value-type="float" office:value="496.76" calcext:value-type="float">
            <text:p>496.76</text:p>
          </table:table-cell>
          <table:table-cell office:value-type="float" office:value="131.90507" calcext:value-type="float">
            <text:p>131.90507</text:p>
          </table:table-cell>
          <table:table-cell table:formula="of:=[.B490]/33117.295" office:value-type="float" office:value="0.00398296630204852" calcext:value-type="float">
            <text:p>0.003982966302049</text:p>
          </table:table-cell>
          <table:table-cell office:value-type="float" office:value="219016.81166612" calcext:value-type="float">
            <text:p>219016.81166612</text:p>
          </table:table-cell>
        </table:table-row>
        <table:table-row table:style-name="ro1">
          <table:table-cell office:value-type="float" office:value="497.78" calcext:value-type="float">
            <text:p>497.78</text:p>
          </table:table-cell>
          <table:table-cell office:value-type="float" office:value="129.14689" calcext:value-type="float">
            <text:p>129.14689</text:p>
          </table:table-cell>
          <table:table-cell table:formula="of:=[.B491]/33117.295" office:value-type="float" office:value="0.00389968111827974" calcext:value-type="float">
            <text:p>0.00389968111828</text:p>
          </table:table-cell>
          <table:table-cell office:value-type="float" office:value="219148.27762671" calcext:value-type="float">
            <text:p>219148.27762671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126.73459" calcext:value-type="float">
            <text:p>126.73459</text:p>
          </table:table-cell>
          <table:table-cell table:formula="of:=[.B492]/33117.295" office:value-type="float" office:value="0.00382684002422299" calcext:value-type="float">
            <text:p>0.003826840024223</text:p>
          </table:table-cell>
          <table:table-cell office:value-type="float" office:value="219277.2879711" calcext:value-type="float">
            <text:p>219277.2879711</text:p>
          </table:table-cell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124.79324" calcext:value-type="float">
            <text:p>124.79324</text:p>
          </table:table-cell>
          <table:table-cell table:formula="of:=[.B493]/33117.295" office:value-type="float" office:value="0.00376821959643745" calcext:value-type="float">
            <text:p>0.003768219596437</text:p>
          </table:table-cell>
          <table:table-cell office:value-type="float" office:value="219404.32210424" calcext:value-type="float">
            <text:p>219404.32210424</text:p>
          </table:table-cell>
        </table:table-row>
        <table:table-row table:style-name="ro1">
          <table:table-cell office:value-type="float" office:value="500.83" calcext:value-type="float">
            <text:p>500.83</text:p>
          </table:table-cell>
          <table:table-cell office:value-type="float" office:value="123.33645" calcext:value-type="float">
            <text:p>123.33645</text:p>
          </table:table-cell>
          <table:table-cell table:formula="of:=[.B494]/33117.295" office:value-type="float" office:value="0.0037242307984393" calcext:value-type="float">
            <text:p>0.003724230798439</text:p>
          </table:table-cell>
          <table:table-cell office:value-type="float" office:value="219529.87329229" calcext:value-type="float">
            <text:p>219529.87329229</text:p>
          </table:table-cell>
        </table:table-row>
        <table:table-row table:style-name="ro1">
          <table:table-cell office:value-type="float" office:value="501.85" calcext:value-type="float">
            <text:p>501.85</text:p>
          </table:table-cell>
          <table:table-cell office:value-type="float" office:value="122.30739" calcext:value-type="float">
            <text:p>122.30739</text:p>
          </table:table-cell>
          <table:table-cell table:formula="of:=[.B495]/33117.295" office:value-type="float" office:value="0.0036931576084339" calcext:value-type="float">
            <text:p>0.003693157608434</text:p>
          </table:table-cell>
          <table:table-cell office:value-type="float" office:value="219654.37693904" calcext:value-type="float">
            <text:p>219654.37693904</text:p>
          </table:table-cell>
        </table:table-row>
        <table:table-row table:style-name="ro1">
          <table:table-cell office:value-type="float" office:value="502.87" calcext:value-type="float">
            <text:p>502.87</text:p>
          </table:table-cell>
          <table:table-cell office:value-type="float" office:value="121.62416" calcext:value-type="float">
            <text:p>121.62416</text:p>
          </table:table-cell>
          <table:table-cell table:formula="of:=[.B496]/33117.295" office:value-type="float" office:value="0.00367252699835539" calcext:value-type="float">
            <text:p>0.003672526998355</text:p>
          </table:table-cell>
          <table:table-cell office:value-type="float" office:value="219778.18508828" calcext:value-type="float">
            <text:p>219778.18508828</text:p>
          </table:table-cell>
        </table:table-row>
        <table:table-row table:style-name="ro1">
          <table:table-cell office:value-type="float" office:value="503.89" calcext:value-type="float">
            <text:p>503.89</text:p>
          </table:table-cell>
          <table:table-cell office:value-type="float" office:value="121.21214" calcext:value-type="float">
            <text:p>121.21214</text:p>
          </table:table-cell>
          <table:table-cell table:formula="of:=[.B497]/33117.295" office:value-type="float" office:value="0.00366008576485489" calcext:value-type="float">
            <text:p>0.003660085764855</text:p>
          </table:table-cell>
          <table:table-cell office:value-type="float" office:value="219901.57381604" calcext:value-type="float">
            <text:p>219901.57381604</text:p>
          </table:table-cell>
        </table:table-row>
        <table:table-row table:style-name="ro1">
          <table:table-cell office:value-type="float" office:value="504.91" calcext:value-type="float">
            <text:p>504.91</text:p>
          </table:table-cell>
          <table:table-cell office:value-type="float" office:value="121.01532" calcext:value-type="float">
            <text:p>121.01532</text:p>
          </table:table-cell>
          <table:table-cell table:formula="of:=[.B498]/33117.295" office:value-type="float" office:value="0.0036541426466141" calcext:value-type="float">
            <text:p>0.003654142646614</text:p>
          </table:table-cell>
          <table:table-cell office:value-type="float" office:value="220024.76219315" calcext:value-type="float">
            <text:p>220024.76219315</text:p>
          </table:table-cell>
        </table:table-row>
        <table:table-row table:style-name="ro1">
          <table:table-cell office:value-type="float" office:value="505.92" calcext:value-type="float">
            <text:p>505.92</text:p>
          </table:table-cell>
          <table:table-cell office:value-type="float" office:value="120.9906" calcext:value-type="float">
            <text:p>120.9906</text:p>
          </table:table-cell>
          <table:table-cell table:formula="of:=[.B499]/33117.295" office:value-type="float" office:value="0.00365339620883892" calcext:value-type="float">
            <text:p>0.003653396208839</text:p>
          </table:table-cell>
          <table:table-cell office:value-type="float" office:value="220147.9254053" calcext:value-type="float">
            <text:p>220147.9254053</text:p>
          </table:table-cell>
        </table:table-row>
        <table:table-row table:style-name="ro1">
          <table:table-cell office:value-type="float" office:value="506.94" calcext:value-type="float">
            <text:p>506.94</text:p>
          </table:table-cell>
          <table:table-cell office:value-type="float" office:value="121.09691" calcext:value-type="float">
            <text:p>121.09691</text:p>
          </table:table-cell>
          <table:table-cell table:formula="of:=[.B500]/33117.295" office:value-type="float" office:value="0.00365660631401206" calcext:value-type="float">
            <text:p>0.003656606314012</text:p>
          </table:table-cell>
          <table:table-cell office:value-type="float" office:value="220271.19683806" calcext:value-type="float">
            <text:p>220271.19683806</text:p>
          </table:table-cell>
        </table:table-row>
        <table:table-row table:style-name="ro1">
          <table:table-cell office:value-type="float" office:value="507.96" calcext:value-type="float">
            <text:p>507.96</text:p>
          </table:table-cell>
          <table:table-cell office:value-type="float" office:value="121.29225" calcext:value-type="float">
            <text:p>121.29225</text:p>
          </table:table-cell>
          <table:table-cell table:formula="of:=[.B501]/33117.295" office:value-type="float" office:value="0.00366250474261258" calcext:value-type="float">
            <text:p>0.003662504742613</text:p>
          </table:table-cell>
          <table:table-cell office:value-type="float" office:value="220394.66711677" calcext:value-type="float">
            <text:p>220394.66711677</text:p>
          </table:table-cell>
        </table:table-row>
        <table:table-row table:style-name="ro1">
          <table:table-cell office:value-type="float" office:value="508.98" calcext:value-type="float">
            <text:p>508.98</text:p>
          </table:table-cell>
          <table:table-cell office:value-type="float" office:value="121.545" calcext:value-type="float">
            <text:p>121.545</text:p>
          </table:table-cell>
          <table:table-cell table:formula="of:=[.B502]/33117.295" office:value-type="float" office:value="0.00367013670651543" calcext:value-type="float">
            <text:p>0.003670136706515</text:p>
          </table:table-cell>
          <table:table-cell office:value-type="float" office:value="220518.3946769" calcext:value-type="float">
            <text:p>220518.39467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1.85554" calcext:value-type="float">
            <text:p>121.85554</text:p>
          </table:table-cell>
          <table:table-cell table:formula="of:=[.B503]/33117.295" office:value-type="float" office:value="0.0036795136800877" calcext:value-type="float">
            <text:p>0.003679513680088</text:p>
          </table:table-cell>
          <table:table-cell office:value-type="float" office:value="220642.43836032" calcext:value-type="float">
            <text:p>220642.43836032</text:p>
          </table:table-cell>
        </table:table-row>
        <table:table-row table:style-name="ro1">
          <table:table-cell office:value-type="float" office:value="511.01" calcext:value-type="float">
            <text:p>511.01</text:p>
          </table:table-cell>
          <table:table-cell office:value-type="float" office:value="122.27527" calcext:value-type="float">
            <text:p>122.27527</text:p>
          </table:table-cell>
          <table:table-cell table:formula="of:=[.B504]/33117.295" office:value-type="float" office:value="0.00369218772245741" calcext:value-type="float">
            <text:p>0.003692187722457</text:p>
          </table:table-cell>
          <table:table-cell office:value-type="float" office:value="220766.90930988" calcext:value-type="float">
            <text:p>220766.90930988</text:p>
          </table:table-cell>
        </table:table-row>
        <table:table-row table:style-name="ro1">
          <table:table-cell office:value-type="float" office:value="512.03" calcext:value-type="float">
            <text:p>512.03</text:p>
          </table:table-cell>
          <table:table-cell office:value-type="float" office:value="122.90733" calcext:value-type="float">
            <text:p>122.90733</text:p>
          </table:table-cell>
          <table:table-cell table:formula="of:=[.B505]/33117.295" office:value-type="float" office:value="0.00371127321841956" calcext:value-type="float">
            <text:p>0.00371127321842</text:p>
          </table:table-cell>
          <table:table-cell office:value-type="float" office:value="220892.02366566" calcext:value-type="float">
            <text:p>220892.02366566</text:p>
          </table:table-cell>
        </table:table-row>
        <table:table-row table:style-name="ro1">
          <table:table-cell office:value-type="float" office:value="513.05" calcext:value-type="float">
            <text:p>513.05</text:p>
          </table:table-cell>
          <table:table-cell office:value-type="float" office:value="123.87976" calcext:value-type="float">
            <text:p>123.87976</text:p>
          </table:table-cell>
          <table:table-cell table:formula="of:=[.B506]/33117.295" office:value-type="float" office:value="0.00374063642577089" calcext:value-type="float">
            <text:p>0.003740636425771</text:p>
          </table:table-cell>
          <table:table-cell office:value-type="float" office:value="221018.12791487" calcext:value-type="float">
            <text:p>221018.12791487</text:p>
          </table:table-cell>
        </table:table-row>
        <table:table-row table:style-name="ro1">
          <table:table-cell office:value-type="float" office:value="514.07" calcext:value-type="float">
            <text:p>514.07</text:p>
          </table:table-cell>
          <table:table-cell office:value-type="float" office:value="125.29398" calcext:value-type="float">
            <text:p>125.29398</text:p>
          </table:table-cell>
          <table:table-cell table:formula="of:=[.B507]/33117.295" office:value-type="float" office:value="0.00378333979269744" calcext:value-type="float">
            <text:p>0.003783339792697</text:p>
          </table:table-cell>
          <table:table-cell office:value-type="float" office:value="221145.67177865" calcext:value-type="float">
            <text:p>221145.67177865</text:p>
          </table:table-cell>
        </table:table-row>
        <table:table-row table:style-name="ro1">
          <table:table-cell office:value-type="float" office:value="515.09" calcext:value-type="float">
            <text:p>515.09</text:p>
          </table:table-cell>
          <table:table-cell office:value-type="float" office:value="127.165" calcext:value-type="float">
            <text:p>127.165</text:p>
          </table:table-cell>
          <table:table-cell table:formula="of:=[.B508]/33117.295" office:value-type="float" office:value="0.00383983655669945" calcext:value-type="float">
            <text:p>0.003839836556699</text:p>
          </table:table-cell>
          <table:table-cell office:value-type="float" office:value="221275.12026078" calcext:value-type="float">
            <text:p>221275.12026078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129.3779" calcext:value-type="float">
            <text:p>129.3779</text:p>
          </table:table-cell>
          <table:table-cell table:formula="of:=[.B509]/33117.295" office:value-type="float" office:value="0.00390665662760198" calcext:value-type="float">
            <text:p>0.003906656627602</text:p>
          </table:table-cell>
          <table:table-cell office:value-type="float" office:value="221406.82137948" calcext:value-type="float">
            <text:p>221406.82137948</text:p>
          </table:table-cell>
        </table:table-row>
        <table:table-row table:style-name="ro1">
          <table:table-cell office:value-type="float" office:value="517.12" calcext:value-type="float">
            <text:p>517.12</text:p>
          </table:table-cell>
          <table:table-cell office:value-type="float" office:value="131.68298" calcext:value-type="float">
            <text:p>131.68298</text:p>
          </table:table-cell>
          <table:table-cell table:formula="of:=[.B510]/33117.295" office:value-type="float" office:value="0.00397626013839596" calcext:value-type="float">
            <text:p>0.003976260138396</text:p>
          </table:table-cell>
          <table:table-cell office:value-type="float" office:value="221540.86897468" calcext:value-type="float">
            <text:p>221540.86897468</text:p>
          </table:table-cell>
        </table:table-row>
        <table:table-row table:style-name="ro1">
          <table:table-cell office:value-type="float" office:value="518.14" calcext:value-type="float">
            <text:p>518.14</text:p>
          </table:table-cell>
          <table:table-cell office:value-type="float" office:value="133.73975" calcext:value-type="float">
            <text:p>133.73975</text:p>
          </table:table-cell>
          <table:table-cell table:formula="of:=[.B511]/33117.295" office:value-type="float" office:value="0.00403836575420788" calcext:value-type="float">
            <text:p>0.004038365754208</text:p>
          </table:table-cell>
          <table:table-cell office:value-type="float" office:value="221677.01026957" calcext:value-type="float">
            <text:p>221677.01026957</text:p>
          </table:table-cell>
        </table:table-row>
        <table:table-row table:style-name="ro1">
          <table:table-cell office:value-type="float" office:value="519.16" calcext:value-type="float">
            <text:p>519.16</text:p>
          </table:table-cell>
          <table:table-cell office:value-type="float" office:value="135.2013" calcext:value-type="float">
            <text:p>135.2013</text:p>
          </table:table-cell>
          <table:table-cell table:formula="of:=[.B512]/33117.295" office:value-type="float" office:value="0.00408249828375174" calcext:value-type="float">
            <text:p>0.004082498283752</text:p>
          </table:table-cell>
          <table:table-cell office:value-type="float" office:value="221814.63936267" calcext:value-type="float">
            <text:p>221814.63936267</text:p>
          </table:table-cell>
        </table:table-row>
        <table:table-row table:style-name="ro1">
          <table:table-cell office:value-type="float" office:value="520.18" calcext:value-type="float">
            <text:p>520.18</text:p>
          </table:table-cell>
          <table:table-cell office:value-type="float" office:value="135.81366" calcext:value-type="float">
            <text:p>135.81366</text:p>
          </table:table-cell>
          <table:table-cell table:formula="of:=[.B513]/33117.295" office:value-type="float" office:value="0.00410098892436716" calcext:value-type="float">
            <text:p>0.004100988924367</text:p>
          </table:table-cell>
          <table:table-cell office:value-type="float" office:value="221952.89181245" calcext:value-type="float">
            <text:p>221952.89181245</text:p>
          </table:table-cell>
        </table:table-row>
        <table:table-row table:style-name="ro1">
          <table:table-cell office:value-type="float" office:value="521.19" calcext:value-type="float">
            <text:p>521.19</text:p>
          </table:table-cell>
          <table:table-cell office:value-type="float" office:value="135.49588" calcext:value-type="float">
            <text:p>135.49588</text:p>
          </table:table-cell>
          <table:table-cell table:formula="of:=[.B514]/33117.295" office:value-type="float" office:value="0.00409139333390605" calcext:value-type="float">
            <text:p>0.004091393333906</text:p>
          </table:table-cell>
          <table:table-cell office:value-type="float" office:value="222090.82076928" calcext:value-type="float">
            <text:p>222090.82076928</text:p>
          </table:table-cell>
        </table:table-row>
        <table:table-row table:style-name="ro1">
          <table:table-cell office:value-type="float" office:value="522.21" calcext:value-type="float">
            <text:p>522.21</text:p>
          </table:table-cell>
          <table:table-cell office:value-type="float" office:value="134.37121" calcext:value-type="float">
            <text:p>134.37121</text:p>
          </table:table-cell>
          <table:table-cell table:formula="of:=[.B515]/33117.295" office:value-type="float" office:value="0.00405743313274831" calcext:value-type="float">
            <text:p>0.004057433132748</text:p>
          </table:table-cell>
          <table:table-cell office:value-type="float" office:value="222227.60486346" calcext:value-type="float">
            <text:p>222227.60486346</text:p>
          </table:table-cell>
        </table:table-row>
        <table:table-row table:style-name="ro1">
          <table:table-cell office:value-type="float" office:value="523.23" calcext:value-type="float">
            <text:p>523.23</text:p>
          </table:table-cell>
          <table:table-cell office:value-type="float" office:value="132.73615" calcext:value-type="float">
            <text:p>132.73615</text:p>
          </table:table-cell>
          <table:table-cell table:formula="of:=[.B516]/33117.295" office:value-type="float" office:value="0.0040080613467978" calcext:value-type="float">
            <text:p>0.004008061346798</text:p>
          </table:table-cell>
          <table:table-cell office:value-type="float" office:value="222362.72453311" calcext:value-type="float">
            <text:p>222362.72453311</text:p>
          </table:table-cell>
        </table:table-row>
        <table:table-row table:style-name="ro1">
          <table:table-cell office:value-type="float" office:value="524.25" calcext:value-type="float">
            <text:p>524.25</text:p>
          </table:table-cell>
          <table:table-cell office:value-type="float" office:value="130.97646" calcext:value-type="float">
            <text:p>130.97646</text:p>
          </table:table-cell>
          <table:table-cell table:formula="of:=[.B517]/33117.295" office:value-type="float" office:value="0.00395492627039739" calcext:value-type="float">
            <text:p>0.003954926270397</text:p>
          </table:table-cell>
          <table:table-cell office:value-type="float" office:value="222496.05291784" calcext:value-type="float">
            <text:p>222496.05291784</text:p>
          </table:table-cell>
        </table:table-row>
        <table:table-row table:style-name="ro1">
          <table:table-cell office:value-type="float" office:value="525.27" calcext:value-type="float">
            <text:p>525.27</text:p>
          </table:table-cell>
          <table:table-cell office:value-type="float" office:value="129.45962" calcext:value-type="float">
            <text:p>129.45962</text:p>
          </table:table-cell>
          <table:table-cell table:formula="of:=[.B518]/33117.295" office:value-type="float" office:value="0.00390912422044131" calcext:value-type="float">
            <text:p>0.003909124220441</text:p>
          </table:table-cell>
          <table:table-cell office:value-type="float" office:value="222627.8372229" calcext:value-type="float">
            <text:p>222627.8372229</text:p>
          </table:table-cell>
        </table:table-row>
        <table:table-row table:style-name="ro1">
          <table:table-cell office:value-type="float" office:value="526.28" calcext:value-type="float">
            <text:p>526.28</text:p>
          </table:table-cell>
          <table:table-cell office:value-type="float" office:value="128.44212" calcext:value-type="float">
            <text:p>128.44212</text:p>
          </table:table-cell>
          <table:table-cell table:formula="of:=[.B519]/33117.295" office:value-type="float" office:value="0.0038784000927612" calcext:value-type="float">
            <text:p>0.003878400092761</text:p>
          </table:table-cell>
          <table:table-cell office:value-type="float" office:value="222758.58575364" calcext:value-type="float">
            <text:p>222758.58575364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128.02498" calcext:value-type="float">
            <text:p>128.02498</text:p>
          </table:table-cell>
          <table:table-cell table:formula="of:=[.B520]/33117.295" office:value-type="float" office:value="0.00386580425726195" calcext:value-type="float">
            <text:p>0.003865804257262</text:p>
          </table:table-cell>
          <table:table-cell office:value-type="float" office:value="222888.90965495" calcext:value-type="float">
            <text:p>222888.90965495</text:p>
          </table:table-cell>
        </table:table-row>
        <table:table-row table:style-name="ro1">
          <table:table-cell office:value-type="float" office:value="528.32" calcext:value-type="float">
            <text:p>528.32</text:p>
          </table:table-cell>
          <table:table-cell office:value-type="float" office:value="128.17226" calcext:value-type="float">
            <text:p>128.17226</text:p>
          </table:table-cell>
          <table:table-cell table:formula="of:=[.B521]/33117.295" office:value-type="float" office:value="0.00387025148038208" calcext:value-type="float">
            <text:p>0.003870251480382</text:p>
          </table:table-cell>
          <table:table-cell office:value-type="float" office:value="223019.38348779" calcext:value-type="float">
            <text:p>223019.38348779</text:p>
          </table:table-cell>
        </table:table-row>
        <table:table-row table:style-name="ro1">
          <table:table-cell office:value-type="float" office:value="529.34" calcext:value-type="float">
            <text:p>529.34</text:p>
          </table:table-cell>
          <table:table-cell office:value-type="float" office:value="128.78286" calcext:value-type="float">
            <text:p>128.78286</text:p>
          </table:table-cell>
          <table:table-cell table:formula="of:=[.B522]/33117.295" office:value-type="float" office:value="0.00388868897656043" calcext:value-type="float">
            <text:p>0.00388868897656</text:p>
          </table:table-cell>
          <table:table-cell office:value-type="float" office:value="223150.47888284" calcext:value-type="float">
            <text:p>223150.47888284</text:p>
          </table:table-cell>
        </table:table-row>
        <table:table-row table:style-name="ro1">
          <table:table-cell office:value-type="float" office:value="530.36" calcext:value-type="float">
            <text:p>530.36</text:p>
          </table:table-cell>
          <table:table-cell office:value-type="float" office:value="129.78466" calcext:value-type="float">
            <text:p>129.78466</text:p>
          </table:table-cell>
          <table:table-cell table:formula="of:=[.B523]/33117.295" office:value-type="float" office:value="0.00391893903170534" calcext:value-type="float">
            <text:p>0.003918939031705</text:p>
          </table:table-cell>
          <table:table-cell office:value-type="float" office:value="223282.59406312" calcext:value-type="float">
            <text:p>223282.59406312</text:p>
          </table:table-cell>
        </table:table-row>
        <table:table-row table:style-name="ro1">
          <table:table-cell office:value-type="float" office:value="531.37" calcext:value-type="float">
            <text:p>531.37</text:p>
          </table:table-cell>
          <table:table-cell office:value-type="float" office:value="131.21081" calcext:value-type="float">
            <text:p>131.21081</text:p>
          </table:table-cell>
          <table:table-cell table:formula="of:=[.B524]/33117.295" office:value-type="float" office:value="0.00396200263336725" calcext:value-type="float">
            <text:p>0.003962002633367</text:p>
          </table:table-cell>
          <table:table-cell office:value-type="float" office:value="223416.16100868" calcext:value-type="float">
            <text:p>223416.16100868</text:p>
          </table:table-cell>
        </table:table-row>
        <table:table-row table:style-name="ro1">
          <table:table-cell office:value-type="float" office:value="532.39" calcext:value-type="float">
            <text:p>532.39</text:p>
          </table:table-cell>
          <table:table-cell office:value-type="float" office:value="133.22415" calcext:value-type="float">
            <text:p>133.22415</text:p>
          </table:table-cell>
          <table:table-cell table:formula="of:=[.B525]/33117.295" office:value-type="float" office:value="0.0040227968498031" calcext:value-type="float">
            <text:p>0.004022796849803</text:p>
          </table:table-cell>
          <table:table-cell office:value-type="float" office:value="223551.77744821" calcext:value-type="float">
            <text:p>223551.77744821</text:p>
          </table:table-cell>
        </table:table-row>
        <table:table-row table:style-name="ro1">
          <table:table-cell office:value-type="float" office:value="533.41" calcext:value-type="float">
            <text:p>533.41</text:p>
          </table:table-cell>
          <table:table-cell office:value-type="float" office:value="136.07558" calcext:value-type="float">
            <text:p>136.07558</text:p>
          </table:table-cell>
          <table:table-cell table:formula="of:=[.B526]/33117.295" office:value-type="float" office:value="0.00410889778286542" calcext:value-type="float">
            <text:p>0.004108897782865</text:p>
          </table:table-cell>
          <table:table-cell office:value-type="float" office:value="223690.29651345" calcext:value-type="float">
            <text:p>223690.29651345</text:p>
          </table:table-cell>
        </table:table-row>
        <table:table-row table:style-name="ro1">
          <table:table-cell office:value-type="float" office:value="534.43" calcext:value-type="float">
            <text:p>534.43</text:p>
          </table:table-cell>
          <table:table-cell office:value-type="float" office:value="140.00834" calcext:value-type="float">
            <text:p>140.00834</text:p>
          </table:table-cell>
          <table:table-cell table:formula="of:=[.B527]/33117.295" office:value-type="float" office:value="0.00422765023532266" calcext:value-type="float">
            <text:p>0.004227650235323</text:p>
          </table:table-cell>
          <table:table-cell office:value-type="float" office:value="223832.81895701" calcext:value-type="float">
            <text:p>223832.81895701</text:p>
          </table:table-cell>
        </table:table-row>
        <table:table-row table:style-name="ro1">
          <table:table-cell office:value-type="float" office:value="535.45" calcext:value-type="float">
            <text:p>535.45</text:p>
          </table:table-cell>
          <table:table-cell office:value-type="float" office:value="145.14207" calcext:value-type="float">
            <text:p>145.14207</text:p>
          </table:table-cell>
          <table:table-cell table:formula="of:=[.B528]/33117.295" office:value-type="float" office:value="0.00438266682106736" calcext:value-type="float">
            <text:p>0.004382666821067</text:p>
          </table:table-cell>
          <table:table-cell office:value-type="float" office:value="223980.56732244" calcext:value-type="float">
            <text:p>223980.56732244</text:p>
          </table:table-cell>
        </table:table-row>
        <table:table-row table:style-name="ro1">
          <table:table-cell office:value-type="float" office:value="536.46" calcext:value-type="float">
            <text:p>536.46</text:p>
          </table:table-cell>
          <table:table-cell office:value-type="float" office:value="151.38002" calcext:value-type="float">
            <text:p>151.38002</text:p>
          </table:table-cell>
          <table:table-cell table:formula="of:=[.B529]/33117.295" office:value-type="float" office:value="0.0045710261058459" calcext:value-type="float">
            <text:p>0.004571026105846</text:p>
          </table:table-cell>
          <table:table-cell office:value-type="float" office:value="224134.66564664" calcext:value-type="float">
            <text:p>224134.66564664</text:p>
          </table:table-cell>
        </table:table-row>
        <table:table-row table:style-name="ro1">
          <table:table-cell office:value-type="float" office:value="537.48" calcext:value-type="float">
            <text:p>537.48</text:p>
          </table:table-cell>
          <table:table-cell office:value-type="float" office:value="158.37601" calcext:value-type="float">
            <text:p>158.37601</text:p>
          </table:table-cell>
          <table:table-cell table:formula="of:=[.B530]/33117.295" office:value-type="float" office:value="0.00478227494123539" calcext:value-type="float">
            <text:p>0.004782274941235</text:p>
          </table:table-cell>
          <table:table-cell office:value-type="float" office:value="224295.88558599" calcext:value-type="float">
            <text:p>224295.88558599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165.57744" calcext:value-type="float">
            <text:p>165.57744</text:p>
          </table:table-cell>
          <table:table-cell table:formula="of:=[.B531]/33117.295" office:value-type="float" office:value="0.00499972718182448" calcext:value-type="float">
            <text:p>0.004999727181824</text:p>
          </table:table-cell>
          <table:table-cell office:value-type="float" office:value="224464.43627523" calcext:value-type="float">
            <text:p>224464.43627523</text:p>
          </table:table-cell>
        </table:table-row>
        <table:table-row table:style-name="ro1">
          <table:table-cell office:value-type="float" office:value="539.52" calcext:value-type="float">
            <text:p>539.52</text:p>
          </table:table-cell>
          <table:table-cell office:value-type="float" office:value="172.33389" calcext:value-type="float">
            <text:p>172.33389</text:p>
          </table:table-cell>
          <table:table-cell table:formula="of:=[.B532]/33117.295" office:value-type="float" office:value="0.00520374293854616" calcext:value-type="float">
            <text:p>0.005203742938546</text:p>
          </table:table-cell>
          <table:table-cell office:value-type="float" office:value="224639.86474137" calcext:value-type="float">
            <text:p>224639.86474137</text:p>
          </table:table-cell>
        </table:table-row>
        <table:table-row table:style-name="ro1">
          <table:table-cell office:value-type="float" office:value="540.54" calcext:value-type="float">
            <text:p>540.54</text:p>
          </table:table-cell>
          <table:table-cell office:value-type="float" office:value="178.03881" calcext:value-type="float">
            <text:p>178.03881</text:p>
          </table:table-cell>
          <table:table-cell table:formula="of:=[.B533]/33117.295" office:value-type="float" office:value="0.00537600700781873" calcext:value-type="float">
            <text:p>0.005376007007819</text:p>
          </table:table-cell>
          <table:table-cell office:value-type="float" office:value="224821.10056808" calcext:value-type="float">
            <text:p>224821.10056808</text:p>
          </table:table-cell>
        </table:table-row>
        <table:table-row table:style-name="ro1">
          <table:table-cell office:value-type="float" office:value="541.55" calcext:value-type="float">
            <text:p>541.55</text:p>
          </table:table-cell>
          <table:table-cell office:value-type="float" office:value="182.26201" calcext:value-type="float">
            <text:p>182.26201</text:p>
          </table:table-cell>
          <table:table-cell table:formula="of:=[.B534]/33117.295" office:value-type="float" office:value="0.00550352950022035" calcext:value-type="float">
            <text:p>0.00550352950022</text:p>
          </table:table-cell>
          <table:table-cell office:value-type="float" office:value="225006.63543118" calcext:value-type="float">
            <text:p>225006.63543118</text:p>
          </table:table-cell>
        </table:table-row>
        <table:table-row table:style-name="ro1">
          <table:table-cell office:value-type="float" office:value="542.57" calcext:value-type="float">
            <text:p>542.57</text:p>
          </table:table-cell>
          <table:table-cell office:value-type="float" office:value="184.83649" calcext:value-type="float">
            <text:p>184.83649</text:p>
          </table:table-cell>
          <table:table-cell table:formula="of:=[.B535]/33117.295" office:value-type="float" office:value="0.00558126773337013" calcext:value-type="float">
            <text:p>0.00558126773337</text:p>
          </table:table-cell>
          <table:table-cell office:value-type="float" office:value="225194.79100268" calcext:value-type="float">
            <text:p>225194.79100268</text:p>
          </table:table-cell>
        </table:table-row>
        <table:table-row table:style-name="ro1">
          <table:table-cell office:value-type="float" office:value="543.59" calcext:value-type="float">
            <text:p>543.59</text:p>
          </table:table-cell>
          <table:table-cell office:value-type="float" office:value="185.88136" calcext:value-type="float">
            <text:p>185.88136</text:p>
          </table:table-cell>
          <table:table-cell table:formula="of:=[.B536]/33117.295" office:value-type="float" office:value="0.00561281831743806" calcext:value-type="float">
            <text:p>0.005612818317438</text:p>
          </table:table-cell>
          <table:table-cell office:value-type="float" office:value="225384.01020433" calcext:value-type="float">
            <text:p>225384.01020433</text:p>
          </table:table-cell>
        </table:table-row>
        <table:table-row table:style-name="ro1">
          <table:table-cell office:value-type="float" office:value="544.61" calcext:value-type="float">
            <text:p>544.61</text:p>
          </table:table-cell>
          <table:table-cell office:value-type="float" office:value="185.76534" calcext:value-type="float">
            <text:p>185.76534</text:p>
          </table:table-cell>
          <table:table-cell table:formula="of:=[.B537]/33117.295" office:value-type="float" office:value="0.00560931501198996" calcext:value-type="float">
            <text:p>0.00560931501199</text:p>
          </table:table-cell>
          <table:table-cell office:value-type="float" office:value="225573.11130911" calcext:value-type="float">
            <text:p>225573.11130911</text:p>
          </table:table-cell>
        </table:table-row>
        <table:table-row table:style-name="ro1">
          <table:table-cell office:value-type="float" office:value="545.62" calcext:value-type="float">
            <text:p>545.62</text:p>
          </table:table-cell>
          <table:table-cell office:value-type="float" office:value="185.03285" calcext:value-type="float">
            <text:p>185.03285</text:p>
          </table:table-cell>
          <table:table-cell table:formula="of:=[.B538]/33117.295" office:value-type="float" office:value="0.00558719696158759" calcext:value-type="float">
            <text:p>0.005587196961588</text:p>
          </table:table-cell>
          <table:table-cell office:value-type="float" office:value="225761.46676666" calcext:value-type="float">
            <text:p>225761.46676666</text:p>
          </table:table-cell>
        </table:table-row>
        <table:table-row table:style-name="ro1">
          <table:table-cell office:value-type="float" office:value="546.64" calcext:value-type="float">
            <text:p>546.64</text:p>
          </table:table-cell>
          <table:table-cell office:value-type="float" office:value="184.32033" calcext:value-type="float">
            <text:p>184.32033</text:p>
          </table:table-cell>
          <table:table-cell table:formula="of:=[.B539]/33117.295" office:value-type="float" office:value="0.00556568191937174" calcext:value-type="float">
            <text:p>0.005565681919372</text:p>
          </table:table-cell>
          <table:table-cell office:value-type="float" office:value="225949.09690572" calcext:value-type="float">
            <text:p>225949.09690572</text:p>
          </table:table-cell>
        </table:table-row>
        <table:table-row table:style-name="ro1">
          <table:table-cell office:value-type="float" office:value="547.66" calcext:value-type="float">
            <text:p>547.66</text:p>
          </table:table-cell>
          <table:table-cell office:value-type="float" office:value="184.28381" calcext:value-type="float">
            <text:p>184.28381</text:p>
          </table:table-cell>
          <table:table-cell table:formula="of:=[.B540]/33117.295" office:value-type="float" office:value="0.00556457917230257" calcext:value-type="float">
            <text:p>0.005564579172303</text:p>
          </table:table-cell>
          <table:table-cell office:value-type="float" office:value="226136.68987653" calcext:value-type="float">
            <text:p>226136.68987653</text:p>
          </table:table-cell>
        </table:table-row>
        <table:table-row table:style-name="ro1">
          <table:table-cell office:value-type="float" office:value="548.68" calcext:value-type="float">
            <text:p>548.68</text:p>
          </table:table-cell>
          <table:table-cell office:value-type="float" office:value="185.54381" calcext:value-type="float">
            <text:p>185.54381</text:p>
          </table:table-cell>
          <table:table-cell table:formula="of:=[.B541]/33117.295" office:value-type="float" office:value="0.00560262575793101" calcext:value-type="float">
            <text:p>0.005602625757931</text:p>
          </table:table-cell>
          <table:table-cell office:value-type="float" office:value="226325.56546383" calcext:value-type="float">
            <text:p>226325.56546383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188.6397" calcext:value-type="float">
            <text:p>188.6397</text:p>
          </table:table-cell>
          <table:table-cell table:formula="of:=[.B542]/33117.295" office:value-type="float" office:value="0.00569610833251931" calcext:value-type="float">
            <text:p>0.005696108332519</text:p>
          </table:table-cell>
          <table:table-cell office:value-type="float" office:value="226517.59254022" calcext:value-type="float">
            <text:p>226517.59254022</text:p>
          </table:table-cell>
        </table:table-row>
        <table:table-row table:style-name="ro1">
          <table:table-cell office:value-type="float" office:value="550.71" calcext:value-type="float">
            <text:p>550.71</text:p>
          </table:table-cell>
          <table:table-cell office:value-type="float" office:value="193.98092" calcext:value-type="float">
            <text:p>193.98092</text:p>
          </table:table-cell>
          <table:table-cell table:formula="of:=[.B543]/33117.295" office:value-type="float" office:value="0.00585739022465452" calcext:value-type="float">
            <text:p>0.005857390224655</text:p>
          </table:table-cell>
          <table:table-cell office:value-type="float" office:value="226715.0567412" calcext:value-type="float">
            <text:p>226715.0567412</text:p>
          </table:table-cell>
        </table:table-row>
        <table:table-row table:style-name="ro1">
          <table:table-cell office:value-type="float" office:value="551.73" calcext:value-type="float">
            <text:p>551.73</text:p>
          </table:table-cell>
          <table:table-cell office:value-type="float" office:value="201.78823" calcext:value-type="float">
            <text:p>201.78823</text:p>
          </table:table-cell>
          <table:table-cell table:formula="of:=[.B544]/33117.295" office:value-type="float" office:value="0.00609313743770438" calcext:value-type="float">
            <text:p>0.006093137437704</text:p>
          </table:table-cell>
          <table:table-cell office:value-type="float" office:value="226920.46845435" calcext:value-type="float">
            <text:p>226920.46845435</text:p>
          </table:table-cell>
        </table:table-row>
        <table:table-row table:style-name="ro1">
          <table:table-cell office:value-type="float" office:value="552.75" calcext:value-type="float">
            <text:p>552.75</text:p>
          </table:table-cell>
          <table:table-cell office:value-type="float" office:value="212.03412" calcext:value-type="float">
            <text:p>212.03412</text:p>
          </table:table-cell>
          <table:table-cell table:formula="of:=[.B545]/33117.295" office:value-type="float" office:value="0.00640251928788266" calcext:value-type="float">
            <text:p>0.006402519287883</text:p>
          </table:table-cell>
          <table:table-cell office:value-type="float" office:value="227136.31003915" calcext:value-type="float">
            <text:p>227136.31003915</text:p>
          </table:table-cell>
        </table:table-row>
        <table:table-row table:style-name="ro1">
          <table:table-cell office:value-type="float" office:value="553.77" calcext:value-type="float">
            <text:p>553.77</text:p>
          </table:table-cell>
          <table:table-cell office:value-type="float" office:value="224.40564" calcext:value-type="float">
            <text:p>224.40564</text:p>
          </table:table-cell>
          <table:table-cell table:formula="of:=[.B546]/33117.295" office:value-type="float" office:value="0.00677608602997316" calcext:value-type="float">
            <text:p>0.006776086029973</text:p>
          </table:table-cell>
          <table:table-cell office:value-type="float" office:value="227364.7453006" calcext:value-type="float">
            <text:p>227364.7453006</text:p>
          </table:table-cell>
        </table:table-row>
        <table:table-row table:style-name="ro1">
          <table:table-cell office:value-type="float" office:value="554.79" calcext:value-type="float">
            <text:p>554.79</text:p>
          </table:table-cell>
          <table:table-cell office:value-type="float" office:value="238.31912" calcext:value-type="float">
            <text:p>238.31912</text:p>
          </table:table-cell>
          <table:table-cell table:formula="of:=[.B547]/33117.295" office:value-type="float" office:value="0.00719621333807607" calcext:value-type="float">
            <text:p>0.007196213338076</text:p>
          </table:table-cell>
          <table:table-cell office:value-type="float" office:value="227607.3438823" calcext:value-type="float">
            <text:p>227607.3438823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253.0059" calcext:value-type="float">
            <text:p>253.0059</text:p>
          </table:table-cell>
          <table:table-cell table:formula="of:=[.B548]/33117.295" office:value-type="float" office:value="0.00763969098321587" calcext:value-type="float">
            <text:p>0.007639690983216</text:p>
          </table:table-cell>
          <table:table-cell office:value-type="float" office:value="227864.89296962" calcext:value-type="float">
            <text:p>227864.89296962</text:p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office:value-type="float" office:value="267.6654" calcext:value-type="float">
            <text:p>267.6654</text:p>
          </table:table-cell>
          <table:table-cell table:formula="of:=[.B549]/33117.295" office:value-type="float" office:value="0.00808234488958111" calcext:value-type="float">
            <text:p>0.008082344889581</text:p>
          </table:table-cell>
          <table:table-cell office:value-type="float" office:value="228137.36479315" calcext:value-type="float">
            <text:p>228137.36479315</text:p>
          </table:table-cell>
        </table:table-row>
        <table:table-row table:style-name="ro1">
          <table:table-cell office:value-type="float" office:value="557.84" calcext:value-type="float">
            <text:p>557.84</text:p>
          </table:table-cell>
          <table:table-cell office:value-type="float" office:value="281.65395" calcext:value-type="float">
            <text:p>281.65395</text:p>
          </table:table-cell>
          <table:table-cell table:formula="of:=[.B550]/33117.295" office:value-type="float" office:value="0.0085047389890992" calcext:value-type="float">
            <text:p>0.008504738989099</text:p>
          </table:table-cell>
          <table:table-cell office:value-type="float" office:value="228424.07635856" calcext:value-type="float">
            <text:p>228424.07635856</text:p>
          </table:table-cell>
        </table:table-row>
        <table:table-row table:style-name="ro1">
          <table:table-cell office:value-type="float" office:value="558.86" calcext:value-type="float">
            <text:p>558.86</text:p>
          </table:table-cell>
          <table:table-cell office:value-type="float" office:value="294.65833" calcext:value-type="float">
            <text:p>294.65833</text:p>
          </table:table-cell>
          <table:table-cell table:formula="of:=[.B551]/33117.295" office:value-type="float" office:value="0.00889741538371416" calcext:value-type="float">
            <text:p>0.008897415383714</text:p>
          </table:table-cell>
          <table:table-cell office:value-type="float" office:value="228724.0258231" calcext:value-type="float">
            <text:p>228724.0258231</text:p>
          </table:table-cell>
        </table:table-row>
        <table:table-row table:style-name="ro1">
          <table:table-cell office:value-type="float" office:value="559.88" calcext:value-type="float">
            <text:p>559.88</text:p>
          </table:table-cell>
          <table:table-cell office:value-type="float" office:value="306.80153" calcext:value-type="float">
            <text:p>306.80153</text:p>
          </table:table-cell>
          <table:table-cell table:formula="of:=[.B552]/33117.295" office:value-type="float" office:value="0.00926408784292316" calcext:value-type="float">
            <text:p>0.009264087842923</text:p>
          </table:table-cell>
          <table:table-cell office:value-type="float" office:value="229036.33654226" calcext:value-type="float">
            <text:p>229036.33654226</text:p>
          </table:table-cell>
        </table:table-row>
        <table:table-row table:style-name="ro1">
          <table:table-cell office:value-type="float" office:value="560.89" calcext:value-type="float">
            <text:p>560.89</text:p>
          </table:table-cell>
          <table:table-cell office:value-type="float" office:value="318.64767" calcext:value-type="float">
            <text:p>318.64767</text:p>
          </table:table-cell>
          <table:table-cell table:formula="of:=[.B553]/33117.295" office:value-type="float" office:value="0.00962179036663471" calcext:value-type="float">
            <text:p>0.009621790366635</text:p>
          </table:table-cell>
          <table:table-cell office:value-type="float" office:value="229360.7061174" calcext:value-type="float">
            <text:p>229360.7061174</text:p>
          </table:table-cell>
        </table:table-row>
        <table:table-row table:style-name="ro1">
          <table:table-cell office:value-type="float" office:value="561.91" calcext:value-type="float">
            <text:p>561.91</text:p>
          </table:table-cell>
          <table:table-cell office:value-type="float" office:value="331.10597" calcext:value-type="float">
            <text:p>331.10597</text:p>
          </table:table-cell>
          <table:table-cell table:formula="of:=[.B554]/33117.295" office:value-type="float" office:value="0.00999797749182112" calcext:value-type="float">
            <text:p>0.009997977491821</text:p>
          </table:table-cell>
          <table:table-cell office:value-type="float" office:value="229697.75771031" calcext:value-type="float">
            <text:p>229697.75771031</text:p>
          </table:table-cell>
        </table:table-row>
        <table:table-row table:style-name="ro1">
          <table:table-cell office:value-type="float" office:value="562.93" calcext:value-type="float">
            <text:p>562.93</text:p>
          </table:table-cell>
          <table:table-cell office:value-type="float" office:value="345.26665" calcext:value-type="float">
            <text:p>345.26665</text:p>
          </table:table-cell>
          <table:table-cell table:formula="of:=[.B555]/33117.295" office:value-type="float" office:value="0.0104255691776759" calcext:value-type="float">
            <text:p>0.010425569177676</text:p>
          </table:table-cell>
          <table:table-cell office:value-type="float" office:value="230049.22426082" calcext:value-type="float">
            <text:p>230049.22426082</text:p>
          </table:table-cell>
        </table:table-row>
        <table:table-row table:style-name="ro1">
          <table:table-cell office:value-type="float" office:value="563.95" calcext:value-type="float">
            <text:p>563.95</text:p>
          </table:table-cell>
          <table:table-cell office:value-type="float" office:value="362.21967" calcext:value-type="float">
            <text:p>362.21967</text:p>
          </table:table-cell>
          <table:table-cell table:formula="of:=[.B556]/33117.295" office:value-type="float" office:value="0.0109374775325098" calcext:value-type="float">
            <text:p>0.01093747753251</text:p>
          </table:table-cell>
          <table:table-cell office:value-type="float" office:value="230417.94825404" calcext:value-type="float">
            <text:p>230417.94825404</text:p>
          </table:table-cell>
        </table:table-row>
        <table:table-row table:style-name="ro1">
          <table:table-cell office:value-type="float" office:value="564.97" calcext:value-type="float">
            <text:p>564.97</text:p>
          </table:table-cell>
          <table:table-cell office:value-type="float" office:value="382.90361" calcext:value-type="float">
            <text:p>382.90361</text:p>
          </table:table-cell>
          <table:table-cell table:formula="of:=[.B557]/33117.295" office:value-type="float" office:value="0.0115620436391318" calcext:value-type="float">
            <text:p>0.011562043639132</text:p>
          </table:table-cell>
          <table:table-cell office:value-type="float" office:value="230807.72760227" calcext:value-type="float">
            <text:p>230807.72760227</text:p>
          </table:table-cell>
        </table:table-row>
        <table:table-row table:style-name="ro1">
          <table:table-cell office:value-type="float" office:value="565.98" calcext:value-type="float">
            <text:p>565.98</text:p>
          </table:table-cell>
          <table:table-cell office:value-type="float" office:value="408.00815" calcext:value-type="float">
            <text:p>408.00815</text:p>
          </table:table-cell>
          <table:table-cell table:formula="of:=[.B558]/33117.295" office:value-type="float" office:value="0.0123200928699038" calcext:value-type="float">
            <text:p>0.012320092869904</text:p>
          </table:table-cell>
          <table:table-cell office:value-type="float" office:value="231223.0622937" calcext:value-type="float">
            <text:p>231223.06229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37.92383" calcext:value-type="float">
            <text:p>437.92383</text:p>
          </table:table-cell>
          <table:table-cell table:formula="of:=[.B559]/33117.295" office:value-type="float" office:value="0.0132234178546285" calcext:value-type="float">
            <text:p>0.013223417854629</text:p>
          </table:table-cell>
          <table:table-cell office:value-type="float" office:value="231668.84985369" calcext:value-type="float">
            <text:p>231668.84985369</text:p>
          </table:table-cell>
        </table:table-row>
        <table:table-row table:style-name="ro1">
          <table:table-cell office:value-type="float" office:value="568.02" calcext:value-type="float">
            <text:p>568.02</text:p>
          </table:table-cell>
          <table:table-cell office:value-type="float" office:value="472.71178" calcext:value-type="float">
            <text:p>472.71178</text:p>
          </table:table-cell>
          <table:table-cell table:formula="of:=[.B560]/33117.295" office:value-type="float" office:value="0.014273864456623" calcext:value-type="float">
            <text:p>0.014273864456623</text:p>
          </table:table-cell>
          <table:table-cell office:value-type="float" office:value="232150.0500506" calcext:value-type="float">
            <text:p>232150.0500506</text:p>
          </table:table-cell>
        </table:table-row>
        <table:table-row table:style-name="ro1">
          <table:table-cell office:value-type="float" office:value="569.04" calcext:value-type="float">
            <text:p>569.04</text:p>
          </table:table-cell>
          <table:table-cell office:value-type="float" office:value="512.06684" calcext:value-type="float">
            <text:p>512.06684</text:p>
          </table:table-cell>
          <table:table-cell table:formula="of:=[.B561]/33117.295" office:value-type="float" office:value="0.0154622181551966" calcext:value-type="float">
            <text:p>0.015462218155197</text:p>
          </table:table-cell>
          <table:table-cell office:value-type="float" office:value="232671.31199589" calcext:value-type="float">
            <text:p>232671.31199589</text:p>
          </table:table-cell>
        </table:table-row>
        <table:table-row table:style-name="ro1">
          <table:table-cell office:value-type="float" office:value="570.06" calcext:value-type="float">
            <text:p>570.06</text:p>
          </table:table-cell>
          <table:table-cell office:value-type="float" office:value="555.26846" calcext:value-type="float">
            <text:p>555.26846</text:p>
          </table:table-cell>
          <table:table-cell table:formula="of:=[.B562]/33117.295" office:value-type="float" office:value="0.0167667214366391" calcext:value-type="float">
            <text:p>0.016766721436639</text:p>
          </table:table-cell>
          <table:table-cell office:value-type="float" office:value="233236.55132947" calcext:value-type="float">
            <text:p>233236.55132947</text:p>
          </table:table-cell>
        </table:table-row>
        <table:table-row table:style-name="ro1">
          <table:table-cell office:value-type="float" office:value="571.07" calcext:value-type="float">
            <text:p>571.07</text:p>
          </table:table-cell>
          <table:table-cell office:value-type="float" office:value="601.14471" calcext:value-type="float">
            <text:p>601.14471</text:p>
          </table:table-cell>
          <table:table-cell table:formula="of:=[.B563]/33117.295" office:value-type="float" office:value="0.0181519870508748" calcext:value-type="float">
            <text:p>0.018151987050875</text:p>
          </table:table-cell>
          <table:table-cell office:value-type="float" office:value="233848.49070668" calcext:value-type="float">
            <text:p>233848.49070668</text:p>
          </table:table-cell>
        </table:table-row>
        <table:table-row table:style-name="ro1">
          <table:table-cell office:value-type="float" office:value="572.09" calcext:value-type="float">
            <text:p>572.09</text:p>
          </table:table-cell>
          <table:table-cell office:value-type="float" office:value="648.09491" calcext:value-type="float">
            <text:p>648.09491</text:p>
          </table:table-cell>
          <table:table-cell table:formula="of:=[.B564]/33117.295" office:value-type="float" office:value="0.0195696813402182" calcext:value-type="float">
            <text:p>0.019569681340218</text:p>
          </table:table-cell>
          <table:table-cell office:value-type="float" office:value="234508.22335565" calcext:value-type="float">
            <text:p>234508.22335565</text:p>
          </table:table-cell>
        </table:table-row>
        <table:table-row table:style-name="ro1">
          <table:table-cell office:value-type="float" office:value="573.11" calcext:value-type="float">
            <text:p>573.11</text:p>
          </table:table-cell>
          <table:table-cell office:value-type="float" office:value="694.21197" calcext:value-type="float">
            <text:p>694.21197</text:p>
          </table:table-cell>
          <table:table-cell table:formula="of:=[.B565]/33117.295" office:value-type="float" office:value="0.0209622183816643" calcext:value-type="float">
            <text:p>0.020962218381664</text:p>
          </table:table-cell>
          <table:table-cell office:value-type="float" office:value="235214.90118463" calcext:value-type="float">
            <text:p>235214.90118463</text:p>
          </table:table-cell>
        </table:table-row>
        <table:table-row table:style-name="ro1">
          <table:table-cell office:value-type="float" office:value="574.13" calcext:value-type="float">
            <text:p>574.13</text:p>
          </table:table-cell>
          <table:table-cell office:value-type="float" office:value="737.51204" calcext:value-type="float">
            <text:p>737.51204</text:p>
          </table:table-cell>
          <table:table-cell table:formula="of:=[.B566]/33117.295" office:value-type="float" office:value="0.0222696944300554" calcext:value-type="float">
            <text:p>0.022269694430055</text:p>
          </table:table-cell>
          <table:table-cell office:value-type="float" office:value="235965.65661318" calcext:value-type="float">
            <text:p>235965.65661318</text:p>
          </table:table-cell>
        </table:table-row>
        <table:table-row table:style-name="ro1">
          <table:table-cell office:value-type="float" office:value="575.15" calcext:value-type="float">
            <text:p>575.15</text:p>
          </table:table-cell>
          <table:table-cell office:value-type="float" office:value="776.22954" calcext:value-type="float">
            <text:p>776.22954</text:p>
          </table:table-cell>
          <table:table-cell table:formula="of:=[.B567]/33117.295" office:value-type="float" office:value="0.0234387965563009" calcext:value-type="float">
            <text:p>0.023438796556301</text:p>
          </table:table-cell>
          <table:table-cell office:value-type="float" office:value="236755.82478541" calcext:value-type="float">
            <text:p>236755.82478541</text:p>
          </table:table-cell>
        </table:table-row>
        <table:table-row table:style-name="ro1">
          <table:table-cell office:value-type="float" office:value="576.16" calcext:value-type="float">
            <text:p>576.16</text:p>
          </table:table-cell>
          <table:table-cell office:value-type="float" office:value="809.09489" calcext:value-type="float">
            <text:p>809.09489</text:p>
          </table:table-cell>
          <table:table-cell table:formula="of:=[.B568]/33117.295" office:value-type="float" office:value="0.0244311888999388" calcext:value-type="float">
            <text:p>0.024431188899939</text:p>
          </table:table-cell>
          <table:table-cell office:value-type="float" office:value="237579.44847418" calcext:value-type="float">
            <text:p>237579.44847418</text:p>
          </table:table-cell>
        </table:table-row>
        <table:table-row table:style-name="ro1">
          <table:table-cell office:value-type="float" office:value="577.18" calcext:value-type="float">
            <text:p>577.18</text:p>
          </table:table-cell>
          <table:table-cell office:value-type="float" office:value="835.50324" calcext:value-type="float">
            <text:p>835.50324</text:p>
          </table:table-cell>
          <table:table-cell table:formula="of:=[.B569]/33117.295" office:value-type="float" office:value="0.0252286075900825" calcext:value-type="float">
            <text:p>0.025228607590083</text:p>
          </table:table-cell>
          <table:table-cell office:value-type="float" office:value="238429.95471549" calcext:value-type="float">
            <text:p>238429.95471549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office:value-type="float" office:value="855.51707" calcext:value-type="float">
            <text:p>855.51707</text:p>
          </table:table-cell>
          <table:table-cell table:formula="of:=[.B570]/33117.295" office:value-type="float" office:value="0.0258329392542477" calcext:value-type="float">
            <text:p>0.025832939254248</text:p>
          </table:table-cell>
          <table:table-cell office:value-type="float" office:value="239300.83417228" calcext:value-type="float">
            <text:p>239300.83417228</text:p>
          </table:table-cell>
        </table:table-row>
        <table:table-row table:style-name="ro1">
          <table:table-cell office:value-type="float" office:value="579.22" calcext:value-type="float">
            <text:p>579.22</text:p>
          </table:table-cell>
          <table:table-cell office:value-type="float" office:value="869.71387" calcext:value-type="float">
            <text:p>869.71387</text:p>
          </table:table-cell>
          <table:table-cell table:formula="of:=[.B571]/33117.295" office:value-type="float" office:value="0.0262616216088905" calcext:value-type="float">
            <text:p>0.026261621608891</text:p>
          </table:table-cell>
          <table:table-cell office:value-type="float" office:value="240186.16536008" calcext:value-type="float">
            <text:p>240186.16536008</text:p>
          </table:table-cell>
        </table:table-row>
        <table:table-row table:style-name="ro1">
          <table:table-cell office:value-type="float" office:value="580.24" calcext:value-type="float">
            <text:p>580.24</text:p>
          </table:table-cell>
          <table:table-cell office:value-type="float" office:value="878.96169" calcext:value-type="float">
            <text:p>878.96169</text:p>
          </table:table-cell>
          <table:table-cell table:formula="of:=[.B572]/33117.295" office:value-type="float" office:value="0.0265408660338956" calcext:value-type="float">
            <text:p>0.026540866033896</text:p>
          </table:table-cell>
          <table:table-cell office:value-type="float" office:value="241080.91043552" calcext:value-type="float">
            <text:p>241080.91043552</text:p>
          </table:table-cell>
        </table:table-row>
        <table:table-row table:style-name="ro1">
          <table:table-cell office:value-type="float" office:value="581.25" calcext:value-type="float">
            <text:p>581.25</text:p>
          </table:table-cell>
          <table:table-cell office:value-type="float" office:value="884.24603" calcext:value-type="float">
            <text:p>884.24603</text:p>
          </table:table-cell>
          <table:table-cell table:formula="of:=[.B573]/33117.295" office:value-type="float" office:value="0.026700430394451" calcext:value-type="float">
            <text:p>0.026700430394451</text:p>
          </table:table-cell>
          <table:table-cell office:value-type="float" office:value="241981.03473855" calcext:value-type="float">
            <text:p>241981.03473855</text:p>
          </table:table-cell>
        </table:table-row>
        <table:table-row table:style-name="ro1">
          <table:table-cell office:value-type="float" office:value="582.27" calcext:value-type="float">
            <text:p>582.27</text:p>
          </table:table-cell>
          <table:table-cell office:value-type="float" office:value="886.65393" calcext:value-type="float">
            <text:p>886.65393</text:p>
          </table:table-cell>
          <table:table-cell table:formula="of:=[.B574]/33117.295" office:value-type="float" office:value="0.0267731386274151" calcext:value-type="float">
            <text:p>0.026773138627415</text:p>
          </table:table-cell>
          <table:table-cell office:value-type="float" office:value="242883.61017535" calcext:value-type="float">
            <text:p>242883.61017535</text:p>
          </table:table-cell>
        </table:table-row>
        <table:table-row table:style-name="ro1">
          <table:table-cell office:value-type="float" office:value="583.29" calcext:value-type="float">
            <text:p>583.29</text:p>
          </table:table-cell>
          <table:table-cell office:value-type="float" office:value="887.5463" calcext:value-type="float">
            <text:p>887.5463</text:p>
          </table:table-cell>
          <table:table-cell table:formula="of:=[.B575]/33117.295" office:value-type="float" office:value="0.0268000843667938" calcext:value-type="float">
            <text:p>0.026800084366794</text:p>
          </table:table-cell>
          <table:table-cell office:value-type="float" office:value="243787.09401131" calcext:value-type="float">
            <text:p>243787.09401131</text:p>
          </table:table-cell>
        </table:table-row>
        <table:table-row table:style-name="ro1">
          <table:table-cell office:value-type="float" office:value="584.31" calcext:value-type="float">
            <text:p>584.31</text:p>
          </table:table-cell>
          <table:table-cell office:value-type="float" office:value="888.84548" calcext:value-type="float">
            <text:p>888.84548</text:p>
          </table:table-cell>
          <table:table-cell table:formula="of:=[.B576]/33117.295" office:value-type="float" office:value="0.0268393140200611" calcext:value-type="float">
            <text:p>0.026839314020061</text:p>
          </table:table-cell>
          <table:table-cell office:value-type="float" office:value="244691.90035593" calcext:value-type="float">
            <text:p>244691.90035593</text:p>
          </table:table-cell>
        </table:table-row>
        <table:table-row table:style-name="ro1">
          <table:table-cell office:value-type="float" office:value="585.33" calcext:value-type="float">
            <text:p>585.33</text:p>
          </table:table-cell>
          <table:table-cell office:value-type="float" office:value="893.28027" calcext:value-type="float">
            <text:p>893.28027</text:p>
          </table:table-cell>
          <table:table-cell table:formula="of:=[.B577]/33117.295" office:value-type="float" office:value="0.0269732256212351" calcext:value-type="float">
            <text:p>0.026973225621235</text:p>
          </table:table-cell>
          <table:table-cell office:value-type="float" office:value="245601.22112613" calcext:value-type="float">
            <text:p>245601.22112613</text:p>
          </table:table-cell>
        </table:table-row>
        <table:table-row table:style-name="ro1">
          <table:table-cell office:value-type="float" office:value="586.34" calcext:value-type="float">
            <text:p>586.34</text:p>
          </table:table-cell>
          <table:table-cell office:value-type="float" office:value="904.4116" calcext:value-type="float">
            <text:p>904.4116</text:p>
          </table:table-cell>
          <table:table-cell table:formula="of:=[.B578]/33117.295" office:value-type="float" office:value="0.0273093439545712" calcext:value-type="float">
            <text:p>0.027309343954571</text:p>
          </table:table-cell>
          <table:table-cell office:value-type="float" office:value="246521.87311009" calcext:value-type="float">
            <text:p>246521.87311009</text:p>
          </table:table-cell>
        </table:table-row>
        <table:table-row table:style-name="ro1">
          <table:table-cell office:value-type="float" office:value="587.36" calcext:value-type="float">
            <text:p>587.36</text:p>
          </table:table-cell>
          <table:table-cell office:value-type="float" office:value="926.329" calcext:value-type="float">
            <text:p>926.329</text:p>
          </table:table-cell>
          <table:table-cell table:formula="of:=[.B579]/33117.295" office:value-type="float" office:value="0.0279711552528671" calcext:value-type="float">
            <text:p>0.027971155252867</text:p>
          </table:table-cell>
          <table:table-cell office:value-type="float" office:value="247464.83606063" calcext:value-type="float">
            <text:p>247464.83606063</text:p>
          </table:table-cell>
        </table:table-row>
        <table:table-row table:style-name="ro1">
          <table:table-cell office:value-type="float" office:value="588.38" calcext:value-type="float">
            <text:p>588.38</text:p>
          </table:table-cell>
          <table:table-cell office:value-type="float" office:value="963.04434" calcext:value-type="float">
            <text:p>963.04434</text:p>
          </table:table-cell>
          <table:table-cell table:formula="of:=[.B580]/33117.295" office:value-type="float" office:value="0.029079800750635" calcext:value-type="float">
            <text:p>0.029079800750635</text:p>
          </table:table-cell>
          <table:table-cell office:value-type="float" office:value="248445.17364222" calcext:value-type="float">
            <text:p>248445.17364222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office:value-type="float" office:value="1017.7605" calcext:value-type="float">
            <text:p>1017.7605</text:p>
          </table:table-cell>
          <table:table-cell table:formula="of:=[.B581]/33117.295" office:value-type="float" office:value="0.0307319936607141" calcext:value-type="float">
            <text:p>0.030731993660714</text:p>
          </table:table-cell>
          <table:table-cell office:value-type="float" office:value="249481.20991403" calcext:value-type="float">
            <text:p>249481.20991403</text:p>
          </table:table-cell>
        </table:table-row>
        <table:table-row table:style-name="ro1">
          <table:table-cell office:value-type="float" office:value="590.41" calcext:value-type="float">
            <text:p>590.41</text:p>
          </table:table-cell>
          <table:table-cell office:value-type="float" office:value="1092.2896" calcext:value-type="float">
            <text:p>1092.2896</text:p>
          </table:table-cell>
          <table:table-cell table:formula="of:=[.B582]/33117.295" office:value-type="float" office:value="0.032982452220207" calcext:value-type="float">
            <text:p>0.032982452220207</text:p>
          </table:table-cell>
          <table:table-cell office:value-type="float" office:value="250593.11354877" calcext:value-type="float">
            <text:p>250593.11354877</text:p>
          </table:table-cell>
        </table:table-row>
        <table:table-row table:style-name="ro1">
          <table:table-cell office:value-type="float" office:value="591.43" calcext:value-type="float">
            <text:p>591.43</text:p>
          </table:table-cell>
          <table:table-cell office:value-type="float" office:value="1186.8829" calcext:value-type="float">
            <text:p>1186.8829</text:p>
          </table:table-cell>
          <table:table-cell table:formula="of:=[.B583]/33117.295" office:value-type="float" office:value="0.0358387634014191" calcext:value-type="float">
            <text:p>0.035838763401419</text:p>
          </table:table-cell>
          <table:table-cell office:value-type="float" office:value="251801.30917459" calcext:value-type="float">
            <text:p>251801.30917459</text:p>
          </table:table-cell>
        </table:table-row>
        <table:table-row table:style-name="ro1">
          <table:table-cell office:value-type="float" office:value="592.45" calcext:value-type="float">
            <text:p>592.45</text:p>
          </table:table-cell>
          <table:table-cell office:value-type="float" office:value="1300.6023" calcext:value-type="float">
            <text:p>1300.6023</text:p>
          </table:table-cell>
          <table:table-cell table:formula="of:=[.B584]/33117.295" office:value-type="float" office:value="0.039272600615479" calcext:value-type="float">
            <text:p>0.039272600615479</text:p>
          </table:table-cell>
          <table:table-cell office:value-type="float" office:value="253125.2662107" calcext:value-type="float">
            <text:p>253125.2662107</text:p>
          </table:table-cell>
        </table:table-row>
        <table:table-row table:style-name="ro1">
          <table:table-cell office:value-type="float" office:value="593.47" calcext:value-type="float">
            <text:p>593.47</text:p>
          </table:table-cell>
          <table:table-cell office:value-type="float" office:value="1432.1449" calcext:value-type="float">
            <text:p>1432.1449</text:p>
          </table:table-cell>
          <table:table-cell table:formula="of:=[.B585]/33117.295" office:value-type="float" office:value="0.0432446218811047" calcext:value-type="float">
            <text:p>0.043244621881105</text:p>
          </table:table-cell>
          <table:table-cell office:value-type="float" office:value="254583.12792008" calcext:value-type="float">
            <text:p>254583.12792008</text:p>
          </table:table-cell>
        </table:table-row>
        <table:table-row table:style-name="ro1">
          <table:table-cell office:value-type="float" office:value="594.49" calcext:value-type="float">
            <text:p>594.49</text:p>
          </table:table-cell>
          <table:table-cell office:value-type="float" office:value="1580.8242" calcext:value-type="float">
            <text:p>1580.8242</text:p>
          </table:table-cell>
          <table:table-cell table:formula="of:=[.B586]/33117.295" office:value-type="float" office:value="0.0477340978482693" calcext:value-type="float">
            <text:p>0.047734097848269</text:p>
          </table:table-cell>
          <table:table-cell office:value-type="float" office:value="256192.33875167" calcext:value-type="float">
            <text:p>256192.33875167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office:value-type="float" office:value="1747.2881" calcext:value-type="float">
            <text:p>1747.2881</text:p>
          </table:table-cell>
          <table:table-cell table:formula="of:=[.B587]/33117.295" office:value-type="float" office:value="0.0527605923128686" calcext:value-type="float">
            <text:p>0.052760592312869</text:p>
          </table:table-cell>
          <table:table-cell office:value-type="float" office:value="257971.00268506" calcext:value-type="float">
            <text:p>257971.00268506</text:p>
          </table:table-cell>
        </table:table-row>
        <table:table-row table:style-name="ro1">
          <table:table-cell office:value-type="float" office:value="596.52" calcext:value-type="float">
            <text:p>596.52</text:p>
          </table:table-cell>
          <table:table-cell office:value-type="float" office:value="1933.5968" calcext:value-type="float">
            <text:p>1933.5968</text:p>
          </table:table-cell>
          <table:table-cell table:formula="of:=[.B588]/33117.295" office:value-type="float" office:value="0.0583863144619752" calcext:value-type="float">
            <text:p>0.058386314461975</text:p>
          </table:table-cell>
          <table:table-cell office:value-type="float" office:value="259939.32081556" calcext:value-type="float">
            <text:p>259939.32081556</text:p>
          </table:table-cell>
        </table:table-row>
        <table:table-row table:style-name="ro1">
          <table:table-cell office:value-type="float" office:value="597.54" calcext:value-type="float">
            <text:p>597.54</text:p>
          </table:table-cell>
          <table:table-cell office:value-type="float" office:value="2142.4861" calcext:value-type="float">
            <text:p>2142.4861</text:p>
          </table:table-cell>
          <table:table-cell table:formula="of:=[.B589]/33117.295" office:value-type="float" office:value="0.0646938736995277" calcext:value-type="float">
            <text:p>0.064693873699528</text:p>
          </table:table-cell>
          <table:table-cell office:value-type="float" office:value="262120.27917703" calcext:value-type="float">
            <text:p>262120.27917703</text:p>
          </table:table-cell>
        </table:table-row>
        <table:table-row table:style-name="ro1">
          <table:table-cell office:value-type="float" office:value="598.56" calcext:value-type="float">
            <text:p>598.56</text:p>
          </table:table-cell>
          <table:table-cell office:value-type="float" office:value="2375.9465" calcext:value-type="float">
            <text:p>2375.9465</text:p>
          </table:table-cell>
          <table:table-cell table:formula="of:=[.B590]/33117.295" office:value-type="float" office:value="0.071743374572108" calcext:value-type="float">
            <text:p>0.071743374572108</text:p>
          </table:table-cell>
          <table:table-cell office:value-type="float" office:value="264538.89022566" calcext:value-type="float">
            <text:p>264538.89022566</text:p>
          </table:table-cell>
        </table:table-row>
        <table:table-row table:style-name="ro1">
          <table:table-cell office:value-type="float" office:value="599.58" calcext:value-type="float">
            <text:p>599.58</text:p>
          </table:table-cell>
          <table:table-cell office:value-type="float" office:value="2633.543" calcext:value-type="float">
            <text:p>2633.543</text:p>
          </table:table-cell>
          <table:table-cell table:formula="of:=[.B591]/33117.295" office:value-type="float" office:value="0.0795216819489635" calcext:value-type="float">
            <text:p>0.079521681948964</text:p>
          </table:table-cell>
          <table:table-cell office:value-type="float" office:value="267219.72335878" calcext:value-type="float">
            <text:p>267219.72335878</text:p>
          </table:table-cell>
        </table:table-row>
        <table:table-row table:style-name="ro1">
          <table:table-cell office:value-type="float" office:value="600.59" calcext:value-type="float">
            <text:p>600.59</text:p>
          </table:table-cell>
          <table:table-cell office:value-type="float" office:value="2911.0648" calcext:value-type="float">
            <text:p>2911.0648</text:p>
          </table:table-cell>
          <table:table-cell table:formula="of:=[.B592]/33117.295" office:value-type="float" office:value="0.0879016477644083" calcext:value-type="float">
            <text:p>0.087901647764408</text:p>
          </table:table-cell>
          <table:table-cell office:value-type="float" office:value="270183.06168202" calcext:value-type="float">
            <text:p>270183.06168202</text:p>
          </table:table-cell>
        </table:table-row>
        <table:table-row table:style-name="ro1">
          <table:table-cell office:value-type="float" office:value="601.61" calcext:value-type="float">
            <text:p>601.61</text:p>
          </table:table-cell>
          <table:table-cell office:value-type="float" office:value="3200.0606" calcext:value-type="float">
            <text:p>3200.0606</text:p>
          </table:table-cell>
          <table:table-cell table:formula="of:=[.B593]/33117.295" office:value-type="float" office:value="0.096628079074695" calcext:value-type="float">
            <text:p>0.096628079074695</text:p>
          </table:table-cell>
          <table:table-cell office:value-type="float" office:value="273440.58528247" calcext:value-type="float">
            <text:p>273440.58528247</text:p>
          </table:table-cell>
        </table:table-row>
        <table:table-row table:style-name="ro1">
          <table:table-cell office:value-type="float" office:value="602.63" calcext:value-type="float">
            <text:p>602.63</text:p>
          </table:table-cell>
          <table:table-cell office:value-type="float" office:value="3488.5634" calcext:value-type="float">
            <text:p>3488.5634</text:p>
          </table:table-cell>
          <table:table-cell table:formula="of:=[.B594]/33117.295" office:value-type="float" office:value="0.105339623903462" calcext:value-type="float">
            <text:p>0.105339623903462</text:p>
          </table:table-cell>
          <table:table-cell office:value-type="float" office:value="276991.79224192" calcext:value-type="float">
            <text:p>276991.79224192</text:p>
          </table:table-cell>
        </table:table-row>
        <table:table-row table:style-name="ro1">
          <table:table-cell office:value-type="float" office:value="603.65" calcext:value-type="float">
            <text:p>603.65</text:p>
          </table:table-cell>
          <table:table-cell office:value-type="float" office:value="3762.9279" calcext:value-type="float">
            <text:p>3762.9279</text:p>
          </table:table-cell>
          <table:table-cell table:formula="of:=[.B595]/33117.295" office:value-type="float" office:value="0.113624252826205" calcext:value-type="float">
            <text:p>0.113624252826205</text:p>
          </table:table-cell>
          <table:table-cell office:value-type="float" office:value="280822.29045767" calcext:value-type="float">
            <text:p>280822.29045767</text:p>
          </table:table-cell>
        </table:table-row>
        <table:table-row table:style-name="ro1">
          <table:table-cell office:value-type="float" office:value="604.67" calcext:value-type="float">
            <text:p>604.67</text:p>
          </table:table-cell>
          <table:table-cell office:value-type="float" office:value="4010.318" calcext:value-type="float">
            <text:p>4010.318</text:p>
          </table:table-cell>
          <table:table-cell table:formula="of:=[.B596]/33117.295" office:value-type="float" office:value="0.121094370781189" calcext:value-type="float">
            <text:p>0.121094370781189</text:p>
          </table:table-cell>
          <table:table-cell office:value-type="float" office:value="284904.62110547" calcext:value-type="float">
            <text:p>284904.62110547</text:p>
          </table:table-cell>
        </table:table-row>
        <table:table-row table:style-name="ro1">
          <table:table-cell office:value-type="float" office:value="605.68" calcext:value-type="float">
            <text:p>605.68</text:p>
          </table:table-cell>
          <table:table-cell office:value-type="float" office:value="4221.1251" calcext:value-type="float">
            <text:p>4221.1251</text:p>
          </table:table-cell>
          <table:table-cell table:formula="of:=[.B597]/33117.295" office:value-type="float" office:value="0.127459839337724" calcext:value-type="float">
            <text:p>0.127459839337724</text:p>
          </table:table-cell>
          <table:table-cell office:value-type="float" office:value="289201.54433909" calcext:value-type="float">
            <text:p>289201.54433909</text:p>
          </table:table-cell>
        </table:table-row>
        <table:table-row table:style-name="ro1">
          <table:table-cell office:value-type="float" office:value="606.7" calcext:value-type="float">
            <text:p>606.7</text:p>
          </table:table-cell>
          <table:table-cell office:value-type="float" office:value="4390.5785" calcext:value-type="float">
            <text:p>4390.5785</text:p>
          </table:table-cell>
          <table:table-cell table:formula="of:=[.B598]/33117.295" office:value-type="float" office:value="0.132576603856082" calcext:value-type="float">
            <text:p>0.132576603856082</text:p>
          </table:table-cell>
          <table:table-cell office:value-type="float" office:value="293670.96375356" calcext:value-type="float">
            <text:p>293670.96375356</text:p>
          </table:table-cell>
        </table:table-row>
        <table:table-row table:style-name="ro1">
          <table:table-cell office:value-type="float" office:value="607.72" calcext:value-type="float">
            <text:p>607.72</text:p>
          </table:table-cell>
          <table:table-cell office:value-type="float" office:value="4519.0297" calcext:value-type="float">
            <text:p>4519.0297</text:p>
          </table:table-cell>
          <table:table-cell table:formula="of:=[.B599]/33117.295" office:value-type="float" office:value="0.136455278125825" calcext:value-type="float">
            <text:p>0.136455278125825</text:p>
          </table:table-cell>
          <table:table-cell office:value-type="float" office:value="298271.14096967" calcext:value-type="float">
            <text:p>298271.14096967</text:p>
          </table:table-cell>
        </table:table-row>
        <table:table-row table:style-name="ro1">
          <table:table-cell office:value-type="float" office:value="608.74" calcext:value-type="float">
            <text:p>608.74</text:p>
          </table:table-cell>
          <table:table-cell office:value-type="float" office:value="4610.8026" calcext:value-type="float">
            <text:p>4610.8026</text:p>
          </table:table-cell>
          <table:table-cell table:formula="of:=[.B600]/33117.295" office:value-type="float" office:value="0.139226425346635" calcext:value-type="float">
            <text:p>0.139226425346635</text:p>
          </table:table-cell>
          <table:table-cell office:value-type="float" office:value="302964.73907639" calcext:value-type="float">
            <text:p>302964.73907639</text:p>
          </table:table-cell>
        </table:table-row>
        <table:table-row table:style-name="ro1">
          <table:table-cell office:value-type="float" office:value="609.76" calcext:value-type="float">
            <text:p>609.76</text:p>
          </table:table-cell>
          <table:table-cell office:value-type="float" office:value="4671.9513" calcext:value-type="float">
            <text:p>4671.9513</text:p>
          </table:table-cell>
          <table:table-cell table:formula="of:=[.B601]/33117.295" office:value-type="float" office:value="0.141072853323316" calcext:value-type="float">
            <text:p>0.141072853323316</text:p>
          </table:table-cell>
          <table:table-cell office:value-type="float" office:value="307720.58388638" calcext:value-type="float">
            <text:p>307720.58388638</text:p>
          </table:table-cell>
        </table:table-row>
        <table:table-row table:style-name="ro1">
          <table:table-cell office:value-type="float" office:value="610.77" calcext:value-type="float">
            <text:p>610.77</text:p>
          </table:table-cell>
          <table:table-cell office:value-type="float" office:value="4707.6254" calcext:value-type="float">
            <text:p>4707.6254</text:p>
          </table:table-cell>
          <table:table-cell table:formula="of:=[.B602]/33117.295" office:value-type="float" office:value="0.142150057847418" calcext:value-type="float">
            <text:p>0.142150057847418</text:p>
          </table:table-cell>
          <table:table-cell office:value-type="float" office:value="312512.74341547" calcext:value-type="float">
            <text:p>312512.74341547</text:p>
          </table:table-cell>
        </table:table-row>
        <table:table-row table:style-name="ro1">
          <table:table-cell office:value-type="float" office:value="611.79" calcext:value-type="float">
            <text:p>611.79</text:p>
          </table:table-cell>
          <table:table-cell office:value-type="float" office:value="4719.8805" calcext:value-type="float">
            <text:p>4719.8805</text:p>
          </table:table-cell>
          <table:table-cell table:formula="of:=[.B603]/33117.295" office:value-type="float" office:value="0.142520109205779" calcext:value-type="float">
            <text:p>0.142520109205779</text:p>
          </table:table-cell>
          <table:table-cell office:value-type="float" office:value="317317.37809372" calcext:value-type="float">
            <text:p>317317.37809372</text:p>
          </table:table-cell>
        </table:table-row>
        <table:table-row table:style-name="ro1">
          <table:table-cell office:value-type="float" office:value="612.81" calcext:value-type="float">
            <text:p>612.81</text:p>
          </table:table-cell>
          <table:table-cell office:value-type="float" office:value="4706.6448" calcext:value-type="float">
            <text:p>4706.6448</text:p>
          </table:table-cell>
          <table:table-cell table:formula="of:=[.B604]/33117.295" office:value-type="float" office:value="0.142120447941174" calcext:value-type="float">
            <text:p>0.142120447941174</text:p>
          </table:table-cell>
          <table:table-cell office:value-type="float" office:value="322108.53935418" calcext:value-type="float">
            <text:p>322108.53935418</text:p>
          </table:table-cell>
        </table:table-row>
        <table:table-row table:style-name="ro1">
          <table:table-cell office:value-type="float" office:value="613.83" calcext:value-type="float">
            <text:p>613.83</text:p>
          </table:table-cell>
          <table:table-cell office:value-type="float" office:value="4662.206" calcext:value-type="float">
            <text:p>4662.206</text:p>
          </table:table-cell>
          <table:table-cell table:formula="of:=[.B605]/33117.295" office:value-type="float" office:value="0.140778587140043" calcext:value-type="float">
            <text:p>0.140778587140043</text:p>
          </table:table-cell>
          <table:table-cell office:value-type="float" office:value="326854.46383466" calcext:value-type="float">
            <text:p>326854.46383466</text:p>
          </table:table-cell>
        </table:table-row>
        <table:table-row table:style-name="ro1">
          <table:table-cell office:value-type="float" office:value="614.85" calcext:value-type="float">
            <text:p>614.85</text:p>
          </table:table-cell>
          <table:table-cell office:value-type="float" office:value="4579.1162" calcext:value-type="float">
            <text:p>4579.1162</text:p>
          </table:table-cell>
          <table:table-cell table:formula="of:=[.B606]/33117.295" office:value-type="float" office:value="0.138269632226907" calcext:value-type="float">
            <text:p>0.138269632226907</text:p>
          </table:table-cell>
          <table:table-cell office:value-type="float" office:value="331515.80650474" calcext:value-type="float">
            <text:p>331515.80650474</text:p>
          </table:table-cell>
        </table:table-row>
        <table:table-row table:style-name="ro1">
          <table:table-cell office:value-type="float" office:value="615.86" calcext:value-type="float">
            <text:p>615.86</text:p>
          </table:table-cell>
          <table:table-cell office:value-type="float" office:value="4450.9743" calcext:value-type="float">
            <text:p>4450.9743</text:p>
          </table:table-cell>
          <table:table-cell table:formula="of:=[.B607]/33117.295" office:value-type="float" office:value="0.134400297488065" calcext:value-type="float">
            <text:p>0.134400297488065</text:p>
          </table:table-cell>
          <table:table-cell office:value-type="float" office:value="336046.70631783" calcext:value-type="float">
            <text:p>336046.70631783</text:p>
          </table:table-cell>
        </table:table-row>
        <table:table-row table:style-name="ro1">
          <table:table-cell office:value-type="float" office:value="616.88" calcext:value-type="float">
            <text:p>616.88</text:p>
          </table:table-cell>
          <table:table-cell office:value-type="float" office:value="4275.2685" calcext:value-type="float">
            <text:p>4275.2685</text:p>
          </table:table-cell>
          <table:table-cell table:formula="of:=[.B608]/33117.295" office:value-type="float" office:value="0.129094737357021" calcext:value-type="float">
            <text:p>0.129094737357021</text:p>
          </table:table-cell>
          <table:table-cell office:value-type="float" office:value="340398.74518841" calcext:value-type="float">
            <text:p>340398.74518841</text:p>
          </table:table-cell>
        </table:table-row>
        <table:table-row table:style-name="ro1">
          <table:table-cell office:value-type="float" office:value="617.9" calcext:value-type="float">
            <text:p>617.9</text:p>
          </table:table-cell>
          <table:table-cell office:value-type="float" office:value="4055.424" calcext:value-type="float">
            <text:p>4055.424</text:p>
          </table:table-cell>
          <table:table-cell table:formula="of:=[.B609]/33117.295" office:value-type="float" office:value="0.122456378155281" calcext:value-type="float">
            <text:p>0.122456378155281</text:p>
          </table:table-cell>
          <table:table-cell office:value-type="float" office:value="344526.99180132" calcext:value-type="float">
            <text:p>344526.99180132</text:p>
          </table:table-cell>
        </table:table-row>
        <table:table-row table:style-name="ro1">
          <table:table-cell office:value-type="float" office:value="618.92" calcext:value-type="float">
            <text:p>618.92</text:p>
          </table:table-cell>
          <table:table-cell office:value-type="float" office:value="3801.4187" calcext:value-type="float">
            <text:p>3801.4187</text:p>
          </table:table-cell>
          <table:table-cell table:formula="of:=[.B610]/33117.295" office:value-type="float" office:value="0.114786509586607" calcext:value-type="float">
            <text:p>0.114786509586607</text:p>
          </table:table-cell>
          <table:table-cell office:value-type="float" office:value="348396.67202927" calcext:value-type="float">
            <text:p>348396.67202927</text:p>
          </table:table-cell>
        </table:table-row>
        <table:table-row table:style-name="ro1">
          <table:table-cell office:value-type="float" office:value="619.94" calcext:value-type="float">
            <text:p>619.94</text:p>
          </table:table-cell>
          <table:table-cell office:value-type="float" office:value="3528.731" calcext:value-type="float">
            <text:p>3528.731</text:p>
          </table:table-cell>
          <table:table-cell table:formula="of:=[.B611]/33117.295" office:value-type="float" office:value="0.106552512818453" calcext:value-type="float">
            <text:p>0.106552512818453</text:p>
          </table:table-cell>
          <table:table-cell office:value-type="float" office:value="351988.76794034" calcext:value-type="float">
            <text:p>351988.76794034</text:p>
          </table:table-cell>
        </table:table-row>
        <table:table-row table:style-name="ro1">
          <table:table-cell office:value-type="float" office:value="620.95" calcext:value-type="float">
            <text:p>620.95</text:p>
          </table:table-cell>
          <table:table-cell office:value-type="float" office:value="3255.8549" calcext:value-type="float">
            <text:p>3255.8549</text:p>
          </table:table-cell>
          <table:table-cell table:formula="of:=[.B612]/33117.295" office:value-type="float" office:value="0.0983128271798769" calcext:value-type="float">
            <text:p>0.098312827179877</text:p>
          </table:table-cell>
          <table:table-cell office:value-type="float" office:value="355303.08772684" calcext:value-type="float">
            <text:p>355303.08772684</text:p>
          </table:table-cell>
        </table:table-row>
        <table:table-row table:style-name="ro1">
          <table:table-cell office:value-type="float" office:value="621.97" calcext:value-type="float">
            <text:p>621.97</text:p>
          </table:table-cell>
          <table:table-cell office:value-type="float" office:value="3001.0236" calcext:value-type="float">
            <text:p>3001.0236</text:p>
          </table:table-cell>
          <table:table-cell table:formula="of:=[.B613]/33117.295" office:value-type="float" office:value="0.0906180169606244" calcext:value-type="float">
            <text:p>0.090618016960624</text:p>
          </table:table-cell>
          <table:table-cell office:value-type="float" office:value="358358.00021573" calcext:value-type="float">
            <text:p>358358.00021573</text:p>
          </table:table-cell>
        </table:table-row>
        <table:table-row table:style-name="ro1">
          <table:table-cell office:value-type="float" office:value="622.99" calcext:value-type="float">
            <text:p>622.99</text:p>
          </table:table-cell>
          <table:table-cell office:value-type="float" office:value="2778.9997" calcext:value-type="float">
            <text:p>2778.9997</text:p>
          </table:table-cell>
          <table:table-cell table:formula="of:=[.B614]/33117.295" office:value-type="float" office:value="0.0839138492440279" calcext:value-type="float">
            <text:p>0.083913849244028</text:p>
          </table:table-cell>
          <table:table-cell office:value-type="float" office:value="361186.90201126" calcext:value-type="float">
            <text:p>361186.90201126</text:p>
          </table:table-cell>
        </table:table-row>
        <table:table-row table:style-name="ro1">
          <table:table-cell office:value-type="float" office:value="624.01" calcext:value-type="float">
            <text:p>624.01</text:p>
          </table:table-cell>
          <table:table-cell office:value-type="float" office:value="2598.7629" calcext:value-type="float">
            <text:p>2598.7629</text:p>
          </table:table-cell>
          <table:table-cell table:formula="of:=[.B615]/33117.295" office:value-type="float" office:value="0.0784714723832366" calcext:value-type="float">
            <text:p>0.078471472383237</text:p>
          </table:table-cell>
          <table:table-cell office:value-type="float" office:value="363832.33046105" calcext:value-type="float">
            <text:p>363832.33046105</text:p>
          </table:table-cell>
        </table:table-row>
        <table:table-row table:style-name="ro1">
          <table:table-cell office:value-type="float" office:value="625.03" calcext:value-type="float">
            <text:p>625.03</text:p>
          </table:table-cell>
          <table:table-cell office:value-type="float" office:value="2462.6559" calcext:value-type="float">
            <text:p>2462.6559</text:p>
          </table:table-cell>
          <table:table-cell table:formula="of:=[.B616]/33117.295" office:value-type="float" office:value="0.0743616258513867" calcext:value-type="float">
            <text:p>0.074361625851387</text:p>
          </table:table-cell>
          <table:table-cell office:value-type="float" office:value="366339.20793652" calcext:value-type="float">
            <text:p>366339.20793652</text:p>
          </table:table-cell>
        </table:table-row>
        <table:table-row table:style-name="ro1">
          <table:table-cell office:value-type="float" office:value="626.04" calcext:value-type="float">
            <text:p>626.04</text:p>
          </table:table-cell>
          <table:table-cell office:value-type="float" office:value="2367.1251" calcext:value-type="float">
            <text:p>2367.1251</text:p>
          </table:table-cell>
          <table:table-cell table:formula="of:=[.B617]/33117.295" office:value-type="float" office:value="0.0714770061987249" calcext:value-type="float">
            <text:p>0.071477006198725</text:p>
          </table:table-cell>
          <table:table-cell office:value-type="float" office:value="368748.83910721" calcext:value-type="float">
            <text:p>368748.83910721</text:p>
          </table:table-cell>
        </table:table-row>
        <table:table-row table:style-name="ro1">
          <table:table-cell office:value-type="float" office:value="627.06" calcext:value-type="float">
            <text:p>627.06</text:p>
          </table:table-cell>
          <table:table-cell office:value-type="float" office:value="2304.7248" calcext:value-type="float">
            <text:p>2304.7248</text:p>
          </table:table-cell>
          <table:table-cell table:formula="of:=[.B618]/33117.295" office:value-type="float" office:value="0.0695927852803195" calcext:value-type="float">
            <text:p>0.06959278528032</text:p>
          </table:table-cell>
          <table:table-cell office:value-type="float" office:value="371094.94954925" calcext:value-type="float">
            <text:p>371094.94954925</text:p>
          </table:table-cell>
        </table:table-row>
        <table:table-row table:style-name="ro1">
          <table:table-cell office:value-type="float" office:value="628.08" calcext:value-type="float">
            <text:p>628.08</text:p>
          </table:table-cell>
          <table:table-cell office:value-type="float" office:value="2266.7072" calcext:value-type="float">
            <text:p>2266.7072</text:p>
          </table:table-cell>
          <table:table-cell table:formula="of:=[.B619]/33117.295" office:value-type="float" office:value="0.0684448171265195" calcext:value-type="float">
            <text:p>0.06844481712652</text:p>
          </table:table-cell>
          <table:table-cell office:value-type="float" office:value="373402.35965629" calcext:value-type="float">
            <text:p>373402.35965629</text:p>
          </table:table-cell>
        </table:table-row>
        <table:table-row table:style-name="ro1">
          <table:table-cell office:value-type="float" office:value="629.1" calcext:value-type="float">
            <text:p>629.1</text:p>
          </table:table-cell>
          <table:table-cell office:value-type="float" office:value="2245.3725" calcext:value-type="float">
            <text:p>2245.3725</text:p>
          </table:table-cell>
          <table:table-cell table:formula="of:=[.B620]/33117.295" office:value-type="float" office:value="0.0678006008642916" calcext:value-type="float">
            <text:p>0.067800600864292</text:p>
          </table:table-cell>
          <table:table-cell office:value-type="float" office:value="375688.05199854" calcext:value-type="float">
            <text:p>375688.05199854</text:p>
          </table:table-cell>
        </table:table-row>
        <table:table-row table:style-name="ro1">
          <table:table-cell office:value-type="float" office:value="630.12" calcext:value-type="float">
            <text:p>630.12</text:p>
          </table:table-cell>
          <table:table-cell office:value-type="float" office:value="2235.483" calcext:value-type="float">
            <text:p>2235.483</text:p>
          </table:table-cell>
          <table:table-cell table:formula="of:=[.B621]/33117.295" office:value-type="float" office:value="0.0675019804606626" calcext:value-type="float">
            <text:p>0.067501980460663</text:p>
          </table:table-cell>
          <table:table-cell office:value-type="float" office:value="377963.67719166" calcext:value-type="float">
            <text:p>377963.67719166</text:p>
          </table:table-cell>
        </table:table-row>
        <table:table-row table:style-name="ro1">
          <table:table-cell office:value-type="float" office:value="631.13" calcext:value-type="float">
            <text:p>631.13</text:p>
          </table:table-cell>
          <table:table-cell office:value-type="float" office:value="2234.3791" calcext:value-type="float">
            <text:p>2234.3791</text:p>
          </table:table-cell>
          <table:table-cell table:formula="of:=[.B622]/33117.295" office:value-type="float" office:value="0.0674686474242537" calcext:value-type="float">
            <text:p>0.067468647424254</text:p>
          </table:table-cell>
          <table:table-cell office:value-type="float" office:value="380238.17865899" calcext:value-type="float">
            <text:p>380238.17865899</text:p>
          </table:table-cell>
        </table:table-row>
        <table:table-row table:style-name="ro1">
          <table:table-cell office:value-type="float" office:value="632.15" calcext:value-type="float">
            <text:p>632.15</text:p>
          </table:table-cell>
          <table:table-cell office:value-type="float" office:value="2240.8957" calcext:value-type="float">
            <text:p>2240.8957</text:p>
          </table:table-cell>
          <table:table-cell table:formula="of:=[.B623]/33117.295" office:value-type="float" office:value="0.0676654207416397" calcext:value-type="float">
            <text:p>0.06766542074164</text:p>
          </table:table-cell>
          <table:table-cell office:value-type="float" office:value="382519.31374189" calcext:value-type="float">
            <text:p>382519.31374189</text:p>
          </table:table-cell>
        </table:table-row>
        <table:table-row table:style-name="ro1">
          <table:table-cell office:value-type="float" office:value="633.17" calcext:value-type="float">
            <text:p>633.17</text:p>
          </table:table-cell>
          <table:table-cell office:value-type="float" office:value="2253.5878" calcext:value-type="float">
            <text:p>2253.5878</text:p>
          </table:table-cell>
          <table:table-cell table:formula="of:=[.B624]/33117.295" office:value-type="float" office:value="0.0680486676221594" calcext:value-type="float">
            <text:p>0.068048667622159</text:p>
          </table:table-cell>
          <table:table-cell office:value-type="float" office:value="384813.36886254" calcext:value-type="float">
            <text:p>384813.36886254</text:p>
          </table:table-cell>
        </table:table-row>
        <table:table-row table:style-name="ro1">
          <table:table-cell office:value-type="float" office:value="634.19" calcext:value-type="float">
            <text:p>634.19</text:p>
          </table:table-cell>
          <table:table-cell office:value-type="float" office:value="2269.0159" calcext:value-type="float">
            <text:p>2269.0159</text:p>
          </table:table-cell>
          <table:table-cell table:formula="of:=[.B625]/33117.295" office:value-type="float" office:value="0.068514529945758" calcext:value-type="float">
            <text:p>0.068514529945758</text:p>
          </table:table-cell>
          <table:table-cell office:value-type="float" office:value="387123.12918543" calcext:value-type="float">
            <text:p>387123.12918543</text:p>
          </table:table-cell>
        </table:table-row>
        <table:table-row table:style-name="ro1">
          <table:table-cell office:value-type="float" office:value="635.21" calcext:value-type="float">
            <text:p>635.21</text:p>
          </table:table-cell>
          <table:table-cell office:value-type="float" office:value="2280.8185" calcext:value-type="float">
            <text:p>2280.8185</text:p>
          </table:table-cell>
          <table:table-cell table:formula="of:=[.B626]/33117.295" office:value-type="float" office:value="0.0688709177485661" calcext:value-type="float">
            <text:p>0.068870917748566</text:p>
          </table:table-cell>
          <table:table-cell office:value-type="float" office:value="389444.90394911" calcext:value-type="float">
            <text:p>389444.90394911</text:p>
          </table:table-cell>
        </table:table-row>
        <table:table-row table:style-name="ro1">
          <table:table-cell office:value-type="float" office:value="636.22" calcext:value-type="float">
            <text:p>636.22</text:p>
          </table:table-cell>
          <table:table-cell office:value-type="float" office:value="2280.0219" calcext:value-type="float">
            <text:p>2280.0219</text:p>
          </table:table-cell>
          <table:table-cell table:formula="of:=[.B627]/33117.295" office:value-type="float" office:value="0.0688468638516522" calcext:value-type="float">
            <text:p>0.068846863851652</text:p>
          </table:table-cell>
          <table:table-cell office:value-type="float" office:value="391765.86780921" calcext:value-type="float">
            <text:p>391765.86780921</text:p>
          </table:table-cell>
        </table:table-row>
        <table:table-row table:style-name="ro1">
          <table:table-cell office:value-type="float" office:value="637.24" calcext:value-type="float">
            <text:p>637.24</text:p>
          </table:table-cell>
          <table:table-cell office:value-type="float" office:value="2256.6018" calcext:value-type="float">
            <text:p>2256.6018</text:p>
          </table:table-cell>
          <table:table-cell table:formula="of:=[.B628]/33117.295" office:value-type="float" office:value="0.0681396774706388" calcext:value-type="float">
            <text:p>0.068139677470639</text:p>
          </table:table-cell>
          <table:table-cell office:value-type="float" office:value="394062.99102424" calcext:value-type="float">
            <text:p>394062.99102424</text:p>
          </table:table-cell>
        </table:table-row>
        <table:table-row table:style-name="ro1">
          <table:table-cell office:value-type="float" office:value="638.26" calcext:value-type="float">
            <text:p>638.26</text:p>
          </table:table-cell>
          <table:table-cell office:value-type="float" office:value="2201.8555" calcext:value-type="float">
            <text:p>2201.8555</text:p>
          </table:table-cell>
          <table:table-cell table:formula="of:=[.B629]/33117.295" office:value-type="float" office:value="0.0664865744620749" calcext:value-type="float">
            <text:p>0.066486574462075</text:p>
          </table:table-cell>
          <table:table-cell office:value-type="float" office:value="396304.38494364" calcext:value-type="float">
            <text:p>396304.38494364</text:p>
          </table:table-cell>
        </table:table-row>
        <table:table-row table:style-name="ro1">
          <table:table-cell office:value-type="float" office:value="639.28" calcext:value-type="float">
            <text:p>639.28</text:p>
          </table:table-cell>
          <table:table-cell office:value-type="float" office:value="2110.8417" calcext:value-type="float">
            <text:p>2110.8417</text:p>
          </table:table-cell>
          <table:table-cell table:formula="of:=[.B630]/33117.295" office:value-type="float" office:value="0.0637383487993207" calcext:value-type="float">
            <text:p>0.063738348799321</text:p>
          </table:table-cell>
          <table:table-cell office:value-type="float" office:value="398453.13072205" calcext:value-type="float">
            <text:p>398453.13072205</text:p>
          </table:table-cell>
        </table:table-row>
        <table:table-row table:style-name="ro1">
          <table:table-cell office:value-type="float" office:value="640.29" calcext:value-type="float">
            <text:p>640.29</text:p>
          </table:table-cell>
          <table:table-cell office:value-type="float" office:value="1984.0855" calcext:value-type="float">
            <text:p>1984.0855</text:p>
          </table:table-cell>
          <table:table-cell table:formula="of:=[.B631]/33117.295" office:value-type="float" office:value="0.0599108562459585" calcext:value-type="float">
            <text:p>0.059910856245959</text:p>
          </table:table-cell>
          <table:table-cell office:value-type="float" office:value="400472.84416369" calcext:value-type="float">
            <text:p>400472.84416369</text:p>
          </table:table-cell>
        </table:table-row>
        <table:table-row table:style-name="ro1">
          <table:table-cell office:value-type="float" office:value="641.31" calcext:value-type="float">
            <text:p>641.31</text:p>
          </table:table-cell>
          <table:table-cell office:value-type="float" office:value="1827.9654" calcext:value-type="float">
            <text:p>1827.9654</text:p>
          </table:table-cell>
          <table:table-cell table:formula="of:=[.B632]/33117.295" office:value-type="float" office:value="0.0551967000928065" calcext:value-type="float">
            <text:p>0.055196700092807</text:p>
          </table:table-cell>
          <table:table-cell office:value-type="float" office:value="402333.63406818" calcext:value-type="float">
            <text:p>402333.63406818</text:p>
          </table:table-cell>
        </table:table-row>
        <table:table-row table:style-name="ro1">
          <table:table-cell office:value-type="float" office:value="642.33" calcext:value-type="float">
            <text:p>642.33</text:p>
          </table:table-cell>
          <table:table-cell office:value-type="float" office:value="1653.6081" calcext:value-type="float">
            <text:p>1653.6081</text:p>
          </table:table-cell>
          <table:table-cell table:formula="of:=[.B633]/33117.295" office:value-type="float" office:value="0.0499318588670965" calcext:value-type="float">
            <text:p>0.049931858867097</text:p>
          </table:table-cell>
          <table:table-cell office:value-type="float" office:value="404016.93577814" calcext:value-type="float">
            <text:p>404016.93577814</text:p>
          </table:table-cell>
        </table:table-row>
        <table:table-row table:style-name="ro1">
          <table:table-cell office:value-type="float" office:value="643.35" calcext:value-type="float">
            <text:p>643.35</text:p>
          </table:table-cell>
          <table:table-cell office:value-type="float" office:value="1474.5873" calcext:value-type="float">
            <text:p>1474.5873</text:p>
          </table:table-cell>
          <table:table-cell table:formula="of:=[.B634]/33117.295" office:value-type="float" office:value="0.0445261999810069" calcext:value-type="float">
            <text:p>0.044526199981007</text:p>
          </table:table-cell>
          <table:table-cell office:value-type="float" office:value="405518.00196797" calcext:value-type="float">
            <text:p>405518.00196797</text:p>
          </table:table-cell>
        </table:table-row>
        <table:table-row table:style-name="ro1">
          <table:table-cell office:value-type="float" office:value="644.37" calcext:value-type="float">
            <text:p>644.37</text:p>
          </table:table-cell>
          <table:table-cell office:value-type="float" office:value="1304.0849" calcext:value-type="float">
            <text:p>1304.0849</text:p>
          </table:table-cell>
          <table:table-cell table:formula="of:=[.B635]/33117.295" office:value-type="float" office:value="0.0393777601703279" calcext:value-type="float">
            <text:p>0.039377760170328</text:p>
          </table:table-cell>
          <table:table-cell office:value-type="float" office:value="406845.5041191" calcext:value-type="float">
            <text:p>406845.5041191</text:p>
          </table:table-cell>
        </table:table-row>
        <table:table-row table:style-name="ro1">
          <table:table-cell office:value-type="float" office:value="645.38" calcext:value-type="float">
            <text:p>645.38</text:p>
          </table:table-cell>
          <table:table-cell office:value-type="float" office:value="1152.3186" calcext:value-type="float">
            <text:p>1152.3186</text:p>
          </table:table-cell>
          <table:table-cell table:formula="of:=[.B636]/33117.295" office:value-type="float" office:value="0.0347950700683736" calcext:value-type="float">
            <text:p>0.034795070068374</text:p>
          </table:table-cell>
          <table:table-cell office:value-type="float" office:value="408018.51472316" calcext:value-type="float">
            <text:p>408018.51472316</text:p>
          </table:table-cell>
        </table:table-row>
        <table:table-row table:style-name="ro1">
          <table:table-cell office:value-type="float" office:value="646.4" calcext:value-type="float">
            <text:p>646.4</text:p>
          </table:table-cell>
          <table:table-cell office:value-type="float" office:value="1024.9176" calcext:value-type="float">
            <text:p>1024.9176</text:p>
          </table:table-cell>
          <table:table-cell table:formula="of:=[.B637]/33117.295" office:value-type="float" office:value="0.0309481073257946" calcext:value-type="float">
            <text:p>0.030948107325795</text:p>
          </table:table-cell>
          <table:table-cell office:value-type="float" office:value="409061.83664792" calcext:value-type="float">
            <text:p>409061.83664792</text:p>
          </table:table-cell>
        </table:table-row>
        <table:table-row table:style-name="ro1">
          <table:table-cell office:value-type="float" office:value="647.42" calcext:value-type="float">
            <text:p>647.42</text:p>
          </table:table-cell>
          <table:table-cell office:value-type="float" office:value="922.60581" calcext:value-type="float">
            <text:p>922.60581</text:p>
          </table:table-cell>
          <table:table-cell table:formula="of:=[.B638]/33117.295" office:value-type="float" office:value="0.0278587309138624" calcext:value-type="float">
            <text:p>0.027858730913862</text:p>
          </table:table-cell>
          <table:table-cell office:value-type="float" office:value="410001.00954816" calcext:value-type="float">
            <text:p>410001.00954816</text:p>
          </table:table-cell>
        </table:table-row>
        <table:table-row table:style-name="ro1">
          <table:table-cell office:value-type="float" office:value="648.44" calcext:value-type="float">
            <text:p>648.44</text:p>
          </table:table-cell>
          <table:table-cell office:value-type="float" office:value="842.13149" calcext:value-type="float">
            <text:p>842.13149</text:p>
          </table:table-cell>
          <table:table-cell table:formula="of:=[.B639]/33117.295" office:value-type="float" office:value="0.025428752257695" calcext:value-type="float">
            <text:p>0.025428752257695</text:p>
          </table:table-cell>
          <table:table-cell office:value-type="float" office:value="410858.26306702" calcext:value-type="float">
            <text:p>410858.26306702</text:p>
          </table:table-cell>
        </table:table-row>
        <table:table-row table:style-name="ro1">
          <table:table-cell office:value-type="float" office:value="649.46" calcext:value-type="float">
            <text:p>649.46</text:p>
          </table:table-cell>
          <table:table-cell office:value-type="float" office:value="778.02343" calcext:value-type="float">
            <text:p>778.02343</text:p>
          </table:table-cell>
          <table:table-cell table:formula="of:=[.B640]/33117.295" office:value-type="float" office:value="0.0234929643257398" calcext:value-type="float">
            <text:p>0.02349296432574</text:p>
          </table:table-cell>
          <table:table-cell office:value-type="float" office:value="411650.25734461" calcext:value-type="float">
            <text:p>411650.25734461</text:p>
          </table:table-cell>
        </table:table-row>
        <table:table-row table:style-name="ro1">
          <table:table-cell office:value-type="float" office:value="650.47" calcext:value-type="float">
            <text:p>650.47</text:p>
          </table:table-cell>
          <table:table-cell office:value-type="float" office:value="724.55557" calcext:value-type="float">
            <text:p>724.55557</text:p>
          </table:table-cell>
          <table:table-cell table:formula="of:=[.B641]/33117.295" office:value-type="float" office:value="0.0218784647115654" calcext:value-type="float">
            <text:p>0.021878464711565</text:p>
          </table:table-cell>
          <table:table-cell office:value-type="float" office:value="412387.82365269" calcext:value-type="float">
            <text:p>412387.82365269</text:p>
          </table:table-cell>
        </table:table-row>
        <table:table-row table:style-name="ro1">
          <table:table-cell office:value-type="float" office:value="651.49" calcext:value-type="float">
            <text:p>651.49</text:p>
          </table:table-cell>
          <table:table-cell office:value-type="float" office:value="677.32504" calcext:value-type="float">
            <text:p>677.32504</text:p>
          </table:table-cell>
          <table:table-cell table:formula="of:=[.B642]/33117.295" office:value-type="float" office:value="0.0204523056608337" calcext:value-type="float">
            <text:p>0.020452305660834</text:p>
          </table:table-cell>
          <table:table-cell office:value-type="float" office:value="413077.3113152" calcext:value-type="float">
            <text:p>413077.3113152</text:p>
          </table:table-cell>
        </table:table-row>
        <table:table-row table:style-name="ro1">
          <table:table-cell office:value-type="float" office:value="652.51" calcext:value-type="float">
            <text:p>652.51</text:p>
          </table:table-cell>
          <table:table-cell office:value-type="float" office:value="634.0542" calcext:value-type="float">
            <text:p>634.0542</text:p>
          </table:table-cell>
          <table:table-cell table:formula="of:=[.B643]/33117.295" office:value-type="float" office:value="0.0191457122328379" calcext:value-type="float">
            <text:p>0.019145712232838</text:p>
          </table:table-cell>
          <table:table-cell office:value-type="float" office:value="413722.75112975" calcext:value-type="float">
            <text:p>413722.75112975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float" office:value="594.53184" calcext:value-type="float">
            <text:p>594.53184</text:p>
          </table:table-cell>
          <table:table-cell table:formula="of:=[.B644]/33117.295" office:value-type="float" office:value="0.0179523067931726" calcext:value-type="float">
            <text:p>0.017952306793173</text:p>
          </table:table-cell>
          <table:table-cell office:value-type="float" office:value="414327.9588907" calcext:value-type="float">
            <text:p>414327.9588907</text:p>
          </table:table-cell>
        </table:table-row>
        <table:table-row table:style-name="ro1">
          <table:table-cell office:value-type="float" office:value="654.55" calcext:value-type="float">
            <text:p>654.55</text:p>
          </table:table-cell>
          <table:table-cell office:value-type="float" office:value="559.89648" calcext:value-type="float">
            <text:p>559.89648</text:p>
          </table:table-cell>
          <table:table-cell table:formula="of:=[.B645]/33117.295" office:value-type="float" office:value="0.0169064677534805" calcext:value-type="float">
            <text:p>0.016906467753481</text:p>
          </table:table-cell>
          <table:table-cell office:value-type="float" office:value="414897.90935129" calcext:value-type="float">
            <text:p>414897.90935129</text:p>
          </table:table-cell>
        </table:table-row>
        <table:table-row table:style-name="ro1">
          <table:table-cell office:value-type="float" office:value="655.56" calcext:value-type="float">
            <text:p>655.56</text:p>
          </table:table-cell>
          <table:table-cell office:value-type="float" office:value="531.64332" calcext:value-type="float">
            <text:p>531.64332</text:p>
          </table:table-cell>
          <table:table-cell table:formula="of:=[.B646]/33117.295" office:value-type="float" office:value="0.0160533437287073" calcext:value-type="float">
            <text:p>0.016053343728707</text:p>
          </table:table-cell>
          <table:table-cell office:value-type="float" office:value="415439.09930812" calcext:value-type="float">
            <text:p>415439.09930812</text:p>
          </table:table-cell>
        </table:table-row>
        <table:table-row table:style-name="ro1">
          <table:table-cell office:value-type="float" office:value="656.58" calcext:value-type="float">
            <text:p>656.58</text:p>
          </table:table-cell>
          <table:table-cell office:value-type="float" office:value="510.76002" calcext:value-type="float">
            <text:p>510.76002</text:p>
          </table:table-cell>
          <table:table-cell table:formula="of:=[.B647]/33117.295" office:value-type="float" office:value="0.0154227578067593" calcext:value-type="float">
            <text:p>0.015422757806759</text:p>
          </table:table-cell>
          <table:table-cell office:value-type="float" office:value="415959.03097262" calcext:value-type="float">
            <text:p>415959.03097262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  <table:table-cell office:value-type="float" office:value="497.27963" calcext:value-type="float">
            <text:p>497.27963</text:p>
          </table:table-cell>
          <table:table-cell table:formula="of:=[.B648]/33117.295" office:value-type="float" office:value="0.0150157079556165" calcext:value-type="float">
            <text:p>0.015015707955617</text:p>
          </table:table-cell>
          <table:table-cell office:value-type="float" office:value="416465.24018227" calcext:value-type="float">
            <text:p>416465.24018227</text:p>
          </table:table-cell>
        </table:table-row>
        <table:table-row table:style-name="ro1">
          <table:table-cell office:value-type="float" office:value="658.62" calcext:value-type="float">
            <text:p>658.62</text:p>
          </table:table-cell>
          <table:table-cell office:value-type="float" office:value="490.34158" calcext:value-type="float">
            <text:p>490.34158</text:p>
          </table:table-cell>
          <table:table-cell table:formula="of:=[.B649]/33117.295" office:value-type="float" office:value="0.0148062086592519" calcext:value-type="float">
            <text:p>0.014806208659252</text:p>
          </table:table-cell>
          <table:table-cell office:value-type="float" office:value="416964.38674719" calcext:value-type="float">
            <text:p>416964.38674719</text:p>
          </table:table-cell>
        </table:table-row>
        <table:table-row table:style-name="ro1">
          <table:table-cell office:value-type="float" office:value="659.64" calcext:value-type="float">
            <text:p>659.64</text:p>
          </table:table-cell>
          <table:table-cell office:value-type="float" office:value="488.65465" calcext:value-type="float">
            <text:p>488.65465</text:p>
          </table:table-cell>
          <table:table-cell table:formula="of:=[.B650]/33117.295" office:value-type="float" office:value="0.014755270622193" calcext:value-type="float">
            <text:p>0.014755270622193</text:p>
          </table:table-cell>
          <table:table-cell office:value-type="float" office:value="417461.81609595" calcext:value-type="float">
            <text:p>417461.81609595</text:p>
          </table:table-cell>
        </table:table-row>
        <table:table-row table:style-name="ro1">
          <table:table-cell office:value-type="float" office:value="660.65" calcext:value-type="float">
            <text:p>660.65</text:p>
          </table:table-cell>
          <table:table-cell office:value-type="float" office:value="491.1268" calcext:value-type="float">
            <text:p>491.1268</text:p>
          </table:table-cell>
          <table:table-cell table:formula="of:=[.B651]/33117.295" office:value-type="float" office:value="0.0148299189290671" calcext:value-type="float">
            <text:p>0.014829918929067</text:p>
          </table:table-cell>
          <table:table-cell office:value-type="float" office:value="417961.76198204" calcext:value-type="float">
            <text:p>417961.76198204</text:p>
          </table:table-cell>
        </table:table-row>
        <table:table-row table:style-name="ro1">
          <table:table-cell office:value-type="float" office:value="661.67" calcext:value-type="float">
            <text:p>661.67</text:p>
          </table:table-cell>
          <table:table-cell office:value-type="float" office:value="497.40067" calcext:value-type="float">
            <text:p>497.40067</text:p>
          </table:table-cell>
          <table:table-cell table:formula="of:=[.B652]/33117.295" office:value-type="float" office:value="0.0150193628434931" calcext:value-type="float">
            <text:p>0.015019362843493</text:p>
          </table:table-cell>
          <table:table-cell office:value-type="float" office:value="418468.09440457" calcext:value-type="float">
            <text:p>418468.09440457</text:p>
          </table:table-cell>
        </table:table-row>
        <table:table-row table:style-name="ro1">
          <table:table-cell office:value-type="float" office:value="662.69" calcext:value-type="float">
            <text:p>662.69</text:p>
          </table:table-cell>
          <table:table-cell office:value-type="float" office:value="508.10529" calcext:value-type="float">
            <text:p>508.10529</text:p>
          </table:table-cell>
          <table:table-cell table:formula="of:=[.B653]/33117.295" office:value-type="float" office:value="0.0153425963684534" calcext:value-type="float">
            <text:p>0.015342596368453</text:p>
          </table:table-cell>
          <table:table-cell office:value-type="float" office:value="418985.32366327" calcext:value-type="float">
            <text:p>418985.32366327</text:p>
          </table:table-cell>
        </table:table-row>
        <table:table-row table:style-name="ro1">
          <table:table-cell office:value-type="float" office:value="663.71" calcext:value-type="float">
            <text:p>663.71</text:p>
          </table:table-cell>
          <table:table-cell office:value-type="float" office:value="524.76223" calcext:value-type="float">
            <text:p>524.76223</text:p>
          </table:table-cell>
          <table:table-cell table:formula="of:=[.B654]/33117.295" office:value-type="float" office:value="0.0158455643795787" calcext:value-type="float">
            <text:p>0.015845564379579</text:p>
          </table:table-cell>
          <table:table-cell office:value-type="float" office:value="419519.50896895" calcext:value-type="float">
            <text:p>419519.50896895</text:p>
          </table:table-cell>
        </table:table-row>
        <table:table-row table:style-name="ro1">
          <table:table-cell office:value-type="float" office:value="664.73" calcext:value-type="float">
            <text:p>664.73</text:p>
          </table:table-cell>
          <table:table-cell office:value-type="float" office:value="549.41679" calcext:value-type="float">
            <text:p>549.41679</text:p>
          </table:table-cell>
          <table:table-cell table:formula="of:=[.B655]/33117.295" office:value-type="float" office:value="0.0165900261479689" calcext:value-type="float">
            <text:p>0.016590026147969</text:p>
          </table:table-cell>
          <table:table-cell office:value-type="float" office:value="420078.79155015" calcext:value-type="float">
            <text:p>420078.79155015</text:p>
          </table:table-cell>
        </table:table-row>
        <table:table-row table:style-name="ro1">
          <table:table-cell office:value-type="float" office:value="665.74" calcext:value-type="float">
            <text:p>665.74</text:p>
          </table:table-cell>
          <table:table-cell office:value-type="float" office:value="584.15134" calcext:value-type="float">
            <text:p>584.15134</text:p>
          </table:table-cell>
          <table:table-cell table:formula="of:=[.B656]/33117.295" office:value-type="float" office:value="0.0176388602994297" calcext:value-type="float">
            <text:p>0.01763886029943</text:p>
          </table:table-cell>
          <table:table-cell office:value-type="float" office:value="420673.43241085" calcext:value-type="float">
            <text:p>420673.43241085</text:p>
          </table:table-cell>
        </table:table-row>
        <table:table-row table:style-name="ro1">
          <table:table-cell office:value-type="float" office:value="666.76" calcext:value-type="float">
            <text:p>666.76</text:p>
          </table:table-cell>
          <table:table-cell office:value-type="float" office:value="630.65546" calcext:value-type="float">
            <text:p>630.65546</text:p>
          </table:table-cell>
          <table:table-cell table:formula="of:=[.B657]/33117.295" office:value-type="float" office:value="0.0190430848896324" calcext:value-type="float">
            <text:p>0.019043084889633</text:p>
          </table:table-cell>
          <table:table-cell office:value-type="float" office:value="421315.41245457" calcext:value-type="float">
            <text:p>421315.41245457</text:p>
          </table:table-cell>
        </table:table-row>
        <table:table-row table:style-name="ro1">
          <table:table-cell office:value-type="float" office:value="667.78" calcext:value-type="float">
            <text:p>667.78</text:p>
          </table:table-cell>
          <table:table-cell office:value-type="float" office:value="689.97669" calcext:value-type="float">
            <text:p>689.97669</text:p>
          </table:table-cell>
          <table:table-cell table:formula="of:=[.B658]/33117.295" office:value-type="float" office:value="0.0208343311251719" calcext:value-type="float">
            <text:p>0.020834331125172</text:p>
          </table:table-cell>
          <table:table-cell office:value-type="float" office:value="422017.77895575" calcext:value-type="float">
            <text:p>422017.77895575</text:p>
          </table:table-cell>
        </table:table-row>
        <table:table-row table:style-name="ro1">
          <table:table-cell office:value-type="float" office:value="668.8" calcext:value-type="float">
            <text:p>668.8</text:p>
          </table:table-cell>
          <table:table-cell office:value-type="float" office:value="762.48496" calcext:value-type="float">
            <text:p>762.48496</text:p>
          </table:table-cell>
          <table:table-cell table:formula="of:=[.B659]/33117.295" office:value-type="float" office:value="0.0230237693024143" calcext:value-type="float">
            <text:p>0.023023769302414</text:p>
          </table:table-cell>
          <table:table-cell office:value-type="float" office:value="422793.95573922" calcext:value-type="float">
            <text:p>422793.95573922</text:p>
          </table:table-cell>
        </table:table-row>
        <table:table-row table:style-name="ro1">
          <table:table-cell office:value-type="float" office:value="669.82" calcext:value-type="float">
            <text:p>669.82</text:p>
          </table:table-cell>
          <table:table-cell office:value-type="float" office:value="847.98971" calcext:value-type="float">
            <text:p>847.98971</text:p>
          </table:table-cell>
          <table:table-cell table:formula="of:=[.B660]/33117.295" office:value-type="float" office:value="0.025605645328219" calcext:value-type="float">
            <text:p>0.025605645328219</text:p>
          </table:table-cell>
          <table:table-cell office:value-type="float" office:value="423657.17267399" calcext:value-type="float">
            <text:p>423657.17267399</text:p>
          </table:table-cell>
        </table:table-row>
        <table:table-row table:style-name="ro1">
          <table:table-cell office:value-type="float" office:value="670.83" calcext:value-type="float">
            <text:p>670.83</text:p>
          </table:table-cell>
          <table:table-cell office:value-type="float" office:value="945.8899" calcext:value-type="float">
            <text:p>945.8899</text:p>
          </table:table-cell>
          <table:table-cell table:formula="of:=[.B661]/33117.295" office:value-type="float" office:value="0.028561810377327" calcext:value-type="float">
            <text:p>0.028561810377327</text:p>
          </table:table-cell>
          <table:table-cell office:value-type="float" office:value="424620.04777808" calcext:value-type="float">
            <text:p>424620.04777808</text:p>
          </table:table-cell>
        </table:table-row>
        <table:table-row table:style-name="ro1">
          <table:table-cell office:value-type="float" office:value="671.85" calcext:value-type="float">
            <text:p>671.85</text:p>
          </table:table-cell>
          <table:table-cell office:value-type="float" office:value="1055.2322" calcext:value-type="float">
            <text:p>1055.2322</text:p>
          </table:table-cell>
          <table:table-cell table:formula="of:=[.B662]/33117.295" office:value-type="float" office:value="0.0318634779803121" calcext:value-type="float">
            <text:p>0.031863477980312</text:p>
          </table:table-cell>
          <table:table-cell office:value-type="float" office:value="425694.22867074" calcext:value-type="float">
            <text:p>425694.22867074</text:p>
          </table:table-cell>
        </table:table-row>
        <table:table-row table:style-name="ro1">
          <table:table-cell office:value-type="float" office:value="672.87" calcext:value-type="float">
            <text:p>672.87</text:p>
          </table:table-cell>
          <table:table-cell office:value-type="float" office:value="1174.6047" calcext:value-type="float">
            <text:p>1174.6047</text:p>
          </table:table-cell>
          <table:table-cell table:formula="of:=[.B663]/33117.295" office:value-type="float" office:value="0.0354680145223213" calcext:value-type="float">
            <text:p>0.035468014522321</text:p>
          </table:table-cell>
          <table:table-cell office:value-type="float" office:value="426889.92556411" calcext:value-type="float">
            <text:p>426889.92556411</text:p>
          </table:table-cell>
        </table:table-row>
        <table:table-row table:style-name="ro1">
          <table:table-cell office:value-type="float" office:value="673.89" calcext:value-type="float">
            <text:p>673.89</text:p>
          </table:table-cell>
          <table:table-cell office:value-type="float" office:value="1301.8776" calcext:value-type="float">
            <text:p>1301.8776</text:p>
          </table:table-cell>
          <table:table-cell table:formula="of:=[.B664]/33117.295" office:value-type="float" office:value="0.0393111091953615" calcext:value-type="float">
            <text:p>0.039311109195362</text:p>
          </table:table-cell>
          <table:table-cell office:value-type="float" office:value="428215.18076672" calcext:value-type="float">
            <text:p>428215.18076672</text:p>
          </table:table-cell>
        </table:table-row>
        <table:table-row table:style-name="ro1">
          <table:table-cell office:value-type="float" office:value="674.91" calcext:value-type="float">
            <text:p>674.91</text:p>
          </table:table-cell>
          <table:table-cell office:value-type="float" office:value="1433.892" calcext:value-type="float">
            <text:p>1433.892</text:p>
          </table:table-cell>
          <table:table-cell table:formula="of:=[.B665]/33117.295" office:value-type="float" office:value="0.0432973767936059" calcext:value-type="float">
            <text:p>0.043297376793606</text:p>
          </table:table-cell>
          <table:table-cell office:value-type="float" office:value="429674.82091968" calcext:value-type="float">
            <text:p>429674.82091968</text:p>
          </table:table-cell>
        </table:table-row>
        <table:table-row table:style-name="ro1">
          <table:table-cell office:value-type="float" office:value="675.92" calcext:value-type="float">
            <text:p>675.92</text:p>
          </table:table-cell>
          <table:table-cell office:value-type="float" office:value="1566.2479" calcext:value-type="float">
            <text:p>1566.2479</text:p>
          </table:table-cell>
          <table:table-cell table:formula="of:=[.B666]/33117.295" office:value-type="float" office:value="0.0472939562243837" calcext:value-type="float">
            <text:p>0.047293956224384</text:p>
          </table:table-cell>
          <table:table-cell office:value-type="float" office:value="431269.19371744" calcext:value-type="float">
            <text:p>431269.19371744</text:p>
          </table:table-cell>
        </table:table-row>
        <table:table-row table:style-name="ro1">
          <table:table-cell office:value-type="float" office:value="676.94" calcext:value-type="float">
            <text:p>676.94</text:p>
          </table:table-cell>
          <table:table-cell office:value-type="float" office:value="1693.3418" calcext:value-type="float">
            <text:p>1693.3418</text:p>
          </table:table-cell>
          <table:table-cell table:formula="of:=[.B667]/33117.295" office:value-type="float" office:value="0.0511316458666084" calcext:value-type="float">
            <text:p>0.051131645866608</text:p>
          </table:table-cell>
          <table:table-cell office:value-type="float" office:value="432992.9425808" calcext:value-type="float">
            <text:p>432992.9425808</text:p>
          </table:table-cell>
        </table:table-row>
        <table:table-row table:style-name="ro1">
          <table:table-cell office:value-type="float" office:value="677.96" calcext:value-type="float">
            <text:p>677.96</text:p>
          </table:table-cell>
          <table:table-cell office:value-type="float" office:value="1808.7373" calcext:value-type="float">
            <text:p>1808.7373</text:p>
          </table:table-cell>
          <table:table-cell table:formula="of:=[.B668]/33117.295" office:value-type="float" office:value="0.054616094098265" calcext:value-type="float">
            <text:p>0.054616094098265</text:p>
          </table:table-cell>
          <table:table-cell office:value-type="float" office:value="434834.1591442" calcext:value-type="float">
            <text:p>434834.1591442</text:p>
          </table:table-cell>
        </table:table-row>
        <table:table-row table:style-name="ro1">
          <table:table-cell office:value-type="float" office:value="678.98" calcext:value-type="float">
            <text:p>678.98</text:p>
          </table:table-cell>
          <table:table-cell office:value-type="float" office:value="1905.8502" calcext:value-type="float">
            <text:p>1905.8502</text:p>
          </table:table-cell>
          <table:table-cell table:formula="of:=[.B669]/33117.295" office:value-type="float" office:value="0.0575484863724528" calcext:value-type="float">
            <text:p>0.057548486372453</text:p>
          </table:table-cell>
          <table:table-cell office:value-type="float" office:value="436774.23240105" calcext:value-type="float">
            <text:p>436774.232401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78.8137" calcext:value-type="float">
            <text:p>1978.8137</text:p>
          </table:table-cell>
          <table:table-cell table:formula="of:=[.B670]/33117.295" office:value-type="float" office:value="0.0597516705395172" calcext:value-type="float">
            <text:p>0.059751670539517</text:p>
          </table:table-cell>
          <table:table-cell office:value-type="float" office:value="438788.57935366" calcext:value-type="float">
            <text:p>438788.57935366</text:p>
          </table:table-cell>
        </table:table-row>
        <table:table-row table:style-name="ro1">
          <table:table-cell office:value-type="float" office:value="681.01" calcext:value-type="float">
            <text:p>681.01</text:p>
          </table:table-cell>
          <table:table-cell office:value-type="float" office:value="2023.3189" calcext:value-type="float">
            <text:p>2023.3189</text:p>
          </table:table-cell>
          <table:table-cell table:formula="of:=[.B671]/33117.295" office:value-type="float" office:value="0.0610955363353197" calcext:value-type="float">
            <text:p>0.06109553633532</text:p>
          </table:table-cell>
          <table:table-cell office:value-type="float" office:value="440848.23071083" calcext:value-type="float">
            <text:p>440848.23071083</text:p>
          </table:table-cell>
        </table:table-row>
        <table:table-row table:style-name="ro1">
          <table:table-cell office:value-type="float" office:value="682.03" calcext:value-type="float">
            <text:p>682.03</text:p>
          </table:table-cell>
          <table:table-cell office:value-type="float" office:value="2037.2105" calcext:value-type="float">
            <text:p>2037.2105</text:p>
          </table:table-cell>
          <table:table-cell table:formula="of:=[.B672]/33117.295" office:value-type="float" office:value="0.0615150029614436" calcext:value-type="float">
            <text:p>0.061515002961444</text:p>
          </table:table-cell>
          <table:table-cell office:value-type="float" office:value="442922.02308802" calcext:value-type="float">
            <text:p>442922.02308802</text:p>
          </table:table-cell>
        </table:table-row>
        <table:table-row table:style-name="ro1">
          <table:table-cell office:value-type="float" office:value="683.05" calcext:value-type="float">
            <text:p>683.05</text:p>
          </table:table-cell>
          <table:table-cell office:value-type="float" office:value="2020.6827" calcext:value-type="float">
            <text:p>2020.6827</text:p>
          </table:table-cell>
          <table:table-cell table:formula="of:=[.B673]/33117.295" office:value-type="float" office:value="0.0610159344233882" calcext:value-type="float">
            <text:p>0.061015934423388</text:p>
          </table:table-cell>
          <table:table-cell office:value-type="float" office:value="444978.9909012" calcext:value-type="float">
            <text:p>444978.9909012</text:p>
          </table:table-cell>
        </table:table-row>
        <table:table-row table:style-name="ro1">
          <table:table-cell office:value-type="float" office:value="684.07" calcext:value-type="float">
            <text:p>684.07</text:p>
          </table:table-cell>
          <table:table-cell office:value-type="float" office:value="1976.0378" calcext:value-type="float">
            <text:p>1976.0378</text:p>
          </table:table-cell>
          <table:table-cell table:formula="of:=[.B674]/33117.295" office:value-type="float" office:value="0.0596678502878934" calcext:value-type="float">
            <text:p>0.059667850287893</text:p>
          </table:table-cell>
          <table:table-cell office:value-type="float" office:value="446990.51206998" calcext:value-type="float">
            <text:p>446990.51206998</text:p>
          </table:table-cell>
        </table:table-row>
        <table:table-row table:style-name="ro1">
          <table:table-cell office:value-type="float" office:value="685.08" calcext:value-type="float">
            <text:p>685.08</text:p>
          </table:table-cell>
          <table:table-cell office:value-type="float" office:value="1907.0987" calcext:value-type="float">
            <text:p>1907.0987</text:p>
          </table:table-cell>
          <table:table-cell table:formula="of:=[.B675]/33117.295" office:value-type="float" office:value="0.0575861857074982" calcext:value-type="float">
            <text:p>0.057586185707498</text:p>
          </table:table-cell>
          <table:table-cell office:value-type="float" office:value="448931.85625423" calcext:value-type="float">
            <text:p>448931.85625423</text:p>
          </table:table-cell>
        </table:table-row>
        <table:table-row table:style-name="ro1">
          <table:table-cell office:value-type="float" office:value="686.1" calcext:value-type="float">
            <text:p>686.1</text:p>
          </table:table-cell>
          <table:table-cell office:value-type="float" office:value="1818.469" calcext:value-type="float">
            <text:p>1818.469</text:p>
          </table:table-cell>
          <table:table-cell table:formula="of:=[.B676]/33117.295" office:value-type="float" office:value="0.0549099496199795" calcext:value-type="float">
            <text:p>0.05490994961998</text:p>
          </table:table-cell>
          <table:table-cell office:value-type="float" office:value="450782.97926375" calcext:value-type="float">
            <text:p>450782.97926375</text:p>
          </table:table-cell>
        </table:table-row>
        <table:table-row table:style-name="ro1">
          <table:table-cell office:value-type="float" office:value="687.12" calcext:value-type="float">
            <text:p>687.12</text:p>
          </table:table-cell>
          <table:table-cell office:value-type="float" office:value="1714.8598" calcext:value-type="float">
            <text:p>1714.8598</text:p>
          </table:table-cell>
          <table:table-cell table:formula="of:=[.B677]/33117.295" office:value-type="float" office:value="0.0517813970011742" calcext:value-type="float">
            <text:p>0.051781397001174</text:p>
          </table:table-cell>
          <table:table-cell office:value-type="float" office:value="452528.6325719" calcext:value-type="float">
            <text:p>452528.6325719</text:p>
          </table:table-cell>
        </table:table-row>
        <table:table-row table:style-name="ro1">
          <table:table-cell office:value-type="float" office:value="688.14" calcext:value-type="float">
            <text:p>688.14</text:p>
          </table:table-cell>
          <table:table-cell office:value-type="float" office:value="1600.6568" calcext:value-type="float">
            <text:p>1600.6568</text:p>
          </table:table-cell>
          <table:table-cell table:formula="of:=[.B678]/33117.295" office:value-type="float" office:value="0.0483329571452016" calcext:value-type="float">
            <text:p>0.048332957145202</text:p>
          </table:table-cell>
          <table:table-cell office:value-type="float" office:value="454158.03214699" calcext:value-type="float">
            <text:p>454158.03214699</text:p>
          </table:table-cell>
        </table:table-row>
        <table:table-row table:style-name="ro1">
          <table:table-cell office:value-type="float" office:value="689.16" calcext:value-type="float">
            <text:p>689.16</text:p>
          </table:table-cell>
          <table:table-cell office:value-type="float" office:value="1479.7917" calcext:value-type="float">
            <text:p>1479.7917</text:p>
          </table:table-cell>
          <table:table-cell table:formula="of:=[.B679]/33117.295" office:value-type="float" office:value="0.0446833504970741" calcext:value-type="float">
            <text:p>0.044683350497074</text:p>
          </table:table-cell>
          <table:table-cell office:value-type="float" office:value="455664.39628865" calcext:value-type="float">
            <text:p>455664.39628865</text:p>
          </table:table-cell>
        </table:table-row>
        <table:table-row table:style-name="ro1">
          <table:table-cell office:value-type="float" office:value="690.17" calcext:value-type="float">
            <text:p>690.17</text:p>
          </table:table-cell>
          <table:table-cell office:value-type="float" office:value="1355.8588" calcext:value-type="float">
            <text:p>1355.8588</text:p>
          </table:table-cell>
          <table:table-cell table:formula="of:=[.B680]/33117.295" office:value-type="float" office:value="0.0409411094716522" calcext:value-type="float">
            <text:p>0.040941109471652</text:p>
          </table:table-cell>
          <table:table-cell office:value-type="float" office:value="457044.60204096" calcext:value-type="float">
            <text:p>457044.60204096</text:p>
          </table:table-cell>
        </table:table-row>
        <table:table-row table:style-name="ro1">
          <table:table-cell office:value-type="float" office:value="691.19" calcext:value-type="float">
            <text:p>691.19</text:p>
          </table:table-cell>
          <table:table-cell office:value-type="float" office:value="1232.3275" calcext:value-type="float">
            <text:p>1232.3275</text:p>
          </table:table-cell>
          <table:table-cell table:formula="of:=[.B681]/33117.295" office:value-type="float" office:value="0.0372109950405068" calcext:value-type="float">
            <text:p>0.037210995040507</text:p>
          </table:table-cell>
          <table:table-cell office:value-type="float" office:value="458299.05821219" calcext:value-type="float">
            <text:p>458299.05821219</text:p>
          </table:table-cell>
        </table:table-row>
        <table:table-row table:style-name="ro1">
          <table:table-cell office:value-type="float" office:value="692.21" calcext:value-type="float">
            <text:p>692.21</text:p>
          </table:table-cell>
          <table:table-cell office:value-type="float" office:value="1112.6811" calcext:value-type="float">
            <text:p>1112.6811</text:p>
          </table:table-cell>
          <table:table-cell table:formula="of:=[.B682]/33117.295" office:value-type="float" office:value="0.0335981878954788" calcext:value-type="float">
            <text:p>0.033598187895479</text:p>
          </table:table-cell>
          <table:table-cell office:value-type="float" office:value="459431.71958905" calcext:value-type="float">
            <text:p>459431.71958905</text:p>
          </table:table-cell>
        </table:table-row>
        <table:table-row table:style-name="ro1">
          <table:table-cell office:value-type="float" office:value="693.23" calcext:value-type="float">
            <text:p>693.23</text:p>
          </table:table-cell>
          <table:table-cell office:value-type="float" office:value="1000.3642" calcext:value-type="float">
            <text:p>1000.3642</text:p>
          </table:table-cell>
          <table:table-cell table:formula="of:=[.B683]/33117.295" office:value-type="float" office:value="0.0302067001547077" calcext:value-type="float">
            <text:p>0.030206700154708</text:p>
          </table:table-cell>
          <table:table-cell office:value-type="float" office:value="460450.04715528" calcext:value-type="float">
            <text:p>460450.04715528</text:p>
          </table:table-cell>
        </table:table-row>
        <table:table-row table:style-name="ro1">
          <table:table-cell office:value-type="float" office:value="694.25" calcext:value-type="float">
            <text:p>694.25</text:p>
          </table:table-cell>
          <table:table-cell office:value-type="float" office:value="898.52102" calcext:value-type="float">
            <text:p>898.52102</text:p>
          </table:table-cell>
          <table:table-cell table:formula="of:=[.B684]/33117.295" office:value-type="float" office:value="0.027131473751102" calcext:value-type="float">
            <text:p>0.027131473751102</text:p>
          </table:table-cell>
          <table:table-cell office:value-type="float" office:value="461364.70278497" calcext:value-type="float">
            <text:p>461364.70278497</text:p>
          </table:table-cell>
        </table:table-row>
        <table:table-row table:style-name="ro1">
          <table:table-cell office:value-type="float" office:value="695.26" calcext:value-type="float">
            <text:p>695.26</text:p>
          </table:table-cell>
          <table:table-cell office:value-type="float" office:value="809.61642" calcext:value-type="float">
            <text:p>809.61642</text:p>
          </table:table-cell>
          <table:table-cell table:formula="of:=[.B685]/33117.295" office:value-type="float" office:value="0.0244469368648617" calcext:value-type="float">
            <text:p>0.024446936864862</text:p>
          </table:table-cell>
          <table:table-cell office:value-type="float" office:value="462188.85736834" calcext:value-type="float">
            <text:p>462188.85736834</text:p>
          </table:table-cell>
        </table:table-row>
        <table:table-row table:style-name="ro1">
          <table:table-cell office:value-type="float" office:value="696.28" calcext:value-type="float">
            <text:p>696.28</text:p>
          </table:table-cell>
          <table:table-cell office:value-type="float" office:value="735.08806" calcext:value-type="float">
            <text:p>735.08806</text:p>
          </table:table-cell>
          <table:table-cell table:formula="of:=[.B686]/33117.295" office:value-type="float" office:value="0.022196500650189" calcext:value-type="float">
            <text:p>0.022196500650189</text:p>
          </table:table-cell>
          <table:table-cell office:value-type="float" office:value="462937.1452896" calcext:value-type="float">
            <text:p>462937.1452896</text:p>
          </table:table-cell>
        </table:table-row>
        <table:table-row table:style-name="ro1">
          <table:table-cell office:value-type="float" office:value="697.3" calcext:value-type="float">
            <text:p>697.3</text:p>
          </table:table-cell>
          <table:table-cell office:value-type="float" office:value="675.17634" calcext:value-type="float">
            <text:p>675.17634</text:p>
          </table:table-cell>
          <table:table-cell table:formula="of:=[.B687]/33117.295" office:value-type="float" office:value="0.0203874241540561" calcext:value-type="float">
            <text:p>0.020387424154056</text:p>
          </table:table-cell>
          <table:table-cell office:value-type="float" office:value="463624.44566842" calcext:value-type="float">
            <text:p>463624.44566842</text:p>
          </table:table-cell>
        </table:table-row>
        <table:table-row table:style-name="ro1">
          <table:table-cell office:value-type="float" office:value="698.32" calcext:value-type="float">
            <text:p>698.32</text:p>
          </table:table-cell>
          <table:table-cell office:value-type="float" office:value="629.00627" calcext:value-type="float">
            <text:p>629.00627</text:p>
          </table:table-cell>
          <table:table-cell table:formula="of:=[.B688]/33117.295" office:value-type="float" office:value="0.0189932864384002" calcext:value-type="float">
            <text:p>0.0189932864384</text:p>
          </table:table-cell>
          <table:table-cell office:value-type="float" office:value="464264.74690369" calcext:value-type="float">
            <text:p>464264.74690369</text:p>
          </table:table-cell>
        </table:table-row>
        <table:table-row table:style-name="ro1">
          <table:table-cell office:value-type="float" office:value="699.34" calcext:value-type="float">
            <text:p>699.34</text:p>
          </table:table-cell>
          <table:table-cell office:value-type="float" office:value="594.8955" calcext:value-type="float">
            <text:p>594.8955</text:p>
          </table:table-cell>
          <table:table-cell table:formula="of:=[.B689]/33117.295" office:value-type="float" office:value="0.0179632877624818" calcext:value-type="float">
            <text:p>0.017963287762482</text:p>
          </table:table-cell>
          <table:table-cell office:value-type="float" office:value="464870.32484951" calcext:value-type="float">
            <text:p>464870.32484951</text:p>
          </table:table-cell>
        </table:table-row>
        <table:table-row table:style-name="ro1">
          <table:table-cell office:value-type="float" office:value="700.35" calcext:value-type="float">
            <text:p>700.35</text:p>
          </table:table-cell>
          <table:table-cell office:value-type="float" office:value="570.77808" calcext:value-type="float">
            <text:p>570.77808</text:p>
          </table:table-cell>
          <table:table-cell table:formula="of:=[.B690]/33117.295" office:value-type="float" office:value="0.0172350453139364" calcext:value-type="float">
            <text:p>0.017235045313937</text:p>
          </table:table-cell>
          <table:table-cell office:value-type="float" office:value="465451.35230555" calcext:value-type="float">
            <text:p>465451.35230555</text:p>
          </table:table-cell>
        </table:table-row>
        <table:table-row table:style-name="ro1">
          <table:table-cell office:value-type="float" office:value="701.37" calcext:value-type="float">
            <text:p>701.37</text:p>
          </table:table-cell>
          <table:table-cell office:value-type="float" office:value="554.60111" calcext:value-type="float">
            <text:p>554.60111</text:p>
          </table:table-cell>
          <table:table-cell table:formula="of:=[.B691]/33117.295" office:value-type="float" office:value="0.0167465703343223" calcext:value-type="float">
            <text:p>0.016746570334322</text:p>
          </table:table-cell>
          <table:table-cell office:value-type="float" office:value="466015.91229883" calcext:value-type="float">
            <text:p>466015.91229883</text:p>
          </table:table-cell>
        </table:table-row>
        <table:table-row table:style-name="ro1">
          <table:table-cell office:value-type="float" office:value="702.39" calcext:value-type="float">
            <text:p>702.39</text:p>
          </table:table-cell>
          <table:table-cell office:value-type="float" office:value="544.58399" calcext:value-type="float">
            <text:p>544.58399</text:p>
          </table:table-cell>
          <table:table-cell table:formula="of:=[.B692]/33117.295" office:value-type="float" office:value="0.0164440963550918" calcext:value-type="float">
            <text:p>0.016444096355092</text:p>
          </table:table-cell>
          <table:table-cell office:value-type="float" office:value="466570.27530108" calcext:value-type="float">
            <text:p>466570.27530108</text:p>
          </table:table-cell>
        </table:table-row>
        <table:table-row table:style-name="ro1">
          <table:table-cell office:value-type="float" office:value="703.41" calcext:value-type="float">
            <text:p>703.41</text:p>
          </table:table-cell>
          <table:table-cell office:value-type="float" office:value="539.30707" calcext:value-type="float">
            <text:p>539.30707</text:p>
          </table:table-cell>
          <table:table-cell table:formula="of:=[.B693]/33117.295" office:value-type="float" office:value="0.0162847560466518" calcext:value-type="float">
            <text:p>0.016284756046652</text:p>
          </table:table-cell>
          <table:table-cell office:value-type="float" office:value="467119.26663117" calcext:value-type="float">
            <text:p>467119.26663117</text:p>
          </table:table-cell>
        </table:table-row>
        <table:table-row table:style-name="ro1">
          <table:table-cell office:value-type="float" office:value="704.43" calcext:value-type="float">
            <text:p>704.43</text:p>
          </table:table-cell>
          <table:table-cell office:value-type="float" office:value="537.67764" calcext:value-type="float">
            <text:p>537.67764</text:p>
          </table:table-cell>
          <table:table-cell table:formula="of:=[.B694]/33117.295" office:value-type="float" office:value="0.0162355542625085" calcext:value-type="float">
            <text:p>0.016235554262509</text:p>
          </table:table-cell>
          <table:table-cell office:value-type="float" office:value="467666.59926805" calcext:value-type="float">
            <text:p>467666.59926805</text:p>
          </table:table-cell>
        </table:table-row>
        <table:table-row table:style-name="ro1">
          <table:table-cell office:value-type="float" office:value="705.44" calcext:value-type="float">
            <text:p>705.44</text:p>
          </table:table-cell>
          <table:table-cell office:value-type="float" office:value="538.86608" calcext:value-type="float">
            <text:p>538.86608</text:p>
          </table:table-cell>
          <table:table-cell table:formula="of:=[.B695]/33117.295" office:value-type="float" office:value="0.0162714400436388" calcext:value-type="float">
            <text:p>0.016271440043639</text:p>
          </table:table-cell>
          <table:table-cell office:value-type="float" office:value="468215.141688" calcext:value-type="float">
            <text:p>468215.141688</text:p>
          </table:table-cell>
        </table:table-row>
        <table:table-row table:style-name="ro1">
          <table:table-cell office:value-type="float" office:value="706.46" calcext:value-type="float">
            <text:p>706.46</text:p>
          </table:table-cell>
          <table:table-cell office:value-type="float" office:value="542.29156" calcext:value-type="float">
            <text:p>542.29156</text:p>
          </table:table-cell>
          <table:table-cell table:formula="of:=[.B696]/33117.295" office:value-type="float" office:value="0.0163748748199393" calcext:value-type="float">
            <text:p>0.016374874819939</text:p>
          </table:table-cell>
          <table:table-cell office:value-type="float" office:value="468767.17109633" calcext:value-type="float">
            <text:p>468767.17109633</text:p>
          </table:table-cell>
        </table:table-row>
        <table:table-row table:style-name="ro1">
          <table:table-cell office:value-type="float" office:value="707.48" calcext:value-type="float">
            <text:p>707.48</text:p>
          </table:table-cell>
          <table:table-cell office:value-type="float" office:value="547.6748" calcext:value-type="float">
            <text:p>547.6748</text:p>
          </table:table-cell>
          <table:table-cell table:formula="of:=[.B697]/33117.295" office:value-type="float" office:value="0.0165374255355095" calcext:value-type="float">
            <text:p>0.01653742553551</text:p>
          </table:table-cell>
          <table:table-cell office:value-type="float" office:value="469324.68040567" calcext:value-type="float">
            <text:p>469324.68040567</text:p>
          </table:table-cell>
        </table:table-row>
        <table:table-row table:style-name="ro1">
          <table:table-cell office:value-type="float" office:value="708.5" calcext:value-type="float">
            <text:p>708.5</text:p>
          </table:table-cell>
          <table:table-cell office:value-type="float" office:value="555.10194" calcext:value-type="float">
            <text:p>555.10194</text:p>
          </table:table-cell>
          <table:table-cell table:formula="of:=[.B698]/33117.295" office:value-type="float" office:value="0.0167616932481955" calcext:value-type="float">
            <text:p>0.016761693248196</text:p>
          </table:table-cell>
          <table:table-cell office:value-type="float" office:value="469889.75023198" calcext:value-type="float">
            <text:p>469889.75023198</text:p>
          </table:table-cell>
        </table:table-row>
        <table:table-row table:style-name="ro1">
          <table:table-cell office:value-type="float" office:value="709.52" calcext:value-type="float">
            <text:p>709.52</text:p>
          </table:table-cell>
          <table:table-cell office:value-type="float" office:value="565.00212" calcext:value-type="float">
            <text:p>565.00212</text:p>
          </table:table-cell>
          <table:table-cell table:formula="of:=[.B699]/33117.295" office:value-type="float" office:value="0.0170606361419313" calcext:value-type="float">
            <text:p>0.017060636141931</text:p>
          </table:table-cell>
          <table:table-cell office:value-type="float" office:value="470464.89800582" calcext:value-type="float">
            <text:p>470464.89800582</text:p>
          </table:table-cell>
        </table:table-row>
        <table:table-row table:style-name="ro1">
          <table:table-cell office:value-type="float" office:value="710.53" calcext:value-type="float">
            <text:p>710.53</text:p>
          </table:table-cell>
          <table:table-cell office:value-type="float" office:value="577.9615" calcext:value-type="float">
            <text:p>577.9615</text:p>
          </table:table-cell>
          <table:table-cell table:formula="of:=[.B700]/33117.295" office:value-type="float" office:value="0.0174519537299167" calcext:value-type="float">
            <text:p>0.017451953729917</text:p>
          </table:table-cell>
          <table:table-cell office:value-type="float" office:value="471053.23787686" calcext:value-type="float">
            <text:p>471053.23787686</text:p>
          </table:table-cell>
        </table:table-row>
        <table:table-row table:style-name="ro1">
          <table:table-cell office:value-type="float" office:value="711.55" calcext:value-type="float">
            <text:p>711.55</text:p>
          </table:table-cell>
          <table:table-cell office:value-type="float" office:value="594.37656" calcext:value-type="float">
            <text:p>594.37656</text:p>
          </table:table-cell>
          <table:table-cell table:formula="of:=[.B701]/33117.295" office:value-type="float" office:value="0.0179476180044294" calcext:value-type="float">
            <text:p>0.01794761800443</text:p>
          </table:table-cell>
          <table:table-cell office:value-type="float" office:value="471658.28756216" calcext:value-type="float">
            <text:p>471658.28756216</text:p>
          </table:table-cell>
        </table:table-row>
        <table:table-row table:style-name="ro1">
          <table:table-cell office:value-type="float" office:value="712.57" calcext:value-type="float">
            <text:p>712.57</text:p>
          </table:table-cell>
          <table:table-cell office:value-type="float" office:value="614.05105" calcext:value-type="float">
            <text:p>614.05105</text:p>
          </table:table-cell>
          <table:table-cell table:formula="of:=[.B702]/33117.295" office:value-type="float" office:value="0.0185417030587794" calcext:value-type="float">
            <text:p>0.01854170305878</text:p>
          </table:table-cell>
          <table:table-cell office:value-type="float" office:value="472283.36502856" calcext:value-type="float">
            <text:p>472283.36502856</text:p>
          </table:table-cell>
        </table:table-row>
        <table:table-row table:style-name="ro1">
          <table:table-cell office:value-type="float" office:value="713.59" calcext:value-type="float">
            <text:p>713.59</text:p>
          </table:table-cell>
          <table:table-cell office:value-type="float" office:value="635.91348" calcext:value-type="float">
            <text:p>635.91348</text:p>
          </table:table-cell>
          <table:table-cell table:formula="of:=[.B703]/33117.295" office:value-type="float" office:value="0.0192018544992881" calcext:value-type="float">
            <text:p>0.019201854499288</text:p>
          </table:table-cell>
          <table:table-cell office:value-type="float" office:value="472930.69750951" calcext:value-type="float">
            <text:p>472930.69750951</text:p>
          </table:table-cell>
        </table:table-row>
        <table:table-row table:style-name="ro1">
          <table:table-cell office:value-type="float" office:value="714.61" calcext:value-type="float">
            <text:p>714.61</text:p>
          </table:table-cell>
          <table:table-cell office:value-type="float" office:value="658.02681" calcext:value-type="float">
            <text:p>658.02681</text:p>
          </table:table-cell>
          <table:table-cell table:formula="of:=[.B704]/33117.295" office:value-type="float" office:value="0.0198695820416492" calcext:value-type="float">
            <text:p>0.019869582041649</text:p>
          </table:table-cell>
          <table:table-cell office:value-type="float" office:value="473600.54040575" calcext:value-type="float">
            <text:p>473600.54040575</text:p>
          </table:table-cell>
        </table:table-row>
        <table:table-row table:style-name="ro1">
          <table:table-cell office:value-type="float" office:value="715.62" calcext:value-type="float">
            <text:p>715.62</text:p>
          </table:table-cell>
          <table:table-cell office:value-type="float" office:value="677.96952" calcext:value-type="float">
            <text:p>677.96952</text:p>
          </table:table-cell>
          <table:table-cell table:formula="of:=[.B705]/33117.295" office:value-type="float" office:value="0.0204717661874256" calcext:value-type="float">
            <text:p>0.020471766187426</text:p>
          </table:table-cell>
          <table:table-cell office:value-type="float" office:value="474290.68412184" calcext:value-type="float">
            <text:p>474290.68412184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693.51658" calcext:value-type="float">
            <text:p>693.51658</text:p>
          </table:table-cell>
          <table:table-cell table:formula="of:=[.B706]/33117.295" office:value-type="float" office:value="0.0209412205918388" calcext:value-type="float">
            <text:p>0.020941220591839</text:p>
          </table:table-cell>
          <table:table-cell office:value-type="float" office:value="474996.65407311" calcext:value-type="float">
            <text:p>474996.65407311</text:p>
          </table:table-cell>
        </table:table-row>
        <table:table-row table:style-name="ro1">
          <table:table-cell office:value-type="float" office:value="717.66" calcext:value-type="float">
            <text:p>717.66</text:p>
          </table:table-cell>
          <table:table-cell office:value-type="float" office:value="703.40365" calcext:value-type="float">
            <text:p>703.40365</text:p>
          </table:table-cell>
          <table:table-cell table:formula="of:=[.B707]/33117.295" office:value-type="float" office:value="0.0212397676199098" calcext:value-type="float">
            <text:p>0.02123976761991</text:p>
          </table:table-cell>
          <table:table-cell office:value-type="float" office:value="475712.6886395" calcext:value-type="float">
            <text:p>475712.6886395</text:p>
          </table:table-cell>
        </table:table-row>
        <table:table-row table:style-name="ro1">
          <table:table-cell office:value-type="float" office:value="718.68" calcext:value-type="float">
            <text:p>718.68</text:p>
          </table:table-cell>
          <table:table-cell office:value-type="float" office:value="707.88727" calcext:value-type="float">
            <text:p>707.88727</text:p>
          </table:table-cell>
          <table:table-cell table:formula="of:=[.B708]/33117.295" office:value-type="float" office:value="0.0213751536772553" calcext:value-type="float">
            <text:p>0.021375153677255</text:p>
          </table:table-cell>
          <table:table-cell office:value-type="float" office:value="476433.28733109" calcext:value-type="float">
            <text:p>476433.28733109</text:p>
          </table:table-cell>
        </table:table-row>
        <table:table-row table:style-name="ro1">
          <table:table-cell office:value-type="float" office:value="719.7" calcext:value-type="float">
            <text:p>719.7</text:p>
          </table:table-cell>
          <table:table-cell office:value-type="float" office:value="708.85865" calcext:value-type="float">
            <text:p>708.85865</text:p>
          </table:table-cell>
          <table:table-cell table:formula="of:=[.B709]/33117.295" office:value-type="float" office:value="0.0214044851791186" calcext:value-type="float">
            <text:p>0.021404485179119</text:p>
          </table:table-cell>
          <table:table-cell office:value-type="float" office:value="477154.87485302" calcext:value-type="float">
            <text:p>477154.87485302</text:p>
          </table:table-cell>
        </table:table-row>
        <table:table-row table:style-name="ro1">
          <table:table-cell office:value-type="float" office:value="720.71" calcext:value-type="float">
            <text:p>720.71</text:p>
          </table:table-cell>
          <table:table-cell office:value-type="float" office:value="709.42253" calcext:value-type="float">
            <text:p>709.42253</text:p>
          </table:table-cell>
          <table:table-cell table:formula="of:=[.B710]/33117.295" office:value-type="float" office:value="0.0214215119320585" calcext:value-type="float">
            <text:p>0.021421511932059</text:p>
          </table:table-cell>
          <table:table-cell office:value-type="float" office:value="477877.03637213" calcext:value-type="float">
            <text:p>477877.03637213</text:p>
          </table:table-cell>
        </table:table-row>
        <table:table-row table:style-name="ro1">
          <table:table-cell office:value-type="float" office:value="721.73" calcext:value-type="float">
            <text:p>721.73</text:p>
          </table:table-cell>
          <table:table-cell office:value-type="float" office:value="713.05614" calcext:value-type="float">
            <text:p>713.05614</text:p>
          </table:table-cell>
          <table:table-cell table:formula="of:=[.B711]/33117.295" office:value-type="float" office:value="0.0215312313399992" calcext:value-type="float">
            <text:p>0.021531231339999</text:p>
          </table:table-cell>
          <table:table-cell office:value-type="float" office:value="478602.89675543" calcext:value-type="float">
            <text:p>478602.89675543</text:p>
          </table:table-cell>
        </table:table-row>
        <table:table-row table:style-name="ro1">
          <table:table-cell office:value-type="float" office:value="722.75" calcext:value-type="float">
            <text:p>722.75</text:p>
          </table:table-cell>
          <table:table-cell office:value-type="float" office:value="722.63412" calcext:value-type="float">
            <text:p>722.63412</text:p>
          </table:table-cell>
          <table:table-cell table:formula="of:=[.B712]/33117.295" office:value-type="float" office:value="0.0218204451782671" calcext:value-type="float">
            <text:p>0.021820445178267</text:p>
          </table:table-cell>
          <table:table-cell office:value-type="float" office:value="479338.50710177" calcext:value-type="float">
            <text:p>479338.50710177</text:p>
          </table:table-cell>
        </table:table-row>
        <table:table-row table:style-name="ro1">
          <table:table-cell office:value-type="float" office:value="723.77" calcext:value-type="float">
            <text:p>723.77</text:p>
          </table:table-cell>
          <table:table-cell office:value-type="float" office:value="739.66488" calcext:value-type="float">
            <text:p>739.66488</text:p>
          </table:table-cell>
          <table:table-cell table:formula="of:=[.B713]/33117.295" office:value-type="float" office:value="0.0223347009470429" calcext:value-type="float">
            <text:p>0.022334700947043</text:p>
          </table:table-cell>
          <table:table-cell office:value-type="float" office:value="480091.45403667" calcext:value-type="float">
            <text:p>480091.45403667</text:p>
          </table:table-cell>
        </table:table-row>
        <table:table-row table:style-name="ro1">
          <table:table-cell office:value-type="float" office:value="724.79" calcext:value-type="float">
            <text:p>724.79</text:p>
          </table:table-cell>
          <table:table-cell office:value-type="float" office:value="764.00473" calcext:value-type="float">
            <text:p>764.00473</text:p>
          </table:table-cell>
          <table:table-cell table:formula="of:=[.B714]/33117.295" office:value-type="float" office:value="0.0230696598257799" calcext:value-type="float">
            <text:p>0.02306965982578</text:p>
          </table:table-cell>
          <table:table-cell office:value-type="float" office:value="480869.17788545" calcext:value-type="float">
            <text:p>480869.17788545</text:p>
          </table:table-cell>
        </table:table-row>
        <table:table-row table:style-name="ro1">
          <table:table-cell office:value-type="float" office:value="725.8" calcext:value-type="float">
            <text:p>725.8</text:p>
          </table:table-cell>
          <table:table-cell office:value-type="float" office:value="794.12422" calcext:value-type="float">
            <text:p>794.12422</text:p>
          </table:table-cell>
          <table:table-cell table:formula="of:=[.B715]/33117.295" office:value-type="float" office:value="0.0239791389967085" calcext:value-type="float">
            <text:p>0.023979138996709</text:p>
          </table:table-cell>
          <table:table-cell office:value-type="float" office:value="481677.56207759" calcext:value-type="float">
            <text:p>481677.56207759</text:p>
          </table:table-cell>
        </table:table-row>
        <table:table-row table:style-name="ro1">
          <table:table-cell office:value-type="float" office:value="726.82" calcext:value-type="float">
            <text:p>726.82</text:p>
          </table:table-cell>
          <table:table-cell office:value-type="float" office:value="827.77995" calcext:value-type="float">
            <text:p>827.77995</text:p>
          </table:table-cell>
          <table:table-cell table:formula="of:=[.B716]/33117.295" office:value-type="float" office:value="0.0249953974199886" calcext:value-type="float">
            <text:p>0.024995397419989</text:p>
          </table:table-cell>
          <table:table-cell office:value-type="float" office:value="482520.20635018" calcext:value-type="float">
            <text:p>482520.20635018</text:p>
          </table:table-cell>
        </table:table-row>
        <table:table-row table:style-name="ro1">
          <table:table-cell office:value-type="float" office:value="727.84" calcext:value-type="float">
            <text:p>727.84</text:p>
          </table:table-cell>
          <table:table-cell office:value-type="float" office:value="862.78749" calcext:value-type="float">
            <text:p>862.78749</text:p>
          </table:table-cell>
          <table:table-cell table:formula="of:=[.B717]/33117.295" office:value-type="float" office:value="0.0260524746963784" calcext:value-type="float">
            <text:p>0.026052474696379</text:p>
          </table:table-cell>
          <table:table-cell office:value-type="float" office:value="483398.48678184" calcext:value-type="float">
            <text:p>483398.48678184</text:p>
          </table:table-cell>
        </table:table-row>
        <table:table-row table:style-name="ro1">
          <table:table-cell office:value-type="float" office:value="728.86" calcext:value-type="float">
            <text:p>728.86</text:p>
          </table:table-cell>
          <table:table-cell office:value-type="float" office:value="897.5693" calcext:value-type="float">
            <text:p>897.5693</text:p>
          </table:table-cell>
          <table:table-cell table:formula="of:=[.B718]/33117.295" office:value-type="float" office:value="0.0271027358967573" calcext:value-type="float">
            <text:p>0.027102735896757</text:p>
          </table:table-cell>
          <table:table-cell office:value-type="float" office:value="484312.17359912" calcext:value-type="float">
            <text:p>484312.17359912</text:p>
          </table:table-cell>
        </table:table-row>
        <table:table-row table:style-name="ro1">
          <table:table-cell office:value-type="float" office:value="729.88" calcext:value-type="float">
            <text:p>729.88</text:p>
          </table:table-cell>
          <table:table-cell office:value-type="float" office:value="931.27488" calcext:value-type="float">
            <text:p>931.27488</text:p>
          </table:table-cell>
          <table:table-cell table:formula="of:=[.B719]/33117.295" office:value-type="float" office:value="0.0281204995758259" calcext:value-type="float">
            <text:p>0.028120499575826</text:p>
          </table:table-cell>
          <table:table-cell office:value-type="float" office:value="485260.17124305" calcext:value-type="float">
            <text:p>485260.17124305</text:p>
          </table:table-cell>
        </table:table-row>
        <table:table-row table:style-name="ro1">
          <table:table-cell office:value-type="float" office:value="730.89" calcext:value-type="float">
            <text:p>730.89</text:p>
          </table:table-cell>
          <table:table-cell office:value-type="float" office:value="963.48425" calcext:value-type="float">
            <text:p>963.48425</text:p>
          </table:table-cell>
          <table:table-cell table:formula="of:=[.B720]/33117.295" office:value-type="float" office:value="0.0290930841422888" calcext:value-type="float">
            <text:p>0.029093084142289</text:p>
          </table:table-cell>
          <table:table-cell office:value-type="float" office:value="486240.9566351" calcext:value-type="float">
            <text:p>486240.9566351</text:p>
          </table:table-cell>
        </table:table-row>
        <table:table-row table:style-name="ro1">
          <table:table-cell office:value-type="float" office:value="731.91" calcext:value-type="float">
            <text:p>731.91</text:p>
          </table:table-cell>
          <table:table-cell office:value-type="float" office:value="993.71307" calcext:value-type="float">
            <text:p>993.71307</text:p>
          </table:table-cell>
          <table:table-cell table:formula="of:=[.B721]/33117.295" office:value-type="float" office:value="0.0300058646094133" calcext:value-type="float">
            <text:p>0.030005864609413</text:p>
          </table:table-cell>
          <table:table-cell office:value-type="float" office:value="487252.51366415" calcext:value-type="float">
            <text:p>487252.51366415</text:p>
          </table:table-cell>
        </table:table-row>
        <table:table-row table:style-name="ro1">
          <table:table-cell office:value-type="float" office:value="732.93" calcext:value-type="float">
            <text:p>732.93</text:p>
          </table:table-cell>
          <table:table-cell office:value-type="float" office:value="1021.0398" calcext:value-type="float">
            <text:p>1021.0398</text:p>
          </table:table-cell>
          <table:table-cell table:formula="of:=[.B722]/33117.295" office:value-type="float" office:value="0.0308310144291676" calcext:value-type="float">
            <text:p>0.030831014429168</text:p>
          </table:table-cell>
          <table:table-cell office:value-type="float" office:value="488291.88815015" calcext:value-type="float">
            <text:p>488291.88815015</text:p>
          </table:table-cell>
        </table:table-row>
        <table:table-row table:style-name="ro1">
          <table:table-cell office:value-type="float" office:value="733.95" calcext:value-type="float">
            <text:p>733.95</text:p>
          </table:table-cell>
          <table:table-cell office:value-type="float" office:value="1044.1208" calcext:value-type="float">
            <text:p>1044.1208</text:p>
          </table:table-cell>
          <table:table-cell table:formula="of:=[.B723]/33117.295" office:value-type="float" office:value="0.0315279614473344" calcext:value-type="float">
            <text:p>0.031527961447334</text:p>
          </table:table-cell>
          <table:table-cell office:value-type="float" office:value="489354.75803377" calcext:value-type="float">
            <text:p>489354.75803377</text:p>
          </table:table-cell>
        </table:table-row>
        <table:table-row table:style-name="ro1">
          <table:table-cell office:value-type="float" office:value="734.96" calcext:value-type="float">
            <text:p>734.96</text:p>
          </table:table-cell>
          <table:table-cell office:value-type="float" office:value="1061.6649" calcext:value-type="float">
            <text:p>1061.6649</text:p>
          </table:table-cell>
          <table:table-cell table:formula="of:=[.B724]/33117.295" office:value-type="float" office:value="0.0320577178782265" calcext:value-type="float">
            <text:p>0.032057717878227</text:p>
          </table:table-cell>
          <table:table-cell office:value-type="float" office:value="490435.48713602" calcext:value-type="float">
            <text:p>490435.48713602</text:p>
          </table:table-cell>
        </table:table-row>
        <table:table-row table:style-name="ro1">
          <table:table-cell office:value-type="float" office:value="735.98" calcext:value-type="float">
            <text:p>735.98</text:p>
          </table:table-cell>
          <table:table-cell office:value-type="float" office:value="1073.1936" calcext:value-type="float">
            <text:p>1073.1936</text:p>
          </table:table-cell>
          <table:table-cell table:formula="of:=[.B725]/33117.295" office:value-type="float" office:value="0.0324058350780159" calcext:value-type="float">
            <text:p>0.032405835078016</text:p>
          </table:table-cell>
          <table:table-cell office:value-type="float" office:value="491527.95193538" calcext:value-type="float">
            <text:p>491527.951935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79.7202" calcext:value-type="float">
            <text:p>1079.7202</text:p>
          </table:table-cell>
          <table:table-cell table:formula="of:=[.B726]/33117.295" office:value-type="float" office:value="0.0326029103524307" calcext:value-type="float">
            <text:p>0.032602910352431</text:p>
          </table:table-cell>
          <table:table-cell office:value-type="float" office:value="492627.06051966" calcext:value-type="float">
            <text:p>492627.06051966</text:p>
          </table:table-cell>
        </table:table-row>
        <table:table-row table:style-name="ro1">
          <table:table-cell office:value-type="float" office:value="738.02" calcext:value-type="float">
            <text:p>738.02</text:p>
          </table:table-cell>
          <table:table-cell office:value-type="float" office:value="1083.954" calcext:value-type="float">
            <text:p>1083.954</text:p>
          </table:table-cell>
          <table:table-cell table:formula="of:=[.B727]/33117.295" office:value-type="float" office:value="0.0327307529192828" calcext:value-type="float">
            <text:p>0.032730752919283</text:p>
          </table:table-cell>
          <table:table-cell office:value-type="float" office:value="493730.47888141" calcext:value-type="float">
            <text:p>493730.47888141</text:p>
          </table:table-cell>
        </table:table-row>
        <table:table-row table:style-name="ro1">
          <table:table-cell office:value-type="float" office:value="739.04" calcext:value-type="float">
            <text:p>739.04</text:p>
          </table:table-cell>
          <table:table-cell office:value-type="float" office:value="1089.7838" calcext:value-type="float">
            <text:p>1089.7838</text:p>
          </table:table-cell>
          <table:table-cell table:formula="of:=[.B728]/33117.295" office:value-type="float" office:value="0.032906787827931" calcext:value-type="float">
            <text:p>0.032906787827931</text:p>
          </table:table-cell>
          <table:table-cell office:value-type="float" office:value="494839.83171272" calcext:value-type="float">
            <text:p>494839.83171272</text:p>
          </table:table-cell>
        </table:table-row>
        <table:table-row table:style-name="ro1">
          <table:table-cell office:value-type="float" office:value="740.05" calcext:value-type="float">
            <text:p>740.05</text:p>
          </table:table-cell>
          <table:table-cell office:value-type="float" office:value="1101.088" calcext:value-type="float">
            <text:p>1101.088</text:p>
          </table:table-cell>
          <table:table-cell table:formula="of:=[.B729]/33117.295" office:value-type="float" office:value="0.0332481260924239" calcext:value-type="float">
            <text:p>0.033248126092424</text:p>
          </table:table-cell>
          <table:table-cell office:value-type="float" office:value="495960.69180855" calcext:value-type="float">
            <text:p>495960.69180855</text:p>
          </table:table-cell>
        </table:table-row>
        <table:table-row table:style-name="ro1">
          <table:table-cell office:value-type="float" office:value="741.07" calcext:value-type="float">
            <text:p>741.07</text:p>
          </table:table-cell>
          <table:table-cell office:value-type="float" office:value="1120.2294" calcext:value-type="float">
            <text:p>1120.2294</text:p>
          </table:table-cell>
          <table:table-cell table:formula="of:=[.B730]/33117.295" office:value-type="float" office:value="0.0338261141195258" calcext:value-type="float">
            <text:p>0.033826114119526</text:p>
          </table:table-cell>
          <table:table-cell office:value-type="float" office:value="497101.03694797" calcext:value-type="float">
            <text:p>497101.03694797</text:p>
          </table:table-cell>
        </table:table-row>
        <table:table-row table:style-name="ro1">
          <table:table-cell office:value-type="float" office:value="742.09" calcext:value-type="float">
            <text:p>742.09</text:p>
          </table:table-cell>
          <table:table-cell office:value-type="float" office:value="1146.7933" calcext:value-type="float">
            <text:p>1146.7933</text:p>
          </table:table-cell>
          <table:table-cell table:formula="of:=[.B731]/33117.295" office:value-type="float" office:value="0.0346282297512523" calcext:value-type="float">
            <text:p>0.034628229751252</text:p>
          </table:table-cell>
          <table:table-cell office:value-type="float" office:value="498268.42301336" calcext:value-type="float">
            <text:p>498268.42301336</text:p>
          </table:table-cell>
        </table:table-row>
        <table:table-row table:style-name="ro1">
          <table:table-cell office:value-type="float" office:value="743.11" calcext:value-type="float">
            <text:p>743.11</text:p>
          </table:table-cell>
          <table:table-cell office:value-type="float" office:value="1177.1253" calcext:value-type="float">
            <text:p>1177.1253</text:p>
          </table:table-cell>
          <table:table-cell table:formula="of:=[.B732]/33117.295" office:value-type="float" office:value="0.035544125811" calcext:value-type="float">
            <text:p>0.035544125811</text:p>
          </table:table-cell>
          <table:table-cell office:value-type="float" office:value="499466.68581433" calcext:value-type="float">
            <text:p>499466.68581433</text:p>
          </table:table-cell>
        </table:table-row>
        <table:table-row table:style-name="ro1">
          <table:table-cell office:value-type="float" office:value="744.13" calcext:value-type="float">
            <text:p>744.13</text:p>
          </table:table-cell>
          <table:table-cell office:value-type="float" office:value="1204.988" calcext:value-type="float">
            <text:p>1204.988</text:p>
          </table:table-cell>
          <table:table-cell table:formula="of:=[.B733]/33117.295" office:value-type="float" office:value="0.0363854596216267" calcext:value-type="float">
            <text:p>0.036385459621627</text:p>
          </table:table-cell>
          <table:table-cell office:value-type="float" office:value="500693.31160196" calcext:value-type="float">
            <text:p>500693.31160196</text:p>
          </table:table-cell>
        </table:table-row>
        <table:table-row table:style-name="ro1">
          <table:table-cell office:value-type="float" office:value="745.14" calcext:value-type="float">
            <text:p>745.14</text:p>
          </table:table-cell>
          <table:table-cell office:value-type="float" office:value="1223.2729" calcext:value-type="float">
            <text:p>1223.2729</text:p>
          </table:table-cell>
          <table:table-cell table:formula="of:=[.B734]/33117.295" office:value-type="float" office:value="0.0369375850292121" calcext:value-type="float">
            <text:p>0.036937585029212</text:p>
          </table:table-cell>
          <table:table-cell office:value-type="float" office:value="501938.55064058" calcext:value-type="float">
            <text:p>501938.55064058</text:p>
          </table:table-cell>
        </table:table-row>
        <table:table-row table:style-name="ro1">
          <table:table-cell office:value-type="float" office:value="746.16" calcext:value-type="float">
            <text:p>746.16</text:p>
          </table:table-cell>
          <table:table-cell office:value-type="float" office:value="1226.3013" calcext:value-type="float">
            <text:p>1226.3013</text:p>
          </table:table-cell>
          <table:table-cell table:formula="of:=[.B735]/33117.295" office:value-type="float" office:value="0.037029029695813" calcext:value-type="float">
            <text:p>0.037029029695813</text:p>
          </table:table-cell>
          <table:table-cell office:value-type="float" office:value="503186.87248012" calcext:value-type="float">
            <text:p>503186.87248012</text:p>
          </table:table-cell>
        </table:table-row>
        <table:table-row table:style-name="ro1">
          <table:table-cell office:value-type="float" office:value="747.18" calcext:value-type="float">
            <text:p>747.18</text:p>
          </table:table-cell>
          <table:table-cell office:value-type="float" office:value="1211.9779" calcext:value-type="float">
            <text:p>1211.9779</text:p>
          </table:table-cell>
          <table:table-cell table:formula="of:=[.B736]/33117.295" office:value-type="float" office:value="0.0365965245651857" calcext:value-type="float">
            <text:p>0.036596524565186</text:p>
          </table:table-cell>
          <table:table-cell office:value-type="float" office:value="504420.61369651" calcext:value-type="float">
            <text:p>504420.61369651</text:p>
          </table:table-cell>
        </table:table-row>
        <table:table-row table:style-name="ro1">
          <table:table-cell office:value-type="float" office:value="748.2" calcext:value-type="float">
            <text:p>748.2</text:p>
          </table:table-cell>
          <table:table-cell office:value-type="float" office:value="1183.0404" calcext:value-type="float">
            <text:p>1183.0404</text:p>
          </table:table-cell>
          <table:table-cell table:formula="of:=[.B737]/33117.295" office:value-type="float" office:value="0.0357227364131038" calcext:value-type="float">
            <text:p>0.035722736413104</text:p>
          </table:table-cell>
          <table:table-cell office:value-type="float" office:value="505624.89772733" calcext:value-type="float">
            <text:p>505624.89772733</text:p>
          </table:table-cell>
        </table:table-row>
        <table:table-row table:style-name="ro1">
          <table:table-cell office:value-type="float" office:value="749.22" calcext:value-type="float">
            <text:p>749.22</text:p>
          </table:table-cell>
          <table:table-cell office:value-type="float" office:value="1146.8924" calcext:value-type="float">
            <text:p>1146.8924</text:p>
          </table:table-cell>
          <table:table-cell table:formula="of:=[.B738]/33117.295" office:value-type="float" office:value="0.0346312221454077" calcext:value-type="float">
            <text:p>0.034631222145408</text:p>
          </table:table-cell>
          <table:table-cell office:value-type="float" office:value="506792.38472888" calcext:value-type="float">
            <text:p>506792.38472888</text:p>
          </table:table-cell>
        </table:table-row>
        <table:table-row table:style-name="ro1">
          <table:table-cell office:value-type="float" office:value="750.23" calcext:value-type="float">
            <text:p>750.23</text:p>
          </table:table-cell>
          <table:table-cell office:value-type="float" office:value="1113.9478" calcext:value-type="float">
            <text:p>1113.9478</text:p>
          </table:table-cell>
          <table:table-cell table:formula="of:=[.B739]/33117.295" office:value-type="float" office:value="0.0336364367923165" calcext:value-type="float">
            <text:p>0.033636436792317</text:p>
          </table:table-cell>
          <table:table-cell office:value-type="float" office:value="507926.33551296" calcext:value-type="float">
            <text:p>507926.33551296</text:p>
          </table:table-cell>
        </table:table-row>
        <table:table-row table:style-name="ro1">
          <table:table-cell office:value-type="float" office:value="751.25" calcext:value-type="float">
            <text:p>751.25</text:p>
          </table:table-cell>
          <table:table-cell office:value-type="float" office:value="1094.902" calcext:value-type="float">
            <text:p>1094.902</text:p>
          </table:table-cell>
          <table:table-cell table:formula="of:=[.B740]/33117.295" office:value-type="float" office:value="0.03306133547441" calcext:value-type="float">
            <text:p>0.03306133547441</text:p>
          </table:table-cell>
          <table:table-cell office:value-type="float" office:value="509040.89848855" calcext:value-type="float">
            <text:p>509040.89848855</text:p>
          </table:table-cell>
        </table:table-row>
        <table:table-row table:style-name="ro1">
          <table:table-cell office:value-type="float" office:value="752.27" calcext:value-type="float">
            <text:p>752.27</text:p>
          </table:table-cell>
          <table:table-cell office:value-type="float" office:value="1097.7236" calcext:value-type="float">
            <text:p>1097.7236</text:p>
          </table:table-cell>
          <table:table-cell table:formula="of:=[.B741]/33117.295" office:value-type="float" office:value="0.0331465356696554" calcext:value-type="float">
            <text:p>0.033146535669655</text:p>
          </table:table-cell>
          <table:table-cell office:value-type="float" office:value="510158.33371244" calcext:value-type="float">
            <text:p>510158.33371244</text:p>
          </table:table-cell>
        </table:table-row>
        <table:table-row table:style-name="ro1">
          <table:table-cell office:value-type="float" office:value="753.29" calcext:value-type="float">
            <text:p>753.29</text:p>
          </table:table-cell>
          <table:table-cell office:value-type="float" office:value="1125.2827" calcext:value-type="float">
            <text:p>1125.2827</text:p>
          </table:table-cell>
          <table:table-cell table:formula="of:=[.B742]/33117.295" office:value-type="float" office:value="0.0339787020648878" calcext:value-type="float">
            <text:p>0.033978702064888</text:p>
          </table:table-cell>
          <table:table-cell office:value-type="float" office:value="511303.82295352" calcext:value-type="float">
            <text:p>511303.82295352</text:p>
          </table:table-cell>
        </table:table-row>
        <table:table-row table:style-name="ro1">
          <table:table-cell office:value-type="float" office:value="754.31" calcext:value-type="float">
            <text:p>754.31</text:p>
          </table:table-cell>
          <table:table-cell office:value-type="float" office:value="1174.3679" calcext:value-type="float">
            <text:p>1174.3679</text:p>
          </table:table-cell>
          <table:table-cell table:formula="of:=[.B743]/33117.295" office:value-type="float" office:value="0.0354608641798794" calcext:value-type="float">
            <text:p>0.03546086417988</text:p>
          </table:table-cell>
          <table:table-cell office:value-type="float" office:value="512499.27883332" calcext:value-type="float">
            <text:p>512499.27883332</text:p>
          </table:table-cell>
        </table:table-row>
        <table:table-row table:style-name="ro1">
          <table:table-cell office:value-type="float" office:value="755.32" calcext:value-type="float">
            <text:p>755.32</text:p>
          </table:table-cell>
          <table:table-cell office:value-type="float" office:value="1236.4282" calcext:value-type="float">
            <text:p>1236.4282</text:p>
          </table:table-cell>
          <table:table-cell table:formula="of:=[.B744]/33117.295" office:value-type="float" office:value="0.0373348185593056" calcext:value-type="float">
            <text:p>0.037334818559306</text:p>
          </table:table-cell>
          <table:table-cell office:value-type="float" office:value="513757.9094302" calcext:value-type="float">
            <text:p>513757.9094302</text:p>
          </table:table-cell>
        </table:table-row>
        <table:table-row table:style-name="ro1">
          <table:table-cell office:value-type="float" office:value="756.34" calcext:value-type="float">
            <text:p>756.34</text:p>
          </table:table-cell>
          <table:table-cell office:value-type="float" office:value="1299.8494" calcext:value-type="float">
            <text:p>1299.8494</text:p>
          </table:table-cell>
          <table:table-cell table:formula="of:=[.B745]/33117.295" office:value-type="float" office:value="0.0392498662707809" calcext:value-type="float">
            <text:p>0.039249866270781</text:p>
          </table:table-cell>
          <table:table-cell office:value-type="float" office:value="515081.1000608" calcext:value-type="float">
            <text:p>515081.1000608</text:p>
          </table:table-cell>
        </table:table-row>
        <table:table-row table:style-name="ro1">
          <table:table-cell office:value-type="float" office:value="757.36" calcext:value-type="float">
            <text:p>757.36</text:p>
          </table:table-cell>
          <table:table-cell office:value-type="float" office:value="1353.0987" calcext:value-type="float">
            <text:p>1353.0987</text:p>
          </table:table-cell>
          <table:table-cell table:formula="of:=[.B746]/33117.295" office:value-type="float" office:value="0.0408577663121339" calcext:value-type="float">
            <text:p>0.040857766312134</text:p>
          </table:table-cell>
          <table:table-cell office:value-type="float" office:value="516458.496149" calcext:value-type="float">
            <text:p>516458.496149</text:p>
          </table:table-cell>
        </table:table-row>
        <table:table-row table:style-name="ro1">
          <table:table-cell office:value-type="float" office:value="758.38" calcext:value-type="float">
            <text:p>758.38</text:p>
          </table:table-cell>
          <table:table-cell office:value-type="float" office:value="1387.8031" calcext:value-type="float">
            <text:p>1387.8031</text:p>
          </table:table-cell>
          <table:table-cell table:formula="of:=[.B747]/33117.295" office:value-type="float" office:value="0.0419056900631528" calcext:value-type="float">
            <text:p>0.041905690063153</text:p>
          </table:table-cell>
          <table:table-cell office:value-type="float" office:value="517871.21986502" calcext:value-type="float">
            <text:p>517871.21986502</text:p>
          </table:table-cell>
        </table:table-row>
        <table:table-row table:style-name="ro1">
          <table:table-cell office:value-type="float" office:value="759.4" calcext:value-type="float">
            <text:p>759.4</text:p>
          </table:table-cell>
          <table:table-cell office:value-type="float" office:value="1400.8511" calcext:value-type="float">
            <text:p>1400.8511</text:p>
          </table:table-cell>
          <table:table-cell table:formula="of:=[.B748]/33117.295" office:value-type="float" office:value="0.0422996835943274" calcext:value-type="float">
            <text:p>0.042299683594327</text:p>
          </table:table-cell>
          <table:table-cell office:value-type="float" office:value="519297.22584628" calcext:value-type="float">
            <text:p>519297.22584628</text:p>
          </table:table-cell>
        </table:table-row>
        <table:table-row table:style-name="ro1">
          <table:table-cell office:value-type="float" office:value="760.41" calcext:value-type="float">
            <text:p>760.41</text:p>
          </table:table-cell>
          <table:table-cell office:value-type="float" office:value="1394.9132" calcext:value-type="float">
            <text:p>1394.9132</text:p>
          </table:table-cell>
          <table:table-cell table:formula="of:=[.B749]/33117.295" office:value-type="float" office:value="0.0421203845301979" calcext:value-type="float">
            <text:p>0.042120384530198</text:p>
          </table:table-cell>
          <table:table-cell office:value-type="float" office:value="520717.18727074" calcext:value-type="float">
            <text:p>520717.18727074</text:p>
          </table:table-cell>
        </table:table-row>
        <table:table-row table:style-name="ro1">
          <table:table-cell office:value-type="float" office:value="761.43" calcext:value-type="float">
            <text:p>761.43</text:p>
          </table:table-cell>
          <table:table-cell office:value-type="float" office:value="1377.2729" calcext:value-type="float">
            <text:p>1377.2729</text:p>
          </table:table-cell>
          <table:table-cell table:formula="of:=[.B750]/33117.295" office:value-type="float" office:value="0.0415877232726888" calcext:value-type="float">
            <text:p>0.041587723272689</text:p>
          </table:table-cell>
          <table:table-cell office:value-type="float" office:value="522119.19167717" calcext:value-type="float">
            <text:p>522119.19167717</text:p>
          </table:table-cell>
        </table:table-row>
        <table:table-row table:style-name="ro1">
          <table:table-cell office:value-type="float" office:value="762.45" calcext:value-type="float">
            <text:p>762.45</text:p>
          </table:table-cell>
          <table:table-cell office:value-type="float" office:value="1357.378" calcext:value-type="float">
            <text:p>1357.378</text:p>
          </table:table-cell>
          <table:table-cell table:formula="of:=[.B751]/33117.295" office:value-type="float" office:value="0.0409869827834671" calcext:value-type="float">
            <text:p>0.040986982783467</text:p>
          </table:table-cell>
          <table:table-cell office:value-type="float" office:value="523500.94389996" calcext:value-type="float">
            <text:p>523500.94389996</text:p>
          </table:table-cell>
        </table:table-row>
        <table:table-row table:style-name="ro1">
          <table:table-cell office:value-type="float" office:value="763.47" calcext:value-type="float">
            <text:p>763.47</text:p>
          </table:table-cell>
          <table:table-cell office:value-type="float" office:value="1343.9032" calcext:value-type="float">
            <text:p>1343.9032</text:p>
          </table:table-cell>
          <table:table-cell table:formula="of:=[.B752]/33117.295" office:value-type="float" office:value="0.0405801017263034" calcext:value-type="float">
            <text:p>0.040580101726304</text:p>
          </table:table-cell>
          <table:table-cell office:value-type="float" office:value="524868.97934337" calcext:value-type="float">
            <text:p>524868.97934337</text:p>
          </table:table-cell>
        </table:table-row>
        <table:table-row table:style-name="ro1">
          <table:table-cell office:value-type="float" office:value="764.49" calcext:value-type="float">
            <text:p>764.49</text:p>
          </table:table-cell>
          <table:table-cell office:value-type="float" office:value="1342.2381" calcext:value-type="float">
            <text:p>1342.2381</text:p>
          </table:table-cell>
          <table:table-cell table:formula="of:=[.B753]/33117.295" office:value-type="float" office:value="0.0405298228614384" calcext:value-type="float">
            <text:p>0.040529822861438</text:p>
          </table:table-cell>
          <table:table-cell office:value-type="float" office:value="526235.31977445" calcext:value-type="float">
            <text:p>526235.31977445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1353.138" calcext:value-type="float">
            <text:p>1353.138</text:p>
          </table:table-cell>
          <table:table-cell table:formula="of:=[.B754]/33117.295" office:value-type="float" office:value="0.0408589530032571" calcext:value-type="float">
            <text:p>0.040858953003257</text:p>
          </table:table-cell>
          <table:table-cell office:value-type="float" office:value="527612.75585684" calcext:value-type="float">
            <text:p>527612.75585684</text:p>
          </table:table-cell>
        </table:table-row>
        <table:table-row table:style-name="ro1">
          <table:table-cell office:value-type="float" office:value="766.52" calcext:value-type="float">
            <text:p>766.52</text:p>
          </table:table-cell>
          <table:table-cell office:value-type="float" office:value="1372.8721" calcext:value-type="float">
            <text:p>1372.8721</text:p>
          </table:table-cell>
          <table:table-cell table:formula="of:=[.B755]/33117.295" office:value-type="float" office:value="0.0414548380234557" calcext:value-type="float">
            <text:p>0.041454838023456</text:p>
          </table:table-cell>
          <table:table-cell office:value-type="float" office:value="529010.28044422" calcext:value-type="float">
            <text:p>529010.28044422</text:p>
          </table:table-cell>
        </table:table-row>
        <table:table-row table:style-name="ro1">
          <table:table-cell office:value-type="float" office:value="767.54" calcext:value-type="float">
            <text:p>767.54</text:p>
          </table:table-cell>
          <table:table-cell office:value-type="float" office:value="1394.7072" calcext:value-type="float">
            <text:p>1394.7072</text:p>
          </table:table-cell>
          <table:table-cell table:formula="of:=[.B756]/33117.295" office:value-type="float" office:value="0.0421141642154047" calcext:value-type="float">
            <text:p>0.042114164215405</text:p>
          </table:table-cell>
          <table:table-cell office:value-type="float" office:value="530430.03213996" calcext:value-type="float">
            <text:p>530430.03213996</text:p>
          </table:table-cell>
        </table:table-row>
        <table:table-row table:style-name="ro1">
          <table:table-cell office:value-type="float" office:value="768.56" calcext:value-type="float">
            <text:p>768.56</text:p>
          </table:table-cell>
          <table:table-cell office:value-type="float" office:value="1411.1488" calcext:value-type="float">
            <text:p>1411.1488</text:p>
          </table:table-cell>
          <table:table-cell table:formula="of:=[.B757]/33117.295" office:value-type="float" office:value="0.0426106298838719" calcext:value-type="float">
            <text:p>0.042610629883872</text:p>
          </table:table-cell>
          <table:table-cell office:value-type="float" office:value="531866.52068982" calcext:value-type="float">
            <text:p>531866.52068982</text:p>
          </table:table-cell>
        </table:table-row>
        <table:table-row table:style-name="ro1">
          <table:table-cell office:value-type="float" office:value="769.58" calcext:value-type="float">
            <text:p>769.58</text:p>
          </table:table-cell>
          <table:table-cell office:value-type="float" office:value="1416.1668" calcext:value-type="float">
            <text:p>1416.1668</text:p>
          </table:table-cell>
          <table:table-cell table:formula="of:=[.B758]/33117.295" office:value-type="float" office:value="0.0427621519209223" calcext:value-type="float">
            <text:p>0.042762151920922</text:p>
          </table:table-cell>
          <table:table-cell office:value-type="float" office:value="533308.11738393" calcext:value-type="float">
            <text:p>533308.11738393</text:p>
          </table:table-cell>
        </table:table-row>
        <table:table-row table:style-name="ro1">
          <table:table-cell office:value-type="float" office:value="770.59" calcext:value-type="float">
            <text:p>770.59</text:p>
          </table:table-cell>
          <table:table-cell office:value-type="float" office:value="1406.7107" calcext:value-type="float">
            <text:p>1406.7107</text:p>
          </table:table-cell>
          <table:table-cell table:formula="of:=[.B759]/33117.295" office:value-type="float" office:value="0.0424766183349214" calcext:value-type="float">
            <text:p>0.042476618334921</text:p>
          </table:table-cell>
          <table:table-cell office:value-type="float" office:value="534740.08817566" calcext:value-type="float">
            <text:p>534740.08817566</text:p>
          </table:table-cell>
        </table:table-row>
        <table:table-row table:style-name="ro1">
          <table:table-cell office:value-type="float" office:value="771.61" calcext:value-type="float">
            <text:p>771.61</text:p>
          </table:table-cell>
          <table:table-cell office:value-type="float" office:value="1383.1396" calcext:value-type="float">
            <text:p>1383.1396</text:p>
          </table:table-cell>
          <table:table-cell table:formula="of:=[.B760]/33117.295" office:value-type="float" office:value="0.0417648724027732" calcext:value-type="float">
            <text:p>0.041764872402773</text:p>
          </table:table-cell>
          <table:table-cell office:value-type="float" office:value="536148.06464526" calcext:value-type="float">
            <text:p>536148.06464526</text:p>
          </table:table-cell>
        </table:table-row>
        <table:table-row table:style-name="ro1">
          <table:table-cell office:value-type="float" office:value="772.63" calcext:value-type="float">
            <text:p>772.63</text:p>
          </table:table-cell>
          <table:table-cell office:value-type="float" office:value="1348.6157" calcext:value-type="float">
            <text:p>1348.6157</text:p>
          </table:table-cell>
          <table:table-cell table:formula="of:=[.B761]/33117.295" office:value-type="float" office:value="0.0407223989761241" calcext:value-type="float">
            <text:p>0.040722398976124</text:p>
          </table:table-cell>
          <table:table-cell office:value-type="float" office:value="537520.89720479" calcext:value-type="float">
            <text:p>537520.89720479</text:p>
          </table:table-cell>
        </table:table-row>
        <table:table-row table:style-name="ro1">
          <table:table-cell office:value-type="float" office:value="773.65" calcext:value-type="float">
            <text:p>773.65</text:p>
          </table:table-cell>
          <table:table-cell office:value-type="float" office:value="1307.8738" calcext:value-type="float">
            <text:p>1307.8738</text:p>
          </table:table-cell>
          <table:table-cell table:formula="of:=[.B762]/33117.295" office:value-type="float" office:value="0.0394921686689689" calcext:value-type="float">
            <text:p>0.039492168668969</text:p>
          </table:table-cell>
          <table:table-cell office:value-type="float" office:value="538852.2563114" calcext:value-type="float">
            <text:p>538852.2563114</text:p>
          </table:table-cell>
        </table:table-row>
        <table:table-row table:style-name="ro1">
          <table:table-cell office:value-type="float" office:value="774.67" calcext:value-type="float">
            <text:p>774.67</text:p>
          </table:table-cell>
          <table:table-cell office:value-type="float" office:value="1265.9515" calcext:value-type="float">
            <text:p>1265.9515</text:p>
          </table:table-cell>
          <table:table-cell table:formula="of:=[.B763]/33117.295" office:value-type="float" office:value="0.0382262953541344" calcext:value-type="float">
            <text:p>0.038226295354135</text:p>
          </table:table-cell>
          <table:table-cell office:value-type="float" office:value="540140.94027692" calcext:value-type="float">
            <text:p>540140.94027692</text:p>
          </table:table-cell>
        </table:table-row>
        <table:table-row table:style-name="ro1">
          <table:table-cell office:value-type="float" office:value="775.68" calcext:value-type="float">
            <text:p>775.68</text:p>
          </table:table-cell>
          <table:table-cell office:value-type="float" office:value="1227.3745" calcext:value-type="float">
            <text:p>1227.3745</text:p>
          </table:table-cell>
          <table:table-cell table:formula="of:=[.B764]/33117.295" office:value-type="float" office:value="0.0370614357241435" calcext:value-type="float">
            <text:p>0.037061435724144</text:p>
          </table:table-cell>
          <table:table-cell office:value-type="float" office:value="541390.35452865" calcext:value-type="float">
            <text:p>541390.35452865</text:p>
          </table:table-cell>
        </table:table-row>
        <table:table-row table:style-name="ro1">
          <table:table-cell office:value-type="float" office:value="776.7" calcext:value-type="float">
            <text:p>776.7</text:p>
          </table:table-cell>
          <table:table-cell office:value-type="float" office:value="1196.0072" calcext:value-type="float">
            <text:p>1196.0072</text:p>
          </table:table-cell>
          <table:table-cell table:formula="of:=[.B765]/33117.295" office:value-type="float" office:value="0.0361142780532045" calcext:value-type="float">
            <text:p>0.036114278053205</text:p>
          </table:table-cell>
          <table:table-cell office:value-type="float" office:value="542607.83819865" calcext:value-type="float">
            <text:p>542607.83819865</text:p>
          </table:table-cell>
        </table:table-row>
        <table:table-row table:style-name="ro1">
          <table:table-cell office:value-type="float" office:value="777.72" calcext:value-type="float">
            <text:p>777.72</text:p>
          </table:table-cell>
          <table:table-cell office:value-type="float" office:value="1175.412" calcext:value-type="float">
            <text:p>1175.412</text:p>
          </table:table-cell>
          <table:table-cell table:formula="of:=[.B766]/33117.295" office:value-type="float" office:value="0.0354923915132561" calcext:value-type="float">
            <text:p>0.035492391513256</text:p>
          </table:table-cell>
          <table:table-cell office:value-type="float" office:value="543804.35690169" calcext:value-type="float">
            <text:p>543804.35690169</text:p>
          </table:table-cell>
        </table:table-row>
        <table:table-row table:style-name="ro1">
          <table:table-cell office:value-type="float" office:value="778.74" calcext:value-type="float">
            <text:p>778.74</text:p>
          </table:table-cell>
          <table:table-cell office:value-type="float" office:value="1169.2949" calcext:value-type="float">
            <text:p>1169.2949</text:p>
          </table:table-cell>
          <table:table-cell table:formula="of:=[.B767]/33117.295" office:value-type="float" office:value="0.0353076813791706" calcext:value-type="float">
            <text:p>0.035307681379171</text:p>
          </table:table-cell>
          <table:table-cell office:value-type="float" office:value="544994.64869229" calcext:value-type="float">
            <text:p>544994.64869229</text:p>
          </table:table-cell>
        </table:table-row>
        <table:table-row table:style-name="ro1">
          <table:table-cell office:value-type="float" office:value="779.75" calcext:value-type="float">
            <text:p>779.75</text:p>
          </table:table-cell>
          <table:table-cell office:value-type="float" office:value="1181.5566" calcext:value-type="float">
            <text:p>1181.5566</text:p>
          </table:table-cell>
          <table:table-cell table:formula="of:=[.B768]/33117.295" office:value-type="float" office:value="0.0356779320291709" calcext:value-type="float">
            <text:p>0.035677932029171</text:p>
          </table:table-cell>
          <table:table-cell office:value-type="float" office:value="546197.4223108" calcext:value-type="float">
            <text:p>546197.4223108</text:p>
          </table:table-cell>
        </table:table-row>
        <table:table-row table:style-name="ro1">
          <table:table-cell office:value-type="float" office:value="780.77" calcext:value-type="float">
            <text:p>780.77</text:p>
          </table:table-cell>
          <table:table-cell office:value-type="float" office:value="1215.6604" calcext:value-type="float">
            <text:p>1215.6604</text:p>
          </table:table-cell>
          <table:table-cell table:formula="of:=[.B769]/33117.295" office:value-type="float" office:value="0.0367077202410402" calcext:value-type="float">
            <text:p>0.03670772024104</text:p>
          </table:table-cell>
          <table:table-cell office:value-type="float" office:value="547434.9121634" calcext:value-type="float">
            <text:p>547434.9121634</text:p>
          </table:table-cell>
        </table:table-row>
        <table:table-row table:style-name="ro1">
          <table:table-cell office:value-type="float" office:value="781.79" calcext:value-type="float">
            <text:p>781.79</text:p>
          </table:table-cell>
          <table:table-cell office:value-type="float" office:value="1273.3837" calcext:value-type="float">
            <text:p>1273.3837</text:p>
          </table:table-cell>
          <table:table-cell table:formula="of:=[.B770]/33117.295" office:value-type="float" office:value="0.0384507158570771" calcext:value-type="float">
            <text:p>0.038450715857077</text:p>
          </table:table-cell>
          <table:table-cell office:value-type="float" office:value="548731.16185565" calcext:value-type="float">
            <text:p>548731.16185565</text:p>
          </table:table-cell>
        </table:table-row>
        <table:table-row table:style-name="ro1">
          <table:table-cell office:value-type="float" office:value="782.81" calcext:value-type="float">
            <text:p>782.81</text:p>
          </table:table-cell>
          <table:table-cell office:value-type="float" office:value="1353.3827" calcext:value-type="float">
            <text:p>1353.3827</text:p>
          </table:table-cell>
          <table:table-cell table:formula="of:=[.B771]/33117.295" office:value-type="float" office:value="0.0408663418917517" calcext:value-type="float">
            <text:p>0.040866341891752</text:p>
          </table:table-cell>
          <table:table-cell office:value-type="float" office:value="550108.84706938" calcext:value-type="float">
            <text:p>550108.84706938</text:p>
          </table:table-cell>
        </table:table-row>
        <table:table-row table:style-name="ro1">
          <table:table-cell office:value-type="float" office:value="783.83" calcext:value-type="float">
            <text:p>783.83</text:p>
          </table:table-cell>
          <table:table-cell office:value-type="float" office:value="1450.2093" calcext:value-type="float">
            <text:p>1450.2093</text:p>
          </table:table-cell>
          <table:table-cell table:formula="of:=[.B772]/33117.295" office:value-type="float" office:value="0.0437900891362051" calcext:value-type="float">
            <text:p>0.043790089136205</text:p>
          </table:table-cell>
          <table:table-cell office:value-type="float" office:value="551585.09760244" calcext:value-type="float">
            <text:p>551585.09760244</text:p>
          </table:table-cell>
        </table:table-row>
        <table:table-row table:style-name="ro1">
          <table:table-cell office:value-type="float" office:value="784.84" calcext:value-type="float">
            <text:p>784.84</text:p>
          </table:table-cell>
          <table:table-cell office:value-type="float" office:value="1554.3583" calcext:value-type="float">
            <text:p>1554.3583</text:p>
          </table:table-cell>
          <table:table-cell table:formula="of:=[.B773]/33117.295" office:value-type="float" office:value="0.046934941395425" calcext:value-type="float">
            <text:p>0.046934941395425</text:p>
          </table:table-cell>
          <table:table-cell office:value-type="float" office:value="553167.36731794" calcext:value-type="float">
            <text:p>553167.36731794</text:p>
          </table:table-cell>
        </table:table-row>
        <table:table-row table:style-name="ro1">
          <table:table-cell office:value-type="float" office:value="785.86" calcext:value-type="float">
            <text:p>785.86</text:p>
          </table:table-cell>
          <table:table-cell office:value-type="float" office:value="1653.602" calcext:value-type="float">
            <text:p>1653.602</text:p>
          </table:table-cell>
          <table:table-cell table:formula="of:=[.B774]/33117.295" office:value-type="float" office:value="0.0499316746733089" calcext:value-type="float">
            <text:p>0.049931674673309</text:p>
          </table:table-cell>
          <table:table-cell office:value-type="float" office:value="554850.66277839" calcext:value-type="float">
            <text:p>554850.66277839</text:p>
          </table:table-cell>
        </table:table-row>
        <table:table-row table:style-name="ro1">
          <table:table-cell office:value-type="float" office:value="786.88" calcext:value-type="float">
            <text:p>786.88</text:p>
          </table:table-cell>
          <table:table-cell office:value-type="float" office:value="1735.4026" calcext:value-type="float">
            <text:p>1735.4026</text:p>
          </table:table-cell>
          <table:table-cell table:formula="of:=[.B775]/33117.295" office:value-type="float" office:value="0.0524017012862917" calcext:value-type="float">
            <text:p>0.052401701286292</text:p>
          </table:table-cell>
          <table:table-cell office:value-type="float" office:value="556617.22774478" calcext:value-type="float">
            <text:p>556617.22774478</text:p>
          </table:table-cell>
        </table:table-row>
        <table:table-row table:style-name="ro1">
          <table:table-cell office:value-type="float" office:value="787.9" calcext:value-type="float">
            <text:p>787.9</text:p>
          </table:table-cell>
          <table:table-cell office:value-type="float" office:value="1789.7629" calcext:value-type="float">
            <text:p>1789.7629</text:p>
          </table:table-cell>
          <table:table-cell table:formula="of:=[.B776]/33117.295" office:value-type="float" office:value="0.054043148753544" calcext:value-type="float">
            <text:p>0.054043148753544</text:p>
          </table:table-cell>
          <table:table-cell office:value-type="float" office:value="558439.12914779" calcext:value-type="float">
            <text:p>558439.12914779</text:p>
          </table:table-cell>
        </table:table-row>
        <table:table-row table:style-name="ro1">
          <table:table-cell office:value-type="float" office:value="788.92" calcext:value-type="float">
            <text:p>788.92</text:p>
          </table:table-cell>
          <table:table-cell office:value-type="float" office:value="1811.6557" calcext:value-type="float">
            <text:p>1811.6557</text:p>
          </table:table-cell>
          <table:table-cell table:formula="of:=[.B777]/33117.295" office:value-type="float" office:value="0.0547042172375491" calcext:value-type="float">
            <text:p>0.054704217237549</text:p>
          </table:table-cell>
          <table:table-cell office:value-type="float" office:value="560283.31643554" calcext:value-type="float">
            <text:p>560283.31643554</text:p>
          </table:table-cell>
        </table:table-row>
        <table:table-row table:style-name="ro1">
          <table:table-cell office:value-type="float" office:value="789.93" calcext:value-type="float">
            <text:p>789.93</text:p>
          </table:table-cell>
          <table:table-cell office:value-type="float" office:value="1802.2626" calcext:value-type="float">
            <text:p>1802.2626</text:p>
          </table:table-cell>
          <table:table-cell table:formula="of:=[.B778]/33117.295" office:value-type="float" office:value="0.0544205859808297" calcext:value-type="float">
            <text:p>0.05442058598083</text:p>
          </table:table-cell>
          <table:table-cell office:value-type="float" office:value="562117.94203278" calcext:value-type="float">
            <text:p>562117.94203278</text:p>
          </table:table-cell>
        </table:table-row>
        <table:table-row table:style-name="ro1">
          <table:table-cell office:value-type="float" office:value="790.95" calcext:value-type="float">
            <text:p>790.95</text:p>
          </table:table-cell>
          <table:table-cell office:value-type="float" office:value="1768.62" calcext:value-type="float">
            <text:p>1768.62</text:p>
          </table:table-cell>
          <table:table-cell table:formula="of:=[.B779]/33117.295" office:value-type="float" office:value="0.0534047240271284" calcext:value-type="float">
            <text:p>0.053404724027129</text:p>
          </table:table-cell>
          <table:table-cell office:value-type="float" office:value="563918.32085271" calcext:value-type="float">
            <text:p>563918.32085271</text:p>
          </table:table-cell>
        </table:table-row>
        <table:table-row table:style-name="ro1">
          <table:table-cell office:value-type="float" office:value="791.97" calcext:value-type="float">
            <text:p>791.97</text:p>
          </table:table-cell>
          <table:table-cell office:value-type="float" office:value="1721.779" calcext:value-type="float">
            <text:p>1721.779</text:p>
          </table:table-cell>
          <table:table-cell table:formula="of:=[.B780]/33117.295" office:value-type="float" office:value="0.0519903271085395" calcext:value-type="float">
            <text:p>0.05199032710854</text:p>
          </table:table-cell>
          <table:table-cell office:value-type="float" office:value="565671.01759834" calcext:value-type="float">
            <text:p>565671.01759834</text:p>
          </table:table-cell>
        </table:table-row>
        <table:table-row table:style-name="ro1">
          <table:table-cell office:value-type="float" office:value="792.99" calcext:value-type="float">
            <text:p>792.99</text:p>
          </table:table-cell>
          <table:table-cell office:value-type="float" office:value="1674.0564" calcext:value-type="float">
            <text:p>1674.0564</text:p>
          </table:table-cell>
          <table:table-cell table:formula="of:=[.B781]/33117.295" office:value-type="float" office:value="0.0505493096582918" calcext:value-type="float">
            <text:p>0.050549309658292</text:p>
          </table:table-cell>
          <table:table-cell office:value-type="float" office:value="567375.13475197" calcext:value-type="float">
            <text:p>567375.13475197</text:p>
          </table:table-cell>
        </table:table-row>
        <table:table-row table:style-name="ro1">
          <table:table-cell office:value-type="float" office:value="794.01" calcext:value-type="float">
            <text:p>794.01</text:p>
          </table:table-cell>
          <table:table-cell office:value-type="float" office:value="1636.1989" calcext:value-type="float">
            <text:p>1636.1989</text:p>
          </table:table-cell>
          <table:table-cell table:formula="of:=[.B782]/33117.295" office:value-type="float" office:value="0.0494061758365229" calcext:value-type="float">
            <text:p>0.049406175836523</text:p>
          </table:table-cell>
          <table:table-cell office:value-type="float" office:value="569040.71464926" calcext:value-type="float">
            <text:p>569040.71464926</text:p>
          </table:table-cell>
        </table:table-row>
        <table:table-row table:style-name="ro1">
          <table:table-cell office:value-type="float" office:value="795.02" calcext:value-type="float">
            <text:p>795.02</text:p>
          </table:table-cell>
          <table:table-cell office:value-type="float" office:value="1615.2496" calcext:value-type="float">
            <text:p>1615.2496</text:p>
          </table:table-cell>
          <table:table-cell table:formula="of:=[.B783]/33117.295" office:value-type="float" office:value="0.0487735969981848" calcext:value-type="float">
            <text:p>0.048773596998185</text:p>
          </table:table-cell>
          <table:table-cell office:value-type="float" office:value="570684.96903547" calcext:value-type="float">
            <text:p>570684.96903547</text:p>
          </table:table-cell>
        </table:table-row>
        <table:table-row table:style-name="ro1">
          <table:table-cell office:value-type="float" office:value="796.04" calcext:value-type="float">
            <text:p>796.04</text:p>
          </table:table-cell>
          <table:table-cell office:value-type="float" office:value="1613.6049" calcext:value-type="float">
            <text:p>1613.6049</text:p>
          </table:table-cell>
          <table:table-cell table:formula="of:=[.B784]/33117.295" office:value-type="float" office:value="0.0487239341256585" calcext:value-type="float">
            <text:p>0.048723934125659</text:p>
          </table:table-cell>
          <table:table-cell office:value-type="float" office:value="572327.5492079" calcext:value-type="float">
            <text:p>572327.5492079</text:p>
          </table:table-cell>
        </table:table-row>
        <table:table-row table:style-name="ro1">
          <table:table-cell office:value-type="float" office:value="797.06" calcext:value-type="float">
            <text:p>797.06</text:p>
          </table:table-cell>
          <table:table-cell office:value-type="float" office:value="1629.3341" calcext:value-type="float">
            <text:p>1629.3341</text:p>
          </table:table-cell>
          <table:table-cell table:formula="of:=[.B785]/33117.295" office:value-type="float" office:value="0.0491988883753942" calcext:value-type="float">
            <text:p>0.049198888375394</text:p>
          </table:table-cell>
          <table:table-cell office:value-type="float" office:value="573986.14102216" calcext:value-type="float">
            <text:p>573986.14102216</text:p>
          </table:table-cell>
        </table:table-row>
        <table:table-row table:style-name="ro1">
          <table:table-cell office:value-type="float" office:value="798.08" calcext:value-type="float">
            <text:p>798.08</text:p>
          </table:table-cell>
          <table:table-cell office:value-type="float" office:value="1657.4465" calcext:value-type="float">
            <text:p>1657.4465</text:p>
          </table:table-cell>
          <table:table-cell table:formula="of:=[.B786]/33117.295" office:value-type="float" office:value="0.05004776205303" calcext:value-type="float">
            <text:p>0.05004776205303</text:p>
          </table:table-cell>
          <table:table-cell office:value-type="float" office:value="575673.3500174" calcext:value-type="float">
            <text:p>575673.3500174</text:p>
          </table:table-cell>
        </table:table-row>
        <table:table-row table:style-name="ro1">
          <table:table-cell office:value-type="float" office:value="799.1" calcext:value-type="float">
            <text:p>799.1</text:p>
          </table:table-cell>
          <table:table-cell office:value-type="float" office:value="1691.5779" calcext:value-type="float">
            <text:p>1691.5779</text:p>
          </table:table-cell>
          <table:table-cell table:formula="of:=[.B787]/33117.295" office:value-type="float" office:value="0.0510783836662988" calcext:value-type="float">
            <text:p>0.051078383666299</text:p>
          </table:table-cell>
          <table:table-cell office:value-type="float" office:value="577395.30333853" calcext:value-type="float">
            <text:p>577395.30333853</text:p>
          </table:table-cell>
        </table:table-row>
        <table:table-row table:style-name="ro1">
          <table:table-cell office:value-type="float" office:value="800.11" calcext:value-type="float">
            <text:p>800.11</text:p>
          </table:table-cell>
          <table:table-cell office:value-type="float" office:value="1725.5676" calcext:value-type="float">
            <text:p>1725.5676</text:p>
          </table:table-cell>
          <table:table-cell table:formula="of:=[.B788]/33117.295" office:value-type="float" office:value="0.0521047265484696" calcext:value-type="float">
            <text:p>0.05210472654847</text:p>
          </table:table-cell>
          <table:table-cell office:value-type="float" office:value="579151.85671379" calcext:value-type="float">
            <text:p>579151.85671379</text:p>
          </table:table-cell>
        </table:table-row>
        <table:table-row table:style-name="ro1">
          <table:table-cell office:value-type="float" office:value="801.13" calcext:value-type="float">
            <text:p>801.13</text:p>
          </table:table-cell>
          <table:table-cell office:value-type="float" office:value="1754.5695" calcext:value-type="float">
            <text:p>1754.5695</text:p>
          </table:table-cell>
          <table:table-cell table:formula="of:=[.B789]/33117.295" office:value-type="float" office:value="0.0529804593038169" calcext:value-type="float">
            <text:p>0.052980459303817</text:p>
          </table:table-cell>
          <table:table-cell office:value-type="float" office:value="580937.93276154" calcext:value-type="float">
            <text:p>580937.93276154</text:p>
          </table:table-cell>
        </table:table-row>
        <table:table-row table:style-name="ro1">
          <table:table-cell office:value-type="float" office:value="802.15" calcext:value-type="float">
            <text:p>802.15</text:p>
          </table:table-cell>
          <table:table-cell office:value-type="float" office:value="1775.5859" calcext:value-type="float">
            <text:p>1775.5859</text:p>
          </table:table-cell>
          <table:table-cell table:formula="of:=[.B790]/33117.295" office:value-type="float" office:value="0.0536150642738183" calcext:value-type="float">
            <text:p>0.053615064273818</text:p>
          </table:table-cell>
          <table:table-cell office:value-type="float" office:value="582745.40260283" calcext:value-type="float">
            <text:p>582745.40260283</text:p>
          </table:table-cell>
        </table:table-row>
        <table:table-row table:style-name="ro1">
          <table:table-cell office:value-type="float" office:value="803.17" calcext:value-type="float">
            <text:p>803.17</text:p>
          </table:table-cell>
          <table:table-cell office:value-type="float" office:value="1787.5138" calcext:value-type="float">
            <text:p>1787.5138</text:p>
          </table:table-cell>
          <table:table-cell table:formula="of:=[.B791]/33117.295" office:value-type="float" office:value="0.0539752355981973" calcext:value-type="float">
            <text:p>0.053975235598197</text:p>
          </table:table-cell>
          <table:table-cell office:value-type="float" office:value="584565.01455371" calcext:value-type="float">
            <text:p>584565.01455371</text:p>
          </table:table-cell>
        </table:table-row>
        <table:table-row table:style-name="ro1">
          <table:table-cell office:value-type="float" office:value="804.19" calcext:value-type="float">
            <text:p>804.19</text:p>
          </table:table-cell>
          <table:table-cell office:value-type="float" office:value="1790.8864" calcext:value-type="float">
            <text:p>1790.8864</text:p>
          </table:table-cell>
          <table:table-cell table:formula="of:=[.B792]/33117.295" office:value-type="float" office:value="0.0540770736257294" calcext:value-type="float">
            <text:p>0.054077073625729</text:p>
          </table:table-cell>
          <table:table-cell office:value-type="float" office:value="586388.05962305" calcext:value-type="float">
            <text:p>586388.05962305</text:p>
          </table:table-cell>
        </table:table-row>
        <table:table-row table:style-name="ro1">
          <table:table-cell office:value-type="float" office:value="805.2" calcext:value-type="float">
            <text:p>805.2</text:p>
          </table:table-cell>
          <table:table-cell office:value-type="float" office:value="1787.4713" calcext:value-type="float">
            <text:p>1787.4713</text:p>
          </table:table-cell>
          <table:table-cell table:formula="of:=[.B793]/33117.295" office:value-type="float" office:value="0.0539739522808249" calcext:value-type="float">
            <text:p>0.053973952280825</text:p>
          </table:table-cell>
          <table:table-cell office:value-type="float" office:value="588207.6282597" calcext:value-type="float">
            <text:p>588207.6282597</text:p>
          </table:table-cell>
        </table:table-row>
        <table:table-row table:style-name="ro1">
          <table:table-cell office:value-type="float" office:value="806.22" calcext:value-type="float">
            <text:p>806.22</text:p>
          </table:table-cell>
          <table:table-cell office:value-type="float" office:value="1779.8062" calcext:value-type="float">
            <text:p>1779.8062</text:p>
          </table:table-cell>
          <table:table-cell table:formula="of:=[.B794]/33117.295" office:value-type="float" office:value="0.0537424991986815" calcext:value-type="float">
            <text:p>0.053742499198682</text:p>
          </table:table-cell>
          <table:table-cell office:value-type="float" office:value="590019.39416207" calcext:value-type="float">
            <text:p>590019.39416207</text:p>
          </table:table-cell>
        </table:table-row>
        <table:table-row table:style-name="ro1">
          <table:table-cell office:value-type="float" office:value="807.24" calcext:value-type="float">
            <text:p>807.24</text:p>
          </table:table-cell>
          <table:table-cell office:value-type="float" office:value="1770.6805" calcext:value-type="float">
            <text:p>1770.6805</text:p>
          </table:table-cell>
          <table:table-cell table:formula="of:=[.B795]/33117.295" office:value-type="float" office:value="0.0534669422729121" calcext:value-type="float">
            <text:p>0.053466942272912</text:p>
          </table:table-cell>
          <table:table-cell office:value-type="float" office:value="591821.8705088" calcext:value-type="float">
            <text:p>591821.8705088</text:p>
          </table:table-cell>
        </table:table-row>
        <table:table-row table:style-name="ro1">
          <table:table-cell office:value-type="float" office:value="808.26" calcext:value-type="float">
            <text:p>808.26</text:p>
          </table:table-cell>
          <table:table-cell office:value-type="float" office:value="1762.5643" calcext:value-type="float">
            <text:p>1762.5643</text:p>
          </table:table-cell>
          <table:table-cell table:formula="of:=[.B796]/33117.295" office:value-type="float" office:value="0.0532218679091997" calcext:value-type="float">
            <text:p>0.0532218679092</text:p>
          </table:table-cell>
          <table:table-cell office:value-type="float" office:value="593616.08489128" calcext:value-type="float">
            <text:p>593616.08489128</text:p>
          </table:table-cell>
        </table:table-row>
        <table:table-row table:style-name="ro1">
          <table:table-cell office:value-type="float" office:value="809.28" calcext:value-type="float">
            <text:p>809.28</text:p>
          </table:table-cell>
          <table:table-cell office:value-type="float" office:value="1757.0419" calcext:value-type="float">
            <text:p>1757.0419</text:p>
          </table:table-cell>
          <table:table-cell table:formula="of:=[.B797]/33117.295" office:value-type="float" office:value="0.0530551151596168" calcext:value-type="float">
            <text:p>0.053055115159617</text:p>
          </table:table-cell>
          <table:table-cell office:value-type="float" office:value="595404.67775966" calcext:value-type="float">
            <text:p>595404.67775966</text:p>
          </table:table-cell>
        </table:table-row>
        <table:table-row table:style-name="ro1">
          <table:table-cell office:value-type="float" office:value="810.29" calcext:value-type="float">
            <text:p>810.29</text:p>
          </table:table-cell>
          <table:table-cell office:value-type="float" office:value="1754.3864" calcext:value-type="float">
            <text:p>1754.3864</text:p>
          </table:table-cell>
          <table:table-cell table:formula="of:=[.B798]/33117.295" office:value-type="float" office:value="0.0529749304706197" calcext:value-type="float">
            <text:p>0.05297493047062</text:p>
          </table:table-cell>
          <table:table-cell office:value-type="float" office:value="597190.56738981" calcext:value-type="float">
            <text:p>597190.56738981</text:p>
          </table:table-cell>
        </table:table-row>
        <table:table-row table:style-name="ro1">
          <table:table-cell office:value-type="float" office:value="811.31" calcext:value-type="float">
            <text:p>811.31</text:p>
          </table:table-cell>
          <table:table-cell office:value-type="float" office:value="1753.4464" calcext:value-type="float">
            <text:p>1753.4464</text:p>
          </table:table-cell>
          <table:table-cell table:formula="of:=[.B799]/33117.295" office:value-type="float" office:value="0.0529465465099127" calcext:value-type="float">
            <text:p>0.052946546509913</text:p>
          </table:table-cell>
          <table:table-cell office:value-type="float" office:value="598975.50014071" calcext:value-type="float">
            <text:p>598975.50014071</text:p>
          </table:table-cell>
        </table:table-row>
        <table:table-row table:style-name="ro1">
          <table:table-cell office:value-type="float" office:value="812.33" calcext:value-type="float">
            <text:p>812.33</text:p>
          </table:table-cell>
          <table:table-cell office:value-type="float" office:value="1751.9698" calcext:value-type="float">
            <text:p>1751.9698</text:p>
          </table:table-cell>
          <table:table-cell table:formula="of:=[.B800]/33117.295" office:value-type="float" office:value="0.0529019595350405" calcext:value-type="float">
            <text:p>0.052901959535041</text:p>
          </table:table-cell>
          <table:table-cell office:value-type="float" office:value="600758.92976358" calcext:value-type="float">
            <text:p>600758.92976358</text:p>
          </table:table-cell>
        </table:table-row>
        <table:table-row table:style-name="ro1">
          <table:table-cell office:value-type="float" office:value="813.35" calcext:value-type="float">
            <text:p>813.35</text:p>
          </table:table-cell>
          <table:table-cell office:value-type="float" office:value="1747.3489" calcext:value-type="float">
            <text:p>1747.3489</text:p>
          </table:table-cell>
          <table:table-cell table:formula="of:=[.B801]/33117.295" office:value-type="float" office:value="0.0527624282116036" calcext:value-type="float">
            <text:p>0.052762428211604</text:p>
          </table:table-cell>
          <table:table-cell office:value-type="float" office:value="602537.65556389" calcext:value-type="float">
            <text:p>602537.65556389</text:p>
          </table:table-cell>
        </table:table-row>
        <table:table-row table:style-name="ro1">
          <table:table-cell office:value-type="float" office:value="814.37" calcext:value-type="float">
            <text:p>814.37</text:p>
          </table:table-cell>
          <table:table-cell office:value-type="float" office:value="1737.6016" calcext:value-type="float">
            <text:p>1737.6016</text:p>
          </table:table-cell>
          <table:table-cell table:formula="of:=[.B802]/33117.295" office:value-type="float" office:value="0.0524681016369242" calcext:value-type="float">
            <text:p>0.052468101636924</text:p>
          </table:table-cell>
          <table:table-cell office:value-type="float" office:value="604306.4590375" calcext:value-type="float">
            <text:p>604306.4590375</text:p>
          </table:table-cell>
        </table:table-row>
        <table:table-row table:style-name="ro1">
          <table:table-cell office:value-type="float" office:value="815.38" calcext:value-type="float">
            <text:p>815.38</text:p>
          </table:table-cell>
          <table:table-cell office:value-type="float" office:value="1722.2689" calcext:value-type="float">
            <text:p>1722.2689</text:p>
          </table:table-cell>
          <table:table-cell table:formula="of:=[.B803]/33117.295" office:value-type="float" office:value="0.0520051199833803" calcext:value-type="float">
            <text:p>0.05200511998338</text:p>
          </table:table-cell>
          <table:table-cell office:value-type="float" office:value="606059.65441819" calcext:value-type="float">
            <text:p>606059.65441819</text:p>
          </table:table-cell>
        </table:table-row>
        <table:table-row table:style-name="ro1">
          <table:table-cell office:value-type="float" office:value="816.4" calcext:value-type="float">
            <text:p>816.4</text:p>
          </table:table-cell>
          <table:table-cell office:value-type="float" office:value="1702.8898" calcext:value-type="float">
            <text:p>1702.8898</text:p>
          </table:table-cell>
          <table:table-cell table:formula="of:=[.B804]/33117.295" office:value-type="float" office:value="0.0514199544377039" calcext:value-type="float">
            <text:p>0.051419954437704</text:p>
          </table:table-cell>
          <table:table-cell office:value-type="float" office:value="607793.12279328" calcext:value-type="float">
            <text:p>607793.12279328</text:p>
          </table:table-cell>
        </table:table-row>
        <table:table-row table:style-name="ro1">
          <table:table-cell office:value-type="float" office:value="817.42" calcext:value-type="float">
            <text:p>817.42</text:p>
          </table:table-cell>
          <table:table-cell office:value-type="float" office:value="1682.8292" calcext:value-type="float">
            <text:p>1682.8292</text:p>
          </table:table-cell>
          <table:table-cell table:formula="of:=[.B805]/33117.295" office:value-type="float" office:value="0.050814210520515" calcext:value-type="float">
            <text:p>0.050814210520515</text:p>
          </table:table-cell>
          <table:table-cell office:value-type="float" office:value="609506.17030008" calcext:value-type="float">
            <text:p>609506.17030008</text:p>
          </table:table-cell>
        </table:table-row>
        <table:table-row table:style-name="ro1">
          <table:table-cell office:value-type="float" office:value="818.44" calcext:value-type="float">
            <text:p>818.44</text:p>
          </table:table-cell>
          <table:table-cell office:value-type="float" office:value="1666.4483" calcext:value-type="float">
            <text:p>1666.4483</text:p>
          </table:table-cell>
          <table:table-cell table:formula="of:=[.B806]/33117.295" office:value-type="float" office:value="0.0503195777312127" calcext:value-type="float">
            <text:p>0.050319577731213</text:p>
          </table:table-cell>
          <table:table-cell office:value-type="float" office:value="611202.54279314" calcext:value-type="float">
            <text:p>611202.54279314</text:p>
          </table:table-cell>
        </table:table-row>
        <table:table-row table:style-name="ro1">
          <table:table-cell office:value-type="float" office:value="819.46" calcext:value-type="float">
            <text:p>819.46</text:p>
          </table:table-cell>
          <table:table-cell office:value-type="float" office:value="1657.8525" calcext:value-type="float">
            <text:p>1657.8525</text:p>
          </table:table-cell>
          <table:table-cell table:formula="of:=[.B807]/33117.295" office:value-type="float" office:value="0.0500600215083992" calcext:value-type="float">
            <text:p>0.050060021508399</text:p>
          </table:table-cell>
          <table:table-cell office:value-type="float" office:value="612890.16504974" calcext:value-type="float">
            <text:p>612890.16504974</text:p>
          </table:table-cell>
        </table:table-row>
        <table:table-row table:style-name="ro1">
          <table:table-cell office:value-type="float" office:value="820.47" calcext:value-type="float">
            <text:p>820.47</text:p>
          </table:table-cell>
          <table:table-cell office:value-type="float" office:value="1659.6127" calcext:value-type="float">
            <text:p>1659.6127</text:p>
          </table:table-cell>
          <table:table-cell table:formula="of:=[.B808]/33117.295" office:value-type="float" office:value="0.050113171984608" calcext:value-type="float">
            <text:p>0.050113171984608</text:p>
          </table:table-cell>
          <table:table-cell office:value-type="float" office:value="614579.57920515" calcext:value-type="float">
            <text:p>614579.57920515</text:p>
          </table:table-cell>
        </table:table-row>
        <table:table-row table:style-name="ro1">
          <table:table-cell office:value-type="float" office:value="821.49" calcext:value-type="float">
            <text:p>821.49</text:p>
          </table:table-cell>
          <table:table-cell office:value-type="float" office:value="1671.8913" calcext:value-type="float">
            <text:p>1671.8913</text:p>
          </table:table-cell>
          <table:table-cell table:formula="of:=[.B809]/33117.295" office:value-type="float" office:value="0.050483932941987" calcext:value-type="float">
            <text:p>0.050483932941987</text:p>
          </table:table-cell>
          <table:table-cell office:value-type="float" office:value="616281.49242432" calcext:value-type="float">
            <text:p>616281.49242432</text:p>
          </table:table-cell>
        </table:table-row>
        <table:table-row table:style-name="ro1">
          <table:table-cell office:value-type="float" office:value="822.51" calcext:value-type="float">
            <text:p>822.51</text:p>
          </table:table-cell>
          <table:table-cell office:value-type="float" office:value="1692.271" calcext:value-type="float">
            <text:p>1692.271</text:p>
          </table:table-cell>
          <table:table-cell table:formula="of:=[.B810]/33117.295" office:value-type="float" office:value="0.0510993123079648" calcext:value-type="float">
            <text:p>0.051099312307965</text:p>
          </table:table-cell>
          <table:table-cell office:value-type="float" office:value="618004.1513275" calcext:value-type="float">
            <text:p>618004.1513275</text:p>
          </table:table-cell>
        </table:table-row>
        <table:table-row table:style-name="ro1">
          <table:table-cell office:value-type="float" office:value="823.53" calcext:value-type="float">
            <text:p>823.53</text:p>
          </table:table-cell>
          <table:table-cell office:value-type="float" office:value="1716.3585" calcext:value-type="float">
            <text:p>1716.3585</text:p>
          </table:table-cell>
          <table:table-cell table:formula="of:=[.B811]/33117.295" office:value-type="float" office:value="0.05182665130108" calcext:value-type="float">
            <text:p>0.05182665130108</text:p>
          </table:table-cell>
          <table:table-cell office:value-type="float" office:value="619751.33022014" calcext:value-type="float">
            <text:p>619751.33022014</text:p>
          </table:table-cell>
        </table:table-row>
        <table:table-row table:style-name="ro1">
          <table:table-cell office:value-type="float" office:value="824.55" calcext:value-type="float">
            <text:p>824.55</text:p>
          </table:table-cell>
          <table:table-cell office:value-type="float" office:value="1738.9723" calcext:value-type="float">
            <text:p>1738.9723</text:p>
          </table:table-cell>
          <table:table-cell table:formula="of:=[.B812]/33117.295" office:value-type="float" office:value="0.0525094908868614" calcext:value-type="float">
            <text:p>0.052509490886861</text:p>
          </table:table-cell>
          <table:table-cell office:value-type="float" office:value="621521.52893255" calcext:value-type="float">
            <text:p>621521.52893255</text:p>
          </table:table-cell>
        </table:table-row>
        <table:table-row table:style-name="ro1">
          <table:table-cell office:value-type="float" office:value="825.56" calcext:value-type="float">
            <text:p>825.56</text:p>
          </table:table-cell>
          <table:table-cell office:value-type="float" office:value="1755.5416" calcext:value-type="float">
            <text:p>1755.5416</text:p>
          </table:table-cell>
          <table:table-cell table:formula="of:=[.B813]/33117.295" office:value-type="float" office:value="0.0530098125465863" calcext:value-type="float">
            <text:p>0.053009812546586</text:p>
          </table:table-cell>
          <table:table-cell office:value-type="float" office:value="623308.59454229" calcext:value-type="float">
            <text:p>623308.59454229</text:p>
          </table:table-cell>
        </table:table-row>
        <table:table-row table:style-name="ro1">
          <table:table-cell office:value-type="float" office:value="826.58" calcext:value-type="float">
            <text:p>826.58</text:p>
          </table:table-cell>
          <table:table-cell office:value-type="float" office:value="1763.2861" calcext:value-type="float">
            <text:p>1763.2861</text:p>
          </table:table-cell>
          <table:table-cell table:formula="of:=[.B814]/33117.295" office:value-type="float" office:value="0.0532436631675383" calcext:value-type="float">
            <text:p>0.053243663167538</text:p>
          </table:table-cell>
          <table:table-cell office:value-type="float" office:value="625103.5436693" calcext:value-type="float">
            <text:p>625103.5436693</text:p>
          </table:table-cell>
        </table:table-row>
        <table:table-row table:style-name="ro1">
          <table:table-cell office:value-type="float" office:value="827.6" calcext:value-type="float">
            <text:p>827.6</text:p>
          </table:table-cell>
          <table:table-cell office:value-type="float" office:value="1761.8345" calcext:value-type="float">
            <text:p>1761.8345</text:p>
          </table:table-cell>
          <table:table-cell table:formula="of:=[.B815]/33117.295" office:value-type="float" office:value="0.0531998310852381" calcext:value-type="float">
            <text:p>0.053199831085238</text:p>
          </table:table-cell>
          <table:table-cell office:value-type="float" office:value="626897.01515455" calcext:value-type="float">
            <text:p>626897.01515455</text:p>
          </table:table-cell>
        </table:table-row>
        <table:table-row table:style-name="ro1">
          <table:table-cell office:value-type="float" office:value="828.62" calcext:value-type="float">
            <text:p>828.62</text:p>
          </table:table-cell>
          <table:table-cell office:value-type="float" office:value="1753.1381" calcext:value-type="float">
            <text:p>1753.1381</text:p>
          </table:table-cell>
          <table:table-cell table:formula="of:=[.B816]/33117.295" office:value-type="float" office:value="0.0529372371747149" calcext:value-type="float">
            <text:p>0.052937237174715</text:p>
          </table:table-cell>
          <table:table-cell office:value-type="float" office:value="628681.63411493" calcext:value-type="float">
            <text:p>628681.63411493</text:p>
          </table:table-cell>
        </table:table-row>
        <table:table-row table:style-name="ro1">
          <table:table-cell office:value-type="float" office:value="829.63" calcext:value-type="float">
            <text:p>829.63</text:p>
          </table:table-cell>
          <table:table-cell office:value-type="float" office:value="1740.7594" calcext:value-type="float">
            <text:p>1740.7594</text:p>
          </table:table-cell>
          <table:table-cell table:formula="of:=[.B817]/33117.295" office:value-type="float" office:value="0.0525634536274777" calcext:value-type="float">
            <text:p>0.052563453627478</text:p>
          </table:table-cell>
          <table:table-cell office:value-type="float" office:value="630453.65203861" calcext:value-type="float">
            <text:p>630453.65203861</text:p>
          </table:table-cell>
        </table:table-row>
        <table:table-row table:style-name="ro1">
          <table:table-cell office:value-type="float" office:value="830.65" calcext:value-type="float">
            <text:p>830.65</text:p>
          </table:table-cell>
          <table:table-cell office:value-type="float" office:value="1728.8041" calcext:value-type="float">
            <text:p>1728.8041</text:p>
          </table:table-cell>
          <table:table-cell table:formula="of:=[.B818]/33117.295" office:value-type="float" office:value="0.0522024549408398" calcext:value-type="float">
            <text:p>0.05220245494084</text:p>
          </table:table-cell>
          <table:table-cell office:value-type="float" office:value="632213.50004107" calcext:value-type="float">
            <text:p>632213.50004107</text:p>
          </table:table-cell>
        </table:table-row>
        <table:table-row table:style-name="ro1">
          <table:table-cell office:value-type="float" office:value="831.67" calcext:value-type="float">
            <text:p>831.67</text:p>
          </table:table-cell>
          <table:table-cell office:value-type="float" office:value="1720.8522" calcext:value-type="float">
            <text:p>1720.8522</text:p>
          </table:table-cell>
          <table:table-cell table:formula="of:=[.B819]/33117.295" office:value-type="float" office:value="0.0519623417311106" calcext:value-type="float">
            <text:p>0.051962341731111</text:p>
          </table:table-cell>
          <table:table-cell office:value-type="float" office:value="633965.25330951" calcext:value-type="float">
            <text:p>633965.25330951</text:p>
          </table:table-cell>
        </table:table-row>
        <table:table-row table:style-name="ro1">
          <table:table-cell office:value-type="float" office:value="832.69" calcext:value-type="float">
            <text:p>832.69</text:p>
          </table:table-cell>
          <table:table-cell office:value-type="float" office:value="1719.2097" calcext:value-type="float">
            <text:p>1719.2097</text:p>
          </table:table-cell>
          <table:table-cell table:formula="of:=[.B820]/33117.295" office:value-type="float" office:value="0.0519127452891307" calcext:value-type="float">
            <text:p>0.051912745289131</text:p>
          </table:table-cell>
          <table:table-cell office:value-type="float" office:value="635715.33463661" calcext:value-type="float">
            <text:p>635715.33463661</text:p>
          </table:table-cell>
        </table:table-row>
        <table:table-row table:style-name="ro1">
          <table:table-cell office:value-type="float" office:value="833.71" calcext:value-type="float">
            <text:p>833.71</text:p>
          </table:table-cell>
          <table:table-cell office:value-type="float" office:value="1724.6798" calcext:value-type="float">
            <text:p>1724.6798</text:p>
          </table:table-cell>
          <table:table-cell table:formula="of:=[.B821]/33117.295" office:value-type="float" office:value="0.052077918803453" calcext:value-type="float">
            <text:p>0.052077918803453</text:p>
          </table:table-cell>
          <table:table-cell office:value-type="float" office:value="637470.98424952" calcext:value-type="float">
            <text:p>637470.98424952</text:p>
          </table:table-cell>
        </table:table-row>
        <table:table-row table:style-name="ro1">
          <table:table-cell office:value-type="float" office:value="834.72" calcext:value-type="float">
            <text:p>834.72</text:p>
          </table:table-cell>
          <table:table-cell office:value-type="float" office:value="1736.8678" calcext:value-type="float">
            <text:p>1736.8678</text:p>
          </table:table-cell>
          <table:table-cell table:formula="of:=[.B822]/33117.295" office:value-type="float" office:value="0.052445944030151" calcext:value-type="float">
            <text:p>0.052445944030151</text:p>
          </table:table-cell>
          <table:table-cell office:value-type="float" office:value="639239.04068198" calcext:value-type="float">
            <text:p>639239.04068198</text:p>
          </table:table-cell>
        </table:table-row>
        <table:table-row table:style-name="ro1">
          <table:table-cell office:value-type="float" office:value="835.74" calcext:value-type="float">
            <text:p>835.74</text:p>
          </table:table-cell>
          <table:table-cell office:value-type="float" office:value="1754.8687" calcext:value-type="float">
            <text:p>1754.8687</text:p>
          </table:table-cell>
          <table:table-cell table:formula="of:=[.B823]/33117.295" office:value-type="float" office:value="0.0529894938581186" calcext:value-type="float">
            <text:p>0.052989493858119</text:p>
          </table:table-cell>
          <table:table-cell office:value-type="float" office:value="641025.42125588" calcext:value-type="float">
            <text:p>641025.42125588</text:p>
          </table:table-cell>
        </table:table-row>
        <table:table-row table:style-name="ro1">
          <table:table-cell office:value-type="float" office:value="836.76" calcext:value-type="float">
            <text:p>836.76</text:p>
          </table:table-cell>
          <table:table-cell office:value-type="float" office:value="1778.0711" calcext:value-type="float">
            <text:p>1778.0711</text:p>
          </table:table-cell>
          <table:table-cell table:formula="of:=[.B824]/33117.295" office:value-type="float" office:value="0.0536901066346149" calcext:value-type="float">
            <text:p>0.053690106634615</text:p>
          </table:table-cell>
          <table:table-cell office:value-type="float" office:value="642835.42093855" calcext:value-type="float">
            <text:p>642835.42093855</text:p>
          </table:table-cell>
        </table:table-row>
        <table:table-row table:style-name="ro1">
          <table:table-cell office:value-type="float" office:value="837.78" calcext:value-type="float">
            <text:p>837.78</text:p>
          </table:table-cell>
          <table:table-cell office:value-type="float" office:value="1806.7908" calcext:value-type="float">
            <text:p>1806.7908</text:p>
          </table:table-cell>
          <table:table-cell table:formula="of:=[.B825]/33117.295" office:value-type="float" office:value="0.0545573181626096" calcext:value-type="float">
            <text:p>0.05455731816261</text:p>
          </table:table-cell>
          <table:table-cell office:value-type="float" office:value="644674.65601186" calcext:value-type="float">
            <text:p>644674.65601186</text:p>
          </table:table-cell>
        </table:table-row>
        <table:table-row table:style-name="ro1">
          <table:table-cell office:value-type="float" office:value="838.8" calcext:value-type="float">
            <text:p>838.8</text:p>
          </table:table-cell>
          <table:table-cell office:value-type="float" office:value="1842.5162" calcext:value-type="float">
            <text:p>1842.5162</text:p>
          </table:table-cell>
          <table:table-cell table:formula="of:=[.B826]/33117.295" office:value-type="float" office:value="0.0556360717262687" calcext:value-type="float">
            <text:p>0.055636071726269</text:p>
          </table:table-cell>
          <table:table-cell office:value-type="float" office:value="646550.25794596" calcext:value-type="float">
            <text:p>646550.25794596</text:p>
          </table:table-cell>
        </table:table-row>
        <table:table-row table:style-name="ro1">
          <table:table-cell office:value-type="float" office:value="839.81" calcext:value-type="float">
            <text:p>839.81</text:p>
          </table:table-cell>
          <table:table-cell office:value-type="float" office:value="1887.6868" calcext:value-type="float">
            <text:p>1887.6868</text:p>
          </table:table-cell>
          <table:table-cell table:formula="of:=[.B827]/33117.295" office:value-type="float" office:value="0.0570000297427673" calcext:value-type="float">
            <text:p>0.057000029742767</text:p>
          </table:table-cell>
          <table:table-cell office:value-type="float" office:value="648471.84168744" calcext:value-type="float">
            <text:p>648471.84168744</text:p>
          </table:table-cell>
        </table:table-row>
        <table:table-row table:style-name="ro1">
          <table:table-cell office:value-type="float" office:value="840.83" calcext:value-type="float">
            <text:p>840.83</text:p>
          </table:table-cell>
          <table:table-cell office:value-type="float" office:value="1945.0847" calcext:value-type="float">
            <text:p>1945.0847</text:p>
          </table:table-cell>
          <table:table-cell table:formula="of:=[.B828]/33117.295" office:value-type="float" office:value="0.0587331996770872" calcext:value-type="float">
            <text:p>0.058733199677087</text:p>
          </table:table-cell>
          <table:table-cell office:value-type="float" office:value="650451.85400553" calcext:value-type="float">
            <text:p>650451.85400553</text:p>
          </table:table-cell>
        </table:table-row>
        <table:table-row table:style-name="ro1">
          <table:table-cell office:value-type="float" office:value="841.85" calcext:value-type="float">
            <text:p>841.85</text:p>
          </table:table-cell>
          <table:table-cell office:value-type="float" office:value="2017.0473" calcext:value-type="float">
            <text:p>2017.0473</text:p>
          </table:table-cell>
          <table:table-cell table:formula="of:=[.B829]/33117.295" office:value-type="float" office:value="0.0609061609651392" calcext:value-type="float">
            <text:p>0.060906160965139</text:p>
          </table:table-cell>
          <table:table-cell office:value-type="float" office:value="652505.12109588" calcext:value-type="float">
            <text:p>652505.12109588</text:p>
          </table:table-cell>
        </table:table-row>
        <table:table-row table:style-name="ro1">
          <table:table-cell office:value-type="float" office:value="842.87" calcext:value-type="float">
            <text:p>842.87</text:p>
          </table:table-cell>
          <table:table-cell office:value-type="float" office:value="2104.7693" calcext:value-type="float">
            <text:p>2104.7693</text:p>
          </table:table-cell>
          <table:table-cell table:formula="of:=[.B830]/33117.295" office:value-type="float" office:value="0.0635549884131539" calcext:value-type="float">
            <text:p>0.063554988413154</text:p>
          </table:table-cell>
          <table:table-cell office:value-type="float" office:value="654647.68539007" calcext:value-type="float">
            <text:p>654647.68539007</text:p>
          </table:table-cell>
        </table:table-row>
        <table:table-row table:style-name="ro1">
          <table:table-cell office:value-type="float" office:value="843.89" calcext:value-type="float">
            <text:p>843.89</text:p>
          </table:table-cell>
          <table:table-cell office:value-type="float" office:value="2207.9213" calcext:value-type="float">
            <text:p>2207.9213</text:p>
          </table:table-cell>
          <table:table-cell table:formula="of:=[.B831]/33117.295" office:value-type="float" office:value="0.0666697355566027" calcext:value-type="float">
            <text:p>0.066669735556603</text:p>
          </table:table-cell>
          <table:table-cell office:value-type="float" office:value="656895.25402273" calcext:value-type="float">
            <text:p>656895.25402273</text:p>
          </table:table-cell>
        </table:table-row>
        <table:table-row table:style-name="ro1">
          <table:table-cell office:value-type="float" office:value="844.9" calcext:value-type="float">
            <text:p>844.9</text:p>
          </table:table-cell>
          <table:table-cell office:value-type="float" office:value="2324.6943" calcext:value-type="float">
            <text:p>2324.6943</text:p>
          </table:table-cell>
          <table:table-cell table:formula="of:=[.B832]/33117.295" office:value-type="float" office:value="0.0701957783689761" calcext:value-type="float">
            <text:p>0.070195778368976</text:p>
          </table:table-cell>
          <table:table-cell office:value-type="float" office:value="659261.6924734" calcext:value-type="float">
            <text:p>659261.6924734</text:p>
          </table:table-cell>
        </table:table-row>
        <table:table-row table:style-name="ro1">
          <table:table-cell office:value-type="float" office:value="845.92" calcext:value-type="float">
            <text:p>845.92</text:p>
          </table:table-cell>
          <table:table-cell office:value-type="float" office:value="2452.2199" calcext:value-type="float">
            <text:p>2452.2199</text:p>
          </table:table-cell>
          <table:table-cell table:formula="of:=[.B833]/33117.295" office:value-type="float" office:value="0.074046503496134" calcext:value-type="float">
            <text:p>0.074046503496134</text:p>
          </table:table-cell>
          <table:table-cell office:value-type="float" office:value="661757.94647623" calcext:value-type="float">
            <text:p>661757.94647623</text:p>
          </table:table-cell>
        </table:table-row>
        <table:table-row table:style-name="ro1">
          <table:table-cell office:value-type="float" office:value="846.94" calcext:value-type="float">
            <text:p>846.94</text:p>
          </table:table-cell>
          <table:table-cell office:value-type="float" office:value="2587.1796" calcext:value-type="float">
            <text:p>2587.1796</text:p>
          </table:table-cell>
          <table:table-cell table:formula="of:=[.B834]/33117.295" office:value-type="float" office:value="0.07812170649807" calcext:value-type="float">
            <text:p>0.07812170649807</text:p>
          </table:table-cell>
          <table:table-cell office:value-type="float" office:value="664391.58363916" calcext:value-type="float">
            <text:p>664391.58363916</text:p>
          </table:table-cell>
        </table:table-row>
        <table:table-row table:style-name="ro1">
          <table:table-cell office:value-type="float" office:value="847.96" calcext:value-type="float">
            <text:p>847.96</text:p>
          </table:table-cell>
          <table:table-cell office:value-type="float" office:value="2726.3487" calcext:value-type="float">
            <text:p>2726.3487</text:p>
          </table:table-cell>
          <table:table-cell table:formula="of:=[.B835]/33117.295" office:value-type="float" office:value="0.0823240152917079" calcext:value-type="float">
            <text:p>0.082324015291708</text:p>
          </table:table-cell>
          <table:table-cell office:value-type="float" office:value="667166.88899738" calcext:value-type="float">
            <text:p>667166.88899738</text:p>
          </table:table-cell>
        </table:table-row>
        <table:table-row table:style-name="ro1">
          <table:table-cell office:value-type="float" office:value="848.98" calcext:value-type="float">
            <text:p>848.98</text:p>
          </table:table-cell>
          <table:table-cell office:value-type="float" office:value="2866.8608" calcext:value-type="float">
            <text:p>2866.8608</text:p>
          </table:table-cell>
          <table:table-cell table:formula="of:=[.B836]/33117.295" office:value-type="float" office:value="0.0865668769143132" calcext:value-type="float">
            <text:p>0.086566876914313</text:p>
          </table:table-cell>
          <table:table-cell office:value-type="float" office:value="670085.22956084" calcext:value-type="float">
            <text:p>670085.22956084</text:p>
          </table:table-cell>
        </table:table-row>
        <table:table-row table:style-name="ro1">
          <table:table-cell office:value-type="float" office:value="849.99" calcext:value-type="float">
            <text:p>849.99</text:p>
          </table:table-cell>
          <table:table-cell office:value-type="float" office:value="3006.1028" calcext:value-type="float">
            <text:p>3006.1028</text:p>
          </table:table-cell>
          <table:table-cell table:formula="of:=[.B837]/33117.295" office:value-type="float" office:value="0.090771386974691" calcext:value-type="float">
            <text:p>0.090771386974691</text:p>
          </table:table-cell>
          <table:table-cell office:value-type="float" office:value="673145.31251011" calcext:value-type="float">
            <text:p>673145.31251011</text:p>
          </table:table-cell>
        </table:table-row>
        <table:table-row table:style-name="ro1">
          <table:table-cell office:value-type="float" office:value="851.01" calcext:value-type="float">
            <text:p>851.01</text:p>
          </table:table-cell>
          <table:table-cell office:value-type="float" office:value="3141.3189" calcext:value-type="float">
            <text:p>3141.3189</text:p>
          </table:table-cell>
          <table:table-cell table:formula="of:=[.B838]/33117.295" office:value-type="float" office:value="0.0948543321548454" calcext:value-type="float">
            <text:p>0.094854332154845</text:p>
          </table:table-cell>
          <table:table-cell office:value-type="float" office:value="676343.03960654" calcext:value-type="float">
            <text:p>676343.03960654</text:p>
          </table:table-cell>
        </table:table-row>
        <table:table-row table:style-name="ro1">
          <table:table-cell office:value-type="float" office:value="852.03" calcext:value-type="float">
            <text:p>852.03</text:p>
          </table:table-cell>
          <table:table-cell office:value-type="float" office:value="3269.1332" calcext:value-type="float">
            <text:p>3269.1332</text:p>
          </table:table-cell>
          <table:table-cell table:formula="of:=[.B839]/33117.295" office:value-type="float" office:value="0.0987137747814246" calcext:value-type="float">
            <text:p>0.098713774781425</text:p>
          </table:table-cell>
          <table:table-cell office:value-type="float" office:value="679670.87610226" calcext:value-type="float">
            <text:p>679670.87610226</text:p>
          </table:table-cell>
        </table:table-row>
        <table:table-row table:style-name="ro1">
          <table:table-cell office:value-type="float" office:value="853.05" calcext:value-type="float">
            <text:p>853.05</text:p>
          </table:table-cell>
          <table:table-cell office:value-type="float" office:value="3385.251" calcext:value-type="float">
            <text:p>3385.251</text:p>
          </table:table-cell>
          <table:table-cell table:formula="of:=[.B840]/33117.295" office:value-type="float" office:value="0.102220033369271" calcext:value-type="float">
            <text:p>0.102220033369271</text:p>
          </table:table-cell>
          <table:table-cell office:value-type="float" office:value="683116.91553526" calcext:value-type="float">
            <text:p>683116.91553526</text:p>
          </table:table-cell>
        </table:table-row>
        <table:table-row table:style-name="ro1">
          <table:table-cell office:value-type="float" office:value="854.07" calcext:value-type="float">
            <text:p>854.07</text:p>
          </table:table-cell>
          <table:table-cell office:value-type="float" office:value="3484.532" calcext:value-type="float">
            <text:p>3484.532</text:p>
          </table:table-cell>
          <table:table-cell table:formula="of:=[.B841]/33117.295" office:value-type="float" office:value="0.105217892946873" calcext:value-type="float">
            <text:p>0.105217892946873</text:p>
          </table:table-cell>
          <table:table-cell office:value-type="float" office:value="686664.01870364" calcext:value-type="float">
            <text:p>686664.01870364</text:p>
          </table:table-cell>
        </table:table-row>
        <table:table-row table:style-name="ro1">
          <table:table-cell office:value-type="float" office:value="855.08" calcext:value-type="float">
            <text:p>855.08</text:p>
          </table:table-cell>
          <table:table-cell office:value-type="float" office:value="3561.4763" calcext:value-type="float">
            <text:p>3561.4763</text:p>
          </table:table-cell>
          <table:table-cell table:formula="of:=[.B842]/33117.295" office:value-type="float" office:value="0.107541280167961" calcext:value-type="float">
            <text:p>0.107541280167961</text:p>
          </table:table-cell>
          <table:table-cell office:value-type="float" office:value="690289.44784997" calcext:value-type="float">
            <text:p>690289.44784997</text:p>
          </table:table-cell>
        </table:table-row>
        <table:table-row table:style-name="ro1">
          <table:table-cell office:value-type="float" office:value="856.1" calcext:value-type="float">
            <text:p>856.1</text:p>
          </table:table-cell>
          <table:table-cell office:value-type="float" office:value="3610.9929" calcext:value-type="float">
            <text:p>3610.9929</text:p>
          </table:table-cell>
          <table:table-cell table:formula="of:=[.B843]/33117.295" office:value-type="float" office:value="0.109036468709174" calcext:value-type="float">
            <text:p>0.109036468709174</text:p>
          </table:table-cell>
          <table:table-cell office:value-type="float" office:value="693965.28278616" calcext:value-type="float">
            <text:p>693965.28278616</text:p>
          </table:table-cell>
        </table:table-row>
        <table:table-row table:style-name="ro1">
          <table:table-cell office:value-type="float" office:value="857.12" calcext:value-type="float">
            <text:p>857.12</text:p>
          </table:table-cell>
          <table:table-cell office:value-type="float" office:value="3629.1969" calcext:value-type="float">
            <text:p>3629.1969</text:p>
          </table:table-cell>
          <table:table-cell table:formula="of:=[.B844]/33117.295" office:value-type="float" office:value="0.109586151284397" calcext:value-type="float">
            <text:p>0.109586151284397</text:p>
          </table:table-cell>
          <table:table-cell office:value-type="float" office:value="697659.6486101" calcext:value-type="float">
            <text:p>697659.6486101</text:p>
          </table:table-cell>
        </table:table-row>
        <table:table-row table:style-name="ro1">
          <table:table-cell office:value-type="float" office:value="858.14" calcext:value-type="float">
            <text:p>858.14</text:p>
          </table:table-cell>
          <table:table-cell office:value-type="float" office:value="3613.9698" calcext:value-type="float">
            <text:p>3613.9698</text:p>
          </table:table-cell>
          <table:table-cell table:formula="of:=[.B845]/33117.295" office:value-type="float" office:value="0.109126358297077" calcext:value-type="float">
            <text:p>0.109126358297077</text:p>
          </table:table-cell>
          <table:table-cell office:value-type="float" office:value="701338.51395581" calcext:value-type="float">
            <text:p>701338.51395581</text:p>
          </table:table-cell>
        </table:table-row>
        <table:table-row table:style-name="ro1">
          <table:table-cell office:value-type="float" office:value="859.16" calcext:value-type="float">
            <text:p>859.16</text:p>
          </table:table-cell>
          <table:table-cell office:value-type="float" office:value="3565.1184" calcext:value-type="float">
            <text:p>3565.1184</text:p>
          </table:table-cell>
          <table:table-cell table:formula="of:=[.B846]/33117.295" office:value-type="float" office:value="0.107651255937419" calcext:value-type="float">
            <text:p>0.107651255937419</text:p>
          </table:table-cell>
          <table:table-cell office:value-type="float" office:value="704967.65063201" calcext:value-type="float">
            <text:p>704967.65063201</text:p>
          </table:table-cell>
        </table:table-row>
        <table:table-row table:style-name="ro1">
          <table:table-cell office:value-type="float" office:value="860.17" calcext:value-type="float">
            <text:p>860.17</text:p>
          </table:table-cell>
          <table:table-cell office:value-type="float" office:value="3484.1362" calcext:value-type="float">
            <text:p>3484.1362</text:p>
          </table:table-cell>
          <table:table-cell table:formula="of:=[.B847]/33117.295" office:value-type="float" office:value="0.105205941487673" calcext:value-type="float">
            <text:p>0.105205941487673</text:p>
          </table:table-cell>
          <table:table-cell office:value-type="float" office:value="708514.35096679" calcext:value-type="float">
            <text:p>708514.35096679</text:p>
          </table:table-cell>
        </table:table-row>
        <table:table-row table:style-name="ro1">
          <table:table-cell office:value-type="float" office:value="861.19" calcext:value-type="float">
            <text:p>861.19</text:p>
          </table:table-cell>
          <table:table-cell office:value-type="float" office:value="3373.738" calcext:value-type="float">
            <text:p>3373.738</text:p>
          </table:table-cell>
          <table:table-cell table:formula="of:=[.B848]/33117.295" office:value-type="float" office:value="0.101872390242017" calcext:value-type="float">
            <text:p>0.101872390242017</text:p>
          </table:table-cell>
          <table:table-cell office:value-type="float" office:value="711948.67066997" calcext:value-type="float">
            <text:p>711948.67066997</text:p>
          </table:table-cell>
        </table:table-row>
        <table:table-row table:style-name="ro1">
          <table:table-cell office:value-type="float" office:value="862.21" calcext:value-type="float">
            <text:p>862.21</text:p>
          </table:table-cell>
          <table:table-cell office:value-type="float" office:value="3237.4142" calcext:value-type="float">
            <text:p>3237.4142</text:p>
          </table:table-cell>
          <table:table-cell table:formula="of:=[.B849]/33117.295" office:value-type="float" office:value="0.0977559972817828" calcext:value-type="float">
            <text:p>0.097755997281783</text:p>
          </table:table-cell>
          <table:table-cell office:value-type="float" office:value="715244.21867019" calcext:value-type="float">
            <text:p>715244.21867019</text:p>
          </table:table-cell>
        </table:table-row>
        <table:table-row table:style-name="ro1">
          <table:table-cell office:value-type="float" office:value="863.23" calcext:value-type="float">
            <text:p>863.23</text:p>
          </table:table-cell>
          <table:table-cell office:value-type="float" office:value="3079.2167" calcext:value-type="float">
            <text:p>3079.2167</text:p>
          </table:table-cell>
          <table:table-cell table:formula="of:=[.B850]/33117.295" office:value-type="float" office:value="0.0929791125754685" calcext:value-type="float">
            <text:p>0.092979112575469</text:p>
          </table:table-cell>
          <table:table-cell office:value-type="float" office:value="718378.72836617" calcext:value-type="float">
            <text:p>718378.72836617</text:p>
          </table:table-cell>
        </table:table-row>
        <table:table-row table:style-name="ro1">
          <table:table-cell office:value-type="float" office:value="864.25" calcext:value-type="float">
            <text:p>864.25</text:p>
          </table:table-cell>
          <table:table-cell office:value-type="float" office:value="2903.8396" calcext:value-type="float">
            <text:p>2903.8396</text:p>
          </table:table-cell>
          <table:table-cell table:formula="of:=[.B851]/33117.295" office:value-type="float" office:value="0.0876834777719617" calcext:value-type="float">
            <text:p>0.087683477771962</text:p>
          </table:table-cell>
          <table:table-cell office:value-type="float" office:value="721334.7117573" calcext:value-type="float">
            <text:p>721334.7117573</text:p>
          </table:table-cell>
        </table:table-row>
        <table:table-row table:style-name="ro1">
          <table:table-cell office:value-type="float" office:value="865.26" calcext:value-type="float">
            <text:p>865.26</text:p>
          </table:table-cell>
          <table:table-cell office:value-type="float" office:value="2716.8827" calcext:value-type="float">
            <text:p>2716.8827</text:p>
          </table:table-cell>
          <table:table-cell table:formula="of:=[.B852]/33117.295" office:value-type="float" office:value="0.0820381827682484" calcext:value-type="float">
            <text:p>0.082038182768249</text:p>
          </table:table-cell>
          <table:table-cell office:value-type="float" office:value="724100.3810855" calcext:value-type="float">
            <text:p>724100.3810855</text:p>
          </table:table-cell>
        </table:table-row>
        <table:table-row table:style-name="ro1">
          <table:table-cell office:value-type="float" office:value="866.28" calcext:value-type="float">
            <text:p>866.28</text:p>
          </table:table-cell>
          <table:table-cell office:value-type="float" office:value="2525.0484" calcext:value-type="float">
            <text:p>2525.0484</text:p>
          </table:table-cell>
          <table:table-cell table:formula="of:=[.B853]/33117.295" office:value-type="float" office:value="0.0762456112433096" calcext:value-type="float">
            <text:p>0.07624561124331</text:p>
          </table:table-cell>
          <table:table-cell office:value-type="float" office:value="726670.77144383" calcext:value-type="float">
            <text:p>726670.77144383</text:p>
          </table:table-cell>
        </table:table-row>
        <table:table-row table:style-name="ro1">
          <table:table-cell office:value-type="float" office:value="867.3" calcext:value-type="float">
            <text:p>867.3</text:p>
          </table:table-cell>
          <table:table-cell office:value-type="float" office:value="2336.0105" calcext:value-type="float">
            <text:p>2336.0105</text:p>
          </table:table-cell>
          <table:table-cell table:formula="of:=[.B854]/33117.295" office:value-type="float" office:value="0.0705374789819036" calcext:value-type="float">
            <text:p>0.070537478981904</text:p>
          </table:table-cell>
          <table:table-cell office:value-type="float" office:value="729048.72937755" calcext:value-type="float">
            <text:p>729048.72937755</text:p>
          </table:table-cell>
        </table:table-row>
        <table:table-row table:style-name="ro1">
          <table:table-cell office:value-type="float" office:value="868.32" calcext:value-type="float">
            <text:p>868.32</text:p>
          </table:table-cell>
          <table:table-cell office:value-type="float" office:value="2157.8032" calcext:value-type="float">
            <text:p>2157.8032</text:p>
          </table:table-cell>
          <table:table-cell table:formula="of:=[.B855]/33117.295" office:value-type="float" office:value="0.0651563843001066" calcext:value-type="float">
            <text:p>0.065156384300107</text:p>
          </table:table-cell>
          <table:table-cell office:value-type="float" office:value="731245.27993609" calcext:value-type="float">
            <text:p>731245.27993609</text:p>
          </table:table-cell>
        </table:table-row>
        <table:table-row table:style-name="ro1">
          <table:table-cell office:value-type="float" office:value="869.34" calcext:value-type="float">
            <text:p>869.34</text:p>
          </table:table-cell>
          <table:table-cell office:value-type="float" office:value="1997.7829" calcext:value-type="float">
            <text:p>1997.7829</text:p>
          </table:table-cell>
          <table:table-cell table:formula="of:=[.B856]/33117.295" office:value-type="float" office:value="0.0603244588665832" calcext:value-type="float">
            <text:p>0.060324458866583</text:p>
          </table:table-cell>
          <table:table-cell office:value-type="float" office:value="733278.93668102" calcext:value-type="float">
            <text:p>733278.93668102</text:p>
          </table:table-cell>
        </table:table-row>
        <table:table-row table:style-name="ro1">
          <table:table-cell office:value-type="float" office:value="870.35" calcext:value-type="float">
            <text:p>870.35</text:p>
          </table:table-cell>
          <table:table-cell office:value-type="float" office:value="1861.4164" calcext:value-type="float">
            <text:p>1861.4164</text:p>
          </table:table-cell>
          <table:table-cell table:formula="of:=[.B857]/33117.295" office:value-type="float" office:value="0.056206776549836" calcext:value-type="float">
            <text:p>0.056206776549836</text:p>
          </table:table-cell>
          <table:table-cell office:value-type="float" office:value="735173.7782471" calcext:value-type="float">
            <text:p>735173.7782471</text:p>
          </table:table-cell>
        </table:table-row>
        <table:table-row table:style-name="ro1">
          <table:table-cell office:value-type="float" office:value="871.37" calcext:value-type="float">
            <text:p>871.37</text:p>
          </table:table-cell>
          <table:table-cell office:value-type="float" office:value="1751.2675" calcext:value-type="float">
            <text:p>1751.2675</text:p>
          </table:table-cell>
          <table:table-cell table:formula="of:=[.B858]/33117.295" office:value-type="float" office:value="0.0528807530929081" calcext:value-type="float">
            <text:p>0.052880753092908</text:p>
          </table:table-cell>
          <table:table-cell office:value-type="float" office:value="736956.49294514" calcext:value-type="float">
            <text:p>736956.49294514</text:p>
          </table:table-cell>
        </table:table-row>
        <table:table-row table:style-name="ro1">
          <table:table-cell office:value-type="float" office:value="872.39" calcext:value-type="float">
            <text:p>872.39</text:p>
          </table:table-cell>
          <table:table-cell office:value-type="float" office:value="1666.5277" calcext:value-type="float">
            <text:p>1666.5277</text:p>
          </table:table-cell>
          <table:table-cell table:formula="of:=[.B859]/33117.295" office:value-type="float" office:value="0.0503219752700213" calcext:value-type="float">
            <text:p>0.050321975270021</text:p>
          </table:table-cell>
          <table:table-cell office:value-type="float" office:value="738652.94625309" calcext:value-type="float">
            <text:p>738652.94625309</text:p>
          </table:table-cell>
        </table:table-row>
        <table:table-row table:style-name="ro1">
          <table:table-cell office:value-type="float" office:value="873.41" calcext:value-type="float">
            <text:p>873.41</text:p>
          </table:table-cell>
          <table:table-cell office:value-type="float" office:value="1603.2802" calcext:value-type="float">
            <text:p>1603.2802</text:p>
          </table:table-cell>
          <table:table-cell table:formula="of:=[.B860]/33117.295" office:value-type="float" office:value="0.0484121725521363" calcext:value-type="float">
            <text:p>0.048412172552136</text:p>
          </table:table-cell>
          <table:table-cell office:value-type="float" office:value="740285.01635428" calcext:value-type="float">
            <text:p>740285.01635428</text:p>
          </table:table-cell>
        </table:table-row>
        <table:table-row table:style-name="ro1">
          <table:table-cell office:value-type="float" office:value="874.42" calcext:value-type="float">
            <text:p>874.42</text:p>
          </table:table-cell>
          <table:table-cell office:value-type="float" office:value="1555.4471" calcext:value-type="float">
            <text:p>1555.4471</text:p>
          </table:table-cell>
          <table:table-cell table:formula="of:=[.B861]/33117.295" office:value-type="float" office:value="0.0469678184767204" calcext:value-type="float">
            <text:p>0.04696781847672</text:p>
          </table:table-cell>
          <table:table-cell office:value-type="float" office:value="741868.39433687" calcext:value-type="float">
            <text:p>741868.39433687</text:p>
          </table:table-cell>
        </table:table-row>
        <table:table-row table:style-name="ro1">
          <table:table-cell office:value-type="float" office:value="875.44" calcext:value-type="float">
            <text:p>875.44</text:p>
          </table:table-cell>
          <table:table-cell office:value-type="float" office:value="1516.1561" calcext:value-type="float">
            <text:p>1516.1561</text:p>
          </table:table-cell>
          <table:table-cell table:formula="of:=[.B862]/33117.295" office:value-type="float" office:value="0.0457813991148734" calcext:value-type="float">
            <text:p>0.045781399114873</text:p>
          </table:table-cell>
          <table:table-cell office:value-type="float" office:value="743411.77582181" calcext:value-type="float">
            <text:p>743411.77582181</text:p>
          </table:table-cell>
        </table:table-row>
        <table:table-row table:style-name="ro1">
          <table:table-cell office:value-type="float" office:value="876.46" calcext:value-type="float">
            <text:p>876.46</text:p>
          </table:table-cell>
          <table:table-cell office:value-type="float" office:value="1479.1447" calcext:value-type="float">
            <text:p>1479.1447</text:p>
          </table:table-cell>
          <table:table-cell table:formula="of:=[.B863]/33117.295" office:value-type="float" office:value="0.0446638138773109" calcext:value-type="float">
            <text:p>0.044663813877311</text:p>
          </table:table-cell>
          <table:table-cell office:value-type="float" office:value="744917.48130518" calcext:value-type="float">
            <text:p>744917.48130518</text:p>
          </table:table-cell>
        </table:table-row>
        <table:table-row table:style-name="ro1">
          <table:table-cell office:value-type="float" office:value="877.48" calcext:value-type="float">
            <text:p>877.48</text:p>
          </table:table-cell>
          <table:table-cell office:value-type="float" office:value="1439.8388" calcext:value-type="float">
            <text:p>1439.8388</text:p>
          </table:table-cell>
          <table:table-cell table:formula="of:=[.B864]/33117.295" office:value-type="float" office:value="0.043476944599491" calcext:value-type="float">
            <text:p>0.043476944599491</text:p>
          </table:table-cell>
          <table:table-cell office:value-type="float" office:value="746383.17509374" calcext:value-type="float">
            <text:p>746383.17509374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1395.8895" calcext:value-type="float">
            <text:p>1395.8895</text:p>
          </table:table-cell>
          <table:table-cell table:formula="of:=[.B865]/33117.295" office:value-type="float" office:value="0.0421498645949194" calcext:value-type="float">
            <text:p>0.042149864594919</text:p>
          </table:table-cell>
          <table:table-cell office:value-type="float" office:value="747804.13040938" calcext:value-type="float">
            <text:p>747804.13040938</text:p>
          </table:table-cell>
        </table:table-row>
        <table:table-row table:style-name="ro1">
          <table:table-cell office:value-type="float" office:value="879.51" calcext:value-type="float">
            <text:p>879.51</text:p>
          </table:table-cell>
          <table:table-cell office:value-type="float" office:value="1347.1468" calcext:value-type="float">
            <text:p>1347.1468</text:p>
          </table:table-cell>
          <table:table-cell table:formula="of:=[.B866]/33117.295" office:value-type="float" office:value="0.0406780445081641" calcext:value-type="float">
            <text:p>0.040678044508164</text:p>
          </table:table-cell>
          <table:table-cell office:value-type="float" office:value="749175.46773893" calcext:value-type="float">
            <text:p>749175.46773893</text:p>
          </table:table-cell>
        </table:table-row>
        <table:table-row table:style-name="ro1">
          <table:table-cell office:value-type="float" office:value="880.53" calcext:value-type="float">
            <text:p>880.53</text:p>
          </table:table-cell>
          <table:table-cell office:value-type="float" office:value="1295.2225" calcext:value-type="float">
            <text:p>1295.2225</text:p>
          </table:table-cell>
          <table:table-cell table:formula="of:=[.B867]/33117.295" office:value-type="float" office:value="0.0391101537731267" calcext:value-type="float">
            <text:p>0.039110153773127</text:p>
          </table:table-cell>
          <table:table-cell office:value-type="float" office:value="750493.94833743" calcext:value-type="float">
            <text:p>750493.94833743</text:p>
          </table:table-cell>
        </table:table-row>
        <table:table-row table:style-name="ro1">
          <table:table-cell office:value-type="float" office:value="881.55" calcext:value-type="float">
            <text:p>881.55</text:p>
          </table:table-cell>
          <table:table-cell office:value-type="float" office:value="1242.878" calcext:value-type="float">
            <text:p>1242.878</text:p>
          </table:table-cell>
          <table:table-cell table:formula="of:=[.B868]/33117.295" office:value-type="float" office:value="0.0375295748037392" calcext:value-type="float">
            <text:p>0.037529574803739</text:p>
          </table:table-cell>
          <table:table-cell office:value-type="float" office:value="751759.14451888" calcext:value-type="float">
            <text:p>751759.14451888</text:p>
          </table:table-cell>
        </table:table-row>
        <table:table-row table:style-name="ro1">
          <table:table-cell office:value-type="float" office:value="882.57" calcext:value-type="float">
            <text:p>882.57</text:p>
          </table:table-cell>
          <table:table-cell office:value-type="float" office:value="1193.4481" calcext:value-type="float">
            <text:p>1193.4481</text:p>
          </table:table-cell>
          <table:table-cell table:formula="of:=[.B869]/33117.295" office:value-type="float" office:value="0.036037004229965" calcext:value-type="float">
            <text:p>0.036037004229965</text:p>
          </table:table-cell>
          <table:table-cell office:value-type="float" office:value="752974.02314998" calcext:value-type="float">
            <text:p>752974.02314998</text:p>
          </table:table-cell>
        </table:table-row>
        <table:table-row table:style-name="ro1">
          <table:table-cell office:value-type="float" office:value="883.59" calcext:value-type="float">
            <text:p>883.59</text:p>
          </table:table-cell>
          <table:table-cell office:value-type="float" office:value="1150.4073" calcext:value-type="float">
            <text:p>1150.4073</text:p>
          </table:table-cell>
          <table:table-cell table:formula="of:=[.B870]/33117.295" office:value-type="float" office:value="0.0347373570214596" calcext:value-type="float">
            <text:p>0.03473735702146</text:p>
          </table:table-cell>
          <table:table-cell office:value-type="float" office:value="754145.08814847" calcext:value-type="float">
            <text:p>754145.08814847</text:p>
          </table:table-cell>
        </table:table-row>
        <table:table-row table:style-name="ro1">
          <table:table-cell office:value-type="float" office:value="884.6" calcext:value-type="float">
            <text:p>884.6</text:p>
          </table:table-cell>
          <table:table-cell office:value-type="float" office:value="1117.0651" calcext:value-type="float">
            <text:p>1117.0651</text:p>
          </table:table-cell>
          <table:table-cell table:formula="of:=[.B871]/33117.295" office:value-type="float" office:value="0.0337305658569035" calcext:value-type="float">
            <text:p>0.033730565856904</text:p>
          </table:table-cell>
          <table:table-cell office:value-type="float" office:value="755282.21224361" calcext:value-type="float">
            <text:p>755282.21224361</text:p>
          </table:table-cell>
        </table:table-row>
        <table:table-row table:style-name="ro1">
          <table:table-cell office:value-type="float" office:value="885.62" calcext:value-type="float">
            <text:p>885.62</text:p>
          </table:table-cell>
          <table:table-cell office:value-type="float" office:value="1096.2928" calcext:value-type="float">
            <text:p>1096.2928</text:p>
          </table:table-cell>
          <table:table-cell table:formula="of:=[.B872]/33117.295" office:value-type="float" office:value="0.0331033316579751" calcext:value-type="float">
            <text:p>0.033103331657975</text:p>
          </table:table-cell>
          <table:table-cell office:value-type="float" office:value="756398.19097845" calcext:value-type="float">
            <text:p>756398.19097845</text:p>
          </table:table-cell>
        </table:table-row>
        <table:table-row table:style-name="ro1">
          <table:table-cell office:value-type="float" office:value="886.64" calcext:value-type="float">
            <text:p>886.64</text:p>
          </table:table-cell>
          <table:table-cell office:value-type="float" office:value="1090.1852" calcext:value-type="float">
            <text:p>1090.1852</text:p>
          </table:table-cell>
          <table:table-cell table:formula="of:=[.B873]/33117.295" office:value-type="float" office:value="0.0329189083830669" calcext:value-type="float">
            <text:p>0.032918908383067</text:p>
          </table:table-cell>
          <table:table-cell office:value-type="float" office:value="757507.95246244" calcext:value-type="float">
            <text:p>757507.95246244</text:p>
          </table:table-cell>
        </table:table-row>
        <table:table-row table:style-name="ro1">
          <table:table-cell office:value-type="float" office:value="887.66" calcext:value-type="float">
            <text:p>887.66</text:p>
          </table:table-cell>
          <table:table-cell office:value-type="float" office:value="1099.6314" calcext:value-type="float">
            <text:p>1099.6314</text:p>
          </table:table-cell>
          <table:table-cell table:formula="of:=[.B874]/33117.295" office:value-type="float" office:value="0.0332041430316093" calcext:value-type="float">
            <text:p>0.033204143031609</text:p>
          </table:table-cell>
          <table:table-cell office:value-type="float" office:value="758627.32977276" calcext:value-type="float">
            <text:p>758627.32977276</text:p>
          </table:table-cell>
        </table:table-row>
        <table:table-row table:style-name="ro1">
          <table:table-cell office:value-type="float" office:value="888.68" calcext:value-type="float">
            <text:p>888.68</text:p>
          </table:table-cell>
          <table:table-cell office:value-type="float" office:value="1123.8726" calcext:value-type="float">
            <text:p>1123.8726</text:p>
          </table:table-cell>
          <table:table-cell table:formula="of:=[.B875]/33117.295" office:value-type="float" office:value="0.0339361231042572" calcext:value-type="float">
            <text:p>0.033936123104257</text:p>
          </table:table-cell>
          <table:table-cell office:value-type="float" office:value="759771.38353274" calcext:value-type="float">
            <text:p>759771.38353274</text:p>
          </table:table-cell>
        </table:table-row>
        <table:table-row table:style-name="ro1">
          <table:table-cell office:value-type="float" office:value="889.69" calcext:value-type="float">
            <text:p>889.69</text:p>
          </table:table-cell>
          <table:table-cell office:value-type="float" office:value="1160.2106" calcext:value-type="float">
            <text:p>1160.2106</text:p>
          </table:table-cell>
          <table:table-cell table:formula="of:=[.B876]/33117.295" office:value-type="float" office:value="0.0350333745555004" calcext:value-type="float">
            <text:p>0.0350333745555</text:p>
          </table:table-cell>
          <table:table-cell office:value-type="float" office:value="760952.42788679" calcext:value-type="float">
            <text:p>760952.42788679</text:p>
          </table:table-cell>
        </table:table-row>
        <table:table-row table:style-name="ro1">
          <table:table-cell office:value-type="float" office:value="890.71" calcext:value-type="float">
            <text:p>890.71</text:p>
          </table:table-cell>
          <table:table-cell office:value-type="float" office:value="1204.0465" calcext:value-type="float">
            <text:p>1204.0465</text:p>
          </table:table-cell>
          <table:table-cell table:formula="of:=[.B877]/33117.295" office:value-type="float" office:value="0.0363570303673654" calcext:value-type="float">
            <text:p>0.036357030367366</text:p>
          </table:table-cell>
          <table:table-cell office:value-type="float" office:value="762178.09523008" calcext:value-type="float">
            <text:p>762178.09523008</text:p>
          </table:table-cell>
        </table:table-row>
        <table:table-row table:style-name="ro1">
          <table:table-cell office:value-type="float" office:value="891.73" calcext:value-type="float">
            <text:p>891.73</text:p>
          </table:table-cell>
          <table:table-cell office:value-type="float" office:value="1249.3591" calcext:value-type="float">
            <text:p>1249.3591</text:p>
          </table:table-cell>
          <table:table-cell table:formula="of:=[.B878]/33117.295" office:value-type="float" office:value="0.037725276173673" calcext:value-type="float">
            <text:p>0.037725276173673</text:p>
          </table:table-cell>
          <table:table-cell office:value-type="float" office:value="763449.888887" calcext:value-type="float">
            <text:p>763449.888887</text:p>
          </table:table-cell>
        </table:table-row>
        <table:table-row table:style-name="ro1">
          <table:table-cell office:value-type="float" office:value="892.75" calcext:value-type="float">
            <text:p>892.75</text:p>
          </table:table-cell>
          <table:table-cell office:value-type="float" office:value="1289.6079" calcext:value-type="float">
            <text:p>1289.6079</text:p>
          </table:table-cell>
          <table:table-cell table:formula="of:=[.B879]/33117.295" office:value-type="float" office:value="0.0389406169797382" calcext:value-type="float">
            <text:p>0.038940616979738</text:p>
          </table:table-cell>
          <table:table-cell office:value-type="float" office:value="764762.65412004" calcext:value-type="float">
            <text:p>764762.65412004</text:p>
          </table:table-cell>
        </table:table-row>
        <table:table-row table:style-name="ro1">
          <table:table-cell office:value-type="float" office:value="893.77" calcext:value-type="float">
            <text:p>893.77</text:p>
          </table:table-cell>
          <table:table-cell office:value-type="float" office:value="1318.8926" calcext:value-type="float">
            <text:p>1318.8926</text:p>
          </table:table-cell>
          <table:table-cell table:formula="of:=[.B880]/33117.295" office:value-type="float" office:value="0.0398248890798599" calcext:value-type="float">
            <text:p>0.03982488907986</text:p>
          </table:table-cell>
          <table:table-cell office:value-type="float" office:value="766105.22984935" calcext:value-type="float">
            <text:p>766105.22984935</text:p>
          </table:table-cell>
        </table:table-row>
        <table:table-row table:style-name="ro1">
          <table:table-cell office:value-type="float" office:value="894.78" calcext:value-type="float">
            <text:p>894.78</text:p>
          </table:table-cell>
          <table:table-cell office:value-type="float" office:value="1333.0973" calcext:value-type="float">
            <text:p>1333.0973</text:p>
          </table:table-cell>
          <table:table-cell table:formula="of:=[.B881]/33117.295" office:value-type="float" office:value="0.0402538099805555" calcext:value-type="float">
            <text:p>0.040253809980556</text:p>
          </table:table-cell>
          <table:table-cell office:value-type="float" office:value="767462.2653805" calcext:value-type="float">
            <text:p>767462.2653805</text:p>
          </table:table-cell>
        </table:table-row>
        <table:table-row table:style-name="ro1">
          <table:table-cell office:value-type="float" office:value="895.8" calcext:value-type="float">
            <text:p>895.8</text:p>
          </table:table-cell>
          <table:table-cell office:value-type="float" office:value="1330.7186" calcext:value-type="float">
            <text:p>1330.7186</text:p>
          </table:table-cell>
          <table:table-cell table:formula="of:=[.B882]/33117.295" office:value-type="float" office:value="0.0401819834621155" calcext:value-type="float">
            <text:p>0.040181983462116</text:p>
          </table:table-cell>
          <table:table-cell office:value-type="float" office:value="768816.87953485" calcext:value-type="float">
            <text:p>768816.87953485</text:p>
          </table:table-cell>
        </table:table-row>
        <table:table-row table:style-name="ro1">
          <table:table-cell office:value-type="float" office:value="896.82" calcext:value-type="float">
            <text:p>896.82</text:p>
          </table:table-cell>
          <table:table-cell office:value-type="float" office:value="1313.1395" calcext:value-type="float">
            <text:p>1313.1395</text:p>
          </table:table-cell>
          <table:table-cell table:formula="of:=[.B883]/33117.295" office:value-type="float" office:value="0.0396511701816226" calcext:value-type="float">
            <text:p>0.039651170181623</text:p>
          </table:table-cell>
          <table:table-cell office:value-type="float" office:value="770153.59892837" calcext:value-type="float">
            <text:p>770153.59892837</text:p>
          </table:table-cell>
        </table:table-row>
        <table:table-row table:style-name="ro1">
          <table:table-cell office:value-type="float" office:value="897.84" calcext:value-type="float">
            <text:p>897.84</text:p>
          </table:table-cell>
          <table:table-cell office:value-type="float" office:value="1284.2546" calcext:value-type="float">
            <text:p>1284.2546</text:p>
          </table:table-cell>
          <table:table-cell table:formula="of:=[.B884]/33117.295" office:value-type="float" office:value="0.0387789703235122" calcext:value-type="float">
            <text:p>0.038778970323512</text:p>
          </table:table-cell>
          <table:table-cell office:value-type="float" office:value="771460.91465408" calcext:value-type="float">
            <text:p>771460.91465408</text:p>
          </table:table-cell>
        </table:table-row>
        <table:table-row table:style-name="ro1">
          <table:table-cell office:value-type="float" office:value="898.86" calcext:value-type="float">
            <text:p>898.86</text:p>
          </table:table-cell>
          <table:table-cell office:value-type="float" office:value="1249.5243" calcext:value-type="float">
            <text:p>1249.5243</text:p>
          </table:table-cell>
          <table:table-cell table:formula="of:=[.B885]/33117.295" office:value-type="float" office:value="0.0377302645037887" calcext:value-type="float">
            <text:p>0.037730264503789</text:p>
          </table:table-cell>
          <table:table-cell office:value-type="float" office:value="772732.87651165" calcext:value-type="float">
            <text:p>772732.87651165</text:p>
          </table:table-cell>
        </table:table-row>
        <table:table-row table:style-name="ro1">
          <table:table-cell office:value-type="float" office:value="899.87" calcext:value-type="float">
            <text:p>899.87</text:p>
          </table:table-cell>
          <table:table-cell office:value-type="float" office:value="1214.6943" calcext:value-type="float">
            <text:p>1214.6943</text:p>
          </table:table-cell>
          <table:table-cell table:formula="of:=[.B886]/33117.295" office:value-type="float" office:value="0.0366785481724881" calcext:value-type="float">
            <text:p>0.036678548172488</text:p>
          </table:table-cell>
          <table:table-cell office:value-type="float" office:value="773969.38285003" calcext:value-type="float">
            <text:p>773969.38285003</text:p>
          </table:table-cell>
        </table:table-row>
        <table:table-row table:style-name="ro1">
          <table:table-cell office:value-type="float" office:value="900.89" calcext:value-type="float">
            <text:p>900.89</text:p>
          </table:table-cell>
          <table:table-cell office:value-type="float" office:value="1184.5047" calcext:value-type="float">
            <text:p>1184.5047</text:p>
          </table:table-cell>
          <table:table-cell table:formula="of:=[.B887]/33117.295" office:value-type="float" office:value="0.0357669519808306" calcext:value-type="float">
            <text:p>0.035766951980831</text:p>
          </table:table-cell>
          <table:table-cell office:value-type="float" office:value="775175.15747669" calcext:value-type="float">
            <text:p>775175.15747669</text:p>
          </table:table-cell>
        </table:table-row>
        <table:table-row table:style-name="ro1">
          <table:table-cell office:value-type="float" office:value="901.91" calcext:value-type="float">
            <text:p>901.91</text:p>
          </table:table-cell>
          <table:table-cell office:value-type="float" office:value="1161.723" calcext:value-type="float">
            <text:p>1161.723</text:p>
          </table:table-cell>
          <table:table-cell table:formula="of:=[.B888]/33117.295" office:value-type="float" office:value="0.0350790425365357" calcext:value-type="float">
            <text:p>0.035079042536536</text:p>
          </table:table-cell>
          <table:table-cell office:value-type="float" office:value="776357.7413529" calcext:value-type="float">
            <text:p>776357.7413529</text:p>
          </table:table-cell>
        </table:table-row>
        <table:table-row table:style-name="ro1">
          <table:table-cell office:value-type="float" office:value="902.93" calcext:value-type="float">
            <text:p>902.93</text:p>
          </table:table-cell>
          <table:table-cell office:value-type="float" office:value="1146.74" calcext:value-type="float">
            <text:p>1146.74</text:p>
          </table:table-cell>
          <table:table-cell table:formula="of:=[.B889]/33117.295" office:value-type="float" office:value="0.0346266203202888" calcext:value-type="float">
            <text:p>0.034626620320289</text:p>
          </table:table-cell>
          <table:table-cell office:value-type="float" office:value="777525.07317807" calcext:value-type="float">
            <text:p>777525.07317807</text:p>
          </table:table-cell>
        </table:table-row>
        <table:table-row table:style-name="ro1">
          <table:table-cell office:value-type="float" office:value="903.95" calcext:value-type="float">
            <text:p>903.95</text:p>
          </table:table-cell>
          <table:table-cell office:value-type="float" office:value="1137.8162" calcext:value-type="float">
            <text:p>1137.8162</text:p>
          </table:table-cell>
          <table:table-cell table:formula="of:=[.B890]/33117.295" office:value-type="float" office:value="0.0343571599069308" calcext:value-type="float">
            <text:p>0.034357159906931</text:p>
          </table:table-cell>
          <table:table-cell office:value-type="float" office:value="778683.3209949" calcext:value-type="float">
            <text:p>778683.3209949</text:p>
          </table:table-cell>
        </table:table-row>
        <table:table-row table:style-name="ro1">
          <table:table-cell office:value-type="float" office:value="904.96" calcext:value-type="float">
            <text:p>904.96</text:p>
          </table:table-cell>
          <table:table-cell office:value-type="float" office:value="1131.8853" calcext:value-type="float">
            <text:p>1131.8853</text:p>
          </table:table-cell>
          <table:table-cell table:formula="of:=[.B891]/33117.295" office:value-type="float" office:value="0.0341780722127215" calcext:value-type="float">
            <text:p>0.034178072212722</text:p>
          </table:table-cell>
          <table:table-cell office:value-type="float" office:value="779835.5313831" calcext:value-type="float">
            <text:p>779835.5313831</text:p>
          </table:table-cell>
        </table:table-row>
        <table:table-row table:style-name="ro1">
          <table:table-cell office:value-type="float" office:value="905.98" calcext:value-type="float">
            <text:p>905.98</text:p>
          </table:table-cell>
          <table:table-cell office:value-type="float" office:value="1125.6648" calcext:value-type="float">
            <text:p>1125.6648</text:p>
          </table:table-cell>
          <table:table-cell table:formula="of:=[.B892]/33117.295" office:value-type="float" office:value="0.0339902398429582" calcext:value-type="float">
            <text:p>0.033990239842958</text:p>
          </table:table-cell>
          <table:table-cell office:value-type="float" office:value="780981.40954237" calcext:value-type="float">
            <text:p>780981.4095423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16.7414" calcext:value-type="float">
            <text:p>1116.7414</text:p>
          </table:table-cell>
          <table:table-cell table:formula="of:=[.B893]/33117.295" office:value-type="float" office:value="0.0337207915078813" calcext:value-type="float">
            <text:p>0.033720791507881</text:p>
          </table:table-cell>
          <table:table-cell office:value-type="float" office:value="782118.20413723" calcext:value-type="float">
            <text:p>782118.20413723</text:p>
          </table:table-cell>
        </table:table-row>
        <table:table-row table:style-name="ro1">
          <table:table-cell office:value-type="float" office:value="908.02" calcext:value-type="float">
            <text:p>908.02</text:p>
          </table:table-cell>
          <table:table-cell office:value-type="float" office:value="1104.3099" calcext:value-type="float">
            <text:p>1104.3099</text:p>
          </table:table-cell>
          <table:table-cell table:formula="of:=[.B894]/33117.295" office:value-type="float" office:value="0.0333454136275321" calcext:value-type="float">
            <text:p>0.033345413627532</text:p>
          </table:table-cell>
          <table:table-cell office:value-type="float" office:value="783242.34393312" calcext:value-type="float">
            <text:p>783242.34393312</text:p>
          </table:table-cell>
        </table:table-row>
        <table:table-row table:style-name="ro1">
          <table:table-cell office:value-type="float" office:value="909.04" calcext:value-type="float">
            <text:p>909.04</text:p>
          </table:table-cell>
          <table:table-cell office:value-type="float" office:value="1089.352" calcext:value-type="float">
            <text:p>1089.352</text:p>
          </table:table-cell>
          <table:table-cell table:formula="of:=[.B895]/33117.295" office:value-type="float" office:value="0.0328937493234275" calcext:value-type="float">
            <text:p>0.032893749323428</text:p>
          </table:table-cell>
          <table:table-cell office:value-type="float" office:value="784351.25721606" calcext:value-type="float">
            <text:p>784351.25721606</text:p>
          </table:table-cell>
        </table:table-row>
        <table:table-row table:style-name="ro1">
          <table:table-cell office:value-type="float" office:value="910.05" calcext:value-type="float">
            <text:p>910.05</text:p>
          </table:table-cell>
          <table:table-cell office:value-type="float" office:value="1074.2206" calcext:value-type="float">
            <text:p>1074.2206</text:p>
          </table:table-cell>
          <table:table-cell table:formula="of:=[.B896]/33117.295" office:value-type="float" office:value="0.0324368460648734" calcext:value-type="float">
            <text:p>0.032436846064873</text:p>
          </table:table-cell>
          <table:table-cell office:value-type="float" office:value="785444.76743802" calcext:value-type="float">
            <text:p>785444.76743802</text:p>
          </table:table-cell>
        </table:table-row>
        <table:table-row table:style-name="ro1">
          <table:table-cell office:value-type="float" office:value="911.07" calcext:value-type="float">
            <text:p>911.07</text:p>
          </table:table-cell>
          <table:table-cell office:value-type="float" office:value="1061.7797" calcext:value-type="float">
            <text:p>1061.7797</text:p>
          </table:table-cell>
          <table:table-cell table:formula="of:=[.B897]/33117.295" office:value-type="float" office:value="0.0320611843449171" calcext:value-type="float">
            <text:p>0.032061184344917</text:p>
          </table:table-cell>
          <table:table-cell office:value-type="float" office:value="786525.61337555" calcext:value-type="float">
            <text:p>786525.61337555</text:p>
          </table:table-cell>
        </table:table-row>
        <table:table-row table:style-name="ro1">
          <table:table-cell office:value-type="float" office:value="912.09" calcext:value-type="float">
            <text:p>912.09</text:p>
          </table:table-cell>
          <table:table-cell office:value-type="float" office:value="1054.3946" calcext:value-type="float">
            <text:p>1054.3946</text:p>
          </table:table-cell>
          <table:table-cell table:formula="of:=[.B898]/33117.295" office:value-type="float" office:value="0.0318381860595801" calcext:value-type="float">
            <text:p>0.03183818605958</text:p>
          </table:table-cell>
          <table:table-cell office:value-type="float" office:value="787598.94160363" calcext:value-type="float">
            <text:p>787598.94160363</text:p>
          </table:table-cell>
        </table:table-row>
        <table:table-row table:style-name="ro1">
          <table:table-cell office:value-type="float" office:value="913.11" calcext:value-type="float">
            <text:p>913.11</text:p>
          </table:table-cell>
          <table:table-cell office:value-type="float" office:value="1053.1139" calcext:value-type="float">
            <text:p>1053.1139</text:p>
          </table:table-cell>
          <table:table-cell table:formula="of:=[.B899]/33117.295" office:value-type="float" office:value="0.031799514422902" calcext:value-type="float">
            <text:p>0.031799514422902</text:p>
          </table:table-cell>
          <table:table-cell office:value-type="float" office:value="788670.9661324" calcext:value-type="float">
            <text:p>788670.9661324</text:p>
          </table:table-cell>
        </table:table-row>
        <table:table-row table:style-name="ro1">
          <table:table-cell office:value-type="float" office:value="914.13" calcext:value-type="float">
            <text:p>914.13</text:p>
          </table:table-cell>
          <table:table-cell office:value-type="float" office:value="1057.3163" calcext:value-type="float">
            <text:p>1057.3163</text:p>
          </table:table-cell>
          <table:table-cell table:formula="of:=[.B900]/33117.295" office:value-type="float" office:value="0.0319264088446837" calcext:value-type="float">
            <text:p>0.031926408844684</text:p>
          </table:table-cell>
          <table:table-cell office:value-type="float" office:value="789747.26851473" calcext:value-type="float">
            <text:p>789747.26851473</text:p>
          </table:table-cell>
        </table:table-row>
        <table:table-row table:style-name="ro1">
          <table:table-cell office:value-type="float" office:value="915.14" calcext:value-type="float">
            <text:p>915.14</text:p>
          </table:table-cell>
          <table:table-cell office:value-type="float" office:value="1064.9347" calcext:value-type="float">
            <text:p>1064.9347</text:p>
          </table:table-cell>
          <table:table-cell table:formula="of:=[.B901]/33117.295" office:value-type="float" office:value="0.0321564517875026" calcext:value-type="float">
            <text:p>0.032156451787503</text:p>
          </table:table-cell>
          <table:table-cell office:value-type="float" office:value="790831.32611638" calcext:value-type="float">
            <text:p>790831.32611638</text:p>
          </table:table-cell>
        </table:table-row>
        <table:table-row table:style-name="ro1">
          <table:table-cell office:value-type="float" office:value="916.16" calcext:value-type="float">
            <text:p>916.16</text:p>
          </table:table-cell>
          <table:table-cell office:value-type="float" office:value="1073.1698" calcext:value-type="float">
            <text:p>1073.1698</text:p>
          </table:table-cell>
          <table:table-cell table:formula="of:=[.B902]/33117.295" office:value-type="float" office:value="0.0324051164202873" calcext:value-type="float">
            <text:p>0.032405116420287</text:p>
          </table:table-cell>
          <table:table-cell office:value-type="float" office:value="791923.76661426" calcext:value-type="float">
            <text:p>791923.76661426</text:p>
          </table:table-cell>
        </table:table-row>
        <table:table-row table:style-name="ro1">
          <table:table-cell office:value-type="float" office:value="917.18" calcext:value-type="float">
            <text:p>917.18</text:p>
          </table:table-cell>
          <table:table-cell office:value-type="float" office:value="1079.4355" calcext:value-type="float">
            <text:p>1079.4355</text:p>
          </table:table-cell>
          <table:table-cell table:formula="of:=[.B903]/33117.295" office:value-type="float" office:value="0.0325943136358208" calcext:value-type="float">
            <text:p>0.032594313635821</text:p>
          </table:table-cell>
          <table:table-cell office:value-type="float" office:value="793022.58537121" calcext:value-type="float">
            <text:p>793022.58537121</text:p>
          </table:table-cell>
        </table:table-row>
        <table:table-row table:style-name="ro1">
          <table:table-cell office:value-type="float" office:value="918.2" calcext:value-type="float">
            <text:p>918.2</text:p>
          </table:table-cell>
          <table:table-cell office:value-type="float" office:value="1082.2055" calcext:value-type="float">
            <text:p>1082.2055</text:p>
          </table:table-cell>
          <table:table-cell table:formula="of:=[.B904]/33117.295" office:value-type="float" office:value="0.0326779557327976" calcext:value-type="float">
            <text:p>0.032677955732798</text:p>
          </table:table-cell>
          <table:table-cell office:value-type="float" office:value="794124.22389881" calcext:value-type="float">
            <text:p>794124.22389881</text:p>
          </table:table-cell>
        </table:table-row>
        <table:table-row table:style-name="ro1">
          <table:table-cell office:value-type="float" office:value="919.22" calcext:value-type="float">
            <text:p>919.22</text:p>
          </table:table-cell>
          <table:table-cell office:value-type="float" office:value="1081.4719" calcext:value-type="float">
            <text:p>1081.4719</text:p>
          </table:table-cell>
          <table:table-cell table:formula="of:=[.B905]/33117.295" office:value-type="float" office:value="0.0326558041651651" calcext:value-type="float">
            <text:p>0.032655804165165</text:p>
          </table:table-cell>
          <table:table-cell office:value-type="float" office:value="795225.11559439" calcext:value-type="float">
            <text:p>795225.11559439</text:p>
          </table:table-cell>
        </table:table-row>
        <table:table-row table:style-name="ro1">
          <table:table-cell office:value-type="float" office:value="920.23" calcext:value-type="float">
            <text:p>920.23</text:p>
          </table:table-cell>
          <table:table-cell office:value-type="float" office:value="1078.6798" calcext:value-type="float">
            <text:p>1078.6798</text:p>
          </table:table-cell>
          <table:table-cell table:formula="of:=[.B906]/33117.295" office:value-type="float" office:value="0.0325714947431546" calcext:value-type="float">
            <text:p>0.032571494743155</text:p>
          </table:table-cell>
          <table:table-cell office:value-type="float" office:value="796323.16513189" calcext:value-type="float">
            <text:p>796323.16513189</text:p>
          </table:table-cell>
        </table:table-row>
        <table:table-row table:style-name="ro1">
          <table:table-cell office:value-type="float" office:value="921.25" calcext:value-type="float">
            <text:p>921.25</text:p>
          </table:table-cell>
          <table:table-cell office:value-type="float" office:value="1076.1973" calcext:value-type="float">
            <text:p>1076.1973</text:p>
          </table:table-cell>
          <table:table-cell table:formula="of:=[.B907]/33117.295" office:value-type="float" office:value="0.0324965339107557" calcext:value-type="float">
            <text:p>0.032496533910756</text:p>
          </table:table-cell>
          <table:table-cell office:value-type="float" office:value="797418.68758079" calcext:value-type="float">
            <text:p>797418.68758079</text:p>
          </table:table-cell>
        </table:table-row>
        <table:table-row table:style-name="ro1">
          <table:table-cell office:value-type="float" office:value="922.27" calcext:value-type="float">
            <text:p>922.27</text:p>
          </table:table-cell>
          <table:table-cell office:value-type="float" office:value="1076.5436" calcext:value-type="float">
            <text:p>1076.5436</text:p>
          </table:table-cell>
          <table:table-cell table:formula="of:=[.B908]/33117.295" office:value-type="float" office:value="0.0325069906826629" calcext:value-type="float">
            <text:p>0.032506990682663</text:p>
          </table:table-cell>
          <table:table-cell office:value-type="float" office:value="798514.56246121" calcext:value-type="float">
            <text:p>798514.56246121</text:p>
          </table:table-cell>
        </table:table-row>
        <table:table-row table:style-name="ro1">
          <table:table-cell office:value-type="float" office:value="923.29" calcext:value-type="float">
            <text:p>923.29</text:p>
          </table:table-cell>
          <table:table-cell office:value-type="float" office:value="1081.6749" calcext:value-type="float">
            <text:p>1081.6749</text:p>
          </table:table-cell>
          <table:table-cell table:formula="of:=[.B909]/33117.295" office:value-type="float" office:value="0.0326619338928496" calcext:value-type="float">
            <text:p>0.03266193389285</text:p>
          </table:table-cell>
          <table:table-cell office:value-type="float" office:value="799615.6608464" calcext:value-type="float">
            <text:p>799615.6608464</text:p>
          </table:table-cell>
        </table:table-row>
        <table:table-row table:style-name="ro1">
          <table:table-cell office:value-type="float" office:value="924.3" calcext:value-type="float">
            <text:p>924.3</text:p>
          </table:table-cell>
          <table:table-cell office:value-type="float" office:value="1092.5774" calcext:value-type="float">
            <text:p>1092.5774</text:p>
          </table:table-cell>
          <table:table-cell table:formula="of:=[.B910]/33117.295" office:value-type="float" office:value="0.0329911425434958" calcext:value-type="float">
            <text:p>0.032991142543496</text:p>
          </table:table-cell>
          <table:table-cell office:value-type="float" office:value="800727.85750922" calcext:value-type="float">
            <text:p>800727.85750922</text:p>
          </table:table-cell>
        </table:table-row>
        <table:table-row table:style-name="ro1">
          <table:table-cell office:value-type="float" office:value="925.32" calcext:value-type="float">
            <text:p>925.32</text:p>
          </table:table-cell>
          <table:table-cell office:value-type="float" office:value="1109.2687" calcext:value-type="float">
            <text:p>1109.2687</text:p>
          </table:table-cell>
          <table:table-cell table:formula="of:=[.B911]/33117.295" office:value-type="float" office:value="0.033495148078972" calcext:value-type="float">
            <text:p>0.033495148078972</text:p>
          </table:table-cell>
          <table:table-cell office:value-type="float" office:value="801857.04517924" calcext:value-type="float">
            <text:p>801857.04517924</text:p>
          </table:table-cell>
        </table:table-row>
        <table:table-row table:style-name="ro1">
          <table:table-cell office:value-type="float" office:value="926.34" calcext:value-type="float">
            <text:p>926.34</text:p>
          </table:table-cell>
          <table:table-cell office:value-type="float" office:value="1131.1318" calcext:value-type="float">
            <text:p>1131.1318</text:p>
          </table:table-cell>
          <table:table-cell table:formula="of:=[.B912]/33117.295" office:value-type="float" office:value="0.0341553197506016" calcext:value-type="float">
            <text:p>0.034155319750602</text:p>
          </table:table-cell>
          <table:table-cell office:value-type="float" office:value="803008.48857907" calcext:value-type="float">
            <text:p>803008.48857907</text:p>
          </table:table-cell>
        </table:table-row>
        <table:table-row table:style-name="ro1">
          <table:table-cell office:value-type="float" office:value="927.36" calcext:value-type="float">
            <text:p>927.36</text:p>
          </table:table-cell>
          <table:table-cell office:value-type="float" office:value="1157.3641" calcext:value-type="float">
            <text:p>1157.3641</text:p>
          </table:table-cell>
          <table:table-cell table:formula="of:=[.B913]/33117.295" office:value-type="float" office:value="0.0349474224872533" calcext:value-type="float">
            <text:p>0.034947422487253</text:p>
          </table:table-cell>
          <table:table-cell office:value-type="float" office:value="804186.63528327" calcext:value-type="float">
            <text:p>804186.63528327</text:p>
          </table:table-cell>
        </table:table-row>
        <table:table-row table:style-name="ro1">
          <table:table-cell office:value-type="float" office:value="928.38" calcext:value-type="float">
            <text:p>928.38</text:p>
          </table:table-cell>
          <table:table-cell office:value-type="float" office:value="1187.2871" calcext:value-type="float">
            <text:p>1187.2871</text:p>
          </table:table-cell>
          <table:table-cell table:formula="of:=[.B914]/33117.295" office:value-type="float" office:value="0.0358509685045231" calcext:value-type="float">
            <text:p>0.035850968504523</text:p>
          </table:table-cell>
          <table:table-cell office:value-type="float" office:value="805395.24227252" calcext:value-type="float">
            <text:p>805395.24227252</text:p>
          </table:table-cell>
        </table:table-row>
        <table:table-row table:style-name="ro1">
          <table:table-cell office:value-type="float" office:value="929.39" calcext:value-type="float">
            <text:p>929.39</text:p>
          </table:table-cell>
          <table:table-cell office:value-type="float" office:value="1220.3452" calcext:value-type="float">
            <text:p>1220.3452</text:p>
          </table:table-cell>
          <table:table-cell table:formula="of:=[.B915]/33117.295" office:value-type="float" office:value="0.0368491810698911" calcext:value-type="float">
            <text:p>0.036849181069891</text:p>
          </table:table-cell>
          <table:table-cell office:value-type="float" office:value="806637.50102365" calcext:value-type="float">
            <text:p>806637.50102365</text:p>
          </table:table-cell>
        </table:table-row>
        <table:table-row table:style-name="ro1">
          <table:table-cell office:value-type="float" office:value="930.41" calcext:value-type="float">
            <text:p>930.41</text:p>
          </table:table-cell>
          <table:table-cell office:value-type="float" office:value="1255.7829" calcext:value-type="float">
            <text:p>1255.7829</text:p>
          </table:table-cell>
          <table:table-cell table:formula="of:=[.B916]/33117.295" office:value-type="float" office:value="0.0379192473298317" calcext:value-type="float">
            <text:p>0.037919247329832</text:p>
          </table:table-cell>
          <table:table-cell office:value-type="float" office:value="807915.83378258" calcext:value-type="float">
            <text:p>807915.83378258</text:p>
          </table:table-cell>
        </table:table-row>
        <table:table-row table:style-name="ro1">
          <table:table-cell office:value-type="float" office:value="931.43" calcext:value-type="float">
            <text:p>931.43</text:p>
          </table:table-cell>
          <table:table-cell office:value-type="float" office:value="1292.1627" calcext:value-type="float">
            <text:p>1292.1627</text:p>
          </table:table-cell>
          <table:table-cell table:formula="of:=[.B917]/33117.295" office:value-type="float" office:value="0.0390177609614553" calcext:value-type="float">
            <text:p>0.039017760961455</text:p>
          </table:table-cell>
          <table:table-cell office:value-type="float" office:value="809231.19969603" calcext:value-type="float">
            <text:p>809231.19969603</text:p>
          </table:table-cell>
        </table:table-row>
        <table:table-row table:style-name="ro1">
          <table:table-cell office:value-type="float" office:value="932.45" calcext:value-type="float">
            <text:p>932.45</text:p>
          </table:table-cell>
          <table:table-cell office:value-type="float" office:value="1326.9941" calcext:value-type="float">
            <text:p>1326.9941</text:p>
          </table:table-cell>
          <table:table-cell table:formula="of:=[.B918]/33117.295" office:value-type="float" office:value="0.04006951956674" calcext:value-type="float">
            <text:p>0.04006951956674</text:p>
          </table:table-cell>
          <table:table-cell office:value-type="float" office:value="810582.02246652" calcext:value-type="float">
            <text:p>810582.02246652</text:p>
          </table:table-cell>
        </table:table-row>
        <table:table-row table:style-name="ro1">
          <table:table-cell office:value-type="float" office:value="933.47" calcext:value-type="float">
            <text:p>933.47</text:p>
          </table:table-cell>
          <table:table-cell office:value-type="float" office:value="1356.7253" calcext:value-type="float">
            <text:p>1356.7253</text:p>
          </table:table-cell>
          <table:table-cell table:formula="of:=[.B919]/33117.295" office:value-type="float" office:value="0.0409672740481975" calcext:value-type="float">
            <text:p>0.040967274048198</text:p>
          </table:table-cell>
          <table:table-cell office:value-type="float" office:value="811963.11031792" calcext:value-type="float">
            <text:p>811963.11031792</text:p>
          </table:table-cell>
        </table:table-row>
        <table:table-row table:style-name="ro1">
          <table:table-cell office:value-type="float" office:value="934.48" calcext:value-type="float">
            <text:p>934.48</text:p>
          </table:table-cell>
          <table:table-cell office:value-type="float" office:value="1377.2222" calcext:value-type="float">
            <text:p>1377.2222</text:p>
          </table:table-cell>
          <table:table-cell table:formula="of:=[.B920]/33117.295" office:value-type="float" office:value="0.0415861923505528" calcext:value-type="float">
            <text:p>0.041586192350553</text:p>
          </table:table-cell>
          <table:table-cell office:value-type="float" office:value="813365.06308826" calcext:value-type="float">
            <text:p>813365.06308826</text:p>
          </table:table-cell>
        </table:table-row>
        <table:table-row table:style-name="ro1">
          <table:table-cell office:value-type="float" office:value="935.5" calcext:value-type="float">
            <text:p>935.5</text:p>
          </table:table-cell>
          <table:table-cell office:value-type="float" office:value="1384.6542" calcext:value-type="float">
            <text:p>1384.6542</text:p>
          </table:table-cell>
          <table:table-cell table:formula="of:=[.B921]/33117.295" office:value-type="float" office:value="0.0418106068143549" calcext:value-type="float">
            <text:p>0.041810606814355</text:p>
          </table:table-cell>
          <table:table-cell office:value-type="float" office:value="814774.58128382" calcext:value-type="float">
            <text:p>814774.58128382</text:p>
          </table:table-cell>
        </table:table-row>
        <table:table-row table:style-name="ro1">
          <table:table-cell office:value-type="float" office:value="936.52" calcext:value-type="float">
            <text:p>936.52</text:p>
          </table:table-cell>
          <table:table-cell office:value-type="float" office:value="1376.5237" calcext:value-type="float">
            <text:p>1376.5237</text:p>
          </table:table-cell>
          <table:table-cell table:formula="of:=[.B922]/33117.295" office:value-type="float" office:value="0.0415651006520913" calcext:value-type="float">
            <text:p>0.041565100652091</text:p>
          </table:table-cell>
          <table:table-cell office:value-type="float" office:value="816175.82303453" calcext:value-type="float">
            <text:p>816175.82303453</text:p>
          </table:table-cell>
        </table:table-row>
        <table:table-row table:style-name="ro1">
          <table:table-cell office:value-type="float" office:value="937.54" calcext:value-type="float">
            <text:p>937.54</text:p>
          </table:table-cell>
          <table:table-cell office:value-type="float" office:value="1352.4835" calcext:value-type="float">
            <text:p>1352.4835</text:p>
          </table:table-cell>
          <table:table-cell table:formula="of:=[.B923]/33117.295" office:value-type="float" office:value="0.0408391899157223" calcext:value-type="float">
            <text:p>0.040839189915722</text:p>
          </table:table-cell>
          <table:table-cell office:value-type="float" office:value="817552.59292099" calcext:value-type="float">
            <text:p>817552.59292099</text:p>
          </table:table-cell>
        </table:table-row>
        <table:table-row table:style-name="ro1">
          <table:table-cell office:value-type="float" office:value="938.56" calcext:value-type="float">
            <text:p>938.56</text:p>
          </table:table-cell>
          <table:table-cell office:value-type="float" office:value="1314.6312" calcext:value-type="float">
            <text:p>1314.6312</text:p>
          </table:table-cell>
          <table:table-cell table:formula="of:=[.B924]/33117.295" office:value-type="float" office:value="0.0396962131116083" calcext:value-type="float">
            <text:p>0.039696213111608</text:p>
          </table:table-cell>
          <table:table-cell office:value-type="float" office:value="818890.83070484" calcext:value-type="float">
            <text:p>818890.83070484</text:p>
          </table:table-cell>
        </table:table-row>
        <table:table-row table:style-name="ro1">
          <table:table-cell office:value-type="float" office:value="939.57" calcext:value-type="float">
            <text:p>939.57</text:p>
          </table:table-cell>
          <table:table-cell office:value-type="float" office:value="1267.1396" calcext:value-type="float">
            <text:p>1267.1396</text:p>
          </table:table-cell>
          <table:table-cell table:formula="of:=[.B925]/33117.295" office:value-type="float" office:value="0.0382621708687258" calcext:value-type="float">
            <text:p>0.038262170868726</text:p>
          </table:table-cell>
          <table:table-cell office:value-type="float" office:value="820180.72417011" calcext:value-type="float">
            <text:p>820180.72417011</text:p>
          </table:table-cell>
        </table:table-row>
        <table:table-row table:style-name="ro1">
          <table:table-cell office:value-type="float" office:value="940.59" calcext:value-type="float">
            <text:p>940.59</text:p>
          </table:table-cell>
          <table:table-cell office:value-type="float" office:value="1215.3126" calcext:value-type="float">
            <text:p>1215.3126</text:p>
          </table:table-cell>
          <table:table-cell table:formula="of:=[.B926]/33117.295" office:value-type="float" office:value="0.0366972181755786" calcext:value-type="float">
            <text:p>0.036697218175579</text:p>
          </table:table-cell>
          <table:table-cell office:value-type="float" office:value="821417.85999698" calcext:value-type="float">
            <text:p>821417.85999698</text:p>
          </table:table-cell>
        </table:table-row>
        <table:table-row table:style-name="ro1">
          <table:table-cell office:value-type="float" office:value="941.61" calcext:value-type="float">
            <text:p>941.61</text:p>
          </table:table-cell>
          <table:table-cell office:value-type="float" office:value="1164.3531" calcext:value-type="float">
            <text:p>1164.3531</text:p>
          </table:table-cell>
          <table:table-cell table:formula="of:=[.B927]/33117.295" office:value-type="float" office:value="0.0351584602546796" calcext:value-type="float">
            <text:p>0.03515846025468</text:p>
          </table:table-cell>
          <table:table-cell office:value-type="float" office:value="822603.12122748" calcext:value-type="float">
            <text:p>822603.12122748</text:p>
          </table:table-cell>
        </table:table-row>
        <table:table-row table:style-name="ro1">
          <table:table-cell office:value-type="float" office:value="942.63" calcext:value-type="float">
            <text:p>942.63</text:p>
          </table:table-cell>
          <table:table-cell office:value-type="float" office:value="1118.231" calcext:value-type="float">
            <text:p>1118.231</text:p>
          </table:table-cell>
          <table:table-cell table:formula="of:=[.B928]/33117.295" office:value-type="float" office:value="0.0337657710268909" calcext:value-type="float">
            <text:p>0.033765771026891</text:p>
          </table:table-cell>
          <table:table-cell office:value-type="float" office:value="823741.43215346" calcext:value-type="float">
            <text:p>823741.43215346</text:p>
          </table:table-cell>
        </table:table-row>
        <table:table-row table:style-name="ro1">
          <table:table-cell office:value-type="float" office:value="943.65" calcext:value-type="float">
            <text:p>943.65</text:p>
          </table:table-cell>
          <table:table-cell office:value-type="float" office:value="1078.9911" calcext:value-type="float">
            <text:p>1078.9911</text:p>
          </table:table-cell>
          <table:table-cell table:formula="of:=[.B929]/33117.295" office:value-type="float" office:value="0.0325808946654611" calcext:value-type="float">
            <text:p>0.032580894665461</text:p>
          </table:table-cell>
          <table:table-cell office:value-type="float" office:value="824839.79848282" calcext:value-type="float">
            <text:p>824839.79848282</text:p>
          </table:table-cell>
        </table:table-row>
        <table:table-row table:style-name="ro1">
          <table:table-cell office:value-type="float" office:value="944.66" calcext:value-type="float">
            <text:p>944.66</text:p>
          </table:table-cell>
          <table:table-cell office:value-type="float" office:value="1046.677" calcext:value-type="float">
            <text:p>1046.677</text:p>
          </table:table-cell>
          <table:table-cell table:formula="of:=[.B930]/33117.295" office:value-type="float" office:value="0.0316051477030355" calcext:value-type="float">
            <text:p>0.031605147703036</text:p>
          </table:table-cell>
          <table:table-cell office:value-type="float" office:value="825905.27049377" calcext:value-type="float">
            <text:p>825905.27049377</text:p>
          </table:table-cell>
        </table:table-row>
        <table:table-row table:style-name="ro1">
          <table:table-cell office:value-type="float" office:value="945.68" calcext:value-type="float">
            <text:p>945.68</text:p>
          </table:table-cell>
          <table:table-cell office:value-type="float" office:value="1019.8316" calcext:value-type="float">
            <text:p>1019.8316</text:p>
          </table:table-cell>
          <table:table-cell table:formula="of:=[.B931]/33117.295" office:value-type="float" office:value="0.0307945319809483" calcext:value-type="float">
            <text:p>0.030794531980948</text:p>
          </table:table-cell>
          <table:table-cell office:value-type="float" office:value="826943.41507984" calcext:value-type="float">
            <text:p>826943.41507984</text:p>
          </table:table-cell>
        </table:table-row>
        <table:table-row table:style-name="ro1">
          <table:table-cell office:value-type="float" office:value="946.7" calcext:value-type="float">
            <text:p>946.7</text:p>
          </table:table-cell>
          <table:table-cell office:value-type="float" office:value="996.34354" calcext:value-type="float">
            <text:p>996.34354</text:p>
          </table:table-cell>
          <table:table-cell table:formula="of:=[.B932]/33117.295" office:value-type="float" office:value="0.0300852934999673" calcext:value-type="float">
            <text:p>0.030085293499967</text:p>
          </table:table-cell>
          <table:table-cell office:value-type="float" office:value="827957.64980995" calcext:value-type="float">
            <text:p>827957.64980995</text:p>
          </table:table-cell>
        </table:table-row>
        <table:table-row table:style-name="ro1">
          <table:table-cell office:value-type="float" office:value="947.72" calcext:value-type="float">
            <text:p>947.72</text:p>
          </table:table-cell>
          <table:table-cell office:value-type="float" office:value="974.32169" calcext:value-type="float">
            <text:p>974.32169</text:p>
          </table:table-cell>
          <table:table-cell table:formula="of:=[.B933]/33117.295" office:value-type="float" office:value="0.0294203282605056" calcext:value-type="float">
            <text:p>0.029420328260506</text:p>
          </table:table-cell>
          <table:table-cell office:value-type="float" office:value="828949.46725053" calcext:value-type="float">
            <text:p>828949.46725053</text:p>
          </table:table-cell>
        </table:table-row>
        <table:table-row table:style-name="ro1">
          <table:table-cell office:value-type="float" office:value="948.74" calcext:value-type="float">
            <text:p>948.74</text:p>
          </table:table-cell>
          <table:table-cell office:value-type="float" office:value="952.70998" calcext:value-type="float">
            <text:p>952.70998</text:p>
          </table:table-cell>
          <table:table-cell table:formula="of:=[.B934]/33117.295" office:value-type="float" office:value="0.0287677474866229" calcext:value-type="float">
            <text:p>0.028767747486623</text:p>
          </table:table-cell>
          <table:table-cell office:value-type="float" office:value="829919.28490153" calcext:value-type="float">
            <text:p>829919.28490153</text:p>
          </table:table-cell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931.48334" calcext:value-type="float">
            <text:p>931.48334</text:p>
          </table:table-cell>
          <table:table-cell table:formula="of:=[.B935]/33117.295" office:value-type="float" office:value="0.0281267941720482" calcext:value-type="float">
            <text:p>0.028126794172048</text:p>
          </table:table-cell>
          <table:table-cell office:value-type="float" office:value="830867.49474805" calcext:value-type="float">
            <text:p>830867.49474805</text:p>
          </table:table-cell>
        </table:table-row>
        <table:table-row table:style-name="ro1">
          <table:table-cell office:value-type="float" office:value="950.77" calcext:value-type="float">
            <text:p>950.77</text:p>
          </table:table-cell>
          <table:table-cell office:value-type="float" office:value="911.43478" calcext:value-type="float">
            <text:p>911.43478</text:p>
          </table:table-cell>
          <table:table-cell table:formula="of:=[.B936]/33117.295" office:value-type="float" office:value="0.027521413811122" calcext:value-type="float">
            <text:p>0.027521413811122</text:p>
          </table:table-cell>
          <table:table-cell office:value-type="float" office:value="831795.29602641" calcext:value-type="float">
            <text:p>831795.29602641</text:p>
          </table:table-cell>
        </table:table-row>
        <table:table-row table:style-name="ro1">
          <table:table-cell office:value-type="float" office:value="951.79" calcext:value-type="float">
            <text:p>951.79</text:p>
          </table:table-cell>
          <table:table-cell office:value-type="float" office:value="893.70242" calcext:value-type="float">
            <text:p>893.70242</text:p>
          </table:table-cell>
          <table:table-cell table:formula="of:=[.B937]/33117.295" office:value-type="float" office:value="0.0269859727372057" calcext:value-type="float">
            <text:p>0.026985972737206</text:p>
          </table:table-cell>
          <table:table-cell office:value-type="float" office:value="832705.04652305" calcext:value-type="float">
            <text:p>832705.04652305</text:p>
          </table:table-cell>
        </table:table-row>
        <table:table-row table:style-name="ro1">
          <table:table-cell office:value-type="float" office:value="952.81" calcext:value-type="float">
            <text:p>952.81</text:p>
          </table:table-cell>
          <table:table-cell office:value-type="float" office:value="879.24956" calcext:value-type="float">
            <text:p>879.24956</text:p>
          </table:table-cell>
          <table:table-cell table:formula="of:=[.B938]/33117.295" office:value-type="float" office:value="0.0265495584708836" calcext:value-type="float">
            <text:p>0.026549558470884</text:p>
          </table:table-cell>
          <table:table-cell office:value-type="float" office:value="833600.08463152" calcext:value-type="float">
            <text:p>833600.08463152</text:p>
          </table:table-cell>
        </table:table-row>
        <table:table-row table:style-name="ro1">
          <table:table-cell office:value-type="float" office:value="953.83" calcext:value-type="float">
            <text:p>953.83</text:p>
          </table:table-cell>
          <table:table-cell office:value-type="float" office:value="868.48835" calcext:value-type="float">
            <text:p>868.48835</text:p>
          </table:table-cell>
          <table:table-cell table:formula="of:=[.B939]/33117.295" office:value-type="float" office:value="0.0262246161710973" calcext:value-type="float">
            <text:p>0.026224616171097</text:p>
          </table:table-cell>
          <table:table-cell office:value-type="float" office:value="834484.16829987" calcext:value-type="float">
            <text:p>834484.16829987</text:p>
          </table:table-cell>
        </table:table-row>
        <table:table-row table:style-name="ro1">
          <table:table-cell office:value-type="float" office:value="954.84" calcext:value-type="float">
            <text:p>954.84</text:p>
          </table:table-cell>
          <table:table-cell office:value-type="float" office:value="861.15256" calcext:value-type="float">
            <text:p>861.15256</text:p>
          </table:table-cell>
          <table:table-cell table:formula="of:=[.B940]/33117.295" office:value-type="float" office:value="0.0260031068358693" calcext:value-type="float">
            <text:p>0.026003106835869</text:p>
          </table:table-cell>
          <table:table-cell office:value-type="float" office:value="835360.78444449" calcext:value-type="float">
            <text:p>835360.78444449</text:p>
          </table:table-cell>
        </table:table-row>
        <table:table-row table:style-name="ro1">
          <table:table-cell office:value-type="float" office:value="955.86" calcext:value-type="float">
            <text:p>955.86</text:p>
          </table:table-cell>
          <table:table-cell office:value-type="float" office:value="856.42147" calcext:value-type="float">
            <text:p>856.42147</text:p>
          </table:table-cell>
          <table:table-cell table:formula="of:=[.B941]/33117.295" office:value-type="float" office:value="0.0258602482479321" calcext:value-type="float">
            <text:p>0.025860248247932</text:p>
          </table:table-cell>
          <table:table-cell office:value-type="float" office:value="836232.58454876" calcext:value-type="float">
            <text:p>836232.58454876</text:p>
          </table:table-cell>
        </table:table-row>
        <table:table-row table:style-name="ro1">
          <table:table-cell office:value-type="float" office:value="956.88" calcext:value-type="float">
            <text:p>956.88</text:p>
          </table:table-cell>
          <table:table-cell office:value-type="float" office:value="853.21682" calcext:value-type="float">
            <text:p>853.21682</text:p>
          </table:table-cell>
          <table:table-cell table:formula="of:=[.B942]/33117.295" office:value-type="float" office:value="0.0257634815886986" calcext:value-type="float">
            <text:p>0.025763481588699</text:p>
          </table:table-cell>
          <table:table-cell office:value-type="float" office:value="837101.12245461" calcext:value-type="float">
            <text:p>837101.12245461</text:p>
          </table:table-cell>
        </table:table-row>
        <table:table-row table:style-name="ro1">
          <table:table-cell office:value-type="float" office:value="957.9" calcext:value-type="float">
            <text:p>957.9</text:p>
          </table:table-cell>
          <table:table-cell office:value-type="float" office:value="850.559" calcext:value-type="float">
            <text:p>850.559</text:p>
          </table:table-cell>
          <table:table-cell table:formula="of:=[.B943]/33117.295" office:value-type="float" office:value="0.0256832268456708" calcext:value-type="float">
            <text:p>0.025683226845671</text:p>
          </table:table-cell>
          <table:table-cell office:value-type="float" office:value="837966.95481242" calcext:value-type="float">
            <text:p>837966.95481242</text:p>
          </table:table-cell>
        </table:table-row>
        <table:table-row table:style-name="ro1">
          <table:table-cell office:value-type="float" office:value="958.92" calcext:value-type="float">
            <text:p>958.92</text:p>
          </table:table-cell>
          <table:table-cell office:value-type="float" office:value="847.87714" calcext:value-type="float">
            <text:p>847.87714</text:p>
          </table:table-cell>
          <table:table-cell table:formula="of:=[.B944]/33117.295" office:value-type="float" office:value="0.0256022461979458" calcext:value-type="float">
            <text:p>0.025602246197946</text:p>
          </table:table-cell>
          <table:table-cell office:value-type="float" office:value="838830.0571501" calcext:value-type="float">
            <text:p>838830.0571501</text:p>
          </table:table-cell>
        </table:table-row>
        <table:table-row table:style-name="ro1">
          <table:table-cell office:value-type="float" office:value="959.93" calcext:value-type="float">
            <text:p>959.93</text:p>
          </table:table-cell>
          <table:table-cell office:value-type="float" office:value="845.19967" calcext:value-type="float">
            <text:p>845.19967</text:p>
          </table:table-cell>
          <table:table-cell table:formula="of:=[.B945]/33117.295" office:value-type="float" office:value="0.0255213981093565" calcext:value-type="float">
            <text:p>0.025521398109357</text:p>
          </table:table-cell>
          <table:table-cell office:value-type="float" office:value="839690.43394671" calcext:value-type="float">
            <text:p>839690.43394671</text:p>
          </table:table-cell>
        </table:table-row>
        <table:table-row table:style-name="ro1">
          <table:table-cell office:value-type="float" office:value="960.95" calcext:value-type="float">
            <text:p>960.95</text:p>
          </table:table-cell>
          <table:table-cell office:value-type="float" office:value="843.18831" calcext:value-type="float">
            <text:p>843.18831</text:p>
          </table:table-cell>
          <table:table-cell table:formula="of:=[.B946]/33117.295" office:value-type="float" office:value="0.0254606636804123" calcext:value-type="float">
            <text:p>0.025460663680412</text:p>
          </table:table-cell>
          <table:table-cell office:value-type="float" office:value="840548.76325957" calcext:value-type="float">
            <text:p>840548.76325957</text:p>
          </table:table-cell>
        </table:table-row>
        <table:table-row table:style-name="ro1">
          <table:table-cell office:value-type="float" office:value="961.97" calcext:value-type="float">
            <text:p>961.97</text:p>
          </table:table-cell>
          <table:table-cell office:value-type="float" office:value="843.0074" calcext:value-type="float">
            <text:p>843.0074</text:p>
          </table:table-cell>
          <table:table-cell table:formula="of:=[.B947]/33117.295" office:value-type="float" office:value="0.0254552009758043" calcext:value-type="float">
            <text:p>0.025455200975804</text:p>
          </table:table-cell>
          <table:table-cell office:value-type="float" office:value="841406.90841083" calcext:value-type="float">
            <text:p>841406.90841083</text:p>
          </table:table-cell>
        </table:table-row>
        <table:table-row table:style-name="ro1">
          <table:table-cell office:value-type="float" office:value="962.99" calcext:value-type="float">
            <text:p>962.99</text:p>
          </table:table-cell>
          <table:table-cell office:value-type="float" office:value="846.04606" calcext:value-type="float">
            <text:p>846.04606</text:p>
          </table:table-cell>
          <table:table-cell table:formula="of:=[.B948]/33117.295" office:value-type="float" office:value="0.0255469554503168" calcext:value-type="float">
            <text:p>0.025546955450317</text:p>
          </table:table-cell>
          <table:table-cell office:value-type="float" office:value="842268.1467917" calcext:value-type="float">
            <text:p>842268.1467917</text:p>
          </table:table-cell>
        </table:table-row>
        <table:table-row table:style-name="ro1">
          <table:table-cell office:value-type="float" office:value="964.01" calcext:value-type="float">
            <text:p>964.01</text:p>
          </table:table-cell>
          <table:table-cell office:value-type="float" office:value="853.54018" calcext:value-type="float">
            <text:p>853.54018</text:p>
          </table:table-cell>
          <table:table-cell table:formula="of:=[.B949]/33117.295" office:value-type="float" office:value="0.0257732456711818" calcext:value-type="float">
            <text:p>0.025773245671182</text:p>
          </table:table-cell>
          <table:table-cell office:value-type="float" office:value="843137.01385905" calcext:value-type="float">
            <text:p>843137.01385905</text:p>
          </table:table-cell>
        </table:table-row>
        <table:table-row table:style-name="ro1">
          <table:table-cell office:value-type="float" office:value="965.02" calcext:value-type="float">
            <text:p>965.02</text:p>
          </table:table-cell>
          <table:table-cell office:value-type="float" office:value="866.17927" calcext:value-type="float">
            <text:p>866.17927</text:p>
          </table:table-cell>
          <table:table-cell table:formula="of:=[.B950]/33117.295" office:value-type="float" office:value="0.0261548918774918" calcext:value-type="float">
            <text:p>0.026154891877492</text:p>
          </table:table-cell>
          <table:table-cell office:value-type="float" office:value="844018.74698374" calcext:value-type="float">
            <text:p>844018.74698374</text:p>
          </table:table-cell>
        </table:table-row>
        <table:table-row table:style-name="ro1">
          <table:table-cell office:value-type="float" office:value="966.04" calcext:value-type="float">
            <text:p>966.04</text:p>
          </table:table-cell>
          <table:table-cell office:value-type="float" office:value="883.8183" calcext:value-type="float">
            <text:p>883.8183</text:p>
          </table:table-cell>
          <table:table-cell table:formula="of:=[.B951]/33117.295" office:value-type="float" office:value="0.0266875147864583" calcext:value-type="float">
            <text:p>0.026687514786458</text:p>
          </table:table-cell>
          <table:table-cell office:value-type="float" office:value="844918.43587389" calcext:value-type="float">
            <text:p>844918.43587389</text:p>
          </table:table-cell>
        </table:table-row>
        <table:table-row table:style-name="ro1">
          <table:table-cell office:value-type="float" office:value="967.06" calcext:value-type="float">
            <text:p>967.06</text:p>
          </table:table-cell>
          <table:table-cell office:value-type="float" office:value="905.42254" calcext:value-type="float">
            <text:p>905.42254</text:p>
          </table:table-cell>
          <table:table-cell table:formula="of:=[.B952]/33117.295" office:value-type="float" office:value="0.0273398699984404" calcext:value-type="float">
            <text:p>0.02733986999844</text:p>
          </table:table-cell>
          <table:table-cell office:value-type="float" office:value="845840.11695195" calcext:value-type="float">
            <text:p>845840.11695195</text:p>
          </table:table-cell>
        </table:table-row>
        <table:table-row table:style-name="ro1">
          <table:table-cell office:value-type="float" office:value="968.08" calcext:value-type="float">
            <text:p>968.08</text:p>
          </table:table-cell>
          <table:table-cell office:value-type="float" office:value="929.33306" calcext:value-type="float">
            <text:p>929.33306</text:p>
          </table:table-cell>
          <table:table-cell table:formula="of:=[.B953]/33117.295" office:value-type="float" office:value="0.02806186495606" calcext:value-type="float">
            <text:p>0.02806186495606</text:p>
          </table:table-cell>
          <table:table-cell office:value-type="float" office:value="846786.13789998" calcext:value-type="float">
            <text:p>846786.13789998</text:p>
          </table:table-cell>
        </table:table-row>
        <table:table-row table:style-name="ro1">
          <table:table-cell office:value-type="float" office:value="969.09" calcext:value-type="float">
            <text:p>969.09</text:p>
          </table:table-cell>
          <table:table-cell office:value-type="float" office:value="953.84357" calcext:value-type="float">
            <text:p>953.84357</text:p>
          </table:table-cell>
          <table:table-cell table:formula="of:=[.B954]/33117.295" office:value-type="float" office:value="0.0288019770334503" calcext:value-type="float">
            <text:p>0.02880197703345</text:p>
          </table:table-cell>
          <table:table-cell office:value-type="float" office:value="847757.10949439" calcext:value-type="float">
            <text:p>847757.10949439</text:p>
          </table:table-cell>
        </table:table-row>
        <table:table-row table:style-name="ro1">
          <table:table-cell office:value-type="float" office:value="970.11" calcext:value-type="float">
            <text:p>970.11</text:p>
          </table:table-cell>
          <table:table-cell office:value-type="float" office:value="977.95219" calcext:value-type="float">
            <text:p>977.95219</text:p>
          </table:table-cell>
          <table:table-cell table:formula="of:=[.B955]/33117.295" office:value-type="float" office:value="0.0295299537598104" calcext:value-type="float">
            <text:p>0.02952995375981</text:p>
          </table:table-cell>
          <table:table-cell office:value-type="float" office:value="848752.62261844" calcext:value-type="float">
            <text:p>848752.62261844</text:p>
          </table:table-cell>
        </table:table-row>
        <table:table-row table:style-name="ro1">
          <table:table-cell office:value-type="float" office:value="971.13" calcext:value-type="float">
            <text:p>971.13</text:p>
          </table:table-cell>
          <table:table-cell office:value-type="float" office:value="1002.0412" calcext:value-type="float">
            <text:p>1002.0412</text:p>
          </table:table-cell>
          <table:table-cell table:formula="of:=[.B956]/33117.295" office:value-type="float" office:value="0.030257338348437" calcext:value-type="float">
            <text:p>0.030257338348437</text:p>
          </table:table-cell>
          <table:table-cell office:value-type="float" office:value="849772.65735825" calcext:value-type="float">
            <text:p>849772.65735825</text:p>
          </table:table-cell>
        </table:table-row>
        <table:table-row table:style-name="ro1">
          <table:table-cell office:value-type="float" office:value="972.15" calcext:value-type="float">
            <text:p>972.15</text:p>
          </table:table-cell>
          <table:table-cell office:value-type="float" office:value="1028.204" calcext:value-type="float">
            <text:p>1028.204</text:p>
          </table:table-cell>
          <table:table-cell table:formula="of:=[.B957]/33117.295" office:value-type="float" office:value="0.0310473424837385" calcext:value-type="float">
            <text:p>0.031047342483739</text:p>
          </table:table-cell>
          <table:table-cell office:value-type="float" office:value="850819.3246938" calcext:value-type="float">
            <text:p>850819.3246938</text:p>
          </table:table-cell>
        </table:table-row>
        <table:table-row table:style-name="ro1">
          <table:table-cell office:value-type="float" office:value="973.17" calcext:value-type="float">
            <text:p>973.17</text:p>
          </table:table-cell>
          <table:table-cell office:value-type="float" office:value="1060.0134" calcext:value-type="float">
            <text:p>1060.0134</text:p>
          </table:table-cell>
          <table:table-cell table:formula="of:=[.B958]/33117.295" office:value-type="float" office:value="0.0320078496749206" calcext:value-type="float">
            <text:p>0.032007849674921</text:p>
          </table:table-cell>
          <table:table-cell office:value-type="float" office:value="851898.37262807" calcext:value-type="float">
            <text:p>851898.37262807</text:p>
          </table:table-cell>
        </table:table-row>
        <table:table-row table:style-name="ro1">
          <table:table-cell office:value-type="float" office:value="974.18" calcext:value-type="float">
            <text:p>974.18</text:p>
          </table:table-cell>
          <table:table-cell office:value-type="float" office:value="1101.7067" calcext:value-type="float">
            <text:p>1101.7067</text:p>
          </table:table-cell>
          <table:table-cell table:formula="of:=[.B959]/33117.295" office:value-type="float" office:value="0.0332668081737956" calcext:value-type="float">
            <text:p>0.033266808173796</text:p>
          </table:table-cell>
          <table:table-cell office:value-type="float" office:value="853019.86251429" calcext:value-type="float">
            <text:p>853019.86251429</text:p>
          </table:table-cell>
        </table:table-row>
        <table:table-row table:style-name="ro1">
          <table:table-cell office:value-type="float" office:value="975.2" calcext:value-type="float">
            <text:p>975.2</text:p>
          </table:table-cell>
          <table:table-cell office:value-type="float" office:value="1156.9853" calcext:value-type="float">
            <text:p>1156.9853</text:p>
          </table:table-cell>
          <table:table-cell table:formula="of:=[.B960]/33117.295" office:value-type="float" office:value="0.0349359843550024" calcext:value-type="float">
            <text:p>0.034935984355003</text:p>
          </table:table-cell>
          <table:table-cell office:value-type="float" office:value="854197.62362947" calcext:value-type="float">
            <text:p>854197.62362947</text:p>
          </table:table-cell>
        </table:table-row>
        <table:table-row table:style-name="ro1">
          <table:table-cell office:value-type="float" office:value="976.22" calcext:value-type="float">
            <text:p>976.22</text:p>
          </table:table-cell>
          <table:table-cell office:value-type="float" office:value="1227.8081" calcext:value-type="float">
            <text:p>1227.8081</text:p>
          </table:table-cell>
          <table:table-cell table:formula="of:=[.B961]/33117.295" office:value-type="float" office:value="0.0370745285809122" calcext:value-type="float">
            <text:p>0.037074528580912</text:p>
          </table:table-cell>
          <table:table-cell office:value-type="float" office:value="855447.47930619" calcext:value-type="float">
            <text:p>855447.47930619</text:p>
          </table:table-cell>
        </table:table-row>
        <table:table-row table:style-name="ro1">
          <table:table-cell office:value-type="float" office:value="977.24" calcext:value-type="float">
            <text:p>977.24</text:p>
          </table:table-cell>
          <table:table-cell office:value-type="float" office:value="1313.6075" calcext:value-type="float">
            <text:p>1313.6075</text:p>
          </table:table-cell>
          <table:table-cell table:formula="of:=[.B962]/33117.295" office:value-type="float" office:value="0.0396653017705703" calcext:value-type="float">
            <text:p>0.03966530177057</text:p>
          </table:table-cell>
          <table:table-cell office:value-type="float" office:value="856784.67507748" calcext:value-type="float">
            <text:p>856784.67507748</text:p>
          </table:table-cell>
        </table:table-row>
        <table:table-row table:style-name="ro1">
          <table:table-cell office:value-type="float" office:value="978.26" calcext:value-type="float">
            <text:p>978.26</text:p>
          </table:table-cell>
          <table:table-cell office:value-type="float" office:value="1411.2411" calcext:value-type="float">
            <text:p>1411.2411</text:p>
          </table:table-cell>
          <table:table-cell table:formula="of:=[.B963]/33117.295" office:value-type="float" office:value="0.0426134169472477" calcext:value-type="float">
            <text:p>0.042613416947248</text:p>
          </table:table-cell>
          <table:table-cell office:value-type="float" office:value="858221.25766947" calcext:value-type="float">
            <text:p>858221.25766947</text:p>
          </table:table-cell>
        </table:table-row>
        <table:table-row table:style-name="ro1">
          <table:table-cell office:value-type="float" office:value="979.27" calcext:value-type="float">
            <text:p>979.27</text:p>
          </table:table-cell>
          <table:table-cell office:value-type="float" office:value="1515.738" calcext:value-type="float">
            <text:p>1515.738</text:p>
          </table:table-cell>
          <table:table-cell table:formula="of:=[.B964]/33117.295" office:value-type="float" office:value="0.0457687742914994" calcext:value-type="float">
            <text:p>0.045768774291499</text:p>
          </table:table-cell>
          <table:table-cell office:value-type="float" office:value="859764.21355435" calcext:value-type="float">
            <text:p>859764.21355435</text:p>
          </table:table-cell>
        </table:table-row>
        <table:table-row table:style-name="ro1">
          <table:table-cell office:value-type="float" office:value="980.29" calcext:value-type="float">
            <text:p>980.29</text:p>
          </table:table-cell>
          <table:table-cell office:value-type="float" office:value="1621.6006" calcext:value-type="float">
            <text:p>1621.6006</text:p>
          </table:table-cell>
          <table:table-cell table:formula="of:=[.B965]/33117.295" office:value-type="float" office:value="0.0489653699071739" calcext:value-type="float">
            <text:p>0.048965369907174</text:p>
          </table:table-cell>
          <table:table-cell office:value-type="float" office:value="861414.93297487" calcext:value-type="float">
            <text:p>861414.93297487</text:p>
          </table:table-cell>
        </table:table-row>
        <table:table-row table:style-name="ro1">
          <table:table-cell office:value-type="float" office:value="981.31" calcext:value-type="float">
            <text:p>981.31</text:p>
          </table:table-cell>
          <table:table-cell office:value-type="float" office:value="1724.2052" calcext:value-type="float">
            <text:p>1724.2052</text:p>
          </table:table-cell>
          <table:table-cell table:formula="of:=[.B966]/33117.295" office:value-type="float" office:value="0.0520635879228663" calcext:value-type="float">
            <text:p>0.052063587922866</text:p>
          </table:table-cell>
          <table:table-cell office:value-type="float" office:value="863170.09945881" calcext:value-type="float">
            <text:p>863170.09945881</text:p>
          </table:table-cell>
        </table:table-row>
        <table:table-row table:style-name="ro1">
          <table:table-cell office:value-type="float" office:value="982.33" calcext:value-type="float">
            <text:p>982.33</text:p>
          </table:table-cell>
          <table:table-cell office:value-type="float" office:value="1820.7991" calcext:value-type="float">
            <text:p>1820.7991</text:p>
          </table:table-cell>
          <table:table-cell table:formula="of:=[.B967]/33117.295" office:value-type="float" office:value="0.0549803086272596" calcext:value-type="float">
            <text:p>0.05498030862726</text:p>
          </table:table-cell>
          <table:table-cell office:value-type="float" office:value="865023.59439415" calcext:value-type="float">
            <text:p>865023.59439415</text:p>
          </table:table-cell>
        </table:table-row>
        <table:table-row table:style-name="ro1">
          <table:table-cell office:value-type="float" office:value="983.35" calcext:value-type="float">
            <text:p>983.35</text:p>
          </table:table-cell>
          <table:table-cell office:value-type="float" office:value="1910.7522" calcext:value-type="float">
            <text:p>1910.7522</text:p>
          </table:table-cell>
          <table:table-cell table:formula="of:=[.B968]/33117.295" office:value-type="float" office:value="0.0576965057079692" calcext:value-type="float">
            <text:p>0.057696505707969</text:p>
          </table:table-cell>
          <table:table-cell office:value-type="float" office:value="866968.65764246" calcext:value-type="float">
            <text:p>866968.65764246</text:p>
          </table:table-cell>
        </table:table-row>
        <table:table-row table:style-name="ro1">
          <table:table-cell office:value-type="float" office:value="984.36" calcext:value-type="float">
            <text:p>984.36</text:p>
          </table:table-cell>
          <table:table-cell office:value-type="float" office:value="1995.0223" calcext:value-type="float">
            <text:p>1995.0223</text:p>
          </table:table-cell>
          <table:table-cell table:formula="of:=[.B969]/33117.295" office:value-type="float" office:value="0.0602411006092134" calcext:value-type="float">
            <text:p>0.060241100609213</text:p>
          </table:table-cell>
          <table:table-cell office:value-type="float" office:value="868999.50423867" calcext:value-type="float">
            <text:p>868999.50423867</text:p>
          </table:table-cell>
        </table:table-row>
        <table:table-row table:style-name="ro1">
          <table:table-cell office:value-type="float" office:value="985.38" calcext:value-type="float">
            <text:p>985.38</text:p>
          </table:table-cell>
          <table:table-cell office:value-type="float" office:value="2075.1156" calcext:value-type="float">
            <text:p>2075.1156</text:p>
          </table:table-cell>
          <table:table-cell table:formula="of:=[.B970]/33117.295" office:value-type="float" office:value="0.0626595740986696" calcext:value-type="float">
            <text:p>0.06265957409867</text:p>
          </table:table-cell>
          <table:table-cell office:value-type="float" office:value="871111.88236573" calcext:value-type="float">
            <text:p>871111.88236573</text:p>
          </table:table-cell>
        </table:table-row>
        <table:table-row table:style-name="ro1">
          <table:table-cell office:value-type="float" office:value="986.4" calcext:value-type="float">
            <text:p>986.4</text:p>
          </table:table-cell>
          <table:table-cell office:value-type="float" office:value="2152.0207" calcext:value-type="float">
            <text:p>2152.0207</text:p>
          </table:table-cell>
          <table:table-cell table:formula="of:=[.B971]/33117.295" office:value-type="float" office:value="0.0649817776482047" calcext:value-type="float">
            <text:p>0.064981777648205</text:p>
          </table:table-cell>
          <table:table-cell office:value-type="float" office:value="873302.54659155" calcext:value-type="float">
            <text:p>873302.54659155</text:p>
          </table:table-cell>
        </table:table-row>
        <table:table-row table:style-name="ro1">
          <table:table-cell office:value-type="float" office:value="987.42" calcext:value-type="float">
            <text:p>987.42</text:p>
          </table:table-cell>
          <table:table-cell office:value-type="float" office:value="2225.5875" calcext:value-type="float">
            <text:p>2225.5875</text:p>
          </table:table-cell>
          <table:table-cell table:formula="of:=[.B972]/33117.295" office:value-type="float" office:value="0.0672031788828164" calcext:value-type="float">
            <text:p>0.067203178882816</text:p>
          </table:table-cell>
          <table:table-cell office:value-type="float" office:value="875568.09866401" calcext:value-type="float">
            <text:p>875568.09866401</text:p>
          </table:table-cell>
        </table:table-row>
        <table:table-row table:style-name="ro1">
          <table:table-cell office:value-type="float" office:value="988.44" calcext:value-type="float">
            <text:p>988.44</text:p>
          </table:table-cell>
          <table:table-cell office:value-type="float" office:value="2294.6001" calcext:value-type="float">
            <text:p>2294.6001</text:p>
          </table:table-cell>
          <table:table-cell table:formula="of:=[.B973]/33117.295" office:value-type="float" office:value="0.0692870628473733" calcext:value-type="float">
            <text:p>0.069287062847373</text:p>
          </table:table-cell>
          <table:table-cell office:value-type="float" office:value="877903.90256034" calcext:value-type="float">
            <text:p>877903.90256034</text:p>
          </table:table-cell>
        </table:table-row>
        <table:table-row table:style-name="ro1">
          <table:table-cell office:value-type="float" office:value="989.45" calcext:value-type="float">
            <text:p>989.45</text:p>
          </table:table-cell>
          <table:table-cell office:value-type="float" office:value="2357.4591" calcext:value-type="float">
            <text:p>2357.4591</text:p>
          </table:table-cell>
          <table:table-cell table:formula="of:=[.B974]/33117.295" office:value-type="float" office:value="0.0711851345346895" calcext:value-type="float">
            <text:p>0.07118513453469</text:p>
          </table:table-cell>
          <table:table-cell office:value-type="float" office:value="880303.6942197" calcext:value-type="float">
            <text:p>880303.6942197</text:p>
          </table:table-cell>
        </table:table-row>
        <table:table-row table:style-name="ro1">
          <table:table-cell office:value-type="float" office:value="990.47" calcext:value-type="float">
            <text:p>990.47</text:p>
          </table:table-cell>
          <table:table-cell office:value-type="float" office:value="2413.0896" calcext:value-type="float">
            <text:p>2413.0896</text:p>
          </table:table-cell>
          <table:table-cell table:formula="of:=[.B975]/33117.295" office:value-type="float" office:value="0.0728649365837397" calcext:value-type="float">
            <text:p>0.07286493658374</text:p>
          </table:table-cell>
          <table:table-cell office:value-type="float" office:value="882760.11531748" calcext:value-type="float">
            <text:p>882760.11531748</text:p>
          </table:table-cell>
        </table:table-row>
        <table:table-row table:style-name="ro1">
          <table:table-cell office:value-type="float" office:value="991.49" calcext:value-type="float">
            <text:p>991.49</text:p>
          </table:table-cell>
          <table:table-cell office:value-type="float" office:value="2461.5648" calcext:value-type="float">
            <text:p>2461.5648</text:p>
          </table:table-cell>
          <table:table-cell table:formula="of:=[.B976]/33117.295" office:value-type="float" office:value="0.0743286793199747" calcext:value-type="float">
            <text:p>0.074328679319975</text:p>
          </table:table-cell>
          <table:table-cell office:value-type="float" office:value="885265.88202801" calcext:value-type="float">
            <text:p>885265.88202801</text:p>
          </table:table-cell>
        </table:table-row>
        <table:table-row table:style-name="ro1">
          <table:table-cell office:value-type="float" office:value="992.51" calcext:value-type="float">
            <text:p>992.51</text:p>
          </table:table-cell>
          <table:table-cell office:value-type="float" office:value="2504.0505" calcext:value-type="float">
            <text:p>2504.0505</text:p>
          </table:table-cell>
          <table:table-cell table:formula="of:=[.B977]/33117.295" office:value-type="float" office:value="0.0756115648938115" calcext:value-type="float">
            <text:p>0.075611564893812</text:p>
          </table:table-cell>
          <table:table-cell office:value-type="float" office:value="887814.89743046" calcext:value-type="float">
            <text:p>887814.89743046</text:p>
          </table:table-cell>
        </table:table-row>
        <table:table-row table:style-name="ro1">
          <table:table-cell office:value-type="float" office:value="993.53" calcext:value-type="float">
            <text:p>993.53</text:p>
          </table:table-cell>
          <table:table-cell office:value-type="float" office:value="2541.9877" calcext:value-type="float">
            <text:p>2541.9877</text:p>
          </table:table-cell>
          <table:table-cell table:formula="of:=[.B978]/33117.295" office:value-type="float" office:value="0.0767571053131" calcext:value-type="float">
            <text:p>0.0767571053131</text:p>
          </table:table-cell>
          <table:table-cell office:value-type="float" office:value="890402.53117961" calcext:value-type="float">
            <text:p>890402.53117961</text:p>
          </table:table-cell>
        </table:table-row>
        <table:table-row table:style-name="ro1">
          <table:table-cell office:value-type="float" office:value="994.54" calcext:value-type="float">
            <text:p>994.54</text:p>
          </table:table-cell>
          <table:table-cell office:value-type="float" office:value="2575.8033" calcext:value-type="float">
            <text:p>2575.8033</text:p>
          </table:table-cell>
          <table:table-cell table:formula="of:=[.B979]/33117.295" office:value-type="float" office:value="0.0777781911233994" calcext:value-type="float">
            <text:p>0.0777781911234</text:p>
          </table:table-cell>
          <table:table-cell office:value-type="float" office:value="893024.58783201" calcext:value-type="float">
            <text:p>893024.58783201</text:p>
          </table:table-cell>
        </table:table-row>
        <table:table-row table:style-name="ro1">
          <table:table-cell office:value-type="float" office:value="995.56" calcext:value-type="float">
            <text:p>995.56</text:p>
          </table:table-cell>
          <table:table-cell office:value-type="float" office:value="2603.7176" calcext:value-type="float">
            <text:p>2603.7176</text:p>
          </table:table-cell>
          <table:table-cell table:formula="of:=[.B980]/33117.295" office:value-type="float" office:value="0.0786210830322948" calcext:value-type="float">
            <text:p>0.078621083032295</text:p>
          </table:table-cell>
          <table:table-cell office:value-type="float" office:value="895675.05996118" calcext:value-type="float">
            <text:p>895675.05996118</text:p>
          </table:table-cell>
        </table:table-row>
        <table:table-row table:style-name="ro1">
          <table:table-cell office:value-type="float" office:value="996.58" calcext:value-type="float">
            <text:p>996.58</text:p>
          </table:table-cell>
          <table:table-cell office:value-type="float" office:value="2621.2469" calcext:value-type="float">
            <text:p>2621.2469</text:p>
          </table:table-cell>
          <table:table-cell table:formula="of:=[.B981]/33117.295" office:value-type="float" office:value="0.0791503925667842" calcext:value-type="float">
            <text:p>0.079150392566784</text:p>
          </table:table-cell>
          <table:table-cell office:value-type="float" office:value="898343.37619286" calcext:value-type="float">
            <text:p>898343.37619286</text:p>
          </table:table-cell>
        </table:table-row>
        <table:table-row table:style-name="ro1">
          <table:table-cell office:value-type="float" office:value="997.6" calcext:value-type="float">
            <text:p>997.6</text:p>
          </table:table-cell>
          <table:table-cell office:value-type="float" office:value="2621.7821" calcext:value-type="float">
            <text:p>2621.7821</text:p>
          </table:table-cell>
          <table:table-cell table:formula="of:=[.B982]/33117.295" office:value-type="float" office:value="0.0791665533069654" calcext:value-type="float">
            <text:p>0.079166553306966</text:p>
          </table:table-cell>
          <table:table-cell office:value-type="float" office:value="901012.23720289" calcext:value-type="float">
            <text:p>901012.23720289</text:p>
          </table:table-cell>
        </table:table-row>
        <table:table-row table:style-name="ro1">
          <table:table-cell office:value-type="float" office:value="998.62" calcext:value-type="float">
            <text:p>998.62</text:p>
          </table:table-cell>
          <table:table-cell office:value-type="float" office:value="2598.2055" calcext:value-type="float">
            <text:p>2598.2055</text:p>
          </table:table-cell>
          <table:table-cell table:formula="of:=[.B983]/33117.295" office:value-type="float" office:value="0.0784546412984515" calcext:value-type="float">
            <text:p>0.078454641298452</text:p>
          </table:table-cell>
          <table:table-cell office:value-type="float" office:value="903657.098238" calcext:value-type="float">
            <text:p>903657.098238</text:p>
          </table:table-cell>
        </table:table-row>
        <table:table-row table:style-name="ro1">
          <table:table-cell office:value-type="float" office:value="999.63" calcext:value-type="float">
            <text:p>999.63</text:p>
          </table:table-cell>
          <table:table-cell office:value-type="float" office:value="2545.0859" calcext:value-type="float">
            <text:p>2545.0859</text:p>
          </table:table-cell>
          <table:table-cell table:formula="of:=[.B984]/33117.295" office:value-type="float" office:value="0.076850657639762" calcext:value-type="float">
            <text:p>0.076850657639762</text:p>
          </table:table-cell>
          <table:table-cell office:value-type="float" office:value="906247.88583567" calcext:value-type="float">
            <text:p>906247.88583567</text:p>
          </table:table-cell>
        </table:table-row>
        <table:table-row table:style-name="ro1">
          <table:table-cell office:value-type="float" office:value="1000.65" calcext:value-type="float">
            <text:p>1000.65</text:p>
          </table:table-cell>
          <table:table-cell office:value-type="float" office:value="2460.718" calcext:value-type="float">
            <text:p>2460.718</text:p>
          </table:table-cell>
          <table:table-cell table:formula="of:=[.B985]/33117.295" office:value-type="float" office:value="0.0743031095987761" calcext:value-type="float">
            <text:p>0.074303109598776</text:p>
          </table:table-cell>
          <table:table-cell office:value-type="float" office:value="908752.7906178" calcext:value-type="float">
            <text:p>908752.7906178</text:p>
          </table:table-cell>
        </table:table-row>
        <table:table-row table:style-name="ro1">
          <table:table-cell office:value-type="float" office:value="1001.67" calcext:value-type="float">
            <text:p>1001.67</text:p>
          </table:table-cell>
          <table:table-cell office:value-type="float" office:value="2348.2778" calcext:value-type="float">
            <text:p>2348.2778</text:p>
          </table:table-cell>
          <table:table-cell table:formula="of:=[.B986]/33117.295" office:value-type="float" office:value="0.0709078987278399" calcext:value-type="float">
            <text:p>0.07090789872784</text:p>
          </table:table-cell>
          <table:table-cell office:value-type="float" office:value="911143.23611675" calcext:value-type="float">
            <text:p>911143.23611675</text:p>
          </table:table-cell>
        </table:table-row>
        <table:table-row table:style-name="ro1">
          <table:table-cell office:value-type="float" office:value="1002.69" calcext:value-type="float">
            <text:p>1002.69</text:p>
          </table:table-cell>
          <table:table-cell office:value-type="float" office:value="2215.6468" calcext:value-type="float">
            <text:p>2215.6468</text:p>
          </table:table-cell>
          <table:table-cell table:formula="of:=[.B987]/33117.295" office:value-type="float" office:value="0.0669030124592" calcext:value-type="float">
            <text:p>0.0669030124592</text:p>
          </table:table-cell>
          <table:table-cell office:value-type="float" office:value="913398.66893237" calcext:value-type="float">
            <text:p>913398.66893237</text:p>
          </table:table-cell>
        </table:table-row>
        <table:table-row table:style-name="ro1">
          <table:table-cell office:value-type="float" office:value="1003.71" calcext:value-type="float">
            <text:p>1003.71</text:p>
          </table:table-cell>
          <table:table-cell office:value-type="float" office:value="2073.9119" calcext:value-type="float">
            <text:p>2073.9119</text:p>
          </table:table-cell>
          <table:table-cell table:formula="of:=[.B988]/33117.295" office:value-type="float" office:value="0.0626232275311133" calcext:value-type="float">
            <text:p>0.062623227531113</text:p>
          </table:table-cell>
          <table:table-cell office:value-type="float" office:value="915509.82173819" calcext:value-type="float">
            <text:p>915509.82173819</text:p>
          </table:table-cell>
        </table:table-row>
        <table:table-row table:style-name="ro1">
          <table:table-cell office:value-type="float" office:value="1004.72" calcext:value-type="float">
            <text:p>1004.72</text:p>
          </table:table-cell>
          <table:table-cell office:value-type="float" office:value="1934.9956" calcext:value-type="float">
            <text:p>1934.9956</text:p>
          </table:table-cell>
          <table:table-cell table:formula="of:=[.B989]/33117.295" office:value-type="float" office:value="0.0584285522111634" calcext:value-type="float">
            <text:p>0.058428552211163</text:p>
          </table:table-cell>
          <table:table-cell office:value-type="float" office:value="917479.5637344" calcext:value-type="float">
            <text:p>917479.5637344</text:p>
          </table:table-cell>
        </table:table-row>
        <table:table-row table:style-name="ro1">
          <table:table-cell office:value-type="float" office:value="1005.74" calcext:value-type="float">
            <text:p>1005.74</text:p>
          </table:table-cell>
          <table:table-cell office:value-type="float" office:value="1809.1469" calcext:value-type="float">
            <text:p>1809.1469</text:p>
          </table:table-cell>
          <table:table-cell table:formula="of:=[.B990]/33117.295" office:value-type="float" office:value="0.0546284622581645" calcext:value-type="float">
            <text:p>0.054628462258165</text:p>
          </table:table-cell>
          <table:table-cell office:value-type="float" office:value="919321.19721635" calcext:value-type="float">
            <text:p>919321.19721635</text:p>
          </table:table-cell>
        </table:table-row>
        <table:table-row table:style-name="ro1">
          <table:table-cell office:value-type="float" office:value="1006.76" calcext:value-type="float">
            <text:p>1006.76</text:p>
          </table:table-cell>
          <table:table-cell office:value-type="float" office:value="1703.0327" calcext:value-type="float">
            <text:p>1703.0327</text:p>
          </table:table-cell>
          <table:table-cell table:formula="of:=[.B991]/33117.295" office:value-type="float" office:value="0.0514242694036454" calcext:value-type="float">
            <text:p>0.051424269403646</text:p>
          </table:table-cell>
          <table:table-cell office:value-type="float" office:value="921054.81099243" calcext:value-type="float">
            <text:p>921054.81099243</text:p>
          </table:table-cell>
        </table:table-row>
        <table:table-row table:style-name="ro1">
          <table:table-cell office:value-type="float" office:value="1007.78" calcext:value-type="float">
            <text:p>1007.78</text:p>
          </table:table-cell>
          <table:table-cell office:value-type="float" office:value="1618.9197" calcext:value-type="float">
            <text:p>1618.9197</text:p>
          </table:table-cell>
          <table:table-cell table:formula="of:=[.B992]/33117.295" office:value-type="float" office:value="0.0488844182473236" calcext:value-type="float">
            <text:p>0.048884418247324</text:p>
          </table:table-cell>
          <table:table-cell office:value-type="float" office:value="922702.80139415" calcext:value-type="float">
            <text:p>922702.80139415</text:p>
          </table:table-cell>
        </table:table-row>
        <table:table-row table:style-name="ro1">
          <table:table-cell office:value-type="float" office:value="1008.8" calcext:value-type="float">
            <text:p>1008.8</text:p>
          </table:table-cell>
          <table:table-cell office:value-type="float" office:value="1555.0459" calcext:value-type="float">
            <text:p>1555.0459</text:p>
          </table:table-cell>
          <table:table-cell table:formula="of:=[.B993]/33117.295" office:value-type="float" office:value="0.0469557039607251" calcext:value-type="float">
            <text:p>0.046955703960725</text:p>
          </table:table-cell>
          <table:table-cell office:value-type="float" office:value="924285.77097637" calcext:value-type="float">
            <text:p>924285.77097637</text:p>
          </table:table-cell>
        </table:table-row>
        <table:table-row table:style-name="ro1">
          <table:table-cell office:value-type="float" office:value="1009.81" calcext:value-type="float">
            <text:p>1009.81</text:p>
          </table:table-cell>
          <table:table-cell office:value-type="float" office:value="1506.894" calcext:value-type="float">
            <text:p>1506.894</text:p>
          </table:table-cell>
          <table:table-cell table:formula="of:=[.B994]/33117.295" office:value-type="float" office:value="0.0455017234952311" calcext:value-type="float">
            <text:p>0.045501723495231</text:p>
          </table:table-cell>
          <table:table-cell office:value-type="float" office:value="925819.72402869" calcext:value-type="float">
            <text:p>925819.72402869</text:p>
          </table:table-cell>
        </table:table-row>
        <table:table-row table:style-name="ro1">
          <table:table-cell office:value-type="float" office:value="1010.83" calcext:value-type="float">
            <text:p>1010.83</text:p>
          </table:table-cell>
          <table:table-cell office:value-type="float" office:value="1468.8468" calcext:value-type="float">
            <text:p>1468.8468</text:p>
          </table:table-cell>
          <table:table-cell table:formula="of:=[.B995]/33117.295" office:value-type="float" office:value="0.0443528615486259" calcext:value-type="float">
            <text:p>0.044352861548626</text:p>
          </table:table-cell>
          <table:table-cell office:value-type="float" office:value="927314.94673492" calcext:value-type="float">
            <text:p>927314.94673492</text:p>
          </table:table-cell>
        </table:table-row>
        <table:table-row table:style-name="ro1">
          <table:table-cell office:value-type="float" office:value="1011.85" calcext:value-type="float">
            <text:p>1011.85</text:p>
          </table:table-cell>
          <table:table-cell office:value-type="float" office:value="1435.6784" calcext:value-type="float">
            <text:p>1435.6784</text:p>
          </table:table-cell>
          <table:table-cell table:formula="of:=[.B996]/33117.295" office:value-type="float" office:value="0.0433513183972302" calcext:value-type="float">
            <text:p>0.04335131839723</text:p>
          </table:table-cell>
          <table:table-cell office:value-type="float" office:value="928776.40543026" calcext:value-type="float">
            <text:p>928776.40543026</text:p>
          </table:table-cell>
        </table:table-row>
        <table:table-row table:style-name="ro1">
          <table:table-cell office:value-type="float" office:value="1012.87" calcext:value-type="float">
            <text:p>1012.87</text:p>
          </table:table-cell>
          <table:table-cell office:value-type="float" office:value="1403.5041" calcext:value-type="float">
            <text:p>1403.5041</text:p>
          </table:table-cell>
          <table:table-cell table:formula="of:=[.B997]/33117.295" office:value-type="float" office:value="0.0423797927940673" calcext:value-type="float">
            <text:p>0.042379792794067</text:p>
          </table:table-cell>
          <table:table-cell office:value-type="float" office:value="930205.1120807" calcext:value-type="float">
            <text:p>930205.1120807</text:p>
          </table:table-cell>
        </table:table-row>
        <table:table-row table:style-name="ro1">
          <table:table-cell office:value-type="float" office:value="1013.89" calcext:value-type="float">
            <text:p>1013.89</text:p>
          </table:table-cell>
          <table:table-cell office:value-type="float" office:value="1370.076" calcext:value-type="float">
            <text:p>1370.076</text:p>
          </table:table-cell>
          <table:table-cell table:formula="of:=[.B998]/33117.295" office:value-type="float" office:value="0.0413704078186337" calcext:value-type="float">
            <text:p>0.041370407818634</text:p>
          </table:table-cell>
          <table:table-cell office:value-type="float" office:value="931599.79033854" calcext:value-type="float">
            <text:p>931599.79033854</text:p>
          </table:table-cell>
        </table:table-row>
        <table:table-row table:style-name="ro1">
          <table:table-cell office:value-type="float" office:value="1014.9" calcext:value-type="float">
            <text:p>1014.9</text:p>
          </table:table-cell>
          <table:table-cell office:value-type="float" office:value="1334.5541" calcext:value-type="float">
            <text:p>1334.5541</text:p>
          </table:table-cell>
          <table:table-cell table:formula="of:=[.B999]/33117.295" office:value-type="float" office:value="0.0402977990805107" calcext:value-type="float">
            <text:p>0.040297799080511</text:p>
          </table:table-cell>
          <table:table-cell office:value-type="float" office:value="932958.30883432" calcext:value-type="float">
            <text:p>932958.30883432</text:p>
          </table:table-cell>
        </table:table-row>
        <table:table-row table:style-name="ro1">
          <table:table-cell office:value-type="float" office:value="1015.92" calcext:value-type="float">
            <text:p>1015.92</text:p>
          </table:table-cell>
          <table:table-cell office:value-type="float" office:value="1297.0218" calcext:value-type="float">
            <text:p>1297.0218</text:p>
          </table:table-cell>
          <table:table-cell table:formula="of:=[.B1000]/33117.295" office:value-type="float" office:value="0.0391644849013182" calcext:value-type="float">
            <text:p>0.039164484901318</text:p>
          </table:table-cell>
          <table:table-cell office:value-type="float" office:value="934278.62108309" calcext:value-type="float">
            <text:p>934278.62108309</text:p>
          </table:table-cell>
        </table:table-row>
        <table:table-row table:style-name="ro1">
          <table:table-cell office:value-type="float" office:value="1016.94" calcext:value-type="float">
            <text:p>1016.94</text:p>
          </table:table-cell>
          <table:table-cell office:value-type="float" office:value="1258.013" calcext:value-type="float">
            <text:p>1258.013</text:p>
          </table:table-cell>
          <table:table-cell table:formula="of:=[.B1001]/33117.295" office:value-type="float" office:value="0.0379865867668238" calcext:value-type="float">
            <text:p>0.037986586766824</text:p>
          </table:table-cell>
          <table:table-cell office:value-type="float" office:value="935559.22404921" calcext:value-type="float">
            <text:p>935559.22404921</text:p>
          </table:table-cell>
        </table:table-row>
        <table:table-row table:style-name="ro1">
          <table:table-cell office:value-type="float" office:value="1017.96" calcext:value-type="float">
            <text:p>1017.96</text:p>
          </table:table-cell>
          <table:table-cell office:value-type="float" office:value="1218.2142" calcext:value-type="float">
            <text:p>1218.2142</text:p>
          </table:table-cell>
          <table:table-cell table:formula="of:=[.B1002]/33117.295" office:value-type="float" office:value="0.0367848340270544" calcext:value-type="float">
            <text:p>0.036784834027055</text:p>
          </table:table-cell>
          <table:table-cell office:value-type="float" office:value="936799.31350456" calcext:value-type="float">
            <text:p>936799.31350456</text:p>
          </table:table-cell>
        </table:table-row>
        <table:table-row table:style-name="ro1">
          <table:table-cell office:value-type="float" office:value="1018.97" calcext:value-type="float">
            <text:p>1018.97</text:p>
          </table:table-cell>
          <table:table-cell office:value-type="float" office:value="1178.3648" calcext:value-type="float">
            <text:p>1178.3648</text:p>
          </table:table-cell>
          <table:table-cell table:formula="of:=[.B1003]/33117.295" office:value-type="float" office:value="0.0355815533847194" calcext:value-type="float">
            <text:p>0.035581553384719</text:p>
          </table:table-cell>
          <table:table-cell office:value-type="float" office:value="937998.83800234" calcext:value-type="float">
            <text:p>937998.83800234</text:p>
          </table:table-cell>
        </table:table-row>
        <table:table-row table:style-name="ro1">
          <table:table-cell office:value-type="float" office:value="1019.99" calcext:value-type="float">
            <text:p>1019.99</text:p>
          </table:table-cell>
          <table:table-cell office:value-type="float" office:value="1139.2739" calcext:value-type="float">
            <text:p>1139.2739</text:p>
          </table:table-cell>
          <table:table-cell table:formula="of:=[.B1004]/33117.295" office:value-type="float" office:value="0.0344011761830186" calcext:value-type="float">
            <text:p>0.034401176183019</text:p>
          </table:table-cell>
          <table:table-cell office:value-type="float" office:value="939158.56966622" calcext:value-type="float">
            <text:p>939158.56966622</text:p>
          </table:table-cell>
        </table:table-row>
        <table:table-row table:style-name="ro1">
          <table:table-cell office:value-type="float" office:value="1021.01" calcext:value-type="float">
            <text:p>1021.01</text:p>
          </table:table-cell>
          <table:table-cell office:value-type="float" office:value="1101.8386" calcext:value-type="float">
            <text:p>1101.8386</text:p>
          </table:table-cell>
          <table:table-cell table:formula="of:=[.B1005]/33117.295" office:value-type="float" office:value="0.0332707909870054" calcext:value-type="float">
            <text:p>0.033270790987006</text:p>
          </table:table-cell>
          <table:table-cell office:value-type="float" office:value="940280.19381291" calcext:value-type="float">
            <text:p>940280.19381291</text:p>
          </table:table-cell>
        </table:table-row>
        <table:table-row table:style-name="ro1">
          <table:table-cell office:value-type="float" office:value="1022.03" calcext:value-type="float">
            <text:p>1022.03</text:p>
          </table:table-cell>
          <table:table-cell office:value-type="float" office:value="1066.9883" calcext:value-type="float">
            <text:p>1066.9883</text:p>
          </table:table-cell>
          <table:table-cell table:formula="of:=[.B1006]/33117.295" office:value-type="float" office:value="0.0322184616829364" calcext:value-type="float">
            <text:p>0.032218461682936</text:p>
          </table:table-cell>
          <table:table-cell office:value-type="float" office:value="941366.34181986" calcext:value-type="float">
            <text:p>941366.34181986</text:p>
          </table:table-cell>
        </table:table-row>
        <table:table-row table:style-name="ro1">
          <table:table-cell office:value-type="float" office:value="1023.05" calcext:value-type="float">
            <text:p>1023.05</text:p>
          </table:table-cell>
          <table:table-cell office:value-type="float" office:value="1035.5499" calcext:value-type="float">
            <text:p>1035.5499</text:p>
          </table:table-cell>
          <table:table-cell table:formula="of:=[.B1007]/33117.295" office:value-type="float" office:value="0.0312691570975226" calcext:value-type="float">
            <text:p>0.031269157097523</text:p>
          </table:table-cell>
          <table:table-cell office:value-type="float" office:value="942420.48694785" calcext:value-type="float">
            <text:p>942420.48694785</text:p>
          </table:table-cell>
        </table:table-row>
        <table:table-row table:style-name="ro1">
          <table:table-cell office:value-type="float" office:value="1024.06" calcext:value-type="float">
            <text:p>1024.06</text:p>
          </table:table-cell>
          <table:table-cell office:value-type="float" office:value="1008.0904" calcext:value-type="float">
            <text:p>1008.0904</text:p>
          </table:table-cell>
          <table:table-cell table:formula="of:=[.B1008]/33117.295" office:value-type="float" office:value="0.030439998194297" calcext:value-type="float">
            <text:p>0.030439998194297</text:p>
          </table:table-cell>
          <table:table-cell office:value-type="float" office:value="943446.6794516" calcext:value-type="float">
            <text:p>943446.6794516</text:p>
          </table:table-cell>
        </table:table-row>
        <table:table-row table:style-name="ro1">
          <table:table-cell office:value-type="float" office:value="1025.08" calcext:value-type="float">
            <text:p>1025.08</text:p>
          </table:table-cell>
          <table:table-cell office:value-type="float" office:value="984.80946" calcext:value-type="float">
            <text:p>984.80946</text:p>
          </table:table-cell>
          <table:table-cell table:formula="of:=[.B1009]/33117.295" office:value-type="float" office:value="0.0297370138472964" calcext:value-type="float">
            <text:p>0.029737013847296</text:p>
          </table:table-cell>
          <table:table-cell office:value-type="float" office:value="944449.17298736" calcext:value-type="float">
            <text:p>944449.17298736</text:p>
          </table:table-cell>
        </table:table-row>
        <table:table-row table:style-name="ro1">
          <table:table-cell office:value-type="float" office:value="1026.1" calcext:value-type="float">
            <text:p>1026.1</text:p>
          </table:table-cell>
          <table:table-cell office:value-type="float" office:value="965.53302" calcext:value-type="float">
            <text:p>965.53302</text:p>
          </table:table-cell>
          <table:table-cell table:formula="of:=[.B1010]/33117.295" office:value-type="float" office:value="0.0291549481924777" calcext:value-type="float">
            <text:p>0.029154948192478</text:p>
          </table:table-cell>
          <table:table-cell office:value-type="float" office:value="945432.04394105" calcext:value-type="float">
            <text:p>945432.04394105</text:p>
          </table:table-cell>
        </table:table-row>
        <table:table-row table:style-name="ro1">
          <table:table-cell office:value-type="float" office:value="1027.12" calcext:value-type="float">
            <text:p>1027.12</text:p>
          </table:table-cell>
          <table:table-cell office:value-type="float" office:value="949.80568" calcext:value-type="float">
            <text:p>949.80568</text:p>
          </table:table-cell>
          <table:table-cell table:formula="of:=[.B1011]/33117.295" office:value-type="float" office:value="0.0286800501067494" calcext:value-type="float">
            <text:p>0.028680050106749</text:p>
          </table:table-cell>
          <table:table-cell office:value-type="float" office:value="946398.90513754" calcext:value-type="float">
            <text:p>946398.90513754</text:p>
          </table:table-cell>
        </table:table-row>
        <table:table-row table:style-name="ro1">
          <table:table-cell office:value-type="float" office:value="1028.14" calcext:value-type="float">
            <text:p>1028.14</text:p>
          </table:table-cell>
          <table:table-cell office:value-type="float" office:value="937.04037" calcext:value-type="float">
            <text:p>937.04037</text:p>
          </table:table-cell>
          <table:table-cell table:formula="of:=[.B1012]/33117.295" office:value-type="float" office:value="0.0282945925988219" calcext:value-type="float">
            <text:p>0.028294592598822</text:p>
          </table:table-cell>
          <table:table-cell office:value-type="float" office:value="947352.77180273" calcext:value-type="float">
            <text:p>947352.77180273</text:p>
          </table:table-cell>
        </table:table-row>
        <table:table-row table:style-name="ro1">
          <table:table-cell office:value-type="float" office:value="1029.15" calcext:value-type="float">
            <text:p>1029.15</text:p>
          </table:table-cell>
          <table:table-cell office:value-type="float" office:value="926.6663" calcext:value-type="float">
            <text:p>926.6663</text:p>
          </table:table-cell>
          <table:table-cell table:formula="of:=[.B1013]/33117.295" office:value-type="float" office:value="0.0279813402634484" calcext:value-type="float">
            <text:p>0.027981340263449</text:p>
          </table:table-cell>
          <table:table-cell office:value-type="float" office:value="948296.07810481" calcext:value-type="float">
            <text:p>948296.07810481</text:p>
          </table:table-cell>
        </table:table-row>
        <table:table-row table:style-name="ro1">
          <table:table-cell office:value-type="float" office:value="1030.17" calcext:value-type="float">
            <text:p>1030.17</text:p>
          </table:table-cell>
          <table:table-cell office:value-type="float" office:value="918.23018" calcext:value-type="float">
            <text:p>918.23018</text:p>
          </table:table-cell>
          <table:table-cell table:formula="of:=[.B1014]/33117.295" office:value-type="float" office:value="0.0277266056904708" calcext:value-type="float">
            <text:p>0.027726605690471</text:p>
          </table:table-cell>
          <table:table-cell office:value-type="float" office:value="949230.79680151" calcext:value-type="float">
            <text:p>949230.79680151</text:p>
          </table:table-cell>
        </table:table-row>
        <table:table-row table:style-name="ro1">
          <table:table-cell office:value-type="float" office:value="1031.19" calcext:value-type="float">
            <text:p>1031.19</text:p>
          </table:table-cell>
          <table:table-cell office:value-type="float" office:value="911.4344" calcext:value-type="float">
            <text:p>911.4344</text:p>
          </table:table-cell>
          <table:table-cell table:formula="of:=[.B1015]/33117.295" office:value-type="float" office:value="0.0275214023367549" calcext:value-type="float">
            <text:p>0.027521402336755</text:p>
          </table:table-cell>
          <table:table-cell office:value-type="float" office:value="950158.59769428" calcext:value-type="float">
            <text:p>950158.59769428</text:p>
          </table:table-cell>
        </table:table-row>
        <table:table-row table:style-name="ro1">
          <table:table-cell office:value-type="float" office:value="1032.21" calcext:value-type="float">
            <text:p>1032.21</text:p>
          </table:table-cell>
          <table:table-cell office:value-type="float" office:value="906.11959" calcext:value-type="float">
            <text:p>906.11959</text:p>
          </table:table-cell>
          <table:table-cell table:formula="of:=[.B1016]/33117.295" office:value-type="float" office:value="0.0273609179131327" calcext:value-type="float">
            <text:p>0.027360917913133</text:p>
          </table:table-cell>
          <table:table-cell office:value-type="float" office:value="951080.98833639" calcext:value-type="float">
            <text:p>951080.98833639</text:p>
          </table:table-cell>
        </table:table-row>
        <table:table-row table:style-name="ro1">
          <table:table-cell office:value-type="float" office:value="1033.23" calcext:value-type="float">
            <text:p>1033.23</text:p>
          </table:table-cell>
          <table:table-cell office:value-type="float" office:value="902.20753" calcext:value-type="float">
            <text:p>902.20753</text:p>
          </table:table-cell>
          <table:table-cell table:formula="of:=[.B1017]/33117.295" office:value-type="float" office:value="0.0272427905117251" calcext:value-type="float">
            <text:p>0.027242790511725</text:p>
          </table:table-cell>
          <table:table-cell office:value-type="float" office:value="951999.39666657" calcext:value-type="float">
            <text:p>951999.39666657</text:p>
          </table:table-cell>
        </table:table-row>
        <table:table-row table:style-name="ro1">
          <table:table-cell office:value-type="float" office:value="1034.24" calcext:value-type="float">
            <text:p>1034.24</text:p>
          </table:table-cell>
          <table:table-cell office:value-type="float" office:value="899.61573" calcext:value-type="float">
            <text:p>899.61573</text:p>
          </table:table-cell>
          <table:table-cell table:formula="of:=[.B1018]/33117.295" office:value-type="float" office:value="0.0271645292890014" calcext:value-type="float">
            <text:p>0.027164529289002</text:p>
          </table:table-cell>
          <table:table-cell office:value-type="float" office:value="952915.16666126" calcext:value-type="float">
            <text:p>952915.16666126</text:p>
          </table:table-cell>
        </table:table-row>
        <table:table-row table:style-name="ro1">
          <table:table-cell office:value-type="float" office:value="1035.26" calcext:value-type="float">
            <text:p>1035.26</text:p>
          </table:table-cell>
          <table:table-cell office:value-type="float" office:value="898.15043" calcext:value-type="float">
            <text:p>898.15043</text:p>
          </table:table-cell>
          <table:table-cell table:formula="of:=[.B1019]/33117.295" office:value-type="float" office:value="0.0271202835255718" calcext:value-type="float">
            <text:p>0.027120283525572</text:p>
          </table:table-cell>
          <table:table-cell office:value-type="float" office:value="953829.44504106" calcext:value-type="float">
            <text:p>953829.44504106</text:p>
          </table:table-cell>
        </table:table-row>
        <table:table-row table:style-name="ro1">
          <table:table-cell office:value-type="float" office:value="1036.28" calcext:value-type="float">
            <text:p>1036.28</text:p>
          </table:table-cell>
          <table:table-cell office:value-type="float" office:value="897.39358" calcext:value-type="float">
            <text:p>897.39358</text:p>
          </table:table-cell>
          <table:table-cell table:formula="of:=[.B1020]/33117.295" office:value-type="float" office:value="0.0270974299078472" calcext:value-type="float">
            <text:p>0.027097429907847</text:p>
          </table:table-cell>
          <table:table-cell office:value-type="float" office:value="954742.95298413" calcext:value-type="float">
            <text:p>954742.95298413</text:p>
          </table:table-cell>
        </table:table-row>
        <table:table-row table:style-name="ro1">
          <table:table-cell office:value-type="float" office:value="1037.3" calcext:value-type="float">
            <text:p>1037.3</text:p>
          </table:table-cell>
          <table:table-cell office:value-type="float" office:value="896.62282" calcext:value-type="float">
            <text:p>896.62282</text:p>
          </table:table-cell>
          <table:table-cell table:formula="of:=[.B1021]/33117.295" office:value-type="float" office:value="0.0270741562678957" calcext:value-type="float">
            <text:p>0.027074156267896</text:p>
          </table:table-cell>
          <table:table-cell office:value-type="float" office:value="955655.67631945" calcext:value-type="float">
            <text:p>955655.67631945</text:p>
          </table:table-cell>
        </table:table-row>
        <table:table-row table:style-name="ro1">
          <table:table-cell office:value-type="float" office:value="1038.32" calcext:value-type="float">
            <text:p>1038.32</text:p>
          </table:table-cell>
          <table:table-cell office:value-type="float" office:value="894.82615" calcext:value-type="float">
            <text:p>894.82615</text:p>
          </table:table-cell>
          <table:table-cell table:formula="of:=[.B1022]/33117.295" office:value-type="float" office:value="0.0270199045544028" calcext:value-type="float">
            <text:p>0.027019904554403</text:p>
          </table:table-cell>
          <table:table-cell office:value-type="float" office:value="956566.57072207" calcext:value-type="float">
            <text:p>956566.57072207</text:p>
          </table:table-cell>
        </table:table-row>
        <table:table-row table:style-name="ro1">
          <table:table-cell office:value-type="float" office:value="1039.33" calcext:value-type="float">
            <text:p>1039.33</text:p>
          </table:table-cell>
          <table:table-cell office:value-type="float" office:value="890.87338" calcext:value-type="float">
            <text:p>890.87338</text:p>
          </table:table-cell>
          <table:table-cell table:formula="of:=[.B1023]/33117.295" office:value-type="float" office:value="0.0269005478859309" calcext:value-type="float">
            <text:p>0.026900547885931</text:p>
          </table:table-cell>
          <table:table-cell office:value-type="float" office:value="957473.44138294" calcext:value-type="float">
            <text:p>957473.44138294</text:p>
          </table:table-cell>
        </table:table-row>
        <table:table-row table:style-name="ro1">
          <table:table-cell office:value-type="float" office:value="1040.35" calcext:value-type="float">
            <text:p>1040.35</text:p>
          </table:table-cell>
          <table:table-cell office:value-type="float" office:value="883.86552" calcext:value-type="float">
            <text:p>883.86552</text:p>
          </table:table-cell>
          <table:table-cell table:formula="of:=[.B1024]/33117.295" office:value-type="float" office:value="0.0266889406275482" calcext:value-type="float">
            <text:p>0.026688940627548</text:p>
          </table:table-cell>
          <table:table-cell office:value-type="float" office:value="958373.17834308" calcext:value-type="float">
            <text:p>958373.17834308</text:p>
          </table:table-cell>
        </table:table-row>
        <table:table-row table:style-name="ro1">
          <table:table-cell office:value-type="float" office:value="1041.37" calcext:value-type="float">
            <text:p>1041.37</text:p>
          </table:table-cell>
          <table:table-cell office:value-type="float" office:value="873.60546" calcext:value-type="float">
            <text:p>873.60546</text:p>
          </table:table-cell>
          <table:table-cell table:formula="of:=[.B1025]/33117.295" office:value-type="float" office:value="0.0263791309042601" calcext:value-type="float">
            <text:p>0.02637913090426</text:p>
          </table:table-cell>
          <table:table-cell office:value-type="float" office:value="959262.47100088" calcext:value-type="float">
            <text:p>959262.47100088</text:p>
          </table:table-cell>
        </table:table-row>
        <table:table-row table:style-name="ro1">
          <table:table-cell office:value-type="float" office:value="1042.39" calcext:value-type="float">
            <text:p>1042.39</text:p>
          </table:table-cell>
          <table:table-cell office:value-type="float" office:value="861.0458" calcext:value-type="float">
            <text:p>861.0458</text:p>
          </table:table-cell>
          <table:table-cell table:formula="of:=[.B1026]/33117.295" office:value-type="float" office:value="0.0259998831426299" calcext:value-type="float">
            <text:p>0.02599988314263</text:p>
          </table:table-cell>
          <table:table-cell office:value-type="float" office:value="960138.97846646" calcext:value-type="float">
            <text:p>960138.97846646</text:p>
          </table:table-cell>
        </table:table-row>
        <table:table-row table:style-name="ro1">
          <table:table-cell office:value-type="float" office:value="1043.41" calcext:value-type="float">
            <text:p>1043.41</text:p>
          </table:table-cell>
          <table:table-cell office:value-type="float" office:value="848.51618" calcext:value-type="float">
            <text:p>848.51618</text:p>
          </table:table-cell>
          <table:table-cell table:formula="of:=[.B1027]/33117.295" office:value-type="float" office:value="0.0256215424599141" calcext:value-type="float">
            <text:p>0.025621542459914</text:p>
          </table:table-cell>
          <table:table-cell office:value-type="float" office:value="961002.7313181" calcext:value-type="float">
            <text:p>961002.7313181</text:p>
          </table:table-cell>
        </table:table-row>
        <table:table-row table:style-name="ro1">
          <table:table-cell office:value-type="float" office:value="1044.42" calcext:value-type="float">
            <text:p>1044.42</text:p>
          </table:table-cell>
          <table:table-cell office:value-type="float" office:value="839.55297" calcext:value-type="float">
            <text:p>839.55297</text:p>
          </table:table-cell>
          <table:table-cell table:formula="of:=[.B1028]/33117.295" office:value-type="float" office:value="0.0253508920339055" calcext:value-type="float">
            <text:p>0.025350892033906</text:p>
          </table:table-cell>
          <table:table-cell office:value-type="float" office:value="961857.36001769" calcext:value-type="float">
            <text:p>961857.36001769</text:p>
          </table:table-cell>
        </table:table-row>
        <table:table-row table:style-name="ro1">
          <table:table-cell office:value-type="float" office:value="1045.44" calcext:value-type="float">
            <text:p>1045.44</text:p>
          </table:table-cell>
          <table:table-cell office:value-type="float" office:value="838.26156" calcext:value-type="float">
            <text:p>838.26156</text:p>
          </table:table-cell>
          <table:table-cell table:formula="of:=[.B1029]/33117.295" office:value-type="float" office:value="0.0253118970012497" calcext:value-type="float">
            <text:p>0.02531189700125</text:p>
          </table:table-cell>
          <table:table-cell office:value-type="float" office:value="962710.67411814" calcext:value-type="float">
            <text:p>962710.67411814</text:p>
          </table:table-cell>
        </table:table-row>
        <table:table-row table:style-name="ro1">
          <table:table-cell office:value-type="float" office:value="1046.46" calcext:value-type="float">
            <text:p>1046.46</text:p>
          </table:table-cell>
          <table:table-cell office:value-type="float" office:value="848.30916" calcext:value-type="float">
            <text:p>848.30916</text:p>
          </table:table-cell>
          <table:table-cell table:formula="of:=[.B1030]/33117.295" office:value-type="float" office:value="0.0256152913455039" calcext:value-type="float">
            <text:p>0.025615291345504</text:p>
          </table:table-cell>
          <table:table-cell office:value-type="float" office:value="963574.21623463" calcext:value-type="float">
            <text:p>963574.21623463</text:p>
          </table:table-cell>
        </table:table-row>
        <table:table-row table:style-name="ro1">
          <table:table-cell office:value-type="float" office:value="1047.48" calcext:value-type="float">
            <text:p>1047.48</text:p>
          </table:table-cell>
          <table:table-cell office:value-type="float" office:value="871.81469" calcext:value-type="float">
            <text:p>871.81469</text:p>
          </table:table-cell>
          <table:table-cell table:formula="of:=[.B1031]/33117.295" office:value-type="float" office:value="0.0263250573454142" calcext:value-type="float">
            <text:p>0.026325057345414</text:p>
          </table:table-cell>
          <table:table-cell office:value-type="float" office:value="964461.68597049" calcext:value-type="float">
            <text:p>964461.68597049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908.49884" calcext:value-type="float">
            <text:p>908.49884</text:p>
          </table:table-cell>
          <table:table-cell table:formula="of:=[.B1032]/33117.295" office:value-type="float" office:value="0.0274327610392093" calcext:value-type="float">
            <text:p>0.027432761039209</text:p>
          </table:table-cell>
          <table:table-cell office:value-type="float" office:value="965386.49858276" calcext:value-type="float">
            <text:p>965386.49858276</text:p>
          </table:table-cell>
        </table:table-row>
        <table:table-row table:style-name="ro1">
          <table:table-cell office:value-type="float" office:value="1049.51" calcext:value-type="float">
            <text:p>1049.51</text:p>
          </table:table-cell>
          <table:table-cell office:value-type="float" office:value="955.42925" calcext:value-type="float">
            <text:p>955.42925</text:p>
          </table:table-cell>
          <table:table-cell table:formula="of:=[.B1033]/33117.295" office:value-type="float" office:value="0.0288498577555927" calcext:value-type="float">
            <text:p>0.028849857755593</text:p>
          </table:table-cell>
          <table:table-cell office:value-type="float" office:value="966359.08432905" calcext:value-type="float">
            <text:p>966359.08432905</text:p>
          </table:table-cell>
        </table:table-row>
        <table:table-row table:style-name="ro1">
          <table:table-cell office:value-type="float" office:value="1050.53" calcext:value-type="float">
            <text:p>1050.53</text:p>
          </table:table-cell>
          <table:table-cell office:value-type="float" office:value="1007.5361" calcext:value-type="float">
            <text:p>1007.5361</text:p>
          </table:table-cell>
          <table:table-cell table:formula="of:=[.B1034]/33117.295" office:value-type="float" office:value="0.0304232607161907" calcext:value-type="float">
            <text:p>0.030423260716191</text:p>
          </table:table-cell>
          <table:table-cell office:value-type="float" office:value="967384.71264312" calcext:value-type="float">
            <text:p>967384.71264312</text:p>
          </table:table-cell>
        </table:table-row>
        <table:table-row table:style-name="ro1">
          <table:table-cell office:value-type="float" office:value="1051.55" calcext:value-type="float">
            <text:p>1051.55</text:p>
          </table:table-cell>
          <table:table-cell office:value-type="float" office:value="1058.8272" calcext:value-type="float">
            <text:p>1058.8272</text:p>
          </table:table-cell>
          <table:table-cell table:formula="of:=[.B1035]/33117.295" office:value-type="float" office:value="0.0319720315321647" calcext:value-type="float">
            <text:p>0.031972031532165</text:p>
          </table:table-cell>
          <table:table-cell office:value-type="float" office:value="968462.55306181" calcext:value-type="float">
            <text:p>968462.55306181</text:p>
          </table:table-cell>
        </table:table-row>
        <table:table-row table:style-name="ro1">
          <table:table-cell office:value-type="float" office:value="1052.57" calcext:value-type="float">
            <text:p>1052.57</text:p>
          </table:table-cell>
          <table:table-cell office:value-type="float" office:value="1103.9847" calcext:value-type="float">
            <text:p>1103.9847</text:p>
          </table:table-cell>
          <table:table-cell table:formula="of:=[.B1036]/33117.295" office:value-type="float" office:value="0.0333355939849556" calcext:value-type="float">
            <text:p>0.033335593984956</text:p>
          </table:table-cell>
          <table:table-cell office:value-type="float" office:value="969586.36182963" calcext:value-type="float">
            <text:p>969586.36182963</text:p>
          </table:table-cell>
        </table:table-row>
        <table:table-row table:style-name="ro1">
          <table:table-cell office:value-type="float" office:value="1053.59" calcext:value-type="float">
            <text:p>1053.59</text:p>
          </table:table-cell>
          <table:table-cell office:value-type="float" office:value="1139.873" calcext:value-type="float">
            <text:p>1139.873</text:p>
          </table:table-cell>
          <table:table-cell table:formula="of:=[.B1037]/33117.295" office:value-type="float" office:value="0.0344192664286138" calcext:value-type="float">
            <text:p>0.034419266428614</text:p>
          </table:table-cell>
          <table:table-cell office:value-type="float" office:value="970746.70333348" calcext:value-type="float">
            <text:p>970746.70333348</text:p>
          </table:table-cell>
        </table:table-row>
        <table:table-row table:style-name="ro1">
          <table:table-cell office:value-type="float" office:value="1054.6" calcext:value-type="float">
            <text:p>1054.6</text:p>
          </table:table-cell>
          <table:table-cell office:value-type="float" office:value="1166.4869" calcext:value-type="float">
            <text:p>1166.4869</text:p>
          </table:table-cell>
          <table:table-cell table:formula="of:=[.B1038]/33117.295" office:value-type="float" office:value="0.0352228918454844" calcext:value-type="float">
            <text:p>0.035222891845484</text:p>
          </table:table-cell>
          <table:table-cell office:value-type="float" office:value="971934.13668719" calcext:value-type="float">
            <text:p>971934.13668719</text:p>
          </table:table-cell>
        </table:table-row>
        <table:table-row table:style-name="ro1">
          <table:table-cell office:value-type="float" office:value="1055.62" calcext:value-type="float">
            <text:p>1055.62</text:p>
          </table:table-cell>
          <table:table-cell office:value-type="float" office:value="1187.032" calcext:value-type="float">
            <text:p>1187.032</text:p>
          </table:table-cell>
          <table:table-cell table:formula="of:=[.B1039]/33117.295" office:value-type="float" office:value="0.0358432655807185" calcext:value-type="float">
            <text:p>0.035843265580719</text:p>
          </table:table-cell>
          <table:table-cell office:value-type="float" office:value="973142.48403606" calcext:value-type="float">
            <text:p>973142.48403606</text:p>
          </table:table-cell>
        </table:table-row>
        <table:table-row table:style-name="ro1">
          <table:table-cell office:value-type="float" office:value="1056.64" calcext:value-type="float">
            <text:p>1056.64</text:p>
          </table:table-cell>
          <table:table-cell office:value-type="float" office:value="1207.098" calcext:value-type="float">
            <text:p>1207.098</text:p>
          </table:table-cell>
          <table:table-cell table:formula="of:=[.B1040]/33117.295" office:value-type="float" office:value="0.0364491725547029" calcext:value-type="float">
            <text:p>0.036449172554703</text:p>
          </table:table-cell>
          <table:table-cell office:value-type="float" office:value="974371.25775131" calcext:value-type="float">
            <text:p>974371.25775131</text:p>
          </table:table-cell>
        </table:table-row>
        <table:table-row table:style-name="ro1">
          <table:table-cell office:value-type="float" office:value="1057.66" calcext:value-type="float">
            <text:p>1057.66</text:p>
          </table:table-cell>
          <table:table-cell office:value-type="float" office:value="1233.1707" calcext:value-type="float">
            <text:p>1233.1707</text:p>
          </table:table-cell>
          <table:table-cell table:formula="of:=[.B1041]/33117.295" office:value-type="float" office:value="0.037236456057175" calcext:value-type="float">
            <text:p>0.037236456057175</text:p>
          </table:table-cell>
          <table:table-cell office:value-type="float" office:value="975626.57231317" calcext:value-type="float">
            <text:p>975626.57231317</text:p>
          </table:table-cell>
        </table:table-row>
        <table:table-row table:style-name="ro1">
          <table:table-cell office:value-type="float" office:value="1058.68" calcext:value-type="float">
            <text:p>1058.68</text:p>
          </table:table-cell>
          <table:table-cell office:value-type="float" office:value="1270.9233" calcext:value-type="float">
            <text:p>1270.9233</text:p>
          </table:table-cell>
          <table:table-cell table:formula="of:=[.B1042]/33117.295" office:value-type="float" office:value="0.0383764223497118" calcext:value-type="float">
            <text:p>0.038376422349712</text:p>
          </table:table-cell>
          <table:table-cell office:value-type="float" office:value="976920.31738183" calcext:value-type="float">
            <text:p>976920.31738183</text:p>
          </table:table-cell>
        </table:table-row>
        <table:table-row table:style-name="ro1">
          <table:table-cell office:value-type="float" office:value="1059.69" calcext:value-type="float">
            <text:p>1059.69</text:p>
          </table:table-cell>
          <table:table-cell office:value-type="float" office:value="1323.7809" calcext:value-type="float">
            <text:p>1323.7809</text:p>
          </table:table-cell>
          <table:table-cell table:formula="of:=[.B1043]/33117.295" office:value-type="float" office:value="0.0399724947342469" calcext:value-type="float">
            <text:p>0.039972494734247</text:p>
          </table:table-cell>
          <table:table-cell office:value-type="float" office:value="978267.86923102" calcext:value-type="float">
            <text:p>978267.86923102</text:p>
          </table:table-cell>
        </table:table-row>
        <table:table-row table:style-name="ro1">
          <table:table-cell office:value-type="float" office:value="1060.71" calcext:value-type="float">
            <text:p>1060.71</text:p>
          </table:table-cell>
          <table:table-cell office:value-type="float" office:value="1392.1393" calcext:value-type="float">
            <text:p>1392.1393</text:p>
          </table:table-cell>
          <table:table-cell table:formula="of:=[.B1044]/33117.295" office:value-type="float" office:value="0.0420366246699799" calcext:value-type="float">
            <text:p>0.04203662466998</text:p>
          </table:table-cell>
          <table:table-cell office:value-type="float" office:value="979685.00693944" calcext:value-type="float">
            <text:p>979685.00693944</text:p>
          </table:table-cell>
        </table:table-row>
        <table:table-row table:style-name="ro1">
          <table:table-cell office:value-type="float" office:value="1061.73" calcext:value-type="float">
            <text:p>1061.73</text:p>
          </table:table-cell>
          <table:table-cell office:value-type="float" office:value="1473.3994" calcext:value-type="float">
            <text:p>1473.3994</text:p>
          </table:table-cell>
          <table:table-cell table:formula="of:=[.B1045]/33117.295" office:value-type="float" office:value="0.0444903305055561" calcext:value-type="float">
            <text:p>0.044490330505556</text:p>
          </table:table-cell>
          <table:table-cell office:value-type="float" office:value="981184.86391589" calcext:value-type="float">
            <text:p>981184.86391589</text:p>
          </table:table-cell>
        </table:table-row>
        <table:table-row table:style-name="ro1">
          <table:table-cell office:value-type="float" office:value="1062.75" calcext:value-type="float">
            <text:p>1062.75</text:p>
          </table:table-cell>
          <table:table-cell office:value-type="float" office:value="1562.7289" calcext:value-type="float">
            <text:p>1562.7289</text:p>
          </table:table-cell>
          <table:table-cell table:formula="of:=[.B1046]/33117.295" office:value-type="float" office:value="0.0471876975459499" calcext:value-type="float">
            <text:p>0.04718769754595</text:p>
          </table:table-cell>
          <table:table-cell office:value-type="float" office:value="982775.65453978" calcext:value-type="float">
            <text:p>982775.65453978</text:p>
          </table:table-cell>
        </table:table-row>
        <table:table-row table:style-name="ro1">
          <table:table-cell office:value-type="float" office:value="1063.76" calcext:value-type="float">
            <text:p>1063.76</text:p>
          </table:table-cell>
          <table:table-cell office:value-type="float" office:value="1654.2662" calcext:value-type="float">
            <text:p>1654.2662</text:p>
          </table:table-cell>
          <table:table-cell table:formula="of:=[.B1047]/33117.295" office:value-type="float" office:value="0.0499517306591616" calcext:value-type="float">
            <text:p>0.049951730659162</text:p>
          </table:table-cell>
          <table:table-cell office:value-type="float" office:value="984459.62619084" calcext:value-type="float">
            <text:p>984459.62619084</text:p>
          </table:table-cell>
        </table:table-row>
        <table:table-row table:style-name="ro1">
          <table:table-cell office:value-type="float" office:value="1064.78" calcext:value-type="float">
            <text:p>1064.78</text:p>
          </table:table-cell>
          <table:table-cell office:value-type="float" office:value="1742.3984" calcext:value-type="float">
            <text:p>1742.3984</text:p>
          </table:table-cell>
          <table:table-cell table:formula="of:=[.B1048]/33117.295" office:value-type="float" office:value="0.0526129443844976" calcext:value-type="float">
            <text:p>0.052612944384498</text:p>
          </table:table-cell>
          <table:table-cell office:value-type="float" office:value="986233.31255369" calcext:value-type="float">
            <text:p>986233.31255369</text:p>
          </table:table-cell>
        </table:table-row>
        <table:table-row table:style-name="ro1">
          <table:table-cell office:value-type="float" office:value="1065.8" calcext:value-type="float">
            <text:p>1065.8</text:p>
          </table:table-cell>
          <table:table-cell office:value-type="float" office:value="1822.7863" calcext:value-type="float">
            <text:p>1822.7863</text:p>
          </table:table-cell>
          <table:table-cell table:formula="of:=[.B1049]/33117.295" office:value-type="float" office:value="0.0550403135280221" calcext:value-type="float">
            <text:p>0.055040313528022</text:p>
          </table:table-cell>
          <table:table-cell office:value-type="float" office:value="988088.83030552" calcext:value-type="float">
            <text:p>988088.83030552</text:p>
          </table:table-cell>
        </table:table-row>
        <table:table-row table:style-name="ro1">
          <table:table-cell office:value-type="float" office:value="1066.82" calcext:value-type="float">
            <text:p>1066.82</text:p>
          </table:table-cell>
          <table:table-cell office:value-type="float" office:value="1892.9395" calcext:value-type="float">
            <text:p>1892.9395</text:p>
          </table:table-cell>
          <table:table-cell table:formula="of:=[.B1050]/33117.295" office:value-type="float" office:value="0.0571586387112836" calcext:value-type="float">
            <text:p>0.057158638711284</text:p>
          </table:table-cell>
          <table:table-cell office:value-type="float" office:value="990015.76105677" calcext:value-type="float">
            <text:p>990015.76105677</text:p>
          </table:table-cell>
        </table:table-row>
        <table:table-row table:style-name="ro1">
          <table:table-cell office:value-type="float" office:value="1067.84" calcext:value-type="float">
            <text:p>1067.84</text:p>
          </table:table-cell>
          <table:table-cell office:value-type="float" office:value="1952.3091" calcext:value-type="float">
            <text:p>1952.3091</text:p>
          </table:table-cell>
          <table:table-cell table:formula="of:=[.B1051]/33117.295" office:value-type="float" office:value="0.0589513455129714" calcext:value-type="float">
            <text:p>0.058951345512971</text:p>
          </table:table-cell>
          <table:table-cell office:value-type="float" office:value="992003.12751967" calcext:value-type="float">
            <text:p>992003.12751967</text:p>
          </table:table-cell>
        </table:table-row>
        <table:table-row table:style-name="ro1">
          <table:table-cell office:value-type="float" office:value="1068.85" calcext:value-type="float">
            <text:p>1068.85</text:p>
          </table:table-cell>
          <table:table-cell office:value-type="float" office:value="2002.0031" calcext:value-type="float">
            <text:p>2002.0031</text:p>
          </table:table-cell>
          <table:table-cell table:formula="of:=[.B1052]/33117.295" office:value-type="float" office:value="0.0604518907718761" calcext:value-type="float">
            <text:p>0.060451890771876</text:p>
          </table:table-cell>
          <table:table-cell office:value-type="float" office:value="994041.08024469" calcext:value-type="float">
            <text:p>994041.08024469</text:p>
          </table:table-cell>
        </table:table-row>
        <table:table-row table:style-name="ro1">
          <table:table-cell office:value-type="float" office:value="1069.87" calcext:value-type="float">
            <text:p>1069.87</text:p>
          </table:table-cell>
          <table:table-cell office:value-type="float" office:value="2044.3013" calcext:value-type="float">
            <text:p>2044.3013</text:p>
          </table:table-cell>
          <table:table-cell table:formula="of:=[.B1053]/33117.295" office:value-type="float" office:value="0.0617291146514231" calcext:value-type="float">
            <text:p>0.061729114651423</text:p>
          </table:table-cell>
          <table:table-cell office:value-type="float" office:value="996122.09078663" calcext:value-type="float">
            <text:p>996122.09078663</text:p>
          </table:table-cell>
        </table:table-row>
        <table:table-row table:style-name="ro1">
          <table:table-cell office:value-type="float" office:value="1070.89" calcext:value-type="float">
            <text:p>1070.89</text:p>
          </table:table-cell>
          <table:table-cell office:value-type="float" office:value="2082.1412" calcext:value-type="float">
            <text:p>2082.1412</text:p>
          </table:table-cell>
          <table:table-cell table:formula="of:=[.B1054]/33117.295" office:value-type="float" office:value="0.0628717170288214" calcext:value-type="float">
            <text:p>0.062871717028821</text:p>
          </table:table-cell>
          <table:table-cell office:value-type="float" office:value="998241.6206432" calcext:value-type="float">
            <text:p>998241.6206432</text:p>
          </table:table-cell>
        </table:table-row>
        <table:table-row table:style-name="ro1">
          <table:table-cell office:value-type="float" office:value="1071.91" calcext:value-type="float">
            <text:p>1071.91</text:p>
          </table:table-cell>
          <table:table-cell office:value-type="float" office:value="2118.6783" calcext:value-type="float">
            <text:p>2118.6783</text:p>
          </table:table-cell>
          <table:table-cell table:formula="of:=[.B1055]/33117.295" office:value-type="float" office:value="0.0639749804445079" calcext:value-type="float">
            <text:p>0.063974980444508</text:p>
          </table:table-cell>
          <table:table-cell office:value-type="float" office:value="1000398.3437754" calcext:value-type="float">
            <text:p>1000398.3437754</text:p>
          </table:table-cell>
        </table:table-row>
        <table:table-row table:style-name="ro1">
          <table:table-cell office:value-type="float" office:value="1072.93" calcext:value-type="float">
            <text:p>1072.93</text:p>
          </table:table-cell>
          <table:table-cell office:value-type="float" office:value="2156.9464" calcext:value-type="float">
            <text:p>2156.9464</text:p>
          </table:table-cell>
          <table:table-cell table:formula="of:=[.B1056]/33117.295" office:value-type="float" office:value="0.0651305126218793" calcext:value-type="float">
            <text:p>0.065130512621879</text:p>
          </table:table-cell>
          <table:table-cell office:value-type="float" office:value="1002594.0221408" calcext:value-type="float">
            <text:p>1002594.0221408</text:p>
          </table:table-cell>
        </table:table-row>
        <table:table-row table:style-name="ro1">
          <table:table-cell office:value-type="float" office:value="1073.94" calcext:value-type="float">
            <text:p>1073.94</text:p>
          </table:table-cell>
          <table:table-cell office:value-type="float" office:value="2199.5668" calcext:value-type="float">
            <text:p>2199.5668</text:p>
          </table:table-cell>
          <table:table-cell table:formula="of:=[.B1057]/33117.295" office:value-type="float" office:value="0.0664174655568941" calcext:value-type="float">
            <text:p>0.066417465556894</text:p>
          </table:table-cell>
          <table:table-cell office:value-type="float" office:value="1004833.0862682" calcext:value-type="float">
            <text:p>1004833.0862682</text:p>
          </table:table-cell>
        </table:table-row>
        <table:table-row table:style-name="ro1">
          <table:table-cell office:value-type="float" office:value="1074.96" calcext:value-type="float">
            <text:p>1074.96</text:p>
          </table:table-cell>
          <table:table-cell office:value-type="float" office:value="2248.4414" calcext:value-type="float">
            <text:p>2248.4414</text:p>
          </table:table-cell>
          <table:table-cell table:formula="of:=[.B1058]/33117.295" office:value-type="float" office:value="0.0678932684568592" calcext:value-type="float">
            <text:p>0.067893268456859</text:p>
          </table:table-cell>
          <table:table-cell office:value-type="float" office:value="1007121.9026185" calcext:value-type="float">
            <text:p>1007121.9026185</text:p>
          </table:table-cell>
        </table:table-row>
        <table:table-row table:style-name="ro1">
          <table:table-cell office:value-type="float" office:value="1075.98" calcext:value-type="float">
            <text:p>1075.98</text:p>
          </table:table-cell>
          <table:table-cell office:value-type="float" office:value="2304.3888" calcext:value-type="float">
            <text:p>2304.3888</text:p>
          </table:table-cell>
          <table:table-cell table:formula="of:=[.B1059]/33117.295" office:value-type="float" office:value="0.069582639524152" calcext:value-type="float">
            <text:p>0.069582639524152</text:p>
          </table:table-cell>
          <table:table-cell office:value-type="float" office:value="1009467.671021" calcext:value-type="float">
            <text:p>1009467.67102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366.7599" calcext:value-type="float">
            <text:p>2366.7599</text:p>
          </table:table-cell>
          <table:table-cell table:formula="of:=[.B1060]/33117.295" office:value-type="float" office:value="0.0714659787280332" calcext:value-type="float">
            <text:p>0.071465978728033</text:p>
          </table:table-cell>
          <table:table-cell office:value-type="float" office:value="1011876.9304363" calcext:value-type="float">
            <text:p>1011876.9304363</text:p>
          </table:table-cell>
        </table:table-row>
        <table:table-row table:style-name="ro1">
          <table:table-cell office:value-type="float" office:value="1078.02" calcext:value-type="float">
            <text:p>1078.02</text:p>
          </table:table-cell>
          <table:table-cell office:value-type="float" office:value="2433.1487" calcext:value-type="float">
            <text:p>2433.1487</text:p>
          </table:table-cell>
          <table:table-cell table:formula="of:=[.B1061]/33117.295" office:value-type="float" office:value="0.0734706352073743" calcext:value-type="float">
            <text:p>0.073470635207374</text:p>
          </table:table-cell>
          <table:table-cell office:value-type="float" office:value="1014353.7708093" calcext:value-type="float">
            <text:p>1014353.7708093</text:p>
          </table:table-cell>
        </table:table-row>
        <table:table-row table:style-name="ro1">
          <table:table-cell office:value-type="float" office:value="1079.03" calcext:value-type="float">
            <text:p>1079.03</text:p>
          </table:table-cell>
          <table:table-cell office:value-type="float" office:value="2499.3736" calcext:value-type="float">
            <text:p>2499.3736</text:p>
          </table:table-cell>
          <table:table-cell table:formula="of:=[.B1062]/33117.295" office:value-type="float" office:value="0.0754703426110134" calcext:value-type="float">
            <text:p>0.075470342611013</text:p>
          </table:table-cell>
          <table:table-cell office:value-type="float" office:value="1016898.0252309" calcext:value-type="float">
            <text:p>1016898.0252309</text:p>
          </table:table-cell>
        </table:table-row>
        <table:table-row table:style-name="ro1">
          <table:table-cell office:value-type="float" office:value="1080.05" calcext:value-type="float">
            <text:p>1080.05</text:p>
          </table:table-cell>
          <table:table-cell office:value-type="float" office:value="2559.8949" calcext:value-type="float">
            <text:p>2559.8949</text:p>
          </table:table-cell>
          <table:table-cell table:formula="of:=[.B1063]/33117.295" office:value-type="float" office:value="0.0772978258037077" calcext:value-type="float">
            <text:p>0.077297825803708</text:p>
          </table:table-cell>
          <table:table-cell office:value-type="float" office:value="1019503.8877539" calcext:value-type="float">
            <text:p>1019503.8877539</text:p>
          </table:table-cell>
        </table:table-row>
        <table:table-row table:style-name="ro1">
          <table:table-cell office:value-type="float" office:value="1081.07" calcext:value-type="float">
            <text:p>1081.07</text:p>
          </table:table-cell>
          <table:table-cell office:value-type="float" office:value="2608.7553" calcext:value-type="float">
            <text:p>2608.7553</text:p>
          </table:table-cell>
          <table:table-cell table:formula="of:=[.B1064]/33117.295" office:value-type="float" office:value="0.0787731999246919" calcext:value-type="float">
            <text:p>0.078773199924692</text:p>
          </table:table-cell>
          <table:table-cell office:value-type="float" office:value="1022159.488053" calcext:value-type="float">
            <text:p>1022159.488053</text:p>
          </table:table-cell>
        </table:table-row>
        <table:table-row table:style-name="ro1">
          <table:table-cell office:value-type="float" office:value="1082.09" calcext:value-type="float">
            <text:p>1082.09</text:p>
          </table:table-cell>
          <table:table-cell office:value-type="float" office:value="2640.9727" calcext:value-type="float">
            <text:p>2640.9727</text:p>
          </table:table-cell>
          <table:table-cell table:formula="of:=[.B1065]/33117.295" office:value-type="float" office:value="0.079746026962649" calcext:value-type="float">
            <text:p>0.079746026962649</text:p>
          </table:table-cell>
          <table:table-cell office:value-type="float" office:value="1024847.8842844" calcext:value-type="float">
            <text:p>1024847.8842844</text:p>
          </table:table-cell>
        </table:table-row>
        <table:table-row table:style-name="ro1">
          <table:table-cell office:value-type="float" office:value="1083.11" calcext:value-type="float">
            <text:p>1083.11</text:p>
          </table:table-cell>
          <table:table-cell office:value-type="float" office:value="2654.1351" calcext:value-type="float">
            <text:p>2654.1351</text:p>
          </table:table-cell>
          <table:table-cell table:formula="of:=[.B1066]/33117.295" office:value-type="float" office:value="0.080143474882233" calcext:value-type="float">
            <text:p>0.080143474882233</text:p>
          </table:table-cell>
          <table:table-cell office:value-type="float" office:value="1027549.679277" calcext:value-type="float">
            <text:p>1027549.679277</text:p>
          </table:table-cell>
        </table:table-row>
        <table:table-row table:style-name="ro1">
          <table:table-cell office:value-type="float" office:value="1084.12" calcext:value-type="float">
            <text:p>1084.12</text:p>
          </table:table-cell>
          <table:table-cell office:value-type="float" office:value="2649.793" calcext:value-type="float">
            <text:p>2649.793</text:p>
          </table:table-cell>
          <table:table-cell table:formula="of:=[.B1067]/33117.295" office:value-type="float" office:value="0.080012362120759" calcext:value-type="float">
            <text:p>0.080012362120759</text:p>
          </table:table-cell>
          <table:table-cell office:value-type="float" office:value="1030247.0542579" calcext:value-type="float">
            <text:p>1030247.0542579</text:p>
          </table:table-cell>
        </table:table-row>
        <table:table-row table:style-name="ro1">
          <table:table-cell office:value-type="float" office:value="1085.14" calcext:value-type="float">
            <text:p>1085.14</text:p>
          </table:table-cell>
          <table:table-cell office:value-type="float" office:value="2634.1909" calcext:value-type="float">
            <text:p>2634.1909</text:p>
          </table:table-cell>
          <table:table-cell table:formula="of:=[.B1068]/33117.295" office:value-type="float" office:value="0.0795412457448593" calcext:value-type="float">
            <text:p>0.079541245744859</text:p>
          </table:table-cell>
          <table:table-cell office:value-type="float" office:value="1032928.5469025" calcext:value-type="float">
            <text:p>1032928.5469025</text:p>
          </table:table-cell>
        </table:table-row>
        <table:table-row table:style-name="ro1">
          <table:table-cell office:value-type="float" office:value="1086.16" calcext:value-type="float">
            <text:p>1086.16</text:p>
          </table:table-cell>
          <table:table-cell office:value-type="float" office:value="2617.9633" calcext:value-type="float">
            <text:p>2617.9633</text:p>
          </table:table-cell>
          <table:table-cell table:formula="of:=[.B1069]/33117.295" office:value-type="float" office:value="0.0790512419568084" calcext:value-type="float">
            <text:p>0.079051241956808</text:p>
          </table:table-cell>
          <table:table-cell office:value-type="float" office:value="1035593.5205671" calcext:value-type="float">
            <text:p>1035593.5205671</text:p>
          </table:table-cell>
        </table:table-row>
        <table:table-row table:style-name="ro1">
          <table:table-cell office:value-type="float" office:value="1087.18" calcext:value-type="float">
            <text:p>1087.18</text:p>
          </table:table-cell>
          <table:table-cell office:value-type="float" office:value="2614.6538" calcext:value-type="float">
            <text:p>2614.6538</text:p>
          </table:table-cell>
          <table:table-cell table:formula="of:=[.B1070]/33117.295" office:value-type="float" office:value="0.0789513092781279" calcext:value-type="float">
            <text:p>0.078951309278128</text:p>
          </table:table-cell>
          <table:table-cell office:value-type="float" office:value="1038255.1252605" calcext:value-type="float">
            <text:p>1038255.1252605</text:p>
          </table:table-cell>
        </table:table-row>
        <table:table-row table:style-name="ro1">
          <table:table-cell office:value-type="float" office:value="1088.2" calcext:value-type="float">
            <text:p>1088.2</text:p>
          </table:table-cell>
          <table:table-cell office:value-type="float" office:value="2638.2332" calcext:value-type="float">
            <text:p>2638.2332</text:p>
          </table:table-cell>
          <table:table-cell table:formula="of:=[.B1071]/33117.295" office:value-type="float" office:value="0.07966330583461" calcext:value-type="float">
            <text:p>0.07966330583461</text:p>
          </table:table-cell>
          <table:table-cell office:value-type="float" office:value="1040940.7328092" calcext:value-type="float">
            <text:p>1040940.7328092</text:p>
          </table:table-cell>
        </table:table-row>
        <table:table-row table:style-name="ro1">
          <table:table-cell office:value-type="float" office:value="1089.21" calcext:value-type="float">
            <text:p>1089.21</text:p>
          </table:table-cell>
          <table:table-cell office:value-type="float" office:value="2700.1192" calcext:value-type="float">
            <text:p>2700.1192</text:p>
          </table:table-cell>
          <table:table-cell table:formula="of:=[.B1072]/33117.295" office:value-type="float" office:value="0.0815319971030243" calcext:value-type="float">
            <text:p>0.081531997103024</text:p>
          </table:table-cell>
          <table:table-cell office:value-type="float" office:value="1043689.3376042" calcext:value-type="float">
            <text:p>1043689.3376042</text:p>
          </table:table-cell>
        </table:table-row>
        <table:table-row table:style-name="ro1">
          <table:table-cell office:value-type="float" office:value="1090.23" calcext:value-type="float">
            <text:p>1090.23</text:p>
          </table:table-cell>
          <table:table-cell office:value-type="float" office:value="2806.4066" calcext:value-type="float">
            <text:p>2806.4066</text:p>
          </table:table-cell>
          <table:table-cell table:formula="of:=[.B1073]/33117.295" office:value-type="float" office:value="0.0847414198532821" calcext:value-type="float">
            <text:p>0.084741419853282</text:p>
          </table:table-cell>
          <table:table-cell office:value-type="float" office:value="1046546.1384042" calcext:value-type="float">
            <text:p>1046546.1384042</text:p>
          </table:table-cell>
        </table:table-row>
        <table:table-row table:style-name="ro1">
          <table:table-cell office:value-type="float" office:value="1091.25" calcext:value-type="float">
            <text:p>1091.25</text:p>
          </table:table-cell>
          <table:table-cell office:value-type="float" office:value="2956.0388" calcext:value-type="float">
            <text:p>2956.0388</text:p>
          </table:table-cell>
          <table:table-cell table:formula="of:=[.B1074]/33117.295" office:value-type="float" office:value="0.0892596693057208" calcext:value-type="float">
            <text:p>0.089259669305721</text:p>
          </table:table-cell>
          <table:table-cell office:value-type="float" office:value="1049555.258382" calcext:value-type="float">
            <text:p>1049555.258382</text:p>
          </table:table-cell>
        </table:table-row>
        <table:table-row table:style-name="ro1">
          <table:table-cell office:value-type="float" office:value="1092.27" calcext:value-type="float">
            <text:p>1092.27</text:p>
          </table:table-cell>
          <table:table-cell office:value-type="float" office:value="3140.4463" calcext:value-type="float">
            <text:p>3140.4463</text:p>
          </table:table-cell>
          <table:table-cell table:formula="of:=[.B1075]/33117.295" office:value-type="float" office:value="0.0948279833845125" calcext:value-type="float">
            <text:p>0.094827983384513</text:p>
          </table:table-cell>
          <table:table-cell office:value-type="float" office:value="1052752.0971611" calcext:value-type="float">
            <text:p>1052752.0971611</text:p>
          </table:table-cell>
        </table:table-row>
        <table:table-row table:style-name="ro1">
          <table:table-cell office:value-type="float" office:value="1093.29" calcext:value-type="float">
            <text:p>1093.29</text:p>
          </table:table-cell>
          <table:table-cell office:value-type="float" office:value="3344.8086" calcext:value-type="float">
            <text:p>3344.8086</text:p>
          </table:table-cell>
          <table:table-cell table:formula="of:=[.B1076]/33117.295" office:value-type="float" office:value="0.100998846675129" calcext:value-type="float">
            <text:p>0.100998846675129</text:p>
          </table:table-cell>
          <table:table-cell office:value-type="float" office:value="1056156.967942" calcext:value-type="float">
            <text:p>1056156.967942</text:p>
          </table:table-cell>
        </table:table-row>
        <table:table-row table:style-name="ro1">
          <table:table-cell office:value-type="float" office:value="1094.3" calcext:value-type="float">
            <text:p>1094.3</text:p>
          </table:table-cell>
          <table:table-cell office:value-type="float" office:value="3550.6696" calcext:value-type="float">
            <text:p>3550.6696</text:p>
          </table:table-cell>
          <table:table-cell table:formula="of:=[.B1077]/33117.295" office:value-type="float" office:value="0.10721496426565" calcext:value-type="float">
            <text:p>0.10721496426565</text:p>
          </table:table-cell>
          <table:table-cell office:value-type="float" office:value="1059771.3963967" calcext:value-type="float">
            <text:p>1059771.3963967</text:p>
          </table:table-cell>
        </table:table-row>
        <table:table-row table:style-name="ro1">
          <table:table-cell office:value-type="float" office:value="1095.32" calcext:value-type="float">
            <text:p>1095.32</text:p>
          </table:table-cell>
          <table:table-cell office:value-type="float" office:value="3739.2827" calcext:value-type="float">
            <text:p>3739.2827</text:p>
          </table:table-cell>
          <table:table-cell table:formula="of:=[.B1078]/33117.295" office:value-type="float" office:value="0.112910269392473" calcext:value-type="float">
            <text:p>0.112910269392473</text:p>
          </table:table-cell>
          <table:table-cell office:value-type="float" office:value="1063577.8247957" calcext:value-type="float">
            <text:p>1063577.8247957</text:p>
          </table:table-cell>
        </table:table-row>
        <table:table-row table:style-name="ro1">
          <table:table-cell office:value-type="float" office:value="1096.34" calcext:value-type="float">
            <text:p>1096.34</text:p>
          </table:table-cell>
          <table:table-cell office:value-type="float" office:value="3894.9006" calcext:value-type="float">
            <text:p>3894.9006</text:p>
          </table:table-cell>
          <table:table-cell table:formula="of:=[.B1079]/33117.295" office:value-type="float" office:value="0.117609261263639" calcext:value-type="float">
            <text:p>0.117609261263639</text:p>
          </table:table-cell>
          <table:table-cell office:value-type="float" office:value="1067542.6655028" calcext:value-type="float">
            <text:p>1067542.6655028</text:p>
          </table:table-cell>
        </table:table-row>
        <table:table-row table:style-name="ro1">
          <table:table-cell office:value-type="float" office:value="1097.36" calcext:value-type="float">
            <text:p>1097.36</text:p>
          </table:table-cell>
          <table:table-cell office:value-type="float" office:value="4007.2939" calcext:value-type="float">
            <text:p>4007.2939</text:p>
          </table:table-cell>
          <table:table-cell table:formula="of:=[.B1080]/33117.295" office:value-type="float" office:value="0.12100305595611" calcext:value-type="float">
            <text:p>0.12100305595611</text:p>
          </table:table-cell>
          <table:table-cell office:value-type="float" office:value="1071621.9178043" calcext:value-type="float">
            <text:p>1071621.9178043</text:p>
          </table:table-cell>
        </table:table-row>
        <table:table-row table:style-name="ro1">
          <table:table-cell office:value-type="float" office:value="1098.38" calcext:value-type="float">
            <text:p>1098.38</text:p>
          </table:table-cell>
          <table:table-cell office:value-type="float" office:value="4073.0421" calcext:value-type="float">
            <text:p>4073.0421</text:p>
          </table:table-cell>
          <table:table-cell table:formula="of:=[.B1081]/33117.295" office:value-type="float" office:value="0.122988369068186" calcext:value-type="float">
            <text:p>0.122988369068186</text:p>
          </table:table-cell>
          <table:table-cell office:value-type="float" office:value="1075768.0989158" calcext:value-type="float">
            <text:p>1075768.0989158</text:p>
          </table:table-cell>
        </table:table-row>
        <table:table-row table:style-name="ro1">
          <table:table-cell office:value-type="float" office:value="1099.39" calcext:value-type="float">
            <text:p>1099.39</text:p>
          </table:table-cell>
          <table:table-cell office:value-type="float" office:value="4095.4984" calcext:value-type="float">
            <text:p>4095.4984</text:p>
          </table:table-cell>
          <table:table-cell table:formula="of:=[.B1082]/33117.295" office:value-type="float" office:value="0.123666452830764" calcext:value-type="float">
            <text:p>0.123666452830764</text:p>
          </table:table-cell>
          <table:table-cell office:value-type="float" office:value="1079937.1395112" calcext:value-type="float">
            <text:p>1079937.1395112</text:p>
          </table:table-cell>
        </table:table-row>
        <table:table-row table:style-name="ro1">
          <table:table-cell office:value-type="float" office:value="1100.41" calcext:value-type="float">
            <text:p>1100.41</text:p>
          </table:table-cell>
          <table:table-cell office:value-type="float" office:value="4083.6577" calcext:value-type="float">
            <text:p>4083.6577</text:p>
          </table:table-cell>
          <table:table-cell table:formula="of:=[.B1083]/33117.295" office:value-type="float" office:value="0.123308914571676" calcext:value-type="float">
            <text:p>0.123308914571676</text:p>
          </table:table-cell>
          <table:table-cell office:value-type="float" office:value="1084094.1268498" calcext:value-type="float">
            <text:p>1084094.1268498</text:p>
          </table:table-cell>
        </table:table-row>
        <table:table-row table:style-name="ro1">
          <table:table-cell office:value-type="float" office:value="1101.43" calcext:value-type="float">
            <text:p>1101.43</text:p>
          </table:table-cell>
          <table:table-cell office:value-type="float" office:value="4050.3573" calcext:value-type="float">
            <text:p>4050.3573</text:p>
          </table:table-cell>
          <table:table-cell table:formula="of:=[.B1084]/33117.295" office:value-type="float" office:value="0.1223033855875" calcext:value-type="float">
            <text:p>0.1223033855875</text:p>
          </table:table-cell>
          <table:table-cell office:value-type="float" office:value="1088217.2158285" calcext:value-type="float">
            <text:p>1088217.2158285</text:p>
          </table:table-cell>
        </table:table-row>
        <table:table-row table:style-name="ro1">
          <table:table-cell office:value-type="float" office:value="1102.45" calcext:value-type="float">
            <text:p>1102.45</text:p>
          </table:table-cell>
          <table:table-cell office:value-type="float" office:value="4010.2743" calcext:value-type="float">
            <text:p>4010.2743</text:p>
          </table:table-cell>
          <table:table-cell table:formula="of:=[.B1085]/33117.295" office:value-type="float" office:value="0.121093051228973" calcext:value-type="float">
            <text:p>0.121093051228973</text:p>
          </table:table-cell>
          <table:table-cell office:value-type="float" office:value="1092299.5020433" calcext:value-type="float">
            <text:p>1092299.5020433</text:p>
          </table:table-cell>
        </table:table-row>
        <table:table-row table:style-name="ro1">
          <table:table-cell office:value-type="float" office:value="1103.47" calcext:value-type="float">
            <text:p>1103.47</text:p>
          </table:table-cell>
          <table:table-cell office:value-type="float" office:value="3978.0845" calcext:value-type="float">
            <text:p>3978.0845</text:p>
          </table:table-cell>
          <table:table-cell table:formula="of:=[.B1086]/33117.295" office:value-type="float" office:value="0.120121057592415" calcext:value-type="float">
            <text:p>0.120121057592415</text:p>
          </table:table-cell>
          <table:table-cell office:value-type="float" office:value="1096349.020415" calcext:value-type="float">
            <text:p>1096349.020415</text:p>
          </table:table-cell>
        </table:table-row>
        <table:table-row table:style-name="ro1">
          <table:table-cell office:value-type="float" office:value="1104.48" calcext:value-type="float">
            <text:p>1104.48</text:p>
          </table:table-cell>
          <table:table-cell office:value-type="float" office:value="3966.9748" calcext:value-type="float">
            <text:p>3966.9748</text:p>
          </table:table-cell>
          <table:table-cell table:formula="of:=[.B1087]/33117.295" office:value-type="float" office:value="0.119785592392132" calcext:value-type="float">
            <text:p>0.119785592392132</text:p>
          </table:table-cell>
          <table:table-cell office:value-type="float" office:value="1100387.2295805" calcext:value-type="float">
            <text:p>1100387.2295805</text:p>
          </table:table-cell>
        </table:table-row>
        <table:table-row table:style-name="ro1">
          <table:table-cell office:value-type="float" office:value="1105.5" calcext:value-type="float">
            <text:p>1105.5</text:p>
          </table:table-cell>
          <table:table-cell office:value-type="float" office:value="3987.5445" calcext:value-type="float">
            <text:p>3987.5445</text:p>
          </table:table-cell>
          <table:table-cell table:formula="of:=[.B1088]/33117.295" office:value-type="float" office:value="0.120406708941657" calcext:value-type="float">
            <text:p>0.120406708941657</text:p>
          </table:table-cell>
          <table:table-cell office:value-type="float" office:value="1104446.3778001" calcext:value-type="float">
            <text:p>1104446.3778001</text:p>
          </table:table-cell>
        </table:table-row>
        <table:table-row table:style-name="ro1">
          <table:table-cell office:value-type="float" office:value="1106.52" calcext:value-type="float">
            <text:p>1106.52</text:p>
          </table:table-cell>
          <table:table-cell office:value-type="float" office:value="4047.0367" calcext:value-type="float">
            <text:p>4047.0367</text:p>
          </table:table-cell>
          <table:table-cell table:formula="of:=[.B1089]/33117.295" office:value-type="float" office:value="0.122203117736518" calcext:value-type="float">
            <text:p>0.122203117736518</text:p>
          </table:table-cell>
          <table:table-cell office:value-type="float" office:value="1108566.0864807" calcext:value-type="float">
            <text:p>1108566.0864807</text:p>
          </table:table-cell>
        </table:table-row>
        <table:table-row table:style-name="ro1">
          <table:table-cell office:value-type="float" office:value="1107.54" calcext:value-type="float">
            <text:p>1107.54</text:p>
          </table:table-cell>
          <table:table-cell office:value-type="float" office:value="4148.8244" calcext:value-type="float">
            <text:p>4148.8244</text:p>
          </table:table-cell>
          <table:table-cell table:formula="of:=[.B1090]/33117.295" office:value-type="float" office:value="0.125276668882528" calcext:value-type="float">
            <text:p>0.125276668882528</text:p>
          </table:table-cell>
          <table:table-cell office:value-type="float" office:value="1112789.4106823" calcext:value-type="float">
            <text:p>1112789.4106823</text:p>
          </table:table-cell>
        </table:table-row>
        <table:table-row table:style-name="ro1">
          <table:table-cell office:value-type="float" office:value="1108.56" calcext:value-type="float">
            <text:p>1108.56</text:p>
          </table:table-cell>
          <table:table-cell office:value-type="float" office:value="4292.1138" calcext:value-type="float">
            <text:p>4292.1138</text:p>
          </table:table-cell>
          <table:table-cell table:formula="of:=[.B1091]/33117.295" office:value-type="float" office:value="0.129603393030741" calcext:value-type="float">
            <text:p>0.129603393030741</text:p>
          </table:table-cell>
          <table:table-cell office:value-type="float" office:value="1117158.5972813" calcext:value-type="float">
            <text:p>1117158.5972813</text:p>
          </table:table-cell>
        </table:table-row>
        <table:table-row table:style-name="ro1">
          <table:table-cell office:value-type="float" office:value="1109.57" calcext:value-type="float">
            <text:p>1109.57</text:p>
          </table:table-cell>
          <table:table-cell office:value-type="float" office:value="4471.8812" calcext:value-type="float">
            <text:p>4471.8812</text:p>
          </table:table-cell>
          <table:table-cell table:formula="of:=[.B1092]/33117.295" office:value-type="float" office:value="0.135031596028601" calcext:value-type="float">
            <text:p>0.135031596028601</text:p>
          </table:table-cell>
          <table:table-cell office:value-type="float" office:value="1121710.7794017" calcext:value-type="float">
            <text:p>1121710.7794017</text:p>
          </table:table-cell>
        </table:table-row>
        <table:table-row table:style-name="ro1">
          <table:table-cell office:value-type="float" office:value="1110.59" calcext:value-type="float">
            <text:p>1110.59</text:p>
          </table:table-cell>
          <table:table-cell office:value-type="float" office:value="4679.1092" calcext:value-type="float">
            <text:p>4679.1092</text:p>
          </table:table-cell>
          <table:table-cell table:formula="of:=[.B1093]/33117.295" office:value-type="float" office:value="0.141288991144959" calcext:value-type="float">
            <text:p>0.141288991144959</text:p>
          </table:table-cell>
          <table:table-cell office:value-type="float" office:value="1126473.9106547" calcext:value-type="float">
            <text:p>1126473.9106547</text:p>
          </table:table-cell>
        </table:table-row>
        <table:table-row table:style-name="ro1">
          <table:table-cell office:value-type="float" office:value="1111.61" calcext:value-type="float">
            <text:p>1111.61</text:p>
          </table:table-cell>
          <table:table-cell office:value-type="float" office:value="4901.4096" calcext:value-type="float">
            <text:p>4901.4096</text:p>
          </table:table-cell>
          <table:table-cell table:formula="of:=[.B1094]/33117.295" office:value-type="float" office:value="0.148001507973402" calcext:value-type="float">
            <text:p>0.148001507973402</text:p>
          </table:table-cell>
          <table:table-cell office:value-type="float" office:value="1131463.334101" calcext:value-type="float">
            <text:p>1131463.334101</text:p>
          </table:table-cell>
        </table:table-row>
        <table:table-row table:style-name="ro1">
          <table:table-cell office:value-type="float" office:value="1112.63" calcext:value-type="float">
            <text:p>1112.63</text:p>
          </table:table-cell>
          <table:table-cell office:value-type="float" office:value="5124.1302" calcext:value-type="float">
            <text:p>5124.1302</text:p>
          </table:table-cell>
          <table:table-cell table:formula="of:=[.B1095]/33117.295" office:value-type="float" office:value="0.154726713036195" calcext:value-type="float">
            <text:p>0.154726713036195</text:p>
          </table:table-cell>
          <table:table-cell office:value-type="float" office:value="1136679.4774908" calcext:value-type="float">
            <text:p>1136679.4774908</text:p>
          </table:table-cell>
        </table:table-row>
        <table:table-row table:style-name="ro1">
          <table:table-cell office:value-type="float" office:value="1113.64" calcext:value-type="float">
            <text:p>1113.64</text:p>
          </table:table-cell>
          <table:table-cell office:value-type="float" office:value="5332.0178" calcext:value-type="float">
            <text:p>5332.0178</text:p>
          </table:table-cell>
          <table:table-cell table:formula="of:=[.B1096]/33117.295" office:value-type="float" office:value="0.161004025238172" calcext:value-type="float">
            <text:p>0.161004025238172</text:p>
          </table:table-cell>
          <table:table-cell office:value-type="float" office:value="1142107.2414821" calcext:value-type="float">
            <text:p>1142107.2414821</text:p>
          </table:table-cell>
        </table:table-row>
        <table:table-row table:style-name="ro1">
          <table:table-cell office:value-type="float" office:value="1114.66" calcext:value-type="float">
            <text:p>1114.66</text:p>
          </table:table-cell>
          <table:table-cell office:value-type="float" office:value="5511.4452" calcext:value-type="float">
            <text:p>5511.4452</text:p>
          </table:table-cell>
          <table:table-cell table:formula="of:=[.B1097]/33117.295" office:value-type="float" office:value="0.166421961697053" calcext:value-type="float">
            <text:p>0.166421961697053</text:p>
          </table:table-cell>
          <table:table-cell office:value-type="float" office:value="1147717.6548375" calcext:value-type="float">
            <text:p>1147717.6548375</text:p>
          </table:table-cell>
        </table:table-row>
        <table:table-row table:style-name="ro1">
          <table:table-cell office:value-type="float" office:value="1115.68" calcext:value-type="float">
            <text:p>1115.68</text:p>
          </table:table-cell>
          <table:table-cell office:value-type="float" office:value="5653.0723" calcext:value-type="float">
            <text:p>5653.0723</text:p>
          </table:table-cell>
          <table:table-cell table:formula="of:=[.B1098]/33117.295" office:value-type="float" office:value="0.170698491528369" calcext:value-type="float">
            <text:p>0.170698491528369</text:p>
          </table:table-cell>
          <table:table-cell office:value-type="float" office:value="1153472.2385325" calcext:value-type="float">
            <text:p>1153472.2385325</text:p>
          </table:table-cell>
        </table:table-row>
        <table:table-row table:style-name="ro1">
          <table:table-cell office:value-type="float" office:value="1116.7" calcext:value-type="float">
            <text:p>1116.7</text:p>
          </table:table-cell>
          <table:table-cell office:value-type="float" office:value="5754.5991" calcext:value-type="float">
            <text:p>5754.5991</text:p>
          </table:table-cell>
          <table:table-cell table:formula="of:=[.B1099]/33117.295" office:value-type="float" office:value="0.173764164615498" calcext:value-type="float">
            <text:p>0.173764164615498</text:p>
          </table:table-cell>
          <table:table-cell office:value-type="float" office:value="1159330.1720952" calcext:value-type="float">
            <text:p>1159330.1720952</text:p>
          </table:table-cell>
        </table:table-row>
        <table:table-row table:style-name="ro1">
          <table:table-cell office:value-type="float" office:value="1117.72" calcext:value-type="float">
            <text:p>1117.72</text:p>
          </table:table-cell>
          <table:table-cell office:value-type="float" office:value="5823.0201" calcext:value-type="float">
            <text:p>5823.0201</text:p>
          </table:table-cell>
          <table:table-cell table:formula="of:=[.B1100]/33117.295" office:value-type="float" office:value="0.175830184802231" calcext:value-type="float">
            <text:p>0.175830184802231</text:p>
          </table:table-cell>
          <table:table-cell office:value-type="float" office:value="1165257.7552392" calcext:value-type="float">
            <text:p>1165257.7552392</text:p>
          </table:table-cell>
        </table:table-row>
        <table:table-row table:style-name="ro1">
          <table:table-cell office:value-type="float" office:value="1118.73" calcext:value-type="float">
            <text:p>1118.73</text:p>
          </table:table-cell>
          <table:table-cell office:value-type="float" office:value="5875.6075" calcext:value-type="float">
            <text:p>5875.6075</text:p>
          </table:table-cell>
          <table:table-cell table:formula="of:=[.B1101]/33117.295" office:value-type="float" office:value="0.177418098307848" calcext:value-type="float">
            <text:p>0.177418098307848</text:p>
          </table:table-cell>
          <table:table-cell office:value-type="float" office:value="1171238.8701686" calcext:value-type="float">
            <text:p>1171238.8701686</text:p>
          </table:table-cell>
        </table:table-row>
        <table:table-row table:style-name="ro1">
          <table:table-cell office:value-type="float" office:value="1119.75" calcext:value-type="float">
            <text:p>1119.75</text:p>
          </table:table-cell>
          <table:table-cell office:value-type="float" office:value="5938.8578" calcext:value-type="float">
            <text:p>5938.8578</text:p>
          </table:table-cell>
          <table:table-cell table:formula="of:=[.B1102]/33117.295" office:value-type="float" office:value="0.179327985573701" calcext:value-type="float">
            <text:p>0.179327985573701</text:p>
          </table:table-cell>
          <table:table-cell office:value-type="float" office:value="1177284.3711679" calcext:value-type="float">
            <text:p>1177284.3711679</text:p>
          </table:table-cell>
        </table:table-row>
        <table:table-row table:style-name="ro1">
          <table:table-cell office:value-type="float" office:value="1120.77" calcext:value-type="float">
            <text:p>1120.77</text:p>
          </table:table-cell>
          <table:table-cell office:value-type="float" office:value="6044.9419" calcext:value-type="float">
            <text:p>6044.9419</text:p>
          </table:table-cell>
          <table:table-cell table:formula="of:=[.B1103]/33117.295" office:value-type="float" office:value="0.182531269537563" calcext:value-type="float">
            <text:p>0.182531269537563</text:p>
          </table:table-cell>
          <table:table-cell office:value-type="float" office:value="1183437.8611807" calcext:value-type="float">
            <text:p>1183437.8611807</text:p>
          </table:table-cell>
        </table:table-row>
        <table:table-row table:style-name="ro1">
          <table:table-cell office:value-type="float" office:value="1121.79" calcext:value-type="float">
            <text:p>1121.79</text:p>
          </table:table-cell>
          <table:table-cell office:value-type="float" office:value="6225.8173" calcext:value-type="float">
            <text:p>6225.8173</text:p>
          </table:table-cell>
          <table:table-cell table:formula="of:=[.B1104]/33117.295" office:value-type="float" office:value="0.187992929374214" calcext:value-type="float">
            <text:p>0.187992929374214</text:p>
          </table:table-cell>
          <table:table-cell office:value-type="float" office:value="1189775.474553" calcext:value-type="float">
            <text:p>1189775.474553</text:p>
          </table:table-cell>
        </table:table-row>
        <table:table-row table:style-name="ro1">
          <table:table-cell office:value-type="float" office:value="1122.81" calcext:value-type="float">
            <text:p>1122.81</text:p>
          </table:table-cell>
          <table:table-cell office:value-type="float" office:value="6505.9551" calcext:value-type="float">
            <text:p>6505.9551</text:p>
          </table:table-cell>
          <table:table-cell table:formula="of:=[.B1105]/33117.295" office:value-type="float" office:value="0.196451887148392" calcext:value-type="float">
            <text:p>0.196451887148392</text:p>
          </table:table-cell>
          <table:table-cell office:value-type="float" office:value="1196398.2560888" calcext:value-type="float">
            <text:p>1196398.2560888</text:p>
          </table:table-cell>
        </table:table-row>
        <table:table-row table:style-name="ro1">
          <table:table-cell office:value-type="float" office:value="1123.82" calcext:value-type="float">
            <text:p>1123.82</text:p>
          </table:table-cell>
          <table:table-cell office:value-type="float" office:value="6895.3595" calcext:value-type="float">
            <text:p>6895.3595</text:p>
          </table:table-cell>
          <table:table-cell table:formula="of:=[.B1106]/33117.295" office:value-type="float" office:value="0.208210226710847" calcext:value-type="float">
            <text:p>0.208210226710847</text:p>
          </table:table-cell>
          <table:table-cell office:value-type="float" office:value="1203417.4345577" calcext:value-type="float">
            <text:p>1203417.4345577</text:p>
          </table:table-cell>
        </table:table-row>
        <table:table-row table:style-name="ro1">
          <table:table-cell office:value-type="float" office:value="1124.84" calcext:value-type="float">
            <text:p>1124.84</text:p>
          </table:table-cell>
          <table:table-cell office:value-type="float" office:value="7384.9033" calcext:value-type="float">
            <text:p>7384.9033</text:p>
          </table:table-cell>
          <table:table-cell table:formula="of:=[.B1107]/33117.295" office:value-type="float" office:value="0.222992345842256" calcext:value-type="float">
            <text:p>0.222992345842256</text:p>
          </table:table-cell>
          <table:table-cell office:value-type="float" office:value="1210934.9474283" calcext:value-type="float">
            <text:p>1210934.9474283</text:p>
          </table:table-cell>
        </table:table-row>
        <table:table-row table:style-name="ro1">
          <table:table-cell office:value-type="float" office:value="1125.86" calcext:value-type="float">
            <text:p>1125.86</text:p>
          </table:table-cell>
          <table:table-cell office:value-type="float" office:value="7945.7293" calcext:value-type="float">
            <text:p>7945.7293</text:p>
          </table:table-cell>
          <table:table-cell table:formula="of:=[.B1108]/33117.295" office:value-type="float" office:value="0.239926881105477" calcext:value-type="float">
            <text:p>0.239926881105477</text:p>
          </table:table-cell>
          <table:table-cell office:value-type="float" office:value="1219023.3569443" calcext:value-type="float">
            <text:p>1219023.3569443</text:p>
          </table:table-cell>
        </table:table-row>
        <table:table-row table:style-name="ro1">
          <table:table-cell office:value-type="float" office:value="1126.88" calcext:value-type="float">
            <text:p>1126.88</text:p>
          </table:table-cell>
          <table:table-cell office:value-type="float" office:value="8533.5421" calcext:value-type="float">
            <text:p>8533.5421</text:p>
          </table:table-cell>
          <table:table-cell table:formula="of:=[.B1109]/33117.295" office:value-type="float" office:value="0.257676301763172" calcext:value-type="float">
            <text:p>0.257676301763172</text:p>
          </table:table-cell>
          <table:table-cell office:value-type="float" office:value="1227710.1345617" calcext:value-type="float">
            <text:p>1227710.1345617</text:p>
          </table:table-cell>
        </table:table-row>
        <table:table-row table:style-name="ro1">
          <table:table-cell office:value-type="float" office:value="1127.9" calcext:value-type="float">
            <text:p>1127.9</text:p>
          </table:table-cell>
          <table:table-cell office:value-type="float" office:value="9097.2291" calcext:value-type="float">
            <text:p>9097.2291</text:p>
          </table:table-cell>
          <table:table-cell table:formula="of:=[.B1110]/33117.295" office:value-type="float" office:value="0.274697226932332" calcext:value-type="float">
            <text:p>0.274697226932332</text:p>
          </table:table-cell>
          <table:table-cell office:value-type="float" office:value="1236970.7212529" calcext:value-type="float">
            <text:p>1236970.7212529</text:p>
          </table:table-cell>
        </table:table-row>
        <table:table-row table:style-name="ro1">
          <table:table-cell office:value-type="float" office:value="1128.91" calcext:value-type="float">
            <text:p>1128.91</text:p>
          </table:table-cell>
          <table:table-cell office:value-type="float" office:value="9589.8405" calcext:value-type="float">
            <text:p>9589.8405</text:p>
          </table:table-cell>
          <table:table-cell table:formula="of:=[.B1111]/33117.295" office:value-type="float" office:value="0.289571974401895" calcext:value-type="float">
            <text:p>0.289571974401895</text:p>
          </table:table-cell>
          <table:table-cell office:value-type="float" office:value="1246732.7650272" calcext:value-type="float">
            <text:p>1246732.7650272</text:p>
          </table:table-cell>
        </table:table-row>
        <table:table-row table:style-name="ro1">
          <table:table-cell office:value-type="float" office:value="1129.93" calcext:value-type="float">
            <text:p>1129.93</text:p>
          </table:table-cell>
          <table:table-cell office:value-type="float" office:value="9979.0177" calcext:value-type="float">
            <text:p>9979.0177</text:p>
          </table:table-cell>
          <table:table-cell table:formula="of:=[.B1112]/33117.295" office:value-type="float" office:value="0.301323453500656" calcext:value-type="float">
            <text:p>0.301323453500656</text:p>
          </table:table-cell>
          <table:table-cell office:value-type="float" office:value="1256890.9744055" calcext:value-type="float">
            <text:p>1256890.9744055</text:p>
          </table:table-cell>
        </table:table-row>
        <table:table-row table:style-name="ro1">
          <table:table-cell office:value-type="float" office:value="1130.95" calcext:value-type="float">
            <text:p>1130.95</text:p>
          </table:table-cell>
          <table:table-cell office:value-type="float" office:value="10253.885" calcext:value-type="float">
            <text:p>10253.885</text:p>
          </table:table-cell>
          <table:table-cell table:formula="of:=[.B1113]/33117.295" office:value-type="float" office:value="0.309623264822806" calcext:value-type="float">
            <text:p>0.309623264822806</text:p>
          </table:table-cell>
          <table:table-cell office:value-type="float" office:value="1267328.9863577" calcext:value-type="float">
            <text:p>1267328.9863577</text:p>
          </table:table-cell>
        </table:table-row>
        <table:table-row table:style-name="ro1">
          <table:table-cell office:value-type="float" office:value="1131.97" calcext:value-type="float">
            <text:p>1131.97</text:p>
          </table:table-cell>
          <table:table-cell office:value-type="float" office:value="10426.314" calcext:value-type="float">
            <text:p>10426.314</text:p>
          </table:table-cell>
          <table:table-cell table:formula="of:=[.B1114]/33117.295" office:value-type="float" office:value="0.314829879674653" calcext:value-type="float">
            <text:p>0.314829879674653</text:p>
          </table:table-cell>
          <table:table-cell office:value-type="float" office:value="1277942.5238025" calcext:value-type="float">
            <text:p>1277942.5238025</text:p>
          </table:table-cell>
        </table:table-row>
        <table:table-row table:style-name="ro1">
          <table:table-cell office:value-type="float" office:value="1132.99" calcext:value-type="float">
            <text:p>1132.99</text:p>
          </table:table-cell>
          <table:table-cell office:value-type="float" office:value="10526.124" calcext:value-type="float">
            <text:p>10526.124</text:p>
          </table:table-cell>
          <table:table-cell table:formula="of:=[.B1115]/33117.295" office:value-type="float" office:value="0.317843712779078" calcext:value-type="float">
            <text:p>0.317843712779078</text:p>
          </table:table-cell>
          <table:table-cell office:value-type="float" office:value="1288657.6635963" calcext:value-type="float">
            <text:p>1288657.663596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591.611" calcext:value-type="float">
            <text:p>10591.611</text:p>
          </table:table-cell>
          <table:table-cell table:formula="of:=[.B1116]/33117.295" office:value-type="float" office:value="0.319821138773562" calcext:value-type="float">
            <text:p>0.319821138773562</text:p>
          </table:table-cell>
          <table:table-cell office:value-type="float" office:value="1299439.4668765" calcext:value-type="float">
            <text:p>1299439.4668765</text:p>
          </table:table-cell>
        </table:table-row>
        <table:table-row table:style-name="ro1">
          <table:table-cell office:value-type="float" office:value="1135.02" calcext:value-type="float">
            <text:p>1135.02</text:p>
          </table:table-cell>
          <table:table-cell office:value-type="float" office:value="10658.255" calcext:value-type="float">
            <text:p>10658.255</text:p>
          </table:table-cell>
          <table:table-cell table:formula="of:=[.B1117]/33117.295" office:value-type="float" office:value="0.321833501196278" calcext:value-type="float">
            <text:p>0.321833501196278</text:p>
          </table:table-cell>
          <table:table-cell office:value-type="float" office:value="1310289.1107122" calcext:value-type="float">
            <text:p>1310289.1107122</text:p>
          </table:table-cell>
        </table:table-row>
        <table:table-row table:style-name="ro1">
          <table:table-cell office:value-type="float" office:value="1136.04" calcext:value-type="float">
            <text:p>1136.04</text:p>
          </table:table-cell>
          <table:table-cell office:value-type="float" office:value="10748.934" calcext:value-type="float">
            <text:p>10748.934</text:p>
          </table:table-cell>
          <table:table-cell table:formula="of:=[.B1118]/33117.295" office:value-type="float" office:value="0.324571617337708" calcext:value-type="float">
            <text:p>0.324571617337708</text:p>
          </table:table-cell>
          <table:table-cell office:value-type="float" office:value="1321231.0619077" calcext:value-type="float">
            <text:p>1321231.0619077</text:p>
          </table:table-cell>
        </table:table-row>
        <table:table-row table:style-name="ro1">
          <table:table-cell office:value-type="float" office:value="1137.06" calcext:value-type="float">
            <text:p>1137.06</text:p>
          </table:table-cell>
          <table:table-cell office:value-type="float" office:value="10868.405" calcext:value-type="float">
            <text:p>10868.405</text:p>
          </table:table-cell>
          <table:table-cell table:formula="of:=[.B1119]/33117.295" office:value-type="float" office:value="0.328179128156451" calcext:value-type="float">
            <text:p>0.328179128156451</text:p>
          </table:table-cell>
          <table:table-cell office:value-type="float" office:value="1332294.6289131" calcext:value-type="float">
            <text:p>1332294.6289131</text:p>
          </table:table-cell>
        </table:table-row>
        <table:table-row table:style-name="ro1">
          <table:table-cell office:value-type="float" office:value="1138.08" calcext:value-type="float">
            <text:p>1138.08</text:p>
          </table:table-cell>
          <table:table-cell office:value-type="float" office:value="11003.308" calcext:value-type="float">
            <text:p>11003.308</text:p>
          </table:table-cell>
          <table:table-cell table:formula="of:=[.B1120]/33117.295" office:value-type="float" office:value="0.332252619062034" calcext:value-type="float">
            <text:p>0.332252619062034</text:p>
          </table:table-cell>
          <table:table-cell office:value-type="float" office:value="1343495.521317" calcext:value-type="float">
            <text:p>1343495.521317</text:p>
          </table:table-cell>
        </table:table-row>
        <table:table-row table:style-name="ro1">
          <table:table-cell office:value-type="float" office:value="1139.09" calcext:value-type="float">
            <text:p>1139.09</text:p>
          </table:table-cell>
          <table:table-cell office:value-type="float" office:value="11127.163" calcext:value-type="float">
            <text:p>11127.163</text:p>
          </table:table-cell>
          <table:table-cell table:formula="of:=[.B1121]/33117.295" office:value-type="float" office:value="0.335992507842202" calcext:value-type="float">
            <text:p>0.335992507842202</text:p>
          </table:table-cell>
          <table:table-cell office:value-type="float" office:value="1354822.4934269" calcext:value-type="float">
            <text:p>1354822.4934269</text:p>
          </table:table-cell>
        </table:table-row>
        <table:table-row table:style-name="ro1">
          <table:table-cell office:value-type="float" office:value="1140.11" calcext:value-type="float">
            <text:p>1140.11</text:p>
          </table:table-cell>
          <table:table-cell office:value-type="float" office:value="11208.306" calcext:value-type="float">
            <text:p>11208.306</text:p>
          </table:table-cell>
          <table:table-cell table:formula="of:=[.B1122]/33117.295" office:value-type="float" office:value="0.33844267776097" calcext:value-type="float">
            <text:p>0.33844267776097</text:p>
          </table:table-cell>
          <table:table-cell office:value-type="float" office:value="1366232.0652834" calcext:value-type="float">
            <text:p>1366232.0652834</text:p>
          </table:table-cell>
        </table:table-row>
        <table:table-row table:style-name="ro1">
          <table:table-cell office:value-type="float" office:value="1141.13" calcext:value-type="float">
            <text:p>1141.13</text:p>
          </table:table-cell>
          <table:table-cell office:value-type="float" office:value="11218.03" calcext:value-type="float">
            <text:p>11218.03</text:p>
          </table:table-cell>
          <table:table-cell table:formula="of:=[.B1123]/33117.295" office:value-type="float" office:value="0.338736300775773" calcext:value-type="float">
            <text:p>0.338736300775773</text:p>
          </table:table-cell>
          <table:table-cell office:value-type="float" office:value="1377651.5354755" calcext:value-type="float">
            <text:p>1377651.5354755</text:p>
          </table:table-cell>
        </table:table-row>
        <table:table-row table:style-name="ro1">
          <table:table-cell office:value-type="float" office:value="1142.15" calcext:value-type="float">
            <text:p>1142.15</text:p>
          </table:table-cell>
          <table:table-cell office:value-type="float" office:value="11136.529" calcext:value-type="float">
            <text:p>11136.529</text:p>
          </table:table-cell>
          <table:table-cell table:formula="of:=[.B1124]/33117.295" office:value-type="float" office:value="0.336275320795373" calcext:value-type="float">
            <text:p>0.336275320795373</text:p>
          </table:table-cell>
          <table:table-cell office:value-type="float" office:value="1388988.0409961" calcext:value-type="float">
            <text:p>1388988.0409961</text:p>
          </table:table-cell>
        </table:table-row>
        <table:table-row table:style-name="ro1">
          <table:table-cell office:value-type="float" office:value="1143.17" calcext:value-type="float">
            <text:p>1143.17</text:p>
          </table:table-cell>
          <table:table-cell office:value-type="float" office:value="10955.322" calcext:value-type="float">
            <text:p>10955.322</text:p>
          </table:table-cell>
          <table:table-cell table:formula="of:=[.B1125]/33117.295" office:value-type="float" office:value="0.330803648063648" calcext:value-type="float">
            <text:p>0.330803648063648</text:p>
          </table:table-cell>
          <table:table-cell office:value-type="float" office:value="1400140.08569" calcext:value-type="float">
            <text:p>1400140.08569</text:p>
          </table:table-cell>
        </table:table-row>
        <table:table-row table:style-name="ro1">
          <table:table-cell office:value-type="float" office:value="1144.18" calcext:value-type="float">
            <text:p>1144.18</text:p>
          </table:table-cell>
          <table:table-cell office:value-type="float" office:value="10676.261" calcext:value-type="float">
            <text:p>10676.261</text:p>
          </table:table-cell>
          <table:table-cell table:formula="of:=[.B1126]/33117.295" office:value-type="float" office:value="0.32237720502233" calcext:value-type="float">
            <text:p>0.32237720502233</text:p>
          </table:table-cell>
          <table:table-cell office:value-type="float" office:value="1411008.0581858" calcext:value-type="float">
            <text:p>1411008.0581858</text:p>
          </table:table-cell>
        </table:table-row>
        <table:table-row table:style-name="ro1">
          <table:table-cell office:value-type="float" office:value="1145.2" calcext:value-type="float">
            <text:p>1145.2</text:p>
          </table:table-cell>
          <table:table-cell office:value-type="float" office:value="10308.365" calcext:value-type="float">
            <text:p>10308.365</text:p>
          </table:table-cell>
          <table:table-cell table:formula="of:=[.B1127]/33117.295" office:value-type="float" office:value="0.311268326715693" calcext:value-type="float">
            <text:p>0.311268326715693</text:p>
          </table:table-cell>
          <table:table-cell office:value-type="float" office:value="1421501.5286812" calcext:value-type="float">
            <text:p>1421501.5286812</text:p>
          </table:table-cell>
        </table:table-row>
        <table:table-row table:style-name="ro1">
          <table:table-cell office:value-type="float" office:value="1146.22" calcext:value-type="float">
            <text:p>1146.22</text:p>
          </table:table-cell>
          <table:table-cell office:value-type="float" office:value="9864.2163" calcext:value-type="float">
            <text:p>9864.2163</text:p>
          </table:table-cell>
          <table:table-cell table:formula="of:=[.B1128]/33117.295" office:value-type="float" office:value="0.29785694453608" calcext:value-type="float">
            <text:p>0.29785694453608</text:p>
          </table:table-cell>
          <table:table-cell office:value-type="float" office:value="1431542.87525" calcext:value-type="float">
            <text:p>1431542.87525</text:p>
          </table:table-cell>
        </table:table-row>
        <table:table-row table:style-name="ro1">
          <table:table-cell office:value-type="float" office:value="1147.24" calcext:value-type="float">
            <text:p>1147.24</text:p>
          </table:table-cell>
          <table:table-cell office:value-type="float" office:value="9357.3641" calcext:value-type="float">
            <text:p>9357.3641</text:p>
          </table:table-cell>
          <table:table-cell table:formula="of:=[.B1129]/33117.295" office:value-type="float" office:value="0.282552186100948" calcext:value-type="float">
            <text:p>0.282552186100948</text:p>
          </table:table-cell>
          <table:table-cell office:value-type="float" office:value="1441068.2681462" calcext:value-type="float">
            <text:p>1441068.2681462</text:p>
          </table:table-cell>
        </table:table-row>
        <table:table-row table:style-name="ro1">
          <table:table-cell office:value-type="float" office:value="1148.26" calcext:value-type="float">
            <text:p>1148.26</text:p>
          </table:table-cell>
          <table:table-cell office:value-type="float" office:value="8801.372" calcext:value-type="float">
            <text:p>8801.372</text:p>
          </table:table-cell>
          <table:table-cell table:formula="of:=[.B1130]/33117.295" office:value-type="float" office:value="0.265763613845877" calcext:value-type="float">
            <text:p>0.265763613845877</text:p>
          </table:table-cell>
          <table:table-cell office:value-type="float" office:value="1450027.6850217" calcext:value-type="float">
            <text:p>1450027.6850217</text:p>
          </table:table-cell>
        </table:table-row>
        <table:table-row table:style-name="ro1">
          <table:table-cell office:value-type="float" office:value="1149.27" calcext:value-type="float">
            <text:p>1149.27</text:p>
          </table:table-cell>
          <table:table-cell office:value-type="float" office:value="8210.2062" calcext:value-type="float">
            <text:p>8210.2062</text:p>
          </table:table-cell>
          <table:table-cell table:formula="of:=[.B1131]/33117.295" office:value-type="float" office:value="0.247912946996426" calcext:value-type="float">
            <text:p>0.247912946996426</text:p>
          </table:table-cell>
          <table:table-cell office:value-type="float" office:value="1458385.3206683" calcext:value-type="float">
            <text:p>1458385.3206683</text:p>
          </table:table-cell>
        </table:table-row>
        <table:table-row table:style-name="ro1">
          <table:table-cell office:value-type="float" office:value="1150.29" calcext:value-type="float">
            <text:p>1150.29</text:p>
          </table:table-cell>
          <table:table-cell office:value-type="float" office:value="7599.0286" calcext:value-type="float">
            <text:p>7599.0286</text:p>
          </table:table-cell>
          <table:table-cell table:formula="of:=[.B1132]/33117.295" office:value-type="float" office:value="0.229458009780086" calcext:value-type="float">
            <text:p>0.229458009780086</text:p>
          </table:table-cell>
          <table:table-cell office:value-type="float" office:value="1466120.8038924" calcext:value-type="float">
            <text:p>1466120.8038924</text:p>
          </table:table-cell>
        </table:table-row>
        <table:table-row table:style-name="ro1">
          <table:table-cell office:value-type="float" office:value="1151.31" calcext:value-type="float">
            <text:p>1151.31</text:p>
          </table:table-cell>
          <table:table-cell office:value-type="float" office:value="6984.3814" calcext:value-type="float">
            <text:p>6984.3814</text:p>
          </table:table-cell>
          <table:table-cell table:formula="of:=[.B1133]/33117.295" office:value-type="float" office:value="0.210898305553035" calcext:value-type="float">
            <text:p>0.210898305553035</text:p>
          </table:table-cell>
          <table:table-cell office:value-type="float" office:value="1473230.6027915" calcext:value-type="float">
            <text:p>1473230.6027915</text:p>
          </table:table-cell>
        </table:table-row>
        <table:table-row table:style-name="ro1">
          <table:table-cell office:value-type="float" office:value="1152.33" calcext:value-type="float">
            <text:p>1152.33</text:p>
          </table:table-cell>
          <table:table-cell office:value-type="float" office:value="6383.1982" calcext:value-type="float">
            <text:p>6383.1982</text:p>
          </table:table-cell>
          <table:table-cell table:formula="of:=[.B1134]/33117.295" office:value-type="float" office:value="0.192745156269556" calcext:value-type="float">
            <text:p>0.192745156269556</text:p>
          </table:table-cell>
          <table:table-cell office:value-type="float" office:value="1479728.4230765" calcext:value-type="float">
            <text:p>1479728.4230765</text:p>
          </table:table-cell>
        </table:table-row>
        <table:table-row table:style-name="ro1">
          <table:table-cell office:value-type="float" office:value="1153.35" calcext:value-type="float">
            <text:p>1153.35</text:p>
          </table:table-cell>
          <table:table-cell office:value-type="float" office:value="5810.7843" calcext:value-type="float">
            <text:p>5810.7843</text:p>
          </table:table-cell>
          <table:table-cell table:formula="of:=[.B1135]/33117.295" office:value-type="float" office:value="0.175460716220935" calcext:value-type="float">
            <text:p>0.175460716220935</text:p>
          </table:table-cell>
          <table:table-cell office:value-type="float" office:value="1485643.5507177" calcext:value-type="float">
            <text:p>1485643.5507177</text:p>
          </table:table-cell>
        </table:table-row>
        <table:table-row table:style-name="ro1">
          <table:table-cell office:value-type="float" office:value="1154.36" calcext:value-type="float">
            <text:p>1154.36</text:p>
          </table:table-cell>
          <table:table-cell office:value-type="float" office:value="5278.5244" calcext:value-type="float">
            <text:p>5278.5244</text:p>
          </table:table-cell>
          <table:table-cell table:formula="of:=[.B1136]/33117.295" office:value-type="float" office:value="0.159388754425746" calcext:value-type="float">
            <text:p>0.159388754425746</text:p>
          </table:table-cell>
          <table:table-cell office:value-type="float" office:value="1491016.8607833" calcext:value-type="float">
            <text:p>1491016.8607833</text:p>
          </table:table-cell>
        </table:table-row>
        <table:table-row table:style-name="ro1">
          <table:table-cell office:value-type="float" office:value="1155.38" calcext:value-type="float">
            <text:p>1155.38</text:p>
          </table:table-cell>
          <table:table-cell office:value-type="float" office:value="4792.2991" calcext:value-type="float">
            <text:p>4792.2991</text:p>
          </table:table-cell>
          <table:table-cell table:formula="of:=[.B1137]/33117.295" office:value-type="float" office:value="0.144706839734344" calcext:value-type="float">
            <text:p>0.144706839734344</text:p>
          </table:table-cell>
          <table:table-cell office:value-type="float" office:value="1495895.2144619" calcext:value-type="float">
            <text:p>1495895.2144619</text:p>
          </table:table-cell>
        </table:table-row>
        <table:table-row table:style-name="ro1">
          <table:table-cell office:value-type="float" office:value="1156.4" calcext:value-type="float">
            <text:p>1156.4</text:p>
          </table:table-cell>
          <table:table-cell office:value-type="float" office:value="4352.3394" calcext:value-type="float">
            <text:p>4352.3394</text:p>
          </table:table-cell>
          <table:table-cell table:formula="of:=[.B1138]/33117.295" office:value-type="float" office:value="0.131421947354094" calcext:value-type="float">
            <text:p>0.131421947354094</text:p>
          </table:table-cell>
          <table:table-cell office:value-type="float" office:value="1500325.7081231" calcext:value-type="float">
            <text:p>1500325.7081231</text:p>
          </table:table-cell>
        </table:table-row>
        <table:table-row table:style-name="ro1">
          <table:table-cell office:value-type="float" office:value="1157.42" calcext:value-type="float">
            <text:p>1157.42</text:p>
          </table:table-cell>
          <table:table-cell office:value-type="float" office:value="3954.6504" calcext:value-type="float">
            <text:p>3954.6504</text:p>
          </table:table-cell>
          <table:table-cell table:formula="of:=[.B1139]/33117.295" office:value-type="float" office:value="0.119413448471561" calcext:value-type="float">
            <text:p>0.119413448471561</text:p>
          </table:table-cell>
          <table:table-cell office:value-type="float" office:value="1504351.3716306" calcext:value-type="float">
            <text:p>1504351.3716306</text:p>
          </table:table-cell>
        </table:table-row>
        <table:table-row table:style-name="ro1">
          <table:table-cell office:value-type="float" office:value="1158.43" calcext:value-type="float">
            <text:p>1158.43</text:p>
          </table:table-cell>
          <table:table-cell office:value-type="float" office:value="3593.4799" calcext:value-type="float">
            <text:p>3593.4799</text:p>
          </table:table-cell>
          <table:table-cell table:formula="of:=[.B1140]/33117.295" office:value-type="float" office:value="0.108507651364642" calcext:value-type="float">
            <text:p>0.108507651364642</text:p>
          </table:table-cell>
          <table:table-cell office:value-type="float" office:value="1508009.3790557" calcext:value-type="float">
            <text:p>1508009.3790557</text:p>
          </table:table-cell>
        </table:table-row>
        <table:table-row table:style-name="ro1">
          <table:table-cell office:value-type="float" office:value="1159.45" calcext:value-type="float">
            <text:p>1159.45</text:p>
          </table:table-cell>
          <table:table-cell office:value-type="float" office:value="3263.8895" calcext:value-type="float">
            <text:p>3263.8895</text:p>
          </table:table-cell>
          <table:table-cell table:formula="of:=[.B1141]/33117.295" office:value-type="float" office:value="0.0985554375742343" calcext:value-type="float">
            <text:p>0.098555437574234</text:p>
          </table:table-cell>
          <table:table-cell office:value-type="float" office:value="1511331.877695" calcext:value-type="float">
            <text:p>1511331.877695</text:p>
          </table:table-cell>
        </table:table-row>
        <table:table-row table:style-name="ro1">
          <table:table-cell office:value-type="float" office:value="1160.47" calcext:value-type="float">
            <text:p>1160.47</text:p>
          </table:table-cell>
          <table:table-cell office:value-type="float" office:value="2963.4896" calcext:value-type="float">
            <text:p>2963.4896</text:p>
          </table:table-cell>
          <table:table-cell table:formula="of:=[.B1142]/33117.295" office:value-type="float" office:value="0.089484651448737" calcext:value-type="float">
            <text:p>0.089484651448737</text:p>
          </table:table-cell>
          <table:table-cell office:value-type="float" office:value="1514348.5822624" calcext:value-type="float">
            <text:p>1514348.5822624</text:p>
          </table:table-cell>
        </table:table-row>
        <table:table-row table:style-name="ro1">
          <table:table-cell office:value-type="float" office:value="1161.49" calcext:value-type="float">
            <text:p>1161.49</text:p>
          </table:table-cell>
          <table:table-cell office:value-type="float" office:value="2692.7847" calcext:value-type="float">
            <text:p>2692.7847</text:p>
          </table:table-cell>
          <table:table-cell table:formula="of:=[.B1143]/33117.295" office:value-type="float" office:value="0.081310526720253" calcext:value-type="float">
            <text:p>0.081310526720253</text:p>
          </table:table-cell>
          <table:table-cell office:value-type="float" office:value="1517089.7208483" calcext:value-type="float">
            <text:p>1517089.7208483</text:p>
          </table:table-cell>
        </table:table-row>
        <table:table-row table:style-name="ro1">
          <table:table-cell office:value-type="float" office:value="1162.51" calcext:value-type="float">
            <text:p>1162.51</text:p>
          </table:table-cell>
          <table:table-cell office:value-type="float" office:value="2454.1718" calcext:value-type="float">
            <text:p>2454.1718</text:p>
          </table:table-cell>
          <table:table-cell table:formula="of:=[.B1144]/33117.295" office:value-type="float" office:value="0.0741054424885849" calcext:value-type="float">
            <text:p>0.074105442488585</text:p>
          </table:table-cell>
          <table:table-cell office:value-type="float" office:value="1519587.9618582" calcext:value-type="float">
            <text:p>1519587.9618582</text:p>
          </table:table-cell>
        </table:table-row>
        <table:table-row table:style-name="ro1">
          <table:table-cell office:value-type="float" office:value="1163.52" calcext:value-type="float">
            <text:p>1163.52</text:p>
          </table:table-cell>
          <table:table-cell office:value-type="float" office:value="2250.1612" calcext:value-type="float">
            <text:p>2250.1612</text:p>
          </table:table-cell>
          <table:table-cell table:formula="of:=[.B1145]/33117.295" office:value-type="float" office:value="0.0679451990266717" calcext:value-type="float">
            <text:p>0.067945199026672</text:p>
          </table:table-cell>
          <table:table-cell office:value-type="float" office:value="1521878.5288622" calcext:value-type="float">
            <text:p>1521878.5288622</text:p>
          </table:table-cell>
        </table:table-row>
        <table:table-row table:style-name="ro1">
          <table:table-cell office:value-type="float" office:value="1164.54" calcext:value-type="float">
            <text:p>1164.54</text:p>
          </table:table-cell>
          <table:table-cell office:value-type="float" office:value="2081.6262" calcext:value-type="float">
            <text:p>2081.6262</text:p>
          </table:table-cell>
          <table:table-cell table:formula="of:=[.B1146]/33117.295" office:value-type="float" office:value="0.0628561662418383" calcext:value-type="float">
            <text:p>0.062856166241838</text:p>
          </table:table-cell>
          <table:table-cell office:value-type="float" office:value="1523997.5344951" calcext:value-type="float">
            <text:p>1523997.5344951</text:p>
          </table:table-cell>
        </table:table-row>
        <table:table-row table:style-name="ro1">
          <table:table-cell office:value-type="float" office:value="1165.56" calcext:value-type="float">
            <text:p>1165.56</text:p>
          </table:table-cell>
          <table:table-cell office:value-type="float" office:value="1946.7784" calcext:value-type="float">
            <text:p>1946.7784</text:p>
          </table:table-cell>
          <table:table-cell table:formula="of:=[.B1147]/33117.295" office:value-type="float" office:value="0.0587843421390545" calcext:value-type="float">
            <text:p>0.058784342139055</text:p>
          </table:table-cell>
          <table:table-cell office:value-type="float" office:value="1525979.2709181" calcext:value-type="float">
            <text:p>1525979.2709181</text:p>
          </table:table-cell>
        </table:table-row>
        <table:table-row table:style-name="ro1">
          <table:table-cell office:value-type="float" office:value="1166.58" calcext:value-type="float">
            <text:p>1166.58</text:p>
          </table:table-cell>
          <table:table-cell office:value-type="float" office:value="1841.1761" calcext:value-type="float">
            <text:p>1841.1761</text:p>
          </table:table-cell>
          <table:table-cell table:formula="of:=[.B1148]/33117.295" office:value-type="float" office:value="0.0555956064648396" calcext:value-type="float">
            <text:p>0.05559560646484</text:p>
          </table:table-cell>
          <table:table-cell office:value-type="float" office:value="1527853.5087451" calcext:value-type="float">
            <text:p>1527853.5087451</text:p>
          </table:table-cell>
        </table:table-row>
        <table:table-row table:style-name="ro1">
          <table:table-cell office:value-type="float" office:value="1167.6" calcext:value-type="float">
            <text:p>1167.6</text:p>
          </table:table-cell>
          <table:table-cell office:value-type="float" office:value="1758.6169" calcext:value-type="float">
            <text:p>1758.6169</text:p>
          </table:table-cell>
          <table:table-cell table:formula="of:=[.B1149]/33117.295" office:value-type="float" office:value="0.0531026733916523" calcext:value-type="float">
            <text:p>0.053102673391652</text:p>
          </table:table-cell>
          <table:table-cell office:value-type="float" office:value="1529643.7048421" calcext:value-type="float">
            <text:p>1529643.7048421</text:p>
          </table:table-cell>
        </table:table-row>
        <table:table-row table:style-name="ro1">
          <table:table-cell office:value-type="float" office:value="1168.61" calcext:value-type="float">
            <text:p>1168.61</text:p>
          </table:table-cell>
          <table:table-cell office:value-type="float" office:value="1692.4419" calcext:value-type="float">
            <text:p>1692.4419</text:p>
          </table:table-cell>
          <table:table-cell table:formula="of:=[.B1150]/33117.295" office:value-type="float" office:value="0.0511044727535869" calcext:value-type="float">
            <text:p>0.051104472753587</text:p>
          </table:table-cell>
          <table:table-cell office:value-type="float" office:value="1531366.5376221" calcext:value-type="float">
            <text:p>1531366.5376221</text:p>
          </table:table-cell>
        </table:table-row>
        <table:table-row table:style-name="ro1">
          <table:table-cell office:value-type="float" office:value="1169.63" calcext:value-type="float">
            <text:p>1169.63</text:p>
          </table:table-cell>
          <table:table-cell office:value-type="float" office:value="1636.7076" calcext:value-type="float">
            <text:p>1636.7076</text:p>
          </table:table-cell>
          <table:table-cell table:formula="of:=[.B1151]/33117.295" office:value-type="float" office:value="0.0494215363905778" calcext:value-type="float">
            <text:p>0.049421536390578</text:p>
          </table:table-cell>
          <table:table-cell office:value-type="float" office:value="1533032.6353756" calcext:value-type="float">
            <text:p>1533032.6353756</text:p>
          </table:table-cell>
        </table:table-row>
        <table:table-row table:style-name="ro1">
          <table:table-cell office:value-type="float" office:value="1170.65" calcext:value-type="float">
            <text:p>1170.65</text:p>
          </table:table-cell>
          <table:table-cell office:value-type="float" office:value="1586.8582" calcext:value-type="float">
            <text:p>1586.8582</text:p>
          </table:table-cell>
          <table:table-cell table:formula="of:=[.B1152]/33117.295" office:value-type="float" office:value="0.0479162987194455" calcext:value-type="float">
            <text:p>0.047916298719446</text:p>
          </table:table-cell>
          <table:table-cell office:value-type="float" office:value="1534647.9885093" calcext:value-type="float">
            <text:p>1534647.9885093</text:p>
          </table:table-cell>
        </table:table-row>
        <table:table-row table:style-name="ro1">
          <table:table-cell office:value-type="float" office:value="1171.67" calcext:value-type="float">
            <text:p>1171.67</text:p>
          </table:table-cell>
          <table:table-cell office:value-type="float" office:value="1539.8288" calcext:value-type="float">
            <text:p>1539.8288</text:p>
          </table:table-cell>
          <table:table-cell table:formula="of:=[.B1153]/33117.295" office:value-type="float" office:value="0.0464962129304341" calcext:value-type="float">
            <text:p>0.046496212930434</text:p>
          </table:table-cell>
          <table:table-cell office:value-type="float" office:value="1536215.4677429" calcext:value-type="float">
            <text:p>1536215.4677429</text:p>
          </table:table-cell>
        </table:table-row>
        <table:table-row table:style-name="ro1">
          <table:table-cell office:value-type="float" office:value="1172.69" calcext:value-type="float">
            <text:p>1172.69</text:p>
          </table:table-cell>
          <table:table-cell office:value-type="float" office:value="1493.7789" calcext:value-type="float">
            <text:p>1493.7789</text:p>
          </table:table-cell>
          <table:table-cell table:formula="of:=[.B1154]/33117.295" office:value-type="float" office:value="0.0451057038323933" calcext:value-type="float">
            <text:p>0.045105703832393</text:p>
          </table:table-cell>
          <table:table-cell office:value-type="float" office:value="1537736.0701736" calcext:value-type="float">
            <text:p>1537736.0701736</text:p>
          </table:table-cell>
        </table:table-row>
        <table:table-row table:style-name="ro1">
          <table:table-cell office:value-type="float" office:value="1173.7" calcext:value-type="float">
            <text:p>1173.7</text:p>
          </table:table-cell>
          <table:table-cell office:value-type="float" office:value="1447.7557" calcext:value-type="float">
            <text:p>1447.7557</text:p>
          </table:table-cell>
          <table:table-cell table:formula="of:=[.B1155]/33117.295" office:value-type="float" office:value="0.0437160009596194" calcext:value-type="float">
            <text:p>0.04371600095962</text:p>
          </table:table-cell>
          <table:table-cell office:value-type="float" office:value="1539209.8229849" calcext:value-type="float">
            <text:p>1539209.8229849</text:p>
          </table:table-cell>
        </table:table-row>
        <table:table-row table:style-name="ro1">
          <table:table-cell office:value-type="float" office:value="1174.72" calcext:value-type="float">
            <text:p>1174.72</text:p>
          </table:table-cell>
          <table:table-cell office:value-type="float" office:value="1401.513" calcext:value-type="float">
            <text:p>1401.513</text:p>
          </table:table-cell>
          <table:table-cell table:formula="of:=[.B1156]/33117.295" office:value-type="float" office:value="0.0423196701300635" calcext:value-type="float">
            <text:p>0.042319670130064</text:p>
          </table:table-cell>
          <table:table-cell office:value-type="float" office:value="1540636.5027745" calcext:value-type="float">
            <text:p>1540636.5027745</text:p>
          </table:table-cell>
        </table:table-row>
        <table:table-row table:style-name="ro1">
          <table:table-cell office:value-type="float" office:value="1175.74" calcext:value-type="float">
            <text:p>1175.74</text:p>
          </table:table-cell>
          <table:table-cell office:value-type="float" office:value="1355.5181" calcext:value-type="float">
            <text:p>1355.5181</text:p>
          </table:table-cell>
          <table:table-cell table:formula="of:=[.B1157]/33117.295" office:value-type="float" office:value="0.0409308217956811" calcext:value-type="float">
            <text:p>0.040930821795681</text:p>
          </table:table-cell>
          <table:table-cell office:value-type="float" office:value="1542016.3616626" calcext:value-type="float">
            <text:p>1542016.3616626</text:p>
          </table:table-cell>
        </table:table-row>
        <table:table-row table:style-name="ro1">
          <table:table-cell office:value-type="float" office:value="1176.76" calcext:value-type="float">
            <text:p>1176.76</text:p>
          </table:table-cell>
          <table:table-cell office:value-type="float" office:value="1310.9963" calcext:value-type="float">
            <text:p>1310.9963</text:p>
          </table:table-cell>
          <table:table-cell table:formula="of:=[.B1158]/33117.295" office:value-type="float" office:value="0.0395864547512108" calcext:value-type="float">
            <text:p>0.039586454751211</text:p>
          </table:table-cell>
          <table:table-cell office:value-type="float" office:value="1543350.8992903" calcext:value-type="float">
            <text:p>1543350.8992903</text:p>
          </table:table-cell>
        </table:table-row>
        <table:table-row table:style-name="ro1">
          <table:table-cell office:value-type="float" office:value="1177.78" calcext:value-type="float">
            <text:p>1177.78</text:p>
          </table:table-cell>
          <table:table-cell office:value-type="float" office:value="1269.8001" calcext:value-type="float">
            <text:p>1269.8001</text:p>
          </table:table-cell>
          <table:table-cell table:formula="of:=[.B1159]/33117.295" office:value-type="float" office:value="0.0383425065362373" calcext:value-type="float">
            <text:p>0.038342506536237</text:p>
          </table:table-cell>
          <table:table-cell office:value-type="float" office:value="1544643.5009668" calcext:value-type="float">
            <text:p>1544643.5009668</text:p>
          </table:table-cell>
        </table:table-row>
        <table:table-row table:style-name="ro1">
          <table:table-cell office:value-type="float" office:value="1178.79" calcext:value-type="float">
            <text:p>1178.79</text:p>
          </table:table-cell>
          <table:table-cell office:value-type="float" office:value="1233.9722" calcext:value-type="float">
            <text:p>1233.9722</text:p>
          </table:table-cell>
          <table:table-cell table:formula="of:=[.B1160]/33117.295" office:value-type="float" office:value="0.0372606579130331" calcext:value-type="float">
            <text:p>0.037260657913033</text:p>
          </table:table-cell>
          <table:table-cell office:value-type="float" office:value="1545899.6314161" calcext:value-type="float">
            <text:p>1545899.6314161</text:p>
          </table:table-cell>
        </table:table-row>
        <table:table-row table:style-name="ro1">
          <table:table-cell office:value-type="float" office:value="1179.81" calcext:value-type="float">
            <text:p>1179.81</text:p>
          </table:table-cell>
          <table:table-cell office:value-type="float" office:value="1205.0638" calcext:value-type="float">
            <text:p>1205.0638</text:p>
          </table:table-cell>
          <table:table-cell table:formula="of:=[.B1161]/33117.295" office:value-type="float" office:value="0.036387748455905" calcext:value-type="float">
            <text:p>0.036387748455905</text:p>
          </table:table-cell>
          <table:table-cell office:value-type="float" office:value="1547126.3343274" calcext:value-type="float">
            <text:p>1547126.3343274</text:p>
          </table:table-cell>
        </table:table-row>
        <table:table-row table:style-name="ro1">
          <table:table-cell office:value-type="float" office:value="1180.83" calcext:value-type="float">
            <text:p>1180.83</text:p>
          </table:table-cell>
          <table:table-cell office:value-type="float" office:value="1183.4497" calcext:value-type="float">
            <text:p>1183.4497</text:p>
          </table:table-cell>
          <table:table-cell table:formula="of:=[.B1162]/33117.295" office:value-type="float" office:value="0.0357350955142925" calcext:value-type="float">
            <text:p>0.035735095514293</text:p>
          </table:table-cell>
          <table:table-cell office:value-type="float" office:value="1548331.0350364" calcext:value-type="float">
            <text:p>1548331.0350364</text:p>
          </table:table-cell>
        </table:table-row>
        <table:table-row table:style-name="ro1">
          <table:table-cell office:value-type="float" office:value="1181.85" calcext:value-type="float">
            <text:p>1181.85</text:p>
          </table:table-cell>
          <table:table-cell office:value-type="float" office:value="1167.9567" calcext:value-type="float">
            <text:p>1167.9567</text:p>
          </table:table-cell>
          <table:table-cell table:formula="of:=[.B1163]/33117.295" office:value-type="float" office:value="0.035267273489577" calcext:value-type="float">
            <text:p>0.035267273489577</text:p>
          </table:table-cell>
          <table:table-cell office:value-type="float" office:value="1549519.96457" calcext:value-type="float">
            <text:p>1549519.96457</text:p>
          </table:table-cell>
        </table:table-row>
        <table:table-row table:style-name="ro1">
          <table:table-cell office:value-type="float" office:value="1182.87" calcext:value-type="float">
            <text:p>1182.87</text:p>
          </table:table-cell>
          <table:table-cell office:value-type="float" office:value="1156.0321" calcext:value-type="float">
            <text:p>1156.0321</text:p>
          </table:table-cell>
          <table:table-cell table:formula="of:=[.B1164]/33117.295" office:value-type="float" office:value="0.0349072018110175" calcext:value-type="float">
            <text:p>0.034907201811018</text:p>
          </table:table-cell>
          <table:table-cell office:value-type="float" office:value="1550696.7553453" calcext:value-type="float">
            <text:p>1550696.7553453</text:p>
          </table:table-cell>
        </table:table-row>
        <table:table-row table:style-name="ro1">
          <table:table-cell office:value-type="float" office:value="1183.88" calcext:value-type="float">
            <text:p>1183.88</text:p>
          </table:table-cell>
          <table:table-cell office:value-type="float" office:value="1144.4662" calcext:value-type="float">
            <text:p>1144.4662</text:p>
          </table:table-cell>
          <table:table-cell table:formula="of:=[.B1165]/33117.295" office:value-type="float" office:value="0.0345579613310809" calcext:value-type="float">
            <text:p>0.034557961331081</text:p>
          </table:table-cell>
          <table:table-cell office:value-type="float" office:value="1551861.7725501" calcext:value-type="float">
            <text:p>1551861.7725501</text:p>
          </table:table-cell>
        </table:table-row>
        <table:table-row table:style-name="ro1">
          <table:table-cell office:value-type="float" office:value="1184.9" calcext:value-type="float">
            <text:p>1184.9</text:p>
          </table:table-cell>
          <table:table-cell office:value-type="float" office:value="1130.4393" calcext:value-type="float">
            <text:p>1130.4393</text:p>
          </table:table-cell>
          <table:table-cell table:formula="of:=[.B1166]/33117.295" office:value-type="float" office:value="0.0341344092263574" calcext:value-type="float">
            <text:p>0.034134409226357</text:p>
          </table:table-cell>
          <table:table-cell office:value-type="float" office:value="1553012.5109614" calcext:value-type="float">
            <text:p>1553012.5109614</text:p>
          </table:table-cell>
        </table:table-row>
        <table:table-row table:style-name="ro1">
          <table:table-cell office:value-type="float" office:value="1185.92" calcext:value-type="float">
            <text:p>1185.92</text:p>
          </table:table-cell>
          <table:table-cell office:value-type="float" office:value="1112.5042" calcext:value-type="float">
            <text:p>1112.5042</text:p>
          </table:table-cell>
          <table:table-cell table:formula="of:=[.B1167]/33117.295" office:value-type="float" office:value="0.0335928462756394" calcext:value-type="float">
            <text:p>0.033592846275639</text:p>
          </table:table-cell>
          <table:table-cell office:value-type="float" office:value="1554144.9922285" calcext:value-type="float">
            <text:p>1554144.9922285</text:p>
          </table:table-cell>
        </table:table-row>
        <table:table-row table:style-name="ro1">
          <table:table-cell office:value-type="float" office:value="1186.94" calcext:value-type="float">
            <text:p>1186.94</text:p>
          </table:table-cell>
          <table:table-cell office:value-type="float" office:value="1091.1224" calcext:value-type="float">
            <text:p>1091.1224</text:p>
          </table:table-cell>
          <table:table-cell table:formula="of:=[.B1168]/33117.295" office:value-type="float" office:value="0.0329472077958058" calcext:value-type="float">
            <text:p>0.032947207795806</text:p>
          </table:table-cell>
          <table:table-cell office:value-type="float" office:value="1555255.7077437" calcext:value-type="float">
            <text:p>1555255.7077437</text:p>
          </table:table-cell>
        </table:table-row>
        <table:table-row table:style-name="ro1">
          <table:table-cell office:value-type="float" office:value="1187.96" calcext:value-type="float">
            <text:p>1187.96</text:p>
          </table:table-cell>
          <table:table-cell office:value-type="float" office:value="1068.5386" calcext:value-type="float">
            <text:p>1068.5386</text:p>
          </table:table-cell>
          <table:table-cell table:formula="of:=[.B1169]/33117.295" office:value-type="float" office:value="0.0322652740811108" calcext:value-type="float">
            <text:p>0.032265274081111</text:p>
          </table:table-cell>
          <table:table-cell office:value-type="float" office:value="1556343.4339407" calcext:value-type="float">
            <text:p>1556343.4339407</text:p>
          </table:table-cell>
        </table:table-row>
        <table:table-row table:style-name="ro1">
          <table:table-cell office:value-type="float" office:value="1188.97" calcext:value-type="float">
            <text:p>1188.97</text:p>
          </table:table-cell>
          <table:table-cell office:value-type="float" office:value="1048.0391" calcext:value-type="float">
            <text:p>1048.0391</text:p>
          </table:table-cell>
          <table:table-cell table:formula="of:=[.B1170]/33117.295" office:value-type="float" office:value="0.031646277269928" calcext:value-type="float">
            <text:p>0.031646277269928</text:p>
          </table:table-cell>
          <table:table-cell office:value-type="float" office:value="1557410.2925424" calcext:value-type="float">
            <text:p>1557410.2925424</text:p>
          </table:table-cell>
        </table:table-row>
        <table:table-row table:style-name="ro1">
          <table:table-cell office:value-type="float" office:value="1189.99" calcext:value-type="float">
            <text:p>1189.99</text:p>
          </table:table-cell>
          <table:table-cell office:value-type="float" office:value="1032.8761" calcext:value-type="float">
            <text:p>1032.8761</text:p>
          </table:table-cell>
          <table:table-cell table:formula="of:=[.B1171]/33117.295" office:value-type="float" office:value="0.0311884198271628" calcext:value-type="float">
            <text:p>0.031188419827163</text:p>
          </table:table-cell>
          <table:table-cell office:value-type="float" office:value="1558461.7157949" calcext:value-type="float">
            <text:p>1558461.7157949</text:p>
          </table:table-cell>
        </table:table-row>
        <table:table-row table:style-name="ro1">
          <table:table-cell office:value-type="float" office:value="1191.01" calcext:value-type="float">
            <text:p>1191.01</text:p>
          </table:table-cell>
          <table:table-cell office:value-type="float" office:value="1025.2564" calcext:value-type="float">
            <text:p>1025.2564</text:p>
          </table:table-cell>
          <table:table-cell table:formula="of:=[.B1172]/33117.295" office:value-type="float" office:value="0.0309583376299302" calcext:value-type="float">
            <text:p>0.03095833762993</text:p>
          </table:table-cell>
          <table:table-cell office:value-type="float" office:value="1559505.3825432" calcext:value-type="float">
            <text:p>1559505.3825432</text:p>
          </table:table-cell>
        </table:table-row>
        <table:table-row table:style-name="ro1">
          <table:table-cell office:value-type="float" office:value="1192.03" calcext:value-type="float">
            <text:p>1192.03</text:p>
          </table:table-cell>
          <table:table-cell office:value-type="float" office:value="1025.7463" calcext:value-type="float">
            <text:p>1025.7463</text:p>
          </table:table-cell>
          <table:table-cell table:formula="of:=[.B1173]/33117.295" office:value-type="float" office:value="0.030973130504771" calcext:value-type="float">
            <text:p>0.030973130504771</text:p>
          </table:table-cell>
          <table:table-cell office:value-type="float" office:value="1560549.5480388" calcext:value-type="float">
            <text:p>1560549.5480388</text:p>
          </table:table-cell>
        </table:table-row>
        <table:table-row table:style-name="ro1">
          <table:table-cell office:value-type="float" office:value="1193.05" calcext:value-type="float">
            <text:p>1193.05</text:p>
          </table:table-cell>
          <table:table-cell office:value-type="float" office:value="1033.2599" calcext:value-type="float">
            <text:p>1033.2599</text:p>
          </table:table-cell>
          <table:table-cell table:formula="of:=[.B1174]/33117.295" office:value-type="float" office:value="0.0312000089379281" calcext:value-type="float">
            <text:p>0.031200008937928</text:p>
          </table:table-cell>
          <table:table-cell office:value-type="float" office:value="1561601.3619901" calcext:value-type="float">
            <text:p>1561601.3619901</text:p>
          </table:table-cell>
        </table:table-row>
        <table:table-row table:style-name="ro1">
          <table:table-cell office:value-type="float" office:value="1194.06" calcext:value-type="float">
            <text:p>1194.06</text:p>
          </table:table-cell>
          <table:table-cell office:value-type="float" office:value="1045.5681" calcext:value-type="float">
            <text:p>1045.5681</text:p>
          </table:table-cell>
          <table:table-cell table:formula="of:=[.B1175]/33117.295" office:value-type="float" office:value="0.0315716636881122" calcext:value-type="float">
            <text:p>0.031571663688112</text:p>
          </table:table-cell>
          <table:table-cell office:value-type="float" office:value="1562665.7051881" calcext:value-type="float">
            <text:p>1562665.7051881</text:p>
          </table:table-cell>
        </table:table-row>
        <table:table-row table:style-name="ro1">
          <table:table-cell office:value-type="float" office:value="1195.08" calcext:value-type="float">
            <text:p>1195.08</text:p>
          </table:table-cell>
          <table:table-cell office:value-type="float" office:value="1060.084" calcext:value-type="float">
            <text:p>1060.084</text:p>
          </table:table-cell>
          <table:table-cell table:formula="of:=[.B1176]/33117.295" office:value-type="float" office:value="0.0320099814915439" calcext:value-type="float">
            <text:p>0.032009981491544</text:p>
          </table:table-cell>
          <table:table-cell office:value-type="float" office:value="1563744.8249387" calcext:value-type="float">
            <text:p>1563744.8249387</text:p>
          </table:table-cell>
        </table:table-row>
        <table:table-row table:style-name="ro1">
          <table:table-cell office:value-type="float" office:value="1196.1" calcext:value-type="float">
            <text:p>1196.1</text:p>
          </table:table-cell>
          <table:table-cell office:value-type="float" office:value="1074.6113" calcext:value-type="float">
            <text:p>1074.6113</text:p>
          </table:table-cell>
          <table:table-cell table:formula="of:=[.B1177]/33117.295" office:value-type="float" office:value="0.0324486435259885" calcext:value-type="float">
            <text:p>0.032448643525989</text:p>
          </table:table-cell>
          <table:table-cell office:value-type="float" office:value="1564838.7329075" calcext:value-type="float">
            <text:p>1564838.7329075</text:p>
          </table:table-cell>
        </table:table-row>
        <table:table-row table:style-name="ro1">
          <table:table-cell office:value-type="float" office:value="1197.12" calcext:value-type="float">
            <text:p>1197.12</text:p>
          </table:table-cell>
          <table:table-cell office:value-type="float" office:value="1087.8105" calcext:value-type="float">
            <text:p>1087.8105</text:p>
          </table:table-cell>
          <table:table-cell table:formula="of:=[.B1178]/33117.295" office:value-type="float" office:value="0.0328472026474384" calcext:value-type="float">
            <text:p>0.032847202647439</text:p>
          </table:table-cell>
          <table:table-cell office:value-type="float" office:value="1565946.0770938" calcext:value-type="float">
            <text:p>1565946.0770938</text:p>
          </table:table-cell>
        </table:table-row>
        <table:table-row table:style-name="ro1">
          <table:table-cell office:value-type="float" office:value="1198.14" calcext:value-type="float">
            <text:p>1198.14</text:p>
          </table:table-cell>
          <table:table-cell office:value-type="float" office:value="1099.2825" calcext:value-type="float">
            <text:p>1099.2825</text:p>
          </table:table-cell>
          <table:table-cell table:formula="of:=[.B1179]/33117.295" office:value-type="float" office:value="0.0331936077508746" calcext:value-type="float">
            <text:p>0.033193607750875</text:p>
          </table:table-cell>
          <table:table-cell office:value-type="float" office:value="1567065.0992818" calcext:value-type="float">
            <text:p>1567065.0992818</text:p>
          </table:table-cell>
        </table:table-row>
        <table:table-row table:style-name="ro1">
          <table:table-cell office:value-type="float" office:value="1199.15" calcext:value-type="float">
            <text:p>1199.15</text:p>
          </table:table-cell>
          <table:table-cell office:value-type="float" office:value="1109.3332" calcext:value-type="float">
            <text:p>1109.3332</text:p>
          </table:table-cell>
          <table:table-cell table:formula="of:=[.B1180]/33117.295" office:value-type="float" office:value="0.0334970957018078" calcext:value-type="float">
            <text:p>0.033497095701808</text:p>
          </table:table-cell>
          <table:table-cell office:value-type="float" office:value="1568194.3526312" calcext:value-type="float">
            <text:p>1568194.3526312</text:p>
          </table:table-cell>
        </table:table-row>
        <table:table-row table:style-name="ro1">
          <table:table-cell office:value-type="float" office:value="1200.17" calcext:value-type="float">
            <text:p>1200.17</text:p>
          </table:table-cell>
          <table:table-cell office:value-type="float" office:value="1118.586" calcext:value-type="float">
            <text:p>1118.586</text:p>
          </table:table-cell>
          <table:table-cell table:formula="of:=[.B1181]/33117.295" office:value-type="float" office:value="0.0337764905014132" calcext:value-type="float">
            <text:p>0.033776490501413</text:p>
          </table:table-cell>
          <table:table-cell office:value-type="float" office:value="1569333.0248648" calcext:value-type="float">
            <text:p>1569333.0248648</text:p>
          </table:table-cell>
        </table:table-row>
        <table:table-row table:style-name="ro1">
          <table:table-cell office:value-type="float" office:value="1201.19" calcext:value-type="float">
            <text:p>1201.19</text:p>
          </table:table-cell>
          <table:table-cell office:value-type="float" office:value="1127.6277" calcext:value-type="float">
            <text:p>1127.6277</text:p>
          </table:table-cell>
          <table:table-cell table:formula="of:=[.B1182]/33117.295" office:value-type="float" office:value="0.0340495109881408" calcext:value-type="float">
            <text:p>0.034049510988141</text:p>
          </table:table-cell>
          <table:table-cell office:value-type="float" office:value="1570480.9012246" calcext:value-type="float">
            <text:p>1570480.9012246</text:p>
          </table:table-cell>
        </table:table-row>
        <table:table-row table:style-name="ro1">
          <table:table-cell office:value-type="float" office:value="1202.21" calcext:value-type="float">
            <text:p>1202.21</text:p>
          </table:table-cell>
          <table:table-cell office:value-type="float" office:value="1136.8142" calcext:value-type="float">
            <text:p>1136.8142</text:p>
          </table:table-cell>
          <table:table-cell table:formula="of:=[.B1183]/33117.295" office:value-type="float" office:value="0.0343269038126453" calcext:value-type="float">
            <text:p>0.034326903812645</text:p>
          </table:table-cell>
          <table:table-cell office:value-type="float" office:value="1571638.1289914" calcext:value-type="float">
            <text:p>1571638.1289914</text:p>
          </table:table-cell>
        </table:table-row>
        <table:table-row table:style-name="ro1">
          <table:table-cell office:value-type="float" office:value="1203.22" calcext:value-type="float">
            <text:p>1203.22</text:p>
          </table:table-cell>
          <table:table-cell office:value-type="float" office:value="1146.2627" calcext:value-type="float">
            <text:p>1146.2627</text:p>
          </table:table-cell>
          <table:table-cell table:formula="of:=[.B1184]/33117.295" office:value-type="float" office:value="0.0346122079113043" calcext:value-type="float">
            <text:p>0.034612207911304</text:p>
          </table:table-cell>
          <table:table-cell office:value-type="float" office:value="1572804.9749923" calcext:value-type="float">
            <text:p>1572804.9749923</text:p>
          </table:table-cell>
        </table:table-row>
        <table:table-row table:style-name="ro1">
          <table:table-cell office:value-type="float" office:value="1204.24" calcext:value-type="float">
            <text:p>1204.24</text:p>
          </table:table-cell>
          <table:table-cell office:value-type="float" office:value="1155.9785" calcext:value-type="float">
            <text:p>1155.9785</text:p>
          </table:table-cell>
          <table:table-cell table:formula="of:=[.B1185]/33117.295" office:value-type="float" office:value="0.0349055833213431" calcext:value-type="float">
            <text:p>0.034905583321343</text:p>
          </table:table-cell>
          <table:table-cell office:value-type="float" office:value="1573981.7112637" calcext:value-type="float">
            <text:p>1573981.7112637</text:p>
          </table:table-cell>
        </table:table-row>
        <table:table-row table:style-name="ro1">
          <table:table-cell office:value-type="float" office:value="1205.26" calcext:value-type="float">
            <text:p>1205.26</text:p>
          </table:table-cell>
          <table:table-cell office:value-type="float" office:value="1166.0173" calcext:value-type="float">
            <text:p>1166.0173</text:p>
          </table:table-cell>
          <table:table-cell table:formula="of:=[.B1186]/33117.295" office:value-type="float" office:value="0.035208711943412" calcext:value-type="float">
            <text:p>0.035208711943412</text:p>
          </table:table-cell>
          <table:table-cell office:value-type="float" office:value="1575168.6665679" calcext:value-type="float">
            <text:p>1575168.6665679</text:p>
          </table:table-cell>
        </table:table-row>
        <table:table-row table:style-name="ro1">
          <table:table-cell office:value-type="float" office:value="1206.28" calcext:value-type="float">
            <text:p>1206.28</text:p>
          </table:table-cell>
          <table:table-cell office:value-type="float" office:value="1176.5981" calcext:value-type="float">
            <text:p>1176.5981</text:p>
          </table:table-cell>
          <table:table-cell table:formula="of:=[.B1187]/33117.295" office:value-type="float" office:value="0.0355282066364418" calcext:value-type="float">
            <text:p>0.035528206636442</text:p>
          </table:table-cell>
          <table:table-cell office:value-type="float" office:value="1576366.3926216" calcext:value-type="float">
            <text:p>1576366.3926216</text:p>
          </table:table-cell>
        </table:table-row>
        <table:table-row table:style-name="ro1">
          <table:table-cell office:value-type="float" office:value="1207.3" calcext:value-type="float">
            <text:p>1207.3</text:p>
          </table:table-cell>
          <table:table-cell office:value-type="float" office:value="1188.1183" calcext:value-type="float">
            <text:p>1188.1183</text:p>
          </table:table-cell>
          <table:table-cell table:formula="of:=[.B1188]/33117.295" office:value-type="float" office:value="0.0358760671727567" calcext:value-type="float">
            <text:p>0.035876067172757</text:p>
          </table:table-cell>
          <table:table-cell office:value-type="float" office:value="1577575.8457726" calcext:value-type="float">
            <text:p>1577575.8457726</text:p>
          </table:table-cell>
        </table:table-row>
        <table:table-row table:style-name="ro1">
          <table:table-cell office:value-type="float" office:value="1208.31" calcext:value-type="float">
            <text:p>1208.31</text:p>
          </table:table-cell>
          <table:table-cell office:value-type="float" office:value="1201.0705" calcext:value-type="float">
            <text:p>1201.0705</text:p>
          </table:table-cell>
          <table:table-cell table:formula="of:=[.B1189]/33117.295" office:value-type="float" office:value="0.0362671679555954" calcext:value-type="float">
            <text:p>0.036267167955596</text:p>
          </table:table-cell>
          <table:table-cell office:value-type="float" office:value="1578798.4837345" calcext:value-type="float">
            <text:p>1578798.4837345</text:p>
          </table:table-cell>
        </table:table-row>
        <table:table-row table:style-name="ro1">
          <table:table-cell office:value-type="float" office:value="1209.33" calcext:value-type="float">
            <text:p>1209.33</text:p>
          </table:table-cell>
          <table:table-cell office:value-type="float" office:value="1215.8929" calcext:value-type="float">
            <text:p>1215.8929</text:p>
          </table:table-cell>
          <table:table-cell table:formula="of:=[.B1190]/33117.295" office:value-type="float" office:value="0.0367147407419597" calcext:value-type="float">
            <text:p>0.03671474074196</text:p>
          </table:table-cell>
          <table:table-cell office:value-type="float" office:value="1580036.2102631" calcext:value-type="float">
            <text:p>1580036.2102631</text:p>
          </table:table-cell>
        </table:table-row>
        <table:table-row table:style-name="ro1">
          <table:table-cell office:value-type="float" office:value="1210.35" calcext:value-type="float">
            <text:p>1210.35</text:p>
          </table:table-cell>
          <table:table-cell office:value-type="float" office:value="1232.8034" calcext:value-type="float">
            <text:p>1232.8034</text:p>
          </table:table-cell>
          <table:table-cell table:formula="of:=[.B1191]/33117.295" office:value-type="float" office:value="0.0372253651755072" calcext:value-type="float">
            <text:p>0.037225365175507</text:p>
          </table:table-cell>
          <table:table-cell office:value-type="float" office:value="1581291.1508966" calcext:value-type="float">
            <text:p>1581291.1508966</text:p>
          </table:table-cell>
        </table:table-row>
        <table:table-row table:style-name="ro1">
          <table:table-cell office:value-type="float" office:value="1211.37" calcext:value-type="float">
            <text:p>1211.37</text:p>
          </table:table-cell>
          <table:table-cell office:value-type="float" office:value="1251.6712" calcext:value-type="float">
            <text:p>1251.6712</text:p>
          </table:table-cell>
          <table:table-cell table:formula="of:=[.B1192]/33117.295" office:value-type="float" office:value="0.0377950916583012" calcext:value-type="float">
            <text:p>0.037795091658301</text:p>
          </table:table-cell>
          <table:table-cell office:value-type="float" office:value="1582565.2981861" calcext:value-type="float">
            <text:p>1582565.2981861</text:p>
          </table:table-cell>
        </table:table-row>
        <table:table-row table:style-name="ro1">
          <table:table-cell office:value-type="float" office:value="1212.39" calcext:value-type="float">
            <text:p>1212.39</text:p>
          </table:table-cell>
          <table:table-cell office:value-type="float" office:value="1271.9804" calcext:value-type="float">
            <text:p>1271.9804</text:p>
          </table:table-cell>
          <table:table-cell table:formula="of:=[.B1193]/33117.295" office:value-type="float" office:value="0.038408342227226" calcext:value-type="float">
            <text:p>0.038408342227226</text:p>
          </table:table-cell>
          <table:table-cell office:value-type="float" office:value="1583860.1193879" calcext:value-type="float">
            <text:p>1583860.1193879</text:p>
          </table:table-cell>
        </table:table-row>
        <table:table-row table:style-name="ro1">
          <table:table-cell office:value-type="float" office:value="1213.4" calcext:value-type="float">
            <text:p>1213.4</text:p>
          </table:table-cell>
          <table:table-cell office:value-type="float" office:value="1292.9298" calcext:value-type="float">
            <text:p>1292.9298</text:p>
          </table:table-cell>
          <table:table-cell table:formula="of:=[.B1194]/33117.295" office:value-type="float" office:value="0.0390409240851344" calcext:value-type="float">
            <text:p>0.039040924085134</text:p>
          </table:table-cell>
          <table:table-cell office:value-type="float" office:value="1585176.2661224" calcext:value-type="float">
            <text:p>1585176.2661224</text:p>
          </table:table-cell>
        </table:table-row>
        <table:table-row table:style-name="ro1">
          <table:table-cell office:value-type="float" office:value="1214.42" calcext:value-type="float">
            <text:p>1214.42</text:p>
          </table:table-cell>
          <table:table-cell office:value-type="float" office:value="1313.692" calcext:value-type="float">
            <text:p>1313.692</text:p>
          </table:table-cell>
          <table:table-cell table:formula="of:=[.B1195]/33117.295" office:value-type="float" office:value="0.0396678533074637" calcext:value-type="float">
            <text:p>0.039667853307464</text:p>
          </table:table-cell>
          <table:table-cell office:value-type="float" office:value="1586513.5478862" calcext:value-type="float">
            <text:p>1586513.5478862</text:p>
          </table:table-cell>
        </table:table-row>
        <table:table-row table:style-name="ro1">
          <table:table-cell office:value-type="float" office:value="1215.44" calcext:value-type="float">
            <text:p>1215.44</text:p>
          </table:table-cell>
          <table:table-cell office:value-type="float" office:value="1333.8068" calcext:value-type="float">
            <text:p>1333.8068</text:p>
          </table:table-cell>
          <table:table-cell table:formula="of:=[.B1196]/33117.295" office:value-type="float" office:value="0.0402752338317486" calcext:value-type="float">
            <text:p>0.040275233831749</text:p>
          </table:table-cell>
          <table:table-cell office:value-type="float" office:value="1587871.3056822" calcext:value-type="float">
            <text:p>1587871.3056822</text:p>
          </table:table-cell>
        </table:table-row>
        <table:table-row table:style-name="ro1">
          <table:table-cell office:value-type="float" office:value="1216.46" calcext:value-type="float">
            <text:p>1216.46</text:p>
          </table:table-cell>
          <table:table-cell office:value-type="float" office:value="1353.6173" calcext:value-type="float">
            <text:p>1353.6173</text:p>
          </table:table-cell>
          <table:table-cell table:formula="of:=[.B1197]/33117.295" office:value-type="float" office:value="0.0408734258036473" calcext:value-type="float">
            <text:p>0.040873425803647</text:p>
          </table:table-cell>
          <table:table-cell office:value-type="float" office:value="1589249.2296401" calcext:value-type="float">
            <text:p>1589249.2296401</text:p>
          </table:table-cell>
        </table:table-row>
        <table:table-row table:style-name="ro1">
          <table:table-cell office:value-type="float" office:value="1217.48" calcext:value-type="float">
            <text:p>1217.48</text:p>
          </table:table-cell>
          <table:table-cell office:value-type="float" office:value="1374.5971" calcext:value-type="float">
            <text:p>1374.5971</text:p>
          </table:table-cell>
          <table:table-cell table:formula="of:=[.B1198]/33117.295" office:value-type="float" office:value="0.0415069256109232" calcext:value-type="float">
            <text:p>0.041506925610923</text:p>
          </table:table-cell>
          <table:table-cell office:value-type="float" office:value="1590648.5101238" calcext:value-type="float">
            <text:p>1590648.5101238</text:p>
          </table:table-cell>
        </table:table-row>
        <table:table-row table:style-name="ro1">
          <table:table-cell office:value-type="float" office:value="1218.49" calcext:value-type="float">
            <text:p>1218.49</text:p>
          </table:table-cell>
          <table:table-cell office:value-type="float" office:value="1399.3969" calcext:value-type="float">
            <text:p>1399.3969</text:p>
          </table:table-cell>
          <table:table-cell table:formula="of:=[.B1199]/33117.295" office:value-type="float" office:value="0.0422557730031997" calcext:value-type="float">
            <text:p>0.0422557730032</text:p>
          </table:table-cell>
          <table:table-cell office:value-type="float" office:value="1592073.0358276" calcext:value-type="float">
            <text:p>1592073.0358276</text:p>
          </table:table-cell>
        </table:table-row>
        <table:table-row table:style-name="ro1">
          <table:table-cell office:value-type="float" office:value="1219.51" calcext:value-type="float">
            <text:p>1219.51</text:p>
          </table:table-cell>
          <table:table-cell office:value-type="float" office:value="1431.4845" calcext:value-type="float">
            <text:p>1431.4845</text:p>
          </table:table-cell>
          <table:table-cell table:formula="of:=[.B1200]/33117.295" office:value-type="float" office:value="0.043224680638923" calcext:value-type="float">
            <text:p>0.043224680638923</text:p>
          </table:table-cell>
          <table:table-cell office:value-type="float" office:value="1593530.2252929" calcext:value-type="float">
            <text:p>1593530.2252929</text:p>
          </table:table-cell>
        </table:table-row>
        <table:table-row table:style-name="ro1">
          <table:table-cell office:value-type="float" office:value="1220.53" calcext:value-type="float">
            <text:p>1220.53</text:p>
          </table:table-cell>
          <table:table-cell office:value-type="float" office:value="1474.3743" calcext:value-type="float">
            <text:p>1474.3743</text:p>
          </table:table-cell>
          <table:table-cell table:formula="of:=[.B1201]/33117.295" office:value-type="float" office:value="0.0445197682962935" calcext:value-type="float">
            <text:p>0.044519768296294</text:p>
          </table:table-cell>
          <table:table-cell office:value-type="float" office:value="1595031.0747163" calcext:value-type="float">
            <text:p>1595031.0747163</text:p>
          </table:table-cell>
        </table:table-row>
        <table:table-row table:style-name="ro1">
          <table:table-cell office:value-type="float" office:value="1221.55" calcext:value-type="float">
            <text:p>1221.55</text:p>
          </table:table-cell>
          <table:table-cell office:value-type="float" office:value="1530.6066" calcext:value-type="float">
            <text:p>1530.6066</text:p>
          </table:table-cell>
          <table:table-cell table:formula="of:=[.B1202]/33117.295" office:value-type="float" office:value="0.0462177421193367" calcext:value-type="float">
            <text:p>0.046217742119337</text:p>
          </table:table-cell>
          <table:table-cell office:value-type="float" office:value="1596589.1661927" calcext:value-type="float">
            <text:p>1596589.1661927</text:p>
          </table:table-cell>
        </table:table-row>
        <table:table-row table:style-name="ro1">
          <table:table-cell office:value-type="float" office:value="1222.57" calcext:value-type="float">
            <text:p>1222.57</text:p>
          </table:table-cell>
          <table:table-cell office:value-type="float" office:value="1600.7728" calcext:value-type="float">
            <text:p>1600.7728</text:p>
          </table:table-cell>
          <table:table-cell table:formula="of:=[.B1203]/33117.295" office:value-type="float" office:value="0.0483364598467357" calcext:value-type="float">
            <text:p>0.048336459846736</text:p>
          </table:table-cell>
          <table:table-cell office:value-type="float" office:value="1598218.6838104" calcext:value-type="float">
            <text:p>1598218.6838104</text:p>
          </table:table-cell>
        </table:table-row>
        <table:table-row table:style-name="ro1">
          <table:table-cell office:value-type="float" office:value="1223.58" calcext:value-type="float">
            <text:p>1223.58</text:p>
          </table:table-cell>
          <table:table-cell office:value-type="float" office:value="1682.9337" calcext:value-type="float">
            <text:p>1682.9337</text:p>
          </table:table-cell>
          <table:table-cell table:formula="of:=[.B1204]/33117.295" office:value-type="float" office:value="0.050817365971466" calcext:value-type="float">
            <text:p>0.050817365971466</text:p>
          </table:table-cell>
          <table:table-cell office:value-type="float" office:value="1599931.8377213" calcext:value-type="float">
            <text:p>1599931.8377213</text:p>
          </table:table-cell>
        </table:table-row>
        <table:table-row table:style-name="ro1">
          <table:table-cell office:value-type="float" office:value="1224.6" calcext:value-type="float">
            <text:p>1224.6</text:p>
          </table:table-cell>
          <table:table-cell office:value-type="float" office:value="1772.6943" calcext:value-type="float">
            <text:p>1772.6943</text:p>
          </table:table-cell>
          <table:table-cell table:formula="of:=[.B1205]/33117.295" office:value-type="float" office:value="0.0535277503793713" calcext:value-type="float">
            <text:p>0.053527750379371</text:p>
          </table:table-cell>
          <table:table-cell office:value-type="float" office:value="1601736.3639994" calcext:value-type="float">
            <text:p>1601736.3639994</text:p>
          </table:table-cell>
        </table:table-row>
        <table:table-row table:style-name="ro1">
          <table:table-cell office:value-type="float" office:value="1225.62" calcext:value-type="float">
            <text:p>1225.62</text:p>
          </table:table-cell>
          <table:table-cell office:value-type="float" office:value="1863.9929" calcext:value-type="float">
            <text:p>1863.9929</text:p>
          </table:table-cell>
          <table:table-cell table:formula="of:=[.B1206]/33117.295" office:value-type="float" office:value="0.0562845757783056" calcext:value-type="float">
            <text:p>0.056284575778306</text:p>
          </table:table-cell>
          <table:table-cell office:value-type="float" office:value="1603633.8283784" calcext:value-type="float">
            <text:p>1603633.8283784</text:p>
          </table:table-cell>
        </table:table-row>
        <table:table-row table:style-name="ro1">
          <table:table-cell office:value-type="float" office:value="1226.64" calcext:value-type="float">
            <text:p>1226.64</text:p>
          </table:table-cell>
          <table:table-cell office:value-type="float" office:value="1950.4103" calcext:value-type="float">
            <text:p>1950.4103</text:p>
          </table:table-cell>
          <table:table-cell table:formula="of:=[.B1207]/33117.295" office:value-type="float" office:value="0.0588940099123434" calcext:value-type="float">
            <text:p>0.058894009912343</text:p>
          </table:table-cell>
          <table:table-cell office:value-type="float" office:value="1605619.2619488" calcext:value-type="float">
            <text:p>1605619.2619488</text:p>
          </table:table-cell>
        </table:table-row>
        <table:table-row table:style-name="ro1">
          <table:table-cell office:value-type="float" office:value="1227.66" calcext:value-type="float">
            <text:p>1227.66</text:p>
          </table:table-cell>
          <table:table-cell office:value-type="float" office:value="2026.5937" calcext:value-type="float">
            <text:p>2026.5937</text:p>
          </table:table-cell>
          <table:table-cell table:formula="of:=[.B1208]/33117.295" office:value-type="float" office:value="0.0611944212231102" calcext:value-type="float">
            <text:p>0.06119442122311</text:p>
          </table:table-cell>
          <table:table-cell office:value-type="float" office:value="1607682.2468685" calcext:value-type="float">
            <text:p>1607682.2468685</text:p>
          </table:table-cell>
        </table:table-row>
        <table:table-row table:style-name="ro1">
          <table:table-cell office:value-type="float" office:value="1228.67" calcext:value-type="float">
            <text:p>1228.67</text:p>
          </table:table-cell>
          <table:table-cell office:value-type="float" office:value="2089.3292" calcext:value-type="float">
            <text:p>2089.3292</text:p>
          </table:table-cell>
          <table:table-cell table:formula="of:=[.B1209]/33117.295" office:value-type="float" office:value="0.0630887637411208" calcext:value-type="float">
            <text:p>0.063088763741121</text:p>
          </table:table-cell>
          <table:table-cell office:value-type="float" office:value="1609809.0938759" calcext:value-type="float">
            <text:p>1609809.0938759</text:p>
          </table:table-cell>
        </table:table-row>
        <table:table-row table:style-name="ro1">
          <table:table-cell office:value-type="float" office:value="1229.69" calcext:value-type="float">
            <text:p>1229.69</text:p>
          </table:table-cell>
          <table:table-cell office:value-type="float" office:value="2137.9107" calcext:value-type="float">
            <text:p>2137.9107</text:p>
          </table:table-cell>
          <table:table-cell table:formula="of:=[.B1210]/33117.295" office:value-type="float" office:value="0.0645557162805718" calcext:value-type="float">
            <text:p>0.064555716280572</text:p>
          </table:table-cell>
          <table:table-cell office:value-type="float" office:value="1611985.3947204" calcext:value-type="float">
            <text:p>1611985.3947204</text:p>
          </table:table-cell>
        </table:table-row>
        <table:table-row table:style-name="ro1">
          <table:table-cell office:value-type="float" office:value="1230.71" calcext:value-type="float">
            <text:p>1230.71</text:p>
          </table:table-cell>
          <table:table-cell office:value-type="float" office:value="2173.7109" calcext:value-type="float">
            <text:p>2173.7109</text:p>
          </table:table-cell>
          <table:table-cell table:formula="of:=[.B1211]/33117.295" office:value-type="float" office:value="0.0656367284828063" calcext:value-type="float">
            <text:p>0.065636728482806</text:p>
          </table:table-cell>
          <table:table-cell office:value-type="float" office:value="1614198.1385918" calcext:value-type="float">
            <text:p>1614198.1385918</text:p>
          </table:table-cell>
        </table:table-row>
        <table:table-row table:style-name="ro1">
          <table:table-cell office:value-type="float" office:value="1231.73" calcext:value-type="float">
            <text:p>1231.73</text:p>
          </table:table-cell>
          <table:table-cell office:value-type="float" office:value="2199.1672" calcext:value-type="float">
            <text:p>2199.1672</text:p>
          </table:table-cell>
          <table:table-cell table:formula="of:=[.B1212]/33117.295" office:value-type="float" office:value="0.0664053993540233" calcext:value-type="float">
            <text:p>0.066405399354023</text:p>
          </table:table-cell>
          <table:table-cell office:value-type="float" office:value="1616436.7959247" calcext:value-type="float">
            <text:p>1616436.7959247</text:p>
          </table:table-cell>
        </table:table-row>
        <table:table-row table:style-name="ro1">
          <table:table-cell office:value-type="float" office:value="1232.75" calcext:value-type="float">
            <text:p>1232.75</text:p>
          </table:table-cell>
          <table:table-cell office:value-type="float" office:value="2216.6118" calcext:value-type="float">
            <text:p>2216.6118</text:p>
          </table:table-cell>
          <table:table-cell table:formula="of:=[.B1213]/33117.295" office:value-type="float" office:value="0.0669321513124789" calcext:value-type="float">
            <text:p>0.066932151312479</text:p>
          </table:table-cell>
          <table:table-cell office:value-type="float" office:value="1618693.2110477" calcext:value-type="float">
            <text:p>1618693.2110477</text:p>
          </table:table-cell>
        </table:table-row>
        <table:table-row table:style-name="ro1">
          <table:table-cell office:value-type="float" office:value="1233.76" calcext:value-type="float">
            <text:p>1233.76</text:p>
          </table:table-cell>
          <table:table-cell office:value-type="float" office:value="2227.4171" calcext:value-type="float">
            <text:p>2227.4171</text:p>
          </table:table-cell>
          <table:table-cell table:formula="of:=[.B1214]/33117.295" office:value-type="float" office:value="0.0672584249408051" calcext:value-type="float">
            <text:p>0.067258424940805</text:p>
          </table:table-cell>
          <table:table-cell office:value-type="float" office:value="1620960.6255191" calcext:value-type="float">
            <text:p>1620960.6255191</text:p>
          </table:table-cell>
        </table:table-row>
        <table:table-row table:style-name="ro1">
          <table:table-cell office:value-type="float" office:value="1234.78" calcext:value-type="float">
            <text:p>1234.78</text:p>
          </table:table-cell>
          <table:table-cell office:value-type="float" office:value="2231.7732" calcext:value-type="float">
            <text:p>2231.7732</text:p>
          </table:table-cell>
          <table:table-cell table:formula="of:=[.B1215]/33117.295" office:value-type="float" office:value="0.0673899604421194" calcext:value-type="float">
            <text:p>0.06738996044212</text:p>
          </table:table-cell>
          <table:table-cell office:value-type="float" office:value="1623232.4742997" calcext:value-type="float">
            <text:p>1623232.4742997</text:p>
          </table:table-cell>
        </table:table-row>
        <table:table-row table:style-name="ro1">
          <table:table-cell office:value-type="float" office:value="1235.8" calcext:value-type="float">
            <text:p>1235.8</text:p>
          </table:table-cell>
          <table:table-cell office:value-type="float" office:value="2229.1205" calcext:value-type="float">
            <text:p>2229.1205</text:p>
          </table:table-cell>
          <table:table-cell table:formula="of:=[.B1216]/33117.295" office:value-type="float" office:value="0.0673098603010904" calcext:value-type="float">
            <text:p>0.06730986030109</text:p>
          </table:table-cell>
          <table:table-cell office:value-type="float" office:value="1625501.6227396" calcext:value-type="float">
            <text:p>1625501.6227396</text:p>
          </table:table-cell>
        </table:table-row>
        <table:table-row table:style-name="ro1">
          <table:table-cell office:value-type="float" office:value="1236.82" calcext:value-type="float">
            <text:p>1236.82</text:p>
          </table:table-cell>
          <table:table-cell office:value-type="float" office:value="2218.9698" calcext:value-type="float">
            <text:p>2218.9698</text:p>
          </table:table-cell>
          <table:table-cell table:formula="of:=[.B1217]/33117.295" office:value-type="float" office:value="0.0670033527798693" calcext:value-type="float">
            <text:p>0.067003352779869</text:p>
          </table:table-cell>
          <table:table-cell office:value-type="float" office:value="1627760.4382874" calcext:value-type="float">
            <text:p>1627760.4382874</text:p>
          </table:table-cell>
        </table:table-row>
        <table:table-row table:style-name="ro1">
          <table:table-cell office:value-type="float" office:value="1237.84" calcext:value-type="float">
            <text:p>1237.84</text:p>
          </table:table-cell>
          <table:table-cell office:value-type="float" office:value="2201.6718" calcext:value-type="float">
            <text:p>2201.6718</text:p>
          </table:table-cell>
          <table:table-cell table:formula="of:=[.B1218]/33117.295" office:value-type="float" office:value="0.0664810275114559" calcext:value-type="float">
            <text:p>0.066481027511456</text:p>
          </table:table-cell>
          <table:table-cell office:value-type="float" office:value="1630001.6451943" calcext:value-type="float">
            <text:p>1630001.6451943</text:p>
          </table:table-cell>
        </table:table-row>
        <table:table-row table:style-name="ro1">
          <table:table-cell office:value-type="float" office:value="1238.85" calcext:value-type="float">
            <text:p>1238.85</text:p>
          </table:table-cell>
          <table:table-cell office:value-type="float" office:value="2178.7312" calcext:value-type="float">
            <text:p>2178.7312</text:p>
          </table:table-cell>
          <table:table-cell table:formula="of:=[.B1219]/33117.295" office:value-type="float" office:value="0.0657883199699734" calcext:value-type="float">
            <text:p>0.065788319969973</text:p>
          </table:table-cell>
          <table:table-cell office:value-type="float" office:value="1632219.4995475" calcext:value-type="float">
            <text:p>1632219.4995475</text:p>
          </table:table-cell>
        </table:table-row>
        <table:table-row table:style-name="ro1">
          <table:table-cell office:value-type="float" office:value="1239.87" calcext:value-type="float">
            <text:p>1239.87</text:p>
          </table:table-cell>
          <table:table-cell office:value-type="float" office:value="2152.4862" calcext:value-type="float">
            <text:p>2152.4862</text:p>
          </table:table-cell>
          <table:table-cell table:formula="of:=[.B1220]/33117.295" office:value-type="float" office:value="0.0649958337478952" calcext:value-type="float">
            <text:p>0.064995833747895</text:p>
          </table:table-cell>
          <table:table-cell office:value-type="float" office:value="1634410.6376108" calcext:value-type="float">
            <text:p>1634410.6376108</text:p>
          </table:table-cell>
        </table:table-row>
        <table:table-row table:style-name="ro1">
          <table:table-cell office:value-type="float" office:value="1240.89" calcext:value-type="float">
            <text:p>1240.89</text:p>
          </table:table-cell>
          <table:table-cell office:value-type="float" office:value="2125.2815" calcext:value-type="float">
            <text:p>2125.2815</text:p>
          </table:table-cell>
          <table:table-cell table:formula="of:=[.B1221]/33117.295" office:value-type="float" office:value="0.0641743687097633" calcext:value-type="float">
            <text:p>0.064174368709763</text:p>
          </table:table-cell>
          <table:table-cell office:value-type="float" office:value="1636574.082463" calcext:value-type="float">
            <text:p>1636574.082463</text:p>
          </table:table-cell>
        </table:table-row>
        <table:table-row table:style-name="ro1">
          <table:table-cell office:value-type="float" office:value="1241.91" calcext:value-type="float">
            <text:p>1241.91</text:p>
          </table:table-cell>
          <table:table-cell office:value-type="float" office:value="2098.522" calcext:value-type="float">
            <text:p>2098.522</text:p>
          </table:table-cell>
          <table:table-cell table:formula="of:=[.B1222]/33117.295" office:value-type="float" office:value="0.0633663467985534" calcext:value-type="float">
            <text:p>0.063366346798554</text:p>
          </table:table-cell>
          <table:table-cell office:value-type="float" office:value="1638710.2873184" calcext:value-type="float">
            <text:p>1638710.2873184</text:p>
          </table:table-cell>
        </table:table-row>
        <table:table-row table:style-name="ro1">
          <table:table-cell office:value-type="float" office:value="1242.93" calcext:value-type="float">
            <text:p>1242.93</text:p>
          </table:table-cell>
          <table:table-cell office:value-type="float" office:value="2072.0761" calcext:value-type="float">
            <text:p>2072.0761</text:p>
          </table:table-cell>
          <table:table-cell table:formula="of:=[.B1223]/33117.295" office:value-type="float" office:value="0.0625677942597667" calcext:value-type="float">
            <text:p>0.062567794259767</text:p>
          </table:table-cell>
          <table:table-cell office:value-type="float" office:value="1640819.5714085" calcext:value-type="float">
            <text:p>1640819.5714085</text:p>
          </table:table-cell>
        </table:table-row>
        <table:table-row table:style-name="ro1">
          <table:table-cell office:value-type="float" office:value="1243.94" calcext:value-type="float">
            <text:p>1243.94</text:p>
          </table:table-cell>
          <table:table-cell office:value-type="float" office:value="2044.3633" calcext:value-type="float">
            <text:p>2044.3633</text:p>
          </table:table-cell>
          <table:table-cell table:formula="of:=[.B1224]/33117.295" office:value-type="float" office:value="0.0617309867850016" calcext:value-type="float">
            <text:p>0.061730986785002</text:p>
          </table:table-cell>
          <table:table-cell office:value-type="float" office:value="1642900.6450368" calcext:value-type="float">
            <text:p>1642900.6450368</text:p>
          </table:table-cell>
        </table:table-row>
        <table:table-row table:style-name="ro1">
          <table:table-cell office:value-type="float" office:value="1244.96" calcext:value-type="float">
            <text:p>1244.96</text:p>
          </table:table-cell>
          <table:table-cell office:value-type="float" office:value="2013.1646" calcext:value-type="float">
            <text:p>2013.1646</text:p>
          </table:table-cell>
          <table:table-cell table:formula="of:=[.B1225]/33117.295" office:value-type="float" office:value="0.0607889201095681" calcext:value-type="float">
            <text:p>0.060788920109568</text:p>
          </table:table-cell>
          <table:table-cell office:value-type="float" office:value="1644949.9597568" calcext:value-type="float">
            <text:p>1644949.9597568</text:p>
          </table:table-cell>
        </table:table-row>
        <table:table-row table:style-name="ro1">
          <table:table-cell office:value-type="float" office:value="1245.98" calcext:value-type="float">
            <text:p>1245.98</text:p>
          </table:table-cell>
          <table:table-cell office:value-type="float" office:value="1976.867" calcext:value-type="float">
            <text:p>1976.867</text:p>
          </table:table-cell>
          <table:table-cell table:formula="of:=[.B1226]/33117.295" office:value-type="float" office:value="0.0596928885647213" calcext:value-type="float">
            <text:p>0.059692888564721</text:p>
          </table:table-cell>
          <table:table-cell office:value-type="float" office:value="1646962.3250738" calcext:value-type="float">
            <text:p>1646962.325073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35.6386" calcext:value-type="float">
            <text:p>1935.6386</text:p>
          </table:table-cell>
          <table:table-cell table:formula="of:=[.B1227]/33117.295" office:value-type="float" office:value="0.058447968048115" calcext:value-type="float">
            <text:p>0.058447968048115</text:p>
          </table:table-cell>
          <table:table-cell office:value-type="float" office:value="1648932.7216727" calcext:value-type="float">
            <text:p>1648932.7216727</text:p>
          </table:table-cell>
        </table:table-row>
        <table:table-row table:style-name="ro1">
          <table:table-cell office:value-type="float" office:value="1248.02" calcext:value-type="float">
            <text:p>1248.02</text:p>
          </table:table-cell>
          <table:table-cell office:value-type="float" office:value="1892.0333" calcext:value-type="float">
            <text:p>1892.0333</text:p>
          </table:table-cell>
          <table:table-cell table:formula="of:=[.B1228]/33117.295" office:value-type="float" office:value="0.057131275365334" calcext:value-type="float">
            <text:p>0.057131275365334</text:p>
          </table:table-cell>
          <table:table-cell office:value-type="float" office:value="1650858.729974" calcext:value-type="float">
            <text:p>1650858.729974</text:p>
          </table:table-cell>
        </table:table-row>
        <table:table-row table:style-name="ro1">
          <table:table-cell office:value-type="float" office:value="1249.03" calcext:value-type="float">
            <text:p>1249.03</text:p>
          </table:table-cell>
          <table:table-cell office:value-type="float" office:value="1850.7407" calcext:value-type="float">
            <text:p>1850.7407</text:p>
          </table:table-cell>
          <table:table-cell table:formula="of:=[.B1229]/33117.295" office:value-type="float" office:value="0.055884416284603" calcext:value-type="float">
            <text:p>0.055884416284603</text:p>
          </table:table-cell>
          <table:table-cell office:value-type="float" office:value="1652742.7041005" calcext:value-type="float">
            <text:p>1652742.7041005</text:p>
          </table:table-cell>
        </table:table-row>
        <table:table-row table:style-name="ro1">
          <table:table-cell office:value-type="float" office:value="1250.05" calcext:value-type="float">
            <text:p>1250.05</text:p>
          </table:table-cell>
          <table:table-cell office:value-type="float" office:value="1817.5432" calcext:value-type="float">
            <text:p>1817.5432</text:p>
          </table:table-cell>
          <table:table-cell table:formula="of:=[.B1230]/33117.295" office:value-type="float" office:value="0.0548819944382535" calcext:value-type="float">
            <text:p>0.054881994438254</text:p>
          </table:table-cell>
          <table:table-cell office:value-type="float" office:value="1654592.8846877" calcext:value-type="float">
            <text:p>1654592.8846877</text:p>
          </table:table-cell>
        </table:table-row>
        <table:table-row table:style-name="ro1">
          <table:table-cell office:value-type="float" office:value="1251.07" calcext:value-type="float">
            <text:p>1251.07</text:p>
          </table:table-cell>
          <table:table-cell office:value-type="float" office:value="1797.8698" calcext:value-type="float">
            <text:p>1797.8698</text:p>
          </table:table-cell>
          <table:table-cell table:formula="of:=[.B1231]/33117.295" office:value-type="float" office:value="0.0542879422972196" calcext:value-type="float">
            <text:p>0.05428794229722</text:p>
          </table:table-cell>
          <table:table-cell office:value-type="float" office:value="1656423.0385807" calcext:value-type="float">
            <text:p>1656423.0385807</text:p>
          </table:table-cell>
        </table:table-row>
        <table:table-row table:style-name="ro1">
          <table:table-cell office:value-type="float" office:value="1252.09" calcext:value-type="float">
            <text:p>1252.09</text:p>
          </table:table-cell>
          <table:table-cell office:value-type="float" office:value="1795.496" calcext:value-type="float">
            <text:p>1795.496</text:p>
          </table:table-cell>
          <table:table-cell table:formula="of:=[.B1232]/33117.295" office:value-type="float" office:value="0.0542162637377237" calcext:value-type="float">
            <text:p>0.054216263737724</text:p>
          </table:table-cell>
          <table:table-cell office:value-type="float" office:value="1658250.7760069" calcext:value-type="float">
            <text:p>1658250.7760069</text:p>
          </table:table-cell>
        </table:table-row>
        <table:table-row table:style-name="ro1">
          <table:table-cell office:value-type="float" office:value="1253.1" calcext:value-type="float">
            <text:p>1253.1</text:p>
          </table:table-cell>
          <table:table-cell office:value-type="float" office:value="1811.8789" calcext:value-type="float">
            <text:p>1811.8789</text:p>
          </table:table-cell>
          <table:table-cell table:formula="of:=[.B1233]/33117.295" office:value-type="float" office:value="0.0547109569184319" calcext:value-type="float">
            <text:p>0.054710956918432</text:p>
          </table:table-cell>
          <table:table-cell office:value-type="float" office:value="1660095.1905412" calcext:value-type="float">
            <text:p>1660095.1905412</text:p>
          </table:table-cell>
        </table:table-row>
        <table:table-row table:style-name="ro1">
          <table:table-cell office:value-type="float" office:value="1254.12" calcext:value-type="float">
            <text:p>1254.12</text:p>
          </table:table-cell>
          <table:table-cell office:value-type="float" office:value="1846.3422" calcext:value-type="float">
            <text:p>1846.3422</text:p>
          </table:table-cell>
          <table:table-cell table:formula="of:=[.B1234]/33117.295" office:value-type="float" office:value="0.0557516004854865" calcext:value-type="float">
            <text:p>0.055751600485487</text:p>
          </table:table-cell>
          <table:table-cell office:value-type="float" office:value="1661974.6871977" calcext:value-type="float">
            <text:p>1661974.6871977</text:p>
          </table:table-cell>
        </table:table-row>
        <table:table-row table:style-name="ro1">
          <table:table-cell office:value-type="float" office:value="1255.14" calcext:value-type="float">
            <text:p>1255.14</text:p>
          </table:table-cell>
          <table:table-cell office:value-type="float" office:value="1896.9693" calcext:value-type="float">
            <text:p>1896.9693</text:p>
          </table:table-cell>
          <table:table-cell table:formula="of:=[.B1235]/33117.295" office:value-type="float" office:value="0.0572803213547483" calcext:value-type="float">
            <text:p>0.057280321354748</text:p>
          </table:table-cell>
          <table:table-cell office:value-type="float" office:value="1663905.7200686" calcext:value-type="float">
            <text:p>1663905.7200686</text:p>
          </table:table-cell>
        </table:table-row>
        <table:table-row table:style-name="ro1">
          <table:table-cell office:value-type="float" office:value="1256.16" calcext:value-type="float">
            <text:p>1256.16</text:p>
          </table:table-cell>
          <table:table-cell office:value-type="float" office:value="1961.7723" calcext:value-type="float">
            <text:p>1961.7723</text:p>
          </table:table-cell>
          <table:table-cell table:formula="of:=[.B1236]/33117.295" office:value-type="float" office:value="0.0592370934884628" calcext:value-type="float">
            <text:p>0.059237093488463</text:p>
          </table:table-cell>
          <table:table-cell office:value-type="float" office:value="1665902.7195688" calcext:value-type="float">
            <text:p>1665902.7195688</text:p>
          </table:table-cell>
        </table:table-row>
        <table:table-row table:style-name="ro1">
          <table:table-cell office:value-type="float" office:value="1257.18" calcext:value-type="float">
            <text:p>1257.18</text:p>
          </table:table-cell>
          <table:table-cell office:value-type="float" office:value="2039.5999" calcext:value-type="float">
            <text:p>2039.5999</text:p>
          </table:table-cell>
          <table:table-cell table:formula="of:=[.B1237]/33117.295" office:value-type="float" office:value="0.0615871525739044" calcext:value-type="float">
            <text:p>0.061587152573904</text:p>
          </table:table-cell>
          <table:table-cell office:value-type="float" office:value="1667978.9442894" calcext:value-type="float">
            <text:p>1667978.9442894</text:p>
          </table:table-cell>
        </table:table-row>
        <table:table-row table:style-name="ro1">
          <table:table-cell office:value-type="float" office:value="1258.19" calcext:value-type="float">
            <text:p>1258.19</text:p>
          </table:table-cell>
          <table:table-cell office:value-type="float" office:value="2130.3829" calcext:value-type="float">
            <text:p>2130.3829</text:p>
          </table:table-cell>
          <table:table-cell table:formula="of:=[.B1238]/33117.295" office:value-type="float" office:value="0.0643284090684339" calcext:value-type="float">
            <text:p>0.064328409068434</text:p>
          </table:table-cell>
          <table:table-cell office:value-type="float" office:value="1670147.5821873" calcext:value-type="float">
            <text:p>1670147.5821873</text:p>
          </table:table-cell>
        </table:table-row>
        <table:table-row table:style-name="ro1">
          <table:table-cell office:value-type="float" office:value="1259.21" calcext:value-type="float">
            <text:p>1259.21</text:p>
          </table:table-cell>
          <table:table-cell office:value-type="float" office:value="2234.623" calcext:value-type="float">
            <text:p>2234.623</text:p>
          </table:table-cell>
          <table:table-cell table:formula="of:=[.B1239]/33117.295" office:value-type="float" office:value="0.0674760121561861" calcext:value-type="float">
            <text:p>0.067476012156186</text:p>
          </table:table-cell>
          <table:table-cell office:value-type="float" office:value="1672422.3319382" calcext:value-type="float">
            <text:p>1672422.3319382</text:p>
          </table:table-cell>
        </table:table-row>
        <table:table-row table:style-name="ro1">
          <table:table-cell office:value-type="float" office:value="1260.23" calcext:value-type="float">
            <text:p>1260.23</text:p>
          </table:table-cell>
          <table:table-cell office:value-type="float" office:value="2352.3908" calcext:value-type="float">
            <text:p>2352.3908</text:p>
          </table:table-cell>
          <table:table-cell table:formula="of:=[.B1240]/33117.295" office:value-type="float" office:value="0.0710320936537842" calcext:value-type="float">
            <text:p>0.071032093653784</text:p>
          </table:table-cell>
          <table:table-cell office:value-type="float" office:value="1674816.9642652" calcext:value-type="float">
            <text:p>1674816.9642652</text:p>
          </table:table-cell>
        </table:table-row>
        <table:table-row table:style-name="ro1">
          <table:table-cell office:value-type="float" office:value="1261.25" calcext:value-type="float">
            <text:p>1261.25</text:p>
          </table:table-cell>
          <table:table-cell office:value-type="float" office:value="2482.3446" calcext:value-type="float">
            <text:p>2482.3446</text:p>
          </table:table-cell>
          <table:table-cell table:formula="of:=[.B1241]/33117.295" office:value-type="float" office:value="0.0749561399866746" calcext:value-type="float">
            <text:p>0.074956139986675</text:p>
          </table:table-cell>
          <table:table-cell office:value-type="float" office:value="1677343.8839553" calcext:value-type="float">
            <text:p>1677343.8839553</text:p>
          </table:table-cell>
        </table:table-row>
        <table:table-row table:style-name="ro1">
          <table:table-cell office:value-type="float" office:value="1262.27" calcext:value-type="float">
            <text:p>1262.27</text:p>
          </table:table-cell>
          <table:table-cell office:value-type="float" office:value="2621.3063" calcext:value-type="float">
            <text:p>2621.3063</text:p>
          </table:table-cell>
          <table:table-cell table:formula="of:=[.B1242]/33117.295" office:value-type="float" office:value="0.0791521861915353" calcext:value-type="float">
            <text:p>0.079152186191535</text:p>
          </table:table-cell>
          <table:table-cell office:value-type="float" office:value="1680012.2606065" calcext:value-type="float">
            <text:p>1680012.2606065</text:p>
          </table:table-cell>
        </table:table-row>
        <table:table-row table:style-name="ro1">
          <table:table-cell office:value-type="float" office:value="1263.28" calcext:value-type="float">
            <text:p>1263.28</text:p>
          </table:table-cell>
          <table:table-cell office:value-type="float" office:value="2764.7154" calcext:value-type="float">
            <text:p>2764.7154</text:p>
          </table:table-cell>
          <table:table-cell table:formula="of:=[.B1243]/33117.295" office:value-type="float" office:value="0.0834825247653832" calcext:value-type="float">
            <text:p>0.083482524765383</text:p>
          </table:table-cell>
          <table:table-cell office:value-type="float" office:value="1682826.6215622" calcext:value-type="float">
            <text:p>1682826.6215622</text:p>
          </table:table-cell>
        </table:table-row>
        <table:table-row table:style-name="ro1">
          <table:table-cell office:value-type="float" office:value="1264.3" calcext:value-type="float">
            <text:p>1264.3</text:p>
          </table:table-cell>
          <table:table-cell office:value-type="float" office:value="2907.8988" calcext:value-type="float">
            <text:p>2907.8988</text:p>
          </table:table-cell>
          <table:table-cell table:formula="of:=[.B1244]/33117.295" office:value-type="float" office:value="0.0878060481690911" calcext:value-type="float">
            <text:p>0.087806048169091</text:p>
          </table:table-cell>
          <table:table-cell office:value-type="float" office:value="1685786.7370558" calcext:value-type="float">
            <text:p>1685786.7370558</text:p>
          </table:table-cell>
        </table:table-row>
        <table:table-row table:style-name="ro1">
          <table:table-cell office:value-type="float" office:value="1265.32" calcext:value-type="float">
            <text:p>1265.32</text:p>
          </table:table-cell>
          <table:table-cell office:value-type="float" office:value="3047.7011" calcext:value-type="float">
            <text:p>3047.7011</text:p>
          </table:table-cell>
          <table:table-cell table:formula="of:=[.B1245]/33117.295" office:value-type="float" office:value="0.0920274768817924" calcext:value-type="float">
            <text:p>0.092027476881793</text:p>
          </table:table-cell>
          <table:table-cell office:value-type="float" office:value="1688889.1652324" calcext:value-type="float">
            <text:p>1688889.1652324</text:p>
          </table:table-cell>
        </table:table-row>
        <table:table-row table:style-name="ro1">
          <table:table-cell office:value-type="float" office:value="1266.34" calcext:value-type="float">
            <text:p>1266.34</text:p>
          </table:table-cell>
          <table:table-cell office:value-type="float" office:value="3183.7897" calcext:value-type="float">
            <text:p>3183.7897</text:p>
          </table:table-cell>
          <table:table-cell table:formula="of:=[.B1246]/33117.295" office:value-type="float" office:value="0.0961367678127093" calcext:value-type="float">
            <text:p>0.096136767812709</text:p>
          </table:table-cell>
          <table:table-cell office:value-type="float" office:value="1692130.1257527" calcext:value-type="float">
            <text:p>1692130.1257527</text:p>
          </table:table-cell>
        </table:table-row>
        <table:table-row table:style-name="ro1">
          <table:table-cell office:value-type="float" office:value="1267.36" calcext:value-type="float">
            <text:p>1267.36</text:p>
          </table:table-cell>
          <table:table-cell office:value-type="float" office:value="3318.9917" calcext:value-type="float">
            <text:p>3318.9917</text:p>
          </table:table-cell>
          <table:table-cell table:formula="of:=[.B1247]/33117.295" office:value-type="float" office:value="0.100219287233453" calcext:value-type="float">
            <text:p>0.100219287233453</text:p>
          </table:table-cell>
          <table:table-cell office:value-type="float" office:value="1695508.7160418" calcext:value-type="float">
            <text:p>1695508.7160418</text:p>
          </table:table-cell>
        </table:table-row>
        <table:table-row table:style-name="ro1">
          <table:table-cell office:value-type="float" office:value="1268.37" calcext:value-type="float">
            <text:p>1268.37</text:p>
          </table:table-cell>
          <table:table-cell office:value-type="float" office:value="3458.3503" calcext:value-type="float">
            <text:p>3458.3503</text:p>
          </table:table-cell>
          <table:table-cell table:formula="of:=[.B1248]/33117.295" office:value-type="float" office:value="0.104427318112787" calcext:value-type="float">
            <text:p>0.104427318112787</text:p>
          </table:table-cell>
          <table:table-cell office:value-type="float" office:value="1699029.1674373" calcext:value-type="float">
            <text:p>1699029.1674373</text:p>
          </table:table-cell>
        </table:table-row>
        <table:table-row table:style-name="ro1">
          <table:table-cell office:value-type="float" office:value="1269.39" calcext:value-type="float">
            <text:p>1269.39</text:p>
          </table:table-cell>
          <table:table-cell office:value-type="float" office:value="3607.105" calcext:value-type="float">
            <text:p>3607.105</text:p>
          </table:table-cell>
          <table:table-cell table:formula="of:=[.B1249]/33117.295" office:value-type="float" office:value="0.108919070835948" calcext:value-type="float">
            <text:p>0.108919070835948</text:p>
          </table:table-cell>
          <table:table-cell office:value-type="float" office:value="1702701.0447146" calcext:value-type="float">
            <text:p>1702701.0447146</text:p>
          </table:table-cell>
        </table:table-row>
        <table:table-row table:style-name="ro1">
          <table:table-cell office:value-type="float" office:value="1270.41" calcext:value-type="float">
            <text:p>1270.41</text:p>
          </table:table-cell>
          <table:table-cell office:value-type="float" office:value="3768.2978" calcext:value-type="float">
            <text:p>3768.2978</text:p>
          </table:table-cell>
          <table:table-cell table:formula="of:=[.B1250]/33117.295" office:value-type="float" office:value="0.113786400731098" calcext:value-type="float">
            <text:p>0.113786400731098</text:p>
          </table:table-cell>
          <table:table-cell office:value-type="float" office:value="1706537.0092715" calcext:value-type="float">
            <text:p>1706537.0092715</text:p>
          </table:table-cell>
        </table:table-row>
        <table:table-row table:style-name="ro1">
          <table:table-cell office:value-type="float" office:value="1271.43" calcext:value-type="float">
            <text:p>1271.43</text:p>
          </table:table-cell>
          <table:table-cell office:value-type="float" office:value="3940.987" calcext:value-type="float">
            <text:p>3940.987</text:p>
          </table:table-cell>
          <table:table-cell table:formula="of:=[.B1251]/33117.295" office:value-type="float" office:value="0.119000872504835" calcext:value-type="float">
            <text:p>0.119000872504835</text:p>
          </table:table-cell>
          <table:table-cell office:value-type="float" office:value="1710548.7639505" calcext:value-type="float">
            <text:p>1710548.7639505</text:p>
          </table:table-cell>
        </table:table-row>
        <table:table-row table:style-name="ro1">
          <table:table-cell office:value-type="float" office:value="1272.45" calcext:value-type="float">
            <text:p>1272.45</text:p>
          </table:table-cell>
          <table:table-cell office:value-type="float" office:value="4119.9499" calcext:value-type="float">
            <text:p>4119.9499</text:p>
          </table:table-cell>
          <table:table-cell table:formula="of:=[.B1252]/33117.295" office:value-type="float" office:value="0.124404783059728" calcext:value-type="float">
            <text:p>0.124404783059728</text:p>
          </table:table-cell>
          <table:table-cell office:value-type="float" office:value="1714742.6951229" calcext:value-type="float">
            <text:p>1714742.6951229</text:p>
          </table:table-cell>
        </table:table-row>
        <table:table-row table:style-name="ro1">
          <table:table-cell office:value-type="float" office:value="1273.46" calcext:value-type="float">
            <text:p>1273.46</text:p>
          </table:table-cell>
          <table:table-cell office:value-type="float" office:value="4297.2686" calcext:value-type="float">
            <text:p>4297.2686</text:p>
          </table:table-cell>
          <table:table-cell table:formula="of:=[.B1253]/33117.295" office:value-type="float" office:value="0.129759045839946" calcext:value-type="float">
            <text:p>0.129759045839946</text:p>
          </table:table-cell>
          <table:table-cell office:value-type="float" office:value="1719117.1291466" calcext:value-type="float">
            <text:p>1719117.1291466</text:p>
          </table:table-cell>
        </table:table-row>
        <table:table-row table:style-name="ro1">
          <table:table-cell office:value-type="float" office:value="1274.48" calcext:value-type="float">
            <text:p>1274.48</text:p>
          </table:table-cell>
          <table:table-cell office:value-type="float" office:value="4465.4609" calcext:value-type="float">
            <text:p>4465.4609</text:p>
          </table:table-cell>
          <table:table-cell table:formula="of:=[.B1254]/33117.295" office:value-type="float" office:value="0.134837730557402" calcext:value-type="float">
            <text:p>0.134837730557402</text:p>
          </table:table-cell>
          <table:table-cell office:value-type="float" office:value="1723662.7756118" calcext:value-type="float">
            <text:p>1723662.7756118</text:p>
          </table:table-cell>
        </table:table-row>
        <table:table-row table:style-name="ro1">
          <table:table-cell office:value-type="float" office:value="1275.5" calcext:value-type="float">
            <text:p>1275.5</text:p>
          </table:table-cell>
          <table:table-cell office:value-type="float" office:value="4621.1043" calcext:value-type="float">
            <text:p>4621.1043</text:p>
          </table:table-cell>
          <table:table-cell table:formula="of:=[.B1255]/33117.295" office:value-type="float" office:value="0.139537492418991" calcext:value-type="float">
            <text:p>0.139537492418991</text:p>
          </table:table-cell>
          <table:table-cell office:value-type="float" office:value="1728366.8603554" calcext:value-type="float">
            <text:p>1728366.8603554</text:p>
          </table:table-cell>
        </table:table-row>
        <table:table-row table:style-name="ro1">
          <table:table-cell office:value-type="float" office:value="1276.52" calcext:value-type="float">
            <text:p>1276.52</text:p>
          </table:table-cell>
          <table:table-cell office:value-type="float" office:value="4767.5134" calcext:value-type="float">
            <text:p>4767.5134</text:p>
          </table:table-cell>
          <table:table-cell table:formula="of:=[.B1256]/33117.295" office:value-type="float" office:value="0.143958418101478" calcext:value-type="float">
            <text:p>0.143958418101478</text:p>
          </table:table-cell>
          <table:table-cell office:value-type="float" office:value="1733219.9832938" calcext:value-type="float">
            <text:p>1733219.9832938</text:p>
          </table:table-cell>
        </table:table-row>
        <table:table-row table:style-name="ro1">
          <table:table-cell office:value-type="float" office:value="1277.54" calcext:value-type="float">
            <text:p>1277.54</text:p>
          </table:table-cell>
          <table:table-cell office:value-type="float" office:value="4915.1703" calcext:value-type="float">
            <text:p>4915.1703</text:p>
          </table:table-cell>
          <table:table-cell table:formula="of:=[.B1257]/33117.295" office:value-type="float" office:value="0.148417021982019" calcext:value-type="float">
            <text:p>0.148417021982019</text:p>
          </table:table-cell>
          <table:table-cell office:value-type="float" office:value="1738223.414576" calcext:value-type="float">
            <text:p>1738223.414576</text:p>
          </table:table-cell>
        </table:table-row>
        <table:table-row table:style-name="ro1">
          <table:table-cell office:value-type="float" office:value="1278.55" calcext:value-type="float">
            <text:p>1278.55</text:p>
          </table:table-cell>
          <table:table-cell office:value-type="float" office:value="5079.3186" calcext:value-type="float">
            <text:p>5079.3186</text:p>
          </table:table-cell>
          <table:table-cell table:formula="of:=[.B1258]/33117.295" office:value-type="float" office:value="0.15337359527703" calcext:value-type="float">
            <text:p>0.15337359527703</text:p>
          </table:table-cell>
          <table:table-cell office:value-type="float" office:value="1743393.9417131" calcext:value-type="float">
            <text:p>1743393.9417131</text:p>
          </table:table-cell>
        </table:table-row>
        <table:table-row table:style-name="ro1">
          <table:table-cell office:value-type="float" office:value="1279.57" calcext:value-type="float">
            <text:p>1279.57</text:p>
          </table:table-cell>
          <table:table-cell office:value-type="float" office:value="5275.2055" calcext:value-type="float">
            <text:p>5275.2055</text:p>
          </table:table-cell>
          <table:table-cell table:formula="of:=[.B1259]/33117.295" office:value-type="float" office:value="0.159288537907459" calcext:value-type="float">
            <text:p>0.159288537907459</text:p>
          </table:table-cell>
          <table:table-cell office:value-type="float" office:value="1748763.8732963" calcext:value-type="float">
            <text:p>1748763.8732963</text:p>
          </table:table-cell>
        </table:table-row>
        <table:table-row table:style-name="ro1">
          <table:table-cell office:value-type="float" office:value="1280.59" calcext:value-type="float">
            <text:p>1280.59</text:p>
          </table:table-cell>
          <table:table-cell office:value-type="float" office:value="5512.5188" calcext:value-type="float">
            <text:p>5512.5188</text:p>
          </table:table-cell>
          <table:table-cell table:formula="of:=[.B1260]/33117.295" office:value-type="float" office:value="0.166454379803665" calcext:value-type="float">
            <text:p>0.166454379803665</text:p>
          </table:table-cell>
          <table:table-cell office:value-type="float" office:value="1754375.3795422" calcext:value-type="float">
            <text:p>1754375.3795422</text:p>
          </table:table-cell>
        </table:table-row>
        <table:table-row table:style-name="ro1">
          <table:table-cell office:value-type="float" office:value="1281.61" calcext:value-type="float">
            <text:p>1281.61</text:p>
          </table:table-cell>
          <table:table-cell office:value-type="float" office:value="5791.1833" calcext:value-type="float">
            <text:p>5791.1833</text:p>
          </table:table-cell>
          <table:table-cell table:formula="of:=[.B1261]/33117.295" office:value-type="float" office:value="0.17486885024879" calcext:value-type="float">
            <text:p>0.17486885024879</text:p>
          </table:table-cell>
          <table:table-cell office:value-type="float" office:value="1760270.5542329" calcext:value-type="float">
            <text:p>1760270.5542329</text:p>
          </table:table-cell>
        </table:table-row>
        <table:table-row table:style-name="ro1">
          <table:table-cell office:value-type="float" office:value="1282.63" calcext:value-type="float">
            <text:p>1282.63</text:p>
          </table:table-cell>
          <table:table-cell office:value-type="float" office:value="6100.5402" calcext:value-type="float">
            <text:p>6100.5402</text:p>
          </table:table-cell>
          <table:table-cell table:formula="of:=[.B1262]/33117.295" office:value-type="float" office:value="0.184210099284981" calcext:value-type="float">
            <text:p>0.184210099284981</text:p>
          </table:table-cell>
          <table:table-cell office:value-type="float" office:value="1766480.6409432" calcext:value-type="float">
            <text:p>1766480.6409432</text:p>
          </table:table-cell>
        </table:table-row>
        <table:table-row table:style-name="ro1">
          <table:table-cell office:value-type="float" office:value="1283.64" calcext:value-type="float">
            <text:p>1283.64</text:p>
          </table:table-cell>
          <table:table-cell office:value-type="float" office:value="6422.9658" calcext:value-type="float">
            <text:p>6422.9658</text:p>
          </table:table-cell>
          <table:table-cell table:formula="of:=[.B1263]/33117.295" office:value-type="float" office:value="0.193945966903396" calcext:value-type="float">
            <text:p>0.193945966903396</text:p>
          </table:table-cell>
          <table:table-cell office:value-type="float" office:value="1773018.9429995" calcext:value-type="float">
            <text:p>1773018.9429995</text:p>
          </table:table-cell>
        </table:table-row>
        <table:table-row table:style-name="ro1">
          <table:table-cell office:value-type="float" office:value="1284.66" calcext:value-type="float">
            <text:p>1284.66</text:p>
          </table:table-cell>
          <table:table-cell office:value-type="float" office:value="6741.4604" calcext:value-type="float">
            <text:p>6741.4604</text:p>
          </table:table-cell>
          <table:table-cell table:formula="of:=[.B1264]/33117.295" office:value-type="float" office:value="0.203563135213791" calcext:value-type="float">
            <text:p>0.203563135213791</text:p>
          </table:table-cell>
          <table:table-cell office:value-type="float" office:value="1779881.458774" calcext:value-type="float">
            <text:p>1779881.458774</text:p>
          </table:table-cell>
        </table:table-row>
        <table:table-row table:style-name="ro1">
          <table:table-cell office:value-type="float" office:value="1285.68" calcext:value-type="float">
            <text:p>1285.68</text:p>
          </table:table-cell>
          <table:table-cell office:value-type="float" office:value="7049.1616" calcext:value-type="float">
            <text:p>7049.1616</text:p>
          </table:table-cell>
          <table:table-cell table:formula="of:=[.B1265]/33117.295" office:value-type="float" office:value="0.212854389224724" calcext:value-type="float">
            <text:p>0.212854389224724</text:p>
          </table:table-cell>
          <table:table-cell office:value-type="float" office:value="1787057.2011026" calcext:value-type="float">
            <text:p>1787057.2011026</text:p>
          </table:table-cell>
        </table:table-row>
        <table:table-row table:style-name="ro1">
          <table:table-cell office:value-type="float" office:value="1286.7" calcext:value-type="float">
            <text:p>1286.7</text:p>
          </table:table-cell>
          <table:table-cell office:value-type="float" office:value="7357.7027" calcext:value-type="float">
            <text:p>7357.7027</text:p>
          </table:table-cell>
          <table:table-cell table:formula="of:=[.B1266]/33117.295" office:value-type="float" office:value="0.222171004606505" calcext:value-type="float">
            <text:p>0.222171004606505</text:p>
          </table:table-cell>
          <table:table-cell office:value-type="float" office:value="1794547.0249671" calcext:value-type="float">
            <text:p>1794547.0249671</text:p>
          </table:table-cell>
        </table:table-row>
        <table:table-row table:style-name="ro1">
          <table:table-cell office:value-type="float" office:value="1287.72" calcext:value-type="float">
            <text:p>1287.72</text:p>
          </table:table-cell>
          <table:table-cell office:value-type="float" office:value="7701.2941" calcext:value-type="float">
            <text:p>7701.2941</text:p>
          </table:table-cell>
          <table:table-cell table:formula="of:=[.B1267]/33117.295" office:value-type="float" office:value="0.232545988432932" calcext:value-type="float">
            <text:p>0.232545988432932</text:p>
          </table:table-cell>
          <table:table-cell office:value-type="float" office:value="1802386.610068" calcext:value-type="float">
            <text:p>1802386.610068</text:p>
          </table:table-cell>
        </table:table-row>
        <table:table-row table:style-name="ro1">
          <table:table-cell office:value-type="float" office:value="1288.73" calcext:value-type="float">
            <text:p>1288.73</text:p>
          </table:table-cell>
          <table:table-cell office:value-type="float" office:value="8134.4688" calcext:value-type="float">
            <text:p>8134.4688</text:p>
          </table:table-cell>
          <table:table-cell table:formula="of:=[.B1268]/33117.295" office:value-type="float" office:value="0.245626002969143" calcext:value-type="float">
            <text:p>0.245626002969143</text:p>
          </table:table-cell>
          <table:table-cell office:value-type="float" office:value="1810667.1483118" calcext:value-type="float">
            <text:p>1810667.1483118</text:p>
          </table:table-cell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8723.3031" calcext:value-type="float">
            <text:p>8723.3031</text:p>
          </table:table-cell>
          <table:table-cell table:formula="of:=[.B1269]/33117.295" office:value-type="float" office:value="0.263406268537331" calcext:value-type="float">
            <text:p>0.263406268537331</text:p>
          </table:table-cell>
          <table:table-cell office:value-type="float" office:value="1819547.0944896" calcext:value-type="float">
            <text:p>1819547.0944896</text:p>
          </table:table-cell>
        </table:table-row>
        <table:table-row table:style-name="ro1">
          <table:table-cell office:value-type="float" office:value="1290.77" calcext:value-type="float">
            <text:p>1290.77</text:p>
          </table:table-cell>
          <table:table-cell office:value-type="float" office:value="9531.9881" calcext:value-type="float">
            <text:p>9531.9881</text:p>
          </table:table-cell>
          <table:table-cell table:formula="of:=[.B1270]/33117.295" office:value-type="float" office:value="0.287825080520616" calcext:value-type="float">
            <text:p>0.287825080520616</text:p>
          </table:table-cell>
          <table:table-cell office:value-type="float" office:value="1829250.2470266" calcext:value-type="float">
            <text:p>1829250.2470266</text:p>
          </table:table-cell>
        </table:table-row>
        <table:table-row table:style-name="ro1">
          <table:table-cell office:value-type="float" office:value="1291.79" calcext:value-type="float">
            <text:p>1291.79</text:p>
          </table:table-cell>
          <table:table-cell office:value-type="float" office:value="10608.16" calcext:value-type="float">
            <text:p>10608.16</text:p>
          </table:table-cell>
          <table:table-cell table:formula="of:=[.B1271]/33117.295" office:value-type="float" office:value="0.320320847460519" calcext:value-type="float">
            <text:p>0.320320847460519</text:p>
          </table:table-cell>
          <table:table-cell office:value-type="float" office:value="1840048.8958285" calcext:value-type="float">
            <text:p>1840048.8958285</text:p>
          </table:table-cell>
        </table:table-row>
        <table:table-row table:style-name="ro1">
          <table:table-cell office:value-type="float" office:value="1292.81" calcext:value-type="float">
            <text:p>1292.81</text:p>
          </table:table-cell>
          <table:table-cell office:value-type="float" office:value="11970.85" calcext:value-type="float">
            <text:p>11970.85</text:p>
          </table:table-cell>
          <table:table-cell table:formula="of:=[.B1272]/33117.295" office:value-type="float" office:value="0.361468229817683" calcext:value-type="float">
            <text:p>0.361468229817683</text:p>
          </table:table-cell>
          <table:table-cell office:value-type="float" office:value="1852234.7042025" calcext:value-type="float">
            <text:p>1852234.7042025</text:p>
          </table:table-cell>
        </table:table-row>
        <table:table-row table:style-name="ro1">
          <table:table-cell office:value-type="float" office:value="1293.82" calcext:value-type="float">
            <text:p>1293.82</text:p>
          </table:table-cell>
          <table:table-cell office:value-type="float" office:value="13604.119" calcext:value-type="float">
            <text:p>13604.119</text:p>
          </table:table-cell>
          <table:table-cell table:formula="of:=[.B1273]/33117.295" office:value-type="float" office:value="0.410785935264338" calcext:value-type="float">
            <text:p>0.410785935264338</text:p>
          </table:table-cell>
          <table:table-cell office:value-type="float" office:value="1866083.1100299" calcext:value-type="float">
            <text:p>1866083.1100299</text:p>
          </table:table-cell>
        </table:table-row>
        <table:table-row table:style-name="ro1">
          <table:table-cell office:value-type="float" office:value="1294.84" calcext:value-type="float">
            <text:p>1294.84</text:p>
          </table:table-cell>
          <table:table-cell office:value-type="float" office:value="15457.681" calcext:value-type="float">
            <text:p>15457.681</text:p>
          </table:table-cell>
          <table:table-cell table:formula="of:=[.B1274]/33117.295" office:value-type="float" office:value="0.466755542685476" calcext:value-type="float">
            <text:p>0.466755542685476</text:p>
          </table:table-cell>
          <table:table-cell office:value-type="float" office:value="1881818.3626832" calcext:value-type="float">
            <text:p>1881818.3626832</text:p>
          </table:table-cell>
        </table:table-row>
        <table:table-row table:style-name="ro1">
          <table:table-cell office:value-type="float" office:value="1295.86" calcext:value-type="float">
            <text:p>1295.86</text:p>
          </table:table-cell>
          <table:table-cell office:value-type="float" office:value="17453.757" calcext:value-type="float">
            <text:p>17453.757</text:p>
          </table:table-cell>
          <table:table-cell table:formula="of:=[.B1275]/33117.295" office:value-type="float" office:value="0.527028460506814" calcext:value-type="float">
            <text:p>0.527028460506814</text:p>
          </table:table-cell>
          <table:table-cell office:value-type="float" office:value="1899585.5338808" calcext:value-type="float">
            <text:p>1899585.5338808</text:p>
          </table:table-cell>
        </table:table-row>
        <table:table-row table:style-name="ro1">
          <table:table-cell office:value-type="float" office:value="1296.88" calcext:value-type="float">
            <text:p>1296.88</text:p>
          </table:table-cell>
          <table:table-cell office:value-type="float" office:value="19497.733" calcext:value-type="float">
            <text:p>19497.733</text:p>
          </table:table-cell>
          <table:table-cell table:formula="of:=[.B1276]/33117.295" office:value-type="float" office:value="0.58874775249609" calcext:value-type="float">
            <text:p>0.58874775249609</text:p>
          </table:table-cell>
          <table:table-cell office:value-type="float" office:value="1919433.3848222" calcext:value-type="float">
            <text:p>1919433.3848222</text:p>
          </table:table-cell>
        </table:table-row>
        <table:table-row table:style-name="ro1">
          <table:table-cell office:value-type="float" office:value="1297.89" calcext:value-type="float">
            <text:p>1297.89</text:p>
          </table:table-cell>
          <table:table-cell office:value-type="float" office:value="21489.563" calcext:value-type="float">
            <text:p>21489.563</text:p>
          </table:table-cell>
          <table:table-cell table:formula="of:=[.B1277]/33117.295" office:value-type="float" office:value="0.648892459363" calcext:value-type="float">
            <text:p>0.648892459363</text:p>
          </table:table-cell>
          <table:table-cell office:value-type="float" office:value="1941308.8330503" calcext:value-type="float">
            <text:p>1941308.8330503</text:p>
          </table:table-cell>
        </table:table-row>
        <table:table-row table:style-name="ro1">
          <table:table-cell office:value-type="float" office:value="1298.91" calcext:value-type="float">
            <text:p>1298.91</text:p>
          </table:table-cell>
          <table:table-cell office:value-type="float" office:value="23333.265" calcext:value-type="float">
            <text:p>23333.265</text:p>
          </table:table-cell>
          <table:table-cell table:formula="of:=[.B1278]/33117.295" office:value-type="float" office:value="0.704564337153744" calcext:value-type="float">
            <text:p>0.704564337153744</text:p>
          </table:table-cell>
          <table:table-cell office:value-type="float" office:value="1965061.0898551" calcext:value-type="float">
            <text:p>1965061.0898551</text:p>
          </table:table-cell>
        </table:table-row>
        <table:table-row table:style-name="ro1">
          <table:table-cell office:value-type="float" office:value="1299.93" calcext:value-type="float">
            <text:p>1299.93</text:p>
          </table:table-cell>
          <table:table-cell office:value-type="float" office:value="24943.192" calcext:value-type="float">
            <text:p>24943.192</text:p>
          </table:table-cell>
          <table:table-cell table:formula="of:=[.B1279]/33117.295" office:value-type="float" office:value="0.753177214503781" calcext:value-type="float">
            <text:p>0.753177214503781</text:p>
          </table:table-cell>
          <table:table-cell office:value-type="float" office:value="1990452.1827122" calcext:value-type="float">
            <text:p>1990452.1827122</text:p>
          </table:table-cell>
        </table:table-row>
        <table:table-row table:style-name="ro1">
          <table:table-cell office:value-type="float" office:value="1300.95" calcext:value-type="float">
            <text:p>1300.95</text:p>
          </table:table-cell>
          <table:table-cell office:value-type="float" office:value="26247.274" calcext:value-type="float">
            <text:p>26247.274</text:p>
          </table:table-cell>
          <table:table-cell table:formula="of:=[.B1280]/33117.295" office:value-type="float" office:value="0.792554887106571" calcext:value-type="float">
            <text:p>0.792554887106571</text:p>
          </table:table-cell>
          <table:table-cell office:value-type="float" office:value="2017170.774541" calcext:value-type="float">
            <text:p>2017170.774541</text:p>
          </table:table-cell>
        </table:table-row>
        <table:table-row table:style-name="ro1">
          <table:table-cell office:value-type="float" office:value="1301.97" calcext:value-type="float">
            <text:p>1301.97</text:p>
          </table:table-cell>
          <table:table-cell office:value-type="float" office:value="27188.525" calcext:value-type="float">
            <text:p>27188.525</text:p>
          </table:table-cell>
          <table:table-cell table:formula="of:=[.B1281]/33117.295" office:value-type="float" office:value="0.820976622637809" calcext:value-type="float">
            <text:p>0.820976622637809</text:p>
          </table:table-cell>
          <table:table-cell office:value-type="float" office:value="2044847.5194834" calcext:value-type="float">
            <text:p>2044847.5194834</text:p>
          </table:table-cell>
        </table:table-row>
        <table:table-row table:style-name="ro1">
          <table:table-cell office:value-type="float" office:value="1302.98" calcext:value-type="float">
            <text:p>1302.98</text:p>
          </table:table-cell>
          <table:table-cell office:value-type="float" office:value="27726.402" calcext:value-type="float">
            <text:p>27726.402</text:p>
          </table:table-cell>
          <table:table-cell table:formula="of:=[.B1282]/33117.295" office:value-type="float" office:value="0.837218196715643" calcext:value-type="float">
            <text:p>0.837218196715643</text:p>
          </table:table-cell>
          <table:table-cell office:value-type="float" office:value="2073071.7999479" calcext:value-type="float">
            <text:p>2073071.799947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7838.987" calcext:value-type="float">
            <text:p>27838.987</text:p>
          </table:table-cell>
          <table:table-cell table:formula="of:=[.B1283]/33117.295" office:value-type="float" office:value="0.840617779924357" calcext:value-type="float">
            <text:p>0.840617779924357</text:p>
          </table:table-cell>
          <table:table-cell office:value-type="float" office:value="2101410.6874727" calcext:value-type="float">
            <text:p>2101410.6874727</text:p>
          </table:table-cell>
        </table:table-row>
        <table:table-row table:style-name="ro1">
          <table:table-cell office:value-type="float" office:value="1305.02" calcext:value-type="float">
            <text:p>1305.02</text:p>
          </table:table-cell>
          <table:table-cell office:value-type="float" office:value="27525.873" calcext:value-type="float">
            <text:p>27525.873</text:p>
          </table:table-cell>
          <table:table-cell table:formula="of:=[.B1284]/33117.295" office:value-type="float" office:value="0.831163082612876" calcext:value-type="float">
            <text:p>0.831163082612876</text:p>
          </table:table-cell>
          <table:table-cell office:value-type="float" office:value="2129430.8381398" calcext:value-type="float">
            <text:p>2129430.8381398</text:p>
          </table:table-cell>
        </table:table-row>
        <table:table-row table:style-name="ro1">
          <table:table-cell office:value-type="float" office:value="1306.04" calcext:value-type="float">
            <text:p>1306.04</text:p>
          </table:table-cell>
          <table:table-cell office:value-type="float" office:value="26810.557" calcext:value-type="float">
            <text:p>26810.557</text:p>
          </table:table-cell>
          <table:table-cell table:formula="of:=[.B1285]/33117.295" office:value-type="float" office:value="0.809563613211767" calcext:value-type="float">
            <text:p>0.809563613211767</text:p>
          </table:table-cell>
          <table:table-cell office:value-type="float" office:value="2156722.8280637" calcext:value-type="float">
            <text:p>2156722.8280637</text:p>
          </table:table-cell>
        </table:table-row>
        <table:table-row table:style-name="ro1">
          <table:table-cell office:value-type="float" office:value="1307.06" calcext:value-type="float">
            <text:p>1307.06</text:p>
          </table:table-cell>
          <table:table-cell office:value-type="float" office:value="25740.694" calcext:value-type="float">
            <text:p>25740.694</text:p>
          </table:table-cell>
          <table:table-cell table:formula="of:=[.B1286]/33117.295" office:value-type="float" office:value="0.777258347941763" calcext:value-type="float">
            <text:p>0.777258347941763</text:p>
          </table:table-cell>
          <table:table-cell office:value-type="float" office:value="2182925.7440502" calcext:value-type="float">
            <text:p>2182925.7440502</text:p>
          </table:table-cell>
        </table:table-row>
        <table:table-row table:style-name="ro1">
          <table:table-cell office:value-type="float" office:value="1308.07" calcext:value-type="float">
            <text:p>1308.07</text:p>
          </table:table-cell>
          <table:table-cell office:value-type="float" office:value="24384.889" calcext:value-type="float">
            <text:p>24384.889</text:p>
          </table:table-cell>
          <table:table-cell table:formula="of:=[.B1287]/33117.295" office:value-type="float" office:value="0.736318862998925" calcext:value-type="float">
            <text:p>0.736318862998925</text:p>
          </table:table-cell>
          <table:table-cell office:value-type="float" office:value="2207748.5086672" calcext:value-type="float">
            <text:p>2207748.5086672</text:p>
          </table:table-cell>
        </table:table-row>
        <table:table-row table:style-name="ro1">
          <table:table-cell office:value-type="float" office:value="1309.09" calcext:value-type="float">
            <text:p>1309.09</text:p>
          </table:table-cell>
          <table:table-cell office:value-type="float" office:value="22825.759" calcext:value-type="float">
            <text:p>22825.759</text:p>
          </table:table-cell>
          <table:table-cell table:formula="of:=[.B1288]/33117.295" office:value-type="float" office:value="0.689239836768069" calcext:value-type="float">
            <text:p>0.689239836768069</text:p>
          </table:table-cell>
          <table:table-cell office:value-type="float" office:value="2230984.1465352" calcext:value-type="float">
            <text:p>2230984.1465352</text:p>
          </table:table-cell>
        </table:table-row>
        <table:table-row table:style-name="ro1">
          <table:table-cell office:value-type="float" office:value="1310.11" calcext:value-type="float">
            <text:p>1310.11</text:p>
          </table:table-cell>
          <table:table-cell office:value-type="float" office:value="21150.314" calcext:value-type="float">
            <text:p>21150.314</text:p>
          </table:table-cell>
          <table:table-cell table:formula="of:=[.B1289]/33117.295" office:value-type="float" office:value="0.638648597356759" calcext:value-type="float">
            <text:p>0.638648597356759</text:p>
          </table:table-cell>
          <table:table-cell office:value-type="float" office:value="2252514.2535029" calcext:value-type="float">
            <text:p>2252514.2535029</text:p>
          </table:table-cell>
        </table:table-row>
        <table:table-row table:style-name="ro1">
          <table:table-cell office:value-type="float" office:value="1311.13" calcext:value-type="float">
            <text:p>1311.13</text:p>
          </table:table-cell>
          <table:table-cell office:value-type="float" office:value="19439.691" calcext:value-type="float">
            <text:p>19439.691</text:p>
          </table:table-cell>
          <table:table-cell table:formula="of:=[.B1290]/33117.295" office:value-type="float" office:value="0.586995133509545" calcext:value-type="float">
            <text:p>0.586995133509545</text:p>
          </table:table-cell>
          <table:table-cell office:value-type="float" office:value="2272303.0205084" calcext:value-type="float">
            <text:p>2272303.0205084</text:p>
          </table:table-cell>
        </table:table-row>
        <table:table-row table:style-name="ro1">
          <table:table-cell office:value-type="float" office:value="1312.15" calcext:value-type="float">
            <text:p>1312.15</text:p>
          </table:table-cell>
          <table:table-cell office:value-type="float" office:value="17760.628" calcext:value-type="float">
            <text:p>17760.628</text:p>
          </table:table-cell>
          <table:table-cell table:formula="of:=[.B1291]/33117.295" office:value-type="float" office:value="0.536294646045216" calcext:value-type="float">
            <text:p>0.536294646045216</text:p>
          </table:table-cell>
          <table:table-cell office:value-type="float" office:value="2290382.5732191" calcext:value-type="float">
            <text:p>2290382.5732191</text:p>
          </table:table-cell>
        </table:table-row>
        <table:table-row table:style-name="ro1">
          <table:table-cell office:value-type="float" office:value="1313.16" calcext:value-type="float">
            <text:p>1313.16</text:p>
          </table:table-cell>
          <table:table-cell office:value-type="float" office:value="16160.518" calcext:value-type="float">
            <text:p>16160.518</text:p>
          </table:table-cell>
          <table:table-cell table:formula="of:=[.B1292]/33117.295" office:value-type="float" office:value="0.487978199910349" calcext:value-type="float">
            <text:p>0.487978199910349</text:p>
          </table:table-cell>
          <table:table-cell office:value-type="float" office:value="2306833.2830311" calcext:value-type="float">
            <text:p>2306833.2830311</text:p>
          </table:table-cell>
        </table:table-row>
        <table:table-row table:style-name="ro1">
          <table:table-cell office:value-type="float" office:value="1314.18" calcext:value-type="float">
            <text:p>1314.18</text:p>
          </table:table-cell>
          <table:table-cell office:value-type="float" office:value="14666.82" calcext:value-type="float">
            <text:p>14666.82</text:p>
          </table:table-cell>
          <table:table-cell table:formula="of:=[.B1293]/33117.295" office:value-type="float" office:value="0.442874938910319" calcext:value-type="float">
            <text:p>0.442874938910319</text:p>
          </table:table-cell>
          <table:table-cell office:value-type="float" office:value="2321763.4728494" calcext:value-type="float">
            <text:p>2321763.4728494</text:p>
          </table:table-cell>
        </table:table-row>
        <table:table-row table:style-name="ro1">
          <table:table-cell office:value-type="float" office:value="1315.2" calcext:value-type="float">
            <text:p>1315.2</text:p>
          </table:table-cell>
          <table:table-cell office:value-type="float" office:value="13290.294" calcext:value-type="float">
            <text:p>13290.294</text:p>
          </table:table-cell>
          <table:table-cell table:formula="of:=[.B1294]/33117.295" office:value-type="float" office:value="0.401309768808111" calcext:value-type="float">
            <text:p>0.401309768808111</text:p>
          </table:table-cell>
          <table:table-cell office:value-type="float" office:value="2335292.4187603" calcext:value-type="float">
            <text:p>2335292.4187603</text:p>
          </table:table-cell>
        </table:table-row>
        <table:table-row table:style-name="ro1">
          <table:table-cell office:value-type="float" office:value="1316.22" calcext:value-type="float">
            <text:p>1316.22</text:p>
          </table:table-cell>
          <table:table-cell office:value-type="float" office:value="12030.596" calcext:value-type="float">
            <text:p>12030.596</text:p>
          </table:table-cell>
          <table:table-cell table:formula="of:=[.B1295]/33117.295" office:value-type="float" office:value="0.363272302281935" calcext:value-type="float">
            <text:p>0.363272302281935</text:p>
          </table:table-cell>
          <table:table-cell office:value-type="float" office:value="2347539.0459299" calcext:value-type="float">
            <text:p>2347539.0459299</text:p>
          </table:table-cell>
        </table:table-row>
        <table:table-row table:style-name="ro1">
          <table:table-cell office:value-type="float" office:value="1317.24" calcext:value-type="float">
            <text:p>1317.24</text:p>
          </table:table-cell>
          <table:table-cell office:value-type="float" office:value="10882.387" calcext:value-type="float">
            <text:p>10882.387</text:p>
          </table:table-cell>
          <table:table-cell table:formula="of:=[.B1296]/33117.295" office:value-type="float" office:value="0.328601324474115" calcext:value-type="float">
            <text:p>0.328601324474115</text:p>
          </table:table-cell>
          <table:table-cell office:value-type="float" office:value="2358616.8463802" calcext:value-type="float">
            <text:p>2358616.8463802</text:p>
          </table:table-cell>
        </table:table-row>
        <table:table-row table:style-name="ro1">
          <table:table-cell office:value-type="float" office:value="1318.25" calcext:value-type="float">
            <text:p>1318.25</text:p>
          </table:table-cell>
          <table:table-cell office:value-type="float" office:value="9840.4003" calcext:value-type="float">
            <text:p>9840.4003</text:p>
          </table:table-cell>
          <table:table-cell table:formula="of:=[.B1297]/33117.295" office:value-type="float" office:value="0.297137803676297" calcext:value-type="float">
            <text:p>0.297137803676297</text:p>
          </table:table-cell>
          <table:table-cell office:value-type="float" office:value="2368633.9492785" calcext:value-type="float">
            <text:p>2368633.9492785</text:p>
          </table:table-cell>
        </table:table-row>
        <table:table-row table:style-name="ro1">
          <table:table-cell office:value-type="float" office:value="1319.27" calcext:value-type="float">
            <text:p>1319.27</text:p>
          </table:table-cell>
          <table:table-cell office:value-type="float" office:value="8902.5611" calcext:value-type="float">
            <text:p>8902.5611</text:p>
          </table:table-cell>
          <table:table-cell table:formula="of:=[.B1298]/33117.295" office:value-type="float" office:value="0.268819089844143" calcext:value-type="float">
            <text:p>0.268819089844143</text:p>
          </table:table-cell>
          <table:table-cell office:value-type="float" office:value="2377696.3723237" calcext:value-type="float">
            <text:p>2377696.3723237</text:p>
          </table:table-cell>
        </table:table-row>
        <table:table-row table:style-name="ro1">
          <table:table-cell office:value-type="float" office:value="1320.29" calcext:value-type="float">
            <text:p>1320.29</text:p>
          </table:table-cell>
          <table:table-cell office:value-type="float" office:value="8071.0536" calcext:value-type="float">
            <text:p>8071.0536</text:p>
          </table:table-cell>
          <table:table-cell table:formula="of:=[.B1299]/33117.295" office:value-type="float" office:value="0.243711136431885" calcext:value-type="float">
            <text:p>0.243711136431885</text:p>
          </table:table-cell>
          <table:table-cell office:value-type="float" office:value="2385912.3565882" calcext:value-type="float">
            <text:p>2385912.3565882</text:p>
          </table:table-cell>
        </table:table-row>
        <table:table-row table:style-name="ro1">
          <table:table-cell office:value-type="float" office:value="1321.31" calcext:value-type="float">
            <text:p>1321.31</text:p>
          </table:table-cell>
          <table:table-cell office:value-type="float" office:value="7351.7499" calcext:value-type="float">
            <text:p>7351.7499</text:p>
          </table:table-cell>
          <table:table-cell table:formula="of:=[.B1300]/33117.295" office:value-type="float" office:value="0.221991255626403" calcext:value-type="float">
            <text:p>0.221991255626403</text:p>
          </table:table-cell>
          <table:table-cell office:value-type="float" office:value="2393396.1207928" calcext:value-type="float">
            <text:p>2393396.1207928</text:p>
          </table:table-cell>
        </table:table-row>
        <table:table-row table:style-name="ro1">
          <table:table-cell office:value-type="float" office:value="1322.33" calcext:value-type="float">
            <text:p>1322.33</text:p>
          </table:table-cell>
          <table:table-cell office:value-type="float" office:value="6752.6382" calcext:value-type="float">
            <text:p>6752.6382</text:p>
          </table:table-cell>
          <table:table-cell table:formula="of:=[.B1301]/33117.295" office:value-type="float" office:value="0.20390065674144" calcext:value-type="float">
            <text:p>0.20390065674144</text:p>
          </table:table-cell>
          <table:table-cell office:value-type="float" office:value="2400270.0150813" calcext:value-type="float">
            <text:p>2400270.0150813</text:p>
          </table:table-cell>
        </table:table-row>
        <table:table-row table:style-name="ro1">
          <table:table-cell office:value-type="float" office:value="1323.34" calcext:value-type="float">
            <text:p>1323.34</text:p>
          </table:table-cell>
          <table:table-cell office:value-type="float" office:value="6281.7986" calcext:value-type="float">
            <text:p>6281.7986</text:p>
          </table:table-cell>
          <table:table-cell table:formula="of:=[.B1302]/33117.295" office:value-type="float" office:value="0.189683324075834" calcext:value-type="float">
            <text:p>0.189683324075834</text:p>
          </table:table-cell>
          <table:table-cell office:value-type="float" office:value="2406664.6149947" calcext:value-type="float">
            <text:p>2406664.6149947</text:p>
          </table:table-cell>
        </table:table-row>
        <table:table-row table:style-name="ro1">
          <table:table-cell office:value-type="float" office:value="1324.36" calcext:value-type="float">
            <text:p>1324.36</text:p>
          </table:table-cell>
          <table:table-cell office:value-type="float" office:value="5945.2815" calcext:value-type="float">
            <text:p>5945.2815</text:p>
          </table:table-cell>
          <table:table-cell table:formula="of:=[.B1303]/33117.295" office:value-type="float" office:value="0.179521953710289" calcext:value-type="float">
            <text:p>0.179521953710289</text:p>
          </table:table-cell>
          <table:table-cell office:value-type="float" office:value="2412716.655002" calcext:value-type="float">
            <text:p>2412716.655002</text:p>
          </table:table-cell>
        </table:table-row>
        <table:table-row table:style-name="ro1">
          <table:table-cell office:value-type="float" office:value="1325.38" calcext:value-type="float">
            <text:p>1325.38</text:p>
          </table:table-cell>
          <table:table-cell office:value-type="float" office:value="5745.0983" calcext:value-type="float">
            <text:p>5745.0983</text:p>
          </table:table-cell>
          <table:table-cell table:formula="of:=[.B1304]/33117.295" office:value-type="float" office:value="0.173477281281578" calcext:value-type="float">
            <text:p>0.173477281281578</text:p>
          </table:table-cell>
          <table:table-cell office:value-type="float" office:value="2418564.9171338" calcext:value-type="float">
            <text:p>2418564.9171338</text:p>
          </table:table-cell>
        </table:table-row>
        <table:table-row table:style-name="ro1">
          <table:table-cell office:value-type="float" office:value="1326.4" calcext:value-type="float">
            <text:p>1326.4</text:p>
          </table:table-cell>
          <table:table-cell office:value-type="float" office:value="5677.5362" calcext:value-type="float">
            <text:p>5677.5362</text:p>
          </table:table-cell>
          <table:table-cell table:formula="of:=[.B1305]/33117.295" office:value-type="float" office:value="0.171437196184048" calcext:value-type="float">
            <text:p>0.171437196184048</text:p>
          </table:table-cell>
          <table:table-cell office:value-type="float" office:value="2424344.4039942" calcext:value-type="float">
            <text:p>2424344.4039942</text:p>
          </table:table-cell>
        </table:table-row>
        <table:table-row table:style-name="ro1">
          <table:table-cell office:value-type="float" office:value="1327.42" calcext:value-type="float">
            <text:p>1327.42</text:p>
          </table:table-cell>
          <table:table-cell office:value-type="float" office:value="5732.0932" calcext:value-type="float">
            <text:p>5732.0932</text:p>
          </table:table-cell>
          <table:table-cell table:formula="of:=[.B1306]/33117.295" office:value-type="float" office:value="0.173084583146057" calcext:value-type="float">
            <text:p>0.173084583146057</text:p>
          </table:table-cell>
          <table:table-cell office:value-type="float" office:value="2430179.427492" calcext:value-type="float">
            <text:p>2430179.427492</text:p>
          </table:table-cell>
        </table:table-row>
        <table:table-row table:style-name="ro1">
          <table:table-cell office:value-type="float" office:value="1328.43" calcext:value-type="float">
            <text:p>1328.43</text:p>
          </table:table-cell>
          <table:table-cell office:value-type="float" office:value="5891.3758" calcext:value-type="float">
            <text:p>5891.3758</text:p>
          </table:table-cell>
          <table:table-cell table:formula="of:=[.B1307]/33117.295" office:value-type="float" office:value="0.177894233209566" calcext:value-type="float">
            <text:p>0.177894233209566</text:p>
          </table:table-cell>
          <table:table-cell office:value-type="float" office:value="2436176.593789" calcext:value-type="float">
            <text:p>2436176.593789</text:p>
          </table:table-cell>
        </table:table-row>
        <table:table-row table:style-name="ro1">
          <table:table-cell office:value-type="float" office:value="1329.45" calcext:value-type="float">
            <text:p>1329.45</text:p>
          </table:table-cell>
          <table:table-cell office:value-type="float" office:value="6132.1907" calcext:value-type="float">
            <text:p>6132.1907</text:p>
          </table:table-cell>
          <table:table-cell table:formula="of:=[.B1308]/33117.295" office:value-type="float" office:value="0.185165808378975" calcext:value-type="float">
            <text:p>0.185165808378975</text:p>
          </table:table-cell>
          <table:table-cell office:value-type="float" office:value="2442418.8992929" calcext:value-type="float">
            <text:p>2442418.8992929</text:p>
          </table:table-cell>
        </table:table-row>
        <table:table-row table:style-name="ro1">
          <table:table-cell office:value-type="float" office:value="1330.47" calcext:value-type="float">
            <text:p>1330.47</text:p>
          </table:table-cell>
          <table:table-cell office:value-type="float" office:value="6427.7649" calcext:value-type="float">
            <text:p>6427.7649</text:p>
          </table:table-cell>
          <table:table-cell table:formula="of:=[.B1309]/33117.295" office:value-type="float" office:value="0.194090879101086" calcext:value-type="float">
            <text:p>0.194090879101086</text:p>
          </table:table-cell>
          <table:table-cell office:value-type="float" office:value="2448962.0865973" calcext:value-type="float">
            <text:p>2448962.0865973</text:p>
          </table:table-cell>
        </table:table-row>
        <table:table-row table:style-name="ro1">
          <table:table-cell office:value-type="float" office:value="1331.49" calcext:value-type="float">
            <text:p>1331.49</text:p>
          </table:table-cell>
          <table:table-cell office:value-type="float" office:value="6750.6523" calcext:value-type="float">
            <text:p>6750.6523</text:p>
          </table:table-cell>
          <table:table-cell table:formula="of:=[.B1310]/33117.295" office:value-type="float" office:value="0.203840691095091" calcext:value-type="float">
            <text:p>0.203840691095091</text:p>
          </table:table-cell>
          <table:table-cell office:value-type="float" office:value="2455833.9593376" calcext:value-type="float">
            <text:p>2455833.9593376</text:p>
          </table:table-cell>
        </table:table-row>
        <table:table-row table:style-name="ro1">
          <table:table-cell office:value-type="float" office:value="1332.51" calcext:value-type="float">
            <text:p>1332.51</text:p>
          </table:table-cell>
          <table:table-cell office:value-type="float" office:value="7075.6029" calcext:value-type="float">
            <text:p>7075.6029</text:p>
          </table:table-cell>
          <table:table-cell table:formula="of:=[.B1311]/33117.295" office:value-type="float" office:value="0.213652802863277" calcext:value-type="float">
            <text:p>0.213652802863277</text:p>
          </table:table-cell>
          <table:table-cell office:value-type="float" office:value="2463036.6177971" calcext:value-type="float">
            <text:p>2463036.6177971</text:p>
          </table:table-cell>
        </table:table-row>
        <table:table-row table:style-name="ro1">
          <table:table-cell office:value-type="float" office:value="1333.52" calcext:value-type="float">
            <text:p>1333.52</text:p>
          </table:table-cell>
          <table:table-cell office:value-type="float" office:value="7381.6438" calcext:value-type="float">
            <text:p>7381.6438</text:p>
          </table:table-cell>
          <table:table-cell table:formula="of:=[.B1312]/33117.295" office:value-type="float" office:value="0.222893922948719" calcext:value-type="float">
            <text:p>0.222893922948719</text:p>
          </table:table-cell>
          <table:table-cell office:value-type="float" office:value="2470550.812606" calcext:value-type="float">
            <text:p>2470550.812606</text:p>
          </table:table-cell>
        </table:table-row>
        <table:table-row table:style-name="ro1">
          <table:table-cell office:value-type="float" office:value="1334.54" calcext:value-type="float">
            <text:p>1334.54</text:p>
          </table:table-cell>
          <table:table-cell office:value-type="float" office:value="7652.8985" calcext:value-type="float">
            <text:p>7652.8985</text:p>
          </table:table-cell>
          <table:table-cell table:formula="of:=[.B1313]/33117.295" office:value-type="float" office:value="0.231084649274646" calcext:value-type="float">
            <text:p>0.231084649274646</text:p>
          </table:table-cell>
          <table:table-cell office:value-type="float" office:value="2478341.1330766" calcext:value-type="float">
            <text:p>2478341.1330766</text:p>
          </table:table-cell>
        </table:table-row>
        <table:table-row table:style-name="ro1">
          <table:table-cell office:value-type="float" office:value="1335.56" calcext:value-type="float">
            <text:p>1335.56</text:p>
          </table:table-cell>
          <table:table-cell office:value-type="float" office:value="7878.1597" calcext:value-type="float">
            <text:p>7878.1597</text:p>
          </table:table-cell>
          <table:table-cell table:formula="of:=[.B1314]/33117.295" office:value-type="float" office:value="0.237886569540175" calcext:value-type="float">
            <text:p>0.237886569540175</text:p>
          </table:table-cell>
          <table:table-cell office:value-type="float" office:value="2486360.7597131" calcext:value-type="float">
            <text:p>2486360.7597131</text:p>
          </table:table-cell>
        </table:table-row>
        <table:table-row table:style-name="ro1">
          <table:table-cell office:value-type="float" office:value="1336.58" calcext:value-type="float">
            <text:p>1336.58</text:p>
          </table:table-cell>
          <table:table-cell office:value-type="float" office:value="8049.7056" calcext:value-type="float">
            <text:p>8049.7056</text:p>
          </table:table-cell>
          <table:table-cell table:formula="of:=[.B1315]/33117.295" office:value-type="float" office:value="0.243066518566809" calcext:value-type="float">
            <text:p>0.243066518566809</text:p>
          </table:table-cell>
          <table:table-cell office:value-type="float" office:value="2494555.0126405" calcext:value-type="float">
            <text:p>2494555.0126405</text:p>
          </table:table-cell>
        </table:table-row>
        <table:table-row table:style-name="ro1">
          <table:table-cell office:value-type="float" office:value="1337.6" calcext:value-type="float">
            <text:p>1337.6</text:p>
          </table:table-cell>
          <table:table-cell office:value-type="float" office:value="8162.1085" calcext:value-type="float">
            <text:p>8162.1085</text:p>
          </table:table-cell>
          <table:table-cell table:formula="of:=[.B1316]/33117.295" office:value-type="float" office:value="0.246460603138028" calcext:value-type="float">
            <text:p>0.246460603138028</text:p>
          </table:table-cell>
          <table:table-cell office:value-type="float" office:value="2502863.6868423" calcext:value-type="float">
            <text:p>2502863.6868423</text:p>
          </table:table-cell>
        </table:table-row>
        <table:table-row table:style-name="ro1">
          <table:table-cell office:value-type="float" office:value="1338.61" calcext:value-type="float">
            <text:p>1338.61</text:p>
          </table:table-cell>
          <table:table-cell office:value-type="float" office:value="8211.6791" calcext:value-type="float">
            <text:p>8211.6791</text:p>
          </table:table-cell>
          <table:table-cell table:formula="of:=[.B1317]/33117.295" office:value-type="float" office:value="0.247957422247197" calcext:value-type="float">
            <text:p>0.247957422247197</text:p>
          </table:table-cell>
          <table:table-cell office:value-type="float" office:value="2511222.8217904" calcext:value-type="float">
            <text:p>2511222.8217904</text:p>
          </table:table-cell>
        </table:table-row>
        <table:table-row table:style-name="ro1">
          <table:table-cell office:value-type="float" office:value="1339.63" calcext:value-type="float">
            <text:p>1339.63</text:p>
          </table:table-cell>
          <table:table-cell office:value-type="float" office:value="8196.7801" calcext:value-type="float">
            <text:p>8196.7801</text:p>
          </table:table-cell>
          <table:table-cell table:formula="of:=[.B1318]/33117.295" office:value-type="float" office:value="0.247507536469992" calcext:value-type="float">
            <text:p>0.247507536469992</text:p>
          </table:table-cell>
          <table:table-cell office:value-type="float" office:value="2519566.790182" calcext:value-type="float">
            <text:p>2519566.790182</text:p>
          </table:table-cell>
        </table:table-row>
        <table:table-row table:style-name="ro1">
          <table:table-cell office:value-type="float" office:value="1340.65" calcext:value-type="float">
            <text:p>1340.65</text:p>
          </table:table-cell>
          <table:table-cell office:value-type="float" office:value="8118.7131" calcext:value-type="float">
            <text:p>8118.7131</text:p>
          </table:table-cell>
          <table:table-cell table:formula="of:=[.B1319]/33117.295" office:value-type="float" office:value="0.245150248533281" calcext:value-type="float">
            <text:p>0.245150248533281</text:p>
          </table:table-cell>
          <table:table-cell office:value-type="float" office:value="2527831.2898217" calcext:value-type="float">
            <text:p>2527831.2898217</text:p>
          </table:table-cell>
        </table:table-row>
        <table:table-row table:style-name="ro1">
          <table:table-cell office:value-type="float" office:value="1341.67" calcext:value-type="float">
            <text:p>1341.67</text:p>
          </table:table-cell>
          <table:table-cell office:value-type="float" office:value="7982.5002" calcext:value-type="float">
            <text:p>7982.5002</text:p>
          </table:table-cell>
          <table:table-cell table:formula="of:=[.B1320]/33117.295" office:value-type="float" office:value="0.241037204276497" calcext:value-type="float">
            <text:p>0.241037204276497</text:p>
          </table:table-cell>
          <table:table-cell office:value-type="float" office:value="2535957.1305341" calcext:value-type="float">
            <text:p>2535957.1305341</text:p>
          </table:table-cell>
        </table:table-row>
        <table:table-row table:style-name="ro1">
          <table:table-cell office:value-type="float" office:value="1342.69" calcext:value-type="float">
            <text:p>1342.69</text:p>
          </table:table-cell>
          <table:table-cell office:value-type="float" office:value="7796.8369" calcext:value-type="float">
            <text:p>7796.8369</text:p>
          </table:table-cell>
          <table:table-cell table:formula="of:=[.B1321]/33117.295" office:value-type="float" office:value="0.235430970434028" calcext:value-type="float">
            <text:p>0.235430970434028</text:p>
          </table:table-cell>
          <table:table-cell office:value-type="float" office:value="2543893.974033" calcext:value-type="float">
            <text:p>2543893.974033</text:p>
          </table:table-cell>
        </table:table-row>
        <table:table-row table:style-name="ro1">
          <table:table-cell office:value-type="float" office:value="1343.7" calcext:value-type="float">
            <text:p>1343.7</text:p>
          </table:table-cell>
          <table:table-cell office:value-type="float" office:value="7572.841" calcext:value-type="float">
            <text:p>7572.841</text:p>
          </table:table-cell>
          <table:table-cell table:formula="of:=[.B1322]/33117.295" office:value-type="float" office:value="0.228667256791353" calcext:value-type="float">
            <text:p>0.228667256791353</text:p>
          </table:table-cell>
          <table:table-cell office:value-type="float" office:value="2551602.7993644" calcext:value-type="float">
            <text:p>2551602.7993644</text:p>
          </table:table-cell>
        </table:table-row>
        <table:table-row table:style-name="ro1">
          <table:table-cell office:value-type="float" office:value="1344.72" calcext:value-type="float">
            <text:p>1344.72</text:p>
          </table:table-cell>
          <table:table-cell office:value-type="float" office:value="7321.7965" calcext:value-type="float">
            <text:p>7321.7965</text:p>
          </table:table-cell>
          <table:table-cell table:formula="of:=[.B1323]/33117.295" office:value-type="float" office:value="0.221086791659766" calcext:value-type="float">
            <text:p>0.221086791659766</text:p>
          </table:table-cell>
          <table:table-cell office:value-type="float" office:value="2559056.0722491" calcext:value-type="float">
            <text:p>2559056.0722491</text:p>
          </table:table-cell>
        </table:table-row>
        <table:table-row table:style-name="ro1">
          <table:table-cell office:value-type="float" office:value="1345.74" calcext:value-type="float">
            <text:p>1345.74</text:p>
          </table:table-cell>
          <table:table-cell office:value-type="float" office:value="7052.6471" calcext:value-type="float">
            <text:p>7052.6471</text:p>
          </table:table-cell>
          <table:table-cell table:formula="of:=[.B1324]/33117.295" office:value-type="float" office:value="0.212959636347111" calcext:value-type="float">
            <text:p>0.212959636347111</text:p>
          </table:table-cell>
          <table:table-cell office:value-type="float" office:value="2566235.3626329" calcext:value-type="float">
            <text:p>2566235.3626329</text:p>
          </table:table-cell>
        </table:table-row>
        <table:table-row table:style-name="ro1">
          <table:table-cell office:value-type="float" office:value="1346.76" calcext:value-type="float">
            <text:p>1346.76</text:p>
          </table:table-cell>
          <table:table-cell office:value-type="float" office:value="6770.2421" calcext:value-type="float">
            <text:p>6770.2421</text:p>
          </table:table-cell>
          <table:table-cell table:formula="of:=[.B1325]/33117.295" office:value-type="float" office:value="0.204432218875364" calcext:value-type="float">
            <text:p>0.204432218875364</text:p>
          </table:table-cell>
          <table:table-cell office:value-type="float" office:value="2573127.1769711" calcext:value-type="float">
            <text:p>2573127.1769711</text:p>
          </table:table-cell>
        </table:table-row>
        <table:table-row table:style-name="ro1">
          <table:table-cell office:value-type="float" office:value="1347.77" calcext:value-type="float">
            <text:p>1347.77</text:p>
          </table:table-cell>
          <table:table-cell office:value-type="float" office:value="6475.1509" calcext:value-type="float">
            <text:p>6475.1509</text:p>
          </table:table-cell>
          <table:table-cell table:formula="of:=[.B1326]/33117.295" office:value-type="float" office:value="0.195521732677744" calcext:value-type="float">
            <text:p>0.195521732677744</text:p>
          </table:table-cell>
          <table:table-cell office:value-type="float" office:value="2579718.6011656" calcext:value-type="float">
            <text:p>2579718.6011656</text:p>
          </table:table-cell>
        </table:table-row>
        <table:table-row table:style-name="ro1">
          <table:table-cell office:value-type="float" office:value="1348.79" calcext:value-type="float">
            <text:p>1348.79</text:p>
          </table:table-cell>
          <table:table-cell office:value-type="float" office:value="6165.2821" calcext:value-type="float">
            <text:p>6165.2821</text:p>
          </table:table-cell>
          <table:table-cell table:formula="of:=[.B1327]/33117.295" office:value-type="float" office:value="0.186165026461249" calcext:value-type="float">
            <text:p>0.186165026461249</text:p>
          </table:table-cell>
          <table:table-cell office:value-type="float" office:value="2585994.5922672" calcext:value-type="float">
            <text:p>2585994.5922672</text:p>
          </table:table-cell>
        </table:table-row>
        <table:table-row table:style-name="ro1">
          <table:table-cell office:value-type="float" office:value="1349.81" calcext:value-type="float">
            <text:p>1349.81</text:p>
          </table:table-cell>
          <table:table-cell office:value-type="float" office:value="5838.8143" calcext:value-type="float">
            <text:p>5838.8143</text:p>
          </table:table-cell>
          <table:table-cell table:formula="of:=[.B1328]/33117.295" office:value-type="float" office:value="0.176307101772654" calcext:value-type="float">
            <text:p>0.176307101772654</text:p>
          </table:table-cell>
          <table:table-cell office:value-type="float" office:value="2591938.2532532" calcext:value-type="float">
            <text:p>2591938.2532532</text:p>
          </table:table-cell>
        </table:table-row>
        <table:table-row table:style-name="ro1">
          <table:table-cell office:value-type="float" office:value="1350.83" calcext:value-type="float">
            <text:p>1350.83</text:p>
          </table:table-cell>
          <table:table-cell office:value-type="float" office:value="5497.3631" calcext:value-type="float">
            <text:p>5497.3631</text:p>
          </table:table-cell>
          <table:table-cell table:formula="of:=[.B1329]/33117.295" office:value-type="float" office:value="0.16599674278953" calcext:value-type="float">
            <text:p>0.16599674278953</text:p>
          </table:table-cell>
          <table:table-cell office:value-type="float" office:value="2597534.3316467" calcext:value-type="float">
            <text:p>2597534.3316467</text:p>
          </table:table-cell>
        </table:table-row>
        <table:table-row table:style-name="ro1">
          <table:table-cell office:value-type="float" office:value="1351.85" calcext:value-type="float">
            <text:p>1351.85</text:p>
          </table:table-cell>
          <table:table-cell office:value-type="float" office:value="5148.1367" calcext:value-type="float">
            <text:p>5148.1367</text:p>
          </table:table-cell>
          <table:table-cell table:formula="of:=[.B1330]/33117.295" office:value-type="float" office:value="0.155451606177377" calcext:value-type="float">
            <text:p>0.155451606177377</text:p>
          </table:table-cell>
          <table:table-cell office:value-type="float" office:value="2602774.9126892" calcext:value-type="float">
            <text:p>2602774.9126892</text:p>
          </table:table-cell>
        </table:table-row>
        <table:table-row table:style-name="ro1">
          <table:table-cell office:value-type="float" office:value="1352.86" calcext:value-type="float">
            <text:p>1352.86</text:p>
          </table:table-cell>
          <table:table-cell office:value-type="float" office:value="4804.151" calcext:value-type="float">
            <text:p>4804.151</text:p>
          </table:table-cell>
          <table:table-cell table:formula="of:=[.B1331]/33117.295" office:value-type="float" office:value="0.145064716185304" calcext:value-type="float">
            <text:p>0.145064716185304</text:p>
          </table:table-cell>
          <table:table-cell office:value-type="float" office:value="2607665.3311131" calcext:value-type="float">
            <text:p>2607665.3311131</text:p>
          </table:table-cell>
        </table:table-row>
        <table:table-row table:style-name="ro1">
          <table:table-cell office:value-type="float" office:value="1353.88" calcext:value-type="float">
            <text:p>1353.88</text:p>
          </table:table-cell>
          <table:table-cell office:value-type="float" office:value="4482.2631" calcext:value-type="float">
            <text:p>4482.2631</text:p>
          </table:table-cell>
          <table:table-cell table:formula="of:=[.B1332]/33117.295" office:value-type="float" office:value="0.135345084796328" calcext:value-type="float">
            <text:p>0.135345084796328</text:p>
          </table:table-cell>
          <table:table-cell office:value-type="float" office:value="2612228.0815223" calcext:value-type="float">
            <text:p>2612228.0815223</text:p>
          </table:table-cell>
        </table:table-row>
        <table:table-row table:style-name="ro1">
          <table:table-cell office:value-type="float" office:value="1354.9" calcext:value-type="float">
            <text:p>1354.9</text:p>
          </table:table-cell>
          <table:table-cell office:value-type="float" office:value="4199.5773" calcext:value-type="float">
            <text:p>4199.5773</text:p>
          </table:table-cell>
          <table:table-cell table:formula="of:=[.B1333]/33117.295" office:value-type="float" office:value="0.126809188371212" calcext:value-type="float">
            <text:p>0.126809188371212</text:p>
          </table:table-cell>
          <table:table-cell office:value-type="float" office:value="2616503.0700098" calcext:value-type="float">
            <text:p>2616503.0700098</text:p>
          </table:table-cell>
        </table:table-row>
        <table:table-row table:style-name="ro1">
          <table:table-cell office:value-type="float" office:value="1355.92" calcext:value-type="float">
            <text:p>1355.92</text:p>
          </table:table-cell>
          <table:table-cell office:value-type="float" office:value="3969.363" calcext:value-type="float">
            <text:p>3969.363</text:p>
          </table:table-cell>
          <table:table-cell table:formula="of:=[.B1334]/33117.295" office:value-type="float" office:value="0.11985770576975" calcext:value-type="float">
            <text:p>0.11985770576975</text:p>
          </table:table-cell>
          <table:table-cell office:value-type="float" office:value="2620543.710289" calcext:value-type="float">
            <text:p>2620543.710289</text:p>
          </table:table-cell>
        </table:table-row>
        <table:table-row table:style-name="ro1">
          <table:table-cell office:value-type="float" office:value="1356.94" calcext:value-type="float">
            <text:p>1356.94</text:p>
          </table:table-cell>
          <table:table-cell office:value-type="float" office:value="3797.7899" calcext:value-type="float">
            <text:p>3797.7899</text:p>
          </table:table-cell>
          <table:table-cell table:formula="of:=[.B1335]/33117.295" office:value-type="float" office:value="0.114676935419997" calcext:value-type="float">
            <text:p>0.114676935419997</text:p>
          </table:table-cell>
          <table:table-cell office:value-type="float" office:value="2624409.6965427" calcext:value-type="float">
            <text:p>2624409.6965427</text:p>
          </table:table-cell>
        </table:table-row>
        <table:table-row table:style-name="ro1">
          <table:table-cell office:value-type="float" office:value="1357.95" calcext:value-type="float">
            <text:p>1357.95</text:p>
          </table:table-cell>
          <table:table-cell office:value-type="float" office:value="3682.4856" calcext:value-type="float">
            <text:p>3682.4856</text:p>
          </table:table-cell>
          <table:table-cell table:formula="of:=[.B1336]/33117.295" office:value-type="float" office:value="0.111195241036443" calcext:value-type="float">
            <text:p>0.111195241036443</text:p>
          </table:table-cell>
          <table:table-cell office:value-type="float" office:value="2628158.3079398" calcext:value-type="float">
            <text:p>2628158.3079398</text:p>
          </table:table-cell>
        </table:table-row>
        <table:table-row table:style-name="ro1">
          <table:table-cell office:value-type="float" office:value="1358.97" calcext:value-type="float">
            <text:p>1358.97</text:p>
          </table:table-cell>
          <table:table-cell office:value-type="float" office:value="3613.29" calcext:value-type="float">
            <text:p>3613.29</text:p>
          </table:table-cell>
          <table:table-cell table:formula="of:=[.B1337]/33117.295" office:value-type="float" office:value="0.109105831258259" calcext:value-type="float">
            <text:p>0.109105831258259</text:p>
          </table:table-cell>
          <table:table-cell office:value-type="float" office:value="2631836.4812604" calcext:value-type="float">
            <text:p>2631836.4812604</text:p>
          </table:table-cell>
        </table:table-row>
        <table:table-row table:style-name="ro1">
          <table:table-cell office:value-type="float" office:value="1359.99" calcext:value-type="float">
            <text:p>1359.99</text:p>
          </table:table-cell>
          <table:table-cell office:value-type="float" office:value="3574.8737" calcext:value-type="float">
            <text:p>3574.8737</text:p>
          </table:table-cell>
          <table:table-cell table:formula="of:=[.B1338]/33117.295" office:value-type="float" office:value="0.107945824077721" calcext:value-type="float">
            <text:p>0.107945824077721</text:p>
          </table:table-cell>
          <table:table-cell office:value-type="float" office:value="2635475.5484263" calcext:value-type="float">
            <text:p>2635475.5484263</text:p>
          </table:table-cell>
        </table:table-row>
        <table:table-row table:style-name="ro1">
          <table:table-cell office:value-type="float" office:value="1361.01" calcext:value-type="float">
            <text:p>1361.01</text:p>
          </table:table-cell>
          <table:table-cell office:value-type="float" office:value="3550.3549" calcext:value-type="float">
            <text:p>3550.3549</text:p>
          </table:table-cell>
          <table:table-cell table:formula="of:=[.B1339]/33117.295" office:value-type="float" office:value="0.107205461677954" calcext:value-type="float">
            <text:p>0.107205461677954</text:p>
          </table:table-cell>
          <table:table-cell office:value-type="float" office:value="2639089.6565018" calcext:value-type="float">
            <text:p>2639089.6565018</text:p>
          </table:table-cell>
        </table:table-row>
        <table:table-row table:style-name="ro1">
          <table:table-cell office:value-type="float" office:value="1362.03" calcext:value-type="float">
            <text:p>1362.03</text:p>
          </table:table-cell>
          <table:table-cell office:value-type="float" office:value="3524.864" calcext:value-type="float">
            <text:p>3524.864</text:p>
          </table:table-cell>
          <table:table-cell table:formula="of:=[.B1340]/33117.295" office:value-type="float" office:value="0.106435746035417" calcext:value-type="float">
            <text:p>0.106435746035417</text:p>
          </table:table-cell>
          <table:table-cell office:value-type="float" office:value="2642677.815933" calcext:value-type="float">
            <text:p>2642677.815933</text:p>
          </table:table-cell>
        </table:table-row>
        <table:table-row table:style-name="ro1">
          <table:table-cell office:value-type="float" office:value="1363.04" calcext:value-type="float">
            <text:p>1363.04</text:p>
          </table:table-cell>
          <table:table-cell office:value-type="float" office:value="3488.1699" calcext:value-type="float">
            <text:p>3488.1699</text:p>
          </table:table-cell>
          <table:table-cell table:formula="of:=[.B1341]/33117.295" office:value-type="float" office:value="0.105327741894379" calcext:value-type="float">
            <text:p>0.105327741894379</text:p>
          </table:table-cell>
          <table:table-cell office:value-type="float" office:value="2646228.622398" calcext:value-type="float">
            <text:p>2646228.622398</text:p>
          </table:table-cell>
        </table:table-row>
        <table:table-row table:style-name="ro1">
          <table:table-cell office:value-type="float" office:value="1364.06" calcext:value-type="float">
            <text:p>1364.06</text:p>
          </table:table-cell>
          <table:table-cell office:value-type="float" office:value="3435.8941" calcext:value-type="float">
            <text:p>3435.8941</text:p>
          </table:table-cell>
          <table:table-cell table:formula="of:=[.B1342]/33117.295" office:value-type="float" office:value="0.103749237369779" calcext:value-type="float">
            <text:p>0.103749237369779</text:p>
          </table:table-cell>
          <table:table-cell office:value-type="float" office:value="2649726.2143274" calcext:value-type="float">
            <text:p>2649726.2143274</text:p>
          </table:table-cell>
        </table:table-row>
        <table:table-row table:style-name="ro1">
          <table:table-cell office:value-type="float" office:value="1365.08" calcext:value-type="float">
            <text:p>1365.08</text:p>
          </table:table-cell>
          <table:table-cell office:value-type="float" office:value="3369.3041" calcext:value-type="float">
            <text:p>3369.3041</text:p>
          </table:table-cell>
          <table:table-cell table:formula="of:=[.B1343]/33117.295" office:value-type="float" office:value="0.101738505515019" calcext:value-type="float">
            <text:p>0.101738505515019</text:p>
          </table:table-cell>
          <table:table-cell office:value-type="float" office:value="2653156.0204834" calcext:value-type="float">
            <text:p>2653156.0204834</text:p>
          </table:table-cell>
        </table:table-row>
        <table:table-row table:style-name="ro1">
          <table:table-cell office:value-type="float" office:value="1366.1" calcext:value-type="float">
            <text:p>1366.1</text:p>
          </table:table-cell>
          <table:table-cell office:value-type="float" office:value="3294.0361" calcext:value-type="float">
            <text:p>3294.0361</text:p>
          </table:table-cell>
          <table:table-cell table:formula="of:=[.B1344]/33117.295" office:value-type="float" office:value="0.099465735350668" calcext:value-type="float">
            <text:p>0.099465735350668</text:p>
          </table:table-cell>
          <table:table-cell office:value-type="float" office:value="2656509.2070906" calcext:value-type="float">
            <text:p>2656509.2070906</text:p>
          </table:table-cell>
        </table:table-row>
        <table:table-row table:style-name="ro1">
          <table:table-cell office:value-type="float" office:value="1367.12" calcext:value-type="float">
            <text:p>1367.12</text:p>
          </table:table-cell>
          <table:table-cell office:value-type="float" office:value="3218.2514" calcext:value-type="float">
            <text:p>3218.2514</text:p>
          </table:table-cell>
          <table:table-cell table:formula="of:=[.B1345]/33117.295" office:value-type="float" office:value="0.0971773630666394" calcext:value-type="float">
            <text:p>0.097177363066639</text:p>
          </table:table-cell>
          <table:table-cell office:value-type="float" office:value="2659785.2481282" calcext:value-type="float">
            <text:p>2659785.2481282</text:p>
          </table:table-cell>
        </table:table-row>
        <table:table-row table:style-name="ro1">
          <table:table-cell office:value-type="float" office:value="1368.13" calcext:value-type="float">
            <text:p>1368.13</text:p>
          </table:table-cell>
          <table:table-cell office:value-type="float" office:value="3150.6965" calcext:value-type="float">
            <text:p>3150.6965</text:p>
          </table:table-cell>
          <table:table-cell table:formula="of:=[.B1346]/33117.295" office:value-type="float" office:value="0.0951374953781702" calcext:value-type="float">
            <text:p>0.09513749537817</text:p>
          </table:table-cell>
          <table:table-cell office:value-type="float" office:value="2662992.5212367" calcext:value-type="float">
            <text:p>2662992.5212367</text:p>
          </table:table-cell>
        </table:table-row>
        <table:table-row table:style-name="ro1">
          <table:table-cell office:value-type="float" office:value="1369.15" calcext:value-type="float">
            <text:p>1369.15</text:p>
          </table:table-cell>
          <table:table-cell office:value-type="float" office:value="3098.9945" calcext:value-type="float">
            <text:p>3098.9945</text:p>
          </table:table-cell>
          <table:table-cell table:formula="of:=[.B1347]/33117.295" office:value-type="float" office:value="0.093576317147883" calcext:value-type="float">
            <text:p>0.093576317147883</text:p>
          </table:table-cell>
          <table:table-cell office:value-type="float" office:value="2666147.1639493" calcext:value-type="float">
            <text:p>2666147.1639493</text:p>
          </table:table-cell>
        </table:table-row>
        <table:table-row table:style-name="ro1">
          <table:table-cell office:value-type="float" office:value="1370.17" calcext:value-type="float">
            <text:p>1370.17</text:p>
          </table:table-cell>
          <table:table-cell office:value-type="float" office:value="3068.3398" calcext:value-type="float">
            <text:p>3068.3398</text:p>
          </table:table-cell>
          <table:table-cell table:formula="of:=[.B1348]/33117.295" office:value-type="float" office:value="0.0926506769348161" calcext:value-type="float">
            <text:p>0.092650676934816</text:p>
          </table:table-cell>
          <table:table-cell office:value-type="float" office:value="2669270.6014584" calcext:value-type="float">
            <text:p>2669270.6014584</text:p>
          </table:table-cell>
        </table:table-row>
        <table:table-row table:style-name="ro1">
          <table:table-cell office:value-type="float" office:value="1371.19" calcext:value-type="float">
            <text:p>1371.19</text:p>
          </table:table-cell>
          <table:table-cell office:value-type="float" office:value="3060.6756" calcext:value-type="float">
            <text:p>3060.6756</text:p>
          </table:table-cell>
          <table:table-cell table:formula="of:=[.B1349]/33117.295" office:value-type="float" office:value="0.0924192510288053" calcext:value-type="float">
            <text:p>0.092419251028805</text:p>
          </table:table-cell>
          <table:table-cell office:value-type="float" office:value="2672386.2371665" calcext:value-type="float">
            <text:p>2672386.2371665</text:p>
          </table:table-cell>
        </table:table-row>
        <table:table-row table:style-name="ro1">
          <table:table-cell office:value-type="float" office:value="1372.21" calcext:value-type="float">
            <text:p>1372.21</text:p>
          </table:table-cell>
          <table:table-cell office:value-type="float" office:value="3074.4048" calcext:value-type="float">
            <text:p>3074.4048</text:p>
          </table:table-cell>
          <table:table-cell table:formula="of:=[.B1350]/33117.295" office:value-type="float" office:value="0.0928338138727816" calcext:value-type="float">
            <text:p>0.092833813872782</text:p>
          </table:table-cell>
          <table:table-cell office:value-type="float" office:value="2675515.8485703" calcext:value-type="float">
            <text:p>2675515.8485703</text:p>
          </table:table-cell>
        </table:table-row>
        <table:table-row table:style-name="ro1">
          <table:table-cell office:value-type="float" office:value="1373.22" calcext:value-type="float">
            <text:p>1373.22</text:p>
          </table:table-cell>
          <table:table-cell office:value-type="float" office:value="3104.6799" calcext:value-type="float">
            <text:p>3104.6799</text:p>
          </table:table-cell>
          <table:table-cell table:formula="of:=[.B1351]/33117.295" office:value-type="float" office:value="0.0937479917970354" calcext:value-type="float">
            <text:p>0.093747991797035</text:p>
          </table:table-cell>
          <table:table-cell office:value-type="float" office:value="2678676.2787261" calcext:value-type="float">
            <text:p>2678676.2787261</text:p>
          </table:table-cell>
        </table:table-row>
        <table:table-row table:style-name="ro1">
          <table:table-cell office:value-type="float" office:value="1374.24" calcext:value-type="float">
            <text:p>1374.24</text:p>
          </table:table-cell>
          <table:table-cell office:value-type="float" office:value="3144.2845" calcext:value-type="float">
            <text:p>3144.2845</text:p>
          </table:table-cell>
          <table:table-cell table:formula="of:=[.B1352]/33117.295" office:value-type="float" office:value="0.0949438805313055" calcext:value-type="float">
            <text:p>0.094943880531306</text:p>
          </table:table-cell>
          <table:table-cell office:value-type="float" office:value="2681877.0247086" calcext:value-type="float">
            <text:p>2681877.0247086</text:p>
          </table:table-cell>
        </table:table-row>
        <table:table-row table:style-name="ro1">
          <table:table-cell office:value-type="float" office:value="1375.26" calcext:value-type="float">
            <text:p>1375.26</text:p>
          </table:table-cell>
          <table:table-cell office:value-type="float" office:value="3185.0162" calcext:value-type="float">
            <text:p>3185.0162</text:p>
          </table:table-cell>
          <table:table-cell table:formula="of:=[.B1353]/33117.295" office:value-type="float" office:value="0.0961738028422913" calcext:value-type="float">
            <text:p>0.096173802842291</text:p>
          </table:table-cell>
          <table:table-cell office:value-type="float" office:value="2685119.2337146" calcext:value-type="float">
            <text:p>2685119.2337146</text:p>
          </table:table-cell>
        </table:table-row>
        <table:table-row table:style-name="ro1">
          <table:table-cell office:value-type="float" office:value="1376.28" calcext:value-type="float">
            <text:p>1376.28</text:p>
          </table:table-cell>
          <table:table-cell office:value-type="float" office:value="3219.3341" calcext:value-type="float">
            <text:p>3219.3341</text:p>
          </table:table-cell>
          <table:table-cell table:formula="of:=[.B1354]/33117.295" office:value-type="float" office:value="0.0972100559541472" calcext:value-type="float">
            <text:p>0.097210055954147</text:p>
          </table:table-cell>
          <table:table-cell office:value-type="float" office:value="2688396.3769136" calcext:value-type="float">
            <text:p>2688396.3769136</text:p>
          </table:table-cell>
        </table:table-row>
        <table:table-row table:style-name="ro1">
          <table:table-cell office:value-type="float" office:value="1377.3" calcext:value-type="float">
            <text:p>1377.3</text:p>
          </table:table-cell>
          <table:table-cell office:value-type="float" office:value="3241.9046" calcext:value-type="float">
            <text:p>3241.9046</text:p>
          </table:table-cell>
          <table:table-cell table:formula="of:=[.B1355]/33117.295" office:value-type="float" office:value="0.0978915880659939" calcext:value-type="float">
            <text:p>0.097891588065994</text:p>
          </table:table-cell>
          <table:table-cell office:value-type="float" office:value="2691696.4958758" calcext:value-type="float">
            <text:p>2691696.4958758</text:p>
          </table:table-cell>
        </table:table-row>
        <table:table-row table:style-name="ro1">
          <table:table-cell office:value-type="float" office:value="1378.31" calcext:value-type="float">
            <text:p>1378.31</text:p>
          </table:table-cell>
          <table:table-cell office:value-type="float" office:value="3250.6319" calcext:value-type="float">
            <text:p>3250.6319</text:p>
          </table:table-cell>
          <table:table-cell table:formula="of:=[.B1356]/33117.295" office:value-type="float" office:value="0.0981551150237361" calcext:value-type="float">
            <text:p>0.098155115023736</text:p>
          </table:table-cell>
          <table:table-cell office:value-type="float" office:value="2695005.4988844" calcext:value-type="float">
            <text:p>2695005.4988844</text:p>
          </table:table-cell>
        </table:table-row>
        <table:table-row table:style-name="ro1">
          <table:table-cell office:value-type="float" office:value="1379.33" calcext:value-type="float">
            <text:p>1379.33</text:p>
          </table:table-cell>
          <table:table-cell office:value-type="float" office:value="3246.8649" calcext:value-type="float">
            <text:p>3246.8649</text:p>
          </table:table-cell>
          <table:table-cell table:formula="of:=[.B1357]/33117.295" office:value-type="float" office:value="0.0980413678109882" calcext:value-type="float">
            <text:p>0.098041367810988</text:p>
          </table:table-cell>
          <table:table-cell office:value-type="float" office:value="2698310.6672949" calcext:value-type="float">
            <text:p>2698310.6672949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3234.6972" calcext:value-type="float">
            <text:p>3234.6972</text:p>
          </table:table-cell>
          <table:table-cell table:formula="of:=[.B1358]/33117.295" office:value-type="float" office:value="0.0976739555570586" calcext:value-type="float">
            <text:p>0.097673955557059</text:p>
          </table:table-cell>
          <table:table-cell office:value-type="float" office:value="2701603.4495014" calcext:value-type="float">
            <text:p>2701603.4495014</text:p>
          </table:table-cell>
        </table:table-row>
        <table:table-row table:style-name="ro1">
          <table:table-cell office:value-type="float" office:value="1381.37" calcext:value-type="float">
            <text:p>1381.37</text:p>
          </table:table-cell>
          <table:table-cell office:value-type="float" office:value="3219.571" calcext:value-type="float">
            <text:p>3219.571</text:p>
          </table:table-cell>
          <table:table-cell table:formula="of:=[.B1359]/33117.295" office:value-type="float" office:value="0.0972172093161594" calcext:value-type="float">
            <text:p>0.09721720931616</text:p>
          </table:table-cell>
          <table:table-cell office:value-type="float" office:value="2704880.8338761" calcext:value-type="float">
            <text:p>2704880.8338761</text:p>
          </table:table-cell>
        </table:table-row>
        <table:table-row table:style-name="ro1">
          <table:table-cell office:value-type="float" office:value="1382.39" calcext:value-type="float">
            <text:p>1382.39</text:p>
          </table:table-cell>
          <table:table-cell office:value-type="float" office:value="3206.6382" calcext:value-type="float">
            <text:p>3206.6382</text:p>
          </table:table-cell>
          <table:table-cell table:formula="of:=[.B1360]/33117.295" office:value-type="float" office:value="0.0968266943299566" calcext:value-type="float">
            <text:p>0.096826694329957</text:p>
          </table:table-cell>
          <table:table-cell office:value-type="float" office:value="2708145.0532108" calcext:value-type="float">
            <text:p>2708145.0532108</text:p>
          </table:table-cell>
        </table:table-row>
        <table:table-row table:style-name="ro1">
          <table:table-cell office:value-type="float" office:value="1383.4" calcext:value-type="float">
            <text:p>1383.4</text:p>
          </table:table-cell>
          <table:table-cell office:value-type="float" office:value="3199.4239" calcext:value-type="float">
            <text:p>3199.4239</text:p>
          </table:table-cell>
          <table:table-cell table:formula="of:=[.B1361]/33117.295" office:value-type="float" office:value="0.0966088534706714" calcext:value-type="float">
            <text:p>0.096608853470672</text:p>
          </table:table-cell>
          <table:table-cell office:value-type="float" office:value="2711401.9286496" calcext:value-type="float">
            <text:p>2711401.9286496</text:p>
          </table:table-cell>
        </table:table-row>
        <table:table-row table:style-name="ro1">
          <table:table-cell office:value-type="float" office:value="1384.42" calcext:value-type="float">
            <text:p>1384.42</text:p>
          </table:table-cell>
          <table:table-cell office:value-type="float" office:value="3199.2304" calcext:value-type="float">
            <text:p>3199.2304</text:p>
          </table:table-cell>
          <table:table-cell table:formula="of:=[.B1362]/33117.295" office:value-type="float" office:value="0.0966030106021642" calcext:value-type="float">
            <text:p>0.096603010602164</text:p>
          </table:table-cell>
          <table:table-cell office:value-type="float" office:value="2714658.6071559" calcext:value-type="float">
            <text:p>2714658.6071559</text:p>
          </table:table-cell>
        </table:table-row>
        <table:table-row table:style-name="ro1">
          <table:table-cell office:value-type="float" office:value="1385.44" calcext:value-type="float">
            <text:p>1385.44</text:p>
          </table:table-cell>
          <table:table-cell office:value-type="float" office:value="3205.4421" calcext:value-type="float">
            <text:p>3205.4421</text:p>
          </table:table-cell>
          <table:table-cell table:formula="of:=[.B1363]/33117.295" office:value-type="float" office:value="0.0967905772497422" calcext:value-type="float">
            <text:p>0.096790577249742</text:p>
          </table:table-cell>
          <table:table-cell office:value-type="float" office:value="2717921.608887" calcext:value-type="float">
            <text:p>2717921.608887</text:p>
          </table:table-cell>
        </table:table-row>
        <table:table-row table:style-name="ro1">
          <table:table-cell office:value-type="float" office:value="1386.46" calcext:value-type="float">
            <text:p>1386.46</text:p>
          </table:table-cell>
          <table:table-cell office:value-type="float" office:value="3216.5408" calcext:value-type="float">
            <text:p>3216.5408</text:p>
          </table:table-cell>
          <table:table-cell table:formula="of:=[.B1364]/33117.295" office:value-type="float" office:value="0.0971257102972933" calcext:value-type="float">
            <text:p>0.097125710297293</text:p>
          </table:table-cell>
          <table:table-cell office:value-type="float" office:value="2721195.9086119" calcext:value-type="float">
            <text:p>2721195.9086119</text:p>
          </table:table-cell>
        </table:table-row>
        <table:table-row table:style-name="ro1">
          <table:table-cell office:value-type="float" office:value="1387.48" calcext:value-type="float">
            <text:p>1387.48</text:p>
          </table:table-cell>
          <table:table-cell office:value-type="float" office:value="3231.3636" calcext:value-type="float">
            <text:p>3231.3636</text:p>
          </table:table-cell>
          <table:table-cell table:formula="of:=[.B1365]/33117.295" office:value-type="float" office:value="0.0975732951619388" calcext:value-type="float">
            <text:p>0.097573295161939</text:p>
          </table:table-cell>
          <table:table-cell office:value-type="float" office:value="2724485.2972829" calcext:value-type="float">
            <text:p>2724485.2972829</text:p>
          </table:table-cell>
        </table:table-row>
        <table:table-row table:style-name="ro1">
          <table:table-cell office:value-type="float" office:value="1388.49" calcext:value-type="float">
            <text:p>1388.49</text:p>
          </table:table-cell>
          <table:table-cell office:value-type="float" office:value="3250.0369" calcext:value-type="float">
            <text:p>3250.0369</text:p>
          </table:table-cell>
          <table:table-cell table:formula="of:=[.B1366]/33117.295" office:value-type="float" office:value="0.0981371485805227" calcext:value-type="float">
            <text:p>0.098137148580523</text:p>
          </table:table-cell>
          <table:table-cell office:value-type="float" office:value="2727793.694639" calcext:value-type="float">
            <text:p>2727793.694639</text:p>
          </table:table-cell>
        </table:table-row>
        <table:table-row table:style-name="ro1">
          <table:table-cell office:value-type="float" office:value="1389.51" calcext:value-type="float">
            <text:p>1389.51</text:p>
          </table:table-cell>
          <table:table-cell office:value-type="float" office:value="3274.1605" calcext:value-type="float">
            <text:p>3274.1605</text:p>
          </table:table-cell>
          <table:table-cell table:formula="of:=[.B1367]/33117.295" office:value-type="float" office:value="0.0988655776385119" calcext:value-type="float">
            <text:p>0.098865577638512</text:p>
          </table:table-cell>
          <table:table-cell office:value-type="float" office:value="2731126.648699" calcext:value-type="float">
            <text:p>2731126.648699</text:p>
          </table:table-cell>
        </table:table-row>
        <table:table-row table:style-name="ro1">
          <table:table-cell office:value-type="float" office:value="1390.53" calcext:value-type="float">
            <text:p>1390.53</text:p>
          </table:table-cell>
          <table:table-cell office:value-type="float" office:value="3306.1369" calcext:value-type="float">
            <text:p>3306.1369</text:p>
          </table:table-cell>
          <table:table-cell table:formula="of:=[.B1368]/33117.295" office:value-type="float" office:value="0.0998311275120749" calcext:value-type="float">
            <text:p>0.099831127512075</text:p>
          </table:table-cell>
          <table:table-cell office:value-type="float" office:value="2734492.1533683" calcext:value-type="float">
            <text:p>2734492.1533683</text:p>
          </table:table-cell>
        </table:table-row>
        <table:table-row table:style-name="ro1">
          <table:table-cell office:value-type="float" office:value="1391.55" calcext:value-type="float">
            <text:p>1391.55</text:p>
          </table:table-cell>
          <table:table-cell office:value-type="float" office:value="3347.9299" calcext:value-type="float">
            <text:p>3347.9299</text:p>
          </table:table-cell>
          <table:table-cell table:formula="of:=[.B1369]/33117.295" office:value-type="float" office:value="0.101093096522527" calcext:value-type="float">
            <text:p>0.101093096522527</text:p>
          </table:table-cell>
          <table:table-cell office:value-type="float" office:value="2737900.2015625" calcext:value-type="float">
            <text:p>2737900.2015625</text:p>
          </table:table-cell>
        </table:table-row>
        <table:table-row table:style-name="ro1">
          <table:table-cell office:value-type="float" office:value="1392.56" calcext:value-type="float">
            <text:p>1392.56</text:p>
          </table:table-cell>
          <table:table-cell office:value-type="float" office:value="3399.8138" calcext:value-type="float">
            <text:p>3399.8138</text:p>
          </table:table-cell>
          <table:table-cell table:formula="of:=[.B1370]/33117.295" office:value-type="float" office:value="0.102659767351168" calcext:value-type="float">
            <text:p>0.102659767351168</text:p>
          </table:table-cell>
          <table:table-cell office:value-type="float" office:value="2741361.0652762" calcext:value-type="float">
            <text:p>2741361.0652762</text:p>
          </table:table-cell>
        </table:table-row>
        <table:table-row table:style-name="ro1">
          <table:table-cell office:value-type="float" office:value="1393.58" calcext:value-type="float">
            <text:p>1393.58</text:p>
          </table:table-cell>
          <table:table-cell office:value-type="float" office:value="3459.7311" calcext:value-type="float">
            <text:p>3459.7311</text:p>
          </table:table-cell>
          <table:table-cell table:formula="of:=[.B1371]/33117.295" office:value-type="float" office:value="0.104469012339323" calcext:value-type="float">
            <text:p>0.104469012339323</text:p>
          </table:table-cell>
          <table:table-cell office:value-type="float" office:value="2744882.9222311" calcext:value-type="float">
            <text:p>2744882.9222311</text:p>
          </table:table-cell>
        </table:table-row>
        <table:table-row table:style-name="ro1">
          <table:table-cell office:value-type="float" office:value="1394.6" calcext:value-type="float">
            <text:p>1394.6</text:p>
          </table:table-cell>
          <table:table-cell office:value-type="float" office:value="3523.6608" calcext:value-type="float">
            <text:p>3523.6608</text:p>
          </table:table-cell>
          <table:table-cell table:formula="of:=[.B1372]/33117.295" office:value-type="float" office:value="0.106399414565713" calcext:value-type="float">
            <text:p>0.106399414565713</text:p>
          </table:table-cell>
          <table:table-cell office:value-type="float" office:value="2748469.8569238" calcext:value-type="float">
            <text:p>2748469.8569238</text:p>
          </table:table-cell>
        </table:table-row>
        <table:table-row table:style-name="ro1">
          <table:table-cell office:value-type="float" office:value="1395.62" calcext:value-type="float">
            <text:p>1395.62</text:p>
          </table:table-cell>
          <table:table-cell office:value-type="float" office:value="3586.9834" calcext:value-type="float">
            <text:p>3586.9834</text:p>
          </table:table-cell>
          <table:table-cell table:formula="of:=[.B1373]/33117.295" office:value-type="float" office:value="0.108311484980884" calcext:value-type="float">
            <text:p>0.108311484980884</text:p>
          </table:table-cell>
          <table:table-cell office:value-type="float" office:value="2752121.2512063" calcext:value-type="float">
            <text:p>2752121.2512063</text:p>
          </table:table-cell>
        </table:table-row>
        <table:table-row table:style-name="ro1">
          <table:table-cell office:value-type="float" office:value="1396.64" calcext:value-type="float">
            <text:p>1396.64</text:p>
          </table:table-cell>
          <table:table-cell office:value-type="float" office:value="3646.3813" calcext:value-type="float">
            <text:p>3646.3813</text:p>
          </table:table-cell>
          <table:table-cell table:formula="of:=[.B1374]/33117.295" office:value-type="float" office:value="0.110105046320963" calcext:value-type="float">
            <text:p>0.110105046320963</text:p>
          </table:table-cell>
          <table:table-cell office:value-type="float" office:value="2755833.1099811" calcext:value-type="float">
            <text:p>2755833.1099811</text:p>
          </table:table-cell>
        </table:table-row>
        <table:table-row table:style-name="ro1">
          <table:table-cell office:value-type="float" office:value="1397.65" calcext:value-type="float">
            <text:p>1397.65</text:p>
          </table:table-cell>
          <table:table-cell office:value-type="float" office:value="3701.5211" calcext:value-type="float">
            <text:p>3701.5211</text:p>
          </table:table-cell>
          <table:table-cell table:formula="of:=[.B1375]/33117.295" office:value-type="float" office:value="0.11177003133861" calcext:value-type="float">
            <text:p>0.11177003133861</text:p>
          </table:table-cell>
          <table:table-cell office:value-type="float" office:value="2759601.098771" calcext:value-type="float">
            <text:p>2759601.098771</text:p>
          </table:table-cell>
        </table:table-row>
        <table:table-row table:style-name="ro1">
          <table:table-cell office:value-type="float" office:value="1398.67" calcext:value-type="float">
            <text:p>1398.67</text:p>
          </table:table-cell>
          <table:table-cell office:value-type="float" office:value="3755.7615" calcext:value-type="float">
            <text:p>3755.7615</text:p>
          </table:table-cell>
          <table:table-cell table:formula="of:=[.B1376]/33117.295" office:value-type="float" office:value="0.113407858341087" calcext:value-type="float">
            <text:p>0.113407858341087</text:p>
          </table:table-cell>
          <table:table-cell office:value-type="float" office:value="2763424.3018871" calcext:value-type="float">
            <text:p>2763424.3018871</text:p>
          </table:table-cell>
        </table:table-row>
        <table:table-row table:style-name="ro1">
          <table:table-cell office:value-type="float" office:value="1399.69" calcext:value-type="float">
            <text:p>1399.69</text:p>
          </table:table-cell>
          <table:table-cell office:value-type="float" office:value="3815.4541" calcext:value-type="float">
            <text:p>3815.4541</text:p>
          </table:table-cell>
          <table:table-cell table:formula="of:=[.B1377]/33117.295" office:value-type="float" office:value="0.115210318354805" calcext:value-type="float">
            <text:p>0.115210318354805</text:p>
          </table:table-cell>
          <table:table-cell office:value-type="float" office:value="2767308.2695586" calcext:value-type="float">
            <text:p>2767308.2695586</text:p>
          </table:table-cell>
        </table:table-row>
        <table:table-row table:style-name="ro1">
          <table:table-cell office:value-type="float" office:value="1400.71" calcext:value-type="float">
            <text:p>1400.71</text:p>
          </table:table-cell>
          <table:table-cell office:value-type="float" office:value="3887.9425" calcext:value-type="float">
            <text:p>3887.9425</text:p>
          </table:table-cell>
          <table:table-cell table:formula="of:=[.B1378]/33117.295" office:value-type="float" office:value="0.117399156543431" calcext:value-type="float">
            <text:p>0.117399156543431</text:p>
          </table:table-cell>
          <table:table-cell office:value-type="float" office:value="2771266.0272517" calcext:value-type="float">
            <text:p>2771266.0272517</text:p>
          </table:table-cell>
        </table:table-row>
        <table:table-row table:style-name="ro1">
          <table:table-cell office:value-type="float" office:value="1401.73" calcext:value-type="float">
            <text:p>1401.73</text:p>
          </table:table-cell>
          <table:table-cell office:value-type="float" office:value="3978.9023" calcext:value-type="float">
            <text:p>3978.9023</text:p>
          </table:table-cell>
          <table:table-cell table:formula="of:=[.B1379]/33117.295" office:value-type="float" office:value="0.12014575163823" calcext:value-type="float">
            <text:p>0.12014575163823</text:p>
          </table:table-cell>
          <table:table-cell office:value-type="float" office:value="2775316.3780904" calcext:value-type="float">
            <text:p>2775316.3780904</text:p>
          </table:table-cell>
        </table:table-row>
        <table:table-row table:style-name="ro1">
          <table:table-cell office:value-type="float" office:value="1402.74" calcext:value-type="float">
            <text:p>1402.74</text:p>
          </table:table-cell>
          <table:table-cell office:value-type="float" office:value="4089.9964" calcext:value-type="float">
            <text:p>4089.9964</text:p>
          </table:table-cell>
          <table:table-cell table:formula="of:=[.B1380]/33117.295" office:value-type="float" office:value="0.12350031607352" calcext:value-type="float">
            <text:p>0.12350031607352</text:p>
          </table:table-cell>
          <table:table-cell office:value-type="float" office:value="2779479.8179418" calcext:value-type="float">
            <text:p>2779479.8179418</text:p>
          </table:table-cell>
        </table:table-row>
        <table:table-row table:style-name="ro1">
          <table:table-cell office:value-type="float" office:value="1403.76" calcext:value-type="float">
            <text:p>1403.76</text:p>
          </table:table-cell>
          <table:table-cell office:value-type="float" office:value="4217.771" calcext:value-type="float">
            <text:p>4217.771</text:p>
          </table:table-cell>
          <table:table-cell table:formula="of:=[.B1381]/33117.295" office:value-type="float" office:value="0.127358559930695" calcext:value-type="float">
            <text:p>0.127358559930695</text:p>
          </table:table-cell>
          <table:table-cell office:value-type="float" office:value="2783773.3267816" calcext:value-type="float">
            <text:p>2783773.3267816</text:p>
          </table:table-cell>
        </table:table-row>
        <table:table-row table:style-name="ro1">
          <table:table-cell office:value-type="float" office:value="1404.78" calcext:value-type="float">
            <text:p>1404.78</text:p>
          </table:table-cell>
          <table:table-cell office:value-type="float" office:value="4354.2997" calcext:value-type="float">
            <text:p>4354.2997</text:p>
          </table:table-cell>
          <table:table-cell table:formula="of:=[.B1382]/33117.295" office:value-type="float" office:value="0.131481139990449" calcext:value-type="float">
            <text:p>0.131481139990449</text:p>
          </table:table-cell>
          <table:table-cell office:value-type="float" office:value="2788205.8159999" calcext:value-type="float">
            <text:p>2788205.8159999</text:p>
          </table:table-cell>
        </table:table-row>
        <table:table-row table:style-name="ro1">
          <table:table-cell office:value-type="float" office:value="1405.8" calcext:value-type="float">
            <text:p>1405.8</text:p>
          </table:table-cell>
          <table:table-cell office:value-type="float" office:value="4489.4347" calcext:value-type="float">
            <text:p>4489.4347</text:p>
          </table:table-cell>
          <table:table-cell table:formula="of:=[.B1383]/33117.295" office:value-type="float" office:value="0.1355616362991" calcext:value-type="float">
            <text:p>0.1355616362991</text:p>
          </table:table-cell>
          <table:table-cell office:value-type="float" office:value="2792775.8667956" calcext:value-type="float">
            <text:p>2792775.8667956</text:p>
          </table:table-cell>
        </table:table-row>
        <table:table-row table:style-name="ro1">
          <table:table-cell office:value-type="float" office:value="1406.82" calcext:value-type="float">
            <text:p>1406.82</text:p>
          </table:table-cell>
          <table:table-cell office:value-type="float" office:value="4613.8954" calcext:value-type="float">
            <text:p>4613.8954</text:p>
          </table:table-cell>
          <table:table-cell table:formula="of:=[.B1384]/33117.295" office:value-type="float" office:value="0.139319814616502" calcext:value-type="float">
            <text:p>0.139319814616502</text:p>
          </table:table-cell>
          <table:table-cell office:value-type="float" office:value="2797472.6132434" calcext:value-type="float">
            <text:p>2797472.6132434</text:p>
          </table:table-cell>
        </table:table-row>
        <table:table-row table:style-name="ro1">
          <table:table-cell office:value-type="float" office:value="1407.83" calcext:value-type="float">
            <text:p>1407.83</text:p>
          </table:table-cell>
          <table:table-cell office:value-type="float" office:value="4722.0814" calcext:value-type="float">
            <text:p>4722.0814</text:p>
          </table:table-cell>
          <table:table-cell table:formula="of:=[.B1385]/33117.295" office:value-type="float" office:value="0.142586566928247" calcext:value-type="float">
            <text:p>0.142586566928247</text:p>
          </table:table-cell>
          <table:table-cell office:value-type="float" office:value="2802279.4883413" calcext:value-type="float">
            <text:p>2802279.4883413</text:p>
          </table:table-cell>
        </table:table-row>
        <table:table-row table:style-name="ro1">
          <table:table-cell office:value-type="float" office:value="1408.85" calcext:value-type="float">
            <text:p>1408.85</text:p>
          </table:table-cell>
          <table:table-cell office:value-type="float" office:value="4813.5755" calcext:value-type="float">
            <text:p>4813.5755</text:p>
          </table:table-cell>
          <table:table-cell table:formula="of:=[.B1386]/33117.295" office:value-type="float" office:value="0.145349295587094" calcext:value-type="float">
            <text:p>0.145349295587094</text:p>
          </table:table-cell>
          <table:table-cell office:value-type="float" office:value="2807179.5005169" calcext:value-type="float">
            <text:p>2807179.5005169</text:p>
          </table:table-cell>
        </table:table-row>
        <table:table-row table:style-name="ro1">
          <table:table-cell office:value-type="float" office:value="1409.87" calcext:value-type="float">
            <text:p>1409.87</text:p>
          </table:table-cell>
          <table:table-cell office:value-type="float" office:value="4892.8001" calcext:value-type="float">
            <text:p>4892.8001</text:p>
          </table:table-cell>
          <table:table-cell table:formula="of:=[.B1387]/33117.295" office:value-type="float" office:value="0.147741538069459" calcext:value-type="float">
            <text:p>0.147741538069459</text:p>
          </table:table-cell>
          <table:table-cell office:value-type="float" office:value="2812160.1599007" calcext:value-type="float">
            <text:p>2812160.1599007</text:p>
          </table:table-cell>
        </table:table-row>
        <table:table-row table:style-name="ro1">
          <table:table-cell office:value-type="float" office:value="1410.89" calcext:value-type="float">
            <text:p>1410.89</text:p>
          </table:table-cell>
          <table:table-cell office:value-type="float" office:value="4967.001" calcext:value-type="float">
            <text:p>4967.001</text:p>
          </table:table-cell>
          <table:table-cell table:formula="of:=[.B1388]/33117.295" office:value-type="float" office:value="0.149982086399267" calcext:value-type="float">
            <text:p>0.149982086399267</text:p>
          </table:table-cell>
          <table:table-cell office:value-type="float" office:value="2817216.3526149" calcext:value-type="float">
            <text:p>2817216.3526149</text:p>
          </table:table-cell>
        </table:table-row>
        <table:table-row table:style-name="ro1">
          <table:table-cell office:value-type="float" office:value="1411.91" calcext:value-type="float">
            <text:p>1411.91</text:p>
          </table:table-cell>
          <table:table-cell office:value-type="float" office:value="5043.3834" calcext:value-type="float">
            <text:p>5043.3834</text:p>
          </table:table-cell>
          <table:table-cell table:formula="of:=[.B1389]/33117.295" office:value-type="float" office:value="0.152288506654906" calcext:value-type="float">
            <text:p>0.152288506654906</text:p>
          </table:table-cell>
          <table:table-cell office:value-type="float" office:value="2822350.2993228" calcext:value-type="float">
            <text:p>2822350.2993228</text:p>
          </table:table-cell>
        </table:table-row>
        <table:table-row table:style-name="ro1">
          <table:table-cell office:value-type="float" office:value="1412.92" calcext:value-type="float">
            <text:p>1412.92</text:p>
          </table:table-cell>
          <table:table-cell office:value-type="float" office:value="5126.5361" calcext:value-type="float">
            <text:p>5126.5361</text:p>
          </table:table-cell>
          <table:table-cell table:formula="of:=[.B1390]/33117.295" office:value-type="float" office:value="0.154799360877753" calcext:value-type="float">
            <text:p>0.154799360877753</text:p>
          </table:table-cell>
          <table:table-cell office:value-type="float" office:value="2827568.8918999" calcext:value-type="float">
            <text:p>2827568.8918999</text:p>
          </table:table-cell>
        </table:table-row>
        <table:table-row table:style-name="ro1">
          <table:table-cell office:value-type="float" office:value="1413.94" calcext:value-type="float">
            <text:p>1413.94</text:p>
          </table:table-cell>
          <table:table-cell office:value-type="float" office:value="5217.1299" calcext:value-type="float">
            <text:p>5217.1299</text:p>
          </table:table-cell>
          <table:table-cell table:formula="of:=[.B1391]/33117.295" office:value-type="float" office:value="0.157534904345298" calcext:value-type="float">
            <text:p>0.157534904345298</text:p>
          </table:table-cell>
          <table:table-cell office:value-type="float" office:value="2832879.7049677" calcext:value-type="float">
            <text:p>2832879.7049677</text:p>
          </table:table-cell>
        </table:table-row>
        <table:table-row table:style-name="ro1">
          <table:table-cell office:value-type="float" office:value="1414.96" calcext:value-type="float">
            <text:p>1414.96</text:p>
          </table:table-cell>
          <table:table-cell office:value-type="float" office:value="5312.3175" calcext:value-type="float">
            <text:p>5312.3175</text:p>
          </table:table-cell>
          <table:table-cell table:formula="of:=[.B1392]/33117.295" office:value-type="float" office:value="0.160409160832731" calcext:value-type="float">
            <text:p>0.160409160832731</text:p>
          </table:table-cell>
          <table:table-cell office:value-type="float" office:value="2838287.4149121" calcext:value-type="float">
            <text:p>2838287.4149121</text:p>
          </table:table-cell>
        </table:table-row>
        <table:table-row table:style-name="ro1">
          <table:table-cell office:value-type="float" office:value="1415.98" calcext:value-type="float">
            <text:p>1415.98</text:p>
          </table:table-cell>
          <table:table-cell office:value-type="float" office:value="5407.5357" calcext:value-type="float">
            <text:p>5407.5357</text:p>
          </table:table-cell>
          <table:table-cell table:formula="of:=[.B1393]/33117.295" office:value-type="float" office:value="0.163284341308673" calcext:value-type="float">
            <text:p>0.163284341308673</text:p>
          </table:table-cell>
          <table:table-cell office:value-type="float" office:value="2843792.0529213" calcext:value-type="float">
            <text:p>2843792.052921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498.8161" calcext:value-type="float">
            <text:p>5498.8161</text:p>
          </table:table-cell>
          <table:table-cell table:formula="of:=[.B1394]/33117.295" office:value-type="float" office:value="0.166040617145815" calcext:value-type="float">
            <text:p>0.166040617145815</text:p>
          </table:table-cell>
          <table:table-cell office:value-type="float" office:value="2849389.6104083" calcext:value-type="float">
            <text:p>2849389.6104083</text:p>
          </table:table-cell>
        </table:table-row>
        <table:table-row table:style-name="ro1">
          <table:table-cell office:value-type="float" office:value="1418.01" calcext:value-type="float">
            <text:p>1418.01</text:p>
          </table:table-cell>
          <table:table-cell office:value-type="float" office:value="5584.5133" calcext:value-type="float">
            <text:p>5584.5133</text:p>
          </table:table-cell>
          <table:table-cell table:formula="of:=[.B1395]/33117.295" office:value-type="float" office:value="0.168628304334638" calcext:value-type="float">
            <text:p>0.168628304334638</text:p>
          </table:table-cell>
          <table:table-cell office:value-type="float" office:value="2855074.4039222" calcext:value-type="float">
            <text:p>2855074.4039222</text:p>
          </table:table-cell>
        </table:table-row>
        <table:table-row table:style-name="ro1">
          <table:table-cell office:value-type="float" office:value="1419.03" calcext:value-type="float">
            <text:p>1419.03</text:p>
          </table:table-cell>
          <table:table-cell office:value-type="float" office:value="5665.6414" calcext:value-type="float">
            <text:p>5665.6414</text:p>
          </table:table-cell>
          <table:table-cell table:formula="of:=[.B1396]/33117.295" office:value-type="float" office:value="0.171078024337435" calcext:value-type="float">
            <text:p>0.171078024337435</text:p>
          </table:table-cell>
          <table:table-cell office:value-type="float" office:value="2860841.7823654" calcext:value-type="float">
            <text:p>2860841.7823654</text:p>
          </table:table-cell>
        </table:table-row>
        <table:table-row table:style-name="ro1">
          <table:table-cell office:value-type="float" office:value="1420.05" calcext:value-type="float">
            <text:p>1420.05</text:p>
          </table:table-cell>
          <table:table-cell office:value-type="float" office:value="5744.6545" calcext:value-type="float">
            <text:p>5744.6545</text:p>
          </table:table-cell>
          <table:table-cell table:formula="of:=[.B1397]/33117.295" office:value-type="float" office:value="0.17346388042864" calcext:value-type="float">
            <text:p>0.17346388042864</text:p>
          </table:table-cell>
          <table:table-cell office:value-type="float" office:value="2866689.5927139" calcext:value-type="float">
            <text:p>2866689.5927139</text:p>
          </table:table-cell>
        </table:table-row>
        <table:table-row table:style-name="ro1">
          <table:table-cell office:value-type="float" office:value="1421.07" calcext:value-type="float">
            <text:p>1421.07</text:p>
          </table:table-cell>
          <table:table-cell office:value-type="float" office:value="5823.2402" calcext:value-type="float">
            <text:p>5823.2402</text:p>
          </table:table-cell>
          <table:table-cell table:formula="of:=[.B1398]/33117.295" office:value-type="float" office:value="0.175836830876435" calcext:value-type="float">
            <text:p>0.175836830876435</text:p>
          </table:table-cell>
          <table:table-cell office:value-type="float" office:value="2872617.3999031" calcext:value-type="float">
            <text:p>2872617.3999031</text:p>
          </table:table-cell>
        </table:table-row>
        <table:table-row table:style-name="ro1">
          <table:table-cell office:value-type="float" office:value="1422.09" calcext:value-type="float">
            <text:p>1422.09</text:p>
          </table:table-cell>
          <table:table-cell office:value-type="float" office:value="5900.195" calcext:value-type="float">
            <text:p>5900.195</text:p>
          </table:table-cell>
          <table:table-cell table:formula="of:=[.B1399]/33117.295" office:value-type="float" office:value="0.178160535152403" calcext:value-type="float">
            <text:p>0.178160535152403</text:p>
          </table:table-cell>
          <table:table-cell office:value-type="float" office:value="2878623.5438454" calcext:value-type="float">
            <text:p>2878623.5438454</text:p>
          </table:table-cell>
        </table:table-row>
        <table:table-row table:style-name="ro1">
          <table:table-cell office:value-type="float" office:value="1423.1" calcext:value-type="float">
            <text:p>1423.1</text:p>
          </table:table-cell>
          <table:table-cell office:value-type="float" office:value="5970.4873" calcext:value-type="float">
            <text:p>5970.4873</text:p>
          </table:table-cell>
          <table:table-cell table:formula="of:=[.B1400]/33117.295" office:value-type="float" office:value="0.180283060557935" calcext:value-type="float">
            <text:p>0.180283060557935</text:p>
          </table:table-cell>
          <table:table-cell office:value-type="float" office:value="2884701.2423132" calcext:value-type="float">
            <text:p>2884701.2423132</text:p>
          </table:table-cell>
        </table:table-row>
        <table:table-row table:style-name="ro1">
          <table:table-cell office:value-type="float" office:value="1424.12" calcext:value-type="float">
            <text:p>1424.12</text:p>
          </table:table-cell>
          <table:table-cell office:value-type="float" office:value="6026.156" calcext:value-type="float">
            <text:p>6026.156</text:p>
          </table:table-cell>
          <table:table-cell table:formula="of:=[.B1401]/33117.295" office:value-type="float" office:value="0.181964016082835" calcext:value-type="float">
            <text:p>0.181964016082835</text:p>
          </table:table-cell>
          <table:table-cell office:value-type="float" office:value="2890835.6091081" calcext:value-type="float">
            <text:p>2890835.6091081</text:p>
          </table:table-cell>
        </table:table-row>
        <table:table-row table:style-name="ro1">
          <table:table-cell office:value-type="float" office:value="1425.14" calcext:value-type="float">
            <text:p>1425.14</text:p>
          </table:table-cell>
          <table:table-cell office:value-type="float" office:value="6058.9225" calcext:value-type="float">
            <text:p>6058.9225</text:p>
          </table:table-cell>
          <table:table-cell table:formula="of:=[.B1402]/33117.295" office:value-type="float" office:value="0.182953423581244" calcext:value-type="float">
            <text:p>0.182953423581244</text:p>
          </table:table-cell>
          <table:table-cell office:value-type="float" office:value="2897003.3307389" calcext:value-type="float">
            <text:p>2897003.3307389</text:p>
          </table:table-cell>
        </table:table-row>
        <table:table-row table:style-name="ro1">
          <table:table-cell office:value-type="float" office:value="1426.16" calcext:value-type="float">
            <text:p>1426.16</text:p>
          </table:table-cell>
          <table:table-cell office:value-type="float" office:value="6063.6206" calcext:value-type="float">
            <text:p>6063.6206</text:p>
          </table:table-cell>
          <table:table-cell table:formula="of:=[.B1403]/33117.295" office:value-type="float" office:value="0.183095286012943" calcext:value-type="float">
            <text:p>0.183095286012943</text:p>
          </table:table-cell>
          <table:table-cell office:value-type="float" office:value="2903175.8348783" calcext:value-type="float">
            <text:p>2903175.8348783</text:p>
          </table:table-cell>
        </table:table-row>
        <table:table-row table:style-name="ro1">
          <table:table-cell office:value-type="float" office:value="1427.18" calcext:value-type="float">
            <text:p>1427.18</text:p>
          </table:table-cell>
          <table:table-cell office:value-type="float" office:value="6041.1127" calcext:value-type="float">
            <text:p>6041.1127</text:p>
          </table:table-cell>
          <table:table-cell table:formula="of:=[.B1404]/33117.295" office:value-type="float" office:value="0.182415644152096" calcext:value-type="float">
            <text:p>0.182415644152096</text:p>
          </table:table-cell>
          <table:table-cell office:value-type="float" office:value="2909325.4269658" calcext:value-type="float">
            <text:p>2909325.4269658</text:p>
          </table:table-cell>
        </table:table-row>
        <table:table-row table:style-name="ro1">
          <table:table-cell office:value-type="float" office:value="1428.19" calcext:value-type="float">
            <text:p>1428.19</text:p>
          </table:table-cell>
          <table:table-cell office:value-type="float" office:value="5999.4485" calcext:value-type="float">
            <text:p>5999.4485</text:p>
          </table:table-cell>
          <table:table-cell table:formula="of:=[.B1405]/33117.295" office:value-type="float" office:value="0.181157564348175" calcext:value-type="float">
            <text:p>0.181157564348175</text:p>
          </table:table-cell>
          <table:table-cell office:value-type="float" office:value="2915432.6066544" calcext:value-type="float">
            <text:p>2915432.6066544</text:p>
          </table:table-cell>
        </table:table-row>
        <table:table-row table:style-name="ro1">
          <table:table-cell office:value-type="float" office:value="1429.21" calcext:value-type="float">
            <text:p>1429.21</text:p>
          </table:table-cell>
          <table:table-cell office:value-type="float" office:value="5952.6297" calcext:value-type="float">
            <text:p>5952.6297</text:p>
          </table:table-cell>
          <table:table-cell table:formula="of:=[.B1406]/33117.295" office:value-type="float" office:value="0.17974383777419" calcext:value-type="float">
            <text:p>0.17974383777419</text:p>
          </table:table-cell>
          <table:table-cell office:value-type="float" office:value="2921492.1268114" calcext:value-type="float">
            <text:p>2921492.1268114</text:p>
          </table:table-cell>
        </table:table-row>
        <table:table-row table:style-name="ro1">
          <table:table-cell office:value-type="float" office:value="1430.23" calcext:value-type="float">
            <text:p>1430.23</text:p>
          </table:table-cell>
          <table:table-cell office:value-type="float" office:value="5917.2352" calcext:value-type="float">
            <text:p>5917.2352</text:p>
          </table:table-cell>
          <table:table-cell table:formula="of:=[.B1407]/33117.295" office:value-type="float" office:value="0.178675075968614" calcext:value-type="float">
            <text:p>0.178675075968614</text:p>
          </table:table-cell>
          <table:table-cell office:value-type="float" office:value="2927515.6169551" calcext:value-type="float">
            <text:p>2927515.6169551</text:p>
          </table:table-cell>
        </table:table-row>
        <table:table-row table:style-name="ro1">
          <table:table-cell office:value-type="float" office:value="1431.25" calcext:value-type="float">
            <text:p>1431.25</text:p>
          </table:table-cell>
          <table:table-cell office:value-type="float" office:value="5907.992" calcext:value-type="float">
            <text:p>5907.992</text:p>
          </table:table-cell>
          <table:table-cell table:formula="of:=[.B1408]/33117.295" office:value-type="float" office:value="0.178395971047756" calcext:value-type="float">
            <text:p>0.178395971047756</text:p>
          </table:table-cell>
          <table:table-cell office:value-type="float" office:value="2933529.697873" calcext:value-type="float">
            <text:p>2933529.697873</text:p>
          </table:table-cell>
        </table:table-row>
        <table:table-row table:style-name="ro1">
          <table:table-cell office:value-type="float" office:value="1432.27" calcext:value-type="float">
            <text:p>1432.27</text:p>
          </table:table-cell>
          <table:table-cell office:value-type="float" office:value="5933.8153" calcext:value-type="float">
            <text:p>5933.8153</text:p>
          </table:table-cell>
          <table:table-cell table:formula="of:=[.B1409]/33117.295" office:value-type="float" office:value="0.17917572374193" calcext:value-type="float">
            <text:p>0.17917572374193</text:p>
          </table:table-cell>
          <table:table-cell office:value-type="float" office:value="2939570.0657441" calcext:value-type="float">
            <text:p>2939570.0657441</text:p>
          </table:table-cell>
        </table:table-row>
        <table:table-row table:style-name="ro1">
          <table:table-cell office:value-type="float" office:value="1433.28" calcext:value-type="float">
            <text:p>1433.28</text:p>
          </table:table-cell>
          <table:table-cell office:value-type="float" office:value="5995.7104" calcext:value-type="float">
            <text:p>5995.7104</text:p>
          </table:table-cell>
          <table:table-cell table:formula="of:=[.B1410]/33117.295" office:value-type="float" office:value="0.18104468979124" calcext:value-type="float">
            <text:p>0.18104468979124</text:p>
          </table:table-cell>
          <table:table-cell office:value-type="float" office:value="2945673.4401909" calcext:value-type="float">
            <text:p>2945673.4401909</text:p>
          </table:table-cell>
        </table:table-row>
        <table:table-row table:style-name="ro1">
          <table:table-cell office:value-type="float" office:value="1434.3" calcext:value-type="float">
            <text:p>1434.3</text:p>
          </table:table-cell>
          <table:table-cell office:value-type="float" office:value="6087.2644" calcext:value-type="float">
            <text:p>6087.2644</text:p>
          </table:table-cell>
          <table:table-cell table:formula="of:=[.B1411]/33117.295" office:value-type="float" office:value="0.18380922717269" calcext:value-type="float">
            <text:p>0.18380922717269</text:p>
          </table:table-cell>
          <table:table-cell office:value-type="float" office:value="2951870.0126682" calcext:value-type="float">
            <text:p>2951870.0126682</text:p>
          </table:table-cell>
        </table:table-row>
        <table:table-row table:style-name="ro1">
          <table:table-cell office:value-type="float" office:value="1435.32" calcext:value-type="float">
            <text:p>1435.32</text:p>
          </table:table-cell>
          <table:table-cell office:value-type="float" office:value="6197.5135" calcext:value-type="float">
            <text:p>6197.5135</text:p>
          </table:table-cell>
          <table:table-cell table:formula="of:=[.B1412]/33117.295" office:value-type="float" office:value="0.187138276239047" calcext:value-type="float">
            <text:p>0.187138276239047</text:p>
          </table:table-cell>
          <table:table-cell office:value-type="float" office:value="2958178.8139659" calcext:value-type="float">
            <text:p>2958178.8139659</text:p>
          </table:table-cell>
        </table:table-row>
        <table:table-row table:style-name="ro1">
          <table:table-cell office:value-type="float" office:value="1436.34" calcext:value-type="float">
            <text:p>1436.34</text:p>
          </table:table-cell>
          <table:table-cell office:value-type="float" office:value="6315.1071" calcext:value-type="float">
            <text:p>6315.1071</text:p>
          </table:table-cell>
          <table:table-cell table:formula="of:=[.B1413]/33117.295" office:value-type="float" office:value="0.190689097645203" calcext:value-type="float">
            <text:p>0.190689097645203</text:p>
          </table:table-cell>
          <table:table-cell office:value-type="float" office:value="2964607.3204387" calcext:value-type="float">
            <text:p>2964607.3204387</text:p>
          </table:table-cell>
        </table:table-row>
        <table:table-row table:style-name="ro1">
          <table:table-cell office:value-type="float" office:value="1437.36" calcext:value-type="float">
            <text:p>1437.36</text:p>
          </table:table-cell>
          <table:table-cell office:value-type="float" office:value="6432.2258" calcext:value-type="float">
            <text:p>6432.2258</text:p>
          </table:table-cell>
          <table:table-cell table:formula="of:=[.B1414]/33117.295" office:value-type="float" office:value="0.194225579112062" calcext:value-type="float">
            <text:p>0.194225579112062</text:p>
          </table:table-cell>
          <table:table-cell office:value-type="float" office:value="2971155.0487816" calcext:value-type="float">
            <text:p>2971155.0487816</text:p>
          </table:table-cell>
        </table:table-row>
        <table:table-row table:style-name="ro1">
          <table:table-cell office:value-type="float" office:value="1438.37" calcext:value-type="float">
            <text:p>1438.37</text:p>
          </table:table-cell>
          <table:table-cell office:value-type="float" office:value="6546.8254" calcext:value-type="float">
            <text:p>6546.8254</text:p>
          </table:table-cell>
          <table:table-cell table:formula="of:=[.B1415]/33117.295" office:value-type="float" office:value="0.197685994583797" calcext:value-type="float">
            <text:p>0.197685994583797</text:p>
          </table:table-cell>
          <table:table-cell office:value-type="float" office:value="2977819.4345357" calcext:value-type="float">
            <text:p>2977819.4345357</text:p>
          </table:table-cell>
        </table:table-row>
        <table:table-row table:style-name="ro1">
          <table:table-cell office:value-type="float" office:value="1439.39" calcext:value-type="float">
            <text:p>1439.39</text:p>
          </table:table-cell>
          <table:table-cell office:value-type="float" office:value="6662.4178" calcext:value-type="float">
            <text:p>6662.4178</text:p>
          </table:table-cell>
          <table:table-cell table:formula="of:=[.B1416]/33117.295" office:value-type="float" office:value="0.20117638834935" calcext:value-type="float">
            <text:p>0.20117638834935</text:p>
          </table:table-cell>
          <table:table-cell office:value-type="float" office:value="2984601.488346" calcext:value-type="float">
            <text:p>2984601.488346</text:p>
          </table:table-cell>
        </table:table-row>
        <table:table-row table:style-name="ro1">
          <table:table-cell office:value-type="float" office:value="1440.41" calcext:value-type="float">
            <text:p>1440.41</text:p>
          </table:table-cell>
          <table:table-cell office:value-type="float" office:value="6785.5309" calcext:value-type="float">
            <text:p>6785.5309</text:p>
          </table:table-cell>
          <table:table-cell table:formula="of:=[.B1417]/33117.295" office:value-type="float" office:value="0.204893874937552" calcext:value-type="float">
            <text:p>0.204893874937552</text:p>
          </table:table-cell>
          <table:table-cell office:value-type="float" office:value="2991508.8659904" calcext:value-type="float">
            <text:p>2991508.8659904</text:p>
          </table:table-cell>
        </table:table-row>
        <table:table-row table:style-name="ro1">
          <table:table-cell office:value-type="float" office:value="1441.43" calcext:value-type="float">
            <text:p>1441.43</text:p>
          </table:table-cell>
          <table:table-cell office:value-type="float" office:value="6921.8494" calcext:value-type="float">
            <text:p>6921.8494</text:p>
          </table:table-cell>
          <table:table-cell table:formula="of:=[.B1418]/33117.295" office:value-type="float" office:value="0.20901010786056" calcext:value-type="float">
            <text:p>0.20901010786056</text:p>
          </table:table-cell>
          <table:table-cell office:value-type="float" office:value="2998555.0100177" calcext:value-type="float">
            <text:p>2998555.0100177</text:p>
          </table:table-cell>
        </table:table-row>
        <table:table-row table:style-name="ro1">
          <table:table-cell office:value-type="float" office:value="1442.44" calcext:value-type="float">
            <text:p>1442.44</text:p>
          </table:table-cell>
          <table:table-cell office:value-type="float" office:value="7072.525" calcext:value-type="float">
            <text:p>7072.525</text:p>
          </table:table-cell>
          <table:table-cell table:formula="of:=[.B1419]/33117.295" office:value-type="float" office:value="0.213559863509384" calcext:value-type="float">
            <text:p>0.213559863509384</text:p>
          </table:table-cell>
          <table:table-cell office:value-type="float" office:value="3005754.5352621" calcext:value-type="float">
            <text:p>3005754.5352621</text:p>
          </table:table-cell>
        </table:table-row>
        <table:table-row table:style-name="ro1">
          <table:table-cell office:value-type="float" office:value="1443.46" calcext:value-type="float">
            <text:p>1443.46</text:p>
          </table:table-cell>
          <table:table-cell office:value-type="float" office:value="7232.0747" calcext:value-type="float">
            <text:p>7232.0747</text:p>
          </table:table-cell>
          <table:table-cell table:formula="of:=[.B1420]/33117.295" office:value-type="float" office:value="0.218377578845132" calcext:value-type="float">
            <text:p>0.218377578845132</text:p>
          </table:table-cell>
          <table:table-cell office:value-type="float" office:value="3013116.4752093" calcext:value-type="float">
            <text:p>3013116.4752093</text:p>
          </table:table-cell>
        </table:table-row>
        <table:table-row table:style-name="ro1">
          <table:table-cell office:value-type="float" office:value="1444.48" calcext:value-type="float">
            <text:p>1444.48</text:p>
          </table:table-cell>
          <table:table-cell office:value-type="float" office:value="7388.701" calcext:value-type="float">
            <text:p>7388.701</text:p>
          </table:table-cell>
          <table:table-cell table:formula="of:=[.B1421]/33117.295" office:value-type="float" office:value="0.223107020063082" calcext:value-type="float">
            <text:p>0.223107020063082</text:p>
          </table:table-cell>
          <table:table-cell office:value-type="float" office:value="3020637.8539854" calcext:value-type="float">
            <text:p>3020637.8539854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7526.9853" calcext:value-type="float">
            <text:p>7526.9853</text:p>
          </table:table-cell>
          <table:table-cell table:formula="of:=[.B1422]/33117.295" office:value-type="float" office:value="0.227282611698812" calcext:value-type="float">
            <text:p>0.227282611698812</text:p>
          </table:table-cell>
          <table:table-cell office:value-type="float" office:value="3028300.0002469" calcext:value-type="float">
            <text:p>3028300.0002469</text:p>
          </table:table-cell>
        </table:table-row>
        <table:table-row table:style-name="ro1">
          <table:table-cell office:value-type="float" office:value="1446.52" calcext:value-type="float">
            <text:p>1446.52</text:p>
          </table:table-cell>
          <table:table-cell office:value-type="float" office:value="7632.0595" calcext:value-type="float">
            <text:p>7632.0595</text:p>
          </table:table-cell>
          <table:table-cell table:formula="of:=[.B1423]/33117.295" office:value-type="float" office:value="0.230455401022336" calcext:value-type="float">
            <text:p>0.230455401022336</text:p>
          </table:table-cell>
          <table:table-cell office:value-type="float" office:value="3036069.1074801" calcext:value-type="float">
            <text:p>3036069.1074801</text:p>
          </table:table-cell>
        </table:table-row>
        <table:table-row table:style-name="ro1">
          <table:table-cell office:value-type="float" office:value="1447.53" calcext:value-type="float">
            <text:p>1447.53</text:p>
          </table:table-cell>
          <table:table-cell office:value-type="float" office:value="7693.8506" calcext:value-type="float">
            <text:p>7693.8506</text:p>
          </table:table-cell>
          <table:table-cell table:formula="of:=[.B1424]/33117.295" office:value-type="float" office:value="0.232321226718547" calcext:value-type="float">
            <text:p>0.232321226718547</text:p>
          </table:table-cell>
          <table:table-cell office:value-type="float" office:value="3043901.1154251" calcext:value-type="float">
            <text:p>3043901.1154251</text:p>
          </table:table-cell>
        </table:table-row>
        <table:table-row table:style-name="ro1">
          <table:table-cell office:value-type="float" office:value="1448.55" calcext:value-type="float">
            <text:p>1448.55</text:p>
          </table:table-cell>
          <table:table-cell office:value-type="float" office:value="7709.9998" calcext:value-type="float">
            <text:p>7709.9998</text:p>
          </table:table-cell>
          <table:table-cell table:formula="of:=[.B1425]/33117.295" office:value-type="float" office:value="0.232808863163492" calcext:value-type="float">
            <text:p>0.232808863163492</text:p>
          </table:table-cell>
          <table:table-cell office:value-type="float" office:value="3051749.5624914" calcext:value-type="float">
            <text:p>3051749.5624914</text:p>
          </table:table-cell>
        </table:table-row>
        <table:table-row table:style-name="ro1">
          <table:table-cell office:value-type="float" office:value="1449.57" calcext:value-type="float">
            <text:p>1449.57</text:p>
          </table:table-cell>
          <table:table-cell office:value-type="float" office:value="7686.5539" calcext:value-type="float">
            <text:p>7686.5539</text:p>
          </table:table-cell>
          <table:table-cell table:formula="of:=[.B1426]/33117.295" office:value-type="float" office:value="0.232100897733344" calcext:value-type="float">
            <text:p>0.232100897733344</text:p>
          </table:table-cell>
          <table:table-cell office:value-type="float" office:value="3059574.1426887" calcext:value-type="float">
            <text:p>3059574.1426887</text:p>
          </table:table-cell>
        </table:table-row>
        <table:table-row table:style-name="ro1">
          <table:table-cell office:value-type="float" office:value="1450.59" calcext:value-type="float">
            <text:p>1450.59</text:p>
          </table:table-cell>
          <table:table-cell office:value-type="float" office:value="7636.3248" calcext:value-type="float">
            <text:p>7636.3248</text:p>
          </table:table-cell>
          <table:table-cell table:formula="of:=[.B1427]/33117.295" office:value-type="float" office:value="0.230584194753829" calcext:value-type="float">
            <text:p>0.230584194753829</text:p>
          </table:table-cell>
          <table:table-cell office:value-type="float" office:value="3067347.5917779" calcext:value-type="float">
            <text:p>3067347.5917779</text:p>
          </table:table-cell>
        </table:table-row>
        <table:table-row table:style-name="ro1">
          <table:table-cell office:value-type="float" office:value="1451.61" calcext:value-type="float">
            <text:p>1451.61</text:p>
          </table:table-cell>
          <table:table-cell office:value-type="float" office:value="7575.5909" calcext:value-type="float">
            <text:p>7575.5909</text:p>
          </table:table-cell>
          <table:table-cell table:formula="of:=[.B1428]/33117.295" office:value-type="float" office:value="0.228750291954702" calcext:value-type="float">
            <text:p>0.228750291954702</text:p>
          </table:table-cell>
          <table:table-cell office:value-type="float" office:value="3075059.2163736" calcext:value-type="float">
            <text:p>3075059.2163736</text:p>
          </table:table-cell>
        </table:table-row>
        <table:table-row table:style-name="ro1">
          <table:table-cell office:value-type="float" office:value="1452.62" calcext:value-type="float">
            <text:p>1452.62</text:p>
          </table:table-cell>
          <table:table-cell office:value-type="float" office:value="7520.306" calcext:value-type="float">
            <text:p>7520.306</text:p>
          </table:table-cell>
          <table:table-cell table:formula="of:=[.B1429]/33117.295" office:value-type="float" office:value="0.227080925540567" calcext:value-type="float">
            <text:p>0.227080925540567</text:p>
          </table:table-cell>
          <table:table-cell office:value-type="float" office:value="3082714.5633449" calcext:value-type="float">
            <text:p>3082714.5633449</text:p>
          </table:table-cell>
        </table:table-row>
        <table:table-row table:style-name="ro1">
          <table:table-cell office:value-type="float" office:value="1453.64" calcext:value-type="float">
            <text:p>1453.64</text:p>
          </table:table-cell>
          <table:table-cell office:value-type="float" office:value="7483.0009" calcext:value-type="float">
            <text:p>7483.0009</text:p>
          </table:table-cell>
          <table:table-cell table:formula="of:=[.B1430]/33117.295" office:value-type="float" office:value="0.225954471825069" calcext:value-type="float">
            <text:p>0.225954471825069</text:p>
          </table:table-cell>
          <table:table-cell office:value-type="float" office:value="3090331.9354002" calcext:value-type="float">
            <text:p>3090331.9354002</text:p>
          </table:table-cell>
        </table:table-row>
        <table:table-row table:style-name="ro1">
          <table:table-cell office:value-type="float" office:value="1454.66" calcext:value-type="float">
            <text:p>1454.66</text:p>
          </table:table-cell>
          <table:table-cell office:value-type="float" office:value="7471.1514" calcext:value-type="float">
            <text:p>7471.1514</text:p>
          </table:table-cell>
          <table:table-cell table:formula="of:=[.B1431]/33117.295" office:value-type="float" office:value="0.225596667843796" calcext:value-type="float">
            <text:p>0.225596667843796</text:p>
          </table:table-cell>
          <table:table-cell office:value-type="float" office:value="3097937.245127" calcext:value-type="float">
            <text:p>3097937.245127</text:p>
          </table:table-cell>
        </table:table-row>
        <table:table-row table:style-name="ro1">
          <table:table-cell office:value-type="float" office:value="1455.68" calcext:value-type="float">
            <text:p>1455.68</text:p>
          </table:table-cell>
          <table:table-cell office:value-type="float" office:value="7487.1252" calcext:value-type="float">
            <text:p>7487.1252</text:p>
          </table:table-cell>
          <table:table-cell table:formula="of:=[.B1432]/33117.295" office:value-type="float" office:value="0.226079007962456" calcext:value-type="float">
            <text:p>0.226079007962456</text:p>
          </table:table-cell>
          <table:table-cell office:value-type="float" office:value="3105558.8154658" calcext:value-type="float">
            <text:p>3105558.8154658</text:p>
          </table:table-cell>
        </table:table-row>
        <table:table-row table:style-name="ro1">
          <table:table-cell office:value-type="float" office:value="1456.7" calcext:value-type="float">
            <text:p>1456.7</text:p>
          </table:table-cell>
          <table:table-cell office:value-type="float" office:value="7529.2059" calcext:value-type="float">
            <text:p>7529.2059</text:p>
          </table:table-cell>
          <table:table-cell table:formula="of:=[.B1433]/33117.295" office:value-type="float" office:value="0.227349664276626" calcext:value-type="float">
            <text:p>0.227349664276626</text:p>
          </table:table-cell>
          <table:table-cell office:value-type="float" office:value="3113223.2221376" calcext:value-type="float">
            <text:p>3113223.2221376</text:p>
          </table:table-cell>
        </table:table-row>
        <table:table-row table:style-name="ro1">
          <table:table-cell office:value-type="float" office:value="1457.71" calcext:value-type="float">
            <text:p>1457.71</text:p>
          </table:table-cell>
          <table:table-cell office:value-type="float" office:value="7592.8714" calcext:value-type="float">
            <text:p>7592.8714</text:p>
          </table:table-cell>
          <table:table-cell table:formula="of:=[.B1434]/33117.295" office:value-type="float" office:value="0.229272088798315" calcext:value-type="float">
            <text:p>0.229272088798315</text:p>
          </table:table-cell>
          <table:table-cell office:value-type="float" office:value="3120952.4375306" calcext:value-type="float">
            <text:p>3120952.4375306</text:p>
          </table:table-cell>
        </table:table-row>
        <table:table-row table:style-name="ro1">
          <table:table-cell office:value-type="float" office:value="1458.73" calcext:value-type="float">
            <text:p>1458.73</text:p>
          </table:table-cell>
          <table:table-cell office:value-type="float" office:value="7671.6079" calcext:value-type="float">
            <text:p>7671.6079</text:p>
          </table:table-cell>
          <table:table-cell table:formula="of:=[.B1435]/33117.295" office:value-type="float" office:value="0.231649592758104" calcext:value-type="float">
            <text:p>0.231649592758104</text:p>
          </table:table-cell>
          <table:table-cell office:value-type="float" office:value="3128761.8033572" calcext:value-type="float">
            <text:p>3128761.8033572</text:p>
          </table:table-cell>
        </table:table-row>
        <table:table-row table:style-name="ro1">
          <table:table-cell office:value-type="float" office:value="1459.75" calcext:value-type="float">
            <text:p>1459.75</text:p>
          </table:table-cell>
          <table:table-cell office:value-type="float" office:value="7756.9943" calcext:value-type="float">
            <text:p>7756.9943</text:p>
          </table:table-cell>
          <table:table-cell table:formula="of:=[.B1436]/33117.295" office:value-type="float" office:value="0.234227895122473" calcext:value-type="float">
            <text:p>0.234227895122473</text:p>
          </table:table-cell>
          <table:table-cell office:value-type="float" office:value="3136658.0888556" calcext:value-type="float">
            <text:p>3136658.0888556</text:p>
          </table:table-cell>
        </table:table-row>
        <table:table-row table:style-name="ro1">
          <table:table-cell office:value-type="float" office:value="1460.77" calcext:value-type="float">
            <text:p>1460.77</text:p>
          </table:table-cell>
          <table:table-cell office:value-type="float" office:value="7838.366" calcext:value-type="float">
            <text:p>7838.366</text:p>
          </table:table-cell>
          <table:table-cell table:formula="of:=[.B1437]/33117.295" office:value-type="float" office:value="0.236684970798491" calcext:value-type="float">
            <text:p>0.236684970798491</text:p>
          </table:table-cell>
          <table:table-cell office:value-type="float" office:value="3144637.2072159" calcext:value-type="float">
            <text:p>3144637.2072159</text:p>
          </table:table-cell>
        </table:table-row>
        <table:table-row table:style-name="ro1">
          <table:table-cell office:value-type="float" office:value="1461.79" calcext:value-type="float">
            <text:p>1461.79</text:p>
          </table:table-cell>
          <table:table-cell office:value-type="float" office:value="7902.7784" calcext:value-type="float">
            <text:p>7902.7784</text:p>
          </table:table-cell>
          <table:table-cell table:formula="of:=[.B1438]/33117.295" office:value-type="float" office:value="0.23862994849066" calcext:value-type="float">
            <text:p>0.23862994849066</text:p>
          </table:table-cell>
          <table:table-cell office:value-type="float" office:value="3152681.8946512" calcext:value-type="float">
            <text:p>3152681.8946512</text:p>
          </table:table-cell>
        </table:table-row>
        <table:table-row table:style-name="ro1">
          <table:table-cell office:value-type="float" office:value="1462.8" calcext:value-type="float">
            <text:p>1462.8</text:p>
          </table:table-cell>
          <table:table-cell office:value-type="float" office:value="7936.0081" calcext:value-type="float">
            <text:p>7936.0081</text:p>
          </table:table-cell>
          <table:table-cell table:formula="of:=[.B1439]/33117.295" office:value-type="float" office:value="0.239633342638642" calcext:value-type="float">
            <text:p>0.239633342638642</text:p>
          </table:table-cell>
          <table:table-cell office:value-type="float" office:value="3160760.4084316" calcext:value-type="float">
            <text:p>3160760.4084316</text:p>
          </table:table-cell>
        </table:table-row>
        <table:table-row table:style-name="ro1">
          <table:table-cell office:value-type="float" office:value="1463.82" calcext:value-type="float">
            <text:p>1463.82</text:p>
          </table:table-cell>
          <table:table-cell office:value-type="float" office:value="7924.9141" calcext:value-type="float">
            <text:p>7924.9141</text:p>
          </table:table-cell>
          <table:table-cell table:formula="of:=[.B1440]/33117.295" office:value-type="float" office:value="0.239298351510895" calcext:value-type="float">
            <text:p>0.239298351510895</text:p>
          </table:table-cell>
          <table:table-cell office:value-type="float" office:value="3168827.629055" calcext:value-type="float">
            <text:p>3168827.629055</text:p>
          </table:table-cell>
        </table:table-row>
        <table:table-row table:style-name="ro1">
          <table:table-cell office:value-type="float" office:value="1464.84" calcext:value-type="float">
            <text:p>1464.84</text:p>
          </table:table-cell>
          <table:table-cell office:value-type="float" office:value="7860.7929" calcext:value-type="float">
            <text:p>7860.7929</text:p>
          </table:table-cell>
          <table:table-cell table:formula="of:=[.B1441]/33117.295" office:value-type="float" office:value="0.237362166807404" calcext:value-type="float">
            <text:p>0.237362166807404</text:p>
          </table:table-cell>
          <table:table-cell office:value-type="float" office:value="3176829.5770178" calcext:value-type="float">
            <text:p>3176829.5770178</text:p>
          </table:table-cell>
        </table:table-row>
        <table:table-row table:style-name="ro1">
          <table:table-cell office:value-type="float" office:value="1465.86" calcext:value-type="float">
            <text:p>1465.86</text:p>
          </table:table-cell>
          <table:table-cell office:value-type="float" office:value="7742.6967" calcext:value-type="float">
            <text:p>7742.6967</text:p>
          </table:table-cell>
          <table:table-cell table:formula="of:=[.B1442]/33117.295" office:value-type="float" office:value="0.23379616904098" calcext:value-type="float">
            <text:p>0.23379616904098</text:p>
          </table:table-cell>
          <table:table-cell office:value-type="float" office:value="3184711.3081016" calcext:value-type="float">
            <text:p>3184711.3081016</text:p>
          </table:table-cell>
        </table:table-row>
        <table:table-row table:style-name="ro1">
          <table:table-cell office:value-type="float" office:value="1466.88" calcext:value-type="float">
            <text:p>1466.88</text:p>
          </table:table-cell>
          <table:table-cell office:value-type="float" office:value="7579.3838" calcext:value-type="float">
            <text:p>7579.3838</text:p>
          </table:table-cell>
          <table:table-cell table:formula="of:=[.B1443]/33117.295" office:value-type="float" office:value="0.228864821236155" calcext:value-type="float">
            <text:p>0.228864821236155</text:p>
          </table:table-cell>
          <table:table-cell office:value-type="float" office:value="3192426.7937157" calcext:value-type="float">
            <text:p>3192426.7937157</text:p>
          </table:table-cell>
        </table:table-row>
        <table:table-row table:style-name="ro1">
          <table:table-cell office:value-type="float" office:value="1467.89" calcext:value-type="float">
            <text:p>1467.89</text:p>
          </table:table-cell>
          <table:table-cell office:value-type="float" office:value="7388.8094" calcext:value-type="float">
            <text:p>7388.8094</text:p>
          </table:table-cell>
          <table:table-cell table:formula="of:=[.B1444]/33117.295" office:value-type="float" office:value="0.223110293277274" calcext:value-type="float">
            <text:p>0.223110293277274</text:p>
          </table:table-cell>
          <table:table-cell office:value-type="float" office:value="3199948.2828902" calcext:value-type="float">
            <text:p>3199948.2828902</text:p>
          </table:table-cell>
        </table:table-row>
        <table:table-row table:style-name="ro1">
          <table:table-cell office:value-type="float" office:value="1468.91" calcext:value-type="float">
            <text:p>1468.91</text:p>
          </table:table-cell>
          <table:table-cell office:value-type="float" office:value="7194.8243" calcext:value-type="float">
            <text:p>7194.8243</text:p>
          </table:table-cell>
          <table:table-cell table:formula="of:=[.B1445]/33117.295" office:value-type="float" office:value="0.217252776834581" calcext:value-type="float">
            <text:p>0.217252776834581</text:p>
          </table:table-cell>
          <table:table-cell office:value-type="float" office:value="3207272.3035325" calcext:value-type="float">
            <text:p>3207272.3035325</text:p>
          </table:table-cell>
        </table:table-row>
        <table:table-row table:style-name="ro1">
          <table:table-cell office:value-type="float" office:value="1469.93" calcext:value-type="float">
            <text:p>1469.93</text:p>
          </table:table-cell>
          <table:table-cell office:value-type="float" office:value="7021.7546" calcext:value-type="float">
            <text:p>7021.7546</text:p>
          </table:table-cell>
          <table:table-cell table:formula="of:=[.B1446]/33117.295" office:value-type="float" office:value="0.212026815595899" calcext:value-type="float">
            <text:p>0.212026815595899</text:p>
          </table:table-cell>
          <table:table-cell office:value-type="float" office:value="3214420.146737" calcext:value-type="float">
            <text:p>3214420.146737</text:p>
          </table:table-cell>
        </table:table-row>
        <table:table-row table:style-name="ro1">
          <table:table-cell office:value-type="float" office:value="1470.95" calcext:value-type="float">
            <text:p>1470.95</text:p>
          </table:table-cell>
          <table:table-cell office:value-type="float" office:value="6888.4001" calcext:value-type="float">
            <text:p>6888.4001</text:p>
          </table:table-cell>
          <table:table-cell table:formula="of:=[.B1447]/33117.295" office:value-type="float" office:value="0.208000082736226" calcext:value-type="float">
            <text:p>0.208000082736226</text:p>
          </table:table-cell>
          <table:table-cell office:value-type="float" office:value="3221432.2407734" calcext:value-type="float">
            <text:p>3221432.2407734</text:p>
          </table:table-cell>
        </table:table-row>
        <table:table-row table:style-name="ro1">
          <table:table-cell office:value-type="float" office:value="1471.97" calcext:value-type="float">
            <text:p>1471.97</text:p>
          </table:table-cell>
          <table:table-cell office:value-type="float" office:value="6803.3351" calcext:value-type="float">
            <text:p>6803.3351</text:p>
          </table:table-cell>
          <table:table-cell table:formula="of:=[.B1448]/33117.295" office:value-type="float" office:value="0.205431485270763" calcext:value-type="float">
            <text:p>0.205431485270763</text:p>
          </table:table-cell>
          <table:table-cell office:value-type="float" office:value="3228357.7422803" calcext:value-type="float">
            <text:p>3228357.7422803</text:p>
          </table:table-cell>
        </table:table-row>
        <table:table-row table:style-name="ro1">
          <table:table-cell office:value-type="float" office:value="1472.98" calcext:value-type="float">
            <text:p>1472.98</text:p>
          </table:table-cell>
          <table:table-cell office:value-type="float" office:value="6763.0697" calcext:value-type="float">
            <text:p>6763.0697</text:p>
          </table:table-cell>
          <table:table-cell table:formula="of:=[.B1449]/33117.295" office:value-type="float" office:value="0.20421564321603" calcext:value-type="float">
            <text:p>0.20421564321603</text:p>
          </table:table-cell>
          <table:table-cell office:value-type="float" office:value="3235242.2553899" calcext:value-type="float">
            <text:p>3235242.255389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753.7079" calcext:value-type="float">
            <text:p>6753.7079</text:p>
          </table:table-cell>
          <table:table-cell table:formula="of:=[.B1450]/33117.295" office:value-type="float" office:value="0.20393295708481" calcext:value-type="float">
            <text:p>0.20393295708481</text:p>
          </table:table-cell>
          <table:table-cell office:value-type="float" office:value="3242117.2385937" calcext:value-type="float">
            <text:p>3242117.2385937</text:p>
          </table:table-cell>
        </table:table-row>
        <table:table-row table:style-name="ro1">
          <table:table-cell office:value-type="float" office:value="1475.02" calcext:value-type="float">
            <text:p>1475.02</text:p>
          </table:table-cell>
          <table:table-cell office:value-type="float" office:value="6755.5737" calcext:value-type="float">
            <text:p>6755.5737</text:p>
          </table:table-cell>
          <table:table-cell table:formula="of:=[.B1451]/33117.295" office:value-type="float" office:value="0.203989296227243" calcext:value-type="float">
            <text:p>0.203989296227243</text:p>
          </table:table-cell>
          <table:table-cell office:value-type="float" office:value="3248994.1210631" calcext:value-type="float">
            <text:p>3248994.1210631</text:p>
          </table:table-cell>
        </table:table-row>
        <table:table-row table:style-name="ro1">
          <table:table-cell office:value-type="float" office:value="1476.04" calcext:value-type="float">
            <text:p>1476.04</text:p>
          </table:table-cell>
          <table:table-cell office:value-type="float" office:value="6749.3041" calcext:value-type="float">
            <text:p>6749.3041</text:p>
          </table:table-cell>
          <table:table-cell table:formula="of:=[.B1452]/33117.295" office:value-type="float" office:value="0.203799981248469" calcext:value-type="float">
            <text:p>0.203799981248469</text:p>
          </table:table-cell>
          <table:table-cell office:value-type="float" office:value="3255864.6213888" calcext:value-type="float">
            <text:p>3255864.6213888</text:p>
          </table:table-cell>
        </table:table-row>
        <table:table-row table:style-name="ro1">
          <table:table-cell office:value-type="float" office:value="1477.06" calcext:value-type="float">
            <text:p>1477.06</text:p>
          </table:table-cell>
          <table:table-cell office:value-type="float" office:value="6721.4913" calcext:value-type="float">
            <text:p>6721.4913</text:p>
          </table:table-cell>
          <table:table-cell table:formula="of:=[.B1453]/33117.295" office:value-type="float" office:value="0.202960154203415" calcext:value-type="float">
            <text:p>0.202960154203415</text:p>
          </table:table-cell>
          <table:table-cell office:value-type="float" office:value="3262706.8094589" calcext:value-type="float">
            <text:p>3262706.8094589</text:p>
          </table:table-cell>
        </table:table-row>
        <table:table-row table:style-name="ro1">
          <table:table-cell office:value-type="float" office:value="1478.07" calcext:value-type="float">
            <text:p>1478.07</text:p>
          </table:table-cell>
          <table:table-cell office:value-type="float" office:value="6668.2332" calcext:value-type="float">
            <text:p>6668.2332</text:p>
          </table:table-cell>
          <table:table-cell table:formula="of:=[.B1454]/33117.295" office:value-type="float" office:value="0.201351988439877" calcext:value-type="float">
            <text:p>0.201351988439877</text:p>
          </table:table-cell>
          <table:table-cell office:value-type="float" office:value="3269494.7831093" calcext:value-type="float">
            <text:p>3269494.7831093</text:p>
          </table:table-cell>
        </table:table-row>
        <table:table-row table:style-name="ro1">
          <table:table-cell office:value-type="float" office:value="1479.09" calcext:value-type="float">
            <text:p>1479.09</text:p>
          </table:table-cell>
          <table:table-cell office:value-type="float" office:value="6595.7846" calcext:value-type="float">
            <text:p>6595.7846</text:p>
          </table:table-cell>
          <table:table-cell table:formula="of:=[.B1455]/33117.295" office:value-type="float" office:value="0.199164352040225" calcext:value-type="float">
            <text:p>0.199164352040225</text:p>
          </table:table-cell>
          <table:table-cell office:value-type="float" office:value="3276209.0071709" calcext:value-type="float">
            <text:p>3276209.0071709</text:p>
          </table:table-cell>
        </table:table-row>
        <table:table-row table:style-name="ro1">
          <table:table-cell office:value-type="float" office:value="1480.11" calcext:value-type="float">
            <text:p>1480.11</text:p>
          </table:table-cell>
          <table:table-cell office:value-type="float" office:value="6518.5261" calcext:value-type="float">
            <text:p>6518.5261</text:p>
          </table:table-cell>
          <table:table-cell table:formula="of:=[.B1456]/33117.295" office:value-type="float" office:value="0.196831477329293" calcext:value-type="float">
            <text:p>0.196831477329293</text:p>
          </table:table-cell>
          <table:table-cell office:value-type="float" office:value="3282844.5854733" calcext:value-type="float">
            <text:p>3282844.5854733</text:p>
          </table:table-cell>
        </table:table-row>
        <table:table-row table:style-name="ro1">
          <table:table-cell office:value-type="float" office:value="1481.13" calcext:value-type="float">
            <text:p>1481.13</text:p>
          </table:table-cell>
          <table:table-cell office:value-type="float" office:value="6455.2896" calcext:value-type="float">
            <text:p>6455.2896</text:p>
          </table:table-cell>
          <table:table-cell table:formula="of:=[.B1457]/33117.295" office:value-type="float" office:value="0.194922006764139" calcext:value-type="float">
            <text:p>0.194922006764139</text:p>
          </table:table-cell>
          <table:table-cell office:value-type="float" office:value="3289415.7917242" calcext:value-type="float">
            <text:p>3289415.7917242</text:p>
          </table:table-cell>
        </table:table-row>
        <table:table-row table:style-name="ro1">
          <table:table-cell office:value-type="float" office:value="1482.15" calcext:value-type="float">
            <text:p>1482.15</text:p>
          </table:table-cell>
          <table:table-cell office:value-type="float" office:value="6425.3916" calcext:value-type="float">
            <text:p>6425.3916</text:p>
          </table:table-cell>
          <table:table-cell table:formula="of:=[.B1458]/33117.295" office:value-type="float" office:value="0.194019215639442" calcext:value-type="float">
            <text:p>0.194019215639442</text:p>
          </table:table-cell>
          <table:table-cell office:value-type="float" office:value="3295956.5631096" calcext:value-type="float">
            <text:p>3295956.5631096</text:p>
          </table:table-cell>
        </table:table-row>
        <table:table-row table:style-name="ro1">
          <table:table-cell office:value-type="float" office:value="1483.16" calcext:value-type="float">
            <text:p>1483.16</text:p>
          </table:table-cell>
          <table:table-cell office:value-type="float" office:value="6445.49" calcext:value-type="float">
            <text:p>6445.49</text:p>
          </table:table-cell>
          <table:table-cell table:formula="of:=[.B1459]/33117.295" office:value-type="float" office:value="0.194626100954199" calcext:value-type="float">
            <text:p>0.194626100954199</text:p>
          </table:table-cell>
          <table:table-cell office:value-type="float" office:value="3302517.7938308" calcext:value-type="float">
            <text:p>3302517.7938308</text:p>
          </table:table-cell>
        </table:table-row>
        <table:table-row table:style-name="ro1">
          <table:table-cell office:value-type="float" office:value="1484.18" calcext:value-type="float">
            <text:p>1484.18</text:p>
          </table:table-cell>
          <table:table-cell office:value-type="float" office:value="6527.7631" calcext:value-type="float">
            <text:p>6527.7631</text:p>
          </table:table-cell>
          <table:table-cell table:formula="of:=[.B1460]/33117.295" office:value-type="float" office:value="0.197110395036793" calcext:value-type="float">
            <text:p>0.197110395036793</text:p>
          </table:table-cell>
          <table:table-cell office:value-type="float" office:value="3309162.774995" calcext:value-type="float">
            <text:p>3309162.774995</text:p>
          </table:table-cell>
        </table:table-row>
        <table:table-row table:style-name="ro1">
          <table:table-cell office:value-type="float" office:value="1485.2" calcext:value-type="float">
            <text:p>1485.2</text:p>
          </table:table-cell>
          <table:table-cell office:value-type="float" office:value="6679.2497" calcext:value-type="float">
            <text:p>6679.2497</text:p>
          </table:table-cell>
          <table:table-cell table:formula="of:=[.B1461]/33117.295" office:value-type="float" office:value="0.201684639400651" calcext:value-type="float">
            <text:p>0.201684639400651</text:p>
          </table:table-cell>
          <table:table-cell office:value-type="float" office:value="3315961.9629733" calcext:value-type="float">
            <text:p>3315961.9629733</text:p>
          </table:table-cell>
        </table:table-row>
        <table:table-row table:style-name="ro1">
          <table:table-cell office:value-type="float" office:value="1486.22" calcext:value-type="float">
            <text:p>1486.22</text:p>
          </table:table-cell>
          <table:table-cell office:value-type="float" office:value="6901.7871" calcext:value-type="float">
            <text:p>6901.7871</text:p>
          </table:table-cell>
          <table:table-cell table:formula="of:=[.B1462]/33117.295" office:value-type="float" office:value="0.208404312610677" calcext:value-type="float">
            <text:p>0.208404312610677</text:p>
          </table:table-cell>
          <table:table-cell office:value-type="float" office:value="3322987.6844165" calcext:value-type="float">
            <text:p>3322987.6844165</text:p>
          </table:table-cell>
        </table:table-row>
        <table:table-row table:style-name="ro1">
          <table:table-cell office:value-type="float" office:value="1487.23" calcext:value-type="float">
            <text:p>1487.23</text:p>
          </table:table-cell>
          <table:table-cell office:value-type="float" office:value="7191.9908" calcext:value-type="float">
            <text:p>7191.9908</text:p>
          </table:table-cell>
          <table:table-cell table:formula="of:=[.B1463]/33117.295" office:value-type="float" office:value="0.217167217310472" calcext:value-type="float">
            <text:p>0.217167217310472</text:p>
          </table:table-cell>
          <table:table-cell office:value-type="float" office:value="3330308.8207431" calcext:value-type="float">
            <text:p>3330308.8207431</text:p>
          </table:table-cell>
        </table:table-row>
        <table:table-row table:style-name="ro1">
          <table:table-cell office:value-type="float" office:value="1488.25" calcext:value-type="float">
            <text:p>1488.25</text:p>
          </table:table-cell>
          <table:table-cell office:value-type="float" office:value="7541.0773" calcext:value-type="float">
            <text:p>7541.0773</text:p>
          </table:table-cell>
          <table:table-cell table:formula="of:=[.B1464]/33117.295" office:value-type="float" office:value="0.227708129543793" calcext:value-type="float">
            <text:p>0.227708129543793</text:p>
          </table:table-cell>
          <table:table-cell office:value-type="float" office:value="3337985.3120436" calcext:value-type="float">
            <text:p>3337985.3120436</text:p>
          </table:table-cell>
        </table:table-row>
        <table:table-row table:style-name="ro1">
          <table:table-cell office:value-type="float" office:value="1489.27" calcext:value-type="float">
            <text:p>1489.27</text:p>
          </table:table-cell>
          <table:table-cell office:value-type="float" office:value="7934.8013" calcext:value-type="float">
            <text:p>7934.8013</text:p>
          </table:table-cell>
          <table:table-cell table:formula="of:=[.B1465]/33117.295" office:value-type="float" office:value="0.239596902464407" calcext:value-type="float">
            <text:p>0.239596902464407</text:p>
          </table:table-cell>
          <table:table-cell office:value-type="float" office:value="3346062.5973171" calcext:value-type="float">
            <text:p>3346062.5973171</text:p>
          </table:table-cell>
        </table:table-row>
        <table:table-row table:style-name="ro1">
          <table:table-cell office:value-type="float" office:value="1490.29" calcext:value-type="float">
            <text:p>1490.29</text:p>
          </table:table-cell>
          <table:table-cell office:value-type="float" office:value="8354.0876" calcext:value-type="float">
            <text:p>8354.0876</text:p>
          </table:table-cell>
          <table:table-cell table:formula="of:=[.B1466]/33117.295" office:value-type="float" office:value="0.252257547000744" calcext:value-type="float">
            <text:p>0.252257547000744</text:p>
          </table:table-cell>
          <table:table-cell office:value-type="float" office:value="3354566.6980128" calcext:value-type="float">
            <text:p>3354566.6980128</text:p>
          </table:table-cell>
        </table:table-row>
        <table:table-row table:style-name="ro1">
          <table:table-cell office:value-type="float" office:value="1491.31" calcext:value-type="float">
            <text:p>1491.31</text:p>
          </table:table-cell>
          <table:table-cell office:value-type="float" office:value="8776.8939" calcext:value-type="float">
            <text:p>8776.8939</text:p>
          </table:table-cell>
          <table:table-cell table:formula="of:=[.B1467]/33117.295" office:value-type="float" office:value="0.265024480411217" calcext:value-type="float">
            <text:p>0.265024480411217</text:p>
          </table:table-cell>
          <table:table-cell office:value-type="float" office:value="3363501.1972998" calcext:value-type="float">
            <text:p>3363501.1972998</text:p>
          </table:table-cell>
        </table:table-row>
        <table:table-row table:style-name="ro1">
          <table:table-cell office:value-type="float" office:value="1492.32" calcext:value-type="float">
            <text:p>1492.32</text:p>
          </table:table-cell>
          <table:table-cell office:value-type="float" office:value="9181.4357" calcext:value-type="float">
            <text:p>9181.4357</text:p>
          </table:table-cell>
          <table:table-cell table:formula="of:=[.B1468]/33117.295" office:value-type="float" office:value="0.277239904406444" calcext:value-type="float">
            <text:p>0.277239904406444</text:p>
          </table:table-cell>
          <table:table-cell office:value-type="float" office:value="3372847.5026051" calcext:value-type="float">
            <text:p>3372847.5026051</text:p>
          </table:table-cell>
        </table:table-row>
        <table:table-row table:style-name="ro1">
          <table:table-cell office:value-type="float" office:value="1493.34" calcext:value-type="float">
            <text:p>1493.34</text:p>
          </table:table-cell>
          <table:table-cell office:value-type="float" office:value="9550.3156" calcext:value-type="float">
            <text:p>9550.3156</text:p>
          </table:table-cell>
          <table:table-cell table:formula="of:=[.B1469]/33117.295" office:value-type="float" office:value="0.288378492265144" calcext:value-type="float">
            <text:p>0.288378492265144</text:p>
          </table:table-cell>
          <table:table-cell office:value-type="float" office:value="3382569.3117439" calcext:value-type="float">
            <text:p>3382569.3117439</text:p>
          </table:table-cell>
        </table:table-row>
        <table:table-row table:style-name="ro1">
          <table:table-cell office:value-type="float" office:value="1494.36" calcext:value-type="float">
            <text:p>1494.36</text:p>
          </table:table-cell>
          <table:table-cell office:value-type="float" office:value="9874.5827" calcext:value-type="float">
            <text:p>9874.5827</text:p>
          </table:table-cell>
          <table:table-cell table:formula="of:=[.B1470]/33117.295" office:value-type="float" office:value="0.298169965270412" calcext:value-type="float">
            <text:p>0.298169965270412</text:p>
          </table:table-cell>
          <table:table-cell office:value-type="float" office:value="3392621.2108548" calcext:value-type="float">
            <text:p>3392621.2108548</text:p>
          </table:table-cell>
        </table:table-row>
        <table:table-row table:style-name="ro1">
          <table:table-cell office:value-type="float" office:value="1495.38" calcext:value-type="float">
            <text:p>1495.38</text:p>
          </table:table-cell>
          <table:table-cell office:value-type="float" office:value="10156.542" calcext:value-type="float">
            <text:p>10156.542</text:p>
          </table:table-cell>
          <table:table-cell table:formula="of:=[.B1471]/33117.295" office:value-type="float" office:value="0.306683924517386" calcext:value-type="float">
            <text:p>0.306683924517386</text:p>
          </table:table-cell>
          <table:table-cell office:value-type="float" office:value="3402960.1320947" calcext:value-type="float">
            <text:p>3402960.1320947</text:p>
          </table:table-cell>
        </table:table-row>
        <table:table-row table:style-name="ro1">
          <table:table-cell office:value-type="float" office:value="1496.4" calcext:value-type="float">
            <text:p>1496.4</text:p>
          </table:table-cell>
          <table:table-cell office:value-type="float" office:value="10410.343" calcext:value-type="float">
            <text:p>10410.343</text:p>
          </table:table-cell>
          <table:table-cell table:formula="of:=[.B1472]/33117.295" office:value-type="float" office:value="0.314347624103961" calcext:value-type="float">
            <text:p>0.314347624103961</text:p>
          </table:table-cell>
          <table:table-cell office:value-type="float" office:value="3413557.4119489" calcext:value-type="float">
            <text:p>3413557.4119489</text:p>
          </table:table-cell>
        </table:table-row>
        <table:table-row table:style-name="ro1">
          <table:table-cell office:value-type="float" office:value="1497.41" calcext:value-type="float">
            <text:p>1497.41</text:p>
          </table:table-cell>
          <table:table-cell office:value-type="float" office:value="10659.94" calcext:value-type="float">
            <text:p>10659.94</text:p>
          </table:table-cell>
          <table:table-cell table:formula="of:=[.B1473]/33117.295" office:value-type="float" office:value="0.321884380955631" calcext:value-type="float">
            <text:p>0.321884380955631</text:p>
          </table:table-cell>
          <table:table-cell office:value-type="float" office:value="3424408.7709126" calcext:value-type="float">
            <text:p>3424408.7709126</text:p>
          </table:table-cell>
        </table:table-row>
        <table:table-row table:style-name="ro1">
          <table:table-cell office:value-type="float" office:value="1498.43" calcext:value-type="float">
            <text:p>1498.43</text:p>
          </table:table-cell>
          <table:table-cell office:value-type="float" office:value="10934.713" calcext:value-type="float">
            <text:p>10934.713</text:p>
          </table:table-cell>
          <table:table-cell table:formula="of:=[.B1474]/33117.295" office:value-type="float" office:value="0.330181344823" calcext:value-type="float">
            <text:p>0.330181344823</text:p>
          </table:table-cell>
          <table:table-cell office:value-type="float" office:value="3435539.837054" calcext:value-type="float">
            <text:p>3435539.837054</text:p>
          </table:table-cell>
        </table:table-row>
        <table:table-row table:style-name="ro1">
          <table:table-cell office:value-type="float" office:value="1499.45" calcext:value-type="float">
            <text:p>1499.45</text:p>
          </table:table-cell>
          <table:table-cell office:value-type="float" office:value="11263.678" calcext:value-type="float">
            <text:p>11263.678</text:p>
          </table:table-cell>
          <table:table-cell table:formula="of:=[.B1475]/33117.295" office:value-type="float" office:value="0.340114674220826" calcext:value-type="float">
            <text:p>0.340114674220826</text:p>
          </table:table-cell>
          <table:table-cell office:value-type="float" office:value="3447005.7750279" calcext:value-type="float">
            <text:p>3447005.7750279</text:p>
          </table:table-cell>
        </table:table-row>
        <table:table-row table:style-name="ro1">
          <table:table-cell office:value-type="float" office:value="1500.47" calcext:value-type="float">
            <text:p>1500.47</text:p>
          </table:table-cell>
          <table:table-cell office:value-type="float" office:value="11669.565" calcext:value-type="float">
            <text:p>11669.565</text:p>
          </table:table-cell>
          <table:table-cell table:formula="of:=[.B1476]/33117.295" office:value-type="float" office:value="0.352370717475567" calcext:value-type="float">
            <text:p>0.352370717475567</text:p>
          </table:table-cell>
          <table:table-cell office:value-type="float" office:value="3458884.8883002" calcext:value-type="float">
            <text:p>3458884.8883002</text:p>
          </table:table-cell>
        </table:table-row>
        <table:table-row table:style-name="ro1">
          <table:table-cell office:value-type="float" office:value="1501.49" calcext:value-type="float">
            <text:p>1501.49</text:p>
          </table:table-cell>
          <table:table-cell office:value-type="float" office:value="12164.072" calcext:value-type="float">
            <text:p>12164.072</text:p>
          </table:table-cell>
          <table:table-cell table:formula="of:=[.B1477]/33117.295" office:value-type="float" office:value="0.367302703919508" calcext:value-type="float">
            <text:p>0.367302703919508</text:p>
          </table:table-cell>
          <table:table-cell office:value-type="float" office:value="3471267.3888813" calcext:value-type="float">
            <text:p>3471267.3888813</text:p>
          </table:table-cell>
        </table:table-row>
        <table:table-row table:style-name="ro1">
          <table:table-cell office:value-type="float" office:value="1502.5" calcext:value-type="float">
            <text:p>1502.5</text:p>
          </table:table-cell>
          <table:table-cell office:value-type="float" office:value="12745.307" calcext:value-type="float">
            <text:p>12745.307</text:p>
          </table:table-cell>
          <table:table-cell table:formula="of:=[.B1478]/33117.295" office:value-type="float" office:value="0.384853503282801" calcext:value-type="float">
            <text:p>0.384853503282801</text:p>
          </table:table-cell>
          <table:table-cell office:value-type="float" office:value="3484241.5616361" calcext:value-type="float">
            <text:p>3484241.5616361</text:p>
          </table:table-cell>
        </table:table-row>
        <table:table-row table:style-name="ro1">
          <table:table-cell office:value-type="float" office:value="1503.52" calcext:value-type="float">
            <text:p>1503.52</text:p>
          </table:table-cell>
          <table:table-cell office:value-type="float" office:value="13397.93" calcext:value-type="float">
            <text:p>13397.93</text:p>
          </table:table-cell>
          <table:table-cell table:formula="of:=[.B1479]/33117.295" office:value-type="float" office:value="0.404559913483272" calcext:value-type="float">
            <text:p>0.404559913483272</text:p>
          </table:table-cell>
          <table:table-cell office:value-type="float" office:value="3497880.0766146" calcext:value-type="float">
            <text:p>3497880.0766146</text:p>
          </table:table-cell>
        </table:table-row>
        <table:table-row table:style-name="ro1">
          <table:table-cell office:value-type="float" office:value="1504.54" calcext:value-type="float">
            <text:p>1504.54</text:p>
          </table:table-cell>
          <table:table-cell office:value-type="float" office:value="14095.937" calcext:value-type="float">
            <text:p>14095.937</text:p>
          </table:table-cell>
          <table:table-cell table:formula="of:=[.B1480]/33117.295" office:value-type="float" office:value="0.425636725463236" calcext:value-type="float">
            <text:p>0.425636725463236</text:p>
          </table:table-cell>
          <table:table-cell office:value-type="float" office:value="3512229.1318832" calcext:value-type="float">
            <text:p>3512229.1318832</text:p>
          </table:table-cell>
        </table:table-row>
        <table:table-row table:style-name="ro1">
          <table:table-cell office:value-type="float" office:value="1505.56" calcext:value-type="float">
            <text:p>1505.56</text:p>
          </table:table-cell>
          <table:table-cell office:value-type="float" office:value="14807.436" calcext:value-type="float">
            <text:p>14807.436</text:p>
          </table:table-cell>
          <table:table-cell table:formula="of:=[.B1481]/33117.295" office:value-type="float" office:value="0.447120937866453" calcext:value-type="float">
            <text:p>0.447120937866453</text:p>
          </table:table-cell>
          <table:table-cell office:value-type="float" office:value="3527302.4629852" calcext:value-type="float">
            <text:p>3527302.4629852</text:p>
          </table:table-cell>
        </table:table-row>
        <table:table-row table:style-name="ro1">
          <table:table-cell office:value-type="float" office:value="1506.58" calcext:value-type="float">
            <text:p>1506.58</text:p>
          </table:table-cell>
          <table:table-cell office:value-type="float" office:value="15500.357" calcext:value-type="float">
            <text:p>15500.357</text:p>
          </table:table-cell>
          <table:table-cell table:formula="of:=[.B1482]/33117.295" office:value-type="float" office:value="0.468044174501571" calcext:value-type="float">
            <text:p>0.468044174501571</text:p>
          </table:table-cell>
          <table:table-cell office:value-type="float" office:value="3543081.1579207" calcext:value-type="float">
            <text:p>3543081.1579207</text:p>
          </table:table-cell>
        </table:table-row>
        <table:table-row table:style-name="ro1">
          <table:table-cell office:value-type="float" office:value="1507.59" calcext:value-type="float">
            <text:p>1507.59</text:p>
          </table:table-cell>
          <table:table-cell office:value-type="float" office:value="16147.773" calcext:value-type="float">
            <text:p>16147.773</text:p>
          </table:table-cell>
          <table:table-cell table:formula="of:=[.B1483]/33117.295" office:value-type="float" office:value="0.487593355677147" calcext:value-type="float">
            <text:p>0.487593355677147</text:p>
          </table:table-cell>
          <table:table-cell office:value-type="float" office:value="3559518.8939507" calcext:value-type="float">
            <text:p>3559518.8939507</text:p>
          </table:table-cell>
        </table:table-row>
        <table:table-row table:style-name="ro1">
          <table:table-cell office:value-type="float" office:value="1508.61" calcext:value-type="float">
            <text:p>1508.61</text:p>
          </table:table-cell>
          <table:table-cell office:value-type="float" office:value="16731.641" calcext:value-type="float">
            <text:p>16731.641</text:p>
          </table:table-cell>
          <table:table-cell table:formula="of:=[.B1484]/33117.295" office:value-type="float" office:value="0.505223660326123" calcext:value-type="float">
            <text:p>0.505223660326123</text:p>
          </table:table-cell>
          <table:table-cell office:value-type="float" office:value="3576550.9827027" calcext:value-type="float">
            <text:p>3576550.9827027</text:p>
          </table:table-cell>
        </table:table-row>
        <table:table-row table:style-name="ro1">
          <table:table-cell office:value-type="float" office:value="1509.63" calcext:value-type="float">
            <text:p>1509.63</text:p>
          </table:table-cell>
          <table:table-cell office:value-type="float" office:value="17244.203" calcext:value-type="float">
            <text:p>17244.203</text:p>
          </table:table-cell>
          <table:table-cell table:formula="of:=[.B1485]/33117.295" office:value-type="float" office:value="0.520700830185557" calcext:value-type="float">
            <text:p>0.520700830185557</text:p>
          </table:table-cell>
          <table:table-cell office:value-type="float" office:value="3594104.8370229" calcext:value-type="float">
            <text:p>3594104.8370229</text:p>
          </table:table-cell>
        </table:table-row>
        <table:table-row table:style-name="ro1">
          <table:table-cell office:value-type="float" office:value="1510.65" calcext:value-type="float">
            <text:p>1510.65</text:p>
          </table:table-cell>
          <table:table-cell office:value-type="float" office:value="17687.023" calcext:value-type="float">
            <text:p>17687.023</text:p>
          </table:table-cell>
          <table:table-cell table:formula="of:=[.B1486]/33117.295" office:value-type="float" office:value="0.534072091334754" calcext:value-type="float">
            <text:p>0.534072091334754</text:p>
          </table:table-cell>
          <table:table-cell office:value-type="float" office:value="3612109.4629513" calcext:value-type="float">
            <text:p>3612109.4629513</text:p>
          </table:table-cell>
        </table:table-row>
        <table:table-row table:style-name="ro1">
          <table:table-cell office:value-type="float" office:value="1511.67" calcext:value-type="float">
            <text:p>1511.67</text:p>
          </table:table-cell>
          <table:table-cell office:value-type="float" office:value="18068.522" calcext:value-type="float">
            <text:p>18068.522</text:p>
          </table:table-cell>
          <table:table-cell table:formula="of:=[.B1487]/33117.295" office:value-type="float" office:value="0.545591721787664" calcext:value-type="float">
            <text:p>0.545591721787664</text:p>
          </table:table-cell>
          <table:table-cell office:value-type="float" office:value="3630502.4385641" calcext:value-type="float">
            <text:p>3630502.4385641</text:p>
          </table:table-cell>
        </table:table-row>
        <table:table-row table:style-name="ro1">
          <table:table-cell office:value-type="float" office:value="1512.68" calcext:value-type="float">
            <text:p>1512.68</text:p>
          </table:table-cell>
          <table:table-cell office:value-type="float" office:value="18401.481" calcext:value-type="float">
            <text:p>18401.481</text:p>
          </table:table-cell>
          <table:table-cell table:formula="of:=[.B1488]/33117.295" office:value-type="float" office:value="0.555645652822792" calcext:value-type="float">
            <text:p>0.555645652822792</text:p>
          </table:table-cell>
          <table:table-cell office:value-type="float" office:value="3649234.3526165" calcext:value-type="float">
            <text:p>3649234.3526165</text:p>
          </table:table-cell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18702.102" calcext:value-type="float">
            <text:p>18702.102</text:p>
          </table:table-cell>
          <table:table-cell table:formula="of:=[.B1489]/33117.295" office:value-type="float" office:value="0.564723115218196" calcext:value-type="float">
            <text:p>0.564723115218196</text:p>
          </table:table-cell>
          <table:table-cell office:value-type="float" office:value="3668272.2857924" calcext:value-type="float">
            <text:p>3668272.2857924</text:p>
          </table:table-cell>
        </table:table-row>
        <table:table-row table:style-name="ro1">
          <table:table-cell office:value-type="float" office:value="1514.72" calcext:value-type="float">
            <text:p>1514.72</text:p>
          </table:table-cell>
          <table:table-cell office:value-type="float" office:value="18991.56" calcext:value-type="float">
            <text:p>18991.56</text:p>
          </table:table-cell>
          <table:table-cell table:formula="of:=[.B1490]/33117.295" office:value-type="float" office:value="0.573463502982354" calcext:value-type="float">
            <text:p>0.573463502982354</text:p>
          </table:table-cell>
          <table:table-cell office:value-type="float" office:value="3687604.8745434" calcext:value-type="float">
            <text:p>3687604.8745434</text:p>
          </table:table-cell>
        </table:table-row>
        <table:table-row table:style-name="ro1">
          <table:table-cell office:value-type="float" office:value="1515.74" calcext:value-type="float">
            <text:p>1515.74</text:p>
          </table:table-cell>
          <table:table-cell office:value-type="float" office:value="19299.705" calcext:value-type="float">
            <text:p>19299.705</text:p>
          </table:table-cell>
          <table:table-cell table:formula="of:=[.B1491]/33117.295" office:value-type="float" office:value="0.582768157846225" calcext:value-type="float">
            <text:p>0.582768157846225</text:p>
          </table:table-cell>
          <table:table-cell office:value-type="float" office:value="3707251.1409484" calcext:value-type="float">
            <text:p>3707251.1409484</text:p>
          </table:table-cell>
        </table:table-row>
        <table:table-row table:style-name="ro1">
          <table:table-cell office:value-type="float" office:value="1516.76" calcext:value-type="float">
            <text:p>1516.76</text:p>
          </table:table-cell>
          <table:table-cell office:value-type="float" office:value="19669.034" calcext:value-type="float">
            <text:p>19669.034</text:p>
          </table:table-cell>
          <table:table-cell table:formula="of:=[.B1492]/33117.295" office:value-type="float" office:value="0.593920306595089" calcext:value-type="float">
            <text:p>0.593920306595089</text:p>
          </table:table-cell>
          <table:table-cell office:value-type="float" office:value="3727273.3688814" calcext:value-type="float">
            <text:p>3727273.3688814</text:p>
          </table:table-cell>
        </table:table-row>
        <table:table-row table:style-name="ro1">
          <table:table-cell office:value-type="float" office:value="1517.77" calcext:value-type="float">
            <text:p>1517.77</text:p>
          </table:table-cell>
          <table:table-cell office:value-type="float" office:value="20155.982" calcext:value-type="float">
            <text:p>20155.982</text:p>
          </table:table-cell>
          <table:table-cell table:formula="of:=[.B1493]/33117.295" office:value-type="float" office:value="0.608624043720962" calcext:value-type="float">
            <text:p>0.608624043720962</text:p>
          </table:table-cell>
          <table:table-cell office:value-type="float" office:value="3747791.2883788" calcext:value-type="float">
            <text:p>3747791.2883788</text:p>
          </table:table-cell>
        </table:table-row>
        <table:table-row table:style-name="ro1">
          <table:table-cell office:value-type="float" office:value="1518.79" calcext:value-type="float">
            <text:p>1518.79</text:p>
          </table:table-cell>
          <table:table-cell office:value-type="float" office:value="20826.516" calcext:value-type="float">
            <text:p>20826.516</text:p>
          </table:table-cell>
          <table:table-cell table:formula="of:=[.B1494]/33117.295" office:value-type="float" office:value="0.628871289155712" calcext:value-type="float">
            <text:p>0.628871289155712</text:p>
          </table:table-cell>
          <table:table-cell office:value-type="float" office:value="3768991.7827788" calcext:value-type="float">
            <text:p>3768991.7827788</text:p>
          </table:table-cell>
        </table:table-row>
        <table:table-row table:style-name="ro1">
          <table:table-cell office:value-type="float" office:value="1519.81" calcext:value-type="float">
            <text:p>1519.81</text:p>
          </table:table-cell>
          <table:table-cell office:value-type="float" office:value="21744.44" calcext:value-type="float">
            <text:p>21744.44</text:p>
          </table:table-cell>
          <table:table-cell table:formula="of:=[.B1495]/33117.295" office:value-type="float" office:value="0.656588649525875" calcext:value-type="float">
            <text:p>0.656588649525875</text:p>
          </table:table-cell>
          <table:table-cell office:value-type="float" office:value="3791126.684164" calcext:value-type="float">
            <text:p>3791126.684164</text:p>
          </table:table-cell>
        </table:table-row>
        <table:table-row table:style-name="ro1">
          <table:table-cell office:value-type="float" office:value="1520.83" calcext:value-type="float">
            <text:p>1520.83</text:p>
          </table:table-cell>
          <table:table-cell office:value-type="float" office:value="22953.34" calcext:value-type="float">
            <text:p>22953.34</text:p>
          </table:table-cell>
          <table:table-cell table:formula="of:=[.B1496]/33117.295" office:value-type="float" office:value="0.693092234737167" calcext:value-type="float">
            <text:p>0.693092234737167</text:p>
          </table:table-cell>
          <table:table-cell office:value-type="float" office:value="3814492.1933511" calcext:value-type="float">
            <text:p>3814492.1933511</text:p>
          </table:table-cell>
        </table:table-row>
        <table:table-row table:style-name="ro1">
          <table:table-cell office:value-type="float" office:value="1521.85" calcext:value-type="float">
            <text:p>1521.85</text:p>
          </table:table-cell>
          <table:table-cell office:value-type="float" office:value="24456.136" calcext:value-type="float">
            <text:p>24456.136</text:p>
          </table:table-cell>
          <table:table-cell table:formula="of:=[.B1497]/33117.295" office:value-type="float" office:value="0.738470216241997" calcext:value-type="float">
            <text:p>0.738470216241997</text:p>
          </table:table-cell>
          <table:table-cell office:value-type="float" office:value="3839387.4843785" calcext:value-type="float">
            <text:p>3839387.4843785</text:p>
          </table:table-cell>
        </table:table-row>
        <table:table-row table:style-name="ro1">
          <table:table-cell office:value-type="float" office:value="1522.86" calcext:value-type="float">
            <text:p>1522.86</text:p>
          </table:table-cell>
          <table:table-cell office:value-type="float" office:value="26198.482" calcext:value-type="float">
            <text:p>26198.482</text:p>
          </table:table-cell>
          <table:table-cell table:formula="of:=[.B1498]/33117.295" office:value-type="float" office:value="0.791081578371664" calcext:value-type="float">
            <text:p>0.791081578371664</text:p>
          </table:table-cell>
          <table:table-cell office:value-type="float" office:value="3866056.4084742" calcext:value-type="float">
            <text:p>3866056.4084742</text:p>
          </table:table-cell>
        </table:table-row>
        <table:table-row table:style-name="ro1">
          <table:table-cell office:value-type="float" office:value="1523.88" calcext:value-type="float">
            <text:p>1523.88</text:p>
          </table:table-cell>
          <table:table-cell office:value-type="float" office:value="28062.745" calcext:value-type="float">
            <text:p>28062.745</text:p>
          </table:table-cell>
          <table:table-cell table:formula="of:=[.B1499]/33117.295" office:value-type="float" office:value="0.847374310009317" calcext:value-type="float">
            <text:p>0.847374310009317</text:p>
          </table:table-cell>
          <table:table-cell office:value-type="float" office:value="3894623.0715626" calcext:value-type="float">
            <text:p>3894623.0715626</text:p>
          </table:table-cell>
        </table:table-row>
        <table:table-row table:style-name="ro1">
          <table:table-cell office:value-type="float" office:value="1524.9" calcext:value-type="float">
            <text:p>1524.9</text:p>
          </table:table-cell>
          <table:table-cell office:value-type="float" office:value="29877.429" calcext:value-type="float">
            <text:p>29877.429</text:p>
          </table:table-cell>
          <table:table-cell table:formula="of:=[.B1500]/33117.295" office:value-type="float" office:value="0.902169968893897" calcext:value-type="float">
            <text:p>0.902169968893897</text:p>
          </table:table-cell>
          <table:table-cell office:value-type="float" office:value="3925037.0054101" calcext:value-type="float">
            <text:p>3925037.0054101</text:p>
          </table:table-cell>
        </table:table-row>
        <table:table-row table:style-name="ro1">
          <table:table-cell office:value-type="float" office:value="1525.92" calcext:value-type="float">
            <text:p>1525.92</text:p>
          </table:table-cell>
          <table:table-cell office:value-type="float" office:value="31442.898" calcext:value-type="float">
            <text:p>31442.898</text:p>
          </table:table-cell>
          <table:table-cell table:formula="of:=[.B1501]/33117.295" office:value-type="float" office:value="0.949440405685307" calcext:value-type="float">
            <text:p>0.949440405685307</text:p>
          </table:table-cell>
          <table:table-cell office:value-type="float" office:value="3957044.5182557" calcext:value-type="float">
            <text:p>3957044.5182557</text:p>
          </table:table-cell>
        </table:table-row>
        <table:table-row table:style-name="ro1">
          <table:table-cell office:value-type="float" office:value="1526.94" calcext:value-type="float">
            <text:p>1526.94</text:p>
          </table:table-cell>
          <table:table-cell office:value-type="float" office:value="32569.186" calcext:value-type="float">
            <text:p>32569.186</text:p>
          </table:table-cell>
          <table:table-cell table:formula="of:=[.B1502]/33117.295" office:value-type="float" office:value="0.9834494634903" calcext:value-type="float">
            <text:p>0.9834494634903</text:p>
          </table:table-cell>
          <table:table-cell office:value-type="float" office:value="3990198.5441122" calcext:value-type="float">
            <text:p>3990198.5441122</text:p>
          </table:table-cell>
        </table:table-row>
        <table:table-row table:style-name="ro1">
          <table:table-cell office:value-type="float" office:value="1527.95" calcext:value-type="float">
            <text:p>1527.95</text:p>
          </table:table-cell>
          <table:table-cell office:value-type="float" office:value="33117.295" calcext:value-type="float">
            <text:p>33117.295</text:p>
          </table:table-cell>
          <table:table-cell table:formula="of:=[.B1503]/33117.295" office:value-type="float" office:value="1" calcext:value-type="float">
            <text:p>1</text:p>
          </table:table-cell>
          <table:table-cell office:value-type="float" office:value="4023910.5210411" calcext:value-type="float">
            <text:p>4023910.5210411</text:p>
          </table:table-cell>
        </table:table-row>
        <table:table-row table:style-name="ro1">
          <table:table-cell office:value-type="float" office:value="1528.97" calcext:value-type="float">
            <text:p>1528.97</text:p>
          </table:table-cell>
          <table:table-cell office:value-type="float" office:value="33033.079" calcext:value-type="float">
            <text:p>33033.079</text:p>
          </table:table-cell>
          <table:table-cell table:formula="of:=[.B1504]/33117.295" office:value-type="float" office:value="0.997457038686282" calcext:value-type="float">
            <text:p>0.997457038686282</text:p>
          </table:table-cell>
          <table:table-cell office:value-type="float" office:value="4057536.7695244" calcext:value-type="float">
            <text:p>4057536.7695244</text:p>
          </table:table-cell>
        </table:table-row>
        <table:table-row table:style-name="ro1">
          <table:table-cell office:value-type="float" office:value="1529.99" calcext:value-type="float">
            <text:p>1529.99</text:p>
          </table:table-cell>
          <table:table-cell office:value-type="float" office:value="32363.851" calcext:value-type="float">
            <text:p>32363.851</text:p>
          </table:table-cell>
          <table:table-cell table:formula="of:=[.B1505]/33117.295" office:value-type="float" office:value="0.977249228839493" calcext:value-type="float">
            <text:p>0.977249228839493</text:p>
          </table:table-cell>
          <table:table-cell office:value-type="float" office:value="4090481.7733054" calcext:value-type="float">
            <text:p>4090481.7733054</text:p>
          </table:table-cell>
        </table:table-row>
        <table:table-row table:style-name="ro1">
          <table:table-cell office:value-type="float" office:value="1531.01" calcext:value-type="float">
            <text:p>1531.01</text:p>
          </table:table-cell>
          <table:table-cell office:value-type="float" office:value="31251.945" calcext:value-type="float">
            <text:p>31251.945</text:p>
          </table:table-cell>
          <table:table-cell table:formula="of:=[.B1506]/33117.295" office:value-type="float" office:value="0.943674445633316" calcext:value-type="float">
            <text:p>0.943674445633316</text:p>
          </table:table-cell>
          <table:table-cell office:value-type="float" office:value="4122294.9044796" calcext:value-type="float">
            <text:p>4122294.9044796</text:p>
          </table:table-cell>
        </table:table-row>
        <table:table-row table:style-name="ro1">
          <table:table-cell office:value-type="float" office:value="1532.03" calcext:value-type="float">
            <text:p>1532.03</text:p>
          </table:table-cell>
          <table:table-cell office:value-type="float" office:value="29905.638" calcext:value-type="float">
            <text:p>29905.638</text:p>
          </table:table-cell>
          <table:table-cell table:formula="of:=[.B1507]/33117.295" office:value-type="float" office:value="0.903021759476431" calcext:value-type="float">
            <text:p>0.903021759476431</text:p>
          </table:table-cell>
          <table:table-cell office:value-type="float" office:value="4152737.5530318" calcext:value-type="float">
            <text:p>4152737.5530318</text:p>
          </table:table-cell>
        </table:table-row>
        <table:table-row table:style-name="ro1">
          <table:table-cell office:value-type="float" office:value="1533.04" calcext:value-type="float">
            <text:p>1533.04</text:p>
          </table:table-cell>
          <table:table-cell office:value-type="float" office:value="28554.194" calcext:value-type="float">
            <text:p>28554.194</text:p>
          </table:table-cell>
          <table:table-cell table:formula="of:=[.B1508]/33117.295" office:value-type="float" office:value="0.862213957993852" calcext:value-type="float">
            <text:p>0.862213957993852</text:p>
          </table:table-cell>
          <table:table-cell office:value-type="float" office:value="4181804.4901259" calcext:value-type="float">
            <text:p>4181804.4901259</text:p>
          </table:table-cell>
        </table:table-row>
        <table:table-row table:style-name="ro1">
          <table:table-cell office:value-type="float" office:value="1534.06" calcext:value-type="float">
            <text:p>1534.06</text:p>
          </table:table-cell>
          <table:table-cell office:value-type="float" office:value="27398.292" calcext:value-type="float">
            <text:p>27398.292</text:p>
          </table:table-cell>
          <table:table-cell table:formula="of:=[.B1509]/33117.295" office:value-type="float" office:value="0.827310684643779" calcext:value-type="float">
            <text:p>0.827310684643779</text:p>
          </table:table-cell>
          <table:table-cell office:value-type="float" office:value="4209694.7693668" calcext:value-type="float">
            <text:p>4209694.7693668</text:p>
          </table:table-cell>
        </table:table-row>
        <table:table-row table:style-name="ro1">
          <table:table-cell office:value-type="float" office:value="1535.08" calcext:value-type="float">
            <text:p>1535.08</text:p>
          </table:table-cell>
          <table:table-cell office:value-type="float" office:value="26568.405" calcext:value-type="float">
            <text:p>26568.405</text:p>
          </table:table-cell>
          <table:table-cell table:formula="of:=[.B1510]/33117.295" office:value-type="float" office:value="0.802251663368038" calcext:value-type="float">
            <text:p>0.802251663368038</text:p>
          </table:table-cell>
          <table:table-cell office:value-type="float" office:value="4236740.25936" calcext:value-type="float">
            <text:p>4236740.25936</text:p>
          </table:table-cell>
        </table:table-row>
        <table:table-row table:style-name="ro1">
          <table:table-cell office:value-type="float" office:value="1536.1" calcext:value-type="float">
            <text:p>1536.1</text:p>
          </table:table-cell>
          <table:table-cell office:value-type="float" office:value="26101.366" calcext:value-type="float">
            <text:p>26101.366</text:p>
          </table:table-cell>
          <table:table-cell table:formula="of:=[.B1511]/33117.295" office:value-type="float" office:value="0.788149092490797" calcext:value-type="float">
            <text:p>0.788149092490797</text:p>
          </table:table-cell>
          <table:table-cell office:value-type="float" office:value="4263310.3235091" calcext:value-type="float">
            <text:p>4263310.3235091</text:p>
          </table:table-cell>
        </table:table-row>
        <table:table-row table:style-name="ro1">
          <table:table-cell office:value-type="float" office:value="1537.11" calcext:value-type="float">
            <text:p>1537.11</text:p>
          </table:table-cell>
          <table:table-cell office:value-type="float" office:value="25940.193" calcext:value-type="float">
            <text:p>25940.193</text:p>
          </table:table-cell>
          <table:table-cell table:formula="of:=[.B1512]/33117.295" office:value-type="float" office:value="0.783282360470564" calcext:value-type="float">
            <text:p>0.783282360470564</text:p>
          </table:table-cell>
          <table:table-cell office:value-type="float" office:value="4289716.3208867" calcext:value-type="float">
            <text:p>4289716.3208867</text:p>
          </table:table-cell>
        </table:table-row>
        <table:table-row table:style-name="ro1">
          <table:table-cell office:value-type="float" office:value="1538.13" calcext:value-type="float">
            <text:p>1538.13</text:p>
          </table:table-cell>
          <table:table-cell office:value-type="float" office:value="25955.854" calcext:value-type="float">
            <text:p>25955.854</text:p>
          </table:table-cell>
          <table:table-cell table:formula="of:=[.B1513]/33117.295" office:value-type="float" office:value="0.783755255373363" calcext:value-type="float">
            <text:p>0.783755255373363</text:p>
          </table:table-cell>
          <table:table-cell office:value-type="float" office:value="4316138.2598654" calcext:value-type="float">
            <text:p>4316138.2598654</text:p>
          </table:table-cell>
        </table:table-row>
        <table:table-row table:style-name="ro1">
          <table:table-cell office:value-type="float" office:value="1539.15" calcext:value-type="float">
            <text:p>1539.15</text:p>
          </table:table-cell>
          <table:table-cell office:value-type="float" office:value="25983.975" calcext:value-type="float">
            <text:p>25983.975</text:p>
          </table:table-cell>
          <table:table-cell table:formula="of:=[.B1514]/33117.295" office:value-type="float" office:value="0.784604388734044" calcext:value-type="float">
            <text:p>0.784604388734044</text:p>
          </table:table-cell>
          <table:table-cell office:value-type="float" office:value="4342588.8248119" calcext:value-type="float">
            <text:p>4342588.8248119</text:p>
          </table:table-cell>
        </table:table-row>
        <table:table-row table:style-name="ro1">
          <table:table-cell office:value-type="float" office:value="1540.17" calcext:value-type="float">
            <text:p>1540.17</text:p>
          </table:table-cell>
          <table:table-cell office:value-type="float" office:value="25866.17" calcext:value-type="float">
            <text:p>25866.17</text:p>
          </table:table-cell>
          <table:table-cell table:formula="of:=[.B1515]/33117.295" office:value-type="float" office:value="0.781047183956298" calcext:value-type="float">
            <text:p>0.781047183956298</text:p>
          </table:table-cell>
          <table:table-cell office:value-type="float" office:value="4368919.4697087" calcext:value-type="float">
            <text:p>4368919.4697087</text:p>
          </table:table-cell>
        </table:table-row>
        <table:table-row table:style-name="ro1">
          <table:table-cell office:value-type="float" office:value="1541.19" calcext:value-type="float">
            <text:p>1541.19</text:p>
          </table:table-cell>
          <table:table-cell office:value-type="float" office:value="25485.372" calcext:value-type="float">
            <text:p>25485.372</text:p>
          </table:table-cell>
          <table:table-cell table:formula="of:=[.B1516]/33117.295" office:value-type="float" office:value="0.769548720691107" calcext:value-type="float">
            <text:p>0.769548720691107</text:p>
          </table:table-cell>
          <table:table-cell office:value-type="float" office:value="4394862.4786337" calcext:value-type="float">
            <text:p>4394862.4786337</text:p>
          </table:table-cell>
        </table:table-row>
        <table:table-row table:style-name="ro1">
          <table:table-cell office:value-type="float" office:value="1542.2" calcext:value-type="float">
            <text:p>1542.2</text:p>
          </table:table-cell>
          <table:table-cell office:value-type="float" office:value="24787.19" calcext:value-type="float">
            <text:p>24787.19</text:p>
          </table:table-cell>
          <table:table-cell table:formula="of:=[.B1517]/33117.295" office:value-type="float" office:value="0.748466624463139" calcext:value-type="float">
            <text:p>0.748466624463139</text:p>
          </table:table-cell>
          <table:table-cell office:value-type="float" office:value="4420094.7679561" calcext:value-type="float">
            <text:p>4420094.7679561</text:p>
          </table:table-cell>
        </table:table-row>
        <table:table-row table:style-name="ro1">
          <table:table-cell office:value-type="float" office:value="1543.22" calcext:value-type="float">
            <text:p>1543.22</text:p>
          </table:table-cell>
          <table:table-cell office:value-type="float" office:value="23783.786" calcext:value-type="float">
            <text:p>23783.786</text:p>
          </table:table-cell>
          <table:table-cell table:formula="of:=[.B1518]/33117.295" office:value-type="float" office:value="0.718168135410818" calcext:value-type="float">
            <text:p>0.718168135410818</text:p>
          </table:table-cell>
          <table:table-cell office:value-type="float" office:value="4444305.6354854" calcext:value-type="float">
            <text:p>4444305.6354854</text:p>
          </table:table-cell>
        </table:table-row>
        <table:table-row table:style-name="ro1">
          <table:table-cell office:value-type="float" office:value="1544.24" calcext:value-type="float">
            <text:p>1544.24</text:p>
          </table:table-cell>
          <table:table-cell office:value-type="float" office:value="22541.647" calcext:value-type="float">
            <text:p>22541.647</text:p>
          </table:table-cell>
          <table:table-cell table:formula="of:=[.B1519]/33117.295" office:value-type="float" office:value="0.680660875231507" calcext:value-type="float">
            <text:p>0.680660875231507</text:p>
          </table:table-cell>
          <table:table-cell office:value-type="float" office:value="4467252.059547" calcext:value-type="float">
            <text:p>4467252.059547</text:p>
          </table:table-cell>
        </table:table-row>
        <table:table-row table:style-name="ro1">
          <table:table-cell office:value-type="float" office:value="1545.26" calcext:value-type="float">
            <text:p>1545.26</text:p>
          </table:table-cell>
          <table:table-cell office:value-type="float" office:value="21158.522" calcext:value-type="float">
            <text:p>21158.522</text:p>
          </table:table-cell>
          <table:table-cell table:formula="of:=[.B1520]/33117.295" office:value-type="float" office:value="0.638896443685996" calcext:value-type="float">
            <text:p>0.638896443685996</text:p>
          </table:table-cell>
          <table:table-cell office:value-type="float" office:value="4488790.5215726" calcext:value-type="float">
            <text:p>4488790.5215726</text:p>
          </table:table-cell>
        </table:table-row>
        <table:table-row table:style-name="ro1">
          <table:table-cell office:value-type="float" office:value="1546.28" calcext:value-type="float">
            <text:p>1546.28</text:p>
          </table:table-cell>
          <table:table-cell office:value-type="float" office:value="19736.806" calcext:value-type="float">
            <text:p>19736.806</text:p>
          </table:table-cell>
          <table:table-cell table:formula="of:=[.B1521]/33117.295" office:value-type="float" office:value="0.595966729770653" calcext:value-type="float">
            <text:p>0.595966729770653</text:p>
          </table:table-cell>
          <table:table-cell office:value-type="float" office:value="4508881.7386649" calcext:value-type="float">
            <text:p>4508881.7386649</text:p>
          </table:table-cell>
        </table:table-row>
        <table:table-row table:style-name="ro1">
          <table:table-cell office:value-type="float" office:value="1547.29" calcext:value-type="float">
            <text:p>1547.29</text:p>
          </table:table-cell>
          <table:table-cell office:value-type="float" office:value="18360.512" calcext:value-type="float">
            <text:p>18360.512</text:p>
          </table:table-cell>
          <table:table-cell table:formula="of:=[.B1522]/33117.295" office:value-type="float" office:value="0.554408565071513" calcext:value-type="float">
            <text:p>0.554408565071513</text:p>
          </table:table-cell>
          <table:table-cell office:value-type="float" office:value="4527571.9478317" calcext:value-type="float">
            <text:p>4527571.9478317</text:p>
          </table:table-cell>
        </table:table-row>
        <table:table-row table:style-name="ro1">
          <table:table-cell office:value-type="float" office:value="1548.31" calcext:value-type="float">
            <text:p>1548.31</text:p>
          </table:table-cell>
          <table:table-cell office:value-type="float" office:value="17080.977" calcext:value-type="float">
            <text:p>17080.977</text:p>
          </table:table-cell>
          <table:table-cell table:formula="of:=[.B1523]/33117.295" office:value-type="float" office:value="0.515772106387312" calcext:value-type="float">
            <text:p>0.515772106387312</text:p>
          </table:table-cell>
          <table:table-cell office:value-type="float" office:value="4544959.6456544" calcext:value-type="float">
            <text:p>4544959.6456544</text:p>
          </table:table-cell>
        </table:table-row>
        <table:table-row table:style-name="ro1">
          <table:table-cell office:value-type="float" office:value="1549.33" calcext:value-type="float">
            <text:p>1549.33</text:p>
          </table:table-cell>
          <table:table-cell office:value-type="float" office:value="15913.507" calcext:value-type="float">
            <text:p>15913.507</text:p>
          </table:table-cell>
          <table:table-cell table:formula="of:=[.B1524]/33117.295" office:value-type="float" office:value="0.480519529146327" calcext:value-type="float">
            <text:p>0.480519529146327</text:p>
          </table:table-cell>
          <table:table-cell office:value-type="float" office:value="4561158.9094225" calcext:value-type="float">
            <text:p>4561158.9094225</text:p>
          </table:table-cell>
        </table:table-row>
        <table:table-row table:style-name="ro1">
          <table:table-cell office:value-type="float" office:value="1550.35" calcext:value-type="float">
            <text:p>1550.35</text:p>
          </table:table-cell>
          <table:table-cell office:value-type="float" office:value="14844.029" calcext:value-type="float">
            <text:p>14844.029</text:p>
          </table:table-cell>
          <table:table-cell table:formula="of:=[.B1525]/33117.295" office:value-type="float" office:value="0.448225889221931" calcext:value-type="float">
            <text:p>0.448225889221931</text:p>
          </table:table-cell>
          <table:table-cell office:value-type="float" office:value="4576269.4901074" calcext:value-type="float">
            <text:p>4576269.4901074</text:p>
          </table:table-cell>
        </table:table-row>
        <table:table-row table:style-name="ro1">
          <table:table-cell office:value-type="float" office:value="1551.37" calcext:value-type="float">
            <text:p>1551.37</text:p>
          </table:table-cell>
          <table:table-cell office:value-type="float" office:value="13842.405" calcext:value-type="float">
            <text:p>13842.405</text:p>
          </table:table-cell>
          <table:table-cell table:formula="of:=[.B1526]/33117.295" office:value-type="float" office:value="0.417981148520735" calcext:value-type="float">
            <text:p>0.417981148520735</text:p>
          </table:table-cell>
          <table:table-cell office:value-type="float" office:value="4590360.4615075" calcext:value-type="float">
            <text:p>4590360.4615075</text:p>
          </table:table-cell>
        </table:table-row>
        <table:table-row table:style-name="ro1">
          <table:table-cell office:value-type="float" office:value="1552.38" calcext:value-type="float">
            <text:p>1552.38</text:p>
          </table:table-cell>
          <table:table-cell office:value-type="float" office:value="12877.823" calcext:value-type="float">
            <text:p>12877.823</text:p>
          </table:table-cell>
          <table:table-cell table:formula="of:=[.B1527]/33117.295" office:value-type="float" office:value="0.38885491704561" calcext:value-type="float">
            <text:p>0.38885491704561</text:p>
          </table:table-cell>
          <table:table-cell office:value-type="float" office:value="4603469.5297845" calcext:value-type="float">
            <text:p>4603469.5297845</text:p>
          </table:table-cell>
        </table:table-row>
        <table:table-row table:style-name="ro1">
          <table:table-cell office:value-type="float" office:value="1553.4" calcext:value-type="float">
            <text:p>1553.4</text:p>
          </table:table-cell>
          <table:table-cell office:value-type="float" office:value="11931.711" calcext:value-type="float">
            <text:p>11931.711</text:p>
          </table:table-cell>
          <table:table-cell table:formula="of:=[.B1528]/33117.295" office:value-type="float" office:value="0.360286400202674" calcext:value-type="float">
            <text:p>0.360286400202674</text:p>
          </table:table-cell>
          <table:table-cell office:value-type="float" office:value="4615615.4965727" calcext:value-type="float">
            <text:p>4615615.4965727</text:p>
          </table:table-cell>
        </table:table-row>
        <table:table-row table:style-name="ro1">
          <table:table-cell office:value-type="float" office:value="1554.42" calcext:value-type="float">
            <text:p>1554.42</text:p>
          </table:table-cell>
          <table:table-cell office:value-type="float" office:value="11004.874" calcext:value-type="float">
            <text:p>11004.874</text:p>
          </table:table-cell>
          <table:table-cell table:formula="of:=[.B1529]/33117.295" office:value-type="float" office:value="0.332299905532744" calcext:value-type="float">
            <text:p>0.332299905532744</text:p>
          </table:table-cell>
          <table:table-cell office:value-type="float" office:value="4626817.983558" calcext:value-type="float">
            <text:p>4626817.983558</text:p>
          </table:table-cell>
        </table:table-row>
        <table:table-row table:style-name="ro1">
          <table:table-cell office:value-type="float" office:value="1555.44" calcext:value-type="float">
            <text:p>1555.44</text:p>
          </table:table-cell>
          <table:table-cell office:value-type="float" office:value="10117.434" calcext:value-type="float">
            <text:p>10117.434</text:p>
          </table:table-cell>
          <table:table-cell table:formula="of:=[.B1530]/33117.295" office:value-type="float" office:value="0.305503030969166" calcext:value-type="float">
            <text:p>0.305503030969166</text:p>
          </table:table-cell>
          <table:table-cell office:value-type="float" office:value="4637117.0943214" calcext:value-type="float">
            <text:p>4637117.0943214</text:p>
          </table:table-cell>
        </table:table-row>
        <table:table-row table:style-name="ro1">
          <table:table-cell office:value-type="float" office:value="1556.46" calcext:value-type="float">
            <text:p>1556.46</text:p>
          </table:table-cell>
          <table:table-cell office:value-type="float" office:value="9302.2533" calcext:value-type="float">
            <text:p>9302.2533</text:p>
          </table:table-cell>
          <table:table-cell table:formula="of:=[.B1531]/33117.295" office:value-type="float" office:value="0.280888076758685" calcext:value-type="float">
            <text:p>0.280888076758685</text:p>
          </table:table-cell>
          <table:table-cell office:value-type="float" office:value="4646586.3867284" calcext:value-type="float">
            <text:p>4646586.3867284</text:p>
          </table:table-cell>
        </table:table-row>
        <table:table-row table:style-name="ro1">
          <table:table-cell office:value-type="float" office:value="1557.47" calcext:value-type="float">
            <text:p>1557.47</text:p>
          </table:table-cell>
          <table:table-cell office:value-type="float" office:value="8594.2752" calcext:value-type="float">
            <text:p>8594.2752</text:p>
          </table:table-cell>
          <table:table-cell table:formula="of:=[.B1532]/33117.295" office:value-type="float" office:value="0.259510180405737" calcext:value-type="float">
            <text:p>0.259510180405737</text:p>
          </table:table-cell>
          <table:table-cell office:value-type="float" office:value="4655334.9880298" calcext:value-type="float">
            <text:p>4655334.9880298</text:p>
          </table:table-cell>
        </table:table-row>
        <table:table-row table:style-name="ro1">
          <table:table-cell office:value-type="float" office:value="1558.49" calcext:value-type="float">
            <text:p>1558.49</text:p>
          </table:table-cell>
          <table:table-cell office:value-type="float" office:value="8019.1309" calcext:value-type="float">
            <text:p>8019.1309</text:p>
          </table:table-cell>
          <table:table-cell table:formula="of:=[.B1533]/33117.295" office:value-type="float" office:value="0.242143294009973" calcext:value-type="float">
            <text:p>0.242143294009973</text:p>
          </table:table-cell>
          <table:table-cell office:value-type="float" office:value="4663498.1172854" calcext:value-type="float">
            <text:p>4663498.1172854</text:p>
          </table:table-cell>
        </table:table-row>
        <table:table-row table:style-name="ro1">
          <table:table-cell office:value-type="float" office:value="1559.51" calcext:value-type="float">
            <text:p>1559.51</text:p>
          </table:table-cell>
          <table:table-cell office:value-type="float" office:value="7584.386" calcext:value-type="float">
            <text:p>7584.386</text:p>
          </table:table-cell>
          <table:table-cell table:formula="of:=[.B1534]/33117.295" office:value-type="float" office:value="0.2290158661811" calcext:value-type="float">
            <text:p>0.2290158661811</text:p>
          </table:table-cell>
          <table:table-cell office:value-type="float" office:value="4671218.6949459" calcext:value-type="float">
            <text:p>4671218.6949459</text:p>
          </table:table-cell>
        </table:table-row>
        <table:table-row table:style-name="ro1">
          <table:table-cell office:value-type="float" office:value="1560.53" calcext:value-type="float">
            <text:p>1560.53</text:p>
          </table:table-cell>
          <table:table-cell office:value-type="float" office:value="7275.8401" calcext:value-type="float">
            <text:p>7275.8401</text:p>
          </table:table-cell>
          <table:table-cell table:formula="of:=[.B1535]/33117.295" office:value-type="float" office:value="0.219699105859944" calcext:value-type="float">
            <text:p>0.219699105859944</text:p>
          </table:table-cell>
          <table:table-cell office:value-type="float" office:value="4678625.1861766" calcext:value-type="float">
            <text:p>4678625.1861766</text:p>
          </table:table-cell>
        </table:table-row>
        <table:table-row table:style-name="ro1">
          <table:table-cell office:value-type="float" office:value="1561.55" calcext:value-type="float">
            <text:p>1561.55</text:p>
          </table:table-cell>
          <table:table-cell office:value-type="float" office:value="7059.7598" calcext:value-type="float">
            <text:p>7059.7598</text:p>
          </table:table-cell>
          <table:table-cell table:formula="of:=[.B1536]/33117.295" office:value-type="float" office:value="0.213174409322984" calcext:value-type="float">
            <text:p>0.213174409322984</text:p>
          </table:table-cell>
          <table:table-cell office:value-type="float" office:value="4685811.7169914" calcext:value-type="float">
            <text:p>4685811.7169914</text:p>
          </table:table-cell>
        </table:table-row>
        <table:table-row table:style-name="ro1">
          <table:table-cell office:value-type="float" office:value="1562.56" calcext:value-type="float">
            <text:p>1562.56</text:p>
          </table:table-cell>
          <table:table-cell office:value-type="float" office:value="6890.219" calcext:value-type="float">
            <text:p>6890.219</text:p>
          </table:table-cell>
          <table:table-cell table:formula="of:=[.B1537]/33117.295" office:value-type="float" office:value="0.208055005700194" calcext:value-type="float">
            <text:p>0.208055005700194</text:p>
          </table:table-cell>
          <table:table-cell office:value-type="float" office:value="4692825.6626005" calcext:value-type="float">
            <text:p>4692825.6626005</text:p>
          </table:table-cell>
        </table:table-row>
        <table:table-row table:style-name="ro1">
          <table:table-cell office:value-type="float" office:value="1563.58" calcext:value-type="float">
            <text:p>1563.58</text:p>
          </table:table-cell>
          <table:table-cell office:value-type="float" office:value="6719.3534" calcext:value-type="float">
            <text:p>6719.3534</text:p>
          </table:table-cell>
          <table:table-cell table:formula="of:=[.B1538]/33117.295" office:value-type="float" office:value="0.202895598810229" calcext:value-type="float">
            <text:p>0.202895598810229</text:p>
          </table:table-cell>
          <table:table-cell office:value-type="float" office:value="4699665.6743942" calcext:value-type="float">
            <text:p>4699665.6743942</text:p>
          </table:table-cell>
        </table:table-row>
        <table:table-row table:style-name="ro1">
          <table:table-cell office:value-type="float" office:value="1564.6" calcext:value-type="float">
            <text:p>1564.6</text:p>
          </table:table-cell>
          <table:table-cell office:value-type="float" office:value="6507.6718" calcext:value-type="float">
            <text:p>6507.6718</text:p>
          </table:table-cell>
          <table:table-cell table:formula="of:=[.B1539]/33117.295" office:value-type="float" office:value="0.196503724111525" calcext:value-type="float">
            <text:p>0.196503724111525</text:p>
          </table:table-cell>
          <table:table-cell office:value-type="float" office:value="4706290.203459" calcext:value-type="float">
            <text:p>4706290.203459</text:p>
          </table:table-cell>
        </table:table-row>
        <table:table-row table:style-name="ro1">
          <table:table-cell office:value-type="float" office:value="1565.62" calcext:value-type="float">
            <text:p>1565.62</text:p>
          </table:table-cell>
          <table:table-cell office:value-type="float" office:value="6231.755" calcext:value-type="float">
            <text:p>6231.755</text:p>
          </table:table-cell>
          <table:table-cell table:formula="of:=[.B1540]/33117.295" office:value-type="float" office:value="0.188172222399203" calcext:value-type="float">
            <text:p>0.188172222399203</text:p>
          </table:table-cell>
          <table:table-cell office:value-type="float" office:value="4712633.8611512" calcext:value-type="float">
            <text:p>4712633.8611512</text:p>
          </table:table-cell>
        </table:table-row>
        <table:table-row table:style-name="ro1">
          <table:table-cell office:value-type="float" office:value="1566.64" calcext:value-type="float">
            <text:p>1566.64</text:p>
          </table:table-cell>
          <table:table-cell office:value-type="float" office:value="5887.5948" calcext:value-type="float">
            <text:p>5887.5948</text:p>
          </table:table-cell>
          <table:table-cell table:formula="of:=[.B1541]/33117.295" office:value-type="float" office:value="0.177780063256978" calcext:value-type="float">
            <text:p>0.177780063256978</text:p>
          </table:table-cell>
          <table:table-cell office:value-type="float" office:value="4718627.1786414" calcext:value-type="float">
            <text:p>4718627.1786414</text:p>
          </table:table-cell>
        </table:table-row>
        <table:table-row table:style-name="ro1">
          <table:table-cell office:value-type="float" office:value="1567.65" calcext:value-type="float">
            <text:p>1567.65</text:p>
          </table:table-cell>
          <table:table-cell office:value-type="float" office:value="5489.1518" calcext:value-type="float">
            <text:p>5489.1518</text:p>
          </table:table-cell>
          <table:table-cell table:formula="of:=[.B1542]/33117.295" office:value-type="float" office:value="0.165748796814474" calcext:value-type="float">
            <text:p>0.165748796814474</text:p>
          </table:table-cell>
          <table:table-cell office:value-type="float" office:value="4724214.8983284" calcext:value-type="float">
            <text:p>4724214.8983284</text:p>
          </table:table-cell>
        </table:table-row>
        <table:table-row table:style-name="ro1">
          <table:table-cell office:value-type="float" office:value="1568.67" calcext:value-type="float">
            <text:p>1568.67</text:p>
          </table:table-cell>
          <table:table-cell office:value-type="float" office:value="5063.0139" calcext:value-type="float">
            <text:p>5063.0139</text:p>
          </table:table-cell>
          <table:table-cell table:formula="of:=[.B1543]/33117.295" office:value-type="float" office:value="0.152881263400287" calcext:value-type="float">
            <text:p>0.152881263400287</text:p>
          </table:table-cell>
          <table:table-cell office:value-type="float" office:value="4729368.8279711" calcext:value-type="float">
            <text:p>4729368.8279711</text:p>
          </table:table-cell>
        </table:table-row>
        <table:table-row table:style-name="ro1">
          <table:table-cell office:value-type="float" office:value="1569.69" calcext:value-type="float">
            <text:p>1569.69</text:p>
          </table:table-cell>
          <table:table-cell office:value-type="float" office:value="4640.9421" calcext:value-type="float">
            <text:p>4640.9421</text:p>
          </table:table-cell>
          <table:table-cell table:formula="of:=[.B1544]/33117.295" office:value-type="float" office:value="0.140136508733579" calcext:value-type="float">
            <text:p>0.140136508733579</text:p>
          </table:table-cell>
          <table:table-cell office:value-type="float" office:value="4734093.106796" calcext:value-type="float">
            <text:p>4734093.106796</text:p>
          </table:table-cell>
        </table:table-row>
        <table:table-row table:style-name="ro1">
          <table:table-cell office:value-type="float" office:value="1570.71" calcext:value-type="float">
            <text:p>1570.71</text:p>
          </table:table-cell>
          <table:table-cell office:value-type="float" office:value="4252.3835" calcext:value-type="float">
            <text:p>4252.3835</text:p>
          </table:table-cell>
          <table:table-cell table:formula="of:=[.B1545]/33117.295" office:value-type="float" office:value="0.128403708696619" calcext:value-type="float">
            <text:p>0.128403708696619</text:p>
          </table:table-cell>
          <table:table-cell office:value-type="float" office:value="4738421.8496591" calcext:value-type="float">
            <text:p>4738421.8496591</text:p>
          </table:table-cell>
        </table:table-row>
        <table:table-row table:style-name="ro1">
          <table:table-cell office:value-type="float" office:value="1571.73" calcext:value-type="float">
            <text:p>1571.73</text:p>
          </table:table-cell>
          <table:table-cell office:value-type="float" office:value="3918.7139" calcext:value-type="float">
            <text:p>3918.7139</text:p>
          </table:table-cell>
          <table:table-cell table:formula="of:=[.B1546]/33117.295" office:value-type="float" office:value="0.118328320595024" calcext:value-type="float">
            <text:p>0.118328320595024</text:p>
          </table:table-cell>
          <table:table-cell office:value-type="float" office:value="4742410.9313396" calcext:value-type="float">
            <text:p>4742410.9313396</text:p>
          </table:table-cell>
        </table:table-row>
        <table:table-row table:style-name="ro1">
          <table:table-cell office:value-type="float" office:value="1572.74" calcext:value-type="float">
            <text:p>1572.74</text:p>
          </table:table-cell>
          <table:table-cell office:value-type="float" office:value="3650.242" calcext:value-type="float">
            <text:p>3650.242</text:p>
          </table:table-cell>
          <table:table-cell table:formula="of:=[.B1547]/33117.295" office:value-type="float" office:value="0.110221622871071" calcext:value-type="float">
            <text:p>0.110221622871071</text:p>
          </table:table-cell>
          <table:table-cell office:value-type="float" office:value="4746126.7201952" calcext:value-type="float">
            <text:p>4746126.7201952</text:p>
          </table:table-cell>
        </table:table-row>
        <table:table-row table:style-name="ro1">
          <table:table-cell office:value-type="float" office:value="1573.76" calcext:value-type="float">
            <text:p>1573.76</text:p>
          </table:table-cell>
          <table:table-cell office:value-type="float" office:value="3446.128" calcext:value-type="float">
            <text:p>3446.128</text:p>
          </table:table-cell>
          <table:table-cell table:formula="of:=[.B1548]/33117.295" office:value-type="float" office:value="0.10405825717348" calcext:value-type="float">
            <text:p>0.10405825717348</text:p>
          </table:table-cell>
          <table:table-cell office:value-type="float" office:value="4749634.7298219" calcext:value-type="float">
            <text:p>4749634.7298219</text:p>
          </table:table-cell>
        </table:table-row>
        <table:table-row table:style-name="ro1">
          <table:table-cell office:value-type="float" office:value="1574.78" calcext:value-type="float">
            <text:p>1574.78</text:p>
          </table:table-cell>
          <table:table-cell office:value-type="float" office:value="3296.64" calcext:value-type="float">
            <text:p>3296.64</text:p>
          </table:table-cell>
          <table:table-cell table:formula="of:=[.B1549]/33117.295" office:value-type="float" office:value="0.0995443619413965" calcext:value-type="float">
            <text:p>0.099544361941397</text:p>
          </table:table-cell>
          <table:table-cell office:value-type="float" office:value="4752990.5670396" calcext:value-type="float">
            <text:p>4752990.5670396</text:p>
          </table:table-cell>
        </table:table-row>
        <table:table-row table:style-name="ro1">
          <table:table-cell office:value-type="float" office:value="1575.8" calcext:value-type="float">
            <text:p>1575.8</text:p>
          </table:table-cell>
          <table:table-cell office:value-type="float" office:value="3186.7397" calcext:value-type="float">
            <text:p>3186.7397</text:p>
          </table:table-cell>
          <table:table-cell table:formula="of:=[.B1550]/33117.295" office:value-type="float" office:value="0.0962258451362045" calcext:value-type="float">
            <text:p>0.096225845136205</text:p>
          </table:table-cell>
          <table:table-cell office:value-type="float" office:value="4756234.5305578" calcext:value-type="float">
            <text:p>4756234.5305578</text:p>
          </table:table-cell>
        </table:table-row>
        <table:table-row table:style-name="ro1">
          <table:table-cell office:value-type="float" office:value="1576.82" calcext:value-type="float">
            <text:p>1576.82</text:p>
          </table:table-cell>
          <table:table-cell office:value-type="float" office:value="3099.9214" calcext:value-type="float">
            <text:p>3099.9214</text:p>
          </table:table-cell>
          <table:table-cell table:formula="of:=[.B1551]/33117.295" office:value-type="float" office:value="0.0936043055448822" calcext:value-type="float">
            <text:p>0.093604305544882</text:p>
          </table:table-cell>
          <table:table-cell office:value-type="float" office:value="4759390.1167884" calcext:value-type="float">
            <text:p>4759390.1167884</text:p>
          </table:table-cell>
        </table:table-row>
        <table:table-row table:style-name="ro1">
          <table:table-cell office:value-type="float" office:value="1577.83" calcext:value-type="float">
            <text:p>1577.83</text:p>
          </table:table-cell>
          <table:table-cell office:value-type="float" office:value="3021.4327" calcext:value-type="float">
            <text:p>3021.4327</text:p>
          </table:table-cell>
          <table:table-cell table:formula="of:=[.B1552]/33117.295" office:value-type="float" office:value="0.0912342840802668" calcext:value-type="float">
            <text:p>0.091234284080267</text:p>
          </table:table-cell>
          <table:table-cell office:value-type="float" office:value="4762465.8049176" calcext:value-type="float">
            <text:p>4762465.8049176</text:p>
          </table:table-cell>
        </table:table-row>
        <table:table-row table:style-name="ro1">
          <table:table-cell office:value-type="float" office:value="1578.85" calcext:value-type="float">
            <text:p>1578.85</text:p>
          </table:table-cell>
          <table:table-cell office:value-type="float" office:value="2940.371" calcext:value-type="float">
            <text:p>2940.371</text:p>
          </table:table-cell>
          <table:table-cell table:formula="of:=[.B1553]/33117.295" office:value-type="float" office:value="0.0887865690721419" calcext:value-type="float">
            <text:p>0.088786569072142</text:p>
          </table:table-cell>
          <table:table-cell office:value-type="float" office:value="4765458.9756686" calcext:value-type="float">
            <text:p>4765458.9756686</text:p>
          </table:table-cell>
        </table:table-row>
        <table:table-row table:style-name="ro1">
          <table:table-cell office:value-type="float" office:value="1579.87" calcext:value-type="float">
            <text:p>1579.87</text:p>
          </table:table-cell>
          <table:table-cell office:value-type="float" office:value="2850.522" calcext:value-type="float">
            <text:p>2850.522</text:p>
          </table:table-cell>
          <table:table-cell table:formula="of:=[.B1554]/33117.295" office:value-type="float" office:value="0.0860735153641021" calcext:value-type="float">
            <text:p>0.086073515364102</text:p>
          </table:table-cell>
          <table:table-cell office:value-type="float" office:value="4768360.6840701" calcext:value-type="float">
            <text:p>4768360.6840701</text:p>
          </table:table-cell>
        </table:table-row>
        <table:table-row table:style-name="ro1">
          <table:table-cell office:value-type="float" office:value="1580.89" calcext:value-type="float">
            <text:p>1580.89</text:p>
          </table:table-cell>
          <table:table-cell office:value-type="float" office:value="2750.1094" calcext:value-type="float">
            <text:p>2750.1094</text:p>
          </table:table-cell>
          <table:table-cell table:formula="of:=[.B1555]/33117.295" office:value-type="float" office:value="0.083041486329122" calcext:value-type="float">
            <text:p>0.083041486329122</text:p>
          </table:table-cell>
          <table:table-cell office:value-type="float" office:value="4771160.1767769" calcext:value-type="float">
            <text:p>4771160.1767769</text:p>
          </table:table-cell>
        </table:table-row>
        <table:table-row table:style-name="ro1">
          <table:table-cell office:value-type="float" office:value="1581.9" calcext:value-type="float">
            <text:p>1581.9</text:p>
          </table:table-cell>
          <table:table-cell office:value-type="float" office:value="2640.7999" calcext:value-type="float">
            <text:p>2640.7999</text:p>
          </table:table-cell>
          <table:table-cell table:formula="of:=[.B1556]/33117.295" office:value-type="float" office:value="0.0797408091451914" calcext:value-type="float">
            <text:p>0.079740809145191</text:p>
          </table:table-cell>
          <table:table-cell office:value-type="float" office:value="4773848.397082" calcext:value-type="float">
            <text:p>4773848.397082</text:p>
          </table:table-cell>
        </table:table-row>
        <table:table-row table:style-name="ro1">
          <table:table-cell office:value-type="float" office:value="1582.92" calcext:value-type="float">
            <text:p>1582.92</text:p>
          </table:table-cell>
          <table:table-cell office:value-type="float" office:value="2526.3712" calcext:value-type="float">
            <text:p>2526.3712</text:p>
          </table:table-cell>
          <table:table-cell table:formula="of:=[.B1557]/33117.295" office:value-type="float" office:value="0.0762855541190789" calcext:value-type="float">
            <text:p>0.076285554119079</text:p>
          </table:table-cell>
          <table:table-cell office:value-type="float" office:value="4776420.133925" calcext:value-type="float">
            <text:p>4776420.133925</text:p>
          </table:table-cell>
        </table:table-row>
        <table:table-row table:style-name="ro1">
          <table:table-cell office:value-type="float" office:value="1583.94" calcext:value-type="float">
            <text:p>1583.94</text:p>
          </table:table-cell>
          <table:table-cell office:value-type="float" office:value="2411.4109" calcext:value-type="float">
            <text:p>2411.4109</text:p>
          </table:table-cell>
          <table:table-cell table:formula="of:=[.B1558]/33117.295" office:value-type="float" office:value="0.0728142470573155" calcext:value-type="float">
            <text:p>0.072814247057316</text:p>
          </table:table-cell>
          <table:table-cell office:value-type="float" office:value="4778874.8461958" calcext:value-type="float">
            <text:p>4778874.8461958</text:p>
          </table:table-cell>
        </table:table-row>
        <table:table-row table:style-name="ro1">
          <table:table-cell office:value-type="float" office:value="1584.96" calcext:value-type="float">
            <text:p>1584.96</text:p>
          </table:table-cell>
          <table:table-cell office:value-type="float" office:value="2300.3093" calcext:value-type="float">
            <text:p>2300.3093</text:p>
          </table:table-cell>
          <table:table-cell table:formula="of:=[.B1559]/33117.295" office:value-type="float" office:value="0.0694594561542541" calcext:value-type="float">
            <text:p>0.069459456154254</text:p>
          </table:table-cell>
          <table:table-cell office:value-type="float" office:value="4781216.4617705" calcext:value-type="float">
            <text:p>4781216.4617705</text:p>
          </table:table-cell>
        </table:table-row>
        <table:table-row table:style-name="ro1">
          <table:table-cell office:value-type="float" office:value="1585.98" calcext:value-type="float">
            <text:p>1585.98</text:p>
          </table:table-cell>
          <table:table-cell office:value-type="float" office:value="2196.6675" calcext:value-type="float">
            <text:p>2196.6675</text:p>
          </table:table-cell>
          <table:table-cell table:formula="of:=[.B1560]/33117.295" office:value-type="float" office:value="0.0663299191555349" calcext:value-type="float">
            <text:p>0.066329919155535</text:p>
          </table:table-cell>
          <table:table-cell office:value-type="float" office:value="4783452.574513" calcext:value-type="float">
            <text:p>4783452.574513</text:p>
          </table:table-cell>
        </table:table-row>
        <table:table-row table:style-name="ro1">
          <table:table-cell office:value-type="float" office:value="1586.99" calcext:value-type="float">
            <text:p>1586.99</text:p>
          </table:table-cell>
          <table:table-cell office:value-type="float" office:value="2103.0986" calcext:value-type="float">
            <text:p>2103.0986</text:p>
          </table:table-cell>
          <table:table-cell table:formula="of:=[.B1561]/33117.295" office:value-type="float" office:value="0.0635045404523528" calcext:value-type="float">
            <text:p>0.063504540452353</text:p>
          </table:table-cell>
          <table:table-cell office:value-type="float" office:value="4785593.4381125" calcext:value-type="float">
            <text:p>4785593.4381125</text:p>
          </table:table-cell>
        </table:table-row>
        <table:table-row table:style-name="ro1">
          <table:table-cell office:value-type="float" office:value="1588.01" calcext:value-type="float">
            <text:p>1588.01</text:p>
          </table:table-cell>
          <table:table-cell office:value-type="float" office:value="2021.2819" calcext:value-type="float">
            <text:p>2021.2819</text:p>
          </table:table-cell>
          <table:table-cell table:formula="of:=[.B1562]/33117.295" office:value-type="float" office:value="0.0610340276885537" calcext:value-type="float">
            <text:p>0.061034027688554</text:p>
          </table:table-cell>
          <table:table-cell office:value-type="float" office:value="4787651.0158258" calcext:value-type="float">
            <text:p>4787651.0158258</text:p>
          </table:table-cell>
        </table:table-row>
        <table:table-row table:style-name="ro1">
          <table:table-cell office:value-type="float" office:value="1589.03" calcext:value-type="float">
            <text:p>1589.03</text:p>
          </table:table-cell>
          <table:table-cell office:value-type="float" office:value="1952.0864" calcext:value-type="float">
            <text:p>1952.0864</text:p>
          </table:table-cell>
          <table:table-cell table:formula="of:=[.B1563]/33117.295" office:value-type="float" office:value="0.0589446209299401" calcext:value-type="float">
            <text:p>0.05894462092994</text:p>
          </table:table-cell>
          <table:table-cell office:value-type="float" office:value="4789638.1555334" calcext:value-type="float">
            <text:p>4789638.1555334</text:p>
          </table:table-cell>
        </table:table-row>
        <table:table-row table:style-name="ro1">
          <table:table-cell office:value-type="float" office:value="1590.05" calcext:value-type="float">
            <text:p>1590.05</text:p>
          </table:table-cell>
          <table:table-cell office:value-type="float" office:value="1895.6072" calcext:value-type="float">
            <text:p>1895.6072</text:p>
          </table:table-cell>
          <table:table-cell table:formula="of:=[.B1564]/33117.295" office:value-type="float" office:value="0.0572391917878559" calcext:value-type="float">
            <text:p>0.057239191787856</text:p>
          </table:table-cell>
          <table:table-cell office:value-type="float" office:value="4791567.8018776" calcext:value-type="float">
            <text:p>4791567.8018776</text:p>
          </table:table-cell>
        </table:table-row>
        <table:table-row table:style-name="ro1">
          <table:table-cell office:value-type="float" office:value="1591.07" calcext:value-type="float">
            <text:p>1591.07</text:p>
          </table:table-cell>
          <table:table-cell office:value-type="float" office:value="1851.0602" calcext:value-type="float">
            <text:p>1851.0602</text:p>
          </table:table-cell>
          <table:table-cell table:formula="of:=[.B1565]/33117.295" office:value-type="float" office:value="0.055894063811673" calcext:value-type="float">
            <text:p>0.055894063811673</text:p>
          </table:table-cell>
          <table:table-cell office:value-type="float" office:value="4793452.1013214" calcext:value-type="float">
            <text:p>4793452.1013214</text:p>
          </table:table-cell>
        </table:table-row>
        <table:table-row table:style-name="ro1">
          <table:table-cell office:value-type="float" office:value="1592.08" calcext:value-type="float">
            <text:p>1592.08</text:p>
          </table:table-cell>
          <table:table-cell office:value-type="float" office:value="1816.607" calcext:value-type="float">
            <text:p>1816.607</text:p>
          </table:table-cell>
          <table:table-cell table:formula="of:=[.B1566]/33117.295" office:value-type="float" office:value="0.0548537252212175" calcext:value-type="float">
            <text:p>0.054853725221218</text:p>
          </table:table-cell>
          <table:table-cell office:value-type="float" office:value="4795301.3288351" calcext:value-type="float">
            <text:p>4795301.3288351</text:p>
          </table:table-cell>
        </table:table-row>
        <table:table-row table:style-name="ro1">
          <table:table-cell office:value-type="float" office:value="1593.1" calcext:value-type="float">
            <text:p>1593.1</text:p>
          </table:table-cell>
          <table:table-cell office:value-type="float" office:value="1789.2756" calcext:value-type="float">
            <text:p>1789.2756</text:p>
          </table:table-cell>
          <table:table-cell table:formula="of:=[.B1567]/33117.295" office:value-type="float" office:value="0.0540284343875307" calcext:value-type="float">
            <text:p>0.054028434387531</text:p>
          </table:table-cell>
          <table:table-cell office:value-type="float" office:value="4797122.7341853" calcext:value-type="float">
            <text:p>4797122.7341853</text:p>
          </table:table-cell>
        </table:table-row>
        <table:table-row table:style-name="ro1">
          <table:table-cell office:value-type="float" office:value="1594.12" calcext:value-type="float">
            <text:p>1594.12</text:p>
          </table:table-cell>
          <table:table-cell office:value-type="float" office:value="1765.1568" calcext:value-type="float">
            <text:p>1765.1568</text:p>
          </table:table-cell>
          <table:table-cell table:formula="of:=[.B1568]/33117.295" office:value-type="float" office:value="0.0533001502689154" calcext:value-type="float">
            <text:p>0.053300150268915</text:p>
          </table:table-cell>
          <table:table-cell office:value-type="float" office:value="4798919.5875997" calcext:value-type="float">
            <text:p>4798919.5875997</text:p>
          </table:table-cell>
        </table:table-row>
        <table:table-row table:style-name="ro1">
          <table:table-cell office:value-type="float" office:value="1595.14" calcext:value-type="float">
            <text:p>1595.14</text:p>
          </table:table-cell>
          <table:table-cell office:value-type="float" office:value="1739.9656" calcext:value-type="float">
            <text:p>1739.9656</text:p>
          </table:table-cell>
          <table:table-cell table:formula="of:=[.B1569]/33117.295" office:value-type="float" office:value="0.0525394842785318" calcext:value-type="float">
            <text:p>0.052539484278532</text:p>
          </table:table-cell>
          <table:table-cell office:value-type="float" office:value="4800690.7974911" calcext:value-type="float">
            <text:p>4800690.7974911</text:p>
          </table:table-cell>
        </table:table-row>
        <table:table-row table:style-name="ro1">
          <table:table-cell office:value-type="float" office:value="1596.16" calcext:value-type="float">
            <text:p>1596.16</text:p>
          </table:table-cell>
          <table:table-cell office:value-type="float" office:value="1709.9027" calcext:value-type="float">
            <text:p>1709.9027</text:p>
          </table:table-cell>
          <table:table-cell table:formula="of:=[.B1570]/33117.295" office:value-type="float" office:value="0.0516317138824291" calcext:value-type="float">
            <text:p>0.051631713882429</text:p>
          </table:table-cell>
          <table:table-cell office:value-type="float" office:value="4802431.4046885" calcext:value-type="float">
            <text:p>4802431.4046885</text:p>
          </table:table-cell>
        </table:table-row>
        <table:table-row table:style-name="ro1">
          <table:table-cell office:value-type="float" office:value="1597.17" calcext:value-type="float">
            <text:p>1597.17</text:p>
          </table:table-cell>
          <table:table-cell office:value-type="float" office:value="1672.5847" calcext:value-type="float">
            <text:p>1672.5847</text:p>
          </table:table-cell>
          <table:table-cell table:formula="of:=[.B1571]/33117.295" office:value-type="float" office:value="0.0505048706423638" calcext:value-type="float">
            <text:p>0.050504870642364</text:p>
          </table:table-cell>
          <table:table-cell office:value-type="float" office:value="4804134.0236931" calcext:value-type="float">
            <text:p>4804134.0236931</text:p>
          </table:table-cell>
        </table:table-row>
        <table:table-row table:style-name="ro1">
          <table:table-cell office:value-type="float" office:value="1598.19" calcext:value-type="float">
            <text:p>1598.19</text:p>
          </table:table-cell>
          <table:table-cell office:value-type="float" office:value="1627.7232" calcext:value-type="float">
            <text:p>1627.7232</text:p>
          </table:table-cell>
          <table:table-cell table:formula="of:=[.B1572]/33117.295" office:value-type="float" office:value="0.0491502461176252" calcext:value-type="float">
            <text:p>0.049150246117625</text:p>
          </table:table-cell>
          <table:table-cell office:value-type="float" office:value="4805790.9756292" calcext:value-type="float">
            <text:p>4805790.9756292</text:p>
          </table:table-cell>
        </table:table-row>
        <table:table-row table:style-name="ro1">
          <table:table-cell office:value-type="float" office:value="1599.21" calcext:value-type="float">
            <text:p>1599.21</text:p>
          </table:table-cell>
          <table:table-cell office:value-type="float" office:value="1577.2685" calcext:value-type="float">
            <text:p>1577.2685</text:p>
          </table:table-cell>
          <table:table-cell table:formula="of:=[.B1573]/33117.295" office:value-type="float" office:value="0.0476267309875399" calcext:value-type="float">
            <text:p>0.04762673098754</text:p>
          </table:table-cell>
          <table:table-cell office:value-type="float" office:value="4807396.5668738" calcext:value-type="float">
            <text:p>4807396.5668738</text:p>
          </table:table-cell>
        </table:table-row>
        <table:table-row table:style-name="ro1">
          <table:table-cell office:value-type="float" office:value="1600.23" calcext:value-type="float">
            <text:p>1600.23</text:p>
          </table:table-cell>
          <table:table-cell office:value-type="float" office:value="1524.891" calcext:value-type="float">
            <text:p>1524.891</text:p>
          </table:table-cell>
          <table:table-cell table:formula="of:=[.B1574]/33117.295" office:value-type="float" office:value="0.0460451555599574" calcext:value-type="float">
            <text:p>0.046045155559958</text:p>
          </table:table-cell>
          <table:table-cell office:value-type="float" office:value="4808948.8400861" calcext:value-type="float">
            <text:p>4808948.8400861</text:p>
          </table:table-cell>
        </table:table-row>
        <table:table-row table:style-name="ro1">
          <table:table-cell office:value-type="float" office:value="1601.25" calcext:value-type="float">
            <text:p>1601.25</text:p>
          </table:table-cell>
          <table:table-cell office:value-type="float" office:value="1474.9083" calcext:value-type="float">
            <text:p>1474.9083</text:p>
          </table:table-cell>
          <table:table-cell table:formula="of:=[.B1575]/33117.295" office:value-type="float" office:value="0.0445358928016313" calcext:value-type="float">
            <text:p>0.044535892801631</text:p>
          </table:table-cell>
          <table:table-cell office:value-type="float" office:value="4810450.233127" calcext:value-type="float">
            <text:p>4810450.233127</text:p>
          </table:table-cell>
        </table:table-row>
        <table:table-row table:style-name="ro1">
          <table:table-cell office:value-type="float" office:value="1602.26" calcext:value-type="float">
            <text:p>1602.26</text:p>
          </table:table-cell>
          <table:table-cell office:value-type="float" office:value="1430.978" calcext:value-type="float">
            <text:p>1430.978</text:p>
          </table:table-cell>
          <table:table-cell table:formula="of:=[.B1576]/33117.295" office:value-type="float" office:value="0.0432093865154144" calcext:value-type="float">
            <text:p>0.043209386515414</text:p>
          </table:table-cell>
          <table:table-cell office:value-type="float" office:value="4811906.9069666" calcext:value-type="float">
            <text:p>4811906.9069666</text:p>
          </table:table-cell>
        </table:table-row>
        <table:table-row table:style-name="ro1">
          <table:table-cell office:value-type="float" office:value="1603.28" calcext:value-type="float">
            <text:p>1603.28</text:p>
          </table:table-cell>
          <table:table-cell office:value-type="float" office:value="1394.9807" calcext:value-type="float">
            <text:p>1394.9807</text:p>
          </table:table-cell>
          <table:table-cell table:formula="of:=[.B1577]/33117.295" office:value-type="float" office:value="0.0421224227401423" calcext:value-type="float">
            <text:p>0.042122422740142</text:p>
          </table:table-cell>
          <table:table-cell office:value-type="float" office:value="4813326.9371725" calcext:value-type="float">
            <text:p>4813326.9371725</text:p>
          </table:table-cell>
        </table:table-row>
        <table:table-row table:style-name="ro1">
          <table:table-cell office:value-type="float" office:value="1604.3" calcext:value-type="float">
            <text:p>1604.3</text:p>
          </table:table-cell>
          <table:table-cell office:value-type="float" office:value="1366.4721" calcext:value-type="float">
            <text:p>1366.4721</text:p>
          </table:table-cell>
          <table:table-cell table:formula="of:=[.B1578]/33117.295" office:value-type="float" office:value="0.0412615855250255" calcext:value-type="float">
            <text:p>0.041261585525026</text:p>
          </table:table-cell>
          <table:table-cell office:value-type="float" office:value="4814717.946853" calcext:value-type="float">
            <text:p>4814717.946853</text:p>
          </table:table-cell>
        </table:table-row>
        <table:table-row table:style-name="ro1">
          <table:table-cell office:value-type="float" office:value="1605.32" calcext:value-type="float">
            <text:p>1605.32</text:p>
          </table:table-cell>
          <table:table-cell office:value-type="float" office:value="1342.8866" calcext:value-type="float">
            <text:p>1342.8866</text:p>
          </table:table-cell>
          <table:table-cell table:formula="of:=[.B1579]/33117.295" office:value-type="float" office:value="0.0405494047747559" calcext:value-type="float">
            <text:p>0.040549404774756</text:p>
          </table:table-cell>
          <table:table-cell office:value-type="float" office:value="4816084.9474684" calcext:value-type="float">
            <text:p>4816084.9474684</text:p>
          </table:table-cell>
        </table:table-row>
        <table:table-row table:style-name="ro1">
          <table:table-cell office:value-type="float" office:value="1606.34" calcext:value-type="float">
            <text:p>1606.34</text:p>
          </table:table-cell>
          <table:table-cell office:value-type="float" office:value="1320.417" calcext:value-type="float">
            <text:p>1320.417</text:p>
          </table:table-cell>
          <table:table-cell table:formula="of:=[.B1580]/33117.295" office:value-type="float" office:value="0.0398709194093298" calcext:value-type="float">
            <text:p>0.03987091940933</text:p>
          </table:table-cell>
          <table:table-cell office:value-type="float" office:value="4817429.0750254" calcext:value-type="float">
            <text:p>4817429.0750254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1295.2575" calcext:value-type="float">
            <text:p>1295.2575</text:p>
          </table:table-cell>
          <table:table-cell table:formula="of:=[.B1581]/33117.295" office:value-type="float" office:value="0.0391112106227275" calcext:value-type="float">
            <text:p>0.039111210622728</text:p>
          </table:table-cell>
          <table:table-cell office:value-type="float" office:value="4818747.5912604" calcext:value-type="float">
            <text:p>4818747.5912604</text:p>
          </table:table-cell>
        </table:table-row>
        <table:table-row table:style-name="ro1">
          <table:table-cell office:value-type="float" office:value="1608.37" calcext:value-type="float">
            <text:p>1608.37</text:p>
          </table:table-cell>
          <table:table-cell office:value-type="float" office:value="1264.7778" calcext:value-type="float">
            <text:p>1264.7778</text:p>
          </table:table-cell>
          <table:table-cell table:formula="of:=[.B1582]/33117.295" office:value-type="float" office:value="0.0381908546576645" calcext:value-type="float">
            <text:p>0.038190854657665</text:p>
          </table:table-cell>
          <table:table-cell office:value-type="float" office:value="4820035.0805323" calcext:value-type="float">
            <text:p>4820035.0805323</text:p>
          </table:table-cell>
        </table:table-row>
        <table:table-row table:style-name="ro1">
          <table:table-cell office:value-type="float" office:value="1609.39" calcext:value-type="float">
            <text:p>1609.39</text:p>
          </table:table-cell>
          <table:table-cell office:value-type="float" office:value="1228.2382" calcext:value-type="float">
            <text:p>1228.2382</text:p>
          </table:table-cell>
          <table:table-cell table:formula="of:=[.B1583]/33117.295" office:value-type="float" office:value="0.0370875157527207" calcext:value-type="float">
            <text:p>0.037087515752721</text:p>
          </table:table-cell>
          <table:table-cell office:value-type="float" office:value="4821285.3739791" calcext:value-type="float">
            <text:p>4821285.3739791</text:p>
          </table:table-cell>
        </table:table-row>
        <table:table-row table:style-name="ro1">
          <table:table-cell office:value-type="float" office:value="1610.41" calcext:value-type="float">
            <text:p>1610.41</text:p>
          </table:table-cell>
          <table:table-cell office:value-type="float" office:value="1186.8285" calcext:value-type="float">
            <text:p>1186.8285</text:p>
          </table:table-cell>
          <table:table-cell table:formula="of:=[.B1584]/33117.295" office:value-type="float" office:value="0.0358371207551825" calcext:value-type="float">
            <text:p>0.035837120755183</text:p>
          </table:table-cell>
          <table:table-cell office:value-type="float" office:value="4822493.5142024" calcext:value-type="float">
            <text:p>4822493.5142024</text:p>
          </table:table-cell>
        </table:table-row>
        <table:table-row table:style-name="ro1">
          <table:table-cell office:value-type="float" office:value="1611.43" calcext:value-type="float">
            <text:p>1611.43</text:p>
          </table:table-cell>
          <table:table-cell office:value-type="float" office:value="1143.0656" calcext:value-type="float">
            <text:p>1143.0656</text:p>
          </table:table-cell>
          <table:table-cell table:formula="of:=[.B1585]/33117.295" office:value-type="float" office:value="0.0345156692296276" calcext:value-type="float">
            <text:p>0.034515669229628</text:p>
          </table:table-cell>
          <table:table-cell office:value-type="float" office:value="4823657.105685" calcext:value-type="float">
            <text:p>4823657.105685</text:p>
          </table:table-cell>
        </table:table-row>
        <table:table-row table:style-name="ro1">
          <table:table-cell office:value-type="float" office:value="1612.44" calcext:value-type="float">
            <text:p>1612.44</text:p>
          </table:table-cell>
          <table:table-cell office:value-type="float" office:value="1099.7991" calcext:value-type="float">
            <text:p>1099.7991</text:p>
          </table:table-cell>
          <table:table-cell table:formula="of:=[.B1586]/33117.295" office:value-type="float" office:value="0.0332092068509822" calcext:value-type="float">
            <text:p>0.033209206850982</text:p>
          </table:table-cell>
          <table:table-cell office:value-type="float" office:value="4824776.6536802" calcext:value-type="float">
            <text:p>4824776.6536802</text:p>
          </table:table-cell>
        </table:table-row>
        <table:table-row table:style-name="ro1">
          <table:table-cell office:value-type="float" office:value="1613.46" calcext:value-type="float">
            <text:p>1613.46</text:p>
          </table:table-cell>
          <table:table-cell office:value-type="float" office:value="1059.1997" calcext:value-type="float">
            <text:p>1059.1997</text:p>
          </table:table-cell>
          <table:table-cell table:formula="of:=[.B1587]/33117.295" office:value-type="float" office:value="0.0319832794314874" calcext:value-type="float">
            <text:p>0.031983279431487</text:p>
          </table:table-cell>
          <table:table-cell office:value-type="float" office:value="4825854.8732637" calcext:value-type="float">
            <text:p>4825854.8732637</text:p>
          </table:table-cell>
        </table:table-row>
        <table:table-row table:style-name="ro1">
          <table:table-cell office:value-type="float" office:value="1614.48" calcext:value-type="float">
            <text:p>1614.48</text:p>
          </table:table-cell>
          <table:table-cell office:value-type="float" office:value="1022.0834" calcext:value-type="float">
            <text:p>1022.0834</text:p>
          </table:table-cell>
          <table:table-cell table:formula="of:=[.B1588]/33117.295" office:value-type="float" office:value="0.0308625266646929" calcext:value-type="float">
            <text:p>0.030862526664693</text:p>
          </table:table-cell>
          <table:table-cell office:value-type="float" office:value="4826895.3100123" calcext:value-type="float">
            <text:p>4826895.3100123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987.78298" calcext:value-type="float">
            <text:p>987.78298</text:p>
          </table:table-cell>
          <table:table-cell table:formula="of:=[.B1589]/33117.295" office:value-type="float" office:value="0.0298268013737233" calcext:value-type="float">
            <text:p>0.029826801373723</text:p>
          </table:table-cell>
          <table:table-cell office:value-type="float" office:value="4827900.8304596" calcext:value-type="float">
            <text:p>4827900.8304596</text:p>
          </table:table-cell>
        </table:table-row>
        <table:table-row table:style-name="ro1">
          <table:table-cell office:value-type="float" office:value="1616.52" calcext:value-type="float">
            <text:p>1616.52</text:p>
          </table:table-cell>
          <table:table-cell office:value-type="float" office:value="954.57781" calcext:value-type="float">
            <text:p>954.57781</text:p>
          </table:table-cell>
          <table:table-cell table:formula="of:=[.B1590]/33117.295" office:value-type="float" office:value="0.0288241479263328" calcext:value-type="float">
            <text:p>0.028824147926333</text:p>
          </table:table-cell>
          <table:table-cell office:value-type="float" office:value="4828872.5494819" calcext:value-type="float">
            <text:p>4828872.5494819</text:p>
          </table:table-cell>
        </table:table-row>
        <table:table-row table:style-name="ro1">
          <table:table-cell office:value-type="float" office:value="1617.53" calcext:value-type="float">
            <text:p>1617.53</text:p>
          </table:table-cell>
          <table:table-cell office:value-type="float" office:value="920.49659" calcext:value-type="float">
            <text:p>920.49659</text:p>
          </table:table-cell>
          <table:table-cell table:formula="of:=[.B1591]/33117.295" office:value-type="float" office:value="0.0277950415334344" calcext:value-type="float">
            <text:p>0.027795041533435</text:p>
          </table:table-cell>
          <table:table-cell office:value-type="float" office:value="4829809.5752909" calcext:value-type="float">
            <text:p>4829809.5752909</text:p>
          </table:table-cell>
        </table:table-row>
        <table:table-row table:style-name="ro1">
          <table:table-cell office:value-type="float" office:value="1618.55" calcext:value-type="float">
            <text:p>1618.55</text:p>
          </table:table-cell>
          <table:table-cell office:value-type="float" office:value="884.19593" calcext:value-type="float">
            <text:p>884.19593</text:p>
          </table:table-cell>
          <table:table-cell table:formula="of:=[.B1592]/33117.295" office:value-type="float" office:value="0.0266989175897367" calcext:value-type="float">
            <text:p>0.026698917589737</text:p>
          </table:table-cell>
          <table:table-cell office:value-type="float" office:value="4830709.6485886" calcext:value-type="float">
            <text:p>4830709.6485886</text:p>
          </table:table-cell>
        </table:table-row>
        <table:table-row table:style-name="ro1">
          <table:table-cell office:value-type="float" office:value="1619.57" calcext:value-type="float">
            <text:p>1619.57</text:p>
          </table:table-cell>
          <table:table-cell office:value-type="float" office:value="845.60829" calcext:value-type="float">
            <text:p>845.60829</text:p>
          </table:table-cell>
          <table:table-cell table:formula="of:=[.B1593]/33117.295" office:value-type="float" office:value="0.0255337366774672" calcext:value-type="float">
            <text:p>0.025533736677467</text:p>
          </table:table-cell>
          <table:table-cell office:value-type="float" office:value="4831570.4413376" calcext:value-type="float">
            <text:p>4831570.4413376</text:p>
          </table:table-cell>
        </table:table-row>
        <table:table-row table:style-name="ro1">
          <table:table-cell office:value-type="float" office:value="1620.59" calcext:value-type="float">
            <text:p>1620.59</text:p>
          </table:table-cell>
          <table:table-cell office:value-type="float" office:value="806.14844" calcext:value-type="float">
            <text:p>806.14844</text:p>
          </table:table-cell>
          <table:table-cell table:formula="of:=[.B1594]/33117.295" office:value-type="float" office:value="0.0243422187711889" calcext:value-type="float">
            <text:p>0.024342218771189</text:p>
          </table:table-cell>
          <table:table-cell office:value-type="float" office:value="4832391.0656583" calcext:value-type="float">
            <text:p>4832391.0656583</text:p>
          </table:table-cell>
        </table:table-row>
        <table:table-row table:style-name="ro1">
          <table:table-cell office:value-type="float" office:value="1621.61" calcext:value-type="float">
            <text:p>1621.61</text:p>
          </table:table-cell>
          <table:table-cell office:value-type="float" office:value="768.42283" calcext:value-type="float">
            <text:p>768.42283</text:p>
          </table:table-cell>
          <table:table-cell table:formula="of:=[.B1595]/33117.295" office:value-type="float" office:value="0.0232030674606727" calcext:value-type="float">
            <text:p>0.023203067460673</text:p>
          </table:table-cell>
          <table:table-cell office:value-type="float" office:value="4833173.2869354" calcext:value-type="float">
            <text:p>4833173.2869354</text:p>
          </table:table-cell>
        </table:table-row>
        <table:table-row table:style-name="ro1">
          <table:table-cell office:value-type="float" office:value="1622.62" calcext:value-type="float">
            <text:p>1622.62</text:p>
          </table:table-cell>
          <table:table-cell office:value-type="float" office:value="735.54777" calcext:value-type="float">
            <text:p>735.54777</text:p>
          </table:table-cell>
          <table:table-cell table:formula="of:=[.B1596]/33117.295" office:value-type="float" office:value="0.0222103819167598" calcext:value-type="float">
            <text:p>0.02221038191676</text:p>
          </table:table-cell>
          <table:table-cell office:value-type="float" office:value="4833922.0428263" calcext:value-type="float">
            <text:p>4833922.0428263</text:p>
          </table:table-cell>
        </table:table-row>
        <table:table-row table:style-name="ro1">
          <table:table-cell office:value-type="float" office:value="1623.64" calcext:value-type="float">
            <text:p>1623.64</text:p>
          </table:table-cell>
          <table:table-cell office:value-type="float" office:value="710.2971" calcext:value-type="float">
            <text:p>710.2971</text:p>
          </table:table-cell>
          <table:table-cell table:formula="of:=[.B1597]/33117.295" office:value-type="float" office:value="0.021447920187926" calcext:value-type="float">
            <text:p>0.021447920187926</text:p>
          </table:table-cell>
          <table:table-cell office:value-type="float" office:value="4834645.0946245" calcext:value-type="float">
            <text:p>4834645.0946245</text:p>
          </table:table-cell>
        </table:table-row>
        <table:table-row table:style-name="ro1">
          <table:table-cell office:value-type="float" office:value="1624.66" calcext:value-type="float">
            <text:p>1624.66</text:p>
          </table:table-cell>
          <table:table-cell office:value-type="float" office:value="694.3377" calcext:value-type="float">
            <text:p>694.3377</text:p>
          </table:table-cell>
          <table:table-cell table:formula="of:=[.B1598]/33117.295" office:value-type="float" office:value="0.0209660148873874" calcext:value-type="float">
            <text:p>0.020966014887387</text:p>
          </table:table-cell>
          <table:table-cell office:value-type="float" office:value="4835351.9004462" calcext:value-type="float">
            <text:p>4835351.9004462</text:p>
          </table:table-cell>
        </table:table-row>
        <table:table-row table:style-name="ro1">
          <table:table-cell office:value-type="float" office:value="1625.68" calcext:value-type="float">
            <text:p>1625.68</text:p>
          </table:table-cell>
          <table:table-cell office:value-type="float" office:value="687.76766" calcext:value-type="float">
            <text:p>687.76766</text:p>
          </table:table-cell>
          <table:table-cell table:formula="of:=[.B1599]/33117.295" office:value-type="float" office:value="0.0207676279116395" calcext:value-type="float">
            <text:p>0.02076762791164</text:p>
          </table:table-cell>
          <table:table-cell office:value-type="float" office:value="4836052.0182474" calcext:value-type="float">
            <text:p>4836052.0182474</text:p>
          </table:table-cell>
        </table:table-row>
        <table:table-row table:style-name="ro1">
          <table:table-cell office:value-type="float" office:value="1626.7" calcext:value-type="float">
            <text:p>1626.7</text:p>
          </table:table-cell>
          <table:table-cell office:value-type="float" office:value="689.06828" calcext:value-type="float">
            <text:p>689.06828</text:p>
          </table:table-cell>
          <table:table-cell table:formula="of:=[.B1600]/33117.295" office:value-type="float" office:value="0.0208069010467189" calcext:value-type="float">
            <text:p>0.020806901046719</text:p>
          </table:table-cell>
          <table:table-cell office:value-type="float" office:value="4836753.4600178" calcext:value-type="float">
            <text:p>4836753.4600178</text:p>
          </table:table-cell>
        </table:table-row>
        <table:table-row table:style-name="ro1">
          <table:table-cell office:value-type="float" office:value="1627.71" calcext:value-type="float">
            <text:p>1627.71</text:p>
          </table:table-cell>
          <table:table-cell office:value-type="float" office:value="695.45578" calcext:value-type="float">
            <text:p>695.45578</text:p>
          </table:table-cell>
          <table:table-cell table:formula="of:=[.B1601]/33117.295" office:value-type="float" office:value="0.0209997760988631" calcext:value-type="float">
            <text:p>0.020999776098863</text:p>
          </table:table-cell>
          <table:table-cell office:value-type="float" office:value="4837461.4039911" calcext:value-type="float">
            <text:p>4837461.4039911</text:p>
          </table:table-cell>
        </table:table-row>
        <table:table-row table:style-name="ro1">
          <table:table-cell office:value-type="float" office:value="1628.73" calcext:value-type="float">
            <text:p>1628.73</text:p>
          </table:table-cell>
          <table:table-cell office:value-type="float" office:value="703.51039" calcext:value-type="float">
            <text:p>703.51039</text:p>
          </table:table-cell>
          <table:table-cell table:formula="of:=[.B1602]/33117.295" office:value-type="float" office:value="0.0212429907092352" calcext:value-type="float">
            <text:p>0.021242990709235</text:p>
          </table:table-cell>
          <table:table-cell office:value-type="float" office:value="4838177.5472099" calcext:value-type="float">
            <text:p>4838177.5472099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709.89963" calcext:value-type="float">
            <text:p>709.89963</text:p>
          </table:table-cell>
          <table:table-cell table:formula="of:=[.B1603]/33117.295" office:value-type="float" office:value="0.0214359183019024" calcext:value-type="float">
            <text:p>0.021435918301902</text:p>
          </table:table-cell>
          <table:table-cell office:value-type="float" office:value="4838900.1944006" calcext:value-type="float">
            <text:p>4838900.1944006</text:p>
          </table:table-cell>
        </table:table-row>
        <table:table-row table:style-name="ro1">
          <table:table-cell office:value-type="float" office:value="1630.77" calcext:value-type="float">
            <text:p>1630.77</text:p>
          </table:table-cell>
          <table:table-cell office:value-type="float" office:value="712.01098" calcext:value-type="float">
            <text:p>712.01098</text:p>
          </table:table-cell>
          <table:table-cell table:formula="of:=[.B1604]/33117.295" office:value-type="float" office:value="0.0214996719991775" calcext:value-type="float">
            <text:p>0.021499671999178</text:p>
          </table:table-cell>
          <table:table-cell office:value-type="float" office:value="4839624.9908572" calcext:value-type="float">
            <text:p>4839624.9908572</text:p>
          </table:table-cell>
        </table:table-row>
        <table:table-row table:style-name="ro1">
          <table:table-cell office:value-type="float" office:value="1631.78" calcext:value-type="float">
            <text:p>1631.78</text:p>
          </table:table-cell>
          <table:table-cell office:value-type="float" office:value="708.35824" calcext:value-type="float">
            <text:p>708.35824</text:p>
          </table:table-cell>
          <table:table-cell table:formula="of:=[.B1605]/33117.295" office:value-type="float" office:value="0.0213893749474406" calcext:value-type="float">
            <text:p>0.021389374947441</text:p>
          </table:table-cell>
          <table:table-cell office:value-type="float" office:value="4840346.0689758" calcext:value-type="float">
            <text:p>4840346.0689758</text:p>
          </table:table-cell>
        </table:table-row>
        <table:table-row table:style-name="ro1">
          <table:table-cell office:value-type="float" office:value="1632.8" calcext:value-type="float">
            <text:p>1632.8</text:p>
          </table:table-cell>
          <table:table-cell office:value-type="float" office:value="698.70402" calcext:value-type="float">
            <text:p>698.70402</text:p>
          </table:table-cell>
          <table:table-cell table:formula="of:=[.B1606]/33117.295" office:value-type="float" office:value="0.0210978589887852" calcext:value-type="float">
            <text:p>0.021097858988785</text:p>
          </table:table-cell>
          <table:table-cell office:value-type="float" office:value="4841057.3195166" calcext:value-type="float">
            <text:p>4841057.3195166</text:p>
          </table:table-cell>
        </table:table-row>
        <table:table-row table:style-name="ro1">
          <table:table-cell office:value-type="float" office:value="1633.82" calcext:value-type="float">
            <text:p>1633.82</text:p>
          </table:table-cell>
          <table:table-cell office:value-type="float" office:value="683.92004" calcext:value-type="float">
            <text:p>683.92004</text:p>
          </table:table-cell>
          <table:table-cell table:formula="of:=[.B1607]/33117.295" office:value-type="float" office:value="0.0206514463213255" calcext:value-type="float">
            <text:p>0.020651446321326</text:p>
          </table:table-cell>
          <table:table-cell office:value-type="float" office:value="4841753.5206078" calcext:value-type="float">
            <text:p>4841753.5206078</text:p>
          </table:table-cell>
        </table:table-row>
        <table:table-row table:style-name="ro1">
          <table:table-cell office:value-type="float" office:value="1634.84" calcext:value-type="float">
            <text:p>1634.84</text:p>
          </table:table-cell>
          <table:table-cell office:value-type="float" office:value="665.66335" calcext:value-type="float">
            <text:p>665.66335</text:p>
          </table:table-cell>
          <table:table-cell table:formula="of:=[.B1608]/33117.295" office:value-type="float" office:value="0.0201001727345183" calcext:value-type="float">
            <text:p>0.020100172734518</text:p>
          </table:table-cell>
          <table:table-cell office:value-type="float" office:value="4842431.1371719" calcext:value-type="float">
            <text:p>4842431.1371719</text:p>
          </table:table-cell>
        </table:table-row>
        <table:table-row table:style-name="ro1">
          <table:table-cell office:value-type="float" office:value="1635.86" calcext:value-type="float">
            <text:p>1635.86</text:p>
          </table:table-cell>
          <table:table-cell office:value-type="float" office:value="645.96951" calcext:value-type="float">
            <text:p>645.96951</text:p>
          </table:table-cell>
          <table:table-cell table:formula="of:=[.B1609]/33117.295" office:value-type="float" office:value="0.0195055033933176" calcext:value-type="float">
            <text:p>0.019505503393318</text:p>
          </table:table-cell>
          <table:table-cell office:value-type="float" office:value="4843088.7062606" calcext:value-type="float">
            <text:p>4843088.7062606</text:p>
          </table:table-cell>
        </table:table-row>
        <table:table-row table:style-name="ro1">
          <table:table-cell office:value-type="float" office:value="1636.87" calcext:value-type="float">
            <text:p>1636.87</text:p>
          </table:table-cell>
          <table:table-cell office:value-type="float" office:value="626.85464" calcext:value-type="float">
            <text:p>626.85464</text:p>
          </table:table-cell>
          <table:table-cell table:formula="of:=[.B1610]/33117.295" office:value-type="float" office:value="0.0189283164582131" calcext:value-type="float">
            <text:p>0.018928316458213</text:p>
          </table:table-cell>
          <table:table-cell office:value-type="float" office:value="4843726.8172291" calcext:value-type="float">
            <text:p>4843726.8172291</text:p>
          </table:table-cell>
        </table:table-row>
        <table:table-row table:style-name="ro1">
          <table:table-cell office:value-type="float" office:value="1637.89" calcext:value-type="float">
            <text:p>1637.89</text:p>
          </table:table-cell>
          <table:table-cell office:value-type="float" office:value="609.98932" calcext:value-type="float">
            <text:p>609.98932</text:p>
          </table:table-cell>
          <table:table-cell table:formula="of:=[.B1611]/33117.295" office:value-type="float" office:value="0.0184190562665218" calcext:value-type="float">
            <text:p>0.018419056266522</text:p>
          </table:table-cell>
          <table:table-cell office:value-type="float" office:value="4844347.7600383" calcext:value-type="float">
            <text:p>4844347.7600383</text:p>
          </table:table-cell>
        </table:table-row>
        <table:table-row table:style-name="ro1">
          <table:table-cell office:value-type="float" office:value="1638.91" calcext:value-type="float">
            <text:p>1638.91</text:p>
          </table:table-cell>
          <table:table-cell office:value-type="float" office:value="596.47579" calcext:value-type="float">
            <text:p>596.47579</text:p>
          </table:table-cell>
          <table:table-cell table:formula="of:=[.B1612]/33117.295" office:value-type="float" office:value="0.0180110057297856" calcext:value-type="float">
            <text:p>0.018011005729786</text:p>
          </table:table-cell>
          <table:table-cell office:value-type="float" office:value="4844954.9466561" calcext:value-type="float">
            <text:p>4844954.9466561</text:p>
          </table:table-cell>
        </table:table-row>
        <table:table-row table:style-name="ro1">
          <table:table-cell office:value-type="float" office:value="1639.93" calcext:value-type="float">
            <text:p>1639.93</text:p>
          </table:table-cell>
          <table:table-cell office:value-type="float" office:value="586.73567" calcext:value-type="float">
            <text:p>586.73567</text:p>
          </table:table-cell>
          <table:table-cell table:formula="of:=[.B1613]/33117.295" office:value-type="float" office:value="0.0177168959602528" calcext:value-type="float">
            <text:p>0.017716895960253</text:p>
          </table:table-cell>
          <table:table-cell office:value-type="float" office:value="4845552.2182541" calcext:value-type="float">
            <text:p>4845552.2182541</text:p>
          </table:table-cell>
        </table:table-row>
        <table:table-row table:style-name="ro1">
          <table:table-cell office:value-type="float" office:value="1640.95" calcext:value-type="float">
            <text:p>1640.95</text:p>
          </table:table-cell>
          <table:table-cell office:value-type="float" office:value="580.50481" calcext:value-type="float">
            <text:p>580.50481</text:p>
          </table:table-cell>
          <table:table-cell table:formula="of:=[.B1614]/33117.295" office:value-type="float" office:value="0.0175287507630077" calcext:value-type="float">
            <text:p>0.017528750763008</text:p>
          </table:table-cell>
          <table:table-cell office:value-type="float" office:value="4846143.147104" calcext:value-type="float">
            <text:p>4846143.147104</text:p>
          </table:table-cell>
        </table:table-row>
        <table:table-row table:style-name="ro1">
          <table:table-cell office:value-type="float" office:value="1641.96" calcext:value-type="float">
            <text:p>1641.96</text:p>
          </table:table-cell>
          <table:table-cell office:value-type="float" office:value="576.92783" calcext:value-type="float">
            <text:p>576.92783</text:p>
          </table:table-cell>
          <table:table-cell table:formula="of:=[.B1615]/33117.295" office:value-type="float" office:value="0.017420741337721" calcext:value-type="float">
            <text:p>0.017420741337721</text:p>
          </table:table-cell>
          <table:table-cell office:value-type="float" office:value="4846730.434737" calcext:value-type="float">
            <text:p>4846730.434737</text:p>
          </table:table-cell>
        </table:table-row>
        <table:table-row table:style-name="ro1">
          <table:table-cell office:value-type="float" office:value="1642.98" calcext:value-type="float">
            <text:p>1642.98</text:p>
          </table:table-cell>
          <table:table-cell office:value-type="float" office:value="574.74132" calcext:value-type="float">
            <text:p>574.74132</text:p>
          </table:table-cell>
          <table:table-cell table:formula="of:=[.B1616]/33117.295" office:value-type="float" office:value="0.0173547181314174" calcext:value-type="float">
            <text:p>0.017354718131418</text:p>
          </table:table-cell>
          <table:table-cell office:value-type="float" office:value="4847315.4966016" calcext:value-type="float">
            <text:p>4847315.496601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72.52413" calcext:value-type="float">
            <text:p>572.52413</text:p>
          </table:table-cell>
          <table:table-cell table:formula="of:=[.B1617]/33117.295" office:value-type="float" office:value="0.0172877685209496" calcext:value-type="float">
            <text:p>0.01728776852095</text:p>
          </table:table-cell>
          <table:table-cell office:value-type="float" office:value="4847898.3014611" calcext:value-type="float">
            <text:p>4847898.3014611</text:p>
          </table:table-cell>
        </table:table-row>
        <table:table-row table:style-name="ro1">
          <table:table-cell office:value-type="float" office:value="1645.02" calcext:value-type="float">
            <text:p>1645.02</text:p>
          </table:table-cell>
          <table:table-cell office:value-type="float" office:value="568.9763" calcext:value-type="float">
            <text:p>568.9763</text:p>
          </table:table-cell>
          <table:table-cell table:formula="of:=[.B1618]/33117.295" office:value-type="float" office:value="0.0171806393004018" calcext:value-type="float">
            <text:p>0.017180639300402</text:p>
          </table:table-cell>
          <table:table-cell office:value-type="float" office:value="4848477.4947814" calcext:value-type="float">
            <text:p>4848477.4947814</text:p>
          </table:table-cell>
        </table:table-row>
        <table:table-row table:style-name="ro1">
          <table:table-cell office:value-type="float" office:value="1646.04" calcext:value-type="float">
            <text:p>1646.04</text:p>
          </table:table-cell>
          <table:table-cell office:value-type="float" office:value="563.17278" calcext:value-type="float">
            <text:p>563.17278</text:p>
          </table:table-cell>
          <table:table-cell table:formula="of:=[.B1619]/33117.295" office:value-type="float" office:value="0.0170053979348253" calcext:value-type="float">
            <text:p>0.017005397934825</text:p>
          </table:table-cell>
          <table:table-cell office:value-type="float" office:value="4849050.7803744" calcext:value-type="float">
            <text:p>4849050.7803744</text:p>
          </table:table-cell>
        </table:table-row>
        <table:table-row table:style-name="ro1">
          <table:table-cell office:value-type="float" office:value="1647.05" calcext:value-type="float">
            <text:p>1647.05</text:p>
          </table:table-cell>
          <table:table-cell office:value-type="float" office:value="554.73344" calcext:value-type="float">
            <text:p>554.73344</text:p>
          </table:table-cell>
          <table:table-cell table:formula="of:=[.B1620]/33117.295" office:value-type="float" office:value="0.0167505661316844" calcext:value-type="float">
            <text:p>0.016750566131684</text:p>
          </table:table-cell>
          <table:table-cell office:value-type="float" office:value="4849615.4750796" calcext:value-type="float">
            <text:p>4849615.4750796</text:p>
          </table:table-cell>
        </table:table-row>
        <table:table-row table:style-name="ro1">
          <table:table-cell office:value-type="float" office:value="1648.07" calcext:value-type="float">
            <text:p>1648.07</text:p>
          </table:table-cell>
          <table:table-cell office:value-type="float" office:value="543.86515" calcext:value-type="float">
            <text:p>543.86515</text:p>
          </table:table-cell>
          <table:table-cell table:formula="of:=[.B1621]/33117.295" office:value-type="float" office:value="0.0164223904760337" calcext:value-type="float">
            <text:p>0.016422390476034</text:p>
          </table:table-cell>
          <table:table-cell office:value-type="float" office:value="4850169.1063355" calcext:value-type="float">
            <text:p>4850169.1063355</text:p>
          </table:table-cell>
        </table:table-row>
        <table:table-row table:style-name="ro1">
          <table:table-cell office:value-type="float" office:value="1649.09" calcext:value-type="float">
            <text:p>1649.09</text:p>
          </table:table-cell>
          <table:table-cell office:value-type="float" office:value="531.2645" calcext:value-type="float">
            <text:p>531.2645</text:p>
          </table:table-cell>
          <table:table-cell table:formula="of:=[.B1622]/33117.295" office:value-type="float" office:value="0.0160419049925424" calcext:value-type="float">
            <text:p>0.016041904992543</text:p>
          </table:table-cell>
          <table:table-cell office:value-type="float" office:value="4850709.9106674" calcext:value-type="float">
            <text:p>4850709.9106674</text:p>
          </table:table-cell>
        </table:table-row>
        <table:table-row table:style-name="ro1">
          <table:table-cell office:value-type="float" office:value="1650.11" calcext:value-type="float">
            <text:p>1650.11</text:p>
          </table:table-cell>
          <table:table-cell office:value-type="float" office:value="517.91044" calcext:value-type="float">
            <text:p>517.91044</text:p>
          </table:table-cell>
          <table:table-cell table:formula="of:=[.B1623]/33117.295" office:value-type="float" office:value="0.0156386697645445" calcext:value-type="float">
            <text:p>0.015638669764545</text:p>
          </table:table-cell>
          <table:table-cell office:value-type="float" office:value="4851237.1211422" calcext:value-type="float">
            <text:p>4851237.1211422</text:p>
          </table:table-cell>
        </table:table-row>
        <table:table-row table:style-name="ro1">
          <table:table-cell office:value-type="float" office:value="1651.13" calcext:value-type="float">
            <text:p>1651.13</text:p>
          </table:table-cell>
          <table:table-cell office:value-type="float" office:value="504.81091" calcext:value-type="float">
            <text:p>504.81091</text:p>
          </table:table-cell>
          <table:table-cell table:formula="of:=[.B1624]/33117.295" office:value-type="float" office:value="0.0152431202488005" calcext:value-type="float">
            <text:p>0.015243120248801</text:p>
          </table:table-cell>
          <table:table-cell office:value-type="float" office:value="4851750.9968624" calcext:value-type="float">
            <text:p>4851750.9968624</text:p>
          </table:table-cell>
        </table:table-row>
        <table:table-row table:style-name="ro1">
          <table:table-cell office:value-type="float" office:value="1652.14" calcext:value-type="float">
            <text:p>1652.14</text:p>
          </table:table-cell>
          <table:table-cell office:value-type="float" office:value="492.78053" calcext:value-type="float">
            <text:p>492.78053</text:p>
          </table:table-cell>
          <table:table-cell table:formula="of:=[.B1625]/33117.295" office:value-type="float" office:value="0.0148798544687904" calcext:value-type="float">
            <text:p>0.01487985446879</text:p>
          </table:table-cell>
          <table:table-cell office:value-type="float" office:value="4852252.6261754" calcext:value-type="float">
            <text:p>4852252.6261754</text:p>
          </table:table-cell>
        </table:table-row>
        <table:table-row table:style-name="ro1">
          <table:table-cell office:value-type="float" office:value="1653.16" calcext:value-type="float">
            <text:p>1653.16</text:p>
          </table:table-cell>
          <table:table-cell office:value-type="float" office:value="482.31239" calcext:value-type="float">
            <text:p>482.31239</text:p>
          </table:table-cell>
          <table:table-cell table:formula="of:=[.B1626]/33117.295" office:value-type="float" office:value="0.0145637616236471" calcext:value-type="float">
            <text:p>0.014563761623647</text:p>
          </table:table-cell>
          <table:table-cell office:value-type="float" office:value="4852743.5993762" calcext:value-type="float">
            <text:p>4852743.5993762</text:p>
          </table:table-cell>
        </table:table-row>
        <table:table-row table:style-name="ro1">
          <table:table-cell office:value-type="float" office:value="1654.18" calcext:value-type="float">
            <text:p>1654.18</text:p>
          </table:table-cell>
          <table:table-cell office:value-type="float" office:value="473.56985" calcext:value-type="float">
            <text:p>473.56985</text:p>
          </table:table-cell>
          <table:table-cell table:formula="of:=[.B1627]/33117.295" office:value-type="float" office:value="0.014299774483393" calcext:value-type="float">
            <text:p>0.014299774483393</text:p>
          </table:table-cell>
          <table:table-cell office:value-type="float" office:value="4853225.6730438" calcext:value-type="float">
            <text:p>4853225.6730438</text:p>
          </table:table-cell>
        </table:table-row>
        <table:table-row table:style-name="ro1">
          <table:table-cell office:value-type="float" office:value="1655.2" calcext:value-type="float">
            <text:p>1655.2</text:p>
          </table:table-cell>
          <table:table-cell office:value-type="float" office:value="466.47874" calcext:value-type="float">
            <text:p>466.47874</text:p>
          </table:table-cell>
          <table:table-cell table:formula="of:=[.B1628]/33117.295" office:value-type="float" office:value="0.0140856534327456" calcext:value-type="float">
            <text:p>0.014085653432746</text:p>
          </table:table-cell>
          <table:table-cell office:value-type="float" office:value="4853700.5282726" calcext:value-type="float">
            <text:p>4853700.5282726</text:p>
          </table:table-cell>
        </table:table-row>
        <table:table-row table:style-name="ro1">
          <table:table-cell office:value-type="float" office:value="1656.22" calcext:value-type="float">
            <text:p>1656.22</text:p>
          </table:table-cell>
          <table:table-cell office:value-type="float" office:value="460.86502" calcext:value-type="float">
            <text:p>460.86502</text:p>
          </table:table-cell>
          <table:table-cell table:formula="of:=[.B1629]/33117.295" office:value-type="float" office:value="0.0139161432115757" calcext:value-type="float">
            <text:p>0.013916143211576</text:p>
          </table:table-cell>
          <table:table-cell office:value-type="float" office:value="4854169.6689745" calcext:value-type="float">
            <text:p>4854169.6689745</text:p>
          </table:table-cell>
        </table:table-row>
        <table:table-row table:style-name="ro1">
          <table:table-cell office:value-type="float" office:value="1657.23" calcext:value-type="float">
            <text:p>1657.23</text:p>
          </table:table-cell>
          <table:table-cell office:value-type="float" office:value="456.57098" calcext:value-type="float">
            <text:p>456.57098</text:p>
          </table:table-cell>
          <table:table-cell table:formula="of:=[.B1630]/33117.295" office:value-type="float" office:value="0.0137864816555821" calcext:value-type="float">
            <text:p>0.013786481655582</text:p>
          </table:table-cell>
          <table:table-cell office:value-type="float" office:value="4854634.4385269" calcext:value-type="float">
            <text:p>4854634.4385269</text:p>
          </table:table-cell>
        </table:table-row>
        <table:table-row table:style-name="ro1">
          <table:table-cell office:value-type="float" office:value="1658.25" calcext:value-type="float">
            <text:p>1658.25</text:p>
          </table:table-cell>
          <table:table-cell office:value-type="float" office:value="453.49985" calcext:value-type="float">
            <text:p>453.49985</text:p>
          </table:table-cell>
          <table:table-cell table:formula="of:=[.B1631]/33117.295" office:value-type="float" office:value="0.0136937467265971" calcext:value-type="float">
            <text:p>0.013693746726597</text:p>
          </table:table-cell>
          <table:table-cell office:value-type="float" office:value="4855096.0818031" calcext:value-type="float">
            <text:p>4855096.0818031</text:p>
          </table:table-cell>
        </table:table-row>
        <table:table-row table:style-name="ro1">
          <table:table-cell office:value-type="float" office:value="1659.27" calcext:value-type="float">
            <text:p>1659.27</text:p>
          </table:table-cell>
          <table:table-cell office:value-type="float" office:value="451.57504" calcext:value-type="float">
            <text:p>451.57504</text:p>
          </table:table-cell>
          <table:table-cell table:formula="of:=[.B1632]/33117.295" office:value-type="float" office:value="0.0136356257357372" calcext:value-type="float">
            <text:p>0.013635625735737</text:p>
          </table:table-cell>
          <table:table-cell office:value-type="float" office:value="4855555.7657039" calcext:value-type="float">
            <text:p>4855555.7657039</text:p>
          </table:table-cell>
        </table:table-row>
        <table:table-row table:style-name="ro1">
          <table:table-cell office:value-type="float" office:value="1660.29" calcext:value-type="float">
            <text:p>1660.29</text:p>
          </table:table-cell>
          <table:table-cell office:value-type="float" office:value="450.64142" calcext:value-type="float">
            <text:p>450.64142</text:p>
          </table:table-cell>
          <table:table-cell table:formula="of:=[.B1633]/33117.295" office:value-type="float" office:value="0.0136074344236146" calcext:value-type="float">
            <text:p>0.013607434423615</text:p>
          </table:table-cell>
          <table:table-cell office:value-type="float" office:value="4856014.4992188" calcext:value-type="float">
            <text:p>4856014.4992188</text:p>
          </table:table-cell>
        </table:table-row>
        <table:table-row table:style-name="ro1">
          <table:table-cell office:value-type="float" office:value="1661.31" calcext:value-type="float">
            <text:p>1661.31</text:p>
          </table:table-cell>
          <table:table-cell office:value-type="float" office:value="450.36442" calcext:value-type="float">
            <text:p>450.36442</text:p>
          </table:table-cell>
          <table:table-cell table:formula="of:=[.B1634]/33117.295" office:value-type="float" office:value="0.0135990702139169" calcext:value-type="float">
            <text:p>0.013599070213917</text:p>
          </table:table-cell>
          <table:table-cell office:value-type="float" office:value="4856472.9507627" calcext:value-type="float">
            <text:p>4856472.9507627</text:p>
          </table:table-cell>
        </table:table-row>
        <table:table-row table:style-name="ro1">
          <table:table-cell office:value-type="float" office:value="1662.32" calcext:value-type="float">
            <text:p>1662.32</text:p>
          </table:table-cell>
          <table:table-cell office:value-type="float" office:value="450.18672" calcext:value-type="float">
            <text:p>450.18672</text:p>
          </table:table-cell>
          <table:table-cell table:formula="of:=[.B1635]/33117.295" office:value-type="float" office:value="0.0135937044375152" calcext:value-type="float">
            <text:p>0.013593704437515</text:p>
          </table:table-cell>
          <table:table-cell office:value-type="float" office:value="4856931.2214159" calcext:value-type="float">
            <text:p>4856931.2214159</text:p>
          </table:table-cell>
        </table:table-row>
        <table:table-row table:style-name="ro1">
          <table:table-cell office:value-type="float" office:value="1663.34" calcext:value-type="float">
            <text:p>1663.34</text:p>
          </table:table-cell>
          <table:table-cell office:value-type="float" office:value="449.38091" calcext:value-type="float">
            <text:p>449.38091</text:p>
          </table:table-cell>
          <table:table-cell table:formula="of:=[.B1636]/33117.295" office:value-type="float" office:value="0.0135693724381777" calcext:value-type="float">
            <text:p>0.013569372438178</text:p>
          </table:table-cell>
          <table:table-cell office:value-type="float" office:value="4857388.6717883" calcext:value-type="float">
            <text:p>4857388.6717883</text:p>
          </table:table-cell>
        </table:table-row>
        <table:table-row table:style-name="ro1">
          <table:table-cell office:value-type="float" office:value="1664.36" calcext:value-type="float">
            <text:p>1664.36</text:p>
          </table:table-cell>
          <table:table-cell office:value-type="float" office:value="447.19858" calcext:value-type="float">
            <text:p>447.19858</text:p>
          </table:table-cell>
          <table:table-cell table:formula="of:=[.B1637]/33117.295" office:value-type="float" office:value="0.0135034754499122" calcext:value-type="float">
            <text:p>0.013503475449912</text:p>
          </table:table-cell>
          <table:table-cell office:value-type="float" office:value="4857843.9006477" calcext:value-type="float">
            <text:p>4857843.9006477</text:p>
          </table:table-cell>
        </table:table-row>
        <table:table-row table:style-name="ro1">
          <table:table-cell office:value-type="float" office:value="1665.38" calcext:value-type="float">
            <text:p>1665.38</text:p>
          </table:table-cell>
          <table:table-cell office:value-type="float" office:value="443.0766" calcext:value-type="float">
            <text:p>443.0766</text:p>
          </table:table-cell>
          <table:table-cell table:formula="of:=[.B1638]/33117.295" office:value-type="float" office:value="0.0133790093665561" calcext:value-type="float">
            <text:p>0.013379009366556</text:p>
          </table:table-cell>
          <table:table-cell office:value-type="float" office:value="4858294.9335061" calcext:value-type="float">
            <text:p>4858294.9335061</text:p>
          </table:table-cell>
        </table:table-row>
        <table:table-row table:style-name="ro1">
          <table:table-cell office:value-type="float" office:value="1666.4" calcext:value-type="float">
            <text:p>1666.4</text:p>
          </table:table-cell>
          <table:table-cell office:value-type="float" office:value="436.83494" calcext:value-type="float">
            <text:p>436.83494</text:p>
          </table:table-cell>
          <table:table-cell table:formula="of:=[.B1639]/33117.295" office:value-type="float" office:value="0.0131905380557198" calcext:value-type="float">
            <text:p>0.01319053805572</text:p>
          </table:table-cell>
          <table:table-cell office:value-type="float" office:value="4858739.612625" calcext:value-type="float">
            <text:p>4858739.612625</text:p>
          </table:table-cell>
        </table:table-row>
        <table:table-row table:style-name="ro1">
          <table:table-cell office:value-type="float" office:value="1667.41" calcext:value-type="float">
            <text:p>1667.41</text:p>
          </table:table-cell>
          <table:table-cell office:value-type="float" office:value="428.79708" calcext:value-type="float">
            <text:p>428.79708</text:p>
          </table:table-cell>
          <table:table-cell table:formula="of:=[.B1640]/33117.295" office:value-type="float" office:value="0.0129478292233711" calcext:value-type="float">
            <text:p>0.012947829223371</text:p>
          </table:table-cell>
          <table:table-cell office:value-type="float" office:value="4859176.1095538" calcext:value-type="float">
            <text:p>4859176.1095538</text:p>
          </table:table-cell>
        </table:table-row>
        <table:table-row table:style-name="ro1">
          <table:table-cell office:value-type="float" office:value="1668.43" calcext:value-type="float">
            <text:p>1668.43</text:p>
          </table:table-cell>
          <table:table-cell office:value-type="float" office:value="419.78399" calcext:value-type="float">
            <text:p>419.78399</text:p>
          </table:table-cell>
          <table:table-cell table:formula="of:=[.B1641]/33117.295" office:value-type="float" office:value="0.0126756726357029" calcext:value-type="float">
            <text:p>0.012675672635703</text:p>
          </table:table-cell>
          <table:table-cell office:value-type="float" office:value="4859603.431543" calcext:value-type="float">
            <text:p>4859603.431543</text:p>
          </table:table-cell>
        </table:table-row>
        <table:table-row table:style-name="ro1">
          <table:table-cell office:value-type="float" office:value="1669.45" calcext:value-type="float">
            <text:p>1669.45</text:p>
          </table:table-cell>
          <table:table-cell office:value-type="float" office:value="410.96971" calcext:value-type="float">
            <text:p>410.96971</text:p>
          </table:table-cell>
          <table:table-cell table:formula="of:=[.B1642]/33117.295" office:value-type="float" office:value="0.0124095192557242" calcext:value-type="float">
            <text:p>0.012409519255724</text:p>
          </table:table-cell>
          <table:table-cell office:value-type="float" office:value="4860021.7809701" calcext:value-type="float">
            <text:p>4860021.7809701</text:p>
          </table:table-cell>
        </table:table-row>
        <table:table-row table:style-name="ro1">
          <table:table-cell office:value-type="float" office:value="1670.47" calcext:value-type="float">
            <text:p>1670.47</text:p>
          </table:table-cell>
          <table:table-cell office:value-type="float" office:value="403.62815" calcext:value-type="float">
            <text:p>403.62815</text:p>
          </table:table-cell>
          <table:table-cell table:formula="of:=[.B1643]/33117.295" office:value-type="float" office:value="0.0121878356912906" calcext:value-type="float">
            <text:p>0.012187835691291</text:p>
          </table:table-cell>
          <table:table-cell office:value-type="float" office:value="4860432.6570126" calcext:value-type="float">
            <text:p>4860432.6570126</text:p>
          </table:table-cell>
        </table:table-row>
        <table:table-row table:style-name="ro1">
          <table:table-cell office:value-type="float" office:value="1671.49" calcext:value-type="float">
            <text:p>1671.49</text:p>
          </table:table-cell>
          <table:table-cell office:value-type="float" office:value="398.83406" calcext:value-type="float">
            <text:p>398.83406</text:p>
          </table:table-cell>
          <table:table-cell table:formula="of:=[.B1644]/33117.295" office:value-type="float" office:value="0.012043074774072" calcext:value-type="float">
            <text:p>0.012043074774072</text:p>
          </table:table-cell>
          <table:table-cell office:value-type="float" office:value="4860838.6528722" calcext:value-type="float">
            <text:p>4860838.6528722</text:p>
          </table:table-cell>
        </table:table-row>
        <table:table-row table:style-name="ro1">
          <table:table-cell office:value-type="float" office:value="1672.5" calcext:value-type="float">
            <text:p>1672.5</text:p>
          </table:table-cell>
          <table:table-cell office:value-type="float" office:value="397.19643" calcext:value-type="float">
            <text:p>397.19643</text:p>
          </table:table-cell>
          <table:table-cell table:formula="of:=[.B1645]/33117.295" office:value-type="float" office:value="0.0119936253851651" calcext:value-type="float">
            <text:p>0.011993625385165</text:p>
          </table:table-cell>
          <table:table-cell office:value-type="float" office:value="4861242.9816959" calcext:value-type="float">
            <text:p>4861242.9816959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398.69647" calcext:value-type="float">
            <text:p>398.69647</text:p>
          </table:table-cell>
          <table:table-cell table:formula="of:=[.B1646]/33117.295" office:value-type="float" office:value="0.0120389201473128" calcext:value-type="float">
            <text:p>0.012038920147313</text:p>
          </table:table-cell>
          <table:table-cell office:value-type="float" office:value="4861648.8375012" calcext:value-type="float">
            <text:p>4861648.8375012</text:p>
          </table:table-cell>
        </table:table-row>
        <table:table-row table:style-name="ro1">
          <table:table-cell office:value-type="float" office:value="1674.54" calcext:value-type="float">
            <text:p>1674.54</text:p>
          </table:table-cell>
          <table:table-cell office:value-type="float" office:value="402.67519" calcext:value-type="float">
            <text:p>402.67519</text:p>
          </table:table-cell>
          <table:table-cell table:formula="of:=[.B1647]/33117.295" office:value-type="float" office:value="0.0121590603942744" calcext:value-type="float">
            <text:p>0.012159060394274</text:p>
          </table:table-cell>
          <table:table-cell office:value-type="float" office:value="4862058.743465" calcext:value-type="float">
            <text:p>4862058.743465</text:p>
          </table:table-cell>
        </table:table-row>
        <table:table-row table:style-name="ro1">
          <table:table-cell office:value-type="float" office:value="1675.56" calcext:value-type="float">
            <text:p>1675.56</text:p>
          </table:table-cell>
          <table:table-cell office:value-type="float" office:value="407.97647" calcext:value-type="float">
            <text:p>407.97647</text:p>
          </table:table-cell>
          <table:table-cell table:formula="of:=[.B1648]/33117.295" office:value-type="float" office:value="0.0123191362700365" calcext:value-type="float">
            <text:p>0.012319136270037</text:p>
          </table:table-cell>
          <table:table-cell office:value-type="float" office:value="4862474.0459054" calcext:value-type="float">
            <text:p>4862474.0459054</text:p>
          </table:table-cell>
        </table:table-row>
        <table:table-row table:style-name="ro1">
          <table:table-cell office:value-type="float" office:value="1676.57" calcext:value-type="float">
            <text:p>1676.57</text:p>
          </table:table-cell>
          <table:table-cell office:value-type="float" office:value="413.21011" calcext:value-type="float">
            <text:p>413.21011</text:p>
          </table:table-cell>
          <table:table-cell table:formula="of:=[.B1649]/33117.295" office:value-type="float" office:value="0.012477169708456" calcext:value-type="float">
            <text:p>0.012477169708456</text:p>
          </table:table-cell>
          <table:table-cell office:value-type="float" office:value="4862894.6759695" calcext:value-type="float">
            <text:p>4862894.6759695</text:p>
          </table:table-cell>
        </table:table-row>
        <table:table-row table:style-name="ro1">
          <table:table-cell office:value-type="float" office:value="1677.59" calcext:value-type="float">
            <text:p>1677.59</text:p>
          </table:table-cell>
          <table:table-cell office:value-type="float" office:value="417.06658" calcext:value-type="float">
            <text:p>417.06658</text:p>
          </table:table-cell>
          <table:table-cell table:formula="of:=[.B1650]/33117.295" office:value-type="float" office:value="0.0125936185307405" calcext:value-type="float">
            <text:p>0.012593618530741</text:p>
          </table:table-cell>
          <table:table-cell office:value-type="float" office:value="4863319.2317523" calcext:value-type="float">
            <text:p>4863319.2317523</text:p>
          </table:table-cell>
        </table:table-row>
        <table:table-row table:style-name="ro1">
          <table:table-cell office:value-type="float" office:value="1678.61" calcext:value-type="float">
            <text:p>1678.61</text:p>
          </table:table-cell>
          <table:table-cell office:value-type="float" office:value="418.60137" calcext:value-type="float">
            <text:p>418.60137</text:p>
          </table:table-cell>
          <table:table-cell table:formula="of:=[.B1651]/33117.295" office:value-type="float" office:value="0.0126399625935633" calcext:value-type="float">
            <text:p>0.012639962593563</text:p>
          </table:table-cell>
          <table:table-cell office:value-type="float" office:value="4863745.3498846" calcext:value-type="float">
            <text:p>4863745.3498846</text:p>
          </table:table-cell>
        </table:table-row>
        <table:table-row table:style-name="ro1">
          <table:table-cell office:value-type="float" office:value="1679.63" calcext:value-type="float">
            <text:p>1679.63</text:p>
          </table:table-cell>
          <table:table-cell office:value-type="float" office:value="417.41531" calcext:value-type="float">
            <text:p>417.41531</text:p>
          </table:table-cell>
          <table:table-cell table:formula="of:=[.B1652]/33117.295" office:value-type="float" office:value="0.0126041486782058" calcext:value-type="float">
            <text:p>0.012604148678206</text:p>
          </table:table-cell>
          <table:table-cell office:value-type="float" office:value="4864170.2606562" calcext:value-type="float">
            <text:p>4864170.2606562</text:p>
          </table:table-cell>
        </table:table-row>
        <table:table-row table:style-name="ro1">
          <table:table-cell office:value-type="float" office:value="1680.65" calcext:value-type="float">
            <text:p>1680.65</text:p>
          </table:table-cell>
          <table:table-cell office:value-type="float" office:value="413.68659" calcext:value-type="float">
            <text:p>413.68659</text:p>
          </table:table-cell>
          <table:table-cell table:formula="of:=[.B1653]/33117.295" office:value-type="float" office:value="0.0124915573569641" calcext:value-type="float">
            <text:p>0.012491557356964</text:p>
          </table:table-cell>
          <table:table-cell office:value-type="float" office:value="4864591.3757571" calcext:value-type="float">
            <text:p>4864591.3757571</text:p>
          </table:table-cell>
        </table:table-row>
        <table:table-row table:style-name="ro1">
          <table:table-cell office:value-type="float" office:value="1681.66" calcext:value-type="float">
            <text:p>1681.66</text:p>
          </table:table-cell>
          <table:table-cell office:value-type="float" office:value="408.05271" calcext:value-type="float">
            <text:p>408.05271</text:p>
          </table:table-cell>
          <table:table-cell table:formula="of:=[.B1654]/33117.295" office:value-type="float" office:value="0.0123214383904241" calcext:value-type="float">
            <text:p>0.012321438390424</text:p>
          </table:table-cell>
          <table:table-cell office:value-type="float" office:value="4865006.7558034" calcext:value-type="float">
            <text:p>4865006.7558034</text:p>
          </table:table-cell>
        </table:table-row>
        <table:table-row table:style-name="ro1">
          <table:table-cell office:value-type="float" office:value="1682.68" calcext:value-type="float">
            <text:p>1682.68</text:p>
          </table:table-cell>
          <table:table-cell office:value-type="float" office:value="401.38317" calcext:value-type="float">
            <text:p>401.38317</text:p>
          </table:table-cell>
          <table:table-cell table:formula="of:=[.B1655]/33117.295" office:value-type="float" office:value="0.0121200469422397" calcext:value-type="float">
            <text:p>0.01212004694224</text:p>
          </table:table-cell>
          <table:table-cell office:value-type="float" office:value="4865415.3465523" calcext:value-type="float">
            <text:p>4865415.3465523</text:p>
          </table:table-cell>
        </table:table-row>
        <table:table-row table:style-name="ro1">
          <table:table-cell office:value-type="float" office:value="1683.7" calcext:value-type="float">
            <text:p>1683.7</text:p>
          </table:table-cell>
          <table:table-cell office:value-type="float" office:value="394.51461" calcext:value-type="float">
            <text:p>394.51461</text:p>
          </table:table-cell>
          <table:table-cell table:formula="of:=[.B1656]/33117.295" office:value-type="float" office:value="0.0119126459452682" calcext:value-type="float">
            <text:p>0.011912645945268</text:p>
          </table:table-cell>
          <table:table-cell office:value-type="float" office:value="4865816.9453989" calcext:value-type="float">
            <text:p>4865816.9453989</text:p>
          </table:table-cell>
        </table:table-row>
        <table:table-row table:style-name="ro1">
          <table:table-cell office:value-type="float" office:value="1684.72" calcext:value-type="float">
            <text:p>1684.72</text:p>
          </table:table-cell>
          <table:table-cell office:value-type="float" office:value="388.02786" calcext:value-type="float">
            <text:p>388.02786</text:p>
          </table:table-cell>
          <table:table-cell table:formula="of:=[.B1657]/33117.295" office:value-type="float" office:value="0.0117167739696132" calcext:value-type="float">
            <text:p>0.011716773969613</text:p>
          </table:table-cell>
          <table:table-cell office:value-type="float" office:value="4866211.9410166" calcext:value-type="float">
            <text:p>4866211.9410166</text:p>
          </table:table-cell>
        </table:table-row>
        <table:table-row table:style-name="ro1">
          <table:table-cell office:value-type="float" office:value="1685.74" calcext:value-type="float">
            <text:p>1685.74</text:p>
          </table:table-cell>
          <table:table-cell office:value-type="float" office:value="382.13083" calcext:value-type="float">
            <text:p>382.13083</text:p>
          </table:table-cell>
          <table:table-cell table:formula="of:=[.B1658]/33117.295" office:value-type="float" office:value="0.0115387090038604" calcext:value-type="float">
            <text:p>0.01153870900386</text:p>
          </table:table-cell>
          <table:table-cell office:value-type="float" office:value="4866600.9337122" calcext:value-type="float">
            <text:p>4866600.9337122</text:p>
          </table:table-cell>
        </table:table-row>
        <table:table-row table:style-name="ro1">
          <table:table-cell office:value-type="float" office:value="1686.75" calcext:value-type="float">
            <text:p>1686.75</text:p>
          </table:table-cell>
          <table:table-cell office:value-type="float" office:value="376.6749" calcext:value-type="float">
            <text:p>376.6749</text:p>
          </table:table-cell>
          <table:table-cell table:formula="of:=[.B1659]/33117.295" office:value-type="float" office:value="0.0113739633626478" calcext:value-type="float">
            <text:p>0.011373963362648</text:p>
          </table:table-cell>
          <table:table-cell office:value-type="float" office:value="4866984.3725023" calcext:value-type="float">
            <text:p>4866984.3725023</text:p>
          </table:table-cell>
        </table:table-row>
        <table:table-row table:style-name="ro1">
          <table:table-cell office:value-type="float" office:value="1687.77" calcext:value-type="float">
            <text:p>1687.77</text:p>
          </table:table-cell>
          <table:table-cell office:value-type="float" office:value="371.28958" calcext:value-type="float">
            <text:p>371.28958</text:p>
          </table:table-cell>
          <table:table-cell table:formula="of:=[.B1660]/33117.295" office:value-type="float" office:value="0.0112113498400156" calcext:value-type="float">
            <text:p>0.011211349840016</text:p>
          </table:table-cell>
          <table:table-cell office:value-type="float" office:value="4867362.3292722" calcext:value-type="float">
            <text:p>4867362.3292722</text:p>
          </table:table-cell>
        </table:table-row>
        <table:table-row table:style-name="ro1">
          <table:table-cell office:value-type="float" office:value="1688.79" calcext:value-type="float">
            <text:p>1688.79</text:p>
          </table:table-cell>
          <table:table-cell office:value-type="float" office:value="365.58326" calcext:value-type="float">
            <text:p>365.58326</text:p>
          </table:table-cell>
          <table:table-cell table:formula="of:=[.B1661]/33117.295" office:value-type="float" office:value="0.011039043496759" calcext:value-type="float">
            <text:p>0.011039043496759</text:p>
          </table:table-cell>
          <table:table-cell office:value-type="float" office:value="4867734.477258" calcext:value-type="float">
            <text:p>4867734.477258</text:p>
          </table:table-cell>
        </table:table-row>
        <table:table-row table:style-name="ro1">
          <table:table-cell office:value-type="float" office:value="1689.81" calcext:value-type="float">
            <text:p>1689.81</text:p>
          </table:table-cell>
          <table:table-cell office:value-type="float" office:value="359.33917" calcext:value-type="float">
            <text:p>359.33917</text:p>
          </table:table-cell>
          <table:table-cell table:formula="of:=[.B1662]/33117.295" office:value-type="float" office:value="0.0108504988103648" calcext:value-type="float">
            <text:p>0.010850498810365</text:p>
          </table:table-cell>
          <table:table-cell office:value-type="float" office:value="4868100.2690311" calcext:value-type="float">
            <text:p>4868100.2690311</text:p>
          </table:table-cell>
        </table:table-row>
        <table:table-row table:style-name="ro1">
          <table:table-cell office:value-type="float" office:value="1690.83" calcext:value-type="float">
            <text:p>1690.83</text:p>
          </table:table-cell>
          <table:table-cell office:value-type="float" office:value="352.64075" calcext:value-type="float">
            <text:p>352.64075</text:p>
          </table:table-cell>
          <table:table-cell table:formula="of:=[.B1663]/33117.295" office:value-type="float" office:value="0.0106482353102812" calcext:value-type="float">
            <text:p>0.010648235310281</text:p>
          </table:table-cell>
          <table:table-cell office:value-type="float" office:value="4868459.2420958" calcext:value-type="float">
            <text:p>4868459.2420958</text:p>
          </table:table-cell>
        </table:table-row>
        <table:table-row table:style-name="ro1">
          <table:table-cell office:value-type="float" office:value="1691.84" calcext:value-type="float">
            <text:p>1691.84</text:p>
          </table:table-cell>
          <table:table-cell office:value-type="float" office:value="345.88625" calcext:value-type="float">
            <text:p>345.88625</text:p>
          </table:table-cell>
          <table:table-cell table:formula="of:=[.B1664]/33117.295" office:value-type="float" office:value="0.0104442784351802" calcext:value-type="float">
            <text:p>0.01044427843518</text:p>
          </table:table-cell>
          <table:table-cell office:value-type="float" office:value="4868811.3393745" calcext:value-type="float">
            <text:p>4868811.3393745</text:p>
          </table:table-cell>
        </table:table-row>
        <table:table-row table:style-name="ro1">
          <table:table-cell office:value-type="float" office:value="1692.86" calcext:value-type="float">
            <text:p>1692.86</text:p>
          </table:table-cell>
          <table:table-cell office:value-type="float" office:value="339.68979" calcext:value-type="float">
            <text:p>339.68979</text:p>
          </table:table-cell>
          <table:table-cell table:formula="of:=[.B1665]/33117.295" office:value-type="float" office:value="0.0102571719701141" calcext:value-type="float">
            <text:p>0.010257171970114</text:p>
          </table:table-cell>
          <table:table-cell office:value-type="float" office:value="4869157.1289246" calcext:value-type="float">
            <text:p>4869157.1289246</text:p>
          </table:table-cell>
        </table:table-row>
        <table:table-row table:style-name="ro1">
          <table:table-cell office:value-type="float" office:value="1693.88" calcext:value-type="float">
            <text:p>1693.88</text:p>
          </table:table-cell>
          <table:table-cell office:value-type="float" office:value="334.70206" calcext:value-type="float">
            <text:p>334.70206</text:p>
          </table:table-cell>
          <table:table-cell table:formula="of:=[.B1666]/33117.295" office:value-type="float" office:value="0.0101065639569898" calcext:value-type="float">
            <text:p>0.01010656395699</text:p>
          </table:table-cell>
          <table:table-cell office:value-type="float" office:value="4869497.8411795" calcext:value-type="float">
            <text:p>4869497.8411795</text:p>
          </table:table-cell>
        </table:table-row>
        <table:table-row table:style-name="ro1">
          <table:table-cell office:value-type="float" office:value="1694.9" calcext:value-type="float">
            <text:p>1694.9</text:p>
          </table:table-cell>
          <table:table-cell office:value-type="float" office:value="331.4081" calcext:value-type="float">
            <text:p>331.4081</text:p>
          </table:table-cell>
          <table:table-cell table:formula="of:=[.B1667]/33117.295" office:value-type="float" office:value="0.0100071005195322" calcext:value-type="float">
            <text:p>0.010007100519532</text:p>
          </table:table-cell>
          <table:table-cell office:value-type="float" office:value="4869835.20032" calcext:value-type="float">
            <text:p>4869835.20032</text:p>
          </table:table-cell>
        </table:table-row>
        <table:table-row table:style-name="ro1">
          <table:table-cell office:value-type="float" office:value="1695.92" calcext:value-type="float">
            <text:p>1695.92</text:p>
          </table:table-cell>
          <table:table-cell office:value-type="float" office:value="329.96447" calcext:value-type="float">
            <text:p>329.96447</text:p>
          </table:table-cell>
          <table:table-cell table:formula="of:=[.B1668]/33117.295" office:value-type="float" office:value="0.00996350909698392" calcext:value-type="float">
            <text:p>0.009963509096984</text:p>
          </table:table-cell>
          <table:table-cell office:value-type="float" office:value="4870171.0899147" calcext:value-type="float">
            <text:p>4870171.0899147</text:p>
          </table:table-cell>
        </table:table-row>
        <table:table-row table:style-name="ro1">
          <table:table-cell office:value-type="float" office:value="1696.93" calcext:value-type="float">
            <text:p>1696.93</text:p>
          </table:table-cell>
          <table:table-cell office:value-type="float" office:value="330.12451" calcext:value-type="float">
            <text:p>330.12451</text:p>
          </table:table-cell>
          <table:table-cell table:formula="of:=[.B1669]/33117.295" office:value-type="float" office:value="0.00996834161727279" calcext:value-type="float">
            <text:p>0.009968341617273</text:p>
          </table:table-cell>
          <table:table-cell office:value-type="float" office:value="4870507.1424237" calcext:value-type="float">
            <text:p>4870507.1424237</text:p>
          </table:table-cell>
        </table:table-row>
        <table:table-row table:style-name="ro1">
          <table:table-cell office:value-type="float" office:value="1697.95" calcext:value-type="float">
            <text:p>1697.95</text:p>
          </table:table-cell>
          <table:table-cell office:value-type="float" office:value="331.2728" calcext:value-type="float">
            <text:p>331.2728</text:p>
          </table:table-cell>
          <table:table-cell table:formula="of:=[.B1670]/33117.295" office:value-type="float" office:value="0.0100030150409325" calcext:value-type="float">
            <text:p>0.010003015040933</text:p>
          </table:table-cell>
          <table:table-cell office:value-type="float" office:value="4870844.3638421" calcext:value-type="float">
            <text:p>4870844.3638421</text:p>
          </table:table-cell>
        </table:table-row>
        <table:table-row table:style-name="ro1">
          <table:table-cell office:value-type="float" office:value="1698.97" calcext:value-type="float">
            <text:p>1698.97</text:p>
          </table:table-cell>
          <table:table-cell office:value-type="float" office:value="332.55848" calcext:value-type="float">
            <text:p>332.55848</text:p>
          </table:table-cell>
          <table:table-cell table:formula="of:=[.B1671]/33117.295" office:value-type="float" office:value="0.0100418370522109" calcext:value-type="float">
            <text:p>0.010041837052211</text:p>
          </table:table-cell>
          <table:table-cell office:value-type="float" office:value="4871182.8940284" calcext:value-type="float">
            <text:p>4871182.8940284</text:p>
          </table:table-cell>
        </table:table-row>
        <table:table-row table:style-name="ro1">
          <table:table-cell office:value-type="float" office:value="1699.99" calcext:value-type="float">
            <text:p>1699.99</text:p>
          </table:table-cell>
          <table:table-cell office:value-type="float" office:value="333.08965" calcext:value-type="float">
            <text:p>333.08965</text:p>
          </table:table-cell>
          <table:table-cell table:formula="of:=[.B1672]/33117.295" office:value-type="float" office:value="0.0100578761037096" calcext:value-type="float">
            <text:p>0.01005787610371</text:p>
          </table:table-cell>
          <table:table-cell office:value-type="float" office:value="4871521.9649223" calcext:value-type="float">
            <text:p>4871521.9649223</text:p>
          </table:table-cell>
        </table:table-row>
        <table:table-row table:style-name="ro1">
          <table:table-cell office:value-type="float" office:value="1701.01" calcext:value-type="float">
            <text:p>1701.01</text:p>
          </table:table-cell>
          <table:table-cell office:value-type="float" office:value="332.13591" calcext:value-type="float">
            <text:p>332.13591</text:p>
          </table:table-cell>
          <table:table-cell table:formula="of:=[.B1673]/33117.295" office:value-type="float" office:value="0.0100290772540451" calcext:value-type="float">
            <text:p>0.010029077254045</text:p>
          </table:table-cell>
          <table:table-cell office:value-type="float" office:value="4871860.0649501" calcext:value-type="float">
            <text:p>4871860.0649501</text:p>
          </table:table-cell>
        </table:table-row>
        <table:table-row table:style-name="ro1">
          <table:table-cell office:value-type="float" office:value="1702.02" calcext:value-type="float">
            <text:p>1702.02</text:p>
          </table:table-cell>
          <table:table-cell office:value-type="float" office:value="329.28601" calcext:value-type="float">
            <text:p>329.28601</text:p>
          </table:table-cell>
          <table:table-cell table:formula="of:=[.B1674]/33117.295" office:value-type="float" office:value="0.00994302252040814" calcext:value-type="float">
            <text:p>0.009943022520408</text:p>
          </table:table-cell>
          <table:table-cell office:value-type="float" office:value="4872195.2638975" calcext:value-type="float">
            <text:p>4872195.2638975</text:p>
          </table:table-cell>
        </table:table-row>
        <table:table-row table:style-name="ro1">
          <table:table-cell office:value-type="float" office:value="1703.04" calcext:value-type="float">
            <text:p>1703.04</text:p>
          </table:table-cell>
          <table:table-cell office:value-type="float" office:value="324.52174" calcext:value-type="float">
            <text:p>324.52174</text:p>
          </table:table-cell>
          <table:table-cell table:formula="of:=[.B1675]/33117.295" office:value-type="float" office:value="0.00979916203904939" calcext:value-type="float">
            <text:p>0.009799162039049</text:p>
          </table:table-cell>
          <table:table-cell office:value-type="float" office:value="4872525.6130218" calcext:value-type="float">
            <text:p>4872525.6130218</text:p>
          </table:table-cell>
        </table:table-row>
        <table:table-row table:style-name="ro1">
          <table:table-cell office:value-type="float" office:value="1704.06" calcext:value-type="float">
            <text:p>1704.06</text:p>
          </table:table-cell>
          <table:table-cell office:value-type="float" office:value="318.19353" calcext:value-type="float">
            <text:p>318.19353</text:p>
          </table:table-cell>
          <table:table-cell table:formula="of:=[.B1676]/33117.295" office:value-type="float" office:value="0.00960807729012892" calcext:value-type="float">
            <text:p>0.009608077290129</text:p>
          </table:table-cell>
          <table:table-cell office:value-type="float" office:value="4872849.5203077" calcext:value-type="float">
            <text:p>4872849.5203077</text:p>
          </table:table-cell>
        </table:table-row>
        <table:table-row table:style-name="ro1">
          <table:table-cell office:value-type="float" office:value="1705.08" calcext:value-type="float">
            <text:p>1705.08</text:p>
          </table:table-cell>
          <table:table-cell office:value-type="float" office:value="310.91047" calcext:value-type="float">
            <text:p>310.91047</text:p>
          </table:table-cell>
          <table:table-cell table:formula="of:=[.B1677]/33117.295" office:value-type="float" office:value="0.00938816017431375" calcext:value-type="float">
            <text:p>0.009388160174314</text:p>
          </table:table-cell>
          <table:table-cell office:value-type="float" office:value="4873166.013747" calcext:value-type="float">
            <text:p>4873166.013747</text:p>
          </table:table-cell>
        </table:table-row>
        <table:table-row table:style-name="ro1">
          <table:table-cell office:value-type="float" office:value="1706.1" calcext:value-type="float">
            <text:p>1706.1</text:p>
          </table:table-cell>
          <table:table-cell office:value-type="float" office:value="303.38043" calcext:value-type="float">
            <text:p>303.38043</text:p>
          </table:table-cell>
          <table:table-cell table:formula="of:=[.B1678]/33117.295" office:value-type="float" office:value="0.00916078532380135" calcext:value-type="float">
            <text:p>0.009160785323801</text:p>
          </table:table-cell>
          <table:table-cell office:value-type="float" office:value="4873474.8419338" calcext:value-type="float">
            <text:p>4873474.8419338</text:p>
          </table:table-cell>
        </table:table-row>
        <table:table-row table:style-name="ro1">
          <table:table-cell office:value-type="float" office:value="1707.11" calcext:value-type="float">
            <text:p>1707.11</text:p>
          </table:table-cell>
          <table:table-cell office:value-type="float" office:value="296.24851" calcext:value-type="float">
            <text:p>296.24851</text:p>
          </table:table-cell>
          <table:table-cell table:formula="of:=[.B1679]/33117.295" office:value-type="float" office:value="0.00894543198651943" calcext:value-type="float">
            <text:p>0.008945431986519</text:p>
          </table:table-cell>
          <table:table-cell office:value-type="float" office:value="4873776.4101383" calcext:value-type="float">
            <text:p>4873776.4101383</text:p>
          </table:table-cell>
        </table:table-row>
        <table:table-row table:style-name="ro1">
          <table:table-cell office:value-type="float" office:value="1708.13" calcext:value-type="float">
            <text:p>1708.13</text:p>
          </table:table-cell>
          <table:table-cell office:value-type="float" office:value="289.97952" calcext:value-type="float">
            <text:p>289.97952</text:p>
          </table:table-cell>
          <table:table-cell table:formula="of:=[.B1680]/33117.295" office:value-type="float" office:value="0.0087561354271235" calcext:value-type="float">
            <text:p>0.008756135427124</text:p>
          </table:table-cell>
          <table:table-cell office:value-type="float" office:value="4874071.59678" calcext:value-type="float">
            <text:p>4874071.59678</text:p>
          </table:table-cell>
        </table:table-row>
        <table:table-row table:style-name="ro1">
          <table:table-cell office:value-type="float" office:value="1709.15" calcext:value-type="float">
            <text:p>1709.15</text:p>
          </table:table-cell>
          <table:table-cell office:value-type="float" office:value="284.81451" calcext:value-type="float">
            <text:p>284.81451</text:p>
          </table:table-cell>
          <table:table-cell table:formula="of:=[.B1681]/33117.295" office:value-type="float" office:value="0.00860017431979272" calcext:value-type="float">
            <text:p>0.008600174319793</text:p>
          </table:table-cell>
          <table:table-cell office:value-type="float" office:value="4874361.5256634" calcext:value-type="float">
            <text:p>4874361.5256634</text:p>
          </table:table-cell>
        </table:table-row>
        <table:table-row table:style-name="ro1">
          <table:table-cell office:value-type="float" office:value="1710.17" calcext:value-type="float">
            <text:p>1710.17</text:p>
          </table:table-cell>
          <table:table-cell office:value-type="float" office:value="280.80603" calcext:value-type="float">
            <text:p>280.80603</text:p>
          </table:table-cell>
          <table:table-cell table:formula="of:=[.B1682]/33117.295" office:value-type="float" office:value="0.00847913544871343" calcext:value-type="float">
            <text:p>0.008479135448713</text:p>
          </table:table-cell>
          <table:table-cell office:value-type="float" office:value="4874647.3740866" calcext:value-type="float">
            <text:p>4874647.3740866</text:p>
          </table:table-cell>
        </table:table-row>
        <table:table-row table:style-name="ro1">
          <table:table-cell office:value-type="float" office:value="1711.19" calcext:value-type="float">
            <text:p>1711.19</text:p>
          </table:table-cell>
          <table:table-cell office:value-type="float" office:value="277.91006" calcext:value-type="float">
            <text:p>277.91006</text:p>
          </table:table-cell>
          <table:table-cell table:formula="of:=[.B1683]/33117.295" office:value-type="float" office:value="0.00839168959904485" calcext:value-type="float">
            <text:p>0.008391689599045</text:p>
          </table:table-cell>
          <table:table-cell office:value-type="float" office:value="4874930.2745381" calcext:value-type="float">
            <text:p>4874930.2745381</text:p>
          </table:table-cell>
        </table:table-row>
        <table:table-row table:style-name="ro1">
          <table:table-cell office:value-type="float" office:value="1712.2" calcext:value-type="float">
            <text:p>1712.2</text:p>
          </table:table-cell>
          <table:table-cell office:value-type="float" office:value="276.09339" calcext:value-type="float">
            <text:p>276.09339</text:p>
          </table:table-cell>
          <table:table-cell table:formula="of:=[.B1684]/33117.295" office:value-type="float" office:value="0.00833683397149435" calcext:value-type="float">
            <text:p>0.008336833971494</text:p>
          </table:table-cell>
          <table:table-cell office:value-type="float" office:value="4875211.3256931" calcext:value-type="float">
            <text:p>4875211.3256931</text:p>
          </table:table-cell>
        </table:table-row>
        <table:table-row table:style-name="ro1">
          <table:table-cell office:value-type="float" office:value="1713.22" calcext:value-type="float">
            <text:p>1713.22</text:p>
          </table:table-cell>
          <table:table-cell office:value-type="float" office:value="275.41003" calcext:value-type="float">
            <text:p>275.41003</text:p>
          </table:table-cell>
          <table:table-cell table:formula="of:=[.B1685]/33117.295" office:value-type="float" office:value="0.00831619943597447" calcext:value-type="float">
            <text:p>0.008316199435974</text:p>
          </table:table-cell>
          <table:table-cell office:value-type="float" office:value="4875491.6812233" calcext:value-type="float">
            <text:p>4875491.6812233</text:p>
          </table:table-cell>
        </table:table-row>
        <table:table-row table:style-name="ro1">
          <table:table-cell office:value-type="float" office:value="1714.24" calcext:value-type="float">
            <text:p>1714.24</text:p>
          </table:table-cell>
          <table:table-cell office:value-type="float" office:value="276.0118" calcext:value-type="float">
            <text:p>276.0118</text:p>
          </table:table-cell>
          <table:table-cell table:formula="of:=[.B1686]/33117.295" office:value-type="float" office:value="0.00833437030409639" calcext:value-type="float">
            <text:p>0.008334370304096</text:p>
          </table:table-cell>
          <table:table-cell office:value-type="float" office:value="4875772.6493268" calcext:value-type="float">
            <text:p>4875772.6493268</text:p>
          </table:table-cell>
        </table:table-row>
        <table:table-row table:style-name="ro1">
          <table:table-cell office:value-type="float" office:value="1715.26" calcext:value-type="float">
            <text:p>1715.26</text:p>
          </table:table-cell>
          <table:table-cell office:value-type="float" office:value="278.08244" calcext:value-type="float">
            <text:p>278.08244</text:p>
          </table:table-cell>
          <table:table-cell table:formula="of:=[.B1687]/33117.295" office:value-type="float" office:value="0.00839689473430726" calcext:value-type="float">
            <text:p>0.008396894734307</text:p>
          </table:table-cell>
          <table:table-cell office:value-type="float" office:value="4876055.7252557" calcext:value-type="float">
            <text:p>4876055.7252557</text:p>
          </table:table-cell>
        </table:table-row>
        <table:table-row table:style-name="ro1">
          <table:table-cell office:value-type="float" office:value="1716.28" calcext:value-type="float">
            <text:p>1716.28</text:p>
          </table:table-cell>
          <table:table-cell office:value-type="float" office:value="281.71461" calcext:value-type="float">
            <text:p>281.71461</text:p>
          </table:table-cell>
          <table:table-cell table:formula="of:=[.B1688]/33117.295" office:value-type="float" office:value="0.00850657066043588" calcext:value-type="float">
            <text:p>0.008506570660436</text:p>
          </table:table-cell>
          <table:table-cell office:value-type="float" office:value="4876342.4985746" calcext:value-type="float">
            <text:p>4876342.4985746</text:p>
          </table:table-cell>
        </table:table-row>
        <table:table-row table:style-name="ro1">
          <table:table-cell office:value-type="float" office:value="1717.29" calcext:value-type="float">
            <text:p>1717.29</text:p>
          </table:table-cell>
          <table:table-cell office:value-type="float" office:value="286.77293" calcext:value-type="float">
            <text:p>286.77293</text:p>
          </table:table-cell>
          <table:table-cell table:formula="of:=[.B1689]/33117.295" office:value-type="float" office:value="0.00865931018822642" calcext:value-type="float">
            <text:p>0.008659310188226</text:p>
          </table:table-cell>
          <table:table-cell office:value-type="float" office:value="4876634.4210422" calcext:value-type="float">
            <text:p>4876634.4210422</text:p>
          </table:table-cell>
        </table:table-row>
        <table:table-row table:style-name="ro1">
          <table:table-cell office:value-type="float" office:value="1718.31" calcext:value-type="float">
            <text:p>1718.31</text:p>
          </table:table-cell>
          <table:table-cell office:value-type="float" office:value="292.79674" calcext:value-type="float">
            <text:p>292.79674</text:p>
          </table:table-cell>
          <table:table-cell table:formula="of:=[.B1690]/33117.295" office:value-type="float" office:value="0.0088412033651903" calcext:value-type="float">
            <text:p>0.00884120336519</text:p>
          </table:table-cell>
          <table:table-cell office:value-type="float" office:value="4876932.4754849" calcext:value-type="float">
            <text:p>4876932.4754849</text:p>
          </table:table-cell>
        </table:table-row>
        <table:table-row table:style-name="ro1">
          <table:table-cell office:value-type="float" office:value="1719.33" calcext:value-type="float">
            <text:p>1719.33</text:p>
          </table:table-cell>
          <table:table-cell office:value-type="float" office:value="298.98779" calcext:value-type="float">
            <text:p>298.98779</text:p>
          </table:table-cell>
          <table:table-cell table:formula="of:=[.B1691]/33117.295" office:value-type="float" office:value="0.00902814647150379" calcext:value-type="float">
            <text:p>0.009028146471504</text:p>
          </table:table-cell>
          <table:table-cell office:value-type="float" office:value="4877236.8321579" calcext:value-type="float">
            <text:p>4877236.8321579</text:p>
          </table:table-cell>
        </table:table-row>
        <table:table-row table:style-name="ro1">
          <table:table-cell office:value-type="float" office:value="1720.35" calcext:value-type="float">
            <text:p>1720.35</text:p>
          </table:table-cell>
          <table:table-cell office:value-type="float" office:value="304.3038" calcext:value-type="float">
            <text:p>304.3038</text:p>
          </table:table-cell>
          <table:table-cell table:formula="of:=[.B1692]/33117.295" office:value-type="float" office:value="0.0091886671299694" calcext:value-type="float">
            <text:p>0.009188667129969</text:p>
          </table:table-cell>
          <table:table-cell office:value-type="float" office:value="4877546.6002987" calcext:value-type="float">
            <text:p>4877546.6002987</text:p>
          </table:table-cell>
        </table:table-row>
        <table:table-row table:style-name="ro1">
          <table:table-cell office:value-type="float" office:value="1721.37" calcext:value-type="float">
            <text:p>1721.37</text:p>
          </table:table-cell>
          <table:table-cell office:value-type="float" office:value="307.64549" calcext:value-type="float">
            <text:p>307.64549</text:p>
          </table:table-cell>
          <table:table-cell table:formula="of:=[.B1693]/33117.295" office:value-type="float" office:value="0.00928957180832553" calcext:value-type="float">
            <text:p>0.009289571808326</text:p>
          </table:table-cell>
          <table:table-cell office:value-type="float" office:value="4877859.7701295" calcext:value-type="float">
            <text:p>4877859.7701295</text:p>
          </table:table-cell>
        </table:table-row>
        <table:table-row table:style-name="ro1">
          <table:table-cell office:value-type="float" office:value="1722.38" calcext:value-type="float">
            <text:p>1722.38</text:p>
          </table:table-cell>
          <table:table-cell office:value-type="float" office:value="308.0941" calcext:value-type="float">
            <text:p>308.0941</text:p>
          </table:table-cell>
          <table:table-cell table:formula="of:=[.B1694]/33117.295" office:value-type="float" office:value="0.0093031179025944" calcext:value-type="float">
            <text:p>0.009303117902594</text:p>
          </table:table-cell>
          <table:table-cell office:value-type="float" office:value="4878173.3966247" calcext:value-type="float">
            <text:p>4878173.3966247</text:p>
          </table:table-cell>
        </table:table-row>
        <table:table-row table:style-name="ro1">
          <table:table-cell office:value-type="float" office:value="1723.4" calcext:value-type="float">
            <text:p>1723.4</text:p>
          </table:table-cell>
          <table:table-cell office:value-type="float" office:value="305.13738" calcext:value-type="float">
            <text:p>305.13738</text:p>
          </table:table-cell>
          <table:table-cell table:formula="of:=[.B1695]/33117.295" office:value-type="float" office:value="0.00921383766397588" calcext:value-type="float">
            <text:p>0.009213837663976</text:p>
          </table:table-cell>
          <table:table-cell office:value-type="float" office:value="4878484.0133143" calcext:value-type="float">
            <text:p>4878484.0133143</text:p>
          </table:table-cell>
        </table:table-row>
        <table:table-row table:style-name="ro1">
          <table:table-cell office:value-type="float" office:value="1724.42" calcext:value-type="float">
            <text:p>1724.42</text:p>
          </table:table-cell>
          <table:table-cell office:value-type="float" office:value="298.82163" calcext:value-type="float">
            <text:p>298.82163</text:p>
          </table:table-cell>
          <table:table-cell table:formula="of:=[.B1696]/33117.295" office:value-type="float" office:value="0.00902312915351329" calcext:value-type="float">
            <text:p>0.009023129153513</text:p>
          </table:table-cell>
          <table:table-cell office:value-type="float" office:value="4878788.2008412" calcext:value-type="float">
            <text:p>4878788.2008412</text:p>
          </table:table-cell>
        </table:table-row>
        <table:table-row table:style-name="ro1">
          <table:table-cell office:value-type="float" office:value="1725.44" calcext:value-type="float">
            <text:p>1725.44</text:p>
          </table:table-cell>
          <table:table-cell office:value-type="float" office:value="289.78527" calcext:value-type="float">
            <text:p>289.78527</text:p>
          </table:table-cell>
          <table:table-cell table:formula="of:=[.B1697]/33117.295" office:value-type="float" office:value="0.00875026991183912" calcext:value-type="float">
            <text:p>0.008750269911839</text:p>
          </table:table-cell>
          <table:table-cell office:value-type="float" office:value="4879083.1897453" calcext:value-type="float">
            <text:p>4879083.1897453</text:p>
          </table:table-cell>
        </table:table-row>
        <table:table-row table:style-name="ro1">
          <table:table-cell office:value-type="float" office:value="1726.45" calcext:value-type="float">
            <text:p>1726.45</text:p>
          </table:table-cell>
          <table:table-cell office:value-type="float" office:value="279.16064" calcext:value-type="float">
            <text:p>279.16064</text:p>
          </table:table-cell>
          <table:table-cell table:formula="of:=[.B1698]/33117.295" office:value-type="float" office:value="0.00842945174115217" calcext:value-type="float">
            <text:p>0.008429451741152</text:p>
          </table:table-cell>
          <table:table-cell office:value-type="float" office:value="4879367.3632287" calcext:value-type="float">
            <text:p>4879367.3632287</text:p>
          </table:table-cell>
        </table:table-row>
        <table:table-row table:style-name="ro1">
          <table:table-cell office:value-type="float" office:value="1727.47" calcext:value-type="float">
            <text:p>1727.47</text:p>
          </table:table-cell>
          <table:table-cell office:value-type="float" office:value="268.36504" calcext:value-type="float">
            <text:p>268.36504</text:p>
          </table:table-cell>
          <table:table-cell table:formula="of:=[.B1699]/33117.295" office:value-type="float" office:value="0.00810347101114388" calcext:value-type="float">
            <text:p>0.008103471011144</text:p>
          </table:table-cell>
          <table:table-cell office:value-type="float" office:value="4879640.5472547" calcext:value-type="float">
            <text:p>4879640.5472547</text:p>
          </table:table-cell>
        </table:table-row>
        <table:table-row table:style-name="ro1">
          <table:table-cell office:value-type="float" office:value="1728.49" calcext:value-type="float">
            <text:p>1728.49</text:p>
          </table:table-cell>
          <table:table-cell office:value-type="float" office:value="258.83078" calcext:value-type="float">
            <text:p>258.83078</text:p>
          </table:table-cell>
          <table:table-cell table:formula="of:=[.B1700]/33117.295" office:value-type="float" office:value="0.00781557732900589" calcext:value-type="float">
            <text:p>0.007815577329006</text:p>
          </table:table-cell>
          <table:table-cell office:value-type="float" office:value="4879904.0258241" calcext:value-type="float">
            <text:p>4879904.0258241</text:p>
          </table:table-cell>
        </table:table-row>
        <table:table-row table:style-name="ro1">
          <table:table-cell office:value-type="float" office:value="1729.51" calcext:value-type="float">
            <text:p>1729.51</text:p>
          </table:table-cell>
          <table:table-cell office:value-type="float" office:value="251.73812" calcext:value-type="float">
            <text:p>251.73812</text:p>
          </table:table-cell>
          <table:table-cell table:formula="of:=[.B1701]/33117.295" office:value-type="float" office:value="0.00760140947501902" calcext:value-type="float">
            <text:p>0.007601409475019</text:p>
          </table:table-cell>
          <table:table-cell office:value-type="float" office:value="4880160.2843623" calcext:value-type="float">
            <text:p>4880160.2843623</text:p>
          </table:table-cell>
        </table:table-row>
        <table:table-row table:style-name="ro1">
          <table:table-cell office:value-type="float" office:value="1730.53" calcext:value-type="float">
            <text:p>1730.53</text:p>
          </table:table-cell>
          <table:table-cell office:value-type="float" office:value="247.8118" calcext:value-type="float">
            <text:p>247.8118</text:p>
          </table:table-cell>
          <table:table-cell table:formula="of:=[.B1702]/33117.295" office:value-type="float" office:value="0.00748285148288832" calcext:value-type="float">
            <text:p>0.007482851482888</text:p>
          </table:table-cell>
          <table:table-cell office:value-type="float" office:value="4880412.5460825" calcext:value-type="float">
            <text:p>4880412.5460825</text:p>
          </table:table-cell>
        </table:table-row>
        <table:table-row table:style-name="ro1">
          <table:table-cell office:value-type="float" office:value="1731.54" calcext:value-type="float">
            <text:p>1731.54</text:p>
          </table:table-cell>
          <table:table-cell office:value-type="float" office:value="247.22355" calcext:value-type="float">
            <text:p>247.22355</text:p>
          </table:table-cell>
          <table:table-cell table:formula="of:=[.B1703]/33117.295" office:value-type="float" office:value="0.00746508886066933" calcext:value-type="float">
            <text:p>0.007465088860669</text:p>
          </table:table-cell>
          <table:table-cell office:value-type="float" office:value="4880664.2089923" calcext:value-type="float">
            <text:p>4880664.2089923</text:p>
          </table:table-cell>
        </table:table-row>
        <table:table-row table:style-name="ro1">
          <table:table-cell office:value-type="float" office:value="1732.56" calcext:value-type="float">
            <text:p>1732.56</text:p>
          </table:table-cell>
          <table:table-cell office:value-type="float" office:value="249.61368" calcext:value-type="float">
            <text:p>249.61368</text:p>
          </table:table-cell>
          <table:table-cell table:formula="of:=[.B1704]/33117.295" office:value-type="float" office:value="0.00753726051599323" calcext:value-type="float">
            <text:p>0.007537260515993</text:p>
          </table:table-cell>
          <table:table-cell office:value-type="float" office:value="4880918.3049488" calcext:value-type="float">
            <text:p>4880918.3049488</text:p>
          </table:table-cell>
        </table:table-row>
        <table:table-row table:style-name="ro1">
          <table:table-cell office:value-type="float" office:value="1733.58" calcext:value-type="float">
            <text:p>1733.58</text:p>
          </table:table-cell>
          <table:table-cell office:value-type="float" office:value="254.21557" calcext:value-type="float">
            <text:p>254.21557</text:p>
          </table:table-cell>
          <table:table-cell table:formula="of:=[.B1705]/33117.295" office:value-type="float" office:value="0.00767621781911838" calcext:value-type="float">
            <text:p>0.007676217819118</text:p>
          </table:table-cell>
          <table:table-cell office:value-type="float" office:value="4881177.0854278" calcext:value-type="float">
            <text:p>4881177.0854278</text:p>
          </table:table-cell>
        </table:table-row>
        <table:table-row table:style-name="ro1">
          <table:table-cell office:value-type="float" office:value="1734.6" calcext:value-type="float">
            <text:p>1734.6</text:p>
          </table:table-cell>
          <table:table-cell office:value-type="float" office:value="260.04335" calcext:value-type="float">
            <text:p>260.04335</text:p>
          </table:table-cell>
          <table:table-cell table:formula="of:=[.B1706]/33117.295" office:value-type="float" office:value="0.00785219173244675" calcext:value-type="float">
            <text:p>0.007852191732447</text:p>
          </table:table-cell>
          <table:table-cell office:value-type="float" office:value="4881441.79834" calcext:value-type="float">
            <text:p>4881441.79834</text:p>
          </table:table-cell>
        </table:table-row>
        <table:table-row table:style-name="ro1">
          <table:table-cell office:value-type="float" office:value="1735.62" calcext:value-type="float">
            <text:p>1735.62</text:p>
          </table:table-cell>
          <table:table-cell office:value-type="float" office:value="266.09258" calcext:value-type="float">
            <text:p>266.09258</text:p>
          </table:table-cell>
          <table:table-cell table:formula="of:=[.B1707]/33117.295" office:value-type="float" office:value="0.00803485248417783" calcext:value-type="float">
            <text:p>0.008034852484178</text:p>
          </table:table-cell>
          <table:table-cell office:value-type="float" office:value="4881712.6691039" calcext:value-type="float">
            <text:p>4881712.6691039</text:p>
          </table:table-cell>
        </table:table-row>
        <table:table-row table:style-name="ro1">
          <table:table-cell office:value-type="float" office:value="1736.63" calcext:value-type="float">
            <text:p>1736.63</text:p>
          </table:table-cell>
          <table:table-cell office:value-type="float" office:value="271.50741" calcext:value-type="float">
            <text:p>271.50741</text:p>
          </table:table-cell>
          <table:table-cell table:formula="of:=[.B1708]/33117.295" office:value-type="float" office:value="0.00819835708200202" calcext:value-type="float">
            <text:p>0.008198357082002</text:p>
          </table:table-cell>
          <table:table-cell office:value-type="float" office:value="4881989.0519312" calcext:value-type="float">
            <text:p>4881989.0519312</text:p>
          </table:table-cell>
        </table:table-row>
        <table:table-row table:style-name="ro1">
          <table:table-cell office:value-type="float" office:value="1737.65" calcext:value-type="float">
            <text:p>1737.65</text:p>
          </table:table-cell>
          <table:table-cell office:value-type="float" office:value="275.68374" calcext:value-type="float">
            <text:p>275.68374</text:p>
          </table:table-cell>
          <table:table-cell table:formula="of:=[.B1709]/33117.295" office:value-type="float" office:value="0.00832446430180968" calcext:value-type="float">
            <text:p>0.00832446430181</text:p>
          </table:table-cell>
          <table:table-cell office:value-type="float" office:value="4882269.6860839" calcext:value-type="float">
            <text:p>4882269.6860839</text:p>
          </table:table-cell>
        </table:table-row>
        <table:table-row table:style-name="ro1">
          <table:table-cell office:value-type="float" office:value="1738.67" calcext:value-type="float">
            <text:p>1738.67</text:p>
          </table:table-cell>
          <table:table-cell office:value-type="float" office:value="278.29954" calcext:value-type="float">
            <text:p>278.29954</text:p>
          </table:table-cell>
          <table:table-cell table:formula="of:=[.B1710]/33117.295" office:value-type="float" office:value="0.00840345022140244" calcext:value-type="float">
            <text:p>0.008403450221402</text:p>
          </table:table-cell>
          <table:table-cell office:value-type="float" office:value="4882552.9830057" calcext:value-type="float">
            <text:p>4882552.9830057</text:p>
          </table:table-cell>
        </table:table-row>
        <table:table-row table:style-name="ro1">
          <table:table-cell office:value-type="float" office:value="1739.69" calcext:value-type="float">
            <text:p>1739.69</text:p>
          </table:table-cell>
          <table:table-cell office:value-type="float" office:value="279.28457" calcext:value-type="float">
            <text:p>279.28457</text:p>
          </table:table-cell>
          <table:table-cell table:formula="of:=[.B1711]/33117.295" office:value-type="float" office:value="0.00843319389461005" calcext:value-type="float">
            <text:p>0.00843319389461</text:p>
          </table:table-cell>
          <table:table-cell office:value-type="float" office:value="4882837.282645" calcext:value-type="float">
            <text:p>4882837.282645</text:p>
          </table:table-cell>
        </table:table-row>
        <table:table-row table:style-name="ro1">
          <table:table-cell office:value-type="float" office:value="1740.71" calcext:value-type="float">
            <text:p>1740.71</text:p>
          </table:table-cell>
          <table:table-cell office:value-type="float" office:value="278.75528" calcext:value-type="float">
            <text:p>278.75528</text:p>
          </table:table-cell>
          <table:table-cell table:formula="of:=[.B1712]/33117.295" office:value-type="float" office:value="0.00841721161103285" calcext:value-type="float">
            <text:p>0.008417211611033</text:p>
          </table:table-cell>
          <table:table-cell office:value-type="float" office:value="4883121.0434926" calcext:value-type="float">
            <text:p>4883121.0434926</text:p>
          </table:table-cell>
        </table:table-row>
        <table:table-row table:style-name="ro1">
          <table:table-cell office:value-type="float" office:value="1741.72" calcext:value-type="float">
            <text:p>1741.72</text:p>
          </table:table-cell>
          <table:table-cell office:value-type="float" office:value="276.94343" calcext:value-type="float">
            <text:p>276.94343</text:p>
          </table:table-cell>
          <table:table-cell table:formula="of:=[.B1713]/33117.295" office:value-type="float" office:value="0.00836250152677023" calcext:value-type="float">
            <text:p>0.00836250152677</text:p>
          </table:table-cell>
          <table:table-cell office:value-type="float" office:value="4883402.9599552" calcext:value-type="float">
            <text:p>4883402.9599552</text:p>
          </table:table-cell>
        </table:table-row>
        <table:table-row table:style-name="ro1">
          <table:table-cell office:value-type="float" office:value="1742.74" calcext:value-type="float">
            <text:p>1742.74</text:p>
          </table:table-cell>
          <table:table-cell office:value-type="float" office:value="274.13975" calcext:value-type="float">
            <text:p>274.13975</text:p>
          </table:table-cell>
          <table:table-cell table:formula="of:=[.B1714]/33117.295" office:value-type="float" office:value="0.00827784243852042" calcext:value-type="float">
            <text:p>0.00827784243852</text:p>
          </table:table-cell>
          <table:table-cell office:value-type="float" office:value="4883682.0223896" calcext:value-type="float">
            <text:p>4883682.0223896</text:p>
          </table:table-cell>
        </table:table-row>
        <table:table-row table:style-name="ro1">
          <table:table-cell office:value-type="float" office:value="1743.76" calcext:value-type="float">
            <text:p>1743.76</text:p>
          </table:table-cell>
          <table:table-cell office:value-type="float" office:value="270.66071" calcext:value-type="float">
            <text:p>270.66071</text:p>
          </table:table-cell>
          <table:table-cell table:formula="of:=[.B1715]/33117.295" office:value-type="float" office:value="0.00817279038037376" calcext:value-type="float">
            <text:p>0.008172790380374</text:p>
          </table:table-cell>
          <table:table-cell office:value-type="float" office:value="4883957.5433147" calcext:value-type="float">
            <text:p>4883957.5433147</text:p>
          </table:table-cell>
        </table:table-row>
        <table:table-row table:style-name="ro1">
          <table:table-cell office:value-type="float" office:value="1744.78" calcext:value-type="float">
            <text:p>1744.78</text:p>
          </table:table-cell>
          <table:table-cell office:value-type="float" office:value="266.83314" calcext:value-type="float">
            <text:p>266.83314</text:p>
          </table:table-cell>
          <table:table-cell table:formula="of:=[.B1716]/33117.295" office:value-type="float" office:value="0.00805721421390243" calcext:value-type="float">
            <text:p>0.008057214213902</text:p>
          </table:table-cell>
          <table:table-cell office:value-type="float" office:value="4884229.1679384" calcext:value-type="float">
            <text:p>4884229.1679384</text:p>
          </table:table-cell>
        </table:table-row>
        <table:table-row table:style-name="ro1">
          <table:table-cell office:value-type="float" office:value="1745.8" calcext:value-type="float">
            <text:p>1745.8</text:p>
          </table:table-cell>
          <table:table-cell office:value-type="float" office:value="262.98335" calcext:value-type="float">
            <text:p>262.98335</text:p>
          </table:table-cell>
          <table:table-cell table:formula="of:=[.B1717]/33117.295" office:value-type="float" office:value="0.00794096709891312" calcext:value-type="float">
            <text:p>0.007940967098913</text:p>
          </table:table-cell>
          <table:table-cell office:value-type="float" office:value="4884496.873639" calcext:value-type="float">
            <text:p>4884496.873639</text:p>
          </table:table-cell>
        </table:table-row>
        <table:table-row table:style-name="ro1">
          <table:table-cell office:value-type="float" office:value="1746.81" calcext:value-type="float">
            <text:p>1746.81</text:p>
          </table:table-cell>
          <table:table-cell office:value-type="float" office:value="259.41778" calcext:value-type="float">
            <text:p>259.41778</text:p>
          </table:table-cell>
          <table:table-cell table:formula="of:=[.B1718]/33117.295" office:value-type="float" office:value="0.00783330220659628" calcext:value-type="float">
            <text:p>0.007833302206596</text:p>
          </table:table-cell>
          <table:table-cell office:value-type="float" office:value="4884760.9497472" calcext:value-type="float">
            <text:p>4884760.9497472</text:p>
          </table:table-cell>
        </table:table-row>
        <table:table-row table:style-name="ro1">
          <table:table-cell office:value-type="float" office:value="1747.83" calcext:value-type="float">
            <text:p>1747.83</text:p>
          </table:table-cell>
          <table:table-cell office:value-type="float" office:value="256.38964" calcext:value-type="float">
            <text:p>256.38964</text:p>
          </table:table-cell>
          <table:table-cell table:formula="of:=[.B1719]/33117.295" office:value-type="float" office:value="0.00774186539087809" calcext:value-type="float">
            <text:p>0.007741865390878</text:p>
          </table:table-cell>
          <table:table-cell office:value-type="float" office:value="4885021.943338" calcext:value-type="float">
            <text:p>4885021.943338</text:p>
          </table:table-cell>
        </table:table-row>
        <table:table-row table:style-name="ro1">
          <table:table-cell office:value-type="float" office:value="1748.85" calcext:value-type="float">
            <text:p>1748.85</text:p>
          </table:table-cell>
          <table:table-cell office:value-type="float" office:value="254.05682" calcext:value-type="float">
            <text:p>254.05682</text:p>
          </table:table-cell>
          <table:table-cell table:formula="of:=[.B1720]/33117.295" office:value-type="float" office:value="0.00767142425128622" calcext:value-type="float">
            <text:p>0.007671424251286</text:p>
          </table:table-cell>
          <table:table-cell office:value-type="float" office:value="4885280.5622172" calcext:value-type="float">
            <text:p>4885280.5622172</text:p>
          </table:table-cell>
        </table:table-row>
        <table:table-row table:style-name="ro1">
          <table:table-cell office:value-type="float" office:value="1749.87" calcext:value-type="float">
            <text:p>1749.87</text:p>
          </table:table-cell>
          <table:table-cell office:value-type="float" office:value="252.44549" calcext:value-type="float">
            <text:p>252.44549</text:p>
          </table:table-cell>
          <table:table-cell table:formula="of:=[.B1721]/33117.295" office:value-type="float" office:value="0.00762276900936505" calcext:value-type="float">
            <text:p>0.007622769009365</text:p>
          </table:table-cell>
          <table:table-cell office:value-type="float" office:value="4885537.5408359" calcext:value-type="float">
            <text:p>4885537.5408359</text:p>
          </table:table-cell>
        </table:table-row>
        <table:table-row table:style-name="ro1">
          <table:table-cell office:value-type="float" office:value="1750.89" calcext:value-type="float">
            <text:p>1750.89</text:p>
          </table:table-cell>
          <table:table-cell office:value-type="float" office:value="251.43617" calcext:value-type="float">
            <text:p>251.43617</text:p>
          </table:table-cell>
          <table:table-cell table:formula="of:=[.B1722]/33117.295" office:value-type="float" office:value="0.00759229188253449" calcext:value-type="float">
            <text:p>0.007592291882534</text:p>
          </table:table-cell>
          <table:table-cell office:value-type="float" office:value="4885793.4920054" calcext:value-type="float">
            <text:p>4885793.4920054</text:p>
          </table:table-cell>
        </table:table-row>
        <table:table-row table:style-name="ro1">
          <table:table-cell office:value-type="float" office:value="1751.9" calcext:value-type="float">
            <text:p>1751.9</text:p>
          </table:table-cell>
          <table:table-cell office:value-type="float" office:value="250.78364" calcext:value-type="float">
            <text:p>250.78364</text:p>
          </table:table-cell>
          <table:table-cell table:formula="of:=[.B1723]/33117.295" office:value-type="float" office:value="0.00757258828053439" calcext:value-type="float">
            <text:p>0.007572588280534</text:p>
          </table:table-cell>
          <table:table-cell office:value-type="float" office:value="4886048.7789336" calcext:value-type="float">
            <text:p>4886048.7789336</text:p>
          </table:table-cell>
        </table:table-row>
        <table:table-row table:style-name="ro1">
          <table:table-cell office:value-type="float" office:value="1752.92" calcext:value-type="float">
            <text:p>1752.92</text:p>
          </table:table-cell>
          <table:table-cell office:value-type="float" office:value="250.17093" calcext:value-type="float">
            <text:p>250.17093</text:p>
          </table:table-cell>
          <table:table-cell table:formula="of:=[.B1724]/33117.295" office:value-type="float" office:value="0.00755408707142295" calcext:value-type="float">
            <text:p>0.007554087071423</text:p>
          </table:table-cell>
          <table:table-cell office:value-type="float" office:value="4886303.4421401" calcext:value-type="float">
            <text:p>4886303.4421401</text:p>
          </table:table-cell>
        </table:table-row>
        <table:table-row table:style-name="ro1">
          <table:table-cell office:value-type="float" office:value="1753.94" calcext:value-type="float">
            <text:p>1753.94</text:p>
          </table:table-cell>
          <table:table-cell office:value-type="float" office:value="249.28433" calcext:value-type="float">
            <text:p>249.28433</text:p>
          </table:table-cell>
          <table:table-cell table:formula="of:=[.B1725]/33117.295" office:value-type="float" office:value="0.0075273155612498" calcext:value-type="float">
            <text:p>0.00752731556125</text:p>
          </table:table-cell>
          <table:table-cell office:value-type="float" office:value="4886557.2028276" calcext:value-type="float">
            <text:p>4886557.2028276</text:p>
          </table:table-cell>
        </table:table-row>
        <table:table-row table:style-name="ro1">
          <table:table-cell office:value-type="float" office:value="1754.96" calcext:value-type="float">
            <text:p>1754.96</text:p>
          </table:table-cell>
          <table:table-cell office:value-type="float" office:value="247.88819" calcext:value-type="float">
            <text:p>247.88819</text:p>
          </table:table-cell>
          <table:table-cell table:formula="of:=[.B1726]/33117.295" office:value-type="float" office:value="0.0074851581326313" calcext:value-type="float">
            <text:p>0.007485158132631</text:p>
          </table:table-cell>
          <table:table-cell office:value-type="float" office:value="4886809.5423115" calcext:value-type="float">
            <text:p>4886809.5423115</text:p>
          </table:table-cell>
        </table:table-row>
        <table:table-row table:style-name="ro1">
          <table:table-cell office:value-type="float" office:value="1755.98" calcext:value-type="float">
            <text:p>1755.98</text:p>
          </table:table-cell>
          <table:table-cell office:value-type="float" office:value="245.87655" calcext:value-type="float">
            <text:p>245.87655</text:p>
          </table:table-cell>
          <table:table-cell table:formula="of:=[.B1727]/33117.295" office:value-type="float" office:value="0.00742441524889035" calcext:value-type="float">
            <text:p>0.00742441524889</text:p>
          </table:table-cell>
          <table:table-cell office:value-type="float" office:value="4887059.8340279" calcext:value-type="float">
            <text:p>4887059.8340279</text:p>
          </table:table-cell>
        </table:table-row>
        <table:table-row table:style-name="ro1">
          <table:table-cell office:value-type="float" office:value="1756.99" calcext:value-type="float">
            <text:p>1756.99</text:p>
          </table:table-cell>
          <table:table-cell office:value-type="float" office:value="243.2864" calcext:value-type="float">
            <text:p>243.2864</text:p>
          </table:table-cell>
          <table:table-cell table:formula="of:=[.B1728]/33117.295" office:value-type="float" office:value="0.00734620384907644" calcext:value-type="float">
            <text:p>0.007346203849076</text:p>
          </table:table-cell>
          <table:table-cell office:value-type="float" office:value="4887307.4890836" calcext:value-type="float">
            <text:p>4887307.4890836</text:p>
          </table:table-cell>
        </table:table-row>
        <table:table-row table:style-name="ro1">
          <table:table-cell office:value-type="float" office:value="1758.01" calcext:value-type="float">
            <text:p>1758.01</text:p>
          </table:table-cell>
          <table:table-cell office:value-type="float" office:value="240.27055" calcext:value-type="float">
            <text:p>240.27055</text:p>
          </table:table-cell>
          <table:table-cell table:formula="of:=[.B1729]/33117.295" office:value-type="float" office:value="0.00725513813854664" calcext:value-type="float">
            <text:p>0.007255138138547</text:p>
          </table:table-cell>
          <table:table-cell office:value-type="float" office:value="4887552.0741378" calcext:value-type="float">
            <text:p>4887552.0741378</text:p>
          </table:table-cell>
        </table:table-row>
        <table:table-row table:style-name="ro1">
          <table:table-cell office:value-type="float" office:value="1759.03" calcext:value-type="float">
            <text:p>1759.03</text:p>
          </table:table-cell>
          <table:table-cell office:value-type="float" office:value="237.04172" calcext:value-type="float">
            <text:p>237.04172</text:p>
          </table:table-cell>
          <table:table-cell table:formula="of:=[.B1730]/33117.295" office:value-type="float" office:value="0.00715764134721752" calcext:value-type="float">
            <text:p>0.007157641347218</text:p>
          </table:table-cell>
          <table:table-cell office:value-type="float" office:value="4887793.3723812" calcext:value-type="float">
            <text:p>4887793.3723812</text:p>
          </table:table-cell>
        </table:table-row>
        <table:table-row table:style-name="ro1">
          <table:table-cell office:value-type="float" office:value="1760.05" calcext:value-type="float">
            <text:p>1760.05</text:p>
          </table:table-cell>
          <table:table-cell office:value-type="float" office:value="233.80902" calcext:value-type="float">
            <text:p>233.80902</text:p>
          </table:table-cell>
          <table:table-cell table:formula="of:=[.B1731]/33117.295" office:value-type="float" office:value="0.00706002769851825" calcext:value-type="float">
            <text:p>0.007060027698518</text:p>
          </table:table-cell>
          <table:table-cell office:value-type="float" office:value="4888031.3798698" calcext:value-type="float">
            <text:p>4888031.3798698</text:p>
          </table:table-cell>
        </table:table-row>
        <table:table-row table:style-name="ro1">
          <table:table-cell office:value-type="float" office:value="1761.07" calcext:value-type="float">
            <text:p>1761.07</text:p>
          </table:table-cell>
          <table:table-cell office:value-type="float" office:value="230.72922" calcext:value-type="float">
            <text:p>230.72922</text:p>
          </table:table-cell>
          <table:table-cell table:formula="of:=[.B1732]/33117.295" office:value-type="float" office:value="0.00696703097278929" calcext:value-type="float">
            <text:p>0.006967030972789</text:p>
          </table:table-cell>
          <table:table-cell office:value-type="float" office:value="4888266.2522545" calcext:value-type="float">
            <text:p>4888266.2522545</text:p>
          </table:table-cell>
        </table:table-row>
        <table:table-row table:style-name="ro1">
          <table:table-cell office:value-type="float" office:value="1762.08" calcext:value-type="float">
            <text:p>1762.08</text:p>
          </table:table-cell>
          <table:table-cell office:value-type="float" office:value="227.88802" calcext:value-type="float">
            <text:p>227.88802</text:p>
          </table:table-cell>
          <table:table-cell table:formula="of:=[.B1733]/33117.295" office:value-type="float" office:value="0.00688123894176744" calcext:value-type="float">
            <text:p>0.006881238941767</text:p>
          </table:table-cell>
          <table:table-cell office:value-type="float" office:value="4888498.2324259" calcext:value-type="float">
            <text:p>4888498.2324259</text:p>
          </table:table-cell>
        </table:table-row>
        <table:table-row table:style-name="ro1">
          <table:table-cell office:value-type="float" office:value="1763.1" calcext:value-type="float">
            <text:p>1763.1</text:p>
          </table:table-cell>
          <table:table-cell office:value-type="float" office:value="225.31376" calcext:value-type="float">
            <text:p>225.31376</text:p>
          </table:table-cell>
          <table:table-cell table:formula="of:=[.B1734]/33117.295" office:value-type="float" office:value="0.00680350735167229" calcext:value-type="float">
            <text:p>0.006803507351672</text:p>
          </table:table-cell>
          <table:table-cell office:value-type="float" office:value="4888727.5921099" calcext:value-type="float">
            <text:p>4888727.5921099</text:p>
          </table:table-cell>
        </table:table-row>
        <table:table-row table:style-name="ro1">
          <table:table-cell office:value-type="float" office:value="1764.12" calcext:value-type="float">
            <text:p>1764.12</text:p>
          </table:table-cell>
          <table:table-cell office:value-type="float" office:value="223.01272" calcext:value-type="float">
            <text:p>223.01272</text:p>
          </table:table-cell>
          <table:table-cell table:formula="of:=[.B1735]/33117.295" office:value-type="float" office:value="0.00673402583151794" calcext:value-type="float">
            <text:p>0.006734025831518</text:p>
          </table:table-cell>
          <table:table-cell office:value-type="float" office:value="4888954.6094311" calcext:value-type="float">
            <text:p>4888954.6094311</text:p>
          </table:table-cell>
        </table:table-row>
        <table:table-row table:style-name="ro1">
          <table:table-cell office:value-type="float" office:value="1765.14" calcext:value-type="float">
            <text:p>1765.14</text:p>
          </table:table-cell>
          <table:table-cell office:value-type="float" office:value="221.00663" calcext:value-type="float">
            <text:p>221.00663</text:p>
          </table:table-cell>
          <table:table-cell table:formula="of:=[.B1736]/33117.295" office:value-type="float" office:value="0.00667345053392797" calcext:value-type="float">
            <text:p>0.006673450533928</text:p>
          </table:table-cell>
          <table:table-cell office:value-type="float" office:value="4889179.5846485" calcext:value-type="float">
            <text:p>4889179.5846485</text:p>
          </table:table-cell>
        </table:table-row>
        <table:table-row table:style-name="ro1">
          <table:table-cell office:value-type="float" office:value="1766.16" calcext:value-type="float">
            <text:p>1766.16</text:p>
          </table:table-cell>
          <table:table-cell office:value-type="float" office:value="219.35233" calcext:value-type="float">
            <text:p>219.35233</text:p>
          </table:table-cell>
          <table:table-cell table:formula="of:=[.B1737]/33117.295" office:value-type="float" office:value="0.00662349778265405" calcext:value-type="float">
            <text:p>0.006623497782654</text:p>
          </table:table-cell>
          <table:table-cell office:value-type="float" office:value="4889402.8758575" calcext:value-type="float">
            <text:p>4889402.8758575</text:p>
          </table:table-cell>
        </table:table-row>
        <table:table-row table:style-name="ro1">
          <table:table-cell office:value-type="float" office:value="1767.17" calcext:value-type="float">
            <text:p>1767.17</text:p>
          </table:table-cell>
          <table:table-cell office:value-type="float" office:value="218.1312" calcext:value-type="float">
            <text:p>218.1312</text:p>
          </table:table-cell>
          <table:table-cell table:formula="of:=[.B1738]/33117.295" office:value-type="float" office:value="0.00658662490399654" calcext:value-type="float">
            <text:p>0.006586624903997</text:p>
          </table:table-cell>
          <table:table-cell office:value-type="float" office:value="4889624.9240071" calcext:value-type="float">
            <text:p>4889624.9240071</text:p>
          </table:table-cell>
        </table:table-row>
        <table:table-row table:style-name="ro1">
          <table:table-cell office:value-type="float" office:value="1768.19" calcext:value-type="float">
            <text:p>1768.19</text:p>
          </table:table-cell>
          <table:table-cell office:value-type="float" office:value="217.40967" calcext:value-type="float">
            <text:p>217.40967</text:p>
          </table:table-cell>
          <table:table-cell table:formula="of:=[.B1739]/33117.295" office:value-type="float" office:value="0.00656483779849773" calcext:value-type="float">
            <text:p>0.006564837798498</text:p>
          </table:table-cell>
          <table:table-cell office:value-type="float" office:value="4889846.2376654" calcext:value-type="float">
            <text:p>4889846.2376654</text:p>
          </table:table-cell>
        </table:table-row>
        <table:table-row table:style-name="ro1">
          <table:table-cell office:value-type="float" office:value="1769.21" calcext:value-type="float">
            <text:p>1769.21</text:p>
          </table:table-cell>
          <table:table-cell office:value-type="float" office:value="217.1853" calcext:value-type="float">
            <text:p>217.1853</text:p>
          </table:table-cell>
          <table:table-cell table:formula="of:=[.B1740]/33117.295" office:value-type="float" office:value="0.00655806278864261" calcext:value-type="float">
            <text:p>0.006558062788643</text:p>
          </table:table-cell>
          <table:table-cell office:value-type="float" office:value="4890067.3229296" calcext:value-type="float">
            <text:p>4890067.3229296</text:p>
          </table:table-cell>
        </table:table-row>
        <table:table-row table:style-name="ro1">
          <table:table-cell office:value-type="float" office:value="1770.23" calcext:value-type="float">
            <text:p>1770.23</text:p>
          </table:table-cell>
          <table:table-cell office:value-type="float" office:value="217.34176" calcext:value-type="float">
            <text:p>217.34176</text:p>
          </table:table-cell>
          <table:table-cell table:formula="of:=[.B1741]/33117.295" office:value-type="float" office:value="0.00656278720831517" calcext:value-type="float">
            <text:p>0.006562787208315</text:p>
          </table:table-cell>
          <table:table-cell office:value-type="float" office:value="4890288.5674663" calcext:value-type="float">
            <text:p>4890288.5674663</text:p>
          </table:table-cell>
        </table:table-row>
        <table:table-row table:style-name="ro1">
          <table:table-cell office:value-type="float" office:value="1771.24" calcext:value-type="float">
            <text:p>1771.24</text:p>
          </table:table-cell>
          <table:table-cell office:value-type="float" office:value="217.63533" calcext:value-type="float">
            <text:p>217.63533</text:p>
          </table:table-cell>
          <table:table-cell table:formula="of:=[.B1742]/33117.295" office:value-type="float" office:value="0.00657165176080957" calcext:value-type="float">
            <text:p>0.00657165176081</text:p>
          </table:table-cell>
          <table:table-cell office:value-type="float" office:value="4890510.1108422" calcext:value-type="float">
            <text:p>4890510.1108422</text:p>
          </table:table-cell>
        </table:table-row>
        <table:table-row table:style-name="ro1">
          <table:table-cell office:value-type="float" office:value="1772.26" calcext:value-type="float">
            <text:p>1772.26</text:p>
          </table:table-cell>
          <table:table-cell office:value-type="float" office:value="217.72596" calcext:value-type="float">
            <text:p>217.72596</text:p>
          </table:table-cell>
          <table:table-cell table:formula="of:=[.B1743]/33117.295" office:value-type="float" office:value="0.00657438839736156" calcext:value-type="float">
            <text:p>0.006574388397362</text:p>
          </table:table-cell>
          <table:table-cell office:value-type="float" office:value="4890731.7464731" calcext:value-type="float">
            <text:p>4890731.7464731</text:p>
          </table:table-cell>
        </table:table-row>
        <table:table-row table:style-name="ro1">
          <table:table-cell office:value-type="float" office:value="1773.28" calcext:value-type="float">
            <text:p>1773.28</text:p>
          </table:table-cell>
          <table:table-cell office:value-type="float" office:value="217.24973" calcext:value-type="float">
            <text:p>217.24973</text:p>
          </table:table-cell>
          <table:table-cell table:formula="of:=[.B1744]/33117.295" office:value-type="float" office:value="0.00656000829777915" calcext:value-type="float">
            <text:p>0.006560008297779</text:p>
          </table:table-cell>
          <table:table-cell office:value-type="float" office:value="4890952.8973227" calcext:value-type="float">
            <text:p>4890952.8973227</text:p>
          </table:table-cell>
        </table:table-row>
        <table:table-row table:style-name="ro1">
          <table:table-cell office:value-type="float" office:value="1774.3" calcext:value-type="float">
            <text:p>1774.3</text:p>
          </table:table-cell>
          <table:table-cell office:value-type="float" office:value="215.91302" calcext:value-type="float">
            <text:p>215.91302</text:p>
          </table:table-cell>
          <table:table-cell table:formula="of:=[.B1745]/33117.295" office:value-type="float" office:value="0.0065196453997828" calcext:value-type="float">
            <text:p>0.006519645399783</text:p>
          </table:table-cell>
          <table:table-cell office:value-type="float" office:value="4891172.6874618" calcext:value-type="float">
            <text:p>4891172.6874618</text:p>
          </table:table-cell>
        </table:table-row>
        <table:table-row table:style-name="ro1">
          <table:table-cell office:value-type="float" office:value="1775.32" calcext:value-type="float">
            <text:p>1775.32</text:p>
          </table:table-cell>
          <table:table-cell office:value-type="float" office:value="213.5782" calcext:value-type="float">
            <text:p>213.5782</text:p>
          </table:table-cell>
          <table:table-cell table:formula="of:=[.B1746]/33117.295" office:value-type="float" office:value="0.00644914386878518" calcext:value-type="float">
            <text:p>0.006449143868785</text:p>
          </table:table-cell>
          <table:table-cell office:value-type="float" office:value="4891390.1008559" calcext:value-type="float">
            <text:p>4891390.1008559</text:p>
          </table:table-cell>
        </table:table-row>
        <table:table-row table:style-name="ro1">
          <table:table-cell office:value-type="float" office:value="1776.33" calcext:value-type="float">
            <text:p>1776.33</text:p>
          </table:table-cell>
          <table:table-cell office:value-type="float" office:value="210.31071" calcext:value-type="float">
            <text:p>210.31071</text:p>
          </table:table-cell>
          <table:table-cell table:formula="of:=[.B1747]/33117.295" office:value-type="float" office:value="0.00635047971158273" calcext:value-type="float">
            <text:p>0.006350479711583</text:p>
          </table:table-cell>
          <table:table-cell office:value-type="float" office:value="4891604.1880796" calcext:value-type="float">
            <text:p>4891604.1880796</text:p>
          </table:table-cell>
        </table:table-row>
        <table:table-row table:style-name="ro1">
          <table:table-cell office:value-type="float" office:value="1777.35" calcext:value-type="float">
            <text:p>1777.35</text:p>
          </table:table-cell>
          <table:table-cell office:value-type="float" office:value="206.36888" calcext:value-type="float">
            <text:p>206.36888</text:p>
          </table:table-cell>
          <table:table-cell table:formula="of:=[.B1748]/33117.295" office:value-type="float" office:value="0.00623145338410036" calcext:value-type="float">
            <text:p>0.0062314533841</text:p>
          </table:table-cell>
          <table:table-cell office:value-type="float" office:value="4891814.2626923" calcext:value-type="float">
            <text:p>4891814.2626923</text:p>
          </table:table-cell>
        </table:table-row>
        <table:table-row table:style-name="ro1">
          <table:table-cell office:value-type="float" office:value="1778.37" calcext:value-type="float">
            <text:p>1778.37</text:p>
          </table:table-cell>
          <table:table-cell office:value-type="float" office:value="202.1373" calcext:value-type="float">
            <text:p>202.1373</text:p>
          </table:table-cell>
          <table:table-cell table:formula="of:=[.B1749]/33117.295" office:value-type="float" office:value="0.0061036778517086" calcext:value-type="float">
            <text:p>0.006103677851709</text:p>
          </table:table-cell>
          <table:table-cell office:value-type="float" office:value="4892020.0297454" calcext:value-type="float">
            <text:p>4892020.0297454</text:p>
          </table:table-cell>
        </table:table-row>
        <table:table-row table:style-name="ro1">
          <table:table-cell office:value-type="float" office:value="1779.39" calcext:value-type="float">
            <text:p>1779.39</text:p>
          </table:table-cell>
          <table:table-cell office:value-type="float" office:value="198.02463" calcext:value-type="float">
            <text:p>198.02463</text:p>
          </table:table-cell>
          <table:table-cell table:formula="of:=[.B1750]/33117.295" office:value-type="float" office:value="0.00597949289034627" calcext:value-type="float">
            <text:p>0.005979492890346</text:p>
          </table:table-cell>
          <table:table-cell office:value-type="float" office:value="4892221.6102752" calcext:value-type="float">
            <text:p>4892221.6102752</text:p>
          </table:table-cell>
        </table:table-row>
        <table:table-row table:style-name="ro1">
          <table:table-cell office:value-type="float" office:value="1780.41" calcext:value-type="float">
            <text:p>1780.41</text:p>
          </table:table-cell>
          <table:table-cell office:value-type="float" office:value="194.36035" calcext:value-type="float">
            <text:p>194.36035</text:p>
          </table:table-cell>
          <table:table-cell table:formula="of:=[.B1751]/33117.295" office:value-type="float" office:value="0.00586884738019817" calcext:value-type="float">
            <text:p>0.005868847380198</text:p>
          </table:table-cell>
          <table:table-cell office:value-type="float" office:value="4892419.4607292" calcext:value-type="float">
            <text:p>4892419.4607292</text:p>
          </table:table-cell>
        </table:table-row>
        <table:table-row table:style-name="ro1">
          <table:table-cell office:value-type="float" office:value="1781.42" calcext:value-type="float">
            <text:p>1781.42</text:p>
          </table:table-cell>
          <table:table-cell office:value-type="float" office:value="191.32609" calcext:value-type="float">
            <text:p>191.32609</text:p>
          </table:table-cell>
          <table:table-cell table:formula="of:=[.B1752]/33117.295" office:value-type="float" office:value="0.00577722576677836" calcext:value-type="float">
            <text:p>0.005777225766778</text:p>
          </table:table-cell>
          <table:table-cell office:value-type="float" office:value="4892614.222429" calcext:value-type="float">
            <text:p>4892614.222429</text:p>
          </table:table-cell>
        </table:table-row>
        <table:table-row table:style-name="ro1">
          <table:table-cell office:value-type="float" office:value="1782.44" calcext:value-type="float">
            <text:p>1782.44</text:p>
          </table:table-cell>
          <table:table-cell office:value-type="float" office:value="188.94444" calcext:value-type="float">
            <text:p>188.94444</text:p>
          </table:table-cell>
          <table:table-cell table:formula="of:=[.B1753]/33117.295" office:value-type="float" office:value="0.00570531017101487" calcext:value-type="float">
            <text:p>0.005705310171015</text:p>
          </table:table-cell>
          <table:table-cell office:value-type="float" office:value="4892806.5597165" calcext:value-type="float">
            <text:p>4892806.5597165</text:p>
          </table:table-cell>
        </table:table-row>
        <table:table-row table:style-name="ro1">
          <table:table-cell office:value-type="float" office:value="1783.46" calcext:value-type="float">
            <text:p>1783.46</text:p>
          </table:table-cell>
          <table:table-cell office:value-type="float" office:value="187.12705" calcext:value-type="float">
            <text:p>187.12705</text:p>
          </table:table-cell>
          <table:table-cell table:formula="of:=[.B1754]/33117.295" office:value-type="float" office:value="0.0056504328025583" calcext:value-type="float">
            <text:p>0.005650432802558</text:p>
          </table:table-cell>
          <table:table-cell office:value-type="float" office:value="4892997.0469824" calcext:value-type="float">
            <text:p>4892997.0469824</text:p>
          </table:table-cell>
        </table:table-row>
        <table:table-row table:style-name="ro1">
          <table:table-cell office:value-type="float" office:value="1784.48" calcext:value-type="float">
            <text:p>1784.48</text:p>
          </table:table-cell>
          <table:table-cell office:value-type="float" office:value="185.76053" calcext:value-type="float">
            <text:p>185.76053</text:p>
          </table:table-cell>
          <table:table-cell table:formula="of:=[.B1755]/33117.295" office:value-type="float" office:value="0.00560916977065911" calcext:value-type="float">
            <text:p>0.005609169770659</text:p>
          </table:table-cell>
          <table:table-cell office:value-type="float" office:value="4893186.1431862" calcext:value-type="float">
            <text:p>4893186.1431862</text:p>
          </table:table-cell>
        </table:table-row>
        <table:table-row table:style-name="ro1">
          <table:table-cell office:value-type="float" office:value="1785.5" calcext:value-type="float">
            <text:p>1785.5</text:p>
          </table:table-cell>
          <table:table-cell office:value-type="float" office:value="184.79413" calcext:value-type="float">
            <text:p>184.79413</text:p>
          </table:table-cell>
          <table:table-cell table:formula="of:=[.B1756]/33117.295" office:value-type="float" office:value="0.00557998864339615" calcext:value-type="float">
            <text:p>0.005579988643396</text:p>
          </table:table-cell>
          <table:table-cell office:value-type="float" office:value="4893374.255641" calcext:value-type="float">
            <text:p>4893374.255641</text:p>
          </table:table-cell>
        </table:table-row>
        <table:table-row table:style-name="ro1">
          <table:table-cell office:value-type="float" office:value="1786.51" calcext:value-type="float">
            <text:p>1786.51</text:p>
          </table:table-cell>
          <table:table-cell office:value-type="float" office:value="184.29197" calcext:value-type="float">
            <text:p>184.29197</text:p>
          </table:table-cell>
          <table:table-cell table:formula="of:=[.B1757]/33117.295" office:value-type="float" office:value="0.00556482556923807" calcext:value-type="float">
            <text:p>0.005564825569238</text:p>
          </table:table-cell>
          <table:table-cell office:value-type="float" office:value="4893561.8569091" calcext:value-type="float">
            <text:p>4893561.8569091</text:p>
          </table:table-cell>
        </table:table-row>
        <table:table-row table:style-name="ro1">
          <table:table-cell office:value-type="float" office:value="1787.53" calcext:value-type="float">
            <text:p>1787.53</text:p>
          </table:table-cell>
          <table:table-cell office:value-type="float" office:value="184.42597" calcext:value-type="float">
            <text:p>184.42597</text:p>
          </table:table-cell>
          <table:table-cell table:formula="of:=[.B1758]/33117.295" office:value-type="float" office:value="0.00556887179342395" calcext:value-type="float">
            <text:p>0.005568871793424</text:p>
          </table:table-cell>
          <table:table-cell office:value-type="float" office:value="4893749.5945917" calcext:value-type="float">
            <text:p>4893749.5945917</text:p>
          </table:table-cell>
        </table:table-row>
        <table:table-row table:style-name="ro1">
          <table:table-cell office:value-type="float" office:value="1788.55" calcext:value-type="float">
            <text:p>1788.55</text:p>
          </table:table-cell>
          <table:table-cell office:value-type="float" office:value="185.4095" calcext:value-type="float">
            <text:p>185.4095</text:p>
          </table:table-cell>
          <table:table-cell table:formula="of:=[.B1759]/33117.295" office:value-type="float" office:value="0.00559857017307724" calcext:value-type="float">
            <text:p>0.005598570173077</text:p>
          </table:table-cell>
          <table:table-cell office:value-type="float" office:value="4893938.3334584" calcext:value-type="float">
            <text:p>4893938.3334584</text:p>
          </table:table-cell>
        </table:table-row>
        <table:table-row table:style-name="ro1">
          <table:table-cell office:value-type="float" office:value="1789.57" calcext:value-type="float">
            <text:p>1789.57</text:p>
          </table:table-cell>
          <table:table-cell office:value-type="float" office:value="187.39496" calcext:value-type="float">
            <text:p>187.39496</text:p>
          </table:table-cell>
          <table:table-cell table:formula="of:=[.B1760]/33117.295" office:value-type="float" office:value="0.00565852253331681" calcext:value-type="float">
            <text:p>0.005658522533317</text:p>
          </table:table-cell>
          <table:table-cell office:value-type="float" office:value="4894129.0934452" calcext:value-type="float">
            <text:p>4894129.0934452</text:p>
          </table:table-cell>
        </table:table-row>
        <table:table-row table:style-name="ro1">
          <table:table-cell office:value-type="float" office:value="1790.59" calcext:value-type="float">
            <text:p>1790.59</text:p>
          </table:table-cell>
          <table:table-cell office:value-type="float" office:value="190.37469" calcext:value-type="float">
            <text:p>190.37469</text:p>
          </table:table-cell>
          <table:table-cell table:formula="of:=[.B1761]/33117.295" office:value-type="float" office:value="0.00574849757505859" calcext:value-type="float">
            <text:p>0.005748497575059</text:p>
          </table:table-cell>
          <table:table-cell office:value-type="float" office:value="4894322.8866686" calcext:value-type="float">
            <text:p>4894322.8866686</text:p>
          </table:table-cell>
        </table:table-row>
        <table:table-row table:style-name="ro1">
          <table:table-cell office:value-type="float" office:value="1791.6" calcext:value-type="float">
            <text:p>1791.6</text:p>
          </table:table-cell>
          <table:table-cell office:value-type="float" office:value="194.12418" calcext:value-type="float">
            <text:p>194.12418</text:p>
          </table:table-cell>
          <table:table-cell table:formula="of:=[.B1762]/33117.295" office:value-type="float" office:value="0.00586171606104907" calcext:value-type="float">
            <text:p>0.005861716061049</text:p>
          </table:table-cell>
          <table:table-cell office:value-type="float" office:value="4894520.4967092" calcext:value-type="float">
            <text:p>4894520.4967092</text:p>
          </table:table-cell>
        </table:table-row>
        <table:table-row table:style-name="ro1">
          <table:table-cell office:value-type="float" office:value="1792.62" calcext:value-type="float">
            <text:p>1792.62</text:p>
          </table:table-cell>
          <table:table-cell office:value-type="float" office:value="198.21269" calcext:value-type="float">
            <text:p>198.21269</text:p>
          </table:table-cell>
          <table:table-cell table:formula="of:=[.B1763]/33117.295" office:value-type="float" office:value="0.00598517149422983" calcext:value-type="float">
            <text:p>0.00598517149423</text:p>
          </table:table-cell>
          <table:table-cell office:value-type="float" office:value="4894722.2686738" calcext:value-type="float">
            <text:p>4894722.2686738</text:p>
          </table:table-cell>
        </table:table-row>
        <table:table-row table:style-name="ro1">
          <table:table-cell office:value-type="float" office:value="1793.64" calcext:value-type="float">
            <text:p>1793.64</text:p>
          </table:table-cell>
          <table:table-cell office:value-type="float" office:value="202.08189" calcext:value-type="float">
            <text:p>202.08189</text:p>
          </table:table-cell>
          <table:table-cell table:formula="of:=[.B1764]/33117.295" office:value-type="float" office:value="0.00610200470781204" calcext:value-type="float">
            <text:p>0.006102004707812</text:p>
          </table:table-cell>
          <table:table-cell office:value-type="float" office:value="4894927.9793138" calcext:value-type="float">
            <text:p>4894927.9793138</text:p>
          </table:table-cell>
        </table:table-row>
        <table:table-row table:style-name="ro1">
          <table:table-cell office:value-type="float" office:value="1794.66" calcext:value-type="float">
            <text:p>1794.66</text:p>
          </table:table-cell>
          <table:table-cell office:value-type="float" office:value="205.16899" calcext:value-type="float">
            <text:p>205.16899</text:p>
          </table:table-cell>
          <table:table-cell table:formula="of:=[.B1765]/33117.295" office:value-type="float" office:value="0.00619522186217202" calcext:value-type="float">
            <text:p>0.006195221862172</text:p>
          </table:table-cell>
          <table:table-cell office:value-type="float" office:value="4895136.8324964" calcext:value-type="float">
            <text:p>4895136.8324964</text:p>
          </table:table-cell>
        </table:table-row>
        <table:table-row table:style-name="ro1">
          <table:table-cell office:value-type="float" office:value="1795.68" calcext:value-type="float">
            <text:p>1795.68</text:p>
          </table:table-cell>
          <table:table-cell office:value-type="float" office:value="207.03536" calcext:value-type="float">
            <text:p>207.03536</text:p>
          </table:table-cell>
          <table:table-cell table:formula="of:=[.B1766]/33117.295" office:value-type="float" office:value="0.00625157821615564" calcext:value-type="float">
            <text:p>0.006251578216156</text:p>
          </table:table-cell>
          <table:table-cell office:value-type="float" office:value="4895347.585557" calcext:value-type="float">
            <text:p>4895347.585557</text:p>
          </table:table-cell>
        </table:table-row>
        <table:table-row table:style-name="ro1">
          <table:table-cell office:value-type="float" office:value="1796.69" calcext:value-type="float">
            <text:p>1796.69</text:p>
          </table:table-cell>
          <table:table-cell office:value-type="float" office:value="207.46017" calcext:value-type="float">
            <text:p>207.46017</text:p>
          </table:table-cell>
          <table:table-cell table:formula="of:=[.B1767]/33117.295" office:value-type="float" office:value="0.00626440565269597" calcext:value-type="float">
            <text:p>0.006264405652696</text:p>
          </table:table-cell>
          <table:table-cell office:value-type="float" office:value="4895558.7710589" calcext:value-type="float">
            <text:p>4895558.7710589</text:p>
          </table:table-cell>
        </table:table-row>
        <table:table-row table:style-name="ro1">
          <table:table-cell office:value-type="float" office:value="1797.71" calcext:value-type="float">
            <text:p>1797.71</text:p>
          </table:table-cell>
          <table:table-cell office:value-type="float" office:value="206.47197" calcext:value-type="float">
            <text:p>206.47197</text:p>
          </table:table-cell>
          <table:table-cell table:formula="of:=[.B1768]/33117.295" office:value-type="float" office:value="0.00623456625911023" calcext:value-type="float">
            <text:p>0.00623456625911</text:p>
          </table:table-cell>
          <table:table-cell office:value-type="float" office:value="4895768.9506109" calcext:value-type="float">
            <text:p>4895768.9506109</text:p>
          </table:table-cell>
        </table:table-row>
        <table:table-row table:style-name="ro1">
          <table:table-cell office:value-type="float" office:value="1798.73" calcext:value-type="float">
            <text:p>1798.73</text:p>
          </table:table-cell>
          <table:table-cell office:value-type="float" office:value="204.31212" calcext:value-type="float">
            <text:p>204.31212</text:p>
          </table:table-cell>
          <table:table-cell table:formula="of:=[.B1769]/33117.295" office:value-type="float" office:value="0.00616934807024547" calcext:value-type="float">
            <text:p>0.006169348070245</text:p>
          </table:table-cell>
          <table:table-cell office:value-type="float" office:value="4895976.9315327" calcext:value-type="float">
            <text:p>4895976.9315327</text:p>
          </table:table-cell>
        </table:table-row>
        <table:table-row table:style-name="ro1">
          <table:table-cell office:value-type="float" office:value="1799.75" calcext:value-type="float">
            <text:p>1799.75</text:p>
          </table:table-cell>
          <table:table-cell office:value-type="float" office:value="201.34673" calcext:value-type="float">
            <text:p>201.34673</text:p>
          </table:table-cell>
          <table:table-cell table:formula="of:=[.B1770]/33117.295" office:value-type="float" office:value="0.00607980603488298" calcext:value-type="float">
            <text:p>0.006079806034883</text:p>
          </table:table-cell>
          <table:table-cell office:value-type="float" office:value="4896181.8938164" calcext:value-type="float">
            <text:p>4896181.8938164</text:p>
          </table:table-cell>
        </table:table-row>
        <table:table-row table:style-name="ro1">
          <table:table-cell office:value-type="float" office:value="1800.77" calcext:value-type="float">
            <text:p>1800.77</text:p>
          </table:table-cell>
          <table:table-cell office:value-type="float" office:value="197.95808" calcext:value-type="float">
            <text:p>197.95808</text:p>
          </table:table-cell>
          <table:table-cell table:formula="of:=[.B1771]/33117.295" office:value-type="float" office:value="0.00597748336631962" calcext:value-type="float">
            <text:p>0.00597748336632</text:p>
          </table:table-cell>
          <table:table-cell office:value-type="float" office:value="4896383.4066018" calcext:value-type="float">
            <text:p>4896383.4066018</text:p>
          </table:table-cell>
        </table:table-row>
        <table:table-row table:style-name="ro1">
          <table:table-cell office:value-type="float" office:value="1801.78" calcext:value-type="float">
            <text:p>1801.78</text:p>
          </table:table-cell>
          <table:table-cell office:value-type="float" office:value="194.45007" calcext:value-type="float">
            <text:p>194.45007</text:p>
          </table:table-cell>
          <table:table-cell table:formula="of:=[.B1772]/33117.295" office:value-type="float" office:value="0.00587155653866054" calcext:value-type="float">
            <text:p>0.005871556538661</text:p>
          </table:table-cell>
          <table:table-cell office:value-type="float" office:value="4896581.3483865" calcext:value-type="float">
            <text:p>4896581.3483865</text:p>
          </table:table-cell>
        </table:table-row>
        <table:table-row table:style-name="ro1">
          <table:table-cell office:value-type="float" office:value="1802.8" calcext:value-type="float">
            <text:p>1802.8</text:p>
          </table:table-cell>
          <table:table-cell office:value-type="float" office:value="190.99373" calcext:value-type="float">
            <text:p>190.99373</text:p>
          </table:table-cell>
          <table:table-cell table:formula="of:=[.B1773]/33117.295" office:value-type="float" office:value="0.00576718992296925" calcext:value-type="float">
            <text:p>0.005767189922969</text:p>
          </table:table-cell>
          <table:table-cell office:value-type="float" office:value="4896775.7717617" calcext:value-type="float">
            <text:p>4896775.7717617</text:p>
          </table:table-cell>
        </table:table-row>
        <table:table-row table:style-name="ro1">
          <table:table-cell office:value-type="float" office:value="1803.82" calcext:value-type="float">
            <text:p>1803.82</text:p>
          </table:table-cell>
          <table:table-cell office:value-type="float" office:value="187.62331" calcext:value-type="float">
            <text:p>187.62331</text:p>
          </table:table-cell>
          <table:table-cell table:formula="of:=[.B1774]/33117.295" office:value-type="float" office:value="0.00566541772206939" calcext:value-type="float">
            <text:p>0.005665417722069</text:p>
          </table:table-cell>
          <table:table-cell office:value-type="float" office:value="4896966.7641946" calcext:value-type="float">
            <text:p>4896966.7641946</text:p>
          </table:table-cell>
        </table:table-row>
        <table:table-row table:style-name="ro1">
          <table:table-cell office:value-type="float" office:value="1804.84" calcext:value-type="float">
            <text:p>1804.84</text:p>
          </table:table-cell>
          <table:table-cell office:value-type="float" office:value="184.27683" calcext:value-type="float">
            <text:p>184.27683</text:p>
          </table:table-cell>
          <table:table-cell table:formula="of:=[.B1775]/33117.295" office:value-type="float" office:value="0.00556436840629647" calcext:value-type="float">
            <text:p>0.005564368406296</text:p>
          </table:table-cell>
          <table:table-cell office:value-type="float" office:value="4897154.3500608" calcext:value-type="float">
            <text:p>4897154.3500608</text:p>
          </table:table-cell>
        </table:table-row>
        <table:table-row table:style-name="ro1">
          <table:table-cell office:value-type="float" office:value="1805.86" calcext:value-type="float">
            <text:p>1805.86</text:p>
          </table:table-cell>
          <table:table-cell office:value-type="float" office:value="180.86238" calcext:value-type="float">
            <text:p>180.86238</text:p>
          </table:table-cell>
          <table:table-cell table:formula="of:=[.B1776]/33117.295" office:value-type="float" office:value="0.00546126668859881" calcext:value-type="float">
            <text:p>0.005461266688599</text:p>
          </table:table-cell>
          <table:table-cell office:value-type="float" office:value="4897338.4601635" calcext:value-type="float">
            <text:p>4897338.4601635</text:p>
          </table:table-cell>
        </table:table-row>
        <table:table-row table:style-name="ro1">
          <table:table-cell office:value-type="float" office:value="1806.87" calcext:value-type="float">
            <text:p>1806.87</text:p>
          </table:table-cell>
          <table:table-cell office:value-type="float" office:value="177.32653" calcext:value-type="float">
            <text:p>177.32653</text:p>
          </table:table-cell>
          <table:table-cell table:formula="of:=[.B1777]/33117.295" office:value-type="float" office:value="0.00535449921257156" calcext:value-type="float">
            <text:p>0.005354499212572</text:p>
          </table:table-cell>
          <table:table-cell office:value-type="float" office:value="4897518.9709198" calcext:value-type="float">
            <text:p>4897518.9709198</text:p>
          </table:table-cell>
        </table:table-row>
        <table:table-row table:style-name="ro1">
          <table:table-cell office:value-type="float" office:value="1807.89" calcext:value-type="float">
            <text:p>1807.89</text:p>
          </table:table-cell>
          <table:table-cell office:value-type="float" office:value="173.70379" calcext:value-type="float">
            <text:p>173.70379</text:p>
          </table:table-cell>
          <table:table-cell table:formula="of:=[.B1778]/33117.295" office:value-type="float" office:value="0.00524510803192109" calcext:value-type="float">
            <text:p>0.005245108031921</text:p>
          </table:table-cell>
          <table:table-cell office:value-type="float" office:value="4897695.7938859" calcext:value-type="float">
            <text:p>4897695.7938859</text:p>
          </table:table-cell>
        </table:table-row>
        <table:table-row table:style-name="ro1">
          <table:table-cell office:value-type="float" office:value="1808.91" calcext:value-type="float">
            <text:p>1808.91</text:p>
          </table:table-cell>
          <table:table-cell office:value-type="float" office:value="170.13379" calcext:value-type="float">
            <text:p>170.13379</text:p>
          </table:table-cell>
          <table:table-cell table:formula="of:=[.B1779]/33117.295" office:value-type="float" office:value="0.00513730937264049" calcext:value-type="float">
            <text:p>0.00513730937264</text:p>
          </table:table-cell>
          <table:table-cell office:value-type="float" office:value="4897868.9827437" calcext:value-type="float">
            <text:p>4897868.9827437</text:p>
          </table:table-cell>
        </table:table-row>
        <table:table-row table:style-name="ro1">
          <table:table-cell office:value-type="float" office:value="1809.93" calcext:value-type="float">
            <text:p>1809.93</text:p>
          </table:table-cell>
          <table:table-cell office:value-type="float" office:value="166.84271" calcext:value-type="float">
            <text:p>166.84271</text:p>
          </table:table-cell>
          <table:table-cell table:formula="of:=[.B1780]/33117.295" office:value-type="float" office:value="0.0050379328988071" calcext:value-type="float">
            <text:p>0.005037932898807</text:p>
          </table:table-cell>
          <table:table-cell office:value-type="float" office:value="4898038.8214258" calcext:value-type="float">
            <text:p>4898038.8214258</text:p>
          </table:table-cell>
        </table:table-row>
        <table:table-row table:style-name="ro1">
          <table:table-cell office:value-type="float" office:value="1810.95" calcext:value-type="float">
            <text:p>1810.95</text:p>
          </table:table-cell>
          <table:table-cell office:value-type="float" office:value="164.09493" calcext:value-type="float">
            <text:p>164.09493</text:p>
          </table:table-cell>
          <table:table-cell table:formula="of:=[.B1781]/33117.295" office:value-type="float" office:value="0.00495496175034827" calcext:value-type="float">
            <text:p>0.004954961750348</text:p>
          </table:table-cell>
          <table:table-cell office:value-type="float" office:value="4898205.8629843" calcext:value-type="float">
            <text:p>4898205.8629843</text:p>
          </table:table-cell>
        </table:table-row>
        <table:table-row table:style-name="ro1">
          <table:table-cell office:value-type="float" office:value="1811.96" calcext:value-type="float">
            <text:p>1811.96</text:p>
          </table:table-cell>
          <table:table-cell office:value-type="float" office:value="162.12733" calcext:value-type="float">
            <text:p>162.12733</text:p>
          </table:table-cell>
          <table:table-cell table:formula="of:=[.B1782]/33117.295" office:value-type="float" office:value="0.00489554868536214" calcext:value-type="float">
            <text:p>0.004895548685362</text:p>
          </table:table-cell>
          <table:table-cell office:value-type="float" office:value="4898370.9016118" calcext:value-type="float">
            <text:p>4898370.9016118</text:p>
          </table:table-cell>
        </table:table-row>
        <table:table-row table:style-name="ro1">
          <table:table-cell office:value-type="float" office:value="1812.98" calcext:value-type="float">
            <text:p>1812.98</text:p>
          </table:table-cell>
          <table:table-cell office:value-type="float" office:value="161.08254" calcext:value-type="float">
            <text:p>161.08254</text:p>
          </table:table-cell>
          <table:table-cell table:formula="of:=[.B1783]/33117.295" office:value-type="float" office:value="0.00486400051695043" calcext:value-type="float">
            <text:p>0.00486400051695</text:p>
          </table:table-cell>
          <table:table-cell office:value-type="float" office:value="4898534.876685" calcext:value-type="float">
            <text:p>4898534.87668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60.95764" calcext:value-type="float">
            <text:p>160.95764</text:p>
          </table:table-cell>
          <table:table-cell table:formula="of:=[.B1784]/33117.295" office:value-type="float" office:value="0.00486022907366076" calcext:value-type="float">
            <text:p>0.004860229073661</text:p>
          </table:table-cell>
          <table:table-cell office:value-type="float" office:value="4898698.7246202" calcext:value-type="float">
            <text:p>4898698.7246202</text:p>
          </table:table-cell>
        </table:table-row>
        <table:table-row table:style-name="ro1">
          <table:table-cell office:value-type="float" office:value="1815.02" calcext:value-type="float">
            <text:p>1815.02</text:p>
          </table:table-cell>
          <table:table-cell office:value-type="float" office:value="161.58246" calcext:value-type="float">
            <text:p>161.58246</text:p>
          </table:table-cell>
          <table:table-cell table:formula="of:=[.B1785]/33117.295" office:value-type="float" office:value="0.00487909595273406" calcext:value-type="float">
            <text:p>0.004879095952734</text:p>
          </table:table-cell>
          <table:table-cell office:value-type="float" office:value="4898863.2085882" calcext:value-type="float">
            <text:p>4898863.2085882</text:p>
          </table:table-cell>
        </table:table-row>
        <table:table-row table:style-name="ro1">
          <table:table-cell office:value-type="float" office:value="1816.04" calcext:value-type="float">
            <text:p>1816.04</text:p>
          </table:table-cell>
          <table:table-cell office:value-type="float" office:value="162.63582" calcext:value-type="float">
            <text:p>162.63582</text:p>
          </table:table-cell>
          <table:table-cell table:formula="of:=[.B1786]/33117.295" office:value-type="float" office:value="0.00491090289831944" calcext:value-type="float">
            <text:p>0.004910902898319</text:p>
          </table:table-cell>
          <table:table-cell office:value-type="float" office:value="4899028.7648355" calcext:value-type="float">
            <text:p>4899028.7648355</text:p>
          </table:table-cell>
        </table:table-row>
        <table:table-row table:style-name="ro1">
          <table:table-cell office:value-type="float" office:value="1817.05" calcext:value-type="float">
            <text:p>1817.05</text:p>
          </table:table-cell>
          <table:table-cell office:value-type="float" office:value="163.70064" calcext:value-type="float">
            <text:p>163.70064</text:p>
          </table:table-cell>
          <table:table-cell table:formula="of:=[.B1787]/33117.295" office:value-type="float" office:value="0.00494305588665983" calcext:value-type="float">
            <text:p>0.00494305588666</text:p>
          </table:table-cell>
          <table:table-cell office:value-type="float" office:value="4899195.4050259" calcext:value-type="float">
            <text:p>4899195.4050259</text:p>
          </table:table-cell>
        </table:table-row>
        <table:table-row table:style-name="ro1">
          <table:table-cell office:value-type="float" office:value="1818.07" calcext:value-type="float">
            <text:p>1818.07</text:p>
          </table:table-cell>
          <table:table-cell office:value-type="float" office:value="164.3491" calcext:value-type="float">
            <text:p>164.3491</text:p>
          </table:table-cell>
          <table:table-cell table:formula="of:=[.B1788]/33117.295" office:value-type="float" office:value="0.00496263659214921" calcext:value-type="float">
            <text:p>0.004962636592149</text:p>
          </table:table-cell>
          <table:table-cell office:value-type="float" office:value="4899362.7053148" calcext:value-type="float">
            <text:p>4899362.7053148</text:p>
          </table:table-cell>
        </table:table-row>
        <table:table-row table:style-name="ro1">
          <table:table-cell office:value-type="float" office:value="1819.09" calcext:value-type="float">
            <text:p>1819.09</text:p>
          </table:table-cell>
          <table:table-cell office:value-type="float" office:value="164.24085" calcext:value-type="float">
            <text:p>164.24085</text:p>
          </table:table-cell>
          <table:table-cell table:formula="of:=[.B1789]/33117.295" office:value-type="float" office:value="0.00495936790731248" calcext:value-type="float">
            <text:p>0.004959367907312</text:p>
          </table:table-cell>
          <table:table-cell office:value-type="float" office:value="4899529.8954089" calcext:value-type="float">
            <text:p>4899529.8954089</text:p>
          </table:table-cell>
        </table:table-row>
        <table:table-row table:style-name="ro1">
          <table:table-cell office:value-type="float" office:value="1820.11" calcext:value-type="float">
            <text:p>1820.11</text:p>
          </table:table-cell>
          <table:table-cell office:value-type="float" office:value="163.21154" calcext:value-type="float">
            <text:p>163.21154</text:p>
          </table:table-cell>
          <table:table-cell table:formula="of:=[.B1790]/33117.295" office:value-type="float" office:value="0.00492828716838136" calcext:value-type="float">
            <text:p>0.004928287168381</text:p>
          </table:table-cell>
          <table:table-cell office:value-type="float" office:value="4899696.0377105" calcext:value-type="float">
            <text:p>4899696.0377105</text:p>
          </table:table-cell>
        </table:table-row>
        <table:table-row table:style-name="ro1">
          <table:table-cell office:value-type="float" office:value="1821.12" calcext:value-type="float">
            <text:p>1821.12</text:p>
          </table:table-cell>
          <table:table-cell office:value-type="float" office:value="161.32841" calcext:value-type="float">
            <text:p>161.32841</text:p>
          </table:table-cell>
          <table:table-cell table:formula="of:=[.B1791]/33117.295" office:value-type="float" office:value="0.00487142473441747" calcext:value-type="float">
            <text:p>0.004871424734417</text:p>
          </table:table-cell>
          <table:table-cell office:value-type="float" office:value="4899860.2630711" calcext:value-type="float">
            <text:p>4899860.2630711</text:p>
          </table:table-cell>
        </table:table-row>
        <table:table-row table:style-name="ro1">
          <table:table-cell office:value-type="float" office:value="1822.14" calcext:value-type="float">
            <text:p>1822.14</text:p>
          </table:table-cell>
          <table:table-cell office:value-type="float" office:value="158.89563" calcext:value-type="float">
            <text:p>158.89563</text:p>
          </table:table-cell>
          <table:table-cell table:formula="of:=[.B1792]/33117.295" office:value-type="float" office:value="0.00479796523236575" calcext:value-type="float">
            <text:p>0.004797965232366</text:p>
          </table:table-cell>
          <table:table-cell office:value-type="float" office:value="4900022.0119613" calcext:value-type="float">
            <text:p>4900022.0119613</text:p>
          </table:table-cell>
        </table:table-row>
        <table:table-row table:style-name="ro1">
          <table:table-cell office:value-type="float" office:value="1823.16" calcext:value-type="float">
            <text:p>1823.16</text:p>
          </table:table-cell>
          <table:table-cell office:value-type="float" office:value="156.40303" calcext:value-type="float">
            <text:p>156.40303</text:p>
          </table:table-cell>
          <table:table-cell table:formula="of:=[.B1793]/33117.295" office:value-type="float" office:value="0.00472269942336776" calcext:value-type="float">
            <text:p>0.004722699423368</text:p>
          </table:table-cell>
          <table:table-cell office:value-type="float" office:value="4900181.2234924" calcext:value-type="float">
            <text:p>4900181.2234924</text:p>
          </table:table-cell>
        </table:table-row>
        <table:table-row table:style-name="ro1">
          <table:table-cell office:value-type="float" office:value="1824.18" calcext:value-type="float">
            <text:p>1824.18</text:p>
          </table:table-cell>
          <table:table-cell office:value-type="float" office:value="154.42606" calcext:value-type="float">
            <text:p>154.42606</text:p>
          </table:table-cell>
          <table:table-cell table:formula="of:=[.B1794]/33117.295" office:value-type="float" office:value="0.00466300342464564" calcext:value-type="float">
            <text:p>0.004663003424646</text:p>
          </table:table-cell>
          <table:table-cell office:value-type="float" office:value="4900338.4225609" calcext:value-type="float">
            <text:p>4900338.4225609</text:p>
          </table:table-cell>
        </table:table-row>
        <table:table-row table:style-name="ro1">
          <table:table-cell office:value-type="float" office:value="1825.2" calcext:value-type="float">
            <text:p>1825.2</text:p>
          </table:table-cell>
          <table:table-cell office:value-type="float" office:value="153.49762" calcext:value-type="float">
            <text:p>153.49762</text:p>
          </table:table-cell>
          <table:table-cell table:formula="of:=[.B1795]/33117.295" office:value-type="float" office:value="0.004634968526264" calcext:value-type="float">
            <text:p>0.004634968526264</text:p>
          </table:table-cell>
          <table:table-cell office:value-type="float" office:value="4900494.6765155" calcext:value-type="float">
            <text:p>4900494.6765155</text:p>
          </table:table-cell>
        </table:table-row>
        <table:table-row table:style-name="ro1">
          <table:table-cell office:value-type="float" office:value="1826.21" calcext:value-type="float">
            <text:p>1826.21</text:p>
          </table:table-cell>
          <table:table-cell office:value-type="float" office:value="153.98096" calcext:value-type="float">
            <text:p>153.98096</text:p>
          </table:table-cell>
          <table:table-cell table:formula="of:=[.B1796]/33117.295" office:value-type="float" office:value="0.00464956331729388" calcext:value-type="float">
            <text:p>0.004649563317294</text:p>
          </table:table-cell>
          <table:table-cell office:value-type="float" office:value="4900651.4224929" calcext:value-type="float">
            <text:p>4900651.4224929</text:p>
          </table:table-cell>
        </table:table-row>
        <table:table-row table:style-name="ro1">
          <table:table-cell office:value-type="float" office:value="1827.23" calcext:value-type="float">
            <text:p>1827.23</text:p>
          </table:table-cell>
          <table:table-cell office:value-type="float" office:value="155.97437" calcext:value-type="float">
            <text:p>155.97437</text:p>
          </table:table-cell>
          <table:table-cell table:formula="of:=[.B1797]/33117.295" office:value-type="float" office:value="0.00470975573337134" calcext:value-type="float">
            <text:p>0.004709755733371</text:p>
          </table:table-cell>
          <table:table-cell office:value-type="float" office:value="4900810.1976739" calcext:value-type="float">
            <text:p>4900810.1976739</text:p>
          </table:table-cell>
        </table:table-row>
        <table:table-row table:style-name="ro1">
          <table:table-cell office:value-type="float" office:value="1828.25" calcext:value-type="float">
            <text:p>1828.25</text:p>
          </table:table-cell>
          <table:table-cell office:value-type="float" office:value="159.27162" calcext:value-type="float">
            <text:p>159.27162</text:p>
          </table:table-cell>
          <table:table-cell table:formula="of:=[.B1798]/33117.295" office:value-type="float" office:value="0.00480931851469149" calcext:value-type="float">
            <text:p>0.004809318514692</text:p>
          </table:table-cell>
          <table:table-cell office:value-type="float" office:value="4900972.3293144" calcext:value-type="float">
            <text:p>4900972.3293144</text:p>
          </table:table-cell>
        </table:table-row>
        <table:table-row table:style-name="ro1">
          <table:table-cell office:value-type="float" office:value="1829.27" calcext:value-type="float">
            <text:p>1829.27</text:p>
          </table:table-cell>
          <table:table-cell office:value-type="float" office:value="163.38991" calcext:value-type="float">
            <text:p>163.38991</text:p>
          </table:table-cell>
          <table:table-cell table:formula="of:=[.B1799]/33117.295" office:value-type="float" office:value="0.00493367317590401" calcext:value-type="float">
            <text:p>0.004933673175904</text:p>
          </table:table-cell>
          <table:table-cell office:value-type="float" office:value="4901138.6531879" calcext:value-type="float">
            <text:p>4901138.6531879</text:p>
          </table:table-cell>
        </table:table-row>
        <table:table-row table:style-name="ro1">
          <table:table-cell office:value-type="float" office:value="1830.29" calcext:value-type="float">
            <text:p>1830.29</text:p>
          </table:table-cell>
          <table:table-cell office:value-type="float" office:value="167.66105" calcext:value-type="float">
            <text:p>167.66105</text:p>
          </table:table-cell>
          <table:table-cell table:formula="of:=[.B1800]/33117.295" office:value-type="float" office:value="0.00506264325030169" calcext:value-type="float">
            <text:p>0.005062643250302</text:p>
          </table:table-cell>
          <table:table-cell office:value-type="float" office:value="4901309.3249016" calcext:value-type="float">
            <text:p>4901309.3249016</text:p>
          </table:table-cell>
        </table:table-row>
        <table:table-row table:style-name="ro1">
          <table:table-cell office:value-type="float" office:value="1831.3" calcext:value-type="float">
            <text:p>1831.3</text:p>
          </table:table-cell>
          <table:table-cell office:value-type="float" office:value="171.36709" calcext:value-type="float">
            <text:p>171.36709</text:p>
          </table:table-cell>
          <table:table-cell table:formula="of:=[.B1801]/33117.295" office:value-type="float" office:value="0.00517454973300205" calcext:value-type="float">
            <text:p>0.005174549733002</text:p>
          </table:table-cell>
          <table:table-cell office:value-type="float" office:value="4901483.7692018" calcext:value-type="float">
            <text:p>4901483.7692018</text:p>
          </table:table-cell>
        </table:table-row>
        <table:table-row table:style-name="ro1">
          <table:table-cell office:value-type="float" office:value="1832.32" calcext:value-type="float">
            <text:p>1832.32</text:p>
          </table:table-cell>
          <table:table-cell office:value-type="float" office:value="173.89056" calcext:value-type="float">
            <text:p>173.89056</text:p>
          </table:table-cell>
          <table:table-cell table:formula="of:=[.B1802]/33117.295" office:value-type="float" office:value="0.00525074768334793" calcext:value-type="float">
            <text:p>0.005250747683348</text:p>
          </table:table-cell>
          <table:table-cell office:value-type="float" office:value="4901660.7822836" calcext:value-type="float">
            <text:p>4901660.7822836</text:p>
          </table:table-cell>
        </table:table-row>
        <table:table-row table:style-name="ro1">
          <table:table-cell office:value-type="float" office:value="1833.34" calcext:value-type="float">
            <text:p>1833.34</text:p>
          </table:table-cell>
          <table:table-cell office:value-type="float" office:value="174.8462" calcext:value-type="float">
            <text:p>174.8462</text:p>
          </table:table-cell>
          <table:table-cell table:formula="of:=[.B1803]/33117.295" office:value-type="float" office:value="0.00527960390484791" calcext:value-type="float">
            <text:p>0.005279603904848</text:p>
          </table:table-cell>
          <table:table-cell office:value-type="float" office:value="4901838.7681742" calcext:value-type="float">
            <text:p>4901838.7681742</text:p>
          </table:table-cell>
        </table:table-row>
        <table:table-row table:style-name="ro1">
          <table:table-cell office:value-type="float" office:value="1834.36" calcext:value-type="float">
            <text:p>1834.36</text:p>
          </table:table-cell>
          <table:table-cell office:value-type="float" office:value="174.16461" calcext:value-type="float">
            <text:p>174.16461</text:p>
          </table:table-cell>
          <table:table-cell table:formula="of:=[.B1804]/33117.295" office:value-type="float" office:value="0.00525902281572212" calcext:value-type="float">
            <text:p>0.005259022815722</text:p>
          </table:table-cell>
          <table:table-cell office:value-type="float" office:value="4902016.0602316" calcext:value-type="float">
            <text:p>4902016.0602316</text:p>
          </table:table-cell>
        </table:table-row>
        <table:table-row table:style-name="ro1">
          <table:table-cell office:value-type="float" office:value="1835.38" calcext:value-type="float">
            <text:p>1835.38</text:p>
          </table:table-cell>
          <table:table-cell office:value-type="float" office:value="172.10876" calcext:value-type="float">
            <text:p>172.10876</text:p>
          </table:table-cell>
          <table:table-cell table:formula="of:=[.B1805]/33117.295" office:value-type="float" office:value="0.00519694497995685" calcext:value-type="float">
            <text:p>0.005196944979957</text:p>
          </table:table-cell>
          <table:table-cell office:value-type="float" office:value="4902191.2595251" calcext:value-type="float">
            <text:p>4902191.2595251</text:p>
          </table:table-cell>
        </table:table-row>
        <table:table-row table:style-name="ro1">
          <table:table-cell office:value-type="float" office:value="1836.39" calcext:value-type="float">
            <text:p>1836.39</text:p>
          </table:table-cell>
          <table:table-cell office:value-type="float" office:value="169.21955" calcext:value-type="float">
            <text:p>169.21955</text:p>
          </table:table-cell>
          <table:table-cell table:formula="of:=[.B1806]/33117.295" office:value-type="float" office:value="0.00510970325323973" calcext:value-type="float">
            <text:p>0.00510970325324</text:p>
          </table:table-cell>
          <table:table-cell office:value-type="float" office:value="4902363.5177256" calcext:value-type="float">
            <text:p>4902363.5177256</text:p>
          </table:table-cell>
        </table:table-row>
        <table:table-row table:style-name="ro1">
          <table:table-cell office:value-type="float" office:value="1837.41" calcext:value-type="float">
            <text:p>1837.41</text:p>
          </table:table-cell>
          <table:table-cell office:value-type="float" office:value="166.20189" calcext:value-type="float">
            <text:p>166.20189</text:p>
          </table:table-cell>
          <table:table-cell table:formula="of:=[.B1807]/33117.295" office:value-type="float" office:value="0.00501858288848772" calcext:value-type="float">
            <text:p>0.005018582888488</text:p>
          </table:table-cell>
          <table:table-cell office:value-type="float" office:value="4902532.7040822" calcext:value-type="float">
            <text:p>4902532.7040822</text:p>
          </table:table-cell>
        </table:table-row>
        <table:table-row table:style-name="ro1">
          <table:table-cell office:value-type="float" office:value="1838.43" calcext:value-type="float">
            <text:p>1838.43</text:p>
          </table:table-cell>
          <table:table-cell office:value-type="float" office:value="163.77637" calcext:value-type="float">
            <text:p>163.77637</text:p>
          </table:table-cell>
          <table:table-cell table:formula="of:=[.B1808]/33117.295" office:value-type="float" office:value="0.00494534260723891" calcext:value-type="float">
            <text:p>0.004945342607239</text:p>
          </table:table-cell>
          <table:table-cell office:value-type="float" office:value="4902699.4213618" calcext:value-type="float">
            <text:p>4902699.4213618</text:p>
          </table:table-cell>
        </table:table-row>
        <table:table-row table:style-name="ro1">
          <table:table-cell office:value-type="float" office:value="1839.45" calcext:value-type="float">
            <text:p>1839.45</text:p>
          </table:table-cell>
          <table:table-cell office:value-type="float" office:value="162.5286" calcext:value-type="float">
            <text:p>162.5286</text:p>
          </table:table-cell>
          <table:table-cell table:formula="of:=[.B1809]/33117.295" office:value-type="float" office:value="0.00490766531505668" calcext:value-type="float">
            <text:p>0.004907665315057</text:p>
          </table:table-cell>
          <table:table-cell office:value-type="float" office:value="4902864.8684661" calcext:value-type="float">
            <text:p>4902864.8684661</text:p>
          </table:table-cell>
        </table:table-row>
        <table:table-row table:style-name="ro1">
          <table:table-cell office:value-type="float" office:value="1840.47" calcext:value-type="float">
            <text:p>1840.47</text:p>
          </table:table-cell>
          <table:table-cell office:value-type="float" office:value="162.78865" calcext:value-type="float">
            <text:p>162.78865</text:p>
          </table:table-cell>
          <table:table-cell table:formula="of:=[.B1810]/33117.295" office:value-type="float" office:value="0.00491551770759055" calcext:value-type="float">
            <text:p>0.004915517707591</text:p>
          </table:table-cell>
          <table:table-cell office:value-type="float" office:value="4903030.5802909" calcext:value-type="float">
            <text:p>4903030.5802909</text:p>
          </table:table-cell>
        </table:table-row>
        <table:table-row table:style-name="ro1">
          <table:table-cell office:value-type="float" office:value="1841.48" calcext:value-type="float">
            <text:p>1841.48</text:p>
          </table:table-cell>
          <table:table-cell office:value-type="float" office:value="164.56547" calcext:value-type="float">
            <text:p>164.56547</text:p>
          </table:table-cell>
          <table:table-cell table:formula="of:=[.B1811]/33117.295" office:value-type="float" office:value="0.00496917003638129" calcext:value-type="float">
            <text:p>0.004969170036381</text:p>
          </table:table-cell>
          <table:table-cell office:value-type="float" office:value="4903198.1008352" calcext:value-type="float">
            <text:p>4903198.1008352</text:p>
          </table:table-cell>
        </table:table-row>
        <table:table-row table:style-name="ro1">
          <table:table-cell office:value-type="float" office:value="1842.5" calcext:value-type="float">
            <text:p>1842.5</text:p>
          </table:table-cell>
          <table:table-cell office:value-type="float" office:value="167.54865" calcext:value-type="float">
            <text:p>167.54865</text:p>
          </table:table-cell>
          <table:table-cell table:formula="of:=[.B1812]/33117.295" office:value-type="float" office:value="0.00505924925329801" calcext:value-type="float">
            <text:p>0.005059249253298</text:p>
          </table:table-cell>
          <table:table-cell office:value-type="float" office:value="4903368.6581295" calcext:value-type="float">
            <text:p>4903368.6581295</text:p>
          </table:table-cell>
        </table:table-row>
        <table:table-row table:style-name="ro1">
          <table:table-cell office:value-type="float" office:value="1843.52" calcext:value-type="float">
            <text:p>1843.52</text:p>
          </table:table-cell>
          <table:table-cell office:value-type="float" office:value="171.1751" calcext:value-type="float">
            <text:p>171.1751</text:p>
          </table:table-cell>
          <table:table-cell table:formula="of:=[.B1813]/33117.295" office:value-type="float" office:value="0.00516875246000617" calcext:value-type="float">
            <text:p>0.005168752460006</text:p>
          </table:table-cell>
          <table:table-cell office:value-type="float" office:value="4903542.9069966" calcext:value-type="float">
            <text:p>4903542.9069966</text:p>
          </table:table-cell>
        </table:table-row>
        <table:table-row table:style-name="ro1">
          <table:table-cell office:value-type="float" office:value="1844.54" calcext:value-type="float">
            <text:p>1844.54</text:p>
          </table:table-cell>
          <table:table-cell office:value-type="float" office:value="174.74453" calcext:value-type="float">
            <text:p>174.74453</text:p>
          </table:table-cell>
          <table:table-cell table:formula="of:=[.B1814]/33117.295" office:value-type="float" office:value="0.00527653390773612" calcext:value-type="float">
            <text:p>0.005276533907736</text:p>
          </table:table-cell>
          <table:table-cell office:value-type="float" office:value="4903720.7893877" calcext:value-type="float">
            <text:p>4903720.7893877</text:p>
          </table:table-cell>
        </table:table-row>
        <table:table-row table:style-name="ro1">
          <table:table-cell office:value-type="float" office:value="1845.56" calcext:value-type="float">
            <text:p>1845.56</text:p>
          </table:table-cell>
          <table:table-cell office:value-type="float" office:value="177.55867" calcext:value-type="float">
            <text:p>177.55867</text:p>
          </table:table-cell>
          <table:table-cell table:formula="of:=[.B1815]/33117.295" office:value-type="float" office:value="0.00536150884303806" calcext:value-type="float">
            <text:p>0.005361508843038</text:p>
          </table:table-cell>
          <table:table-cell office:value-type="float" office:value="4903901.5364508" calcext:value-type="float">
            <text:p>4903901.5364508</text:p>
          </table:table-cell>
        </table:table-row>
        <table:table-row table:style-name="ro1">
          <table:table-cell office:value-type="float" office:value="1846.57" calcext:value-type="float">
            <text:p>1846.57</text:p>
          </table:table-cell>
          <table:table-cell office:value-type="float" office:value="179.05585" calcext:value-type="float">
            <text:p>179.05585</text:p>
          </table:table-cell>
          <table:table-cell table:formula="of:=[.B1816]/33117.295" office:value-type="float" office:value="0.00540671724547551" calcext:value-type="float">
            <text:p>0.005406717245476</text:p>
          </table:table-cell>
          <table:table-cell office:value-type="float" office:value="4904083.8075812" calcext:value-type="float">
            <text:p>4904083.8075812</text:p>
          </table:table-cell>
        </table:table-row>
        <table:table-row table:style-name="ro1">
          <table:table-cell office:value-type="float" office:value="1847.59" calcext:value-type="float">
            <text:p>1847.59</text:p>
          </table:table-cell>
          <table:table-cell office:value-type="float" office:value="178.91513" calcext:value-type="float">
            <text:p>178.91513</text:p>
          </table:table-cell>
          <table:table-cell table:formula="of:=[.B1817]/33117.295" office:value-type="float" office:value="0.00540246810616628" calcext:value-type="float">
            <text:p>0.005402468106166</text:p>
          </table:table-cell>
          <table:table-cell office:value-type="float" office:value="4904265.9354599" calcext:value-type="float">
            <text:p>4904265.9354599</text:p>
          </table:table-cell>
        </table:table-row>
        <table:table-row table:style-name="ro1">
          <table:table-cell office:value-type="float" office:value="1848.61" calcext:value-type="float">
            <text:p>1848.61</text:p>
          </table:table-cell>
          <table:table-cell office:value-type="float" office:value="177.11129" calcext:value-type="float">
            <text:p>177.11129</text:p>
          </table:table-cell>
          <table:table-cell table:formula="of:=[.B1818]/33117.295" office:value-type="float" office:value="0.00534799988948373" calcext:value-type="float">
            <text:p>0.005347999889484</text:p>
          </table:table-cell>
          <table:table-cell office:value-type="float" office:value="4904446.2271124" calcext:value-type="float">
            <text:p>4904446.2271124</text:p>
          </table:table-cell>
        </table:table-row>
        <table:table-row table:style-name="ro1">
          <table:table-cell office:value-type="float" office:value="1849.63" calcext:value-type="float">
            <text:p>1849.63</text:p>
          </table:table-cell>
          <table:table-cell office:value-type="float" office:value="173.91198" calcext:value-type="float">
            <text:p>173.91198</text:p>
          </table:table-cell>
          <table:table-cell table:formula="of:=[.B1819]/33117.295" office:value-type="float" office:value="0.00525139447530361" calcext:value-type="float">
            <text:p>0.005251394475304</text:p>
          </table:table-cell>
          <table:table-cell office:value-type="float" office:value="4904623.2620034" calcext:value-type="float">
            <text:p>4904623.2620034</text:p>
          </table:table-cell>
        </table:table-row>
        <table:table-row table:style-name="ro1">
          <table:table-cell office:value-type="float" office:value="1850.65" calcext:value-type="float">
            <text:p>1850.65</text:p>
          </table:table-cell>
          <table:table-cell office:value-type="float" office:value="169.81847" calcext:value-type="float">
            <text:p>169.81847</text:p>
          </table:table-cell>
          <table:table-cell table:formula="of:=[.B1820]/33117.295" office:value-type="float" office:value="0.00512778806360846" calcext:value-type="float">
            <text:p>0.005127788063608</text:p>
          </table:table-cell>
          <table:table-cell office:value-type="float" office:value="4904796.1298786" calcext:value-type="float">
            <text:p>4904796.1298786</text:p>
          </table:table-cell>
        </table:table-row>
        <table:table-row table:style-name="ro1">
          <table:table-cell office:value-type="float" office:value="1851.66" calcext:value-type="float">
            <text:p>1851.66</text:p>
          </table:table-cell>
          <table:table-cell office:value-type="float" office:value="165.46178" calcext:value-type="float">
            <text:p>165.46178</text:p>
          </table:table-cell>
          <table:table-cell table:formula="of:=[.B1821]/33117.295" office:value-type="float" office:value="0.00499623474682941" calcext:value-type="float">
            <text:p>0.004996234746829</text:p>
          </table:table-cell>
          <table:table-cell office:value-type="float" office:value="4904964.562827" calcext:value-type="float">
            <text:p>4904964.562827</text:p>
          </table:table-cell>
        </table:table-row>
        <table:table-row table:style-name="ro1">
          <table:table-cell office:value-type="float" office:value="1852.68" calcext:value-type="float">
            <text:p>1852.68</text:p>
          </table:table-cell>
          <table:table-cell office:value-type="float" office:value="161.47379" calcext:value-type="float">
            <text:p>161.47379</text:p>
          </table:table-cell>
          <table:table-cell table:formula="of:=[.B1822]/33117.295" office:value-type="float" office:value="0.00487581458570212" calcext:value-type="float">
            <text:p>0.004875814585702</text:p>
          </table:table-cell>
          <table:table-cell office:value-type="float" office:value="4905128.9361758" calcext:value-type="float">
            <text:p>4905128.9361758</text:p>
          </table:table-cell>
        </table:table-row>
        <table:table-row table:style-name="ro1">
          <table:table-cell office:value-type="float" office:value="1853.7" calcext:value-type="float">
            <text:p>1853.7</text:p>
          </table:table-cell>
          <table:table-cell office:value-type="float" office:value="158.35886" calcext:value-type="float">
            <text:p>158.35886</text:p>
          </table:table-cell>
          <table:table-cell table:formula="of:=[.B1823]/33117.295" office:value-type="float" office:value="0.004781757084931" calcext:value-type="float">
            <text:p>0.004781757084931</text:p>
          </table:table-cell>
          <table:table-cell office:value-type="float" office:value="4905290.1386574" calcext:value-type="float">
            <text:p>4905290.1386574</text:p>
          </table:table-cell>
        </table:table-row>
        <table:table-row table:style-name="ro1">
          <table:table-cell office:value-type="float" office:value="1854.72" calcext:value-type="float">
            <text:p>1854.72</text:p>
          </table:table-cell>
          <table:table-cell office:value-type="float" office:value="156.39293" calcext:value-type="float">
            <text:p>156.39293</text:p>
          </table:table-cell>
          <table:table-cell table:formula="of:=[.B1824]/33117.295" office:value-type="float" office:value="0.00472239444676868" calcext:value-type="float">
            <text:p>0.004722394446769</text:p>
          </table:table-cell>
          <table:table-cell office:value-type="float" office:value="4905449.3399161" calcext:value-type="float">
            <text:p>4905449.3399161</text:p>
          </table:table-cell>
        </table:table-row>
        <table:table-row table:style-name="ro1">
          <table:table-cell office:value-type="float" office:value="1855.74" calcext:value-type="float">
            <text:p>1855.74</text:p>
          </table:table-cell>
          <table:table-cell office:value-type="float" office:value="155.57406" calcext:value-type="float">
            <text:p>155.57406</text:p>
          </table:table-cell>
          <table:table-cell table:formula="of:=[.B1825]/33117.295" office:value-type="float" office:value="0.00469766809155156" calcext:value-type="float">
            <text:p>0.004697668091552</text:p>
          </table:table-cell>
          <table:table-cell office:value-type="float" office:value="4905607.7075969" calcext:value-type="float">
            <text:p>4905607.7075969</text:p>
          </table:table-cell>
        </table:table-row>
        <table:table-row table:style-name="ro1">
          <table:table-cell office:value-type="float" office:value="1856.75" calcext:value-type="float">
            <text:p>1856.75</text:p>
          </table:table-cell>
          <table:table-cell office:value-type="float" office:value="155.63855" calcext:value-type="float">
            <text:p>155.63855</text:p>
          </table:table-cell>
          <table:table-cell table:formula="of:=[.B1826]/33117.295" office:value-type="float" office:value="0.00469961541243027" calcext:value-type="float">
            <text:p>0.00469961541243</text:p>
          </table:table-cell>
          <table:table-cell office:value-type="float" office:value="4905766.1409242" calcext:value-type="float">
            <text:p>4905766.1409242</text:p>
          </table:table-cell>
        </table:table-row>
        <table:table-row table:style-name="ro1">
          <table:table-cell office:value-type="float" office:value="1857.77" calcext:value-type="float">
            <text:p>1857.77</text:p>
          </table:table-cell>
          <table:table-cell office:value-type="float" office:value="156.14262" calcext:value-type="float">
            <text:p>156.14262</text:p>
          </table:table-cell>
          <table:table-cell table:formula="of:=[.B1827]/33117.295" office:value-type="float" office:value="0.00471483616038085" calcext:value-type="float">
            <text:p>0.004714836160381</text:p>
          </table:table-cell>
          <table:table-cell office:value-type="float" office:value="4905925.0873698" calcext:value-type="float">
            <text:p>4905925.0873698</text:p>
          </table:table-cell>
        </table:table-row>
        <table:table-row table:style-name="ro1">
          <table:table-cell office:value-type="float" office:value="1858.79" calcext:value-type="float">
            <text:p>1858.79</text:p>
          </table:table-cell>
          <table:table-cell office:value-type="float" office:value="156.59174" calcext:value-type="float">
            <text:p>156.59174</text:p>
          </table:table-cell>
          <table:table-cell table:formula="of:=[.B1828]/33117.295" office:value-type="float" office:value="0.00472839765445819" calcext:value-type="float">
            <text:p>0.004728397654458</text:p>
          </table:table-cell>
          <table:table-cell office:value-type="float" office:value="4906084.4910065" calcext:value-type="float">
            <text:p>4906084.4910065</text:p>
          </table:table-cell>
        </table:table-row>
        <table:table-row table:style-name="ro1">
          <table:table-cell office:value-type="float" office:value="1859.81" calcext:value-type="float">
            <text:p>1859.81</text:p>
          </table:table-cell>
          <table:table-cell office:value-type="float" office:value="156.58466" calcext:value-type="float">
            <text:p>156.58466</text:p>
          </table:table-cell>
          <table:table-cell table:formula="of:=[.B1829]/33117.295" office:value-type="float" office:value="0.0047281838688818" calcext:value-type="float">
            <text:p>0.004728183868882</text:p>
          </table:table-cell>
          <table:table-cell office:value-type="float" office:value="4906243.8874368" calcext:value-type="float">
            <text:p>4906243.8874368</text:p>
          </table:table-cell>
        </table:table-row>
        <table:table-row table:style-name="ro1">
          <table:table-cell office:value-type="float" office:value="1860.83" calcext:value-type="float">
            <text:p>1860.83</text:p>
          </table:table-cell>
          <table:table-cell office:value-type="float" office:value="155.93086" calcext:value-type="float">
            <text:p>155.93086</text:p>
          </table:table-cell>
          <table:table-cell table:formula="of:=[.B1830]/33117.295" office:value-type="float" office:value="0.00470844191833904" calcext:value-type="float">
            <text:p>0.004708441918339</text:p>
          </table:table-cell>
          <table:table-cell office:value-type="float" office:value="4906402.6183205" calcext:value-type="float">
            <text:p>4906402.6183205</text:p>
          </table:table-cell>
        </table:table-row>
        <table:table-row table:style-name="ro1">
          <table:table-cell office:value-type="float" office:value="1861.84" calcext:value-type="float">
            <text:p>1861.84</text:p>
          </table:table-cell>
          <table:table-cell office:value-type="float" office:value="154.70409" calcext:value-type="float">
            <text:p>154.70409</text:p>
          </table:table-cell>
          <table:table-cell table:formula="of:=[.B1831]/33117.295" office:value-type="float" office:value="0.00467139873591729" calcext:value-type="float">
            <text:p>0.004671398735917</text:p>
          </table:table-cell>
          <table:table-cell office:value-type="float" office:value="4906560.100406" calcext:value-type="float">
            <text:p>4906560.100406</text:p>
          </table:table-cell>
        </table:table-row>
        <table:table-row table:style-name="ro1">
          <table:table-cell office:value-type="float" office:value="1862.86" calcext:value-type="float">
            <text:p>1862.86</text:p>
          </table:table-cell>
          <table:table-cell office:value-type="float" office:value="153.21094" calcext:value-type="float">
            <text:p>153.21094</text:p>
          </table:table-cell>
          <table:table-cell table:formula="of:=[.B1832]/33117.295" office:value-type="float" office:value="0.00462631202216244" calcext:value-type="float">
            <text:p>0.004626312022162</text:p>
          </table:table-cell>
          <table:table-cell office:value-type="float" office:value="4906716.0625352" calcext:value-type="float">
            <text:p>4906716.0625352</text:p>
          </table:table-cell>
        </table:table-row>
        <table:table-row table:style-name="ro1">
          <table:table-cell office:value-type="float" office:value="1863.88" calcext:value-type="float">
            <text:p>1863.88</text:p>
          </table:table-cell>
          <table:table-cell office:value-type="float" office:value="151.87894" calcext:value-type="float">
            <text:p>151.87894</text:p>
          </table:table-cell>
          <table:table-cell table:formula="of:=[.B1833]/33117.295" office:value-type="float" office:value="0.00458609134592665" calcext:value-type="float">
            <text:p>0.004586091345927</text:p>
          </table:table-cell>
          <table:table-cell office:value-type="float" office:value="4906870.6687459" calcext:value-type="float">
            <text:p>4906870.6687459</text:p>
          </table:table-cell>
        </table:table-row>
        <table:table-row table:style-name="ro1">
          <table:table-cell office:value-type="float" office:value="1864.9" calcext:value-type="float">
            <text:p>1864.9</text:p>
          </table:table-cell>
          <table:table-cell office:value-type="float" office:value="151.09609" calcext:value-type="float">
            <text:p>151.09609</text:p>
          </table:table-cell>
          <table:table-cell table:formula="of:=[.B1834]/33117.295" office:value-type="float" office:value="0.00456245263992726" calcext:value-type="float">
            <text:p>0.004562452639927</text:p>
          </table:table-cell>
          <table:table-cell office:value-type="float" office:value="4907024.4780476" calcext:value-type="float">
            <text:p>4907024.4780476</text:p>
          </table:table-cell>
        </table:table-row>
        <table:table-row table:style-name="ro1">
          <table:table-cell office:value-type="float" office:value="1865.91" calcext:value-type="float">
            <text:p>1865.91</text:p>
          </table:table-cell>
          <table:table-cell office:value-type="float" office:value="151.05326" calcext:value-type="float">
            <text:p>151.05326</text:p>
          </table:table-cell>
          <table:table-cell table:formula="of:=[.B1835]/33117.295" office:value-type="float" office:value="0.00456115935797293" calcext:value-type="float">
            <text:p>0.004561159357973</text:p>
          </table:table-cell>
          <table:table-cell office:value-type="float" office:value="4907178.2437463" calcext:value-type="float">
            <text:p>4907178.2437463</text:p>
          </table:table-cell>
        </table:table-row>
        <table:table-row table:style-name="ro1">
          <table:table-cell office:value-type="float" office:value="1866.93" calcext:value-type="float">
            <text:p>1866.93</text:p>
          </table:table-cell>
          <table:table-cell office:value-type="float" office:value="151.64446" calcext:value-type="float">
            <text:p>151.64446</text:p>
          </table:table-cell>
          <table:table-cell table:formula="of:=[.B1836]/33117.295" office:value-type="float" office:value="0.00457901105751542" calcext:value-type="float">
            <text:p>0.004579011057515</text:p>
          </table:table-cell>
          <table:table-cell office:value-type="float" office:value="4907332.6112584" calcext:value-type="float">
            <text:p>4907332.6112584</text:p>
          </table:table-cell>
        </table:table-row>
        <table:table-row table:style-name="ro1">
          <table:table-cell office:value-type="float" office:value="1867.95" calcext:value-type="float">
            <text:p>1867.95</text:p>
          </table:table-cell>
          <table:table-cell office:value-type="float" office:value="152.46482" calcext:value-type="float">
            <text:p>152.46482</text:p>
          </table:table-cell>
          <table:table-cell table:formula="of:=[.B1837]/33117.295" office:value-type="float" office:value="0.00460378240432982" calcext:value-type="float">
            <text:p>0.00460378240433</text:p>
          </table:table-cell>
          <table:table-cell office:value-type="float" office:value="4907487.8138625" calcext:value-type="float">
            <text:p>4907487.8138625</text:p>
          </table:table-cell>
        </table:table-row>
        <table:table-row table:style-name="ro1">
          <table:table-cell office:value-type="float" office:value="1868.97" calcext:value-type="float">
            <text:p>1868.97</text:p>
          </table:table-cell>
          <table:table-cell office:value-type="float" office:value="152.9153" calcext:value-type="float">
            <text:p>152.9153</text:p>
          </table:table-cell>
          <table:table-cell table:formula="of:=[.B1838]/33117.295" office:value-type="float" office:value="0.00461738496456308" calcext:value-type="float">
            <text:p>0.004617384964563</text:p>
          </table:table-cell>
          <table:table-cell office:value-type="float" office:value="4907643.4750399" calcext:value-type="float">
            <text:p>4907643.4750399</text:p>
          </table:table-cell>
        </table:table-row>
        <table:table-row table:style-name="ro1">
          <table:table-cell office:value-type="float" office:value="1869.99" calcext:value-type="float">
            <text:p>1869.99</text:p>
          </table:table-cell>
          <table:table-cell office:value-type="float" office:value="152.38661" calcext:value-type="float">
            <text:p>152.38661</text:p>
          </table:table-cell>
          <table:table-cell table:formula="of:=[.B1839]/33117.295" office:value-type="float" office:value="0.0046014207984076" calcext:value-type="float">
            <text:p>0.004601420798408</text:p>
          </table:table-cell>
          <table:table-cell office:value-type="float" office:value="4907798.5980376" calcext:value-type="float">
            <text:p>4907798.598037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50.46519" calcext:value-type="float">
            <text:p>150.46519</text:p>
          </table:table-cell>
          <table:table-cell table:formula="of:=[.B1840]/33117.295" office:value-type="float" office:value="0.00454340217098045" calcext:value-type="float">
            <text:p>0.00454340217098</text:p>
          </table:table-cell>
          <table:table-cell office:value-type="float" office:value="4907951.7651097" calcext:value-type="float">
            <text:p>4907951.7651097</text:p>
          </table:table-cell>
        </table:table-row>
        <table:table-row table:style-name="ro1">
          <table:table-cell office:value-type="float" office:value="1872.02" calcext:value-type="float">
            <text:p>1872.02</text:p>
          </table:table-cell>
          <table:table-cell office:value-type="float" office:value="147.09261" calcext:value-type="float">
            <text:p>147.09261</text:p>
          </table:table-cell>
          <table:table-cell table:formula="of:=[.B1841]/33117.295" office:value-type="float" office:value="0.00444156474736237" calcext:value-type="float">
            <text:p>0.004441564747362</text:p>
          </table:table-cell>
          <table:table-cell office:value-type="float" office:value="4908101.4990419" calcext:value-type="float">
            <text:p>4908101.4990419</text:p>
          </table:table-cell>
        </table:table-row>
        <table:table-row table:style-name="ro1">
          <table:table-cell office:value-type="float" office:value="1873.04" calcext:value-type="float">
            <text:p>1873.04</text:p>
          </table:table-cell>
          <table:table-cell office:value-type="float" office:value="142.62189" calcext:value-type="float">
            <text:p>142.62189</text:p>
          </table:table-cell>
          <table:table-cell table:formula="of:=[.B1842]/33117.295" office:value-type="float" office:value="0.00430656821458395" calcext:value-type="float">
            <text:p>0.004306568214584</text:p>
          </table:table-cell>
          <table:table-cell office:value-type="float" office:value="4908246.6819713" calcext:value-type="float">
            <text:p>4908246.6819713</text:p>
          </table:table-cell>
        </table:table-row>
        <table:table-row table:style-name="ro1">
          <table:table-cell office:value-type="float" office:value="1874.06" calcext:value-type="float">
            <text:p>1874.06</text:p>
          </table:table-cell>
          <table:table-cell office:value-type="float" office:value="137.74654" calcext:value-type="float">
            <text:p>137.74654</text:p>
          </table:table-cell>
          <table:table-cell table:formula="of:=[.B1843]/33117.295" office:value-type="float" office:value="0.00415935359454931" calcext:value-type="float">
            <text:p>0.004159353594549</text:p>
          </table:table-cell>
          <table:table-cell office:value-type="float" office:value="4908386.9020082" calcext:value-type="float">
            <text:p>4908386.9020082</text:p>
          </table:table-cell>
        </table:table-row>
        <table:table-row table:style-name="ro1">
          <table:table-cell office:value-type="float" office:value="1875.08" calcext:value-type="float">
            <text:p>1875.08</text:p>
          </table:table-cell>
          <table:table-cell office:value-type="float" office:value="133.32063" calcext:value-type="float">
            <text:p>133.32063</text:p>
          </table:table-cell>
          <table:table-cell table:formula="of:=[.B1844]/33117.295" office:value-type="float" office:value="0.00402571013121694" calcext:value-type="float">
            <text:p>0.004025710131217</text:p>
          </table:table-cell>
          <table:table-cell office:value-type="float" office:value="4908522.6166576" calcext:value-type="float">
            <text:p>4908522.6166576</text:p>
          </table:table-cell>
        </table:table-row>
        <table:table-row table:style-name="ro1">
          <table:table-cell office:value-type="float" office:value="1876.09" calcext:value-type="float">
            <text:p>1876.09</text:p>
          </table:table-cell>
          <table:table-cell office:value-type="float" office:value="130.12506" calcext:value-type="float">
            <text:p>130.12506</text:p>
          </table:table-cell>
          <table:table-cell table:formula="of:=[.B1845]/33117.295" office:value-type="float" office:value="0.00392921764896559" calcext:value-type="float">
            <text:p>0.003929217648966</text:p>
          </table:table-cell>
          <table:table-cell office:value-type="float" office:value="4908655.0783543" calcext:value-type="float">
            <text:p>4908655.0783543</text:p>
          </table:table-cell>
        </table:table-row>
        <table:table-row table:style-name="ro1">
          <table:table-cell office:value-type="float" office:value="1877.11" calcext:value-type="float">
            <text:p>1877.11</text:p>
          </table:table-cell>
          <table:table-cell office:value-type="float" office:value="128.65419" calcext:value-type="float">
            <text:p>128.65419</text:p>
          </table:table-cell>
          <table:table-cell table:formula="of:=[.B1846]/33117.295" office:value-type="float" office:value="0.0038848036954709" calcext:value-type="float">
            <text:p>0.003884803695471</text:p>
          </table:table-cell>
          <table:table-cell office:value-type="float" office:value="4908786.0427642" calcext:value-type="float">
            <text:p>4908786.0427642</text:p>
          </table:table-cell>
        </table:table-row>
        <table:table-row table:style-name="ro1">
          <table:table-cell office:value-type="float" office:value="1878.13" calcext:value-type="float">
            <text:p>1878.13</text:p>
          </table:table-cell>
          <table:table-cell office:value-type="float" office:value="128.98993" calcext:value-type="float">
            <text:p>128.98993</text:p>
          </table:table-cell>
          <table:table-cell table:formula="of:=[.B1847]/33117.295" office:value-type="float" office:value="0.00389494160075574" calcext:value-type="float">
            <text:p>0.003894941600756</text:p>
          </table:table-cell>
          <table:table-cell office:value-type="float" office:value="4908917.3489422" calcext:value-type="float">
            <text:p>4908917.3489422</text:p>
          </table:table-cell>
        </table:table-row>
        <table:table-row table:style-name="ro1">
          <table:table-cell office:value-type="float" office:value="1879.15" calcext:value-type="float">
            <text:p>1879.15</text:p>
          </table:table-cell>
          <table:table-cell office:value-type="float" office:value="130.80071" calcext:value-type="float">
            <text:p>130.80071</text:p>
          </table:table-cell>
          <table:table-cell table:formula="of:=[.B1848]/33117.295" office:value-type="float" office:value="0.00394961937561628" calcext:value-type="float">
            <text:p>0.003949619375616</text:p>
          </table:table-cell>
          <table:table-cell office:value-type="float" office:value="4909050.4984163" calcext:value-type="float">
            <text:p>4909050.4984163</text:p>
          </table:table-cell>
        </table:table-row>
        <table:table-row table:style-name="ro1">
          <table:table-cell office:value-type="float" office:value="1880.17" calcext:value-type="float">
            <text:p>1880.17</text:p>
          </table:table-cell>
          <table:table-cell office:value-type="float" office:value="133.46025" calcext:value-type="float">
            <text:p>133.46025</text:p>
          </table:table-cell>
          <table:table-cell table:formula="of:=[.B1849]/33117.295" office:value-type="float" office:value="0.004029926055253" calcext:value-type="float">
            <text:p>0.004029926055253</text:p>
          </table:table-cell>
          <table:table-cell office:value-type="float" office:value="4909186.3551925" calcext:value-type="float">
            <text:p>4909186.3551925</text:p>
          </table:table-cell>
        </table:table-row>
        <table:table-row table:style-name="ro1">
          <table:table-cell office:value-type="float" office:value="1881.18" calcext:value-type="float">
            <text:p>1881.18</text:p>
          </table:table-cell>
          <table:table-cell office:value-type="float" office:value="136.24186" calcext:value-type="float">
            <text:p>136.24186</text:p>
          </table:table-cell>
          <table:table-cell table:formula="of:=[.B1850]/33117.295" office:value-type="float" office:value="0.00411391872434026" calcext:value-type="float">
            <text:p>0.00411391872434</text:p>
          </table:table-cell>
          <table:table-cell office:value-type="float" office:value="4909325.0435307" calcext:value-type="float">
            <text:p>4909325.0435307</text:p>
          </table:table-cell>
        </table:table-row>
        <table:table-row table:style-name="ro1">
          <table:table-cell office:value-type="float" office:value="1882.2" calcext:value-type="float">
            <text:p>1882.2</text:p>
          </table:table-cell>
          <table:table-cell office:value-type="float" office:value="138.52143" calcext:value-type="float">
            <text:p>138.52143</text:p>
          </table:table-cell>
          <table:table-cell table:formula="of:=[.B1851]/33117.295" office:value-type="float" office:value="0.00418275194275378" calcext:value-type="float">
            <text:p>0.004182751942754</text:p>
          </table:table-cell>
          <table:table-cell office:value-type="float" office:value="4909466.0523702" calcext:value-type="float">
            <text:p>4909466.0523702</text:p>
          </table:table-cell>
        </table:table-row>
        <table:table-row table:style-name="ro1">
          <table:table-cell office:value-type="float" office:value="1883.22" calcext:value-type="float">
            <text:p>1883.22</text:p>
          </table:table-cell>
          <table:table-cell office:value-type="float" office:value="139.92433" calcext:value-type="float">
            <text:p>139.92433</text:p>
          </table:table-cell>
          <table:table-cell table:formula="of:=[.B1852]/33117.295" office:value-type="float" office:value="0.00422511349432374" calcext:value-type="float">
            <text:p>0.004225113494324</text:p>
          </table:table-cell>
          <table:table-cell office:value-type="float" office:value="4909608.4893036" calcext:value-type="float">
            <text:p>4909608.4893036</text:p>
          </table:table-cell>
        </table:table-row>
        <table:table-row table:style-name="ro1">
          <table:table-cell office:value-type="float" office:value="1884.24" calcext:value-type="float">
            <text:p>1884.24</text:p>
          </table:table-cell>
          <table:table-cell office:value-type="float" office:value="140.37597" calcext:value-type="float">
            <text:p>140.37597</text:p>
          </table:table-cell>
          <table:table-cell table:formula="of:=[.B1853]/33117.295" office:value-type="float" office:value="0.00423875108157233" calcext:value-type="float">
            <text:p>0.004238751081572</text:p>
          </table:table-cell>
          <table:table-cell office:value-type="float" office:value="4909751.3859831" calcext:value-type="float">
            <text:p>4909751.3859831</text:p>
          </table:table-cell>
        </table:table-row>
        <table:table-row table:style-name="ro1">
          <table:table-cell office:value-type="float" office:value="1885.26" calcext:value-type="float">
            <text:p>1885.26</text:p>
          </table:table-cell>
          <table:table-cell office:value-type="float" office:value="140.05251" calcext:value-type="float">
            <text:p>140.05251</text:p>
          </table:table-cell>
          <table:table-cell table:formula="of:=[.B1854]/33117.295" office:value-type="float" office:value="0.00422898397951886" calcext:value-type="float">
            <text:p>0.004228983979519</text:p>
          </table:table-cell>
          <table:table-cell office:value-type="float" office:value="4909893.9533973" calcext:value-type="float">
            <text:p>4909893.9533973</text:p>
          </table:table-cell>
        </table:table-row>
        <table:table-row table:style-name="ro1">
          <table:table-cell office:value-type="float" office:value="1886.27" calcext:value-type="float">
            <text:p>1886.27</text:p>
          </table:table-cell>
          <table:table-cell office:value-type="float" office:value="139.26348" calcext:value-type="float">
            <text:p>139.26348</text:p>
          </table:table-cell>
          <table:table-cell table:formula="of:=[.B1855]/33117.295" office:value-type="float" office:value="0.00420515866407567" calcext:value-type="float">
            <text:p>0.004205158664076</text:p>
          </table:table-cell>
          <table:table-cell office:value-type="float" office:value="4910035.7176072" calcext:value-type="float">
            <text:p>4910035.7176072</text:p>
          </table:table-cell>
        </table:table-row>
        <table:table-row table:style-name="ro1">
          <table:table-cell office:value-type="float" office:value="1887.29" calcext:value-type="float">
            <text:p>1887.29</text:p>
          </table:table-cell>
          <table:table-cell office:value-type="float" office:value="138.31782" calcext:value-type="float">
            <text:p>138.31782</text:p>
          </table:table-cell>
          <table:table-cell table:formula="of:=[.B1856]/33117.295" office:value-type="float" office:value="0.00417660379569044" calcext:value-type="float">
            <text:p>0.00417660379569</text:p>
          </table:table-cell>
          <table:table-cell office:value-type="float" office:value="4910176.5191772" calcext:value-type="float">
            <text:p>4910176.5191772</text:p>
          </table:table-cell>
        </table:table-row>
        <table:table-row table:style-name="ro1">
          <table:table-cell office:value-type="float" office:value="1888.31" calcext:value-type="float">
            <text:p>1888.31</text:p>
          </table:table-cell>
          <table:table-cell office:value-type="float" office:value="137.4242" calcext:value-type="float">
            <text:p>137.4242</text:p>
          </table:table-cell>
          <table:table-cell table:formula="of:=[.B1857]/33117.295" office:value-type="float" office:value="0.00414962031168307" calcext:value-type="float">
            <text:p>0.004149620311683</text:p>
          </table:table-cell>
          <table:table-cell office:value-type="float" office:value="4910316.4110787" calcext:value-type="float">
            <text:p>4910316.4110787</text:p>
          </table:table-cell>
        </table:table-row>
        <table:table-row table:style-name="ro1">
          <table:table-cell office:value-type="float" office:value="1889.33" calcext:value-type="float">
            <text:p>1889.33</text:p>
          </table:table-cell>
          <table:table-cell office:value-type="float" office:value="136.65588" calcext:value-type="float">
            <text:p>136.65588</text:p>
          </table:table-cell>
          <table:table-cell table:formula="of:=[.B1858]/33117.295" office:value-type="float" office:value="0.00412642034924652" calcext:value-type="float">
            <text:p>0.004126420349247</text:p>
          </table:table-cell>
          <table:table-cell office:value-type="float" office:value="4910455.5208658" calcext:value-type="float">
            <text:p>4910455.5208658</text:p>
          </table:table-cell>
        </table:table-row>
        <table:table-row table:style-name="ro1">
          <table:table-cell office:value-type="float" office:value="1890.35" calcext:value-type="float">
            <text:p>1890.35</text:p>
          </table:table-cell>
          <table:table-cell office:value-type="float" office:value="135.98103" calcext:value-type="float">
            <text:p>135.98103</text:p>
          </table:table-cell>
          <table:table-cell table:formula="of:=[.B1859]/33117.295" office:value-type="float" office:value="0.00410604277915814" calcext:value-type="float">
            <text:p>0.004106042779158</text:p>
          </table:table-cell>
          <table:table-cell office:value-type="float" office:value="4910593.9436824" calcext:value-type="float">
            <text:p>4910593.9436824</text:p>
          </table:table-cell>
        </table:table-row>
        <table:table-row table:style-name="ro1">
          <table:table-cell office:value-type="float" office:value="1891.36" calcext:value-type="float">
            <text:p>1891.36</text:p>
          </table:table-cell>
          <table:table-cell office:value-type="float" office:value="135.33244" calcext:value-type="float">
            <text:p>135.33244</text:p>
          </table:table-cell>
          <table:table-cell table:formula="of:=[.B1860]/33117.295" office:value-type="float" office:value="0.00408645814822738" calcext:value-type="float">
            <text:p>0.004086458148227</text:p>
          </table:table-cell>
          <table:table-cell office:value-type="float" office:value="4910731.7062677" calcext:value-type="float">
            <text:p>4910731.7062677</text:p>
          </table:table-cell>
        </table:table-row>
        <table:table-row table:style-name="ro1">
          <table:table-cell office:value-type="float" office:value="1892.38" calcext:value-type="float">
            <text:p>1892.38</text:p>
          </table:table-cell>
          <table:table-cell office:value-type="float" office:value="134.67767" calcext:value-type="float">
            <text:p>134.67767</text:p>
          </table:table-cell>
          <table:table-cell table:formula="of:=[.B1861]/33117.295" office:value-type="float" office:value="0.00406668690785283" calcext:value-type="float">
            <text:p>0.004066686907853</text:p>
          </table:table-cell>
          <table:table-cell office:value-type="float" office:value="4910868.8023206" calcext:value-type="float">
            <text:p>4910868.8023206</text:p>
          </table:table-cell>
        </table:table-row>
        <table:table-row table:style-name="ro1">
          <table:table-cell office:value-type="float" office:value="1893.4" calcext:value-type="float">
            <text:p>1893.4</text:p>
          </table:table-cell>
          <table:table-cell office:value-type="float" office:value="134.05495" calcext:value-type="float">
            <text:p>134.05495</text:p>
          </table:table-cell>
          <table:table-cell table:formula="of:=[.B1862]/33117.295" office:value-type="float" office:value="0.00404788343975557" calcext:value-type="float">
            <text:p>0.004047883439756</text:p>
          </table:table-cell>
          <table:table-cell office:value-type="float" office:value="4911005.2644724" calcext:value-type="float">
            <text:p>4911005.2644724</text:p>
          </table:table-cell>
        </table:table-row>
        <table:table-row table:style-name="ro1">
          <table:table-cell office:value-type="float" office:value="1894.42" calcext:value-type="float">
            <text:p>1894.42</text:p>
          </table:table-cell>
          <table:table-cell office:value-type="float" office:value="133.55957" calcext:value-type="float">
            <text:p>133.55957</text:p>
          </table:table-cell>
          <table:table-cell table:formula="of:=[.B1863]/33117.295" office:value-type="float" office:value="0.00403292509246302" calcext:value-type="float">
            <text:p>0.004032925092463</text:p>
          </table:table-cell>
          <table:table-cell office:value-type="float" office:value="4911141.2223478" calcext:value-type="float">
            <text:p>4911141.2223478</text:p>
          </table:table-cell>
        </table:table-row>
        <table:table-row table:style-name="ro1">
          <table:table-cell office:value-type="float" office:value="1895.44" calcext:value-type="float">
            <text:p>1895.44</text:p>
          </table:table-cell>
          <table:table-cell office:value-type="float" office:value="133.28937" calcext:value-type="float">
            <text:p>133.28937</text:p>
          </table:table-cell>
          <table:table-cell table:formula="of:=[.B1864]/33117.295" office:value-type="float" office:value="0.00402476621354492" calcext:value-type="float">
            <text:p>0.004024766213545</text:p>
          </table:table-cell>
          <table:table-cell office:value-type="float" office:value="4911276.9051762" calcext:value-type="float">
            <text:p>4911276.9051762</text:p>
          </table:table-cell>
        </table:table-row>
        <table:table-row table:style-name="ro1">
          <table:table-cell office:value-type="float" office:value="1896.45" calcext:value-type="float">
            <text:p>1896.45</text:p>
          </table:table-cell>
          <table:table-cell office:value-type="float" office:value="133.27723" calcext:value-type="float">
            <text:p>133.27723</text:p>
          </table:table-cell>
          <table:table-cell table:formula="of:=[.B1865]/33117.295" office:value-type="float" office:value="0.00402439963771196" calcext:value-type="float">
            <text:p>0.004024399637712</text:p>
          </table:table-cell>
          <table:table-cell office:value-type="float" office:value="4911412.5756435" calcext:value-type="float">
            <text:p>4911412.5756435</text:p>
          </table:table-cell>
        </table:table-row>
        <table:table-row table:style-name="ro1">
          <table:table-cell office:value-type="float" office:value="1897.47" calcext:value-type="float">
            <text:p>1897.47</text:p>
          </table:table-cell>
          <table:table-cell office:value-type="float" office:value="133.44385" calcext:value-type="float">
            <text:p>133.44385</text:p>
          </table:table-cell>
          <table:table-cell table:formula="of:=[.B1866]/33117.295" office:value-type="float" office:value="0.00402943084572578" calcext:value-type="float">
            <text:p>0.004029430845726</text:p>
          </table:table-cell>
          <table:table-cell office:value-type="float" office:value="4911548.4157237" calcext:value-type="float">
            <text:p>4911548.4157237</text:p>
          </table:table-cell>
        </table:table-row>
        <table:table-row table:style-name="ro1">
          <table:table-cell office:value-type="float" office:value="1898.49" calcext:value-type="float">
            <text:p>1898.49</text:p>
          </table:table-cell>
          <table:table-cell office:value-type="float" office:value="133.59525" calcext:value-type="float">
            <text:p>133.59525</text:p>
          </table:table-cell>
          <table:table-cell table:formula="of:=[.B1867]/33117.295" office:value-type="float" office:value="0.00403400247514177" calcext:value-type="float">
            <text:p>0.004034002475142</text:p>
          </table:table-cell>
          <table:table-cell office:value-type="float" office:value="4911684.409921" calcext:value-type="float">
            <text:p>4911684.409921</text:p>
          </table:table-cell>
        </table:table-row>
        <table:table-row table:style-name="ro1">
          <table:table-cell office:value-type="float" office:value="1899.51" calcext:value-type="float">
            <text:p>1899.51</text:p>
          </table:table-cell>
          <table:table-cell office:value-type="float" office:value="133.46962" calcext:value-type="float">
            <text:p>133.46962</text:p>
          </table:table-cell>
          <table:table-cell table:formula="of:=[.B1868]/33117.295" office:value-type="float" office:value="0.00403020898898899" calcext:value-type="float">
            <text:p>0.004030208988989</text:p>
          </table:table-cell>
          <table:table-cell office:value-type="float" office:value="4911820.2762327" calcext:value-type="float">
            <text:p>4911820.2762327</text:p>
          </table:table-cell>
        </table:table-row>
        <table:table-row table:style-name="ro1">
          <table:table-cell office:value-type="float" office:value="1900.53" calcext:value-type="float">
            <text:p>1900.53</text:p>
          </table:table-cell>
          <table:table-cell office:value-type="float" office:value="132.81743" calcext:value-type="float">
            <text:p>132.81743</text:p>
          </table:table-cell>
          <table:table-cell table:formula="of:=[.B1869]/33117.295" office:value-type="float" office:value="0.00401051565352786" calcext:value-type="float">
            <text:p>0.004010515653528</text:p>
          </table:table-cell>
          <table:table-cell office:value-type="float" office:value="4911955.4786487" calcext:value-type="float">
            <text:p>4911955.4786487</text:p>
          </table:table-cell>
        </table:table-row>
        <table:table-row table:style-name="ro1">
          <table:table-cell office:value-type="float" office:value="1901.54" calcext:value-type="float">
            <text:p>1901.54</text:p>
          </table:table-cell>
          <table:table-cell office:value-type="float" office:value="131.48486" calcext:value-type="float">
            <text:p>131.48486</text:p>
          </table:table-cell>
          <table:table-cell table:formula="of:=[.B1870]/33117.295" office:value-type="float" office:value="0.00397027776574143" calcext:value-type="float">
            <text:p>0.003970277765741</text:p>
          </table:table-cell>
          <table:table-cell office:value-type="float" office:value="4912089.3245642" calcext:value-type="float">
            <text:p>4912089.3245642</text:p>
          </table:table-cell>
        </table:table-row>
        <table:table-row table:style-name="ro1">
          <table:table-cell office:value-type="float" office:value="1902.56" calcext:value-type="float">
            <text:p>1902.56</text:p>
          </table:table-cell>
          <table:table-cell office:value-type="float" office:value="129.46952" calcext:value-type="float">
            <text:p>129.46952</text:p>
          </table:table-cell>
          <table:table-cell table:formula="of:=[.B1871]/33117.295" office:value-type="float" office:value="0.00390942315789982" calcext:value-type="float">
            <text:p>0.0039094231579</text:p>
          </table:table-cell>
          <table:table-cell office:value-type="float" office:value="4912221.1189454" calcext:value-type="float">
            <text:p>4912221.1189454</text:p>
          </table:table-cell>
        </table:table-row>
        <table:table-row table:style-name="ro1">
          <table:table-cell office:value-type="float" office:value="1903.58" calcext:value-type="float">
            <text:p>1903.58</text:p>
          </table:table-cell>
          <table:table-cell office:value-type="float" office:value="126.9288" calcext:value-type="float">
            <text:p>126.9288</text:p>
          </table:table-cell>
          <table:table-cell table:formula="of:=[.B1872]/33117.295" office:value-type="float" office:value="0.00383270433167926" calcext:value-type="float">
            <text:p>0.003832704331679</text:p>
          </table:table-cell>
          <table:table-cell office:value-type="float" office:value="4912350.3269856" calcext:value-type="float">
            <text:p>4912350.3269856</text:p>
          </table:table-cell>
        </table:table-row>
        <table:table-row table:style-name="ro1">
          <table:table-cell office:value-type="float" office:value="1904.6" calcext:value-type="float">
            <text:p>1904.6</text:p>
          </table:table-cell>
          <table:table-cell office:value-type="float" office:value="124.13937" calcext:value-type="float">
            <text:p>124.13937</text:p>
          </table:table-cell>
          <table:table-cell table:formula="of:=[.B1873]/33117.295" office:value-type="float" office:value="0.00374847553219549" calcext:value-type="float">
            <text:p>0.003748475532195</text:p>
          </table:table-cell>
          <table:table-cell office:value-type="float" office:value="4912476.6955035" calcext:value-type="float">
            <text:p>4912476.6955035</text:p>
          </table:table-cell>
        </table:table-row>
        <table:table-row table:style-name="ro1">
          <table:table-cell office:value-type="float" office:value="1905.62" calcext:value-type="float">
            <text:p>1905.62</text:p>
          </table:table-cell>
          <table:table-cell office:value-type="float" office:value="121.42382" calcext:value-type="float">
            <text:p>121.42382</text:p>
          </table:table-cell>
          <table:table-cell table:formula="of:=[.B1874]/33117.295" office:value-type="float" office:value="0.00366647759124047" calcext:value-type="float">
            <text:p>0.00366647759124</text:p>
          </table:table-cell>
          <table:table-cell office:value-type="float" office:value="4912600.2997112" calcext:value-type="float">
            <text:p>4912600.2997112</text:p>
          </table:table-cell>
        </table:table-row>
        <table:table-row table:style-name="ro1">
          <table:table-cell office:value-type="float" office:value="1906.63" calcext:value-type="float">
            <text:p>1906.63</text:p>
          </table:table-cell>
          <table:table-cell office:value-type="float" office:value="119.07073" calcext:value-type="float">
            <text:p>119.07073</text:p>
          </table:table-cell>
          <table:table-cell table:formula="of:=[.B1875]/33117.295" office:value-type="float" office:value="0.00359542438475123" calcext:value-type="float">
            <text:p>0.003595424384751</text:p>
          </table:table-cell>
          <table:table-cell office:value-type="float" office:value="4912721.5085785" calcext:value-type="float">
            <text:p>4912721.5085785</text:p>
          </table:table-cell>
        </table:table-row>
        <table:table-row table:style-name="ro1">
          <table:table-cell office:value-type="float" office:value="1907.65" calcext:value-type="float">
            <text:p>1907.65</text:p>
          </table:table-cell>
          <table:table-cell office:value-type="float" office:value="117.27356" calcext:value-type="float">
            <text:p>117.27356</text:p>
          </table:table-cell>
          <table:table-cell table:formula="of:=[.B1876]/33117.295" office:value-type="float" office:value="0.00354115757340689" calcext:value-type="float">
            <text:p>0.003541157573407</text:p>
          </table:table-cell>
          <table:table-cell office:value-type="float" office:value="4912840.888005" calcext:value-type="float">
            <text:p>4912840.888005</text:p>
          </table:table-cell>
        </table:table-row>
        <table:table-row table:style-name="ro1">
          <table:table-cell office:value-type="float" office:value="1908.67" calcext:value-type="float">
            <text:p>1908.67</text:p>
          </table:table-cell>
          <table:table-cell office:value-type="float" office:value="116.10419" calcext:value-type="float">
            <text:p>116.10419</text:p>
          </table:table-cell>
          <table:table-cell table:formula="of:=[.B1877]/33117.295" office:value-type="float" office:value="0.00350584762433043" calcext:value-type="float">
            <text:p>0.00350584762433</text:p>
          </table:table-cell>
          <table:table-cell office:value-type="float" office:value="4912959.0770616" calcext:value-type="float">
            <text:p>4912959.0770616</text:p>
          </table:table-cell>
        </table:table-row>
        <table:table-row table:style-name="ro1">
          <table:table-cell office:value-type="float" office:value="1909.69" calcext:value-type="float">
            <text:p>1909.69</text:p>
          </table:table-cell>
          <table:table-cell office:value-type="float" office:value="115.52288" calcext:value-type="float">
            <text:p>115.52288</text:p>
          </table:table-cell>
          <table:table-cell table:formula="of:=[.B1878]/33117.295" office:value-type="float" office:value="0.00348829456028942" calcext:value-type="float">
            <text:p>0.003488294560289</text:p>
          </table:table-cell>
          <table:table-cell office:value-type="float" office:value="4913076.6743681" calcext:value-type="float">
            <text:p>4913076.6743681</text:p>
          </table:table-cell>
        </table:table-row>
        <table:table-row table:style-name="ro1">
          <table:table-cell office:value-type="float" office:value="1910.71" calcext:value-type="float">
            <text:p>1910.71</text:p>
          </table:table-cell>
          <table:table-cell office:value-type="float" office:value="115.41415" calcext:value-type="float">
            <text:p>115.41415</text:p>
          </table:table-cell>
          <table:table-cell table:formula="of:=[.B1879]/33117.295" office:value-type="float" office:value="0.00348501138151531" calcext:value-type="float">
            <text:p>0.003485011381515</text:p>
          </table:table-cell>
          <table:table-cell office:value-type="float" office:value="4913194.1609936" calcext:value-type="float">
            <text:p>4913194.1609936</text:p>
          </table:table-cell>
        </table:table-row>
        <table:table-row table:style-name="ro1">
          <table:table-cell office:value-type="float" office:value="1911.72" calcext:value-type="float">
            <text:p>1911.72</text:p>
          </table:table-cell>
          <table:table-cell office:value-type="float" office:value="115.63191" calcext:value-type="float">
            <text:p>115.63191</text:p>
          </table:table-cell>
          <table:table-cell table:formula="of:=[.B1880]/33117.295" office:value-type="float" office:value="0.0034915867977744" calcext:value-type="float">
            <text:p>0.003491586797774</text:p>
          </table:table-cell>
          <table:table-cell office:value-type="float" office:value="4913311.8692857" calcext:value-type="float">
            <text:p>4913311.8692857</text:p>
          </table:table-cell>
        </table:table-row>
        <table:table-row table:style-name="ro1">
          <table:table-cell office:value-type="float" office:value="1912.74" calcext:value-type="float">
            <text:p>1912.74</text:p>
          </table:table-cell>
          <table:table-cell office:value-type="float" office:value="116.0382" calcext:value-type="float">
            <text:p>116.0382</text:p>
          </table:table-cell>
          <table:table-cell table:formula="of:=[.B1881]/33117.295" office:value-type="float" office:value="0.0035038550098974" calcext:value-type="float">
            <text:p>0.003503855009897</text:p>
          </table:table-cell>
          <table:table-cell office:value-type="float" office:value="4913429.9911631" calcext:value-type="float">
            <text:p>4913429.9911631</text:p>
          </table:table-cell>
        </table:table-row>
        <table:table-row table:style-name="ro1">
          <table:table-cell office:value-type="float" office:value="1913.76" calcext:value-type="float">
            <text:p>1913.76</text:p>
          </table:table-cell>
          <table:table-cell office:value-type="float" office:value="116.52642" calcext:value-type="float">
            <text:p>116.52642</text:p>
          </table:table-cell>
          <table:table-cell table:formula="of:=[.B1882]/33117.295" office:value-type="float" office:value="0.00351859715595733" calcext:value-type="float">
            <text:p>0.003518597155957</text:p>
          </table:table-cell>
          <table:table-cell office:value-type="float" office:value="4913548.6100264" calcext:value-type="float">
            <text:p>4913548.6100264</text:p>
          </table:table-cell>
        </table:table-row>
        <table:table-row table:style-name="ro1">
          <table:table-cell office:value-type="float" office:value="1914.78" calcext:value-type="float">
            <text:p>1914.78</text:p>
          </table:table-cell>
          <table:table-cell office:value-type="float" office:value="117.02769" calcext:value-type="float">
            <text:p>117.02769</text:p>
          </table:table-cell>
          <table:table-cell table:formula="of:=[.B1883]/33117.295" office:value-type="float" office:value="0.00353373335593985" calcext:value-type="float">
            <text:p>0.00353373335594</text:p>
          </table:table-cell>
          <table:table-cell office:value-type="float" office:value="4913667.7391654" calcext:value-type="float">
            <text:p>4913667.7391654</text:p>
          </table:table-cell>
        </table:table-row>
        <table:table-row table:style-name="ro1">
          <table:table-cell office:value-type="float" office:value="1915.79" calcext:value-type="float">
            <text:p>1915.79</text:p>
          </table:table-cell>
          <table:table-cell office:value-type="float" office:value="117.50516" calcext:value-type="float">
            <text:p>117.50516</text:p>
          </table:table-cell>
          <table:table-cell table:formula="of:=[.B1884]/33117.295" office:value-type="float" office:value="0.00354815089819383" calcext:value-type="float">
            <text:p>0.003548150898194</text:p>
          </table:table-cell>
          <table:table-cell office:value-type="float" office:value="4913787.3543444" calcext:value-type="float">
            <text:p>4913787.3543444</text:p>
          </table:table-cell>
        </table:table-row>
        <table:table-row table:style-name="ro1">
          <table:table-cell office:value-type="float" office:value="1916.81" calcext:value-type="float">
            <text:p>1916.81</text:p>
          </table:table-cell>
          <table:table-cell office:value-type="float" office:value="117.94305" calcext:value-type="float">
            <text:p>117.94305</text:p>
          </table:table-cell>
          <table:table-cell table:formula="of:=[.B1885]/33117.295" office:value-type="float" office:value="0.00356137329452783" calcext:value-type="float">
            <text:p>0.003561373294528</text:p>
          </table:table-cell>
          <table:table-cell office:value-type="float" office:value="4913907.4152827" calcext:value-type="float">
            <text:p>4913907.4152827</text:p>
          </table:table-cell>
        </table:table-row>
        <table:table-row table:style-name="ro1">
          <table:table-cell office:value-type="float" office:value="1917.83" calcext:value-type="float">
            <text:p>1917.83</text:p>
          </table:table-cell>
          <table:table-cell office:value-type="float" office:value="118.33631" calcext:value-type="float">
            <text:p>118.33631</text:p>
          </table:table-cell>
          <table:table-cell table:formula="of:=[.B1886]/33117.295" office:value-type="float" office:value="0.00357324805664231" calcext:value-type="float">
            <text:p>0.003573248056642</text:p>
          </table:table-cell>
          <table:table-cell office:value-type="float" office:value="4914027.876539" calcext:value-type="float">
            <text:p>4914027.876539</text:p>
          </table:table-cell>
        </table:table-row>
        <table:table-row table:style-name="ro1">
          <table:table-cell office:value-type="float" office:value="1918.85" calcext:value-type="float">
            <text:p>1918.85</text:p>
          </table:table-cell>
          <table:table-cell office:value-type="float" office:value="118.68352" calcext:value-type="float">
            <text:p>118.68352</text:p>
          </table:table-cell>
          <table:table-cell table:formula="of:=[.B1887]/33117.295" office:value-type="float" office:value="0.00358373230663917" calcext:value-type="float">
            <text:p>0.003583732306639</text:p>
          </table:table-cell>
          <table:table-cell office:value-type="float" office:value="4914148.6912376" calcext:value-type="float">
            <text:p>4914148.6912376</text:p>
          </table:table-cell>
        </table:table-row>
        <table:table-row table:style-name="ro1">
          <table:table-cell office:value-type="float" office:value="1919.87" calcext:value-type="float">
            <text:p>1919.87</text:p>
          </table:table-cell>
          <table:table-cell office:value-type="float" office:value="118.98377" calcext:value-type="float">
            <text:p>118.98377</text:p>
          </table:table-cell>
          <table:table-cell table:formula="of:=[.B1888]/33117.295" office:value-type="float" office:value="0.00359279856642881" calcext:value-type="float">
            <text:p>0.003592798566429</text:p>
          </table:table-cell>
          <table:table-cell office:value-type="float" office:value="4914269.8115833" calcext:value-type="float">
            <text:p>4914269.8115833</text:p>
          </table:table-cell>
        </table:table-row>
        <table:table-row table:style-name="ro1">
          <table:table-cell office:value-type="float" office:value="1920.88" calcext:value-type="float">
            <text:p>1920.88</text:p>
          </table:table-cell>
          <table:table-cell office:value-type="float" office:value="119.23695" calcext:value-type="float">
            <text:p>119.23695</text:p>
          </table:table-cell>
          <table:table-cell table:formula="of:=[.B1889]/33117.295" office:value-type="float" office:value="0.0036004435144839" calcext:value-type="float">
            <text:p>0.003600443514484</text:p>
          </table:table-cell>
          <table:table-cell office:value-type="float" office:value="4914391.1896523" calcext:value-type="float">
            <text:p>4914391.1896523</text:p>
          </table:table-cell>
        </table:table-row>
        <table:table-row table:style-name="ro1">
          <table:table-cell office:value-type="float" office:value="1921.9" calcext:value-type="float">
            <text:p>1921.9</text:p>
          </table:table-cell>
          <table:table-cell office:value-type="float" office:value="119.44707" calcext:value-type="float">
            <text:p>119.44707</text:p>
          </table:table-cell>
          <table:table-cell table:formula="of:=[.B1890]/33117.295" office:value-type="float" office:value="0.00360678823557298" calcext:value-type="float">
            <text:p>0.003606788235573</text:p>
          </table:table-cell>
          <table:table-cell office:value-type="float" office:value="4914512.7816188" calcext:value-type="float">
            <text:p>4914512.7816188</text:p>
          </table:table-cell>
        </table:table-row>
        <table:table-row table:style-name="ro1">
          <table:table-cell office:value-type="float" office:value="1922.92" calcext:value-type="float">
            <text:p>1922.92</text:p>
          </table:table-cell>
          <table:table-cell office:value-type="float" office:value="119.62848" calcext:value-type="float">
            <text:p>119.62848</text:p>
          </table:table-cell>
          <table:table-cell table:formula="of:=[.B1891]/33117.295" office:value-type="float" office:value="0.00361226603803239" calcext:value-type="float">
            <text:p>0.003612266038032</text:p>
          </table:table-cell>
          <table:table-cell office:value-type="float" office:value="4914634.5582447" calcext:value-type="float">
            <text:p>4914634.5582447</text:p>
          </table:table-cell>
        </table:table-row>
        <table:table-row table:style-name="ro1">
          <table:table-cell office:value-type="float" office:value="1923.94" calcext:value-type="float">
            <text:p>1923.94</text:p>
          </table:table-cell>
          <table:table-cell office:value-type="float" office:value="119.81329" calcext:value-type="float">
            <text:p>119.81329</text:p>
          </table:table-cell>
          <table:table-cell table:formula="of:=[.B1892]/33117.295" office:value-type="float" office:value="0.00361784650588159" calcext:value-type="float">
            <text:p>0.003617846505882</text:p>
          </table:table-cell>
          <table:table-cell office:value-type="float" office:value="4914756.5230063" calcext:value-type="float">
            <text:p>4914756.5230063</text:p>
          </table:table-cell>
        </table:table-row>
        <table:table-row table:style-name="ro1">
          <table:table-cell office:value-type="float" office:value="1924.96" calcext:value-type="float">
            <text:p>1924.96</text:p>
          </table:table-cell>
          <table:table-cell office:value-type="float" office:value="120.05676" calcext:value-type="float">
            <text:p>120.05676</text:p>
          </table:table-cell>
          <table:table-cell table:formula="of:=[.B1893]/33117.295" office:value-type="float" office:value="0.00362519825366172" calcext:value-type="float">
            <text:p>0.003625198253662</text:p>
          </table:table-cell>
          <table:table-cell office:value-type="float" office:value="4914878.7356104" calcext:value-type="float">
            <text:p>4914878.7356104</text:p>
          </table:table-cell>
        </table:table-row>
        <table:table-row table:style-name="ro1">
          <table:table-cell office:value-type="float" office:value="1925.97" calcext:value-type="float">
            <text:p>1925.97</text:p>
          </table:table-cell>
          <table:table-cell office:value-type="float" office:value="120.43499" calcext:value-type="float">
            <text:p>120.43499</text:p>
          </table:table-cell>
          <table:table-cell table:formula="of:=[.B1894]/33117.295" office:value-type="float" office:value="0.00363661917436192" calcext:value-type="float">
            <text:p>0.003636619174362</text:p>
          </table:table-cell>
          <table:table-cell office:value-type="float" office:value="4915001.3332317" calcext:value-type="float">
            <text:p>4915001.3332317</text:p>
          </table:table-cell>
        </table:table-row>
        <table:table-row table:style-name="ro1">
          <table:table-cell office:value-type="float" office:value="1926.99" calcext:value-type="float">
            <text:p>1926.99</text:p>
          </table:table-cell>
          <table:table-cell office:value-type="float" office:value="121.03026" calcext:value-type="float">
            <text:p>121.03026</text:p>
          </table:table-cell>
          <table:table-cell table:formula="of:=[.B1895]/33117.295" office:value-type="float" office:value="0.00365459377041513" calcext:value-type="float">
            <text:p>0.003654593770415</text:p>
          </table:table-cell>
          <table:table-cell office:value-type="float" office:value="4915124.5368141" calcext:value-type="float">
            <text:p>4915124.5368141</text:p>
          </table:table-cell>
        </table:table-row>
        <table:table-row table:style-name="ro1">
          <table:table-cell office:value-type="float" office:value="1928.01" calcext:value-type="float">
            <text:p>1928.01</text:p>
          </table:table-cell>
          <table:table-cell office:value-type="float" office:value="121.90283" calcext:value-type="float">
            <text:p>121.90283</text:p>
          </table:table-cell>
          <table:table-cell table:formula="of:=[.B1896]/33117.295" office:value-type="float" office:value="0.00368094163487688" calcext:value-type="float">
            <text:p>0.003680941634877</text:p>
          </table:table-cell>
          <table:table-cell office:value-type="float" office:value="4915248.6286301" calcext:value-type="float">
            <text:p>4915248.6286301</text:p>
          </table:table-cell>
        </table:table-row>
        <table:table-row table:style-name="ro1">
          <table:table-cell office:value-type="float" office:value="1929.03" calcext:value-type="float">
            <text:p>1929.03</text:p>
          </table:table-cell>
          <table:table-cell office:value-type="float" office:value="123.05447" calcext:value-type="float">
            <text:p>123.05447</text:p>
          </table:table-cell>
          <table:table-cell table:formula="of:=[.B1897]/33117.295" office:value-type="float" office:value="0.00371571621414128" calcext:value-type="float">
            <text:p>0.003715716214141</text:p>
          </table:table-cell>
          <table:table-cell office:value-type="float" office:value="4915373.8927667" calcext:value-type="float">
            <text:p>4915373.8927667</text:p>
          </table:table-cell>
        </table:table-row>
        <table:table-row table:style-name="ro1">
          <table:table-cell office:value-type="float" office:value="1930.05" calcext:value-type="float">
            <text:p>1930.05</text:p>
          </table:table-cell>
          <table:table-cell office:value-type="float" office:value="124.39599" calcext:value-type="float">
            <text:p>124.39599</text:p>
          </table:table-cell>
          <table:table-cell table:formula="of:=[.B1898]/33117.295" office:value-type="float" office:value="0.00375622435346848" calcext:value-type="float">
            <text:p>0.003756224353468</text:p>
          </table:table-cell>
          <table:table-cell office:value-type="float" office:value="4915500.5225157" calcext:value-type="float">
            <text:p>4915500.5225157</text:p>
          </table:table-cell>
        </table:table-row>
        <table:table-row table:style-name="ro1">
          <table:table-cell office:value-type="float" office:value="1931.06" calcext:value-type="float">
            <text:p>1931.06</text:p>
          </table:table-cell>
          <table:table-cell office:value-type="float" office:value="125.73412" calcext:value-type="float">
            <text:p>125.73412</text:p>
          </table:table-cell>
          <table:table-cell table:formula="of:=[.B1899]/33117.295" office:value-type="float" office:value="0.00379663012936292" calcext:value-type="float">
            <text:p>0.003796630129363</text:p>
          </table:table-cell>
          <table:table-cell office:value-type="float" office:value="4915628.5144243" calcext:value-type="float">
            <text:p>4915628.5144243</text:p>
          </table:table-cell>
        </table:table-row>
        <table:table-row table:style-name="ro1">
          <table:table-cell office:value-type="float" office:value="1932.08" calcext:value-type="float">
            <text:p>1932.08</text:p>
          </table:table-cell>
          <table:table-cell office:value-type="float" office:value="126.79061" calcext:value-type="float">
            <text:p>126.79061</text:p>
          </table:table-cell>
          <table:table-cell table:formula="of:=[.B1900]/33117.295" office:value-type="float" office:value="0.00382853158749831" calcext:value-type="float">
            <text:p>0.003828531587498</text:p>
          </table:table-cell>
          <table:table-cell office:value-type="float" office:value="4915757.5817967" calcext:value-type="float">
            <text:p>4915757.5817967</text:p>
          </table:table-cell>
        </table:table-row>
        <table:table-row table:style-name="ro1">
          <table:table-cell office:value-type="float" office:value="1933.1" calcext:value-type="float">
            <text:p>1933.1</text:p>
          </table:table-cell>
          <table:table-cell office:value-type="float" office:value="127.25708" calcext:value-type="float">
            <text:p>127.25708</text:p>
          </table:table-cell>
          <table:table-cell table:formula="of:=[.B1901]/33117.295" office:value-type="float" office:value="0.00384261697702062" calcext:value-type="float">
            <text:p>0.003842616977021</text:p>
          </table:table-cell>
          <table:table-cell office:value-type="float" office:value="4915887.1240125" calcext:value-type="float">
            <text:p>4915887.1240125</text:p>
          </table:table-cell>
        </table:table-row>
        <table:table-row table:style-name="ro1">
          <table:table-cell office:value-type="float" office:value="1934.12" calcext:value-type="float">
            <text:p>1934.12</text:p>
          </table:table-cell>
          <table:table-cell office:value-type="float" office:value="126.87578" calcext:value-type="float">
            <text:p>126.87578</text:p>
          </table:table-cell>
          <table:table-cell table:formula="of:=[.B1902]/33117.295" office:value-type="float" office:value="0.00383110335551258" calcext:value-type="float">
            <text:p>0.003831103355513</text:p>
          </table:table-cell>
          <table:table-cell office:value-type="float" office:value="4916016.2780813" calcext:value-type="float">
            <text:p>4916016.2780813</text:p>
          </table:table-cell>
        </table:table-row>
        <table:table-row table:style-name="ro1">
          <table:table-cell office:value-type="float" office:value="1935.14" calcext:value-type="float">
            <text:p>1935.14</text:p>
          </table:table-cell>
          <table:table-cell office:value-type="float" office:value="125.52424" calcext:value-type="float">
            <text:p>125.52424</text:p>
          </table:table-cell>
          <table:table-cell table:formula="of:=[.B1903]/33117.295" office:value-type="float" office:value="0.00379029265524253" calcext:value-type="float">
            <text:p>0.003790292655243</text:p>
          </table:table-cell>
          <table:table-cell office:value-type="float" office:value="4916144.0563395" calcext:value-type="float">
            <text:p>4916144.0563395</text:p>
          </table:table-cell>
        </table:table-row>
        <table:table-row table:style-name="ro1">
          <table:table-cell office:value-type="float" office:value="1936.15" calcext:value-type="float">
            <text:p>1936.15</text:p>
          </table:table-cell>
          <table:table-cell office:value-type="float" office:value="123.27562" calcext:value-type="float">
            <text:p>123.27562</text:p>
          </table:table-cell>
          <table:table-cell table:formula="of:=[.B1904]/33117.295" office:value-type="float" office:value="0.00372239399383313" calcext:value-type="float">
            <text:p>0.003722393993833</text:p>
          </table:table-cell>
          <table:table-cell office:value-type="float" office:value="4916269.5456036" calcext:value-type="float">
            <text:p>4916269.5456036</text:p>
          </table:table-cell>
        </table:table-row>
        <table:table-row table:style-name="ro1">
          <table:table-cell office:value-type="float" office:value="1937.17" calcext:value-type="float">
            <text:p>1937.17</text:p>
          </table:table-cell>
          <table:table-cell office:value-type="float" office:value="120.41064" calcext:value-type="float">
            <text:p>120.41064</text:p>
          </table:table-cell>
          <table:table-cell table:formula="of:=[.B1905]/33117.295" office:value-type="float" office:value="0.00363588390899679" calcext:value-type="float">
            <text:p>0.003635883908997</text:p>
          </table:table-cell>
          <table:table-cell office:value-type="float" office:value="4916392.1184358" calcext:value-type="float">
            <text:p>4916392.1184358</text:p>
          </table:table-cell>
        </table:table-row>
        <table:table-row table:style-name="ro1">
          <table:table-cell office:value-type="float" office:value="1938.19" calcext:value-type="float">
            <text:p>1938.19</text:p>
          </table:table-cell>
          <table:table-cell office:value-type="float" office:value="117.37023" calcext:value-type="float">
            <text:p>117.37023</text:p>
          </table:table-cell>
          <table:table-cell table:formula="of:=[.B1906]/33117.295" office:value-type="float" office:value="0.00354407659200427" calcext:value-type="float">
            <text:p>0.003544076592004</text:p>
          </table:table-cell>
          <table:table-cell office:value-type="float" office:value="4916511.5962656" calcext:value-type="float">
            <text:p>4916511.5962656</text:p>
          </table:table-cell>
        </table:table-row>
        <table:table-row table:style-name="ro1">
          <table:table-cell office:value-type="float" office:value="1939.21" calcext:value-type="float">
            <text:p>1939.21</text:p>
          </table:table-cell>
          <table:table-cell office:value-type="float" office:value="114.65735" calcext:value-type="float">
            <text:p>114.65735</text:p>
          </table:table-cell>
          <table:table-cell table:formula="of:=[.B1907]/33117.295" office:value-type="float" office:value="0.00346215927357594" calcext:value-type="float">
            <text:p>0.003462159273576</text:p>
          </table:table-cell>
          <table:table-cell office:value-type="float" office:value="4916628.3125039" calcext:value-type="float">
            <text:p>4916628.3125039</text:p>
          </table:table-cell>
        </table:table-row>
        <table:table-row table:style-name="ro1">
          <table:table-cell office:value-type="float" office:value="1940.23" calcext:value-type="float">
            <text:p>1940.23</text:p>
          </table:table-cell>
          <table:table-cell office:value-type="float" office:value="112.7137" calcext:value-type="float">
            <text:p>112.7137</text:p>
          </table:table-cell>
          <table:table-cell table:formula="of:=[.B1908]/33117.295" office:value-type="float" office:value="0.00340346939567377" calcext:value-type="float">
            <text:p>0.003403469395674</text:p>
          </table:table-cell>
          <table:table-cell office:value-type="float" office:value="4916743.0501839" calcext:value-type="float">
            <text:p>4916743.0501839</text:p>
          </table:table-cell>
        </table:table-row>
        <table:table-row table:style-name="ro1">
          <table:table-cell office:value-type="float" office:value="1941.24" calcext:value-type="float">
            <text:p>1941.24</text:p>
          </table:table-cell>
          <table:table-cell office:value-type="float" office:value="111.8071" calcext:value-type="float">
            <text:p>111.8071</text:p>
          </table:table-cell>
          <table:table-cell table:formula="of:=[.B1909]/33117.295" office:value-type="float" office:value="0.00337609397144302" calcext:value-type="float">
            <text:p>0.003376093971443</text:p>
          </table:table-cell>
          <table:table-cell office:value-type="float" office:value="4916856.8649823" calcext:value-type="float">
            <text:p>4916856.8649823</text:p>
          </table:table-cell>
        </table:table-row>
        <table:table-row table:style-name="ro1">
          <table:table-cell office:value-type="float" office:value="1942.26" calcext:value-type="float">
            <text:p>1942.26</text:p>
          </table:table-cell>
          <table:table-cell office:value-type="float" office:value="111.96316" calcext:value-type="float">
            <text:p>111.96316</text:p>
          </table:table-cell>
          <table:table-cell table:formula="of:=[.B1910]/33117.295" office:value-type="float" office:value="0.00338080631283443" calcext:value-type="float">
            <text:p>0.003380806312834</text:p>
          </table:table-cell>
          <table:table-cell office:value-type="float" office:value="4916970.838648" calcext:value-type="float">
            <text:p>4916970.838648</text:p>
          </table:table-cell>
        </table:table-row>
        <table:table-row table:style-name="ro1">
          <table:table-cell office:value-type="float" office:value="1943.28" calcext:value-type="float">
            <text:p>1943.28</text:p>
          </table:table-cell>
          <table:table-cell office:value-type="float" office:value="112.96125" calcext:value-type="float">
            <text:p>112.96125</text:p>
          </table:table-cell>
          <table:table-cell table:formula="of:=[.B1911]/33117.295" office:value-type="float" office:value="0.00341094434192165" calcext:value-type="float">
            <text:p>0.003410944341922</text:p>
          </table:table-cell>
          <table:table-cell office:value-type="float" office:value="4917085.8283277" calcext:value-type="float">
            <text:p>4917085.8283277</text:p>
          </table:table-cell>
        </table:table-row>
        <table:table-row table:style-name="ro1">
          <table:table-cell office:value-type="float" office:value="1944.3" calcext:value-type="float">
            <text:p>1944.3</text:p>
          </table:table-cell>
          <table:table-cell office:value-type="float" office:value="114.39481" calcext:value-type="float">
            <text:p>114.39481</text:p>
          </table:table-cell>
          <table:table-cell table:formula="of:=[.B1912]/33117.295" office:value-type="float" office:value="0.0034542316937419" calcext:value-type="float">
            <text:p>0.003454231693742</text:p>
          </table:table-cell>
          <table:table-cell office:value-type="float" office:value="4917202.277309" calcext:value-type="float">
            <text:p>4917202.277309</text:p>
          </table:table-cell>
        </table:table-row>
        <table:table-row table:style-name="ro1">
          <table:table-cell office:value-type="float" office:value="1945.32" calcext:value-type="float">
            <text:p>1945.32</text:p>
          </table:table-cell>
          <table:table-cell office:value-type="float" office:value="115.77657" calcext:value-type="float">
            <text:p>115.77657</text:p>
          </table:table-cell>
          <table:table-cell table:formula="of:=[.B1913]/33117.295" office:value-type="float" office:value="0.00349595490815298" calcext:value-type="float">
            <text:p>0.003495954908153</text:p>
          </table:table-cell>
          <table:table-cell office:value-type="float" office:value="4917320.1328597" calcext:value-type="float">
            <text:p>4917320.1328597</text:p>
          </table:table-cell>
        </table:table-row>
        <table:table-row table:style-name="ro1">
          <table:table-cell office:value-type="float" office:value="1946.33" calcext:value-type="float">
            <text:p>1946.33</text:p>
          </table:table-cell>
          <table:table-cell office:value-type="float" office:value="116.6569" calcext:value-type="float">
            <text:p>116.6569</text:p>
          </table:table-cell>
          <table:table-cell table:formula="of:=[.B1914]/33117.295" office:value-type="float" office:value="0.00352253709126908" calcext:value-type="float">
            <text:p>0.003522537091269</text:p>
          </table:table-cell>
          <table:table-cell office:value-type="float" office:value="4917438.8845476" calcext:value-type="float">
            <text:p>4917438.8845476</text:p>
          </table:table-cell>
        </table:table-row>
        <table:table-row table:style-name="ro1">
          <table:table-cell office:value-type="float" office:value="1947.35" calcext:value-type="float">
            <text:p>1947.35</text:p>
          </table:table-cell>
          <table:table-cell office:value-type="float" office:value="116.72241" calcext:value-type="float">
            <text:p>116.72241</text:p>
          </table:table-cell>
          <table:table-cell table:formula="of:=[.B1915]/33117.295" office:value-type="float" office:value="0.00352451521176473" calcext:value-type="float">
            <text:p>0.003524515211765</text:p>
          </table:table-cell>
          <table:table-cell office:value-type="float" office:value="4917557.7029237" calcext:value-type="float">
            <text:p>4917557.7029237</text:p>
          </table:table-cell>
        </table:table-row>
        <table:table-row table:style-name="ro1">
          <table:table-cell office:value-type="float" office:value="1948.37" calcext:value-type="float">
            <text:p>1948.37</text:p>
          </table:table-cell>
          <table:table-cell office:value-type="float" office:value="115.85122" calcext:value-type="float">
            <text:p>115.85122</text:p>
          </table:table-cell>
          <table:table-cell table:formula="of:=[.B1916]/33117.295" office:value-type="float" office:value="0.00349820901737295" calcext:value-type="float">
            <text:p>0.003498209017373</text:p>
          </table:table-cell>
          <table:table-cell office:value-type="float" office:value="4917675.6344644" calcext:value-type="float">
            <text:p>4917675.6344644</text:p>
          </table:table-cell>
        </table:table-row>
        <table:table-row table:style-name="ro1">
          <table:table-cell office:value-type="float" office:value="1949.39" calcext:value-type="float">
            <text:p>1949.39</text:p>
          </table:table-cell>
          <table:table-cell office:value-type="float" office:value="114.11694" calcext:value-type="float">
            <text:p>114.11694</text:p>
          </table:table-cell>
          <table:table-cell table:formula="of:=[.B1917]/33117.295" office:value-type="float" office:value="0.00344584121378271" calcext:value-type="float">
            <text:p>0.003445841213783</text:p>
          </table:table-cell>
          <table:table-cell office:value-type="float" office:value="4917791.8005898" calcext:value-type="float">
            <text:p>4917791.8005898</text:p>
          </table:table-cell>
        </table:table-row>
        <table:table-row table:style-name="ro1">
          <table:table-cell office:value-type="float" office:value="1950.41" calcext:value-type="float">
            <text:p>1950.41</text:p>
          </table:table-cell>
          <table:table-cell office:value-type="float" office:value="111.74931" calcext:value-type="float">
            <text:p>111.74931</text:p>
          </table:table-cell>
          <table:table-cell table:formula="of:=[.B1918]/33117.295" office:value-type="float" office:value="0.0033743489617736" calcext:value-type="float">
            <text:p>0.003374348961774</text:p>
          </table:table-cell>
          <table:table-cell office:value-type="float" office:value="4917905.5565696" calcext:value-type="float">
            <text:p>4917905.5565696</text:p>
          </table:table-cell>
        </table:table-row>
        <table:table-row table:style-name="ro1">
          <table:table-cell office:value-type="float" office:value="1951.42" calcext:value-type="float">
            <text:p>1951.42</text:p>
          </table:table-cell>
          <table:table-cell office:value-type="float" office:value="109.06976" calcext:value-type="float">
            <text:p>109.06976</text:p>
          </table:table-cell>
          <table:table-cell table:formula="of:=[.B1919]/33117.295" office:value-type="float" office:value="0.00329343806612225" calcext:value-type="float">
            <text:p>0.003293438066122</text:p>
          </table:table-cell>
          <table:table-cell office:value-type="float" office:value="4918016.5848836" calcext:value-type="float">
            <text:p>4918016.5848836</text:p>
          </table:table-cell>
        </table:table-row>
        <table:table-row table:style-name="ro1">
          <table:table-cell office:value-type="float" office:value="1952.44" calcext:value-type="float">
            <text:p>1952.44</text:p>
          </table:table-cell>
          <table:table-cell office:value-type="float" office:value="106.42311" calcext:value-type="float">
            <text:p>106.42311</text:p>
          </table:table-cell>
          <table:table-cell table:formula="of:=[.B1920]/33117.295" office:value-type="float" office:value="0.00321352060909564" calcext:value-type="float">
            <text:p>0.003213520609096</text:p>
          </table:table-cell>
          <table:table-cell office:value-type="float" office:value="4918124.9190199" calcext:value-type="float">
            <text:p>4918124.9190199</text:p>
          </table:table-cell>
        </table:table-row>
        <table:table-row table:style-name="ro1">
          <table:table-cell office:value-type="float" office:value="1953.46" calcext:value-type="float">
            <text:p>1953.46</text:p>
          </table:table-cell>
          <table:table-cell office:value-type="float" office:value="104.12163" calcext:value-type="float">
            <text:p>104.12163</text:p>
          </table:table-cell>
          <table:table-cell table:formula="of:=[.B1921]/33117.295" office:value-type="float" office:value="0.00314402580283202" calcext:value-type="float">
            <text:p>0.003144025802832</text:p>
          </table:table-cell>
          <table:table-cell office:value-type="float" office:value="4918230.9103431" calcext:value-type="float">
            <text:p>4918230.9103431</text:p>
          </table:table-cell>
        </table:table-row>
        <table:table-row table:style-name="ro1">
          <table:table-cell office:value-type="float" office:value="1954.48" calcext:value-type="float">
            <text:p>1954.48</text:p>
          </table:table-cell>
          <table:table-cell office:value-type="float" office:value="102.40919" calcext:value-type="float">
            <text:p>102.40919</text:p>
          </table:table-cell>
          <table:table-cell table:formula="of:=[.B1922]/33117.295" office:value-type="float" office:value="0.00309231747339268" calcext:value-type="float">
            <text:p>0.003092317473393</text:p>
          </table:table-cell>
          <table:table-cell office:value-type="float" office:value="4918335.1584772" calcext:value-type="float">
            <text:p>4918335.1584772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101.44469" calcext:value-type="float">
            <text:p>101.44469</text:p>
          </table:table-cell>
          <table:table-cell table:formula="of:=[.B1923]/33117.295" office:value-type="float" office:value="0.00306319371796519" calcext:value-type="float">
            <text:p>0.003063193717965</text:p>
          </table:table-cell>
          <table:table-cell office:value-type="float" office:value="4918438.424797" calcext:value-type="float">
            <text:p>4918438.424797</text:p>
          </table:table-cell>
        </table:table-row>
        <table:table-row table:style-name="ro1">
          <table:table-cell office:value-type="float" office:value="1956.51" calcext:value-type="float">
            <text:p>1956.51</text:p>
          </table:table-cell>
          <table:table-cell office:value-type="float" office:value="101.29876" calcext:value-type="float">
            <text:p>101.29876</text:p>
          </table:table-cell>
          <table:table-cell table:formula="of:=[.B1924]/33117.295" office:value-type="float" office:value="0.00305878725904395" calcext:value-type="float">
            <text:p>0.003058787259044</text:p>
          </table:table-cell>
          <table:table-cell office:value-type="float" office:value="4918541.5425677" calcext:value-type="float">
            <text:p>4918541.5425677</text:p>
          </table:table-cell>
        </table:table-row>
        <table:table-row table:style-name="ro1">
          <table:table-cell office:value-type="float" office:value="1957.53" calcext:value-type="float">
            <text:p>1957.53</text:p>
          </table:table-cell>
          <table:table-cell office:value-type="float" office:value="101.9572" calcext:value-type="float">
            <text:p>101.9572</text:p>
          </table:table-cell>
          <table:table-cell table:formula="of:=[.B1925]/33117.295" office:value-type="float" office:value="0.00307866931764807" calcext:value-type="float">
            <text:p>0.003078669317648</text:p>
          </table:table-cell>
          <table:table-cell office:value-type="float" office:value="4918645.3305942" calcext:value-type="float">
            <text:p>4918645.3305942</text:p>
          </table:table-cell>
        </table:table-row>
        <table:table-row table:style-name="ro1">
          <table:table-cell office:value-type="float" office:value="1958.55" calcext:value-type="float">
            <text:p>1958.55</text:p>
          </table:table-cell>
          <table:table-cell office:value-type="float" office:value="103.32735" calcext:value-type="float">
            <text:p>103.32735</text:p>
          </table:table-cell>
          <table:table-cell table:formula="of:=[.B1926]/33117.295" office:value-type="float" office:value="0.00312004195994872" calcext:value-type="float">
            <text:p>0.003120041959949</text:p>
          </table:table-cell>
          <table:table-cell office:value-type="float" office:value="4918750.5133761" calcext:value-type="float">
            <text:p>4918750.5133761</text:p>
          </table:table-cell>
        </table:table-row>
        <table:table-row table:style-name="ro1">
          <table:table-cell office:value-type="float" office:value="1959.57" calcext:value-type="float">
            <text:p>1959.57</text:p>
          </table:table-cell>
          <table:table-cell office:value-type="float" office:value="105.24744" calcext:value-type="float">
            <text:p>105.24744</text:p>
          </table:table-cell>
          <table:table-cell table:formula="of:=[.B1927]/33117.295" office:value-type="float" office:value="0.00317802042709104" calcext:value-type="float">
            <text:p>0.003178020427091</text:p>
          </table:table-cell>
          <table:table-cell office:value-type="float" office:value="4918857.6507297" calcext:value-type="float">
            <text:p>4918857.6507297</text:p>
          </table:table-cell>
        </table:table-row>
        <table:table-row table:style-name="ro1">
          <table:table-cell office:value-type="float" office:value="1960.58" calcext:value-type="float">
            <text:p>1960.58</text:p>
          </table:table-cell>
          <table:table-cell office:value-type="float" office:value="107.50112" calcext:value-type="float">
            <text:p>107.50112</text:p>
          </table:table-cell>
          <table:table-cell table:formula="of:=[.B1928]/33117.295" office:value-type="float" office:value="0.00324607187875701" calcext:value-type="float">
            <text:p>0.003246071878757</text:p>
          </table:table-cell>
          <table:table-cell office:value-type="float" office:value="4918967.0822353" calcext:value-type="float">
            <text:p>4918967.0822353</text:p>
          </table:table-cell>
        </table:table-row>
        <table:table-row table:style-name="ro1">
          <table:table-cell office:value-type="float" office:value="1961.6" calcext:value-type="float">
            <text:p>1961.6</text:p>
          </table:table-cell>
          <table:table-cell office:value-type="float" office:value="109.83948" calcext:value-type="float">
            <text:p>109.83948</text:p>
          </table:table-cell>
          <table:table-cell table:formula="of:=[.B1929]/33117.295" office:value-type="float" office:value="0.00331668030254283" calcext:value-type="float">
            <text:p>0.003316680302543</text:p>
          </table:table-cell>
          <table:table-cell office:value-type="float" office:value="4919078.8940839" calcext:value-type="float">
            <text:p>4919078.8940839</text:p>
          </table:table-cell>
        </table:table-row>
        <table:table-row table:style-name="ro1">
          <table:table-cell office:value-type="float" office:value="1962.62" calcext:value-type="float">
            <text:p>1962.62</text:p>
          </table:table-cell>
          <table:table-cell office:value-type="float" office:value="112.01017" calcext:value-type="float">
            <text:p>112.01017</text:p>
          </table:table-cell>
          <table:table-cell table:formula="of:=[.B1930]/33117.295" office:value-type="float" office:value="0.0033822258128268" calcext:value-type="float">
            <text:p>0.003382225812827</text:p>
          </table:table-cell>
          <table:table-cell office:value-type="float" office:value="4919192.9156011" calcext:value-type="float">
            <text:p>4919192.9156011</text:p>
          </table:table-cell>
        </table:table-row>
        <table:table-row table:style-name="ro1">
          <table:table-cell office:value-type="float" office:value="1963.64" calcext:value-type="float">
            <text:p>1963.64</text:p>
          </table:table-cell>
          <table:table-cell office:value-type="float" office:value="113.79016" calcext:value-type="float">
            <text:p>113.79016</text:p>
          </table:table-cell>
          <table:table-cell table:formula="of:=[.B1931]/33117.295" office:value-type="float" office:value="0.00343597386199567" calcext:value-type="float">
            <text:p>0.003435973861996</text:p>
          </table:table-cell>
          <table:table-cell office:value-type="float" office:value="4919308.7490756" calcext:value-type="float">
            <text:p>4919308.7490756</text:p>
          </table:table-cell>
        </table:table-row>
        <table:table-row table:style-name="ro1">
          <table:table-cell office:value-type="float" office:value="1964.66" calcext:value-type="float">
            <text:p>1964.66</text:p>
          </table:table-cell>
          <table:table-cell office:value-type="float" office:value="115.01597" calcext:value-type="float">
            <text:p>115.01597</text:p>
          </table:table-cell>
          <table:table-cell table:formula="of:=[.B1932]/33117.295" office:value-type="float" office:value="0.00347298805654266" calcext:value-type="float">
            <text:p>0.003472988056543</text:p>
          </table:table-cell>
          <table:table-cell office:value-type="float" office:value="4919425.8303732" calcext:value-type="float">
            <text:p>4919425.8303732</text:p>
          </table:table-cell>
        </table:table-row>
        <table:table-row table:style-name="ro1">
          <table:table-cell office:value-type="float" office:value="1965.67" calcext:value-type="float">
            <text:p>1965.67</text:p>
          </table:table-cell>
          <table:table-cell office:value-type="float" office:value="115.60493" calcext:value-type="float">
            <text:p>115.60493</text:p>
          </table:table-cell>
          <table:table-cell table:formula="of:=[.B1933]/33117.295" office:value-type="float" office:value="0.0034907721177107" calcext:value-type="float">
            <text:p>0.003490772117711</text:p>
          </table:table-cell>
          <table:table-cell office:value-type="float" office:value="4919543.5112066" calcext:value-type="float">
            <text:p>4919543.5112066</text:p>
          </table:table-cell>
        </table:table-row>
        <table:table-row table:style-name="ro1">
          <table:table-cell office:value-type="float" office:value="1966.69" calcext:value-type="float">
            <text:p>1966.69</text:p>
          </table:table-cell>
          <table:table-cell office:value-type="float" office:value="115.56267" calcext:value-type="float">
            <text:p>115.56267</text:p>
          </table:table-cell>
          <table:table-cell table:formula="of:=[.B1934]/33117.295" office:value-type="float" office:value="0.003489496047307" calcext:value-type="float">
            <text:p>0.003489496047307</text:p>
          </table:table-cell>
          <table:table-cell office:value-type="float" office:value="4919661.1490219" calcext:value-type="float">
            <text:p>4919661.1490219</text:p>
          </table:table-cell>
        </table:table-row>
        <table:table-row table:style-name="ro1">
          <table:table-cell office:value-type="float" office:value="1967.71" calcext:value-type="float">
            <text:p>1967.71</text:p>
          </table:table-cell>
          <table:table-cell office:value-type="float" office:value="114.97508" calcext:value-type="float">
            <text:p>114.97508</text:p>
          </table:table-cell>
          <table:table-cell table:formula="of:=[.B1935]/33117.295" office:value-type="float" office:value="0.00347175335425191" calcext:value-type="float">
            <text:p>0.003471753354252</text:p>
          </table:table-cell>
          <table:table-cell office:value-type="float" office:value="4919778.1886891" calcext:value-type="float">
            <text:p>4919778.1886891</text:p>
          </table:table-cell>
        </table:table-row>
        <table:table-row table:style-name="ro1">
          <table:table-cell office:value-type="float" office:value="1968.73" calcext:value-type="float">
            <text:p>1968.73</text:p>
          </table:table-cell>
          <table:table-cell office:value-type="float" office:value="113.98636" calcext:value-type="float">
            <text:p>113.98636</text:p>
          </table:table-cell>
          <table:table-cell table:formula="of:=[.B1936]/33117.295" office:value-type="float" office:value="0.00344189825890067" calcext:value-type="float">
            <text:p>0.003441898258901</text:p>
          </table:table-cell>
          <table:table-cell office:value-type="float" office:value="4919894.2218818" calcext:value-type="float">
            <text:p>4919894.2218818</text:p>
          </table:table-cell>
        </table:table-row>
        <table:table-row table:style-name="ro1">
          <table:table-cell office:value-type="float" office:value="1969.75" calcext:value-type="float">
            <text:p>1969.75</text:p>
          </table:table-cell>
          <table:table-cell office:value-type="float" office:value="112.76776" calcext:value-type="float">
            <text:p>112.76776</text:p>
          </table:table-cell>
          <table:table-cell table:formula="of:=[.B1937]/33117.295" office:value-type="float" office:value="0.00340510177537145" calcext:value-type="float">
            <text:p>0.003405101775371</text:p>
          </table:table-cell>
          <table:table-cell office:value-type="float" office:value="4920009.0145908" calcext:value-type="float">
            <text:p>4920009.0145908</text:p>
          </table:table-cell>
        </table:table-row>
        <table:table-row table:style-name="ro1">
          <table:table-cell office:value-type="float" office:value="1970.76" calcext:value-type="float">
            <text:p>1970.76</text:p>
          </table:table-cell>
          <table:table-cell office:value-type="float" office:value="111.48311" calcext:value-type="float">
            <text:p>111.48311</text:p>
          </table:table-cell>
          <table:table-cell table:formula="of:=[.B1938]/33117.295" office:value-type="float" office:value="0.00336631086566702" calcext:value-type="float">
            <text:p>0.003366310865667</text:p>
          </table:table-cell>
          <table:table-cell office:value-type="float" office:value="4920122.499585" calcext:value-type="float">
            <text:p>4920122.499585</text:p>
          </table:table-cell>
        </table:table-row>
        <table:table-row table:style-name="ro1">
          <table:table-cell office:value-type="float" office:value="1971.78" calcext:value-type="float">
            <text:p>1971.78</text:p>
          </table:table-cell>
          <table:table-cell office:value-type="float" office:value="110.25817" calcext:value-type="float">
            <text:p>110.25817</text:p>
          </table:table-cell>
          <table:table-cell table:formula="of:=[.B1939]/33117.295" office:value-type="float" office:value="0.00332932294138154" calcext:value-type="float">
            <text:p>0.003329322941382</text:p>
          </table:table-cell>
          <table:table-cell office:value-type="float" office:value="4920234.7376425" calcext:value-type="float">
            <text:p>4920234.7376425</text:p>
          </table:table-cell>
        </table:table-row>
        <table:table-row table:style-name="ro1">
          <table:table-cell office:value-type="float" office:value="1972.8" calcext:value-type="float">
            <text:p>1972.8</text:p>
          </table:table-cell>
          <table:table-cell office:value-type="float" office:value="109.16013" calcext:value-type="float">
            <text:p>109.16013</text:p>
          </table:table-cell>
          <table:table-cell table:formula="of:=[.B1940]/33117.295" office:value-type="float" office:value="0.00329616685179149" calcext:value-type="float">
            <text:p>0.003296166851791</text:p>
          </table:table-cell>
          <table:table-cell office:value-type="float" office:value="4920345.8579402" calcext:value-type="float">
            <text:p>4920345.8579402</text:p>
          </table:table-cell>
        </table:table-row>
        <table:table-row table:style-name="ro1">
          <table:table-cell office:value-type="float" office:value="1973.82" calcext:value-type="float">
            <text:p>1973.82</text:p>
          </table:table-cell>
          <table:table-cell office:value-type="float" office:value="108.19221" calcext:value-type="float">
            <text:p>108.19221</text:p>
          </table:table-cell>
          <table:table-cell table:formula="of:=[.B1941]/33117.295" office:value-type="float" office:value="0.00326693982706015" calcext:value-type="float">
            <text:p>0.00326693982706</text:p>
          </table:table-cell>
          <table:table-cell office:value-type="float" office:value="4920455.9929408" calcext:value-type="float">
            <text:p>4920455.9929408</text:p>
          </table:table-cell>
        </table:table-row>
        <table:table-row table:style-name="ro1">
          <table:table-cell office:value-type="float" office:value="1974.84" calcext:value-type="float">
            <text:p>1974.84</text:p>
          </table:table-cell>
          <table:table-cell office:value-type="float" office:value="107.30538" calcext:value-type="float">
            <text:p>107.30538</text:p>
          </table:table-cell>
          <table:table-cell table:formula="of:=[.B1942]/33117.295" office:value-type="float" office:value="0.00324016137187533" calcext:value-type="float">
            <text:p>0.003240161371875</text:p>
          </table:table-cell>
          <table:table-cell office:value-type="float" office:value="4920565.2251827" calcext:value-type="float">
            <text:p>4920565.2251827</text:p>
          </table:table-cell>
        </table:table-row>
        <table:table-row table:style-name="ro1">
          <table:table-cell office:value-type="float" office:value="1975.85" calcext:value-type="float">
            <text:p>1975.85</text:p>
          </table:table-cell>
          <table:table-cell office:value-type="float" office:value="106.42514" calcext:value-type="float">
            <text:p>106.42514</text:p>
          </table:table-cell>
          <table:table-cell table:formula="of:=[.B1943]/33117.295" office:value-type="float" office:value="0.00321358190637249" calcext:value-type="float">
            <text:p>0.003213581906372</text:p>
          </table:table-cell>
          <table:table-cell office:value-type="float" office:value="4920673.5613837" calcext:value-type="float">
            <text:p>4920673.5613837</text:p>
          </table:table-cell>
        </table:table-row>
        <table:table-row table:style-name="ro1">
          <table:table-cell office:value-type="float" office:value="1976.87" calcext:value-type="float">
            <text:p>1976.87</text:p>
          </table:table-cell>
          <table:table-cell office:value-type="float" office:value="105.4871" calcext:value-type="float">
            <text:p>105.4871</text:p>
          </table:table-cell>
          <table:table-cell table:formula="of:=[.B1944]/33117.295" office:value-type="float" office:value="0.00318525712924319" calcext:value-type="float">
            <text:p>0.003185257129243</text:p>
          </table:table-cell>
          <table:table-cell office:value-type="float" office:value="4920780.9426971" calcext:value-type="float">
            <text:p>4920780.9426971</text:p>
          </table:table-cell>
        </table:table-row>
        <table:table-row table:style-name="ro1">
          <table:table-cell office:value-type="float" office:value="1977.89" calcext:value-type="float">
            <text:p>1977.89</text:p>
          </table:table-cell>
          <table:table-cell office:value-type="float" office:value="104.47096" calcext:value-type="float">
            <text:p>104.47096</text:p>
          </table:table-cell>
          <table:table-cell table:formula="of:=[.B1945]/33117.295" office:value-type="float" office:value="0.003154574067719" calcext:value-type="float">
            <text:p>0.003154574067719</text:p>
          </table:table-cell>
          <table:table-cell office:value-type="float" office:value="4920887.2896226" calcext:value-type="float">
            <text:p>4920887.2896226</text:p>
          </table:table-cell>
        </table:table-row>
        <table:table-row table:style-name="ro1">
          <table:table-cell office:value-type="float" office:value="1978.91" calcext:value-type="float">
            <text:p>1978.91</text:p>
          </table:table-cell>
          <table:table-cell office:value-type="float" office:value="103.42166" calcext:value-type="float">
            <text:p>103.42166</text:p>
          </table:table-cell>
          <table:table-cell table:formula="of:=[.B1946]/33117.295" office:value-type="float" office:value="0.00312288971668731" calcext:value-type="float">
            <text:p>0.003122889716687</text:p>
          </table:table-cell>
          <table:table-cell office:value-type="float" office:value="4920992.5684121" calcext:value-type="float">
            <text:p>4920992.5684121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102.44847" calcext:value-type="float">
            <text:p>102.44847</text:p>
          </table:table-cell>
          <table:table-cell table:formula="of:=[.B1947]/33117.295" office:value-type="float" office:value="0.00309350356060179" calcext:value-type="float">
            <text:p>0.003093503560602</text:p>
          </table:table-cell>
          <table:table-cell office:value-type="float" office:value="4921096.8565304" calcext:value-type="float">
            <text:p>4921096.8565304</text:p>
          </table:table-cell>
        </table:table-row>
        <table:table-row table:style-name="ro1">
          <table:table-cell office:value-type="float" office:value="1980.94" calcext:value-type="float">
            <text:p>1980.94</text:p>
          </table:table-cell>
          <table:table-cell office:value-type="float" office:value="101.69891" calcext:value-type="float">
            <text:p>101.69891</text:p>
          </table:table-cell>
          <table:table-cell table:formula="of:=[.B1948]/33117.295" office:value-type="float" office:value="0.00307087006955127" calcext:value-type="float">
            <text:p>0.003070870069551</text:p>
          </table:table-cell>
          <table:table-cell office:value-type="float" office:value="4921200.3816332" calcext:value-type="float">
            <text:p>4921200.3816332</text:p>
          </table:table-cell>
        </table:table-row>
        <table:table-row table:style-name="ro1">
          <table:table-cell office:value-type="float" office:value="1981.96" calcext:value-type="float">
            <text:p>1981.96</text:p>
          </table:table-cell>
          <table:table-cell office:value-type="float" office:value="101.31303" calcext:value-type="float">
            <text:p>101.31303</text:p>
          </table:table-cell>
          <table:table-cell table:formula="of:=[.B1949]/33117.295" office:value-type="float" office:value="0.00305921815172405" calcext:value-type="float">
            <text:p>0.003059218151724</text:p>
          </table:table-cell>
          <table:table-cell office:value-type="float" office:value="4921303.5139259" calcext:value-type="float">
            <text:p>4921303.5139259</text:p>
          </table:table-cell>
        </table:table-row>
        <table:table-row table:style-name="ro1">
          <table:table-cell office:value-type="float" office:value="1982.98" calcext:value-type="float">
            <text:p>1982.98</text:p>
          </table:table-cell>
          <table:table-cell office:value-type="float" office:value="101.37098" calcext:value-type="float">
            <text:p>101.37098</text:p>
          </table:table-cell>
          <table:table-cell table:formula="of:=[.B1950]/33117.295" office:value-type="float" office:value="0.00306096799270593" calcext:value-type="float">
            <text:p>0.003060967992706</text:p>
          </table:table-cell>
          <table:table-cell office:value-type="float" office:value="4921406.7052123" calcext:value-type="float">
            <text:p>4921406.70521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1.85165" calcext:value-type="float">
            <text:p>101.85165</text:p>
          </table:table-cell>
          <table:table-cell table:formula="of:=[.B1951]/33117.295" office:value-type="float" office:value="0.00307548216120912" calcext:value-type="float">
            <text:p>0.003075482161209</text:p>
          </table:table-cell>
          <table:table-cell office:value-type="float" office:value="4921510.3857967" calcext:value-type="float">
            <text:p>4921510.3857967</text:p>
          </table:table-cell>
        </table:table-row>
        <table:table-row table:style-name="ro1">
          <table:table-cell office:value-type="float" office:value="1985.02" calcext:value-type="float">
            <text:p>1985.02</text:p>
          </table:table-cell>
          <table:table-cell office:value-type="float" office:value="102.61829" calcext:value-type="float">
            <text:p>102.61829</text:p>
          </table:table-cell>
          <table:table-cell table:formula="of:=[.B1952]/33117.295" office:value-type="float" office:value="0.00309863139486483" calcext:value-type="float">
            <text:p>0.003098631394865</text:p>
          </table:table-cell>
          <table:table-cell office:value-type="float" office:value="4921614.8467912" calcext:value-type="float">
            <text:p>4921614.8467912</text:p>
          </table:table-cell>
        </table:table-row>
        <table:table-row table:style-name="ro1">
          <table:table-cell office:value-type="float" office:value="1986.03" calcext:value-type="float">
            <text:p>1986.03</text:p>
          </table:table-cell>
          <table:table-cell office:value-type="float" office:value="103.43995" calcext:value-type="float">
            <text:p>103.43995</text:p>
          </table:table-cell>
          <table:table-cell table:formula="of:=[.B1953]/33117.295" office:value-type="float" office:value="0.00312344199609298" calcext:value-type="float">
            <text:p>0.003123441996093</text:p>
          </table:table-cell>
          <table:table-cell office:value-type="float" office:value="4921720.144195" calcext:value-type="float">
            <text:p>4921720.144195</text:p>
          </table:table-cell>
        </table:table-row>
        <table:table-row table:style-name="ro1">
          <table:table-cell office:value-type="float" office:value="1987.05" calcext:value-type="float">
            <text:p>1987.05</text:p>
          </table:table-cell>
          <table:table-cell office:value-type="float" office:value="104.0458" calcext:value-type="float">
            <text:p>104.0458</text:p>
          </table:table-cell>
          <table:table-cell table:formula="of:=[.B1954]/33117.295" office:value-type="float" office:value="0.00314173606268266" calcext:value-type="float">
            <text:p>0.003141736062683</text:p>
          </table:table-cell>
          <table:table-cell office:value-type="float" office:value="4921826.0583301" calcext:value-type="float">
            <text:p>4921826.0583301</text:p>
          </table:table-cell>
        </table:table-row>
        <table:table-row table:style-name="ro1">
          <table:table-cell office:value-type="float" office:value="1988.07" calcext:value-type="float">
            <text:p>1988.07</text:p>
          </table:table-cell>
          <table:table-cell office:value-type="float" office:value="104.1983" calcext:value-type="float">
            <text:p>104.1983</text:p>
          </table:table-cell>
          <table:table-cell table:formula="of:=[.B1955]/33117.295" office:value-type="float" office:value="0.00314634090737181" calcext:value-type="float">
            <text:p>0.003146340907372</text:p>
          </table:table-cell>
          <table:table-cell office:value-type="float" office:value="4921932.1277039" calcext:value-type="float">
            <text:p>4921932.1277039</text:p>
          </table:table-cell>
        </table:table-row>
        <table:table-row table:style-name="ro1">
          <table:table-cell office:value-type="float" office:value="1989.09" calcext:value-type="float">
            <text:p>1989.09</text:p>
          </table:table-cell>
          <table:table-cell office:value-type="float" office:value="103.76323" calcext:value-type="float">
            <text:p>103.76323</text:p>
          </table:table-cell>
          <table:table-cell table:formula="of:=[.B1956]/33117.295" office:value-type="float" office:value="0.00313320366291993" calcext:value-type="float">
            <text:p>0.00313320366292</text:p>
          </table:table-cell>
          <table:table-cell office:value-type="float" office:value="4922037.754199" calcext:value-type="float">
            <text:p>4922037.754199</text:p>
          </table:table-cell>
        </table:table-row>
        <table:table-row table:style-name="ro1">
          <table:table-cell office:value-type="float" office:value="1990.11" calcext:value-type="float">
            <text:p>1990.11</text:p>
          </table:table-cell>
          <table:table-cell office:value-type="float" office:value="102.75438" calcext:value-type="float">
            <text:p>102.75438</text:p>
          </table:table-cell>
          <table:table-cell table:formula="of:=[.B1957]/33117.295" office:value-type="float" office:value="0.00310274072806973" calcext:value-type="float">
            <text:p>0.00310274072807</text:p>
          </table:table-cell>
          <table:table-cell office:value-type="float" office:value="4922142.3537217" calcext:value-type="float">
            <text:p>4922142.3537217</text:p>
          </table:table-cell>
        </table:table-row>
        <table:table-row table:style-name="ro1">
          <table:table-cell office:value-type="float" office:value="1991.12" calcext:value-type="float">
            <text:p>1991.12</text:p>
          </table:table-cell>
          <table:table-cell office:value-type="float" office:value="101.33727" calcext:value-type="float">
            <text:p>101.33727</text:p>
          </table:table-cell>
          <table:table-cell table:formula="of:=[.B1958]/33117.295" office:value-type="float" office:value="0.00305995009556185" calcext:value-type="float">
            <text:p>0.003059950095562</text:p>
          </table:table-cell>
          <table:table-cell office:value-type="float" office:value="4922245.5106886" calcext:value-type="float">
            <text:p>4922245.5106886</text:p>
          </table:table-cell>
        </table:table-row>
        <table:table-row table:style-name="ro1">
          <table:table-cell office:value-type="float" office:value="1992.14" calcext:value-type="float">
            <text:p>1992.14</text:p>
          </table:table-cell>
          <table:table-cell office:value-type="float" office:value="99.788858" calcext:value-type="float">
            <text:p>99.788858</text:p>
          </table:table-cell>
          <table:table-cell table:formula="of:=[.B1959]/33117.295" office:value-type="float" office:value="0.00301319470687446" calcext:value-type="float">
            <text:p>0.003013194706874</text:p>
          </table:table-cell>
          <table:table-cell office:value-type="float" office:value="4922347.0914396" calcext:value-type="float">
            <text:p>4922347.0914396</text:p>
          </table:table-cell>
        </table:table-row>
        <table:table-row table:style-name="ro1">
          <table:table-cell office:value-type="float" office:value="1993.16" calcext:value-type="float">
            <text:p>1993.16</text:p>
          </table:table-cell>
          <table:table-cell office:value-type="float" office:value="98.423405" calcext:value-type="float">
            <text:p>98.423405</text:p>
          </table:table-cell>
          <table:table-cell table:formula="of:=[.B1960]/33117.295" office:value-type="float" office:value="0.00297196389379024" calcext:value-type="float">
            <text:p>0.00297196389379</text:p>
          </table:table-cell>
          <table:table-cell office:value-type="float" office:value="4922447.2822185" calcext:value-type="float">
            <text:p>4922447.2822185</text:p>
          </table:table-cell>
        </table:table-row>
        <table:table-row table:style-name="ro1">
          <table:table-cell office:value-type="float" office:value="1994.18" calcext:value-type="float">
            <text:p>1994.18</text:p>
          </table:table-cell>
          <table:table-cell office:value-type="float" office:value="97.505474" calcext:value-type="float">
            <text:p>97.505474</text:p>
          </table:table-cell>
          <table:table-cell table:formula="of:=[.B1961]/33117.295" office:value-type="float" office:value="0.00294424632205016" calcext:value-type="float">
            <text:p>0.00294424632205</text:p>
          </table:table-cell>
          <table:table-cell office:value-type="float" office:value="4922546.5385838" calcext:value-type="float">
            <text:p>4922546.5385838</text:p>
          </table:table-cell>
        </table:table-row>
        <table:table-row table:style-name="ro1">
          <table:table-cell office:value-type="float" office:value="1995.2" calcext:value-type="float">
            <text:p>1995.2</text:p>
          </table:table-cell>
          <table:table-cell office:value-type="float" office:value="97.174928" calcext:value-type="float">
            <text:p>97.174928</text:p>
          </table:table-cell>
          <table:table-cell table:formula="of:=[.B1962]/33117.295" office:value-type="float" office:value="0.00293426525324608" calcext:value-type="float">
            <text:p>0.002934265253246</text:p>
          </table:table-cell>
          <table:table-cell office:value-type="float" office:value="4922645.4584671" calcext:value-type="float">
            <text:p>4922645.4584671</text:p>
          </table:table-cell>
        </table:table-row>
        <table:table-row table:style-name="ro1">
          <table:table-cell office:value-type="float" office:value="1996.21" calcext:value-type="float">
            <text:p>1996.21</text:p>
          </table:table-cell>
          <table:table-cell office:value-type="float" office:value="97.405334" calcext:value-type="float">
            <text:p>97.405334</text:p>
          </table:table-cell>
          <table:table-cell table:formula="of:=[.B1963]/33117.295" office:value-type="float" office:value="0.00294122252436378" calcext:value-type="float">
            <text:p>0.002941222524364</text:p>
          </table:table-cell>
          <table:table-cell office:value-type="float" office:value="4922744.6128941" calcext:value-type="float">
            <text:p>4922744.6128941</text:p>
          </table:table-cell>
        </table:table-row>
        <table:table-row table:style-name="ro1">
          <table:table-cell office:value-type="float" office:value="1997.23" calcext:value-type="float">
            <text:p>1997.23</text:p>
          </table:table-cell>
          <table:table-cell office:value-type="float" office:value="98.00749" calcext:value-type="float">
            <text:p>98.00749</text:p>
          </table:table-cell>
          <table:table-cell table:formula="of:=[.B1964]/33117.295" office:value-type="float" office:value="0.00295940504802702" calcext:value-type="float">
            <text:p>0.002959405048027</text:p>
          </table:table-cell>
          <table:table-cell office:value-type="float" office:value="4922844.3802894" calcext:value-type="float">
            <text:p>4922844.3802894</text:p>
          </table:table-cell>
        </table:table-row>
        <table:table-row table:style-name="ro1">
          <table:table-cell office:value-type="float" office:value="1998.25" calcext:value-type="float">
            <text:p>1998.25</text:p>
          </table:table-cell>
          <table:table-cell office:value-type="float" office:value="98.67697" calcext:value-type="float">
            <text:p>98.67697</text:p>
          </table:table-cell>
          <table:table-cell table:formula="of:=[.B1965]/33117.295" office:value-type="float" office:value="0.00297962046719093" calcext:value-type="float">
            <text:p>0.002979620467191</text:p>
          </table:table-cell>
          <table:table-cell office:value-type="float" office:value="4922944.8291863" calcext:value-type="float">
            <text:p>4922944.8291863</text:p>
          </table:table-cell>
        </table:table-row>
        <table:table-row table:style-name="ro1">
          <table:table-cell office:value-type="float" office:value="1999.27" calcext:value-type="float">
            <text:p>1999.27</text:p>
          </table:table-cell>
          <table:table-cell office:value-type="float" office:value="99.0726" calcext:value-type="float">
            <text:p>99.0726</text:p>
          </table:table-cell>
          <table:table-cell table:formula="of:=[.B1966]/33117.295" office:value-type="float" office:value="0.00299156679312124" calcext:value-type="float">
            <text:p>0.002991566793121</text:p>
          </table:table-cell>
          <table:table-cell office:value-type="float" office:value="4923045.6808178" calcext:value-type="float">
            <text:p>4923045.6808178</text:p>
          </table:table-cell>
        </table:table-row>
        <table:table-row table:style-name="ro1">
          <table:table-cell office:value-type="float" office:value="2000.29" calcext:value-type="float">
            <text:p>2000.29</text:p>
          </table:table-cell>
          <table:table-cell office:value-type="float" office:value="98.904773" calcext:value-type="float">
            <text:p>98.904773</text:p>
          </table:table-cell>
          <table:table-cell table:formula="of:=[.B1967]/33117.295" office:value-type="float" office:value="0.00298649913889404" calcext:value-type="float">
            <text:p>0.002986499138894</text:p>
          </table:table-cell>
          <table:table-cell office:value-type="float" office:value="4923146.3616088" calcext:value-type="float">
            <text:p>4923146.36160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MAX([.B2:.B1967])" office:value-type="float" office:value="33117.295" calcext:value-type="float">
            <text:p>33117.295</text:p>
          </table:table-cell>
          <table:table-cell table:formula="of:=MAX([.C2:.C196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14:58:29.779990496</dc:date>
    <meta:editing-duration>PT2M12S</meta:editing-duration>
    <meta:editing-cycles>1</meta:editing-cycles>
    <meta:generator>LibreOffice/7.1.4.2$Linux_X86_64 LibreOffice_project/10$Build-2</meta:generator>
    <meta:document-statistic meta:table-count="1" meta:cell-count="7870" meta:object-count="0"/>
  </office:meta>
</office:document-meta>
</file>